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imbus Sans" svg:font-family="'Nimbus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791in"/>
    </style:style>
    <style:style style:name="co3" style:family="table-column">
      <style:table-column-properties fo:break-before="auto" style:column-width="1.15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8.9in" svg:height="10.65in" svg:x="5.2996in" svg:y="0.7634in">
            <draw:object draw:notify-on-update-of-ranges="Sheet1.B5:Sheet1.B505 Sheet1.B5:Sheet1.B505 Sheet1.C5:Sheet1.C50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65in" svg:height="3.5449in" svg:x="5.3516in" svg:y="15.4988in">
            <draw:object draw:notify-on-update-of-ranges="Sheet1.B5:Sheet1.B505 Sheet1.B5:Sheet1.B505 Sheet1.E5:Sheet1.E50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5.3646in" svg:y="11.6677in">
            <draw:object draw:notify-on-update-of-ranges="Sheet1.B5:Sheet1.B505 Sheet1.B5:Sheet1.B505 Sheet1.D5:Sheet1.D50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Steps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Samples</text:p>
          </table:table-cell>
          <table:table-cell/>
          <table:table-cell office:value-type="string" calcext:value-type="string">
            <text:p>Acc. Limit Steps</text:p>
          </table:table-cell>
          <table:table-cell office:value-type="string" calcext:value-type="string">
            <text:p>Acc. Limit Time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Max Speed</text:p>
          </table:table-cell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500" calcext:value-type="float">
            <text:p>500</text:p>
          </table:table-cell>
          <table:table-cell office:value-type="float" office:value="250" calcext:value-type="float">
            <text:p>250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IF([.F3]&lt;[.A2]/2; [.F3]; [.A2]/2)" office:value-type="float" office:value="500" calcext:value-type="float">
            <text:p>500</text:p>
          </table:table-cell>
          <table:table-cell table:formula="of:=SQRT(2*[.F2]/[.C2])" office:value-type="float" office:value="2" calcext:value-type="float">
            <text:p>2</text:p>
          </table:table-cell>
          <table:table-cell table:formula="of:=2*[.G2]+([.A2]-2*[.F2])/[.B2]" office:value-type="float" office:value="6.5" calcext:value-type="float">
            <text:p>6.5</text:p>
          </table:table-cell>
          <table:table-cell table:formula="of:=[.C2]*[.G2]" office:value-type="float" office:value="500" calcext:value-type="float">
            <text:p>500</text:p>
          </table:table-cell>
        </table:table-row>
        <table:table-row table:style-name="ro1">
          <table:table-cell table:number-columns-repeated="5"/>
          <table:table-cell table:formula="of:=[.B2]^2/[.C2]/2" office:value-type="float" office:value="500" calcext:value-type="float">
            <text:p>500</text:p>
          </table:table-cell>
          <table:table-cell table:formula="of:=SQRT(2*[.F3]/[.C2])" office:value-type="float" office:value="2" calcext:value-type="float">
            <text:p>2</text:p>
          </table:table-cell>
          <table:table-cell table:formula="of:=2*[.G3]+([.A2]-2*[.F3])/[.B2]" office:value-type="float" office:value="6.5" calcext:value-type="float">
            <text:p>6.5</text:p>
          </table:table-cell>
          <table:table-cell table:formula="of:=[.B2]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N Steps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Acceleration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5]*[.$H$2]/[.$D$2]" office:value-type="float" office:value="0" calcext:value-type="float">
            <text:p>0</text:p>
          </table:table-cell>
          <table:table-cell table:formula="of:=IF([.B5]&lt;[.$G$2]; [.$C$2]*([.B5]^2)/2; IF([.B5]&lt;([.$H$2]-[.$G$2]); [.$F$2]+[.$I$2]*([.B5]-[.$G$2]); [.$A$2]-[.$F$2]+[.$I$2]*([.B5]-([.$H$2]-[.$G$2]))-([.$C$2]*(([.B5]-([.$H$2]-[.$G$2]))^2)/2)))" office:value-type="float" office:value="0" calcext:value-type="float">
            <text:p>0</text:p>
          </table:table-cell>
          <table:table-cell table:formula="of:=IF([.B5]&lt;[.$G$2]; [.$C$2]*[.B5]; IF([.B5]&lt;([.$H$2]-[.$G$2]);[.$I$2]; [.$I$2]-[.$C$2]*([.B5]-([.$H$2]-[.$G$2]))))" office:value-type="float" office:value="0" calcext:value-type="float">
            <text:p>0</text:p>
          </table:table-cell>
          <table:table-cell table:formula="of:=IF([.B5]&lt;[.$G$2]; [.$C$2]; IF([.B5]&lt;([.$H$2]-[.$G$2]);0; -[.$C$2]))"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6]*[.$H$2]/[.$D$2]" office:value-type="float" office:value="0.013" calcext:value-type="float">
            <text:p>0.013</text:p>
          </table:table-cell>
          <table:table-cell table:formula="of:=IF([.B6]&lt;[.$G$2]; [.$C$2]*([.B6]^2)/2; IF([.B6]&lt;([.$H$2]-[.$G$2]); [.$F$2]+[.$I$2]*([.B6]-[.$G$2]); [.$A$2]-[.$F$2]+[.$I$2]*([.B6]-([.$H$2]-[.$G$2]))-([.$C$2]*(([.B6]-([.$H$2]-[.$G$2]))^2)/2)))" office:value-type="float" office:value="0.021125" calcext:value-type="float">
            <text:p>0.021125</text:p>
          </table:table-cell>
          <table:table-cell table:formula="of:=IF([.B6]&lt;[.$G$2]; [.$C$2]*[.B6]; IF([.B6]&lt;([.$H$2]-[.$G$2]);[.$I$2]; [.$I$2]-[.$C$2]*([.B6]-([.$H$2]-[.$G$2]))))" office:value-type="float" office:value="3.25" calcext:value-type="float">
            <text:p>3.25</text:p>
          </table:table-cell>
          <table:table-cell table:formula="of:=IF([.B6]&lt;[.$G$2]; [.$C$2]; IF([.B6]&lt;([.$H$2]-[.$G$2]);0; -[.$C$2]))"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7]*[.$H$2]/[.$D$2]" office:value-type="float" office:value="0.026" calcext:value-type="float">
            <text:p>0.026</text:p>
          </table:table-cell>
          <table:table-cell table:formula="of:=IF([.B7]&lt;[.$G$2]; [.$C$2]*([.B7]^2)/2; IF([.B7]&lt;([.$H$2]-[.$G$2]); [.$F$2]+[.$I$2]*([.B7]-[.$G$2]); [.$A$2]-[.$F$2]+[.$I$2]*([.B7]-([.$H$2]-[.$G$2]))-([.$C$2]*(([.B7]-([.$H$2]-[.$G$2]))^2)/2)))" office:value-type="float" office:value="0.0845" calcext:value-type="float">
            <text:p>0.0845</text:p>
          </table:table-cell>
          <table:table-cell table:formula="of:=IF([.B7]&lt;[.$G$2]; [.$C$2]*[.B7]; IF([.B7]&lt;([.$H$2]-[.$G$2]);[.$I$2]; [.$I$2]-[.$C$2]*([.B7]-([.$H$2]-[.$G$2]))))" office:value-type="float" office:value="6.5" calcext:value-type="float">
            <text:p>6.5</text:p>
          </table:table-cell>
          <table:table-cell table:formula="of:=IF([.B7]&lt;[.$G$2]; [.$C$2]; IF([.B7]&lt;([.$H$2]-[.$G$2]);0; -[.$C$2]))"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8]*[.$H$2]/[.$D$2]" office:value-type="float" office:value="0.039" calcext:value-type="float">
            <text:p>0.039</text:p>
          </table:table-cell>
          <table:table-cell table:formula="of:=IF([.B8]&lt;[.$G$2]; [.$C$2]*([.B8]^2)/2; IF([.B8]&lt;([.$H$2]-[.$G$2]); [.$F$2]+[.$I$2]*([.B8]-[.$G$2]); [.$A$2]-[.$F$2]+[.$I$2]*([.B8]-([.$H$2]-[.$G$2]))-([.$C$2]*(([.B8]-([.$H$2]-[.$G$2]))^2)/2)))" office:value-type="float" office:value="0.190125" calcext:value-type="float">
            <text:p>0.190125</text:p>
          </table:table-cell>
          <table:table-cell table:formula="of:=IF([.B8]&lt;[.$G$2]; [.$C$2]*[.B8]; IF([.B8]&lt;([.$H$2]-[.$G$2]);[.$I$2]; [.$I$2]-[.$C$2]*([.B8]-([.$H$2]-[.$G$2]))))" office:value-type="float" office:value="9.75" calcext:value-type="float">
            <text:p>9.75</text:p>
          </table:table-cell>
          <table:table-cell table:formula="of:=IF([.B8]&lt;[.$G$2]; [.$C$2]; IF([.B8]&lt;([.$H$2]-[.$G$2]);0; -[.$C$2]))"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9]*[.$H$2]/[.$D$2]" office:value-type="float" office:value="0.052" calcext:value-type="float">
            <text:p>0.052</text:p>
          </table:table-cell>
          <table:table-cell table:formula="of:=IF([.B9]&lt;[.$G$2]; [.$C$2]*([.B9]^2)/2; IF([.B9]&lt;([.$H$2]-[.$G$2]); [.$F$2]+[.$I$2]*([.B9]-[.$G$2]); [.$A$2]-[.$F$2]+[.$I$2]*([.B9]-([.$H$2]-[.$G$2]))-([.$C$2]*(([.B9]-([.$H$2]-[.$G$2]))^2)/2)))" office:value-type="float" office:value="0.338" calcext:value-type="float">
            <text:p>0.338</text:p>
          </table:table-cell>
          <table:table-cell table:formula="of:=IF([.B9]&lt;[.$G$2]; [.$C$2]*[.B9]; IF([.B9]&lt;([.$H$2]-[.$G$2]);[.$I$2]; [.$I$2]-[.$C$2]*([.B9]-([.$H$2]-[.$G$2]))))" office:value-type="float" office:value="13" calcext:value-type="float">
            <text:p>13</text:p>
          </table:table-cell>
          <table:table-cell table:formula="of:=IF([.B9]&lt;[.$G$2]; [.$C$2]; IF([.B9]&lt;([.$H$2]-[.$G$2]);0; -[.$C$2]))"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10]*[.$H$2]/[.$D$2]" office:value-type="float" office:value="0.065" calcext:value-type="float">
            <text:p>0.065</text:p>
          </table:table-cell>
          <table:table-cell table:formula="of:=IF([.B10]&lt;[.$G$2]; [.$C$2]*([.B10]^2)/2; IF([.B10]&lt;([.$H$2]-[.$G$2]); [.$F$2]+[.$I$2]*([.B10]-[.$G$2]); [.$A$2]-[.$F$2]+[.$I$2]*([.B10]-([.$H$2]-[.$G$2]))-([.$C$2]*(([.B10]-([.$H$2]-[.$G$2]))^2)/2)))" office:value-type="float" office:value="0.528125" calcext:value-type="float">
            <text:p>0.528125</text:p>
          </table:table-cell>
          <table:table-cell table:formula="of:=IF([.B10]&lt;[.$G$2]; [.$C$2]*[.B10]; IF([.B10]&lt;([.$H$2]-[.$G$2]);[.$I$2]; [.$I$2]-[.$C$2]*([.B10]-([.$H$2]-[.$G$2]))))" office:value-type="float" office:value="16.25" calcext:value-type="float">
            <text:p>16.25</text:p>
          </table:table-cell>
          <table:table-cell table:formula="of:=IF([.B10]&lt;[.$G$2]; [.$C$2]; IF([.B10]&lt;([.$H$2]-[.$G$2]);0; -[.$C$2]))"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11]*[.$H$2]/[.$D$2]" office:value-type="float" office:value="0.078" calcext:value-type="float">
            <text:p>0.078</text:p>
          </table:table-cell>
          <table:table-cell table:formula="of:=IF([.B11]&lt;[.$G$2]; [.$C$2]*([.B11]^2)/2; IF([.B11]&lt;([.$H$2]-[.$G$2]); [.$F$2]+[.$I$2]*([.B11]-[.$G$2]); [.$A$2]-[.$F$2]+[.$I$2]*([.B11]-([.$H$2]-[.$G$2]))-([.$C$2]*(([.B11]-([.$H$2]-[.$G$2]))^2)/2)))" office:value-type="float" office:value="0.7605" calcext:value-type="float">
            <text:p>0.7605</text:p>
          </table:table-cell>
          <table:table-cell table:formula="of:=IF([.B11]&lt;[.$G$2]; [.$C$2]*[.B11]; IF([.B11]&lt;([.$H$2]-[.$G$2]);[.$I$2]; [.$I$2]-[.$C$2]*([.B11]-([.$H$2]-[.$G$2]))))" office:value-type="float" office:value="19.5" calcext:value-type="float">
            <text:p>19.5</text:p>
          </table:table-cell>
          <table:table-cell table:formula="of:=IF([.B11]&lt;[.$G$2]; [.$C$2]; IF([.B11]&lt;([.$H$2]-[.$G$2]);0; -[.$C$2]))"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12]*[.$H$2]/[.$D$2]" office:value-type="float" office:value="0.091" calcext:value-type="float">
            <text:p>0.091</text:p>
          </table:table-cell>
          <table:table-cell table:formula="of:=IF([.B12]&lt;[.$G$2]; [.$C$2]*([.B12]^2)/2; IF([.B12]&lt;([.$H$2]-[.$G$2]); [.$F$2]+[.$I$2]*([.B12]-[.$G$2]); [.$A$2]-[.$F$2]+[.$I$2]*([.B12]-([.$H$2]-[.$G$2]))-([.$C$2]*(([.B12]-([.$H$2]-[.$G$2]))^2)/2)))" office:value-type="float" office:value="1.035125" calcext:value-type="float">
            <text:p>1.035125</text:p>
          </table:table-cell>
          <table:table-cell table:formula="of:=IF([.B12]&lt;[.$G$2]; [.$C$2]*[.B12]; IF([.B12]&lt;([.$H$2]-[.$G$2]);[.$I$2]; [.$I$2]-[.$C$2]*([.B12]-([.$H$2]-[.$G$2]))))" office:value-type="float" office:value="22.75" calcext:value-type="float">
            <text:p>22.75</text:p>
          </table:table-cell>
          <table:table-cell table:formula="of:=IF([.B12]&lt;[.$G$2]; [.$C$2]; IF([.B12]&lt;([.$H$2]-[.$G$2]);0; -[.$C$2]))"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13]*[.$H$2]/[.$D$2]" office:value-type="float" office:value="0.104" calcext:value-type="float">
            <text:p>0.104</text:p>
          </table:table-cell>
          <table:table-cell table:formula="of:=IF([.B13]&lt;[.$G$2]; [.$C$2]*([.B13]^2)/2; IF([.B13]&lt;([.$H$2]-[.$G$2]); [.$F$2]+[.$I$2]*([.B13]-[.$G$2]); [.$A$2]-[.$F$2]+[.$I$2]*([.B13]-([.$H$2]-[.$G$2]))-([.$C$2]*(([.B13]-([.$H$2]-[.$G$2]))^2)/2)))" office:value-type="float" office:value="1.352" calcext:value-type="float">
            <text:p>1.352</text:p>
          </table:table-cell>
          <table:table-cell table:formula="of:=IF([.B13]&lt;[.$G$2]; [.$C$2]*[.B13]; IF([.B13]&lt;([.$H$2]-[.$G$2]);[.$I$2]; [.$I$2]-[.$C$2]*([.B13]-([.$H$2]-[.$G$2]))))" office:value-type="float" office:value="26" calcext:value-type="float">
            <text:p>26</text:p>
          </table:table-cell>
          <table:table-cell table:formula="of:=IF([.B13]&lt;[.$G$2]; [.$C$2]; IF([.B13]&lt;([.$H$2]-[.$G$2]);0; -[.$C$2]))"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14]*[.$H$2]/[.$D$2]" office:value-type="float" office:value="0.117" calcext:value-type="float">
            <text:p>0.117</text:p>
          </table:table-cell>
          <table:table-cell table:formula="of:=IF([.B14]&lt;[.$G$2]; [.$C$2]*([.B14]^2)/2; IF([.B14]&lt;([.$H$2]-[.$G$2]); [.$F$2]+[.$I$2]*([.B14]-[.$G$2]); [.$A$2]-[.$F$2]+[.$I$2]*([.B14]-([.$H$2]-[.$G$2]))-([.$C$2]*(([.B14]-([.$H$2]-[.$G$2]))^2)/2)))" office:value-type="float" office:value="1.711125" calcext:value-type="float">
            <text:p>1.711125</text:p>
          </table:table-cell>
          <table:table-cell table:formula="of:=IF([.B14]&lt;[.$G$2]; [.$C$2]*[.B14]; IF([.B14]&lt;([.$H$2]-[.$G$2]);[.$I$2]; [.$I$2]-[.$C$2]*([.B14]-([.$H$2]-[.$G$2]))))" office:value-type="float" office:value="29.25" calcext:value-type="float">
            <text:p>29.25</text:p>
          </table:table-cell>
          <table:table-cell table:formula="of:=IF([.B14]&lt;[.$G$2]; [.$C$2]; IF([.B14]&lt;([.$H$2]-[.$G$2]);0; -[.$C$2]))"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15]*[.$H$2]/[.$D$2]" office:value-type="float" office:value="0.13" calcext:value-type="float">
            <text:p>0.13</text:p>
          </table:table-cell>
          <table:table-cell table:formula="of:=IF([.B15]&lt;[.$G$2]; [.$C$2]*([.B15]^2)/2; IF([.B15]&lt;([.$H$2]-[.$G$2]); [.$F$2]+[.$I$2]*([.B15]-[.$G$2]); [.$A$2]-[.$F$2]+[.$I$2]*([.B15]-([.$H$2]-[.$G$2]))-([.$C$2]*(([.B15]-([.$H$2]-[.$G$2]))^2)/2)))" office:value-type="float" office:value="2.1125" calcext:value-type="float">
            <text:p>2.1125</text:p>
          </table:table-cell>
          <table:table-cell table:formula="of:=IF([.B15]&lt;[.$G$2]; [.$C$2]*[.B15]; IF([.B15]&lt;([.$H$2]-[.$G$2]);[.$I$2]; [.$I$2]-[.$C$2]*([.B15]-([.$H$2]-[.$G$2]))))" office:value-type="float" office:value="32.5" calcext:value-type="float">
            <text:p>32.5</text:p>
          </table:table-cell>
          <table:table-cell table:formula="of:=IF([.B15]&lt;[.$G$2]; [.$C$2]; IF([.B15]&lt;([.$H$2]-[.$G$2]);0; -[.$C$2]))"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A16]*[.$H$2]/[.$D$2]" office:value-type="float" office:value="0.143" calcext:value-type="float">
            <text:p>0.143</text:p>
          </table:table-cell>
          <table:table-cell table:formula="of:=IF([.B16]&lt;[.$G$2]; [.$C$2]*([.B16]^2)/2; IF([.B16]&lt;([.$H$2]-[.$G$2]); [.$F$2]+[.$I$2]*([.B16]-[.$G$2]); [.$A$2]-[.$F$2]+[.$I$2]*([.B16]-([.$H$2]-[.$G$2]))-([.$C$2]*(([.B16]-([.$H$2]-[.$G$2]))^2)/2)))" office:value-type="float" office:value="2.556125" calcext:value-type="float">
            <text:p>2.556125</text:p>
          </table:table-cell>
          <table:table-cell table:formula="of:=IF([.B16]&lt;[.$G$2]; [.$C$2]*[.B16]; IF([.B16]&lt;([.$H$2]-[.$G$2]);[.$I$2]; [.$I$2]-[.$C$2]*([.B16]-([.$H$2]-[.$G$2]))))" office:value-type="float" office:value="35.75" calcext:value-type="float">
            <text:p>35.75</text:p>
          </table:table-cell>
          <table:table-cell table:formula="of:=IF([.B16]&lt;[.$G$2]; [.$C$2]; IF([.B16]&lt;([.$H$2]-[.$G$2]);0; -[.$C$2]))"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17]*[.$H$2]/[.$D$2]" office:value-type="float" office:value="0.156" calcext:value-type="float">
            <text:p>0.156</text:p>
          </table:table-cell>
          <table:table-cell table:formula="of:=IF([.B17]&lt;[.$G$2]; [.$C$2]*([.B17]^2)/2; IF([.B17]&lt;([.$H$2]-[.$G$2]); [.$F$2]+[.$I$2]*([.B17]-[.$G$2]); [.$A$2]-[.$F$2]+[.$I$2]*([.B17]-([.$H$2]-[.$G$2]))-([.$C$2]*(([.B17]-([.$H$2]-[.$G$2]))^2)/2)))" office:value-type="float" office:value="3.042" calcext:value-type="float">
            <text:p>3.042</text:p>
          </table:table-cell>
          <table:table-cell table:formula="of:=IF([.B17]&lt;[.$G$2]; [.$C$2]*[.B17]; IF([.B17]&lt;([.$H$2]-[.$G$2]);[.$I$2]; [.$I$2]-[.$C$2]*([.B17]-([.$H$2]-[.$G$2]))))" office:value-type="float" office:value="39" calcext:value-type="float">
            <text:p>39</text:p>
          </table:table-cell>
          <table:table-cell table:formula="of:=IF([.B17]&lt;[.$G$2]; [.$C$2]; IF([.B17]&lt;([.$H$2]-[.$G$2]);0; -[.$C$2]))"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A18]*[.$H$2]/[.$D$2]" office:value-type="float" office:value="0.169" calcext:value-type="float">
            <text:p>0.169</text:p>
          </table:table-cell>
          <table:table-cell table:formula="of:=IF([.B18]&lt;[.$G$2]; [.$C$2]*([.B18]^2)/2; IF([.B18]&lt;([.$H$2]-[.$G$2]); [.$F$2]+[.$I$2]*([.B18]-[.$G$2]); [.$A$2]-[.$F$2]+[.$I$2]*([.B18]-([.$H$2]-[.$G$2]))-([.$C$2]*(([.B18]-([.$H$2]-[.$G$2]))^2)/2)))" office:value-type="float" office:value="3.570125" calcext:value-type="float">
            <text:p>3.570125</text:p>
          </table:table-cell>
          <table:table-cell table:formula="of:=IF([.B18]&lt;[.$G$2]; [.$C$2]*[.B18]; IF([.B18]&lt;([.$H$2]-[.$G$2]);[.$I$2]; [.$I$2]-[.$C$2]*([.B18]-([.$H$2]-[.$G$2]))))" office:value-type="float" office:value="42.25" calcext:value-type="float">
            <text:p>42.25</text:p>
          </table:table-cell>
          <table:table-cell table:formula="of:=IF([.B18]&lt;[.$G$2]; [.$C$2]; IF([.B18]&lt;([.$H$2]-[.$G$2]);0; -[.$C$2]))"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A19]*[.$H$2]/[.$D$2]" office:value-type="float" office:value="0.182" calcext:value-type="float">
            <text:p>0.182</text:p>
          </table:table-cell>
          <table:table-cell table:formula="of:=IF([.B19]&lt;[.$G$2]; [.$C$2]*([.B19]^2)/2; IF([.B19]&lt;([.$H$2]-[.$G$2]); [.$F$2]+[.$I$2]*([.B19]-[.$G$2]); [.$A$2]-[.$F$2]+[.$I$2]*([.B19]-([.$H$2]-[.$G$2]))-([.$C$2]*(([.B19]-([.$H$2]-[.$G$2]))^2)/2)))" office:value-type="float" office:value="4.1405" calcext:value-type="float">
            <text:p>4.1405</text:p>
          </table:table-cell>
          <table:table-cell table:formula="of:=IF([.B19]&lt;[.$G$2]; [.$C$2]*[.B19]; IF([.B19]&lt;([.$H$2]-[.$G$2]);[.$I$2]; [.$I$2]-[.$C$2]*([.B19]-([.$H$2]-[.$G$2]))))" office:value-type="float" office:value="45.5" calcext:value-type="float">
            <text:p>45.5</text:p>
          </table:table-cell>
          <table:table-cell table:formula="of:=IF([.B19]&lt;[.$G$2]; [.$C$2]; IF([.B19]&lt;([.$H$2]-[.$G$2]);0; -[.$C$2]))"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20]*[.$H$2]/[.$D$2]" office:value-type="float" office:value="0.195" calcext:value-type="float">
            <text:p>0.195</text:p>
          </table:table-cell>
          <table:table-cell table:formula="of:=IF([.B20]&lt;[.$G$2]; [.$C$2]*([.B20]^2)/2; IF([.B20]&lt;([.$H$2]-[.$G$2]); [.$F$2]+[.$I$2]*([.B20]-[.$G$2]); [.$A$2]-[.$F$2]+[.$I$2]*([.B20]-([.$H$2]-[.$G$2]))-([.$C$2]*(([.B20]-([.$H$2]-[.$G$2]))^2)/2)))" office:value-type="float" office:value="4.753125" calcext:value-type="float">
            <text:p>4.753125</text:p>
          </table:table-cell>
          <table:table-cell table:formula="of:=IF([.B20]&lt;[.$G$2]; [.$C$2]*[.B20]; IF([.B20]&lt;([.$H$2]-[.$G$2]);[.$I$2]; [.$I$2]-[.$C$2]*([.B20]-([.$H$2]-[.$G$2]))))" office:value-type="float" office:value="48.75" calcext:value-type="float">
            <text:p>48.75</text:p>
          </table:table-cell>
          <table:table-cell table:formula="of:=IF([.B20]&lt;[.$G$2]; [.$C$2]; IF([.B20]&lt;([.$H$2]-[.$G$2]);0; -[.$C$2]))"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21]*[.$H$2]/[.$D$2]" office:value-type="float" office:value="0.208" calcext:value-type="float">
            <text:p>0.208</text:p>
          </table:table-cell>
          <table:table-cell table:formula="of:=IF([.B21]&lt;[.$G$2]; [.$C$2]*([.B21]^2)/2; IF([.B21]&lt;([.$H$2]-[.$G$2]); [.$F$2]+[.$I$2]*([.B21]-[.$G$2]); [.$A$2]-[.$F$2]+[.$I$2]*([.B21]-([.$H$2]-[.$G$2]))-([.$C$2]*(([.B21]-([.$H$2]-[.$G$2]))^2)/2)))" office:value-type="float" office:value="5.408" calcext:value-type="float">
            <text:p>5.408</text:p>
          </table:table-cell>
          <table:table-cell table:formula="of:=IF([.B21]&lt;[.$G$2]; [.$C$2]*[.B21]; IF([.B21]&lt;([.$H$2]-[.$G$2]);[.$I$2]; [.$I$2]-[.$C$2]*([.B21]-([.$H$2]-[.$G$2]))))" office:value-type="float" office:value="52" calcext:value-type="float">
            <text:p>52</text:p>
          </table:table-cell>
          <table:table-cell table:formula="of:=IF([.B21]&lt;[.$G$2]; [.$C$2]; IF([.B21]&lt;([.$H$2]-[.$G$2]);0; -[.$C$2]))"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A22]*[.$H$2]/[.$D$2]" office:value-type="float" office:value="0.221" calcext:value-type="float">
            <text:p>0.221</text:p>
          </table:table-cell>
          <table:table-cell table:formula="of:=IF([.B22]&lt;[.$G$2]; [.$C$2]*([.B22]^2)/2; IF([.B22]&lt;([.$H$2]-[.$G$2]); [.$F$2]+[.$I$2]*([.B22]-[.$G$2]); [.$A$2]-[.$F$2]+[.$I$2]*([.B22]-([.$H$2]-[.$G$2]))-([.$C$2]*(([.B22]-([.$H$2]-[.$G$2]))^2)/2)))" office:value-type="float" office:value="6.105125" calcext:value-type="float">
            <text:p>6.105125</text:p>
          </table:table-cell>
          <table:table-cell table:formula="of:=IF([.B22]&lt;[.$G$2]; [.$C$2]*[.B22]; IF([.B22]&lt;([.$H$2]-[.$G$2]);[.$I$2]; [.$I$2]-[.$C$2]*([.B22]-([.$H$2]-[.$G$2]))))" office:value-type="float" office:value="55.25" calcext:value-type="float">
            <text:p>55.25</text:p>
          </table:table-cell>
          <table:table-cell table:formula="of:=IF([.B22]&lt;[.$G$2]; [.$C$2]; IF([.B22]&lt;([.$H$2]-[.$G$2]);0; -[.$C$2]))"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A23]*[.$H$2]/[.$D$2]" office:value-type="float" office:value="0.234" calcext:value-type="float">
            <text:p>0.234</text:p>
          </table:table-cell>
          <table:table-cell table:formula="of:=IF([.B23]&lt;[.$G$2]; [.$C$2]*([.B23]^2)/2; IF([.B23]&lt;([.$H$2]-[.$G$2]); [.$F$2]+[.$I$2]*([.B23]-[.$G$2]); [.$A$2]-[.$F$2]+[.$I$2]*([.B23]-([.$H$2]-[.$G$2]))-([.$C$2]*(([.B23]-([.$H$2]-[.$G$2]))^2)/2)))" office:value-type="float" office:value="6.8445" calcext:value-type="float">
            <text:p>6.8445</text:p>
          </table:table-cell>
          <table:table-cell table:formula="of:=IF([.B23]&lt;[.$G$2]; [.$C$2]*[.B23]; IF([.B23]&lt;([.$H$2]-[.$G$2]);[.$I$2]; [.$I$2]-[.$C$2]*([.B23]-([.$H$2]-[.$G$2]))))" office:value-type="float" office:value="58.5" calcext:value-type="float">
            <text:p>58.5</text:p>
          </table:table-cell>
          <table:table-cell table:formula="of:=IF([.B23]&lt;[.$G$2]; [.$C$2]; IF([.B23]&lt;([.$H$2]-[.$G$2]);0; -[.$C$2]))"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A24]*[.$H$2]/[.$D$2]" office:value-type="float" office:value="0.247" calcext:value-type="float">
            <text:p>0.247</text:p>
          </table:table-cell>
          <table:table-cell table:formula="of:=IF([.B24]&lt;[.$G$2]; [.$C$2]*([.B24]^2)/2; IF([.B24]&lt;([.$H$2]-[.$G$2]); [.$F$2]+[.$I$2]*([.B24]-[.$G$2]); [.$A$2]-[.$F$2]+[.$I$2]*([.B24]-([.$H$2]-[.$G$2]))-([.$C$2]*(([.B24]-([.$H$2]-[.$G$2]))^2)/2)))" office:value-type="float" office:value="7.626125" calcext:value-type="float">
            <text:p>7.626125</text:p>
          </table:table-cell>
          <table:table-cell table:formula="of:=IF([.B24]&lt;[.$G$2]; [.$C$2]*[.B24]; IF([.B24]&lt;([.$H$2]-[.$G$2]);[.$I$2]; [.$I$2]-[.$C$2]*([.B24]-([.$H$2]-[.$G$2]))))" office:value-type="float" office:value="61.75" calcext:value-type="float">
            <text:p>61.75</text:p>
          </table:table-cell>
          <table:table-cell table:formula="of:=IF([.B24]&lt;[.$G$2]; [.$C$2]; IF([.B24]&lt;([.$H$2]-[.$G$2]);0; -[.$C$2]))"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25]*[.$H$2]/[.$D$2]" office:value-type="float" office:value="0.26" calcext:value-type="float">
            <text:p>0.26</text:p>
          </table:table-cell>
          <table:table-cell table:formula="of:=IF([.B25]&lt;[.$G$2]; [.$C$2]*([.B25]^2)/2; IF([.B25]&lt;([.$H$2]-[.$G$2]); [.$F$2]+[.$I$2]*([.B25]-[.$G$2]); [.$A$2]-[.$F$2]+[.$I$2]*([.B25]-([.$H$2]-[.$G$2]))-([.$C$2]*(([.B25]-([.$H$2]-[.$G$2]))^2)/2)))" office:value-type="float" office:value="8.45" calcext:value-type="float">
            <text:p>8.45</text:p>
          </table:table-cell>
          <table:table-cell table:formula="of:=IF([.B25]&lt;[.$G$2]; [.$C$2]*[.B25]; IF([.B25]&lt;([.$H$2]-[.$G$2]);[.$I$2]; [.$I$2]-[.$C$2]*([.B25]-([.$H$2]-[.$G$2]))))" office:value-type="float" office:value="65" calcext:value-type="float">
            <text:p>65</text:p>
          </table:table-cell>
          <table:table-cell table:formula="of:=IF([.B25]&lt;[.$G$2]; [.$C$2]; IF([.B25]&lt;([.$H$2]-[.$G$2]);0; -[.$C$2]))"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A26]*[.$H$2]/[.$D$2]" office:value-type="float" office:value="0.273" calcext:value-type="float">
            <text:p>0.273</text:p>
          </table:table-cell>
          <table:table-cell table:formula="of:=IF([.B26]&lt;[.$G$2]; [.$C$2]*([.B26]^2)/2; IF([.B26]&lt;([.$H$2]-[.$G$2]); [.$F$2]+[.$I$2]*([.B26]-[.$G$2]); [.$A$2]-[.$F$2]+[.$I$2]*([.B26]-([.$H$2]-[.$G$2]))-([.$C$2]*(([.B26]-([.$H$2]-[.$G$2]))^2)/2)))" office:value-type="float" office:value="9.316125" calcext:value-type="float">
            <text:p>9.316125</text:p>
          </table:table-cell>
          <table:table-cell table:formula="of:=IF([.B26]&lt;[.$G$2]; [.$C$2]*[.B26]; IF([.B26]&lt;([.$H$2]-[.$G$2]);[.$I$2]; [.$I$2]-[.$C$2]*([.B26]-([.$H$2]-[.$G$2]))))" office:value-type="float" office:value="68.25" calcext:value-type="float">
            <text:p>68.25</text:p>
          </table:table-cell>
          <table:table-cell table:formula="of:=IF([.B26]&lt;[.$G$2]; [.$C$2]; IF([.B26]&lt;([.$H$2]-[.$G$2]);0; -[.$C$2]))"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A27]*[.$H$2]/[.$D$2]" office:value-type="float" office:value="0.286" calcext:value-type="float">
            <text:p>0.286</text:p>
          </table:table-cell>
          <table:table-cell table:formula="of:=IF([.B27]&lt;[.$G$2]; [.$C$2]*([.B27]^2)/2; IF([.B27]&lt;([.$H$2]-[.$G$2]); [.$F$2]+[.$I$2]*([.B27]-[.$G$2]); [.$A$2]-[.$F$2]+[.$I$2]*([.B27]-([.$H$2]-[.$G$2]))-([.$C$2]*(([.B27]-([.$H$2]-[.$G$2]))^2)/2)))" office:value-type="float" office:value="10.2245" calcext:value-type="float">
            <text:p>10.2245</text:p>
          </table:table-cell>
          <table:table-cell table:formula="of:=IF([.B27]&lt;[.$G$2]; [.$C$2]*[.B27]; IF([.B27]&lt;([.$H$2]-[.$G$2]);[.$I$2]; [.$I$2]-[.$C$2]*([.B27]-([.$H$2]-[.$G$2]))))" office:value-type="float" office:value="71.5" calcext:value-type="float">
            <text:p>71.5</text:p>
          </table:table-cell>
          <table:table-cell table:formula="of:=IF([.B27]&lt;[.$G$2]; [.$C$2]; IF([.B27]&lt;([.$H$2]-[.$G$2]);0; -[.$C$2]))"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28]*[.$H$2]/[.$D$2]" office:value-type="float" office:value="0.299" calcext:value-type="float">
            <text:p>0.299</text:p>
          </table:table-cell>
          <table:table-cell table:formula="of:=IF([.B28]&lt;[.$G$2]; [.$C$2]*([.B28]^2)/2; IF([.B28]&lt;([.$H$2]-[.$G$2]); [.$F$2]+[.$I$2]*([.B28]-[.$G$2]); [.$A$2]-[.$F$2]+[.$I$2]*([.B28]-([.$H$2]-[.$G$2]))-([.$C$2]*(([.B28]-([.$H$2]-[.$G$2]))^2)/2)))" office:value-type="float" office:value="11.175125" calcext:value-type="float">
            <text:p>11.175125</text:p>
          </table:table-cell>
          <table:table-cell table:formula="of:=IF([.B28]&lt;[.$G$2]; [.$C$2]*[.B28]; IF([.B28]&lt;([.$H$2]-[.$G$2]);[.$I$2]; [.$I$2]-[.$C$2]*([.B28]-([.$H$2]-[.$G$2]))))" office:value-type="float" office:value="74.75" calcext:value-type="float">
            <text:p>74.75</text:p>
          </table:table-cell>
          <table:table-cell table:formula="of:=IF([.B28]&lt;[.$G$2]; [.$C$2]; IF([.B28]&lt;([.$H$2]-[.$G$2]);0; -[.$C$2]))"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29]*[.$H$2]/[.$D$2]" office:value-type="float" office:value="0.312" calcext:value-type="float">
            <text:p>0.312</text:p>
          </table:table-cell>
          <table:table-cell table:formula="of:=IF([.B29]&lt;[.$G$2]; [.$C$2]*([.B29]^2)/2; IF([.B29]&lt;([.$H$2]-[.$G$2]); [.$F$2]+[.$I$2]*([.B29]-[.$G$2]); [.$A$2]-[.$F$2]+[.$I$2]*([.B29]-([.$H$2]-[.$G$2]))-([.$C$2]*(([.B29]-([.$H$2]-[.$G$2]))^2)/2)))" office:value-type="float" office:value="12.168" calcext:value-type="float">
            <text:p>12.168</text:p>
          </table:table-cell>
          <table:table-cell table:formula="of:=IF([.B29]&lt;[.$G$2]; [.$C$2]*[.B29]; IF([.B29]&lt;([.$H$2]-[.$G$2]);[.$I$2]; [.$I$2]-[.$C$2]*([.B29]-([.$H$2]-[.$G$2]))))" office:value-type="float" office:value="78" calcext:value-type="float">
            <text:p>78</text:p>
          </table:table-cell>
          <table:table-cell table:formula="of:=IF([.B29]&lt;[.$G$2]; [.$C$2]; IF([.B29]&lt;([.$H$2]-[.$G$2]);0; -[.$C$2]))"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30]*[.$H$2]/[.$D$2]" office:value-type="float" office:value="0.325" calcext:value-type="float">
            <text:p>0.325</text:p>
          </table:table-cell>
          <table:table-cell table:formula="of:=IF([.B30]&lt;[.$G$2]; [.$C$2]*([.B30]^2)/2; IF([.B30]&lt;([.$H$2]-[.$G$2]); [.$F$2]+[.$I$2]*([.B30]-[.$G$2]); [.$A$2]-[.$F$2]+[.$I$2]*([.B30]-([.$H$2]-[.$G$2]))-([.$C$2]*(([.B30]-([.$H$2]-[.$G$2]))^2)/2)))" office:value-type="float" office:value="13.203125" calcext:value-type="float">
            <text:p>13.203125</text:p>
          </table:table-cell>
          <table:table-cell table:formula="of:=IF([.B30]&lt;[.$G$2]; [.$C$2]*[.B30]; IF([.B30]&lt;([.$H$2]-[.$G$2]);[.$I$2]; [.$I$2]-[.$C$2]*([.B30]-([.$H$2]-[.$G$2]))))" office:value-type="float" office:value="81.25" calcext:value-type="float">
            <text:p>81.25</text:p>
          </table:table-cell>
          <table:table-cell table:formula="of:=IF([.B30]&lt;[.$G$2]; [.$C$2]; IF([.B30]&lt;([.$H$2]-[.$G$2]);0; -[.$C$2]))"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31]*[.$H$2]/[.$D$2]" office:value-type="float" office:value="0.338" calcext:value-type="float">
            <text:p>0.338</text:p>
          </table:table-cell>
          <table:table-cell table:formula="of:=IF([.B31]&lt;[.$G$2]; [.$C$2]*([.B31]^2)/2; IF([.B31]&lt;([.$H$2]-[.$G$2]); [.$F$2]+[.$I$2]*([.B31]-[.$G$2]); [.$A$2]-[.$F$2]+[.$I$2]*([.B31]-([.$H$2]-[.$G$2]))-([.$C$2]*(([.B31]-([.$H$2]-[.$G$2]))^2)/2)))" office:value-type="float" office:value="14.2805" calcext:value-type="float">
            <text:p>14.2805</text:p>
          </table:table-cell>
          <table:table-cell table:formula="of:=IF([.B31]&lt;[.$G$2]; [.$C$2]*[.B31]; IF([.B31]&lt;([.$H$2]-[.$G$2]);[.$I$2]; [.$I$2]-[.$C$2]*([.B31]-([.$H$2]-[.$G$2]))))" office:value-type="float" office:value="84.5" calcext:value-type="float">
            <text:p>84.5</text:p>
          </table:table-cell>
          <table:table-cell table:formula="of:=IF([.B31]&lt;[.$G$2]; [.$C$2]; IF([.B31]&lt;([.$H$2]-[.$G$2]);0; -[.$C$2]))"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32]*[.$H$2]/[.$D$2]" office:value-type="float" office:value="0.351" calcext:value-type="float">
            <text:p>0.351</text:p>
          </table:table-cell>
          <table:table-cell table:formula="of:=IF([.B32]&lt;[.$G$2]; [.$C$2]*([.B32]^2)/2; IF([.B32]&lt;([.$H$2]-[.$G$2]); [.$F$2]+[.$I$2]*([.B32]-[.$G$2]); [.$A$2]-[.$F$2]+[.$I$2]*([.B32]-([.$H$2]-[.$G$2]))-([.$C$2]*(([.B32]-([.$H$2]-[.$G$2]))^2)/2)))" office:value-type="float" office:value="15.400125" calcext:value-type="float">
            <text:p>15.400125</text:p>
          </table:table-cell>
          <table:table-cell table:formula="of:=IF([.B32]&lt;[.$G$2]; [.$C$2]*[.B32]; IF([.B32]&lt;([.$H$2]-[.$G$2]);[.$I$2]; [.$I$2]-[.$C$2]*([.B32]-([.$H$2]-[.$G$2]))))" office:value-type="float" office:value="87.75" calcext:value-type="float">
            <text:p>87.75</text:p>
          </table:table-cell>
          <table:table-cell table:formula="of:=IF([.B32]&lt;[.$G$2]; [.$C$2]; IF([.B32]&lt;([.$H$2]-[.$G$2]);0; -[.$C$2]))"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A33]*[.$H$2]/[.$D$2]" office:value-type="float" office:value="0.364" calcext:value-type="float">
            <text:p>0.364</text:p>
          </table:table-cell>
          <table:table-cell table:formula="of:=IF([.B33]&lt;[.$G$2]; [.$C$2]*([.B33]^2)/2; IF([.B33]&lt;([.$H$2]-[.$G$2]); [.$F$2]+[.$I$2]*([.B33]-[.$G$2]); [.$A$2]-[.$F$2]+[.$I$2]*([.B33]-([.$H$2]-[.$G$2]))-([.$C$2]*(([.B33]-([.$H$2]-[.$G$2]))^2)/2)))" office:value-type="float" office:value="16.562" calcext:value-type="float">
            <text:p>16.562</text:p>
          </table:table-cell>
          <table:table-cell table:formula="of:=IF([.B33]&lt;[.$G$2]; [.$C$2]*[.B33]; IF([.B33]&lt;([.$H$2]-[.$G$2]);[.$I$2]; [.$I$2]-[.$C$2]*([.B33]-([.$H$2]-[.$G$2]))))" office:value-type="float" office:value="91" calcext:value-type="float">
            <text:p>91</text:p>
          </table:table-cell>
          <table:table-cell table:formula="of:=IF([.B33]&lt;[.$G$2]; [.$C$2]; IF([.B33]&lt;([.$H$2]-[.$G$2]);0; -[.$C$2]))"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34]*[.$H$2]/[.$D$2]" office:value-type="float" office:value="0.377" calcext:value-type="float">
            <text:p>0.377</text:p>
          </table:table-cell>
          <table:table-cell table:formula="of:=IF([.B34]&lt;[.$G$2]; [.$C$2]*([.B34]^2)/2; IF([.B34]&lt;([.$H$2]-[.$G$2]); [.$F$2]+[.$I$2]*([.B34]-[.$G$2]); [.$A$2]-[.$F$2]+[.$I$2]*([.B34]-([.$H$2]-[.$G$2]))-([.$C$2]*(([.B34]-([.$H$2]-[.$G$2]))^2)/2)))" office:value-type="float" office:value="17.766125" calcext:value-type="float">
            <text:p>17.766125</text:p>
          </table:table-cell>
          <table:table-cell table:formula="of:=IF([.B34]&lt;[.$G$2]; [.$C$2]*[.B34]; IF([.B34]&lt;([.$H$2]-[.$G$2]);[.$I$2]; [.$I$2]-[.$C$2]*([.B34]-([.$H$2]-[.$G$2]))))" office:value-type="float" office:value="94.25" calcext:value-type="float">
            <text:p>94.25</text:p>
          </table:table-cell>
          <table:table-cell table:formula="of:=IF([.B34]&lt;[.$G$2]; [.$C$2]; IF([.B34]&lt;([.$H$2]-[.$G$2]);0; -[.$C$2]))"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35]*[.$H$2]/[.$D$2]" office:value-type="float" office:value="0.39" calcext:value-type="float">
            <text:p>0.39</text:p>
          </table:table-cell>
          <table:table-cell table:formula="of:=IF([.B35]&lt;[.$G$2]; [.$C$2]*([.B35]^2)/2; IF([.B35]&lt;([.$H$2]-[.$G$2]); [.$F$2]+[.$I$2]*([.B35]-[.$G$2]); [.$A$2]-[.$F$2]+[.$I$2]*([.B35]-([.$H$2]-[.$G$2]))-([.$C$2]*(([.B35]-([.$H$2]-[.$G$2]))^2)/2)))" office:value-type="float" office:value="19.0125" calcext:value-type="float">
            <text:p>19.0125</text:p>
          </table:table-cell>
          <table:table-cell table:formula="of:=IF([.B35]&lt;[.$G$2]; [.$C$2]*[.B35]; IF([.B35]&lt;([.$H$2]-[.$G$2]);[.$I$2]; [.$I$2]-[.$C$2]*([.B35]-([.$H$2]-[.$G$2]))))" office:value-type="float" office:value="97.5" calcext:value-type="float">
            <text:p>97.5</text:p>
          </table:table-cell>
          <table:table-cell table:formula="of:=IF([.B35]&lt;[.$G$2]; [.$C$2]; IF([.B35]&lt;([.$H$2]-[.$G$2]);0; -[.$C$2]))"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36]*[.$H$2]/[.$D$2]" office:value-type="float" office:value="0.403" calcext:value-type="float">
            <text:p>0.403</text:p>
          </table:table-cell>
          <table:table-cell table:formula="of:=IF([.B36]&lt;[.$G$2]; [.$C$2]*([.B36]^2)/2; IF([.B36]&lt;([.$H$2]-[.$G$2]); [.$F$2]+[.$I$2]*([.B36]-[.$G$2]); [.$A$2]-[.$F$2]+[.$I$2]*([.B36]-([.$H$2]-[.$G$2]))-([.$C$2]*(([.B36]-([.$H$2]-[.$G$2]))^2)/2)))" office:value-type="float" office:value="20.301125" calcext:value-type="float">
            <text:p>20.301125</text:p>
          </table:table-cell>
          <table:table-cell table:formula="of:=IF([.B36]&lt;[.$G$2]; [.$C$2]*[.B36]; IF([.B36]&lt;([.$H$2]-[.$G$2]);[.$I$2]; [.$I$2]-[.$C$2]*([.B36]-([.$H$2]-[.$G$2]))))" office:value-type="float" office:value="100.75" calcext:value-type="float">
            <text:p>100.75</text:p>
          </table:table-cell>
          <table:table-cell table:formula="of:=IF([.B36]&lt;[.$G$2]; [.$C$2]; IF([.B36]&lt;([.$H$2]-[.$G$2]);0; -[.$C$2]))"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37]*[.$H$2]/[.$D$2]" office:value-type="float" office:value="0.416" calcext:value-type="float">
            <text:p>0.416</text:p>
          </table:table-cell>
          <table:table-cell table:formula="of:=IF([.B37]&lt;[.$G$2]; [.$C$2]*([.B37]^2)/2; IF([.B37]&lt;([.$H$2]-[.$G$2]); [.$F$2]+[.$I$2]*([.B37]-[.$G$2]); [.$A$2]-[.$F$2]+[.$I$2]*([.B37]-([.$H$2]-[.$G$2]))-([.$C$2]*(([.B37]-([.$H$2]-[.$G$2]))^2)/2)))" office:value-type="float" office:value="21.632" calcext:value-type="float">
            <text:p>21.632</text:p>
          </table:table-cell>
          <table:table-cell table:formula="of:=IF([.B37]&lt;[.$G$2]; [.$C$2]*[.B37]; IF([.B37]&lt;([.$H$2]-[.$G$2]);[.$I$2]; [.$I$2]-[.$C$2]*([.B37]-([.$H$2]-[.$G$2]))))" office:value-type="float" office:value="104" calcext:value-type="float">
            <text:p>104</text:p>
          </table:table-cell>
          <table:table-cell table:formula="of:=IF([.B37]&lt;[.$G$2]; [.$C$2]; IF([.B37]&lt;([.$H$2]-[.$G$2]);0; -[.$C$2]))"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38]*[.$H$2]/[.$D$2]" office:value-type="float" office:value="0.429" calcext:value-type="float">
            <text:p>0.429</text:p>
          </table:table-cell>
          <table:table-cell table:formula="of:=IF([.B38]&lt;[.$G$2]; [.$C$2]*([.B38]^2)/2; IF([.B38]&lt;([.$H$2]-[.$G$2]); [.$F$2]+[.$I$2]*([.B38]-[.$G$2]); [.$A$2]-[.$F$2]+[.$I$2]*([.B38]-([.$H$2]-[.$G$2]))-([.$C$2]*(([.B38]-([.$H$2]-[.$G$2]))^2)/2)))" office:value-type="float" office:value="23.005125" calcext:value-type="float">
            <text:p>23.005125</text:p>
          </table:table-cell>
          <table:table-cell table:formula="of:=IF([.B38]&lt;[.$G$2]; [.$C$2]*[.B38]; IF([.B38]&lt;([.$H$2]-[.$G$2]);[.$I$2]; [.$I$2]-[.$C$2]*([.B38]-([.$H$2]-[.$G$2]))))" office:value-type="float" office:value="107.25" calcext:value-type="float">
            <text:p>107.25</text:p>
          </table:table-cell>
          <table:table-cell table:formula="of:=IF([.B38]&lt;[.$G$2]; [.$C$2]; IF([.B38]&lt;([.$H$2]-[.$G$2]);0; -[.$C$2]))"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39]*[.$H$2]/[.$D$2]" office:value-type="float" office:value="0.442" calcext:value-type="float">
            <text:p>0.442</text:p>
          </table:table-cell>
          <table:table-cell table:formula="of:=IF([.B39]&lt;[.$G$2]; [.$C$2]*([.B39]^2)/2; IF([.B39]&lt;([.$H$2]-[.$G$2]); [.$F$2]+[.$I$2]*([.B39]-[.$G$2]); [.$A$2]-[.$F$2]+[.$I$2]*([.B39]-([.$H$2]-[.$G$2]))-([.$C$2]*(([.B39]-([.$H$2]-[.$G$2]))^2)/2)))" office:value-type="float" office:value="24.4205" calcext:value-type="float">
            <text:p>24.4205</text:p>
          </table:table-cell>
          <table:table-cell table:formula="of:=IF([.B39]&lt;[.$G$2]; [.$C$2]*[.B39]; IF([.B39]&lt;([.$H$2]-[.$G$2]);[.$I$2]; [.$I$2]-[.$C$2]*([.B39]-([.$H$2]-[.$G$2]))))" office:value-type="float" office:value="110.5" calcext:value-type="float">
            <text:p>110.5</text:p>
          </table:table-cell>
          <table:table-cell table:formula="of:=IF([.B39]&lt;[.$G$2]; [.$C$2]; IF([.B39]&lt;([.$H$2]-[.$G$2]);0; -[.$C$2]))"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40]*[.$H$2]/[.$D$2]" office:value-type="float" office:value="0.455" calcext:value-type="float">
            <text:p>0.455</text:p>
          </table:table-cell>
          <table:table-cell table:formula="of:=IF([.B40]&lt;[.$G$2]; [.$C$2]*([.B40]^2)/2; IF([.B40]&lt;([.$H$2]-[.$G$2]); [.$F$2]+[.$I$2]*([.B40]-[.$G$2]); [.$A$2]-[.$F$2]+[.$I$2]*([.B40]-([.$H$2]-[.$G$2]))-([.$C$2]*(([.B40]-([.$H$2]-[.$G$2]))^2)/2)))" office:value-type="float" office:value="25.878125" calcext:value-type="float">
            <text:p>25.878125</text:p>
          </table:table-cell>
          <table:table-cell table:formula="of:=IF([.B40]&lt;[.$G$2]; [.$C$2]*[.B40]; IF([.B40]&lt;([.$H$2]-[.$G$2]);[.$I$2]; [.$I$2]-[.$C$2]*([.B40]-([.$H$2]-[.$G$2]))))" office:value-type="float" office:value="113.75" calcext:value-type="float">
            <text:p>113.75</text:p>
          </table:table-cell>
          <table:table-cell table:formula="of:=IF([.B40]&lt;[.$G$2]; [.$C$2]; IF([.B40]&lt;([.$H$2]-[.$G$2]);0; -[.$C$2]))"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41]*[.$H$2]/[.$D$2]" office:value-type="float" office:value="0.468" calcext:value-type="float">
            <text:p>0.468</text:p>
          </table:table-cell>
          <table:table-cell table:formula="of:=IF([.B41]&lt;[.$G$2]; [.$C$2]*([.B41]^2)/2; IF([.B41]&lt;([.$H$2]-[.$G$2]); [.$F$2]+[.$I$2]*([.B41]-[.$G$2]); [.$A$2]-[.$F$2]+[.$I$2]*([.B41]-([.$H$2]-[.$G$2]))-([.$C$2]*(([.B41]-([.$H$2]-[.$G$2]))^2)/2)))" office:value-type="float" office:value="27.378" calcext:value-type="float">
            <text:p>27.378</text:p>
          </table:table-cell>
          <table:table-cell table:formula="of:=IF([.B41]&lt;[.$G$2]; [.$C$2]*[.B41]; IF([.B41]&lt;([.$H$2]-[.$G$2]);[.$I$2]; [.$I$2]-[.$C$2]*([.B41]-([.$H$2]-[.$G$2]))))" office:value-type="float" office:value="117" calcext:value-type="float">
            <text:p>117</text:p>
          </table:table-cell>
          <table:table-cell table:formula="of:=IF([.B41]&lt;[.$G$2]; [.$C$2]; IF([.B41]&lt;([.$H$2]-[.$G$2]);0; -[.$C$2]))"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42]*[.$H$2]/[.$D$2]" office:value-type="float" office:value="0.481" calcext:value-type="float">
            <text:p>0.481</text:p>
          </table:table-cell>
          <table:table-cell table:formula="of:=IF([.B42]&lt;[.$G$2]; [.$C$2]*([.B42]^2)/2; IF([.B42]&lt;([.$H$2]-[.$G$2]); [.$F$2]+[.$I$2]*([.B42]-[.$G$2]); [.$A$2]-[.$F$2]+[.$I$2]*([.B42]-([.$H$2]-[.$G$2]))-([.$C$2]*(([.B42]-([.$H$2]-[.$G$2]))^2)/2)))" office:value-type="float" office:value="28.920125" calcext:value-type="float">
            <text:p>28.920125</text:p>
          </table:table-cell>
          <table:table-cell table:formula="of:=IF([.B42]&lt;[.$G$2]; [.$C$2]*[.B42]; IF([.B42]&lt;([.$H$2]-[.$G$2]);[.$I$2]; [.$I$2]-[.$C$2]*([.B42]-([.$H$2]-[.$G$2]))))" office:value-type="float" office:value="120.25" calcext:value-type="float">
            <text:p>120.25</text:p>
          </table:table-cell>
          <table:table-cell table:formula="of:=IF([.B42]&lt;[.$G$2]; [.$C$2]; IF([.B42]&lt;([.$H$2]-[.$G$2]);0; -[.$C$2]))"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43]*[.$H$2]/[.$D$2]" office:value-type="float" office:value="0.494" calcext:value-type="float">
            <text:p>0.494</text:p>
          </table:table-cell>
          <table:table-cell table:formula="of:=IF([.B43]&lt;[.$G$2]; [.$C$2]*([.B43]^2)/2; IF([.B43]&lt;([.$H$2]-[.$G$2]); [.$F$2]+[.$I$2]*([.B43]-[.$G$2]); [.$A$2]-[.$F$2]+[.$I$2]*([.B43]-([.$H$2]-[.$G$2]))-([.$C$2]*(([.B43]-([.$H$2]-[.$G$2]))^2)/2)))" office:value-type="float" office:value="30.5045" calcext:value-type="float">
            <text:p>30.5045</text:p>
          </table:table-cell>
          <table:table-cell table:formula="of:=IF([.B43]&lt;[.$G$2]; [.$C$2]*[.B43]; IF([.B43]&lt;([.$H$2]-[.$G$2]);[.$I$2]; [.$I$2]-[.$C$2]*([.B43]-([.$H$2]-[.$G$2]))))" office:value-type="float" office:value="123.5" calcext:value-type="float">
            <text:p>123.5</text:p>
          </table:table-cell>
          <table:table-cell table:formula="of:=IF([.B43]&lt;[.$G$2]; [.$C$2]; IF([.B43]&lt;([.$H$2]-[.$G$2]);0; -[.$C$2]))"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A44]*[.$H$2]/[.$D$2]" office:value-type="float" office:value="0.507" calcext:value-type="float">
            <text:p>0.507</text:p>
          </table:table-cell>
          <table:table-cell table:formula="of:=IF([.B44]&lt;[.$G$2]; [.$C$2]*([.B44]^2)/2; IF([.B44]&lt;([.$H$2]-[.$G$2]); [.$F$2]+[.$I$2]*([.B44]-[.$G$2]); [.$A$2]-[.$F$2]+[.$I$2]*([.B44]-([.$H$2]-[.$G$2]))-([.$C$2]*(([.B44]-([.$H$2]-[.$G$2]))^2)/2)))" office:value-type="float" office:value="32.131125" calcext:value-type="float">
            <text:p>32.131125</text:p>
          </table:table-cell>
          <table:table-cell table:formula="of:=IF([.B44]&lt;[.$G$2]; [.$C$2]*[.B44]; IF([.B44]&lt;([.$H$2]-[.$G$2]);[.$I$2]; [.$I$2]-[.$C$2]*([.B44]-([.$H$2]-[.$G$2]))))" office:value-type="float" office:value="126.75" calcext:value-type="float">
            <text:p>126.75</text:p>
          </table:table-cell>
          <table:table-cell table:formula="of:=IF([.B44]&lt;[.$G$2]; [.$C$2]; IF([.B44]&lt;([.$H$2]-[.$G$2]);0; -[.$C$2]))"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45]*[.$H$2]/[.$D$2]" office:value-type="float" office:value="0.52" calcext:value-type="float">
            <text:p>0.52</text:p>
          </table:table-cell>
          <table:table-cell table:formula="of:=IF([.B45]&lt;[.$G$2]; [.$C$2]*([.B45]^2)/2; IF([.B45]&lt;([.$H$2]-[.$G$2]); [.$F$2]+[.$I$2]*([.B45]-[.$G$2]); [.$A$2]-[.$F$2]+[.$I$2]*([.B45]-([.$H$2]-[.$G$2]))-([.$C$2]*(([.B45]-([.$H$2]-[.$G$2]))^2)/2)))" office:value-type="float" office:value="33.8" calcext:value-type="float">
            <text:p>33.8</text:p>
          </table:table-cell>
          <table:table-cell table:formula="of:=IF([.B45]&lt;[.$G$2]; [.$C$2]*[.B45]; IF([.B45]&lt;([.$H$2]-[.$G$2]);[.$I$2]; [.$I$2]-[.$C$2]*([.B45]-([.$H$2]-[.$G$2]))))" office:value-type="float" office:value="130" calcext:value-type="float">
            <text:p>130</text:p>
          </table:table-cell>
          <table:table-cell table:formula="of:=IF([.B45]&lt;[.$G$2]; [.$C$2]; IF([.B45]&lt;([.$H$2]-[.$G$2]);0; -[.$C$2]))"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A46]*[.$H$2]/[.$D$2]" office:value-type="float" office:value="0.533" calcext:value-type="float">
            <text:p>0.533</text:p>
          </table:table-cell>
          <table:table-cell table:formula="of:=IF([.B46]&lt;[.$G$2]; [.$C$2]*([.B46]^2)/2; IF([.B46]&lt;([.$H$2]-[.$G$2]); [.$F$2]+[.$I$2]*([.B46]-[.$G$2]); [.$A$2]-[.$F$2]+[.$I$2]*([.B46]-([.$H$2]-[.$G$2]))-([.$C$2]*(([.B46]-([.$H$2]-[.$G$2]))^2)/2)))" office:value-type="float" office:value="35.511125" calcext:value-type="float">
            <text:p>35.511125</text:p>
          </table:table-cell>
          <table:table-cell table:formula="of:=IF([.B46]&lt;[.$G$2]; [.$C$2]*[.B46]; IF([.B46]&lt;([.$H$2]-[.$G$2]);[.$I$2]; [.$I$2]-[.$C$2]*([.B46]-([.$H$2]-[.$G$2]))))" office:value-type="float" office:value="133.25" calcext:value-type="float">
            <text:p>133.25</text:p>
          </table:table-cell>
          <table:table-cell table:formula="of:=IF([.B46]&lt;[.$G$2]; [.$C$2]; IF([.B46]&lt;([.$H$2]-[.$G$2]);0; -[.$C$2]))"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47]*[.$H$2]/[.$D$2]" office:value-type="float" office:value="0.546" calcext:value-type="float">
            <text:p>0.546</text:p>
          </table:table-cell>
          <table:table-cell table:formula="of:=IF([.B47]&lt;[.$G$2]; [.$C$2]*([.B47]^2)/2; IF([.B47]&lt;([.$H$2]-[.$G$2]); [.$F$2]+[.$I$2]*([.B47]-[.$G$2]); [.$A$2]-[.$F$2]+[.$I$2]*([.B47]-([.$H$2]-[.$G$2]))-([.$C$2]*(([.B47]-([.$H$2]-[.$G$2]))^2)/2)))" office:value-type="float" office:value="37.2645" calcext:value-type="float">
            <text:p>37.2645</text:p>
          </table:table-cell>
          <table:table-cell table:formula="of:=IF([.B47]&lt;[.$G$2]; [.$C$2]*[.B47]; IF([.B47]&lt;([.$H$2]-[.$G$2]);[.$I$2]; [.$I$2]-[.$C$2]*([.B47]-([.$H$2]-[.$G$2]))))" office:value-type="float" office:value="136.5" calcext:value-type="float">
            <text:p>136.5</text:p>
          </table:table-cell>
          <table:table-cell table:formula="of:=IF([.B47]&lt;[.$G$2]; [.$C$2]; IF([.B47]&lt;([.$H$2]-[.$G$2]);0; -[.$C$2]))"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A48]*[.$H$2]/[.$D$2]" office:value-type="float" office:value="0.559" calcext:value-type="float">
            <text:p>0.559</text:p>
          </table:table-cell>
          <table:table-cell table:formula="of:=IF([.B48]&lt;[.$G$2]; [.$C$2]*([.B48]^2)/2; IF([.B48]&lt;([.$H$2]-[.$G$2]); [.$F$2]+[.$I$2]*([.B48]-[.$G$2]); [.$A$2]-[.$F$2]+[.$I$2]*([.B48]-([.$H$2]-[.$G$2]))-([.$C$2]*(([.B48]-([.$H$2]-[.$G$2]))^2)/2)))" office:value-type="float" office:value="39.060125" calcext:value-type="float">
            <text:p>39.060125</text:p>
          </table:table-cell>
          <table:table-cell table:formula="of:=IF([.B48]&lt;[.$G$2]; [.$C$2]*[.B48]; IF([.B48]&lt;([.$H$2]-[.$G$2]);[.$I$2]; [.$I$2]-[.$C$2]*([.B48]-([.$H$2]-[.$G$2]))))" office:value-type="float" office:value="139.75" calcext:value-type="float">
            <text:p>139.75</text:p>
          </table:table-cell>
          <table:table-cell table:formula="of:=IF([.B48]&lt;[.$G$2]; [.$C$2]; IF([.B48]&lt;([.$H$2]-[.$G$2]);0; -[.$C$2]))"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49]*[.$H$2]/[.$D$2]" office:value-type="float" office:value="0.572" calcext:value-type="float">
            <text:p>0.572</text:p>
          </table:table-cell>
          <table:table-cell table:formula="of:=IF([.B49]&lt;[.$G$2]; [.$C$2]*([.B49]^2)/2; IF([.B49]&lt;([.$H$2]-[.$G$2]); [.$F$2]+[.$I$2]*([.B49]-[.$G$2]); [.$A$2]-[.$F$2]+[.$I$2]*([.B49]-([.$H$2]-[.$G$2]))-([.$C$2]*(([.B49]-([.$H$2]-[.$G$2]))^2)/2)))" office:value-type="float" office:value="40.898" calcext:value-type="float">
            <text:p>40.898</text:p>
          </table:table-cell>
          <table:table-cell table:formula="of:=IF([.B49]&lt;[.$G$2]; [.$C$2]*[.B49]; IF([.B49]&lt;([.$H$2]-[.$G$2]);[.$I$2]; [.$I$2]-[.$C$2]*([.B49]-([.$H$2]-[.$G$2]))))" office:value-type="float" office:value="143" calcext:value-type="float">
            <text:p>143</text:p>
          </table:table-cell>
          <table:table-cell table:formula="of:=IF([.B49]&lt;[.$G$2]; [.$C$2]; IF([.B49]&lt;([.$H$2]-[.$G$2]);0; -[.$C$2]))"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50]*[.$H$2]/[.$D$2]" office:value-type="float" office:value="0.585" calcext:value-type="float">
            <text:p>0.585</text:p>
          </table:table-cell>
          <table:table-cell table:formula="of:=IF([.B50]&lt;[.$G$2]; [.$C$2]*([.B50]^2)/2; IF([.B50]&lt;([.$H$2]-[.$G$2]); [.$F$2]+[.$I$2]*([.B50]-[.$G$2]); [.$A$2]-[.$F$2]+[.$I$2]*([.B50]-([.$H$2]-[.$G$2]))-([.$C$2]*(([.B50]-([.$H$2]-[.$G$2]))^2)/2)))" office:value-type="float" office:value="42.778125" calcext:value-type="float">
            <text:p>42.778125</text:p>
          </table:table-cell>
          <table:table-cell table:formula="of:=IF([.B50]&lt;[.$G$2]; [.$C$2]*[.B50]; IF([.B50]&lt;([.$H$2]-[.$G$2]);[.$I$2]; [.$I$2]-[.$C$2]*([.B50]-([.$H$2]-[.$G$2]))))" office:value-type="float" office:value="146.25" calcext:value-type="float">
            <text:p>146.25</text:p>
          </table:table-cell>
          <table:table-cell table:formula="of:=IF([.B50]&lt;[.$G$2]; [.$C$2]; IF([.B50]&lt;([.$H$2]-[.$G$2]);0; -[.$C$2]))"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A51]*[.$H$2]/[.$D$2]" office:value-type="float" office:value="0.598" calcext:value-type="float">
            <text:p>0.598</text:p>
          </table:table-cell>
          <table:table-cell table:formula="of:=IF([.B51]&lt;[.$G$2]; [.$C$2]*([.B51]^2)/2; IF([.B51]&lt;([.$H$2]-[.$G$2]); [.$F$2]+[.$I$2]*([.B51]-[.$G$2]); [.$A$2]-[.$F$2]+[.$I$2]*([.B51]-([.$H$2]-[.$G$2]))-([.$C$2]*(([.B51]-([.$H$2]-[.$G$2]))^2)/2)))" office:value-type="float" office:value="44.7005" calcext:value-type="float">
            <text:p>44.7005</text:p>
          </table:table-cell>
          <table:table-cell table:formula="of:=IF([.B51]&lt;[.$G$2]; [.$C$2]*[.B51]; IF([.B51]&lt;([.$H$2]-[.$G$2]);[.$I$2]; [.$I$2]-[.$C$2]*([.B51]-([.$H$2]-[.$G$2]))))" office:value-type="float" office:value="149.5" calcext:value-type="float">
            <text:p>149.5</text:p>
          </table:table-cell>
          <table:table-cell table:formula="of:=IF([.B51]&lt;[.$G$2]; [.$C$2]; IF([.B51]&lt;([.$H$2]-[.$G$2]);0; -[.$C$2]))"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A52]*[.$H$2]/[.$D$2]" office:value-type="float" office:value="0.611" calcext:value-type="float">
            <text:p>0.611</text:p>
          </table:table-cell>
          <table:table-cell table:formula="of:=IF([.B52]&lt;[.$G$2]; [.$C$2]*([.B52]^2)/2; IF([.B52]&lt;([.$H$2]-[.$G$2]); [.$F$2]+[.$I$2]*([.B52]-[.$G$2]); [.$A$2]-[.$F$2]+[.$I$2]*([.B52]-([.$H$2]-[.$G$2]))-([.$C$2]*(([.B52]-([.$H$2]-[.$G$2]))^2)/2)))" office:value-type="float" office:value="46.665125" calcext:value-type="float">
            <text:p>46.665125</text:p>
          </table:table-cell>
          <table:table-cell table:formula="of:=IF([.B52]&lt;[.$G$2]; [.$C$2]*[.B52]; IF([.B52]&lt;([.$H$2]-[.$G$2]);[.$I$2]; [.$I$2]-[.$C$2]*([.B52]-([.$H$2]-[.$G$2]))))" office:value-type="float" office:value="152.75" calcext:value-type="float">
            <text:p>152.75</text:p>
          </table:table-cell>
          <table:table-cell table:formula="of:=IF([.B52]&lt;[.$G$2]; [.$C$2]; IF([.B52]&lt;([.$H$2]-[.$G$2]);0; -[.$C$2]))"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A53]*[.$H$2]/[.$D$2]" office:value-type="float" office:value="0.624" calcext:value-type="float">
            <text:p>0.624</text:p>
          </table:table-cell>
          <table:table-cell table:formula="of:=IF([.B53]&lt;[.$G$2]; [.$C$2]*([.B53]^2)/2; IF([.B53]&lt;([.$H$2]-[.$G$2]); [.$F$2]+[.$I$2]*([.B53]-[.$G$2]); [.$A$2]-[.$F$2]+[.$I$2]*([.B53]-([.$H$2]-[.$G$2]))-([.$C$2]*(([.B53]-([.$H$2]-[.$G$2]))^2)/2)))" office:value-type="float" office:value="48.672" calcext:value-type="float">
            <text:p>48.672</text:p>
          </table:table-cell>
          <table:table-cell table:formula="of:=IF([.B53]&lt;[.$G$2]; [.$C$2]*[.B53]; IF([.B53]&lt;([.$H$2]-[.$G$2]);[.$I$2]; [.$I$2]-[.$C$2]*([.B53]-([.$H$2]-[.$G$2]))))" office:value-type="float" office:value="156" calcext:value-type="float">
            <text:p>156</text:p>
          </table:table-cell>
          <table:table-cell table:formula="of:=IF([.B53]&lt;[.$G$2]; [.$C$2]; IF([.B53]&lt;([.$H$2]-[.$G$2]);0; -[.$C$2]))"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A54]*[.$H$2]/[.$D$2]" office:value-type="float" office:value="0.637" calcext:value-type="float">
            <text:p>0.637</text:p>
          </table:table-cell>
          <table:table-cell table:formula="of:=IF([.B54]&lt;[.$G$2]; [.$C$2]*([.B54]^2)/2; IF([.B54]&lt;([.$H$2]-[.$G$2]); [.$F$2]+[.$I$2]*([.B54]-[.$G$2]); [.$A$2]-[.$F$2]+[.$I$2]*([.B54]-([.$H$2]-[.$G$2]))-([.$C$2]*(([.B54]-([.$H$2]-[.$G$2]))^2)/2)))" office:value-type="float" office:value="50.721125" calcext:value-type="float">
            <text:p>50.721125</text:p>
          </table:table-cell>
          <table:table-cell table:formula="of:=IF([.B54]&lt;[.$G$2]; [.$C$2]*[.B54]; IF([.B54]&lt;([.$H$2]-[.$G$2]);[.$I$2]; [.$I$2]-[.$C$2]*([.B54]-([.$H$2]-[.$G$2]))))" office:value-type="float" office:value="159.25" calcext:value-type="float">
            <text:p>159.25</text:p>
          </table:table-cell>
          <table:table-cell table:formula="of:=IF([.B54]&lt;[.$G$2]; [.$C$2]; IF([.B54]&lt;([.$H$2]-[.$G$2]);0; -[.$C$2]))"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55]*[.$H$2]/[.$D$2]" office:value-type="float" office:value="0.65" calcext:value-type="float">
            <text:p>0.65</text:p>
          </table:table-cell>
          <table:table-cell table:formula="of:=IF([.B55]&lt;[.$G$2]; [.$C$2]*([.B55]^2)/2; IF([.B55]&lt;([.$H$2]-[.$G$2]); [.$F$2]+[.$I$2]*([.B55]-[.$G$2]); [.$A$2]-[.$F$2]+[.$I$2]*([.B55]-([.$H$2]-[.$G$2]))-([.$C$2]*(([.B55]-([.$H$2]-[.$G$2]))^2)/2)))" office:value-type="float" office:value="52.8125" calcext:value-type="float">
            <text:p>52.8125</text:p>
          </table:table-cell>
          <table:table-cell table:formula="of:=IF([.B55]&lt;[.$G$2]; [.$C$2]*[.B55]; IF([.B55]&lt;([.$H$2]-[.$G$2]);[.$I$2]; [.$I$2]-[.$C$2]*([.B55]-([.$H$2]-[.$G$2]))))" office:value-type="float" office:value="162.5" calcext:value-type="float">
            <text:p>162.5</text:p>
          </table:table-cell>
          <table:table-cell table:formula="of:=IF([.B55]&lt;[.$G$2]; [.$C$2]; IF([.B55]&lt;([.$H$2]-[.$G$2]);0; -[.$C$2]))"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A56]*[.$H$2]/[.$D$2]" office:value-type="float" office:value="0.663" calcext:value-type="float">
            <text:p>0.663</text:p>
          </table:table-cell>
          <table:table-cell table:formula="of:=IF([.B56]&lt;[.$G$2]; [.$C$2]*([.B56]^2)/2; IF([.B56]&lt;([.$H$2]-[.$G$2]); [.$F$2]+[.$I$2]*([.B56]-[.$G$2]); [.$A$2]-[.$F$2]+[.$I$2]*([.B56]-([.$H$2]-[.$G$2]))-([.$C$2]*(([.B56]-([.$H$2]-[.$G$2]))^2)/2)))" office:value-type="float" office:value="54.946125" calcext:value-type="float">
            <text:p>54.946125</text:p>
          </table:table-cell>
          <table:table-cell table:formula="of:=IF([.B56]&lt;[.$G$2]; [.$C$2]*[.B56]; IF([.B56]&lt;([.$H$2]-[.$G$2]);[.$I$2]; [.$I$2]-[.$C$2]*([.B56]-([.$H$2]-[.$G$2]))))" office:value-type="float" office:value="165.75" calcext:value-type="float">
            <text:p>165.75</text:p>
          </table:table-cell>
          <table:table-cell table:formula="of:=IF([.B56]&lt;[.$G$2]; [.$C$2]; IF([.B56]&lt;([.$H$2]-[.$G$2]);0; -[.$C$2]))"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A57]*[.$H$2]/[.$D$2]" office:value-type="float" office:value="0.676" calcext:value-type="float">
            <text:p>0.676</text:p>
          </table:table-cell>
          <table:table-cell table:formula="of:=IF([.B57]&lt;[.$G$2]; [.$C$2]*([.B57]^2)/2; IF([.B57]&lt;([.$H$2]-[.$G$2]); [.$F$2]+[.$I$2]*([.B57]-[.$G$2]); [.$A$2]-[.$F$2]+[.$I$2]*([.B57]-([.$H$2]-[.$G$2]))-([.$C$2]*(([.B57]-([.$H$2]-[.$G$2]))^2)/2)))" office:value-type="float" office:value="57.122" calcext:value-type="float">
            <text:p>57.122</text:p>
          </table:table-cell>
          <table:table-cell table:formula="of:=IF([.B57]&lt;[.$G$2]; [.$C$2]*[.B57]; IF([.B57]&lt;([.$H$2]-[.$G$2]);[.$I$2]; [.$I$2]-[.$C$2]*([.B57]-([.$H$2]-[.$G$2]))))" office:value-type="float" office:value="169" calcext:value-type="float">
            <text:p>169</text:p>
          </table:table-cell>
          <table:table-cell table:formula="of:=IF([.B57]&lt;[.$G$2]; [.$C$2]; IF([.B57]&lt;([.$H$2]-[.$G$2]);0; -[.$C$2]))"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A58]*[.$H$2]/[.$D$2]" office:value-type="float" office:value="0.689" calcext:value-type="float">
            <text:p>0.689</text:p>
          </table:table-cell>
          <table:table-cell table:formula="of:=IF([.B58]&lt;[.$G$2]; [.$C$2]*([.B58]^2)/2; IF([.B58]&lt;([.$H$2]-[.$G$2]); [.$F$2]+[.$I$2]*([.B58]-[.$G$2]); [.$A$2]-[.$F$2]+[.$I$2]*([.B58]-([.$H$2]-[.$G$2]))-([.$C$2]*(([.B58]-([.$H$2]-[.$G$2]))^2)/2)))" office:value-type="float" office:value="59.340125" calcext:value-type="float">
            <text:p>59.340125</text:p>
          </table:table-cell>
          <table:table-cell table:formula="of:=IF([.B58]&lt;[.$G$2]; [.$C$2]*[.B58]; IF([.B58]&lt;([.$H$2]-[.$G$2]);[.$I$2]; [.$I$2]-[.$C$2]*([.B58]-([.$H$2]-[.$G$2]))))" office:value-type="float" office:value="172.25" calcext:value-type="float">
            <text:p>172.25</text:p>
          </table:table-cell>
          <table:table-cell table:formula="of:=IF([.B58]&lt;[.$G$2]; [.$C$2]; IF([.B58]&lt;([.$H$2]-[.$G$2]);0; -[.$C$2]))"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A59]*[.$H$2]/[.$D$2]" office:value-type="float" office:value="0.702" calcext:value-type="float">
            <text:p>0.702</text:p>
          </table:table-cell>
          <table:table-cell table:formula="of:=IF([.B59]&lt;[.$G$2]; [.$C$2]*([.B59]^2)/2; IF([.B59]&lt;([.$H$2]-[.$G$2]); [.$F$2]+[.$I$2]*([.B59]-[.$G$2]); [.$A$2]-[.$F$2]+[.$I$2]*([.B59]-([.$H$2]-[.$G$2]))-([.$C$2]*(([.B59]-([.$H$2]-[.$G$2]))^2)/2)))" office:value-type="float" office:value="61.6005" calcext:value-type="float">
            <text:p>61.6005</text:p>
          </table:table-cell>
          <table:table-cell table:formula="of:=IF([.B59]&lt;[.$G$2]; [.$C$2]*[.B59]; IF([.B59]&lt;([.$H$2]-[.$G$2]);[.$I$2]; [.$I$2]-[.$C$2]*([.B59]-([.$H$2]-[.$G$2]))))" office:value-type="float" office:value="175.5" calcext:value-type="float">
            <text:p>175.5</text:p>
          </table:table-cell>
          <table:table-cell table:formula="of:=IF([.B59]&lt;[.$G$2]; [.$C$2]; IF([.B59]&lt;([.$H$2]-[.$G$2]);0; -[.$C$2]))"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A60]*[.$H$2]/[.$D$2]" office:value-type="float" office:value="0.715" calcext:value-type="float">
            <text:p>0.715</text:p>
          </table:table-cell>
          <table:table-cell table:formula="of:=IF([.B60]&lt;[.$G$2]; [.$C$2]*([.B60]^2)/2; IF([.B60]&lt;([.$H$2]-[.$G$2]); [.$F$2]+[.$I$2]*([.B60]-[.$G$2]); [.$A$2]-[.$F$2]+[.$I$2]*([.B60]-([.$H$2]-[.$G$2]))-([.$C$2]*(([.B60]-([.$H$2]-[.$G$2]))^2)/2)))" office:value-type="float" office:value="63.903125" calcext:value-type="float">
            <text:p>63.903125</text:p>
          </table:table-cell>
          <table:table-cell table:formula="of:=IF([.B60]&lt;[.$G$2]; [.$C$2]*[.B60]; IF([.B60]&lt;([.$H$2]-[.$G$2]);[.$I$2]; [.$I$2]-[.$C$2]*([.B60]-([.$H$2]-[.$G$2]))))" office:value-type="float" office:value="178.75" calcext:value-type="float">
            <text:p>178.75</text:p>
          </table:table-cell>
          <table:table-cell table:formula="of:=IF([.B60]&lt;[.$G$2]; [.$C$2]; IF([.B60]&lt;([.$H$2]-[.$G$2]);0; -[.$C$2]))"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A61]*[.$H$2]/[.$D$2]" office:value-type="float" office:value="0.728" calcext:value-type="float">
            <text:p>0.728</text:p>
          </table:table-cell>
          <table:table-cell table:formula="of:=IF([.B61]&lt;[.$G$2]; [.$C$2]*([.B61]^2)/2; IF([.B61]&lt;([.$H$2]-[.$G$2]); [.$F$2]+[.$I$2]*([.B61]-[.$G$2]); [.$A$2]-[.$F$2]+[.$I$2]*([.B61]-([.$H$2]-[.$G$2]))-([.$C$2]*(([.B61]-([.$H$2]-[.$G$2]))^2)/2)))" office:value-type="float" office:value="66.248" calcext:value-type="float">
            <text:p>66.248</text:p>
          </table:table-cell>
          <table:table-cell table:formula="of:=IF([.B61]&lt;[.$G$2]; [.$C$2]*[.B61]; IF([.B61]&lt;([.$H$2]-[.$G$2]);[.$I$2]; [.$I$2]-[.$C$2]*([.B61]-([.$H$2]-[.$G$2]))))" office:value-type="float" office:value="182" calcext:value-type="float">
            <text:p>182</text:p>
          </table:table-cell>
          <table:table-cell table:formula="of:=IF([.B61]&lt;[.$G$2]; [.$C$2]; IF([.B61]&lt;([.$H$2]-[.$G$2]);0; -[.$C$2]))"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A62]*[.$H$2]/[.$D$2]" office:value-type="float" office:value="0.741" calcext:value-type="float">
            <text:p>0.741</text:p>
          </table:table-cell>
          <table:table-cell table:formula="of:=IF([.B62]&lt;[.$G$2]; [.$C$2]*([.B62]^2)/2; IF([.B62]&lt;([.$H$2]-[.$G$2]); [.$F$2]+[.$I$2]*([.B62]-[.$G$2]); [.$A$2]-[.$F$2]+[.$I$2]*([.B62]-([.$H$2]-[.$G$2]))-([.$C$2]*(([.B62]-([.$H$2]-[.$G$2]))^2)/2)))" office:value-type="float" office:value="68.635125" calcext:value-type="float">
            <text:p>68.635125</text:p>
          </table:table-cell>
          <table:table-cell table:formula="of:=IF([.B62]&lt;[.$G$2]; [.$C$2]*[.B62]; IF([.B62]&lt;([.$H$2]-[.$G$2]);[.$I$2]; [.$I$2]-[.$C$2]*([.B62]-([.$H$2]-[.$G$2]))))" office:value-type="float" office:value="185.25" calcext:value-type="float">
            <text:p>185.25</text:p>
          </table:table-cell>
          <table:table-cell table:formula="of:=IF([.B62]&lt;[.$G$2]; [.$C$2]; IF([.B62]&lt;([.$H$2]-[.$G$2]);0; -[.$C$2]))"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A63]*[.$H$2]/[.$D$2]" office:value-type="float" office:value="0.754" calcext:value-type="float">
            <text:p>0.754</text:p>
          </table:table-cell>
          <table:table-cell table:formula="of:=IF([.B63]&lt;[.$G$2]; [.$C$2]*([.B63]^2)/2; IF([.B63]&lt;([.$H$2]-[.$G$2]); [.$F$2]+[.$I$2]*([.B63]-[.$G$2]); [.$A$2]-[.$F$2]+[.$I$2]*([.B63]-([.$H$2]-[.$G$2]))-([.$C$2]*(([.B63]-([.$H$2]-[.$G$2]))^2)/2)))" office:value-type="float" office:value="71.0645" calcext:value-type="float">
            <text:p>71.0645</text:p>
          </table:table-cell>
          <table:table-cell table:formula="of:=IF([.B63]&lt;[.$G$2]; [.$C$2]*[.B63]; IF([.B63]&lt;([.$H$2]-[.$G$2]);[.$I$2]; [.$I$2]-[.$C$2]*([.B63]-([.$H$2]-[.$G$2]))))" office:value-type="float" office:value="188.5" calcext:value-type="float">
            <text:p>188.5</text:p>
          </table:table-cell>
          <table:table-cell table:formula="of:=IF([.B63]&lt;[.$G$2]; [.$C$2]; IF([.B63]&lt;([.$H$2]-[.$G$2]);0; -[.$C$2]))"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A64]*[.$H$2]/[.$D$2]" office:value-type="float" office:value="0.767" calcext:value-type="float">
            <text:p>0.767</text:p>
          </table:table-cell>
          <table:table-cell table:formula="of:=IF([.B64]&lt;[.$G$2]; [.$C$2]*([.B64]^2)/2; IF([.B64]&lt;([.$H$2]-[.$G$2]); [.$F$2]+[.$I$2]*([.B64]-[.$G$2]); [.$A$2]-[.$F$2]+[.$I$2]*([.B64]-([.$H$2]-[.$G$2]))-([.$C$2]*(([.B64]-([.$H$2]-[.$G$2]))^2)/2)))" office:value-type="float" office:value="73.536125" calcext:value-type="float">
            <text:p>73.536125</text:p>
          </table:table-cell>
          <table:table-cell table:formula="of:=IF([.B64]&lt;[.$G$2]; [.$C$2]*[.B64]; IF([.B64]&lt;([.$H$2]-[.$G$2]);[.$I$2]; [.$I$2]-[.$C$2]*([.B64]-([.$H$2]-[.$G$2]))))" office:value-type="float" office:value="191.75" calcext:value-type="float">
            <text:p>191.75</text:p>
          </table:table-cell>
          <table:table-cell table:formula="of:=IF([.B64]&lt;[.$G$2]; [.$C$2]; IF([.B64]&lt;([.$H$2]-[.$G$2]);0; -[.$C$2]))"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A65]*[.$H$2]/[.$D$2]" office:value-type="float" office:value="0.78" calcext:value-type="float">
            <text:p>0.78</text:p>
          </table:table-cell>
          <table:table-cell table:formula="of:=IF([.B65]&lt;[.$G$2]; [.$C$2]*([.B65]^2)/2; IF([.B65]&lt;([.$H$2]-[.$G$2]); [.$F$2]+[.$I$2]*([.B65]-[.$G$2]); [.$A$2]-[.$F$2]+[.$I$2]*([.B65]-([.$H$2]-[.$G$2]))-([.$C$2]*(([.B65]-([.$H$2]-[.$G$2]))^2)/2)))" office:value-type="float" office:value="76.05" calcext:value-type="float">
            <text:p>76.05</text:p>
          </table:table-cell>
          <table:table-cell table:formula="of:=IF([.B65]&lt;[.$G$2]; [.$C$2]*[.B65]; IF([.B65]&lt;([.$H$2]-[.$G$2]);[.$I$2]; [.$I$2]-[.$C$2]*([.B65]-([.$H$2]-[.$G$2]))))" office:value-type="float" office:value="195" calcext:value-type="float">
            <text:p>195</text:p>
          </table:table-cell>
          <table:table-cell table:formula="of:=IF([.B65]&lt;[.$G$2]; [.$C$2]; IF([.B65]&lt;([.$H$2]-[.$G$2]);0; -[.$C$2]))"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A66]*[.$H$2]/[.$D$2]" office:value-type="float" office:value="0.793" calcext:value-type="float">
            <text:p>0.793</text:p>
          </table:table-cell>
          <table:table-cell table:formula="of:=IF([.B66]&lt;[.$G$2]; [.$C$2]*([.B66]^2)/2; IF([.B66]&lt;([.$H$2]-[.$G$2]); [.$F$2]+[.$I$2]*([.B66]-[.$G$2]); [.$A$2]-[.$F$2]+[.$I$2]*([.B66]-([.$H$2]-[.$G$2]))-([.$C$2]*(([.B66]-([.$H$2]-[.$G$2]))^2)/2)))" office:value-type="float" office:value="78.606125" calcext:value-type="float">
            <text:p>78.606125</text:p>
          </table:table-cell>
          <table:table-cell table:formula="of:=IF([.B66]&lt;[.$G$2]; [.$C$2]*[.B66]; IF([.B66]&lt;([.$H$2]-[.$G$2]);[.$I$2]; [.$I$2]-[.$C$2]*([.B66]-([.$H$2]-[.$G$2]))))" office:value-type="float" office:value="198.25" calcext:value-type="float">
            <text:p>198.25</text:p>
          </table:table-cell>
          <table:table-cell table:formula="of:=IF([.B66]&lt;[.$G$2]; [.$C$2]; IF([.B66]&lt;([.$H$2]-[.$G$2]);0; -[.$C$2]))"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A67]*[.$H$2]/[.$D$2]" office:value-type="float" office:value="0.806" calcext:value-type="float">
            <text:p>0.806</text:p>
          </table:table-cell>
          <table:table-cell table:formula="of:=IF([.B67]&lt;[.$G$2]; [.$C$2]*([.B67]^2)/2; IF([.B67]&lt;([.$H$2]-[.$G$2]); [.$F$2]+[.$I$2]*([.B67]-[.$G$2]); [.$A$2]-[.$F$2]+[.$I$2]*([.B67]-([.$H$2]-[.$G$2]))-([.$C$2]*(([.B67]-([.$H$2]-[.$G$2]))^2)/2)))" office:value-type="float" office:value="81.2045" calcext:value-type="float">
            <text:p>81.2045</text:p>
          </table:table-cell>
          <table:table-cell table:formula="of:=IF([.B67]&lt;[.$G$2]; [.$C$2]*[.B67]; IF([.B67]&lt;([.$H$2]-[.$G$2]);[.$I$2]; [.$I$2]-[.$C$2]*([.B67]-([.$H$2]-[.$G$2]))))" office:value-type="float" office:value="201.5" calcext:value-type="float">
            <text:p>201.5</text:p>
          </table:table-cell>
          <table:table-cell table:formula="of:=IF([.B67]&lt;[.$G$2]; [.$C$2]; IF([.B67]&lt;([.$H$2]-[.$G$2]);0; -[.$C$2]))"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A68]*[.$H$2]/[.$D$2]" office:value-type="float" office:value="0.819" calcext:value-type="float">
            <text:p>0.819</text:p>
          </table:table-cell>
          <table:table-cell table:formula="of:=IF([.B68]&lt;[.$G$2]; [.$C$2]*([.B68]^2)/2; IF([.B68]&lt;([.$H$2]-[.$G$2]); [.$F$2]+[.$I$2]*([.B68]-[.$G$2]); [.$A$2]-[.$F$2]+[.$I$2]*([.B68]-([.$H$2]-[.$G$2]))-([.$C$2]*(([.B68]-([.$H$2]-[.$G$2]))^2)/2)))" office:value-type="float" office:value="83.845125" calcext:value-type="float">
            <text:p>83.845125</text:p>
          </table:table-cell>
          <table:table-cell table:formula="of:=IF([.B68]&lt;[.$G$2]; [.$C$2]*[.B68]; IF([.B68]&lt;([.$H$2]-[.$G$2]);[.$I$2]; [.$I$2]-[.$C$2]*([.B68]-([.$H$2]-[.$G$2]))))" office:value-type="float" office:value="204.75" calcext:value-type="float">
            <text:p>204.75</text:p>
          </table:table-cell>
          <table:table-cell table:formula="of:=IF([.B68]&lt;[.$G$2]; [.$C$2]; IF([.B68]&lt;([.$H$2]-[.$G$2]);0; -[.$C$2]))"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A69]*[.$H$2]/[.$D$2]" office:value-type="float" office:value="0.832" calcext:value-type="float">
            <text:p>0.832</text:p>
          </table:table-cell>
          <table:table-cell table:formula="of:=IF([.B69]&lt;[.$G$2]; [.$C$2]*([.B69]^2)/2; IF([.B69]&lt;([.$H$2]-[.$G$2]); [.$F$2]+[.$I$2]*([.B69]-[.$G$2]); [.$A$2]-[.$F$2]+[.$I$2]*([.B69]-([.$H$2]-[.$G$2]))-([.$C$2]*(([.B69]-([.$H$2]-[.$G$2]))^2)/2)))" office:value-type="float" office:value="86.528" calcext:value-type="float">
            <text:p>86.528</text:p>
          </table:table-cell>
          <table:table-cell table:formula="of:=IF([.B69]&lt;[.$G$2]; [.$C$2]*[.B69]; IF([.B69]&lt;([.$H$2]-[.$G$2]);[.$I$2]; [.$I$2]-[.$C$2]*([.B69]-([.$H$2]-[.$G$2]))))" office:value-type="float" office:value="208" calcext:value-type="float">
            <text:p>208</text:p>
          </table:table-cell>
          <table:table-cell table:formula="of:=IF([.B69]&lt;[.$G$2]; [.$C$2]; IF([.B69]&lt;([.$H$2]-[.$G$2]);0; -[.$C$2]))"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A70]*[.$H$2]/[.$D$2]" office:value-type="float" office:value="0.845" calcext:value-type="float">
            <text:p>0.845</text:p>
          </table:table-cell>
          <table:table-cell table:formula="of:=IF([.B70]&lt;[.$G$2]; [.$C$2]*([.B70]^2)/2; IF([.B70]&lt;([.$H$2]-[.$G$2]); [.$F$2]+[.$I$2]*([.B70]-[.$G$2]); [.$A$2]-[.$F$2]+[.$I$2]*([.B70]-([.$H$2]-[.$G$2]))-([.$C$2]*(([.B70]-([.$H$2]-[.$G$2]))^2)/2)))" office:value-type="float" office:value="89.253125" calcext:value-type="float">
            <text:p>89.253125</text:p>
          </table:table-cell>
          <table:table-cell table:formula="of:=IF([.B70]&lt;[.$G$2]; [.$C$2]*[.B70]; IF([.B70]&lt;([.$H$2]-[.$G$2]);[.$I$2]; [.$I$2]-[.$C$2]*([.B70]-([.$H$2]-[.$G$2]))))" office:value-type="float" office:value="211.25" calcext:value-type="float">
            <text:p>211.25</text:p>
          </table:table-cell>
          <table:table-cell table:formula="of:=IF([.B70]&lt;[.$G$2]; [.$C$2]; IF([.B70]&lt;([.$H$2]-[.$G$2]);0; -[.$C$2]))"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A71]*[.$H$2]/[.$D$2]" office:value-type="float" office:value="0.858" calcext:value-type="float">
            <text:p>0.858</text:p>
          </table:table-cell>
          <table:table-cell table:formula="of:=IF([.B71]&lt;[.$G$2]; [.$C$2]*([.B71]^2)/2; IF([.B71]&lt;([.$H$2]-[.$G$2]); [.$F$2]+[.$I$2]*([.B71]-[.$G$2]); [.$A$2]-[.$F$2]+[.$I$2]*([.B71]-([.$H$2]-[.$G$2]))-([.$C$2]*(([.B71]-([.$H$2]-[.$G$2]))^2)/2)))" office:value-type="float" office:value="92.0205" calcext:value-type="float">
            <text:p>92.0205</text:p>
          </table:table-cell>
          <table:table-cell table:formula="of:=IF([.B71]&lt;[.$G$2]; [.$C$2]*[.B71]; IF([.B71]&lt;([.$H$2]-[.$G$2]);[.$I$2]; [.$I$2]-[.$C$2]*([.B71]-([.$H$2]-[.$G$2]))))" office:value-type="float" office:value="214.5" calcext:value-type="float">
            <text:p>214.5</text:p>
          </table:table-cell>
          <table:table-cell table:formula="of:=IF([.B71]&lt;[.$G$2]; [.$C$2]; IF([.B71]&lt;([.$H$2]-[.$G$2]);0; -[.$C$2]))"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A72]*[.$H$2]/[.$D$2]" office:value-type="float" office:value="0.871" calcext:value-type="float">
            <text:p>0.871</text:p>
          </table:table-cell>
          <table:table-cell table:formula="of:=IF([.B72]&lt;[.$G$2]; [.$C$2]*([.B72]^2)/2; IF([.B72]&lt;([.$H$2]-[.$G$2]); [.$F$2]+[.$I$2]*([.B72]-[.$G$2]); [.$A$2]-[.$F$2]+[.$I$2]*([.B72]-([.$H$2]-[.$G$2]))-([.$C$2]*(([.B72]-([.$H$2]-[.$G$2]))^2)/2)))" office:value-type="float" office:value="94.830125" calcext:value-type="float">
            <text:p>94.830125</text:p>
          </table:table-cell>
          <table:table-cell table:formula="of:=IF([.B72]&lt;[.$G$2]; [.$C$2]*[.B72]; IF([.B72]&lt;([.$H$2]-[.$G$2]);[.$I$2]; [.$I$2]-[.$C$2]*([.B72]-([.$H$2]-[.$G$2]))))" office:value-type="float" office:value="217.75" calcext:value-type="float">
            <text:p>217.75</text:p>
          </table:table-cell>
          <table:table-cell table:formula="of:=IF([.B72]&lt;[.$G$2]; [.$C$2]; IF([.B72]&lt;([.$H$2]-[.$G$2]);0; -[.$C$2]))"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A73]*[.$H$2]/[.$D$2]" office:value-type="float" office:value="0.884" calcext:value-type="float">
            <text:p>0.884</text:p>
          </table:table-cell>
          <table:table-cell table:formula="of:=IF([.B73]&lt;[.$G$2]; [.$C$2]*([.B73]^2)/2; IF([.B73]&lt;([.$H$2]-[.$G$2]); [.$F$2]+[.$I$2]*([.B73]-[.$G$2]); [.$A$2]-[.$F$2]+[.$I$2]*([.B73]-([.$H$2]-[.$G$2]))-([.$C$2]*(([.B73]-([.$H$2]-[.$G$2]))^2)/2)))" office:value-type="float" office:value="97.682" calcext:value-type="float">
            <text:p>97.682</text:p>
          </table:table-cell>
          <table:table-cell table:formula="of:=IF([.B73]&lt;[.$G$2]; [.$C$2]*[.B73]; IF([.B73]&lt;([.$H$2]-[.$G$2]);[.$I$2]; [.$I$2]-[.$C$2]*([.B73]-([.$H$2]-[.$G$2]))))" office:value-type="float" office:value="221" calcext:value-type="float">
            <text:p>221</text:p>
          </table:table-cell>
          <table:table-cell table:formula="of:=IF([.B73]&lt;[.$G$2]; [.$C$2]; IF([.B73]&lt;([.$H$2]-[.$G$2]);0; -[.$C$2]))"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A74]*[.$H$2]/[.$D$2]" office:value-type="float" office:value="0.897" calcext:value-type="float">
            <text:p>0.897</text:p>
          </table:table-cell>
          <table:table-cell table:formula="of:=IF([.B74]&lt;[.$G$2]; [.$C$2]*([.B74]^2)/2; IF([.B74]&lt;([.$H$2]-[.$G$2]); [.$F$2]+[.$I$2]*([.B74]-[.$G$2]); [.$A$2]-[.$F$2]+[.$I$2]*([.B74]-([.$H$2]-[.$G$2]))-([.$C$2]*(([.B74]-([.$H$2]-[.$G$2]))^2)/2)))" office:value-type="float" office:value="100.576125" calcext:value-type="float">
            <text:p>100.576125</text:p>
          </table:table-cell>
          <table:table-cell table:formula="of:=IF([.B74]&lt;[.$G$2]; [.$C$2]*[.B74]; IF([.B74]&lt;([.$H$2]-[.$G$2]);[.$I$2]; [.$I$2]-[.$C$2]*([.B74]-([.$H$2]-[.$G$2]))))" office:value-type="float" office:value="224.25" calcext:value-type="float">
            <text:p>224.25</text:p>
          </table:table-cell>
          <table:table-cell table:formula="of:=IF([.B74]&lt;[.$G$2]; [.$C$2]; IF([.B74]&lt;([.$H$2]-[.$G$2]);0; -[.$C$2]))"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A75]*[.$H$2]/[.$D$2]" office:value-type="float" office:value="0.91" calcext:value-type="float">
            <text:p>0.91</text:p>
          </table:table-cell>
          <table:table-cell table:formula="of:=IF([.B75]&lt;[.$G$2]; [.$C$2]*([.B75]^2)/2; IF([.B75]&lt;([.$H$2]-[.$G$2]); [.$F$2]+[.$I$2]*([.B75]-[.$G$2]); [.$A$2]-[.$F$2]+[.$I$2]*([.B75]-([.$H$2]-[.$G$2]))-([.$C$2]*(([.B75]-([.$H$2]-[.$G$2]))^2)/2)))" office:value-type="float" office:value="103.5125" calcext:value-type="float">
            <text:p>103.5125</text:p>
          </table:table-cell>
          <table:table-cell table:formula="of:=IF([.B75]&lt;[.$G$2]; [.$C$2]*[.B75]; IF([.B75]&lt;([.$H$2]-[.$G$2]);[.$I$2]; [.$I$2]-[.$C$2]*([.B75]-([.$H$2]-[.$G$2]))))" office:value-type="float" office:value="227.5" calcext:value-type="float">
            <text:p>227.5</text:p>
          </table:table-cell>
          <table:table-cell table:formula="of:=IF([.B75]&lt;[.$G$2]; [.$C$2]; IF([.B75]&lt;([.$H$2]-[.$G$2]);0; -[.$C$2]))"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A76]*[.$H$2]/[.$D$2]" office:value-type="float" office:value="0.923" calcext:value-type="float">
            <text:p>0.923</text:p>
          </table:table-cell>
          <table:table-cell table:formula="of:=IF([.B76]&lt;[.$G$2]; [.$C$2]*([.B76]^2)/2; IF([.B76]&lt;([.$H$2]-[.$G$2]); [.$F$2]+[.$I$2]*([.B76]-[.$G$2]); [.$A$2]-[.$F$2]+[.$I$2]*([.B76]-([.$H$2]-[.$G$2]))-([.$C$2]*(([.B76]-([.$H$2]-[.$G$2]))^2)/2)))" office:value-type="float" office:value="106.491125" calcext:value-type="float">
            <text:p>106.491125</text:p>
          </table:table-cell>
          <table:table-cell table:formula="of:=IF([.B76]&lt;[.$G$2]; [.$C$2]*[.B76]; IF([.B76]&lt;([.$H$2]-[.$G$2]);[.$I$2]; [.$I$2]-[.$C$2]*([.B76]-([.$H$2]-[.$G$2]))))" office:value-type="float" office:value="230.75" calcext:value-type="float">
            <text:p>230.75</text:p>
          </table:table-cell>
          <table:table-cell table:formula="of:=IF([.B76]&lt;[.$G$2]; [.$C$2]; IF([.B76]&lt;([.$H$2]-[.$G$2]);0; -[.$C$2]))"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A77]*[.$H$2]/[.$D$2]" office:value-type="float" office:value="0.936" calcext:value-type="float">
            <text:p>0.936</text:p>
          </table:table-cell>
          <table:table-cell table:formula="of:=IF([.B77]&lt;[.$G$2]; [.$C$2]*([.B77]^2)/2; IF([.B77]&lt;([.$H$2]-[.$G$2]); [.$F$2]+[.$I$2]*([.B77]-[.$G$2]); [.$A$2]-[.$F$2]+[.$I$2]*([.B77]-([.$H$2]-[.$G$2]))-([.$C$2]*(([.B77]-([.$H$2]-[.$G$2]))^2)/2)))" office:value-type="float" office:value="109.512" calcext:value-type="float">
            <text:p>109.512</text:p>
          </table:table-cell>
          <table:table-cell table:formula="of:=IF([.B77]&lt;[.$G$2]; [.$C$2]*[.B77]; IF([.B77]&lt;([.$H$2]-[.$G$2]);[.$I$2]; [.$I$2]-[.$C$2]*([.B77]-([.$H$2]-[.$G$2]))))" office:value-type="float" office:value="234" calcext:value-type="float">
            <text:p>234</text:p>
          </table:table-cell>
          <table:table-cell table:formula="of:=IF([.B77]&lt;[.$G$2]; [.$C$2]; IF([.B77]&lt;([.$H$2]-[.$G$2]);0; -[.$C$2]))"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A78]*[.$H$2]/[.$D$2]" office:value-type="float" office:value="0.949" calcext:value-type="float">
            <text:p>0.949</text:p>
          </table:table-cell>
          <table:table-cell table:formula="of:=IF([.B78]&lt;[.$G$2]; [.$C$2]*([.B78]^2)/2; IF([.B78]&lt;([.$H$2]-[.$G$2]); [.$F$2]+[.$I$2]*([.B78]-[.$G$2]); [.$A$2]-[.$F$2]+[.$I$2]*([.B78]-([.$H$2]-[.$G$2]))-([.$C$2]*(([.B78]-([.$H$2]-[.$G$2]))^2)/2)))" office:value-type="float" office:value="112.575125" calcext:value-type="float">
            <text:p>112.575125</text:p>
          </table:table-cell>
          <table:table-cell table:formula="of:=IF([.B78]&lt;[.$G$2]; [.$C$2]*[.B78]; IF([.B78]&lt;([.$H$2]-[.$G$2]);[.$I$2]; [.$I$2]-[.$C$2]*([.B78]-([.$H$2]-[.$G$2]))))" office:value-type="float" office:value="237.25" calcext:value-type="float">
            <text:p>237.25</text:p>
          </table:table-cell>
          <table:table-cell table:formula="of:=IF([.B78]&lt;[.$G$2]; [.$C$2]; IF([.B78]&lt;([.$H$2]-[.$G$2]);0; -[.$C$2]))"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A79]*[.$H$2]/[.$D$2]" office:value-type="float" office:value="0.962" calcext:value-type="float">
            <text:p>0.962</text:p>
          </table:table-cell>
          <table:table-cell table:formula="of:=IF([.B79]&lt;[.$G$2]; [.$C$2]*([.B79]^2)/2; IF([.B79]&lt;([.$H$2]-[.$G$2]); [.$F$2]+[.$I$2]*([.B79]-[.$G$2]); [.$A$2]-[.$F$2]+[.$I$2]*([.B79]-([.$H$2]-[.$G$2]))-([.$C$2]*(([.B79]-([.$H$2]-[.$G$2]))^2)/2)))" office:value-type="float" office:value="115.6805" calcext:value-type="float">
            <text:p>115.6805</text:p>
          </table:table-cell>
          <table:table-cell table:formula="of:=IF([.B79]&lt;[.$G$2]; [.$C$2]*[.B79]; IF([.B79]&lt;([.$H$2]-[.$G$2]);[.$I$2]; [.$I$2]-[.$C$2]*([.B79]-([.$H$2]-[.$G$2]))))" office:value-type="float" office:value="240.5" calcext:value-type="float">
            <text:p>240.5</text:p>
          </table:table-cell>
          <table:table-cell table:formula="of:=IF([.B79]&lt;[.$G$2]; [.$C$2]; IF([.B79]&lt;([.$H$2]-[.$G$2]);0; -[.$C$2]))"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A80]*[.$H$2]/[.$D$2]" office:value-type="float" office:value="0.975" calcext:value-type="float">
            <text:p>0.975</text:p>
          </table:table-cell>
          <table:table-cell table:formula="of:=IF([.B80]&lt;[.$G$2]; [.$C$2]*([.B80]^2)/2; IF([.B80]&lt;([.$H$2]-[.$G$2]); [.$F$2]+[.$I$2]*([.B80]-[.$G$2]); [.$A$2]-[.$F$2]+[.$I$2]*([.B80]-([.$H$2]-[.$G$2]))-([.$C$2]*(([.B80]-([.$H$2]-[.$G$2]))^2)/2)))" office:value-type="float" office:value="118.828125" calcext:value-type="float">
            <text:p>118.828125</text:p>
          </table:table-cell>
          <table:table-cell table:formula="of:=IF([.B80]&lt;[.$G$2]; [.$C$2]*[.B80]; IF([.B80]&lt;([.$H$2]-[.$G$2]);[.$I$2]; [.$I$2]-[.$C$2]*([.B80]-([.$H$2]-[.$G$2]))))" office:value-type="float" office:value="243.75" calcext:value-type="float">
            <text:p>243.75</text:p>
          </table:table-cell>
          <table:table-cell table:formula="of:=IF([.B80]&lt;[.$G$2]; [.$C$2]; IF([.B80]&lt;([.$H$2]-[.$G$2]);0; -[.$C$2]))"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A81]*[.$H$2]/[.$D$2]" office:value-type="float" office:value="0.988" calcext:value-type="float">
            <text:p>0.988</text:p>
          </table:table-cell>
          <table:table-cell table:formula="of:=IF([.B81]&lt;[.$G$2]; [.$C$2]*([.B81]^2)/2; IF([.B81]&lt;([.$H$2]-[.$G$2]); [.$F$2]+[.$I$2]*([.B81]-[.$G$2]); [.$A$2]-[.$F$2]+[.$I$2]*([.B81]-([.$H$2]-[.$G$2]))-([.$C$2]*(([.B81]-([.$H$2]-[.$G$2]))^2)/2)))" office:value-type="float" office:value="122.018" calcext:value-type="float">
            <text:p>122.018</text:p>
          </table:table-cell>
          <table:table-cell table:formula="of:=IF([.B81]&lt;[.$G$2]; [.$C$2]*[.B81]; IF([.B81]&lt;([.$H$2]-[.$G$2]);[.$I$2]; [.$I$2]-[.$C$2]*([.B81]-([.$H$2]-[.$G$2]))))" office:value-type="float" office:value="247" calcext:value-type="float">
            <text:p>247</text:p>
          </table:table-cell>
          <table:table-cell table:formula="of:=IF([.B81]&lt;[.$G$2]; [.$C$2]; IF([.B81]&lt;([.$H$2]-[.$G$2]);0; -[.$C$2]))"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A82]*[.$H$2]/[.$D$2]" office:value-type="float" office:value="1.001" calcext:value-type="float">
            <text:p>1.001</text:p>
          </table:table-cell>
          <table:table-cell table:formula="of:=IF([.B82]&lt;[.$G$2]; [.$C$2]*([.B82]^2)/2; IF([.B82]&lt;([.$H$2]-[.$G$2]); [.$F$2]+[.$I$2]*([.B82]-[.$G$2]); [.$A$2]-[.$F$2]+[.$I$2]*([.B82]-([.$H$2]-[.$G$2]))-([.$C$2]*(([.B82]-([.$H$2]-[.$G$2]))^2)/2)))" office:value-type="float" office:value="125.250125" calcext:value-type="float">
            <text:p>125.250125</text:p>
          </table:table-cell>
          <table:table-cell table:formula="of:=IF([.B82]&lt;[.$G$2]; [.$C$2]*[.B82]; IF([.B82]&lt;([.$H$2]-[.$G$2]);[.$I$2]; [.$I$2]-[.$C$2]*([.B82]-([.$H$2]-[.$G$2]))))" office:value-type="float" office:value="250.25" calcext:value-type="float">
            <text:p>250.25</text:p>
          </table:table-cell>
          <table:table-cell table:formula="of:=IF([.B82]&lt;[.$G$2]; [.$C$2]; IF([.B82]&lt;([.$H$2]-[.$G$2]);0; -[.$C$2]))"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A83]*[.$H$2]/[.$D$2]" office:value-type="float" office:value="1.014" calcext:value-type="float">
            <text:p>1.014</text:p>
          </table:table-cell>
          <table:table-cell table:formula="of:=IF([.B83]&lt;[.$G$2]; [.$C$2]*([.B83]^2)/2; IF([.B83]&lt;([.$H$2]-[.$G$2]); [.$F$2]+[.$I$2]*([.B83]-[.$G$2]); [.$A$2]-[.$F$2]+[.$I$2]*([.B83]-([.$H$2]-[.$G$2]))-([.$C$2]*(([.B83]-([.$H$2]-[.$G$2]))^2)/2)))" office:value-type="float" office:value="128.5245" calcext:value-type="float">
            <text:p>128.5245</text:p>
          </table:table-cell>
          <table:table-cell table:formula="of:=IF([.B83]&lt;[.$G$2]; [.$C$2]*[.B83]; IF([.B83]&lt;([.$H$2]-[.$G$2]);[.$I$2]; [.$I$2]-[.$C$2]*([.B83]-([.$H$2]-[.$G$2]))))" office:value-type="float" office:value="253.5" calcext:value-type="float">
            <text:p>253.5</text:p>
          </table:table-cell>
          <table:table-cell table:formula="of:=IF([.B83]&lt;[.$G$2]; [.$C$2]; IF([.B83]&lt;([.$H$2]-[.$G$2]);0; -[.$C$2]))"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A84]*[.$H$2]/[.$D$2]" office:value-type="float" office:value="1.027" calcext:value-type="float">
            <text:p>1.027</text:p>
          </table:table-cell>
          <table:table-cell table:formula="of:=IF([.B84]&lt;[.$G$2]; [.$C$2]*([.B84]^2)/2; IF([.B84]&lt;([.$H$2]-[.$G$2]); [.$F$2]+[.$I$2]*([.B84]-[.$G$2]); [.$A$2]-[.$F$2]+[.$I$2]*([.B84]-([.$H$2]-[.$G$2]))-([.$C$2]*(([.B84]-([.$H$2]-[.$G$2]))^2)/2)))" office:value-type="float" office:value="131.841125" calcext:value-type="float">
            <text:p>131.841125</text:p>
          </table:table-cell>
          <table:table-cell table:formula="of:=IF([.B84]&lt;[.$G$2]; [.$C$2]*[.B84]; IF([.B84]&lt;([.$H$2]-[.$G$2]);[.$I$2]; [.$I$2]-[.$C$2]*([.B84]-([.$H$2]-[.$G$2]))))" office:value-type="float" office:value="256.75" calcext:value-type="float">
            <text:p>256.75</text:p>
          </table:table-cell>
          <table:table-cell table:formula="of:=IF([.B84]&lt;[.$G$2]; [.$C$2]; IF([.B84]&lt;([.$H$2]-[.$G$2]);0; -[.$C$2]))"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A85]*[.$H$2]/[.$D$2]" office:value-type="float" office:value="1.04" calcext:value-type="float">
            <text:p>1.04</text:p>
          </table:table-cell>
          <table:table-cell table:formula="of:=IF([.B85]&lt;[.$G$2]; [.$C$2]*([.B85]^2)/2; IF([.B85]&lt;([.$H$2]-[.$G$2]); [.$F$2]+[.$I$2]*([.B85]-[.$G$2]); [.$A$2]-[.$F$2]+[.$I$2]*([.B85]-([.$H$2]-[.$G$2]))-([.$C$2]*(([.B85]-([.$H$2]-[.$G$2]))^2)/2)))" office:value-type="float" office:value="135.2" calcext:value-type="float">
            <text:p>135.2</text:p>
          </table:table-cell>
          <table:table-cell table:formula="of:=IF([.B85]&lt;[.$G$2]; [.$C$2]*[.B85]; IF([.B85]&lt;([.$H$2]-[.$G$2]);[.$I$2]; [.$I$2]-[.$C$2]*([.B85]-([.$H$2]-[.$G$2]))))" office:value-type="float" office:value="260" calcext:value-type="float">
            <text:p>260</text:p>
          </table:table-cell>
          <table:table-cell table:formula="of:=IF([.B85]&lt;[.$G$2]; [.$C$2]; IF([.B85]&lt;([.$H$2]-[.$G$2]);0; -[.$C$2]))"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A86]*[.$H$2]/[.$D$2]" office:value-type="float" office:value="1.053" calcext:value-type="float">
            <text:p>1.053</text:p>
          </table:table-cell>
          <table:table-cell table:formula="of:=IF([.B86]&lt;[.$G$2]; [.$C$2]*([.B86]^2)/2; IF([.B86]&lt;([.$H$2]-[.$G$2]); [.$F$2]+[.$I$2]*([.B86]-[.$G$2]); [.$A$2]-[.$F$2]+[.$I$2]*([.B86]-([.$H$2]-[.$G$2]))-([.$C$2]*(([.B86]-([.$H$2]-[.$G$2]))^2)/2)))" office:value-type="float" office:value="138.601125" calcext:value-type="float">
            <text:p>138.601125</text:p>
          </table:table-cell>
          <table:table-cell table:formula="of:=IF([.B86]&lt;[.$G$2]; [.$C$2]*[.B86]; IF([.B86]&lt;([.$H$2]-[.$G$2]);[.$I$2]; [.$I$2]-[.$C$2]*([.B86]-([.$H$2]-[.$G$2]))))" office:value-type="float" office:value="263.25" calcext:value-type="float">
            <text:p>263.25</text:p>
          </table:table-cell>
          <table:table-cell table:formula="of:=IF([.B86]&lt;[.$G$2]; [.$C$2]; IF([.B86]&lt;([.$H$2]-[.$G$2]);0; -[.$C$2]))"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A87]*[.$H$2]/[.$D$2]" office:value-type="float" office:value="1.066" calcext:value-type="float">
            <text:p>1.066</text:p>
          </table:table-cell>
          <table:table-cell table:formula="of:=IF([.B87]&lt;[.$G$2]; [.$C$2]*([.B87]^2)/2; IF([.B87]&lt;([.$H$2]-[.$G$2]); [.$F$2]+[.$I$2]*([.B87]-[.$G$2]); [.$A$2]-[.$F$2]+[.$I$2]*([.B87]-([.$H$2]-[.$G$2]))-([.$C$2]*(([.B87]-([.$H$2]-[.$G$2]))^2)/2)))" office:value-type="float" office:value="142.0445" calcext:value-type="float">
            <text:p>142.0445</text:p>
          </table:table-cell>
          <table:table-cell table:formula="of:=IF([.B87]&lt;[.$G$2]; [.$C$2]*[.B87]; IF([.B87]&lt;([.$H$2]-[.$G$2]);[.$I$2]; [.$I$2]-[.$C$2]*([.B87]-([.$H$2]-[.$G$2]))))" office:value-type="float" office:value="266.5" calcext:value-type="float">
            <text:p>266.5</text:p>
          </table:table-cell>
          <table:table-cell table:formula="of:=IF([.B87]&lt;[.$G$2]; [.$C$2]; IF([.B87]&lt;([.$H$2]-[.$G$2]);0; -[.$C$2]))"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A88]*[.$H$2]/[.$D$2]" office:value-type="float" office:value="1.079" calcext:value-type="float">
            <text:p>1.079</text:p>
          </table:table-cell>
          <table:table-cell table:formula="of:=IF([.B88]&lt;[.$G$2]; [.$C$2]*([.B88]^2)/2; IF([.B88]&lt;([.$H$2]-[.$G$2]); [.$F$2]+[.$I$2]*([.B88]-[.$G$2]); [.$A$2]-[.$F$2]+[.$I$2]*([.B88]-([.$H$2]-[.$G$2]))-([.$C$2]*(([.B88]-([.$H$2]-[.$G$2]))^2)/2)))" office:value-type="float" office:value="145.530125" calcext:value-type="float">
            <text:p>145.530125</text:p>
          </table:table-cell>
          <table:table-cell table:formula="of:=IF([.B88]&lt;[.$G$2]; [.$C$2]*[.B88]; IF([.B88]&lt;([.$H$2]-[.$G$2]);[.$I$2]; [.$I$2]-[.$C$2]*([.B88]-([.$H$2]-[.$G$2]))))" office:value-type="float" office:value="269.75" calcext:value-type="float">
            <text:p>269.75</text:p>
          </table:table-cell>
          <table:table-cell table:formula="of:=IF([.B88]&lt;[.$G$2]; [.$C$2]; IF([.B88]&lt;([.$H$2]-[.$G$2]);0; -[.$C$2]))"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A89]*[.$H$2]/[.$D$2]" office:value-type="float" office:value="1.092" calcext:value-type="float">
            <text:p>1.092</text:p>
          </table:table-cell>
          <table:table-cell table:formula="of:=IF([.B89]&lt;[.$G$2]; [.$C$2]*([.B89]^2)/2; IF([.B89]&lt;([.$H$2]-[.$G$2]); [.$F$2]+[.$I$2]*([.B89]-[.$G$2]); [.$A$2]-[.$F$2]+[.$I$2]*([.B89]-([.$H$2]-[.$G$2]))-([.$C$2]*(([.B89]-([.$H$2]-[.$G$2]))^2)/2)))" office:value-type="float" office:value="149.058" calcext:value-type="float">
            <text:p>149.058</text:p>
          </table:table-cell>
          <table:table-cell table:formula="of:=IF([.B89]&lt;[.$G$2]; [.$C$2]*[.B89]; IF([.B89]&lt;([.$H$2]-[.$G$2]);[.$I$2]; [.$I$2]-[.$C$2]*([.B89]-([.$H$2]-[.$G$2]))))" office:value-type="float" office:value="273" calcext:value-type="float">
            <text:p>273</text:p>
          </table:table-cell>
          <table:table-cell table:formula="of:=IF([.B89]&lt;[.$G$2]; [.$C$2]; IF([.B89]&lt;([.$H$2]-[.$G$2]);0; -[.$C$2]))"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A90]*[.$H$2]/[.$D$2]" office:value-type="float" office:value="1.105" calcext:value-type="float">
            <text:p>1.105</text:p>
          </table:table-cell>
          <table:table-cell table:formula="of:=IF([.B90]&lt;[.$G$2]; [.$C$2]*([.B90]^2)/2; IF([.B90]&lt;([.$H$2]-[.$G$2]); [.$F$2]+[.$I$2]*([.B90]-[.$G$2]); [.$A$2]-[.$F$2]+[.$I$2]*([.B90]-([.$H$2]-[.$G$2]))-([.$C$2]*(([.B90]-([.$H$2]-[.$G$2]))^2)/2)))" office:value-type="float" office:value="152.628125" calcext:value-type="float">
            <text:p>152.628125</text:p>
          </table:table-cell>
          <table:table-cell table:formula="of:=IF([.B90]&lt;[.$G$2]; [.$C$2]*[.B90]; IF([.B90]&lt;([.$H$2]-[.$G$2]);[.$I$2]; [.$I$2]-[.$C$2]*([.B90]-([.$H$2]-[.$G$2]))))" office:value-type="float" office:value="276.25" calcext:value-type="float">
            <text:p>276.25</text:p>
          </table:table-cell>
          <table:table-cell table:formula="of:=IF([.B90]&lt;[.$G$2]; [.$C$2]; IF([.B90]&lt;([.$H$2]-[.$G$2]);0; -[.$C$2]))"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A91]*[.$H$2]/[.$D$2]" office:value-type="float" office:value="1.118" calcext:value-type="float">
            <text:p>1.118</text:p>
          </table:table-cell>
          <table:table-cell table:formula="of:=IF([.B91]&lt;[.$G$2]; [.$C$2]*([.B91]^2)/2; IF([.B91]&lt;([.$H$2]-[.$G$2]); [.$F$2]+[.$I$2]*([.B91]-[.$G$2]); [.$A$2]-[.$F$2]+[.$I$2]*([.B91]-([.$H$2]-[.$G$2]))-([.$C$2]*(([.B91]-([.$H$2]-[.$G$2]))^2)/2)))" office:value-type="float" office:value="156.2405" calcext:value-type="float">
            <text:p>156.2405</text:p>
          </table:table-cell>
          <table:table-cell table:formula="of:=IF([.B91]&lt;[.$G$2]; [.$C$2]*[.B91]; IF([.B91]&lt;([.$H$2]-[.$G$2]);[.$I$2]; [.$I$2]-[.$C$2]*([.B91]-([.$H$2]-[.$G$2]))))" office:value-type="float" office:value="279.5" calcext:value-type="float">
            <text:p>279.5</text:p>
          </table:table-cell>
          <table:table-cell table:formula="of:=IF([.B91]&lt;[.$G$2]; [.$C$2]; IF([.B91]&lt;([.$H$2]-[.$G$2]);0; -[.$C$2]))"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A92]*[.$H$2]/[.$D$2]" office:value-type="float" office:value="1.131" calcext:value-type="float">
            <text:p>1.131</text:p>
          </table:table-cell>
          <table:table-cell table:formula="of:=IF([.B92]&lt;[.$G$2]; [.$C$2]*([.B92]^2)/2; IF([.B92]&lt;([.$H$2]-[.$G$2]); [.$F$2]+[.$I$2]*([.B92]-[.$G$2]); [.$A$2]-[.$F$2]+[.$I$2]*([.B92]-([.$H$2]-[.$G$2]))-([.$C$2]*(([.B92]-([.$H$2]-[.$G$2]))^2)/2)))" office:value-type="float" office:value="159.895125" calcext:value-type="float">
            <text:p>159.895125</text:p>
          </table:table-cell>
          <table:table-cell table:formula="of:=IF([.B92]&lt;[.$G$2]; [.$C$2]*[.B92]; IF([.B92]&lt;([.$H$2]-[.$G$2]);[.$I$2]; [.$I$2]-[.$C$2]*([.B92]-([.$H$2]-[.$G$2]))))" office:value-type="float" office:value="282.75" calcext:value-type="float">
            <text:p>282.75</text:p>
          </table:table-cell>
          <table:table-cell table:formula="of:=IF([.B92]&lt;[.$G$2]; [.$C$2]; IF([.B92]&lt;([.$H$2]-[.$G$2]);0; -[.$C$2]))"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A93]*[.$H$2]/[.$D$2]" office:value-type="float" office:value="1.144" calcext:value-type="float">
            <text:p>1.144</text:p>
          </table:table-cell>
          <table:table-cell table:formula="of:=IF([.B93]&lt;[.$G$2]; [.$C$2]*([.B93]^2)/2; IF([.B93]&lt;([.$H$2]-[.$G$2]); [.$F$2]+[.$I$2]*([.B93]-[.$G$2]); [.$A$2]-[.$F$2]+[.$I$2]*([.B93]-([.$H$2]-[.$G$2]))-([.$C$2]*(([.B93]-([.$H$2]-[.$G$2]))^2)/2)))" office:value-type="float" office:value="163.592" calcext:value-type="float">
            <text:p>163.592</text:p>
          </table:table-cell>
          <table:table-cell table:formula="of:=IF([.B93]&lt;[.$G$2]; [.$C$2]*[.B93]; IF([.B93]&lt;([.$H$2]-[.$G$2]);[.$I$2]; [.$I$2]-[.$C$2]*([.B93]-([.$H$2]-[.$G$2]))))" office:value-type="float" office:value="286" calcext:value-type="float">
            <text:p>286</text:p>
          </table:table-cell>
          <table:table-cell table:formula="of:=IF([.B93]&lt;[.$G$2]; [.$C$2]; IF([.B93]&lt;([.$H$2]-[.$G$2]);0; -[.$C$2]))"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A94]*[.$H$2]/[.$D$2]" office:value-type="float" office:value="1.157" calcext:value-type="float">
            <text:p>1.157</text:p>
          </table:table-cell>
          <table:table-cell table:formula="of:=IF([.B94]&lt;[.$G$2]; [.$C$2]*([.B94]^2)/2; IF([.B94]&lt;([.$H$2]-[.$G$2]); [.$F$2]+[.$I$2]*([.B94]-[.$G$2]); [.$A$2]-[.$F$2]+[.$I$2]*([.B94]-([.$H$2]-[.$G$2]))-([.$C$2]*(([.B94]-([.$H$2]-[.$G$2]))^2)/2)))" office:value-type="float" office:value="167.331125" calcext:value-type="float">
            <text:p>167.331125</text:p>
          </table:table-cell>
          <table:table-cell table:formula="of:=IF([.B94]&lt;[.$G$2]; [.$C$2]*[.B94]; IF([.B94]&lt;([.$H$2]-[.$G$2]);[.$I$2]; [.$I$2]-[.$C$2]*([.B94]-([.$H$2]-[.$G$2]))))" office:value-type="float" office:value="289.25" calcext:value-type="float">
            <text:p>289.25</text:p>
          </table:table-cell>
          <table:table-cell table:formula="of:=IF([.B94]&lt;[.$G$2]; [.$C$2]; IF([.B94]&lt;([.$H$2]-[.$G$2]);0; -[.$C$2]))"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A95]*[.$H$2]/[.$D$2]" office:value-type="float" office:value="1.17" calcext:value-type="float">
            <text:p>1.17</text:p>
          </table:table-cell>
          <table:table-cell table:formula="of:=IF([.B95]&lt;[.$G$2]; [.$C$2]*([.B95]^2)/2; IF([.B95]&lt;([.$H$2]-[.$G$2]); [.$F$2]+[.$I$2]*([.B95]-[.$G$2]); [.$A$2]-[.$F$2]+[.$I$2]*([.B95]-([.$H$2]-[.$G$2]))-([.$C$2]*(([.B95]-([.$H$2]-[.$G$2]))^2)/2)))" office:value-type="float" office:value="171.1125" calcext:value-type="float">
            <text:p>171.1125</text:p>
          </table:table-cell>
          <table:table-cell table:formula="of:=IF([.B95]&lt;[.$G$2]; [.$C$2]*[.B95]; IF([.B95]&lt;([.$H$2]-[.$G$2]);[.$I$2]; [.$I$2]-[.$C$2]*([.B95]-([.$H$2]-[.$G$2]))))" office:value-type="float" office:value="292.5" calcext:value-type="float">
            <text:p>292.5</text:p>
          </table:table-cell>
          <table:table-cell table:formula="of:=IF([.B95]&lt;[.$G$2]; [.$C$2]; IF([.B95]&lt;([.$H$2]-[.$G$2]);0; -[.$C$2]))"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A96]*[.$H$2]/[.$D$2]" office:value-type="float" office:value="1.183" calcext:value-type="float">
            <text:p>1.183</text:p>
          </table:table-cell>
          <table:table-cell table:formula="of:=IF([.B96]&lt;[.$G$2]; [.$C$2]*([.B96]^2)/2; IF([.B96]&lt;([.$H$2]-[.$G$2]); [.$F$2]+[.$I$2]*([.B96]-[.$G$2]); [.$A$2]-[.$F$2]+[.$I$2]*([.B96]-([.$H$2]-[.$G$2]))-([.$C$2]*(([.B96]-([.$H$2]-[.$G$2]))^2)/2)))" office:value-type="float" office:value="174.936125" calcext:value-type="float">
            <text:p>174.936125</text:p>
          </table:table-cell>
          <table:table-cell table:formula="of:=IF([.B96]&lt;[.$G$2]; [.$C$2]*[.B96]; IF([.B96]&lt;([.$H$2]-[.$G$2]);[.$I$2]; [.$I$2]-[.$C$2]*([.B96]-([.$H$2]-[.$G$2]))))" office:value-type="float" office:value="295.75" calcext:value-type="float">
            <text:p>295.75</text:p>
          </table:table-cell>
          <table:table-cell table:formula="of:=IF([.B96]&lt;[.$G$2]; [.$C$2]; IF([.B96]&lt;([.$H$2]-[.$G$2]);0; -[.$C$2]))"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A97]*[.$H$2]/[.$D$2]" office:value-type="float" office:value="1.196" calcext:value-type="float">
            <text:p>1.196</text:p>
          </table:table-cell>
          <table:table-cell table:formula="of:=IF([.B97]&lt;[.$G$2]; [.$C$2]*([.B97]^2)/2; IF([.B97]&lt;([.$H$2]-[.$G$2]); [.$F$2]+[.$I$2]*([.B97]-[.$G$2]); [.$A$2]-[.$F$2]+[.$I$2]*([.B97]-([.$H$2]-[.$G$2]))-([.$C$2]*(([.B97]-([.$H$2]-[.$G$2]))^2)/2)))" office:value-type="float" office:value="178.802" calcext:value-type="float">
            <text:p>178.802</text:p>
          </table:table-cell>
          <table:table-cell table:formula="of:=IF([.B97]&lt;[.$G$2]; [.$C$2]*[.B97]; IF([.B97]&lt;([.$H$2]-[.$G$2]);[.$I$2]; [.$I$2]-[.$C$2]*([.B97]-([.$H$2]-[.$G$2]))))" office:value-type="float" office:value="299" calcext:value-type="float">
            <text:p>299</text:p>
          </table:table-cell>
          <table:table-cell table:formula="of:=IF([.B97]&lt;[.$G$2]; [.$C$2]; IF([.B97]&lt;([.$H$2]-[.$G$2]);0; -[.$C$2]))"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A98]*[.$H$2]/[.$D$2]" office:value-type="float" office:value="1.209" calcext:value-type="float">
            <text:p>1.209</text:p>
          </table:table-cell>
          <table:table-cell table:formula="of:=IF([.B98]&lt;[.$G$2]; [.$C$2]*([.B98]^2)/2; IF([.B98]&lt;([.$H$2]-[.$G$2]); [.$F$2]+[.$I$2]*([.B98]-[.$G$2]); [.$A$2]-[.$F$2]+[.$I$2]*([.B98]-([.$H$2]-[.$G$2]))-([.$C$2]*(([.B98]-([.$H$2]-[.$G$2]))^2)/2)))" office:value-type="float" office:value="182.710125" calcext:value-type="float">
            <text:p>182.710125</text:p>
          </table:table-cell>
          <table:table-cell table:formula="of:=IF([.B98]&lt;[.$G$2]; [.$C$2]*[.B98]; IF([.B98]&lt;([.$H$2]-[.$G$2]);[.$I$2]; [.$I$2]-[.$C$2]*([.B98]-([.$H$2]-[.$G$2]))))" office:value-type="float" office:value="302.25" calcext:value-type="float">
            <text:p>302.25</text:p>
          </table:table-cell>
          <table:table-cell table:formula="of:=IF([.B98]&lt;[.$G$2]; [.$C$2]; IF([.B98]&lt;([.$H$2]-[.$G$2]);0; -[.$C$2]))"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A99]*[.$H$2]/[.$D$2]" office:value-type="float" office:value="1.222" calcext:value-type="float">
            <text:p>1.222</text:p>
          </table:table-cell>
          <table:table-cell table:formula="of:=IF([.B99]&lt;[.$G$2]; [.$C$2]*([.B99]^2)/2; IF([.B99]&lt;([.$H$2]-[.$G$2]); [.$F$2]+[.$I$2]*([.B99]-[.$G$2]); [.$A$2]-[.$F$2]+[.$I$2]*([.B99]-([.$H$2]-[.$G$2]))-([.$C$2]*(([.B99]-([.$H$2]-[.$G$2]))^2)/2)))" office:value-type="float" office:value="186.6605" calcext:value-type="float">
            <text:p>186.6605</text:p>
          </table:table-cell>
          <table:table-cell table:formula="of:=IF([.B99]&lt;[.$G$2]; [.$C$2]*[.B99]; IF([.B99]&lt;([.$H$2]-[.$G$2]);[.$I$2]; [.$I$2]-[.$C$2]*([.B99]-([.$H$2]-[.$G$2]))))" office:value-type="float" office:value="305.5" calcext:value-type="float">
            <text:p>305.5</text:p>
          </table:table-cell>
          <table:table-cell table:formula="of:=IF([.B99]&lt;[.$G$2]; [.$C$2]; IF([.B99]&lt;([.$H$2]-[.$G$2]);0; -[.$C$2]))"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A100]*[.$H$2]/[.$D$2]" office:value-type="float" office:value="1.235" calcext:value-type="float">
            <text:p>1.235</text:p>
          </table:table-cell>
          <table:table-cell table:formula="of:=IF([.B100]&lt;[.$G$2]; [.$C$2]*([.B100]^2)/2; IF([.B100]&lt;([.$H$2]-[.$G$2]); [.$F$2]+[.$I$2]*([.B100]-[.$G$2]); [.$A$2]-[.$F$2]+[.$I$2]*([.B100]-([.$H$2]-[.$G$2]))-([.$C$2]*(([.B100]-([.$H$2]-[.$G$2]))^2)/2)))" office:value-type="float" office:value="190.653125" calcext:value-type="float">
            <text:p>190.653125</text:p>
          </table:table-cell>
          <table:table-cell table:formula="of:=IF([.B100]&lt;[.$G$2]; [.$C$2]*[.B100]; IF([.B100]&lt;([.$H$2]-[.$G$2]);[.$I$2]; [.$I$2]-[.$C$2]*([.B100]-([.$H$2]-[.$G$2]))))" office:value-type="float" office:value="308.75" calcext:value-type="float">
            <text:p>308.75</text:p>
          </table:table-cell>
          <table:table-cell table:formula="of:=IF([.B100]&lt;[.$G$2]; [.$C$2]; IF([.B100]&lt;([.$H$2]-[.$G$2]);0; -[.$C$2]))"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A101]*[.$H$2]/[.$D$2]" office:value-type="float" office:value="1.248" calcext:value-type="float">
            <text:p>1.248</text:p>
          </table:table-cell>
          <table:table-cell table:formula="of:=IF([.B101]&lt;[.$G$2]; [.$C$2]*([.B101]^2)/2; IF([.B101]&lt;([.$H$2]-[.$G$2]); [.$F$2]+[.$I$2]*([.B101]-[.$G$2]); [.$A$2]-[.$F$2]+[.$I$2]*([.B101]-([.$H$2]-[.$G$2]))-([.$C$2]*(([.B101]-([.$H$2]-[.$G$2]))^2)/2)))" office:value-type="float" office:value="194.688" calcext:value-type="float">
            <text:p>194.688</text:p>
          </table:table-cell>
          <table:table-cell table:formula="of:=IF([.B101]&lt;[.$G$2]; [.$C$2]*[.B101]; IF([.B101]&lt;([.$H$2]-[.$G$2]);[.$I$2]; [.$I$2]-[.$C$2]*([.B101]-([.$H$2]-[.$G$2]))))" office:value-type="float" office:value="312" calcext:value-type="float">
            <text:p>312</text:p>
          </table:table-cell>
          <table:table-cell table:formula="of:=IF([.B101]&lt;[.$G$2]; [.$C$2]; IF([.B101]&lt;([.$H$2]-[.$G$2]);0; -[.$C$2]))"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A102]*[.$H$2]/[.$D$2]" office:value-type="float" office:value="1.261" calcext:value-type="float">
            <text:p>1.261</text:p>
          </table:table-cell>
          <table:table-cell table:formula="of:=IF([.B102]&lt;[.$G$2]; [.$C$2]*([.B102]^2)/2; IF([.B102]&lt;([.$H$2]-[.$G$2]); [.$F$2]+[.$I$2]*([.B102]-[.$G$2]); [.$A$2]-[.$F$2]+[.$I$2]*([.B102]-([.$H$2]-[.$G$2]))-([.$C$2]*(([.B102]-([.$H$2]-[.$G$2]))^2)/2)))" office:value-type="float" office:value="198.765125" calcext:value-type="float">
            <text:p>198.765125</text:p>
          </table:table-cell>
          <table:table-cell table:formula="of:=IF([.B102]&lt;[.$G$2]; [.$C$2]*[.B102]; IF([.B102]&lt;([.$H$2]-[.$G$2]);[.$I$2]; [.$I$2]-[.$C$2]*([.B102]-([.$H$2]-[.$G$2]))))" office:value-type="float" office:value="315.25" calcext:value-type="float">
            <text:p>315.25</text:p>
          </table:table-cell>
          <table:table-cell table:formula="of:=IF([.B102]&lt;[.$G$2]; [.$C$2]; IF([.B102]&lt;([.$H$2]-[.$G$2]);0; -[.$C$2]))"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A103]*[.$H$2]/[.$D$2]" office:value-type="float" office:value="1.274" calcext:value-type="float">
            <text:p>1.274</text:p>
          </table:table-cell>
          <table:table-cell table:formula="of:=IF([.B103]&lt;[.$G$2]; [.$C$2]*([.B103]^2)/2; IF([.B103]&lt;([.$H$2]-[.$G$2]); [.$F$2]+[.$I$2]*([.B103]-[.$G$2]); [.$A$2]-[.$F$2]+[.$I$2]*([.B103]-([.$H$2]-[.$G$2]))-([.$C$2]*(([.B103]-([.$H$2]-[.$G$2]))^2)/2)))" office:value-type="float" office:value="202.8845" calcext:value-type="float">
            <text:p>202.8845</text:p>
          </table:table-cell>
          <table:table-cell table:formula="of:=IF([.B103]&lt;[.$G$2]; [.$C$2]*[.B103]; IF([.B103]&lt;([.$H$2]-[.$G$2]);[.$I$2]; [.$I$2]-[.$C$2]*([.B103]-([.$H$2]-[.$G$2]))))" office:value-type="float" office:value="318.5" calcext:value-type="float">
            <text:p>318.5</text:p>
          </table:table-cell>
          <table:table-cell table:formula="of:=IF([.B103]&lt;[.$G$2]; [.$C$2]; IF([.B103]&lt;([.$H$2]-[.$G$2]);0; -[.$C$2]))"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A104]*[.$H$2]/[.$D$2]" office:value-type="float" office:value="1.287" calcext:value-type="float">
            <text:p>1.287</text:p>
          </table:table-cell>
          <table:table-cell table:formula="of:=IF([.B104]&lt;[.$G$2]; [.$C$2]*([.B104]^2)/2; IF([.B104]&lt;([.$H$2]-[.$G$2]); [.$F$2]+[.$I$2]*([.B104]-[.$G$2]); [.$A$2]-[.$F$2]+[.$I$2]*([.B104]-([.$H$2]-[.$G$2]))-([.$C$2]*(([.B104]-([.$H$2]-[.$G$2]))^2)/2)))" office:value-type="float" office:value="207.046125" calcext:value-type="float">
            <text:p>207.046125</text:p>
          </table:table-cell>
          <table:table-cell table:formula="of:=IF([.B104]&lt;[.$G$2]; [.$C$2]*[.B104]; IF([.B104]&lt;([.$H$2]-[.$G$2]);[.$I$2]; [.$I$2]-[.$C$2]*([.B104]-([.$H$2]-[.$G$2]))))" office:value-type="float" office:value="321.75" calcext:value-type="float">
            <text:p>321.75</text:p>
          </table:table-cell>
          <table:table-cell table:formula="of:=IF([.B104]&lt;[.$G$2]; [.$C$2]; IF([.B104]&lt;([.$H$2]-[.$G$2]);0; -[.$C$2]))"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105]*[.$H$2]/[.$D$2]" office:value-type="float" office:value="1.3" calcext:value-type="float">
            <text:p>1.3</text:p>
          </table:table-cell>
          <table:table-cell table:formula="of:=IF([.B105]&lt;[.$G$2]; [.$C$2]*([.B105]^2)/2; IF([.B105]&lt;([.$H$2]-[.$G$2]); [.$F$2]+[.$I$2]*([.B105]-[.$G$2]); [.$A$2]-[.$F$2]+[.$I$2]*([.B105]-([.$H$2]-[.$G$2]))-([.$C$2]*(([.B105]-([.$H$2]-[.$G$2]))^2)/2)))" office:value-type="float" office:value="211.25" calcext:value-type="float">
            <text:p>211.25</text:p>
          </table:table-cell>
          <table:table-cell table:formula="of:=IF([.B105]&lt;[.$G$2]; [.$C$2]*[.B105]; IF([.B105]&lt;([.$H$2]-[.$G$2]);[.$I$2]; [.$I$2]-[.$C$2]*([.B105]-([.$H$2]-[.$G$2]))))" office:value-type="float" office:value="325" calcext:value-type="float">
            <text:p>325</text:p>
          </table:table-cell>
          <table:table-cell table:formula="of:=IF([.B105]&lt;[.$G$2]; [.$C$2]; IF([.B105]&lt;([.$H$2]-[.$G$2]);0; -[.$C$2]))"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[.A106]*[.$H$2]/[.$D$2]" office:value-type="float" office:value="1.313" calcext:value-type="float">
            <text:p>1.313</text:p>
          </table:table-cell>
          <table:table-cell table:formula="of:=IF([.B106]&lt;[.$G$2]; [.$C$2]*([.B106]^2)/2; IF([.B106]&lt;([.$H$2]-[.$G$2]); [.$F$2]+[.$I$2]*([.B106]-[.$G$2]); [.$A$2]-[.$F$2]+[.$I$2]*([.B106]-([.$H$2]-[.$G$2]))-([.$C$2]*(([.B106]-([.$H$2]-[.$G$2]))^2)/2)))" office:value-type="float" office:value="215.496125" calcext:value-type="float">
            <text:p>215.496125</text:p>
          </table:table-cell>
          <table:table-cell table:formula="of:=IF([.B106]&lt;[.$G$2]; [.$C$2]*[.B106]; IF([.B106]&lt;([.$H$2]-[.$G$2]);[.$I$2]; [.$I$2]-[.$C$2]*([.B106]-([.$H$2]-[.$G$2]))))" office:value-type="float" office:value="328.25" calcext:value-type="float">
            <text:p>328.25</text:p>
          </table:table-cell>
          <table:table-cell table:formula="of:=IF([.B106]&lt;[.$G$2]; [.$C$2]; IF([.B106]&lt;([.$H$2]-[.$G$2]);0; -[.$C$2]))"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[.A107]*[.$H$2]/[.$D$2]" office:value-type="float" office:value="1.326" calcext:value-type="float">
            <text:p>1.326</text:p>
          </table:table-cell>
          <table:table-cell table:formula="of:=IF([.B107]&lt;[.$G$2]; [.$C$2]*([.B107]^2)/2; IF([.B107]&lt;([.$H$2]-[.$G$2]); [.$F$2]+[.$I$2]*([.B107]-[.$G$2]); [.$A$2]-[.$F$2]+[.$I$2]*([.B107]-([.$H$2]-[.$G$2]))-([.$C$2]*(([.B107]-([.$H$2]-[.$G$2]))^2)/2)))" office:value-type="float" office:value="219.7845" calcext:value-type="float">
            <text:p>219.7845</text:p>
          </table:table-cell>
          <table:table-cell table:formula="of:=IF([.B107]&lt;[.$G$2]; [.$C$2]*[.B107]; IF([.B107]&lt;([.$H$2]-[.$G$2]);[.$I$2]; [.$I$2]-[.$C$2]*([.B107]-([.$H$2]-[.$G$2]))))" office:value-type="float" office:value="331.5" calcext:value-type="float">
            <text:p>331.5</text:p>
          </table:table-cell>
          <table:table-cell table:formula="of:=IF([.B107]&lt;[.$G$2]; [.$C$2]; IF([.B107]&lt;([.$H$2]-[.$G$2]);0; -[.$C$2]))"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[.A108]*[.$H$2]/[.$D$2]" office:value-type="float" office:value="1.339" calcext:value-type="float">
            <text:p>1.339</text:p>
          </table:table-cell>
          <table:table-cell table:formula="of:=IF([.B108]&lt;[.$G$2]; [.$C$2]*([.B108]^2)/2; IF([.B108]&lt;([.$H$2]-[.$G$2]); [.$F$2]+[.$I$2]*([.B108]-[.$G$2]); [.$A$2]-[.$F$2]+[.$I$2]*([.B108]-([.$H$2]-[.$G$2]))-([.$C$2]*(([.B108]-([.$H$2]-[.$G$2]))^2)/2)))" office:value-type="float" office:value="224.115125" calcext:value-type="float">
            <text:p>224.115125</text:p>
          </table:table-cell>
          <table:table-cell table:formula="of:=IF([.B108]&lt;[.$G$2]; [.$C$2]*[.B108]; IF([.B108]&lt;([.$H$2]-[.$G$2]);[.$I$2]; [.$I$2]-[.$C$2]*([.B108]-([.$H$2]-[.$G$2]))))" office:value-type="float" office:value="334.75" calcext:value-type="float">
            <text:p>334.75</text:p>
          </table:table-cell>
          <table:table-cell table:formula="of:=IF([.B108]&lt;[.$G$2]; [.$C$2]; IF([.B108]&lt;([.$H$2]-[.$G$2]);0; -[.$C$2]))"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[.A109]*[.$H$2]/[.$D$2]" office:value-type="float" office:value="1.352" calcext:value-type="float">
            <text:p>1.352</text:p>
          </table:table-cell>
          <table:table-cell table:formula="of:=IF([.B109]&lt;[.$G$2]; [.$C$2]*([.B109]^2)/2; IF([.B109]&lt;([.$H$2]-[.$G$2]); [.$F$2]+[.$I$2]*([.B109]-[.$G$2]); [.$A$2]-[.$F$2]+[.$I$2]*([.B109]-([.$H$2]-[.$G$2]))-([.$C$2]*(([.B109]-([.$H$2]-[.$G$2]))^2)/2)))" office:value-type="float" office:value="228.488" calcext:value-type="float">
            <text:p>228.488</text:p>
          </table:table-cell>
          <table:table-cell table:formula="of:=IF([.B109]&lt;[.$G$2]; [.$C$2]*[.B109]; IF([.B109]&lt;([.$H$2]-[.$G$2]);[.$I$2]; [.$I$2]-[.$C$2]*([.B109]-([.$H$2]-[.$G$2]))))" office:value-type="float" office:value="338" calcext:value-type="float">
            <text:p>338</text:p>
          </table:table-cell>
          <table:table-cell table:formula="of:=IF([.B109]&lt;[.$G$2]; [.$C$2]; IF([.B109]&lt;([.$H$2]-[.$G$2]);0; -[.$C$2]))"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[.A110]*[.$H$2]/[.$D$2]" office:value-type="float" office:value="1.365" calcext:value-type="float">
            <text:p>1.365</text:p>
          </table:table-cell>
          <table:table-cell table:formula="of:=IF([.B110]&lt;[.$G$2]; [.$C$2]*([.B110]^2)/2; IF([.B110]&lt;([.$H$2]-[.$G$2]); [.$F$2]+[.$I$2]*([.B110]-[.$G$2]); [.$A$2]-[.$F$2]+[.$I$2]*([.B110]-([.$H$2]-[.$G$2]))-([.$C$2]*(([.B110]-([.$H$2]-[.$G$2]))^2)/2)))" office:value-type="float" office:value="232.903125" calcext:value-type="float">
            <text:p>232.903125</text:p>
          </table:table-cell>
          <table:table-cell table:formula="of:=IF([.B110]&lt;[.$G$2]; [.$C$2]*[.B110]; IF([.B110]&lt;([.$H$2]-[.$G$2]);[.$I$2]; [.$I$2]-[.$C$2]*([.B110]-([.$H$2]-[.$G$2]))))" office:value-type="float" office:value="341.25" calcext:value-type="float">
            <text:p>341.25</text:p>
          </table:table-cell>
          <table:table-cell table:formula="of:=IF([.B110]&lt;[.$G$2]; [.$C$2]; IF([.B110]&lt;([.$H$2]-[.$G$2]);0; -[.$C$2]))"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[.A111]*[.$H$2]/[.$D$2]" office:value-type="float" office:value="1.378" calcext:value-type="float">
            <text:p>1.378</text:p>
          </table:table-cell>
          <table:table-cell table:formula="of:=IF([.B111]&lt;[.$G$2]; [.$C$2]*([.B111]^2)/2; IF([.B111]&lt;([.$H$2]-[.$G$2]); [.$F$2]+[.$I$2]*([.B111]-[.$G$2]); [.$A$2]-[.$F$2]+[.$I$2]*([.B111]-([.$H$2]-[.$G$2]))-([.$C$2]*(([.B111]-([.$H$2]-[.$G$2]))^2)/2)))" office:value-type="float" office:value="237.3605" calcext:value-type="float">
            <text:p>237.3605</text:p>
          </table:table-cell>
          <table:table-cell table:formula="of:=IF([.B111]&lt;[.$G$2]; [.$C$2]*[.B111]; IF([.B111]&lt;([.$H$2]-[.$G$2]);[.$I$2]; [.$I$2]-[.$C$2]*([.B111]-([.$H$2]-[.$G$2]))))" office:value-type="float" office:value="344.5" calcext:value-type="float">
            <text:p>344.5</text:p>
          </table:table-cell>
          <table:table-cell table:formula="of:=IF([.B111]&lt;[.$G$2]; [.$C$2]; IF([.B111]&lt;([.$H$2]-[.$G$2]);0; -[.$C$2]))"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[.A112]*[.$H$2]/[.$D$2]" office:value-type="float" office:value="1.391" calcext:value-type="float">
            <text:p>1.391</text:p>
          </table:table-cell>
          <table:table-cell table:formula="of:=IF([.B112]&lt;[.$G$2]; [.$C$2]*([.B112]^2)/2; IF([.B112]&lt;([.$H$2]-[.$G$2]); [.$F$2]+[.$I$2]*([.B112]-[.$G$2]); [.$A$2]-[.$F$2]+[.$I$2]*([.B112]-([.$H$2]-[.$G$2]))-([.$C$2]*(([.B112]-([.$H$2]-[.$G$2]))^2)/2)))" office:value-type="float" office:value="241.860125" calcext:value-type="float">
            <text:p>241.860125</text:p>
          </table:table-cell>
          <table:table-cell table:formula="of:=IF([.B112]&lt;[.$G$2]; [.$C$2]*[.B112]; IF([.B112]&lt;([.$H$2]-[.$G$2]);[.$I$2]; [.$I$2]-[.$C$2]*([.B112]-([.$H$2]-[.$G$2]))))" office:value-type="float" office:value="347.75" calcext:value-type="float">
            <text:p>347.75</text:p>
          </table:table-cell>
          <table:table-cell table:formula="of:=IF([.B112]&lt;[.$G$2]; [.$C$2]; IF([.B112]&lt;([.$H$2]-[.$G$2]);0; -[.$C$2]))"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[.A113]*[.$H$2]/[.$D$2]" office:value-type="float" office:value="1.404" calcext:value-type="float">
            <text:p>1.404</text:p>
          </table:table-cell>
          <table:table-cell table:formula="of:=IF([.B113]&lt;[.$G$2]; [.$C$2]*([.B113]^2)/2; IF([.B113]&lt;([.$H$2]-[.$G$2]); [.$F$2]+[.$I$2]*([.B113]-[.$G$2]); [.$A$2]-[.$F$2]+[.$I$2]*([.B113]-([.$H$2]-[.$G$2]))-([.$C$2]*(([.B113]-([.$H$2]-[.$G$2]))^2)/2)))" office:value-type="float" office:value="246.402" calcext:value-type="float">
            <text:p>246.402</text:p>
          </table:table-cell>
          <table:table-cell table:formula="of:=IF([.B113]&lt;[.$G$2]; [.$C$2]*[.B113]; IF([.B113]&lt;([.$H$2]-[.$G$2]);[.$I$2]; [.$I$2]-[.$C$2]*([.B113]-([.$H$2]-[.$G$2]))))" office:value-type="float" office:value="351" calcext:value-type="float">
            <text:p>351</text:p>
          </table:table-cell>
          <table:table-cell table:formula="of:=IF([.B113]&lt;[.$G$2]; [.$C$2]; IF([.B113]&lt;([.$H$2]-[.$G$2]);0; -[.$C$2]))"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[.A114]*[.$H$2]/[.$D$2]" office:value-type="float" office:value="1.417" calcext:value-type="float">
            <text:p>1.417</text:p>
          </table:table-cell>
          <table:table-cell table:formula="of:=IF([.B114]&lt;[.$G$2]; [.$C$2]*([.B114]^2)/2; IF([.B114]&lt;([.$H$2]-[.$G$2]); [.$F$2]+[.$I$2]*([.B114]-[.$G$2]); [.$A$2]-[.$F$2]+[.$I$2]*([.B114]-([.$H$2]-[.$G$2]))-([.$C$2]*(([.B114]-([.$H$2]-[.$G$2]))^2)/2)))" office:value-type="float" office:value="250.986125" calcext:value-type="float">
            <text:p>250.986125</text:p>
          </table:table-cell>
          <table:table-cell table:formula="of:=IF([.B114]&lt;[.$G$2]; [.$C$2]*[.B114]; IF([.B114]&lt;([.$H$2]-[.$G$2]);[.$I$2]; [.$I$2]-[.$C$2]*([.B114]-([.$H$2]-[.$G$2]))))" office:value-type="float" office:value="354.25" calcext:value-type="float">
            <text:p>354.25</text:p>
          </table:table-cell>
          <table:table-cell table:formula="of:=IF([.B114]&lt;[.$G$2]; [.$C$2]; IF([.B114]&lt;([.$H$2]-[.$G$2]);0; -[.$C$2]))"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A115]*[.$H$2]/[.$D$2]" office:value-type="float" office:value="1.43" calcext:value-type="float">
            <text:p>1.43</text:p>
          </table:table-cell>
          <table:table-cell table:formula="of:=IF([.B115]&lt;[.$G$2]; [.$C$2]*([.B115]^2)/2; IF([.B115]&lt;([.$H$2]-[.$G$2]); [.$F$2]+[.$I$2]*([.B115]-[.$G$2]); [.$A$2]-[.$F$2]+[.$I$2]*([.B115]-([.$H$2]-[.$G$2]))-([.$C$2]*(([.B115]-([.$H$2]-[.$G$2]))^2)/2)))" office:value-type="float" office:value="255.6125" calcext:value-type="float">
            <text:p>255.6125</text:p>
          </table:table-cell>
          <table:table-cell table:formula="of:=IF([.B115]&lt;[.$G$2]; [.$C$2]*[.B115]; IF([.B115]&lt;([.$H$2]-[.$G$2]);[.$I$2]; [.$I$2]-[.$C$2]*([.B115]-([.$H$2]-[.$G$2]))))" office:value-type="float" office:value="357.5" calcext:value-type="float">
            <text:p>357.5</text:p>
          </table:table-cell>
          <table:table-cell table:formula="of:=IF([.B115]&lt;[.$G$2]; [.$C$2]; IF([.B115]&lt;([.$H$2]-[.$G$2]);0; -[.$C$2]))"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[.A116]*[.$H$2]/[.$D$2]" office:value-type="float" office:value="1.443" calcext:value-type="float">
            <text:p>1.443</text:p>
          </table:table-cell>
          <table:table-cell table:formula="of:=IF([.B116]&lt;[.$G$2]; [.$C$2]*([.B116]^2)/2; IF([.B116]&lt;([.$H$2]-[.$G$2]); [.$F$2]+[.$I$2]*([.B116]-[.$G$2]); [.$A$2]-[.$F$2]+[.$I$2]*([.B116]-([.$H$2]-[.$G$2]))-([.$C$2]*(([.B116]-([.$H$2]-[.$G$2]))^2)/2)))" office:value-type="float" office:value="260.281125" calcext:value-type="float">
            <text:p>260.281125</text:p>
          </table:table-cell>
          <table:table-cell table:formula="of:=IF([.B116]&lt;[.$G$2]; [.$C$2]*[.B116]; IF([.B116]&lt;([.$H$2]-[.$G$2]);[.$I$2]; [.$I$2]-[.$C$2]*([.B116]-([.$H$2]-[.$G$2]))))" office:value-type="float" office:value="360.75" calcext:value-type="float">
            <text:p>360.75</text:p>
          </table:table-cell>
          <table:table-cell table:formula="of:=IF([.B116]&lt;[.$G$2]; [.$C$2]; IF([.B116]&lt;([.$H$2]-[.$G$2]);0; -[.$C$2]))"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[.A117]*[.$H$2]/[.$D$2]" office:value-type="float" office:value="1.456" calcext:value-type="float">
            <text:p>1.456</text:p>
          </table:table-cell>
          <table:table-cell table:formula="of:=IF([.B117]&lt;[.$G$2]; [.$C$2]*([.B117]^2)/2; IF([.B117]&lt;([.$H$2]-[.$G$2]); [.$F$2]+[.$I$2]*([.B117]-[.$G$2]); [.$A$2]-[.$F$2]+[.$I$2]*([.B117]-([.$H$2]-[.$G$2]))-([.$C$2]*(([.B117]-([.$H$2]-[.$G$2]))^2)/2)))" office:value-type="float" office:value="264.992" calcext:value-type="float">
            <text:p>264.992</text:p>
          </table:table-cell>
          <table:table-cell table:formula="of:=IF([.B117]&lt;[.$G$2]; [.$C$2]*[.B117]; IF([.B117]&lt;([.$H$2]-[.$G$2]);[.$I$2]; [.$I$2]-[.$C$2]*([.B117]-([.$H$2]-[.$G$2]))))" office:value-type="float" office:value="364" calcext:value-type="float">
            <text:p>364</text:p>
          </table:table-cell>
          <table:table-cell table:formula="of:=IF([.B117]&lt;[.$G$2]; [.$C$2]; IF([.B117]&lt;([.$H$2]-[.$G$2]);0; -[.$C$2]))"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[.A118]*[.$H$2]/[.$D$2]" office:value-type="float" office:value="1.469" calcext:value-type="float">
            <text:p>1.469</text:p>
          </table:table-cell>
          <table:table-cell table:formula="of:=IF([.B118]&lt;[.$G$2]; [.$C$2]*([.B118]^2)/2; IF([.B118]&lt;([.$H$2]-[.$G$2]); [.$F$2]+[.$I$2]*([.B118]-[.$G$2]); [.$A$2]-[.$F$2]+[.$I$2]*([.B118]-([.$H$2]-[.$G$2]))-([.$C$2]*(([.B118]-([.$H$2]-[.$G$2]))^2)/2)))" office:value-type="float" office:value="269.745125" calcext:value-type="float">
            <text:p>269.745125</text:p>
          </table:table-cell>
          <table:table-cell table:formula="of:=IF([.B118]&lt;[.$G$2]; [.$C$2]*[.B118]; IF([.B118]&lt;([.$H$2]-[.$G$2]);[.$I$2]; [.$I$2]-[.$C$2]*([.B118]-([.$H$2]-[.$G$2]))))" office:value-type="float" office:value="367.25" calcext:value-type="float">
            <text:p>367.25</text:p>
          </table:table-cell>
          <table:table-cell table:formula="of:=IF([.B118]&lt;[.$G$2]; [.$C$2]; IF([.B118]&lt;([.$H$2]-[.$G$2]);0; -[.$C$2]))"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[.A119]*[.$H$2]/[.$D$2]" office:value-type="float" office:value="1.482" calcext:value-type="float">
            <text:p>1.482</text:p>
          </table:table-cell>
          <table:table-cell table:formula="of:=IF([.B119]&lt;[.$G$2]; [.$C$2]*([.B119]^2)/2; IF([.B119]&lt;([.$H$2]-[.$G$2]); [.$F$2]+[.$I$2]*([.B119]-[.$G$2]); [.$A$2]-[.$F$2]+[.$I$2]*([.B119]-([.$H$2]-[.$G$2]))-([.$C$2]*(([.B119]-([.$H$2]-[.$G$2]))^2)/2)))" office:value-type="float" office:value="274.5405" calcext:value-type="float">
            <text:p>274.5405</text:p>
          </table:table-cell>
          <table:table-cell table:formula="of:=IF([.B119]&lt;[.$G$2]; [.$C$2]*[.B119]; IF([.B119]&lt;([.$H$2]-[.$G$2]);[.$I$2]; [.$I$2]-[.$C$2]*([.B119]-([.$H$2]-[.$G$2]))))" office:value-type="float" office:value="370.5" calcext:value-type="float">
            <text:p>370.5</text:p>
          </table:table-cell>
          <table:table-cell table:formula="of:=IF([.B119]&lt;[.$G$2]; [.$C$2]; IF([.B119]&lt;([.$H$2]-[.$G$2]);0; -[.$C$2]))"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[.A120]*[.$H$2]/[.$D$2]" office:value-type="float" office:value="1.495" calcext:value-type="float">
            <text:p>1.495</text:p>
          </table:table-cell>
          <table:table-cell table:formula="of:=IF([.B120]&lt;[.$G$2]; [.$C$2]*([.B120]^2)/2; IF([.B120]&lt;([.$H$2]-[.$G$2]); [.$F$2]+[.$I$2]*([.B120]-[.$G$2]); [.$A$2]-[.$F$2]+[.$I$2]*([.B120]-([.$H$2]-[.$G$2]))-([.$C$2]*(([.B120]-([.$H$2]-[.$G$2]))^2)/2)))" office:value-type="float" office:value="279.378125" calcext:value-type="float">
            <text:p>279.378125</text:p>
          </table:table-cell>
          <table:table-cell table:formula="of:=IF([.B120]&lt;[.$G$2]; [.$C$2]*[.B120]; IF([.B120]&lt;([.$H$2]-[.$G$2]);[.$I$2]; [.$I$2]-[.$C$2]*([.B120]-([.$H$2]-[.$G$2]))))" office:value-type="float" office:value="373.75" calcext:value-type="float">
            <text:p>373.75</text:p>
          </table:table-cell>
          <table:table-cell table:formula="of:=IF([.B120]&lt;[.$G$2]; [.$C$2]; IF([.B120]&lt;([.$H$2]-[.$G$2]);0; -[.$C$2]))"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[.A121]*[.$H$2]/[.$D$2]" office:value-type="float" office:value="1.508" calcext:value-type="float">
            <text:p>1.508</text:p>
          </table:table-cell>
          <table:table-cell table:formula="of:=IF([.B121]&lt;[.$G$2]; [.$C$2]*([.B121]^2)/2; IF([.B121]&lt;([.$H$2]-[.$G$2]); [.$F$2]+[.$I$2]*([.B121]-[.$G$2]); [.$A$2]-[.$F$2]+[.$I$2]*([.B121]-([.$H$2]-[.$G$2]))-([.$C$2]*(([.B121]-([.$H$2]-[.$G$2]))^2)/2)))" office:value-type="float" office:value="284.258" calcext:value-type="float">
            <text:p>284.258</text:p>
          </table:table-cell>
          <table:table-cell table:formula="of:=IF([.B121]&lt;[.$G$2]; [.$C$2]*[.B121]; IF([.B121]&lt;([.$H$2]-[.$G$2]);[.$I$2]; [.$I$2]-[.$C$2]*([.B121]-([.$H$2]-[.$G$2]))))" office:value-type="float" office:value="377" calcext:value-type="float">
            <text:p>377</text:p>
          </table:table-cell>
          <table:table-cell table:formula="of:=IF([.B121]&lt;[.$G$2]; [.$C$2]; IF([.B121]&lt;([.$H$2]-[.$G$2]);0; -[.$C$2]))"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[.A122]*[.$H$2]/[.$D$2]" office:value-type="float" office:value="1.521" calcext:value-type="float">
            <text:p>1.521</text:p>
          </table:table-cell>
          <table:table-cell table:formula="of:=IF([.B122]&lt;[.$G$2]; [.$C$2]*([.B122]^2)/2; IF([.B122]&lt;([.$H$2]-[.$G$2]); [.$F$2]+[.$I$2]*([.B122]-[.$G$2]); [.$A$2]-[.$F$2]+[.$I$2]*([.B122]-([.$H$2]-[.$G$2]))-([.$C$2]*(([.B122]-([.$H$2]-[.$G$2]))^2)/2)))" office:value-type="float" office:value="289.180125" calcext:value-type="float">
            <text:p>289.180125</text:p>
          </table:table-cell>
          <table:table-cell table:formula="of:=IF([.B122]&lt;[.$G$2]; [.$C$2]*[.B122]; IF([.B122]&lt;([.$H$2]-[.$G$2]);[.$I$2]; [.$I$2]-[.$C$2]*([.B122]-([.$H$2]-[.$G$2]))))" office:value-type="float" office:value="380.25" calcext:value-type="float">
            <text:p>380.25</text:p>
          </table:table-cell>
          <table:table-cell table:formula="of:=IF([.B122]&lt;[.$G$2]; [.$C$2]; IF([.B122]&lt;([.$H$2]-[.$G$2]);0; -[.$C$2]))"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[.A123]*[.$H$2]/[.$D$2]" office:value-type="float" office:value="1.534" calcext:value-type="float">
            <text:p>1.534</text:p>
          </table:table-cell>
          <table:table-cell table:formula="of:=IF([.B123]&lt;[.$G$2]; [.$C$2]*([.B123]^2)/2; IF([.B123]&lt;([.$H$2]-[.$G$2]); [.$F$2]+[.$I$2]*([.B123]-[.$G$2]); [.$A$2]-[.$F$2]+[.$I$2]*([.B123]-([.$H$2]-[.$G$2]))-([.$C$2]*(([.B123]-([.$H$2]-[.$G$2]))^2)/2)))" office:value-type="float" office:value="294.1445" calcext:value-type="float">
            <text:p>294.1445</text:p>
          </table:table-cell>
          <table:table-cell table:formula="of:=IF([.B123]&lt;[.$G$2]; [.$C$2]*[.B123]; IF([.B123]&lt;([.$H$2]-[.$G$2]);[.$I$2]; [.$I$2]-[.$C$2]*([.B123]-([.$H$2]-[.$G$2]))))" office:value-type="float" office:value="383.5" calcext:value-type="float">
            <text:p>383.5</text:p>
          </table:table-cell>
          <table:table-cell table:formula="of:=IF([.B123]&lt;[.$G$2]; [.$C$2]; IF([.B123]&lt;([.$H$2]-[.$G$2]);0; -[.$C$2]))"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[.A124]*[.$H$2]/[.$D$2]" office:value-type="float" office:value="1.547" calcext:value-type="float">
            <text:p>1.547</text:p>
          </table:table-cell>
          <table:table-cell table:formula="of:=IF([.B124]&lt;[.$G$2]; [.$C$2]*([.B124]^2)/2; IF([.B124]&lt;([.$H$2]-[.$G$2]); [.$F$2]+[.$I$2]*([.B124]-[.$G$2]); [.$A$2]-[.$F$2]+[.$I$2]*([.B124]-([.$H$2]-[.$G$2]))-([.$C$2]*(([.B124]-([.$H$2]-[.$G$2]))^2)/2)))" office:value-type="float" office:value="299.151125" calcext:value-type="float">
            <text:p>299.151125</text:p>
          </table:table-cell>
          <table:table-cell table:formula="of:=IF([.B124]&lt;[.$G$2]; [.$C$2]*[.B124]; IF([.B124]&lt;([.$H$2]-[.$G$2]);[.$I$2]; [.$I$2]-[.$C$2]*([.B124]-([.$H$2]-[.$G$2]))))" office:value-type="float" office:value="386.75" calcext:value-type="float">
            <text:p>386.75</text:p>
          </table:table-cell>
          <table:table-cell table:formula="of:=IF([.B124]&lt;[.$G$2]; [.$C$2]; IF([.B124]&lt;([.$H$2]-[.$G$2]);0; -[.$C$2]))"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A125]*[.$H$2]/[.$D$2]" office:value-type="float" office:value="1.56" calcext:value-type="float">
            <text:p>1.56</text:p>
          </table:table-cell>
          <table:table-cell table:formula="of:=IF([.B125]&lt;[.$G$2]; [.$C$2]*([.B125]^2)/2; IF([.B125]&lt;([.$H$2]-[.$G$2]); [.$F$2]+[.$I$2]*([.B125]-[.$G$2]); [.$A$2]-[.$F$2]+[.$I$2]*([.B125]-([.$H$2]-[.$G$2]))-([.$C$2]*(([.B125]-([.$H$2]-[.$G$2]))^2)/2)))" office:value-type="float" office:value="304.2" calcext:value-type="float">
            <text:p>304.2</text:p>
          </table:table-cell>
          <table:table-cell table:formula="of:=IF([.B125]&lt;[.$G$2]; [.$C$2]*[.B125]; IF([.B125]&lt;([.$H$2]-[.$G$2]);[.$I$2]; [.$I$2]-[.$C$2]*([.B125]-([.$H$2]-[.$G$2]))))" office:value-type="float" office:value="390" calcext:value-type="float">
            <text:p>390</text:p>
          </table:table-cell>
          <table:table-cell table:formula="of:=IF([.B125]&lt;[.$G$2]; [.$C$2]; IF([.B125]&lt;([.$H$2]-[.$G$2]);0; -[.$C$2]))"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[.A126]*[.$H$2]/[.$D$2]" office:value-type="float" office:value="1.573" calcext:value-type="float">
            <text:p>1.573</text:p>
          </table:table-cell>
          <table:table-cell table:formula="of:=IF([.B126]&lt;[.$G$2]; [.$C$2]*([.B126]^2)/2; IF([.B126]&lt;([.$H$2]-[.$G$2]); [.$F$2]+[.$I$2]*([.B126]-[.$G$2]); [.$A$2]-[.$F$2]+[.$I$2]*([.B126]-([.$H$2]-[.$G$2]))-([.$C$2]*(([.B126]-([.$H$2]-[.$G$2]))^2)/2)))" office:value-type="float" office:value="309.291125" calcext:value-type="float">
            <text:p>309.291125</text:p>
          </table:table-cell>
          <table:table-cell table:formula="of:=IF([.B126]&lt;[.$G$2]; [.$C$2]*[.B126]; IF([.B126]&lt;([.$H$2]-[.$G$2]);[.$I$2]; [.$I$2]-[.$C$2]*([.B126]-([.$H$2]-[.$G$2]))))" office:value-type="float" office:value="393.25" calcext:value-type="float">
            <text:p>393.25</text:p>
          </table:table-cell>
          <table:table-cell table:formula="of:=IF([.B126]&lt;[.$G$2]; [.$C$2]; IF([.B126]&lt;([.$H$2]-[.$G$2]);0; -[.$C$2]))"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[.A127]*[.$H$2]/[.$D$2]" office:value-type="float" office:value="1.586" calcext:value-type="float">
            <text:p>1.586</text:p>
          </table:table-cell>
          <table:table-cell table:formula="of:=IF([.B127]&lt;[.$G$2]; [.$C$2]*([.B127]^2)/2; IF([.B127]&lt;([.$H$2]-[.$G$2]); [.$F$2]+[.$I$2]*([.B127]-[.$G$2]); [.$A$2]-[.$F$2]+[.$I$2]*([.B127]-([.$H$2]-[.$G$2]))-([.$C$2]*(([.B127]-([.$H$2]-[.$G$2]))^2)/2)))" office:value-type="float" office:value="314.4245" calcext:value-type="float">
            <text:p>314.4245</text:p>
          </table:table-cell>
          <table:table-cell table:formula="of:=IF([.B127]&lt;[.$G$2]; [.$C$2]*[.B127]; IF([.B127]&lt;([.$H$2]-[.$G$2]);[.$I$2]; [.$I$2]-[.$C$2]*([.B127]-([.$H$2]-[.$G$2]))))" office:value-type="float" office:value="396.5" calcext:value-type="float">
            <text:p>396.5</text:p>
          </table:table-cell>
          <table:table-cell table:formula="of:=IF([.B127]&lt;[.$G$2]; [.$C$2]; IF([.B127]&lt;([.$H$2]-[.$G$2]);0; -[.$C$2]))"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[.A128]*[.$H$2]/[.$D$2]" office:value-type="float" office:value="1.599" calcext:value-type="float">
            <text:p>1.599</text:p>
          </table:table-cell>
          <table:table-cell table:formula="of:=IF([.B128]&lt;[.$G$2]; [.$C$2]*([.B128]^2)/2; IF([.B128]&lt;([.$H$2]-[.$G$2]); [.$F$2]+[.$I$2]*([.B128]-[.$G$2]); [.$A$2]-[.$F$2]+[.$I$2]*([.B128]-([.$H$2]-[.$G$2]))-([.$C$2]*(([.B128]-([.$H$2]-[.$G$2]))^2)/2)))" office:value-type="float" office:value="319.600125" calcext:value-type="float">
            <text:p>319.600125</text:p>
          </table:table-cell>
          <table:table-cell table:formula="of:=IF([.B128]&lt;[.$G$2]; [.$C$2]*[.B128]; IF([.B128]&lt;([.$H$2]-[.$G$2]);[.$I$2]; [.$I$2]-[.$C$2]*([.B128]-([.$H$2]-[.$G$2]))))" office:value-type="float" office:value="399.75" calcext:value-type="float">
            <text:p>399.75</text:p>
          </table:table-cell>
          <table:table-cell table:formula="of:=IF([.B128]&lt;[.$G$2]; [.$C$2]; IF([.B128]&lt;([.$H$2]-[.$G$2]);0; -[.$C$2]))"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[.A129]*[.$H$2]/[.$D$2]" office:value-type="float" office:value="1.612" calcext:value-type="float">
            <text:p>1.612</text:p>
          </table:table-cell>
          <table:table-cell table:formula="of:=IF([.B129]&lt;[.$G$2]; [.$C$2]*([.B129]^2)/2; IF([.B129]&lt;([.$H$2]-[.$G$2]); [.$F$2]+[.$I$2]*([.B129]-[.$G$2]); [.$A$2]-[.$F$2]+[.$I$2]*([.B129]-([.$H$2]-[.$G$2]))-([.$C$2]*(([.B129]-([.$H$2]-[.$G$2]))^2)/2)))" office:value-type="float" office:value="324.818" calcext:value-type="float">
            <text:p>324.818</text:p>
          </table:table-cell>
          <table:table-cell table:formula="of:=IF([.B129]&lt;[.$G$2]; [.$C$2]*[.B129]; IF([.B129]&lt;([.$H$2]-[.$G$2]);[.$I$2]; [.$I$2]-[.$C$2]*([.B129]-([.$H$2]-[.$G$2]))))" office:value-type="float" office:value="403" calcext:value-type="float">
            <text:p>403</text:p>
          </table:table-cell>
          <table:table-cell table:formula="of:=IF([.B129]&lt;[.$G$2]; [.$C$2]; IF([.B129]&lt;([.$H$2]-[.$G$2]);0; -[.$C$2]))"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[.A130]*[.$H$2]/[.$D$2]" office:value-type="float" office:value="1.625" calcext:value-type="float">
            <text:p>1.625</text:p>
          </table:table-cell>
          <table:table-cell table:formula="of:=IF([.B130]&lt;[.$G$2]; [.$C$2]*([.B130]^2)/2; IF([.B130]&lt;([.$H$2]-[.$G$2]); [.$F$2]+[.$I$2]*([.B130]-[.$G$2]); [.$A$2]-[.$F$2]+[.$I$2]*([.B130]-([.$H$2]-[.$G$2]))-([.$C$2]*(([.B130]-([.$H$2]-[.$G$2]))^2)/2)))" office:value-type="float" office:value="330.078125" calcext:value-type="float">
            <text:p>330.078125</text:p>
          </table:table-cell>
          <table:table-cell table:formula="of:=IF([.B130]&lt;[.$G$2]; [.$C$2]*[.B130]; IF([.B130]&lt;([.$H$2]-[.$G$2]);[.$I$2]; [.$I$2]-[.$C$2]*([.B130]-([.$H$2]-[.$G$2]))))" office:value-type="float" office:value="406.25" calcext:value-type="float">
            <text:p>406.25</text:p>
          </table:table-cell>
          <table:table-cell table:formula="of:=IF([.B130]&lt;[.$G$2]; [.$C$2]; IF([.B130]&lt;([.$H$2]-[.$G$2]);0; -[.$C$2]))"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[.A131]*[.$H$2]/[.$D$2]" office:value-type="float" office:value="1.638" calcext:value-type="float">
            <text:p>1.638</text:p>
          </table:table-cell>
          <table:table-cell table:formula="of:=IF([.B131]&lt;[.$G$2]; [.$C$2]*([.B131]^2)/2; IF([.B131]&lt;([.$H$2]-[.$G$2]); [.$F$2]+[.$I$2]*([.B131]-[.$G$2]); [.$A$2]-[.$F$2]+[.$I$2]*([.B131]-([.$H$2]-[.$G$2]))-([.$C$2]*(([.B131]-([.$H$2]-[.$G$2]))^2)/2)))" office:value-type="float" office:value="335.3805" calcext:value-type="float">
            <text:p>335.3805</text:p>
          </table:table-cell>
          <table:table-cell table:formula="of:=IF([.B131]&lt;[.$G$2]; [.$C$2]*[.B131]; IF([.B131]&lt;([.$H$2]-[.$G$2]);[.$I$2]; [.$I$2]-[.$C$2]*([.B131]-([.$H$2]-[.$G$2]))))" office:value-type="float" office:value="409.5" calcext:value-type="float">
            <text:p>409.5</text:p>
          </table:table-cell>
          <table:table-cell table:formula="of:=IF([.B131]&lt;[.$G$2]; [.$C$2]; IF([.B131]&lt;([.$H$2]-[.$G$2]);0; -[.$C$2]))"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[.A132]*[.$H$2]/[.$D$2]" office:value-type="float" office:value="1.651" calcext:value-type="float">
            <text:p>1.651</text:p>
          </table:table-cell>
          <table:table-cell table:formula="of:=IF([.B132]&lt;[.$G$2]; [.$C$2]*([.B132]^2)/2; IF([.B132]&lt;([.$H$2]-[.$G$2]); [.$F$2]+[.$I$2]*([.B132]-[.$G$2]); [.$A$2]-[.$F$2]+[.$I$2]*([.B132]-([.$H$2]-[.$G$2]))-([.$C$2]*(([.B132]-([.$H$2]-[.$G$2]))^2)/2)))" office:value-type="float" office:value="340.725125" calcext:value-type="float">
            <text:p>340.725125</text:p>
          </table:table-cell>
          <table:table-cell table:formula="of:=IF([.B132]&lt;[.$G$2]; [.$C$2]*[.B132]; IF([.B132]&lt;([.$H$2]-[.$G$2]);[.$I$2]; [.$I$2]-[.$C$2]*([.B132]-([.$H$2]-[.$G$2]))))" office:value-type="float" office:value="412.75" calcext:value-type="float">
            <text:p>412.75</text:p>
          </table:table-cell>
          <table:table-cell table:formula="of:=IF([.B132]&lt;[.$G$2]; [.$C$2]; IF([.B132]&lt;([.$H$2]-[.$G$2]);0; -[.$C$2]))"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.A133]*[.$H$2]/[.$D$2]" office:value-type="float" office:value="1.664" calcext:value-type="float">
            <text:p>1.664</text:p>
          </table:table-cell>
          <table:table-cell table:formula="of:=IF([.B133]&lt;[.$G$2]; [.$C$2]*([.B133]^2)/2; IF([.B133]&lt;([.$H$2]-[.$G$2]); [.$F$2]+[.$I$2]*([.B133]-[.$G$2]); [.$A$2]-[.$F$2]+[.$I$2]*([.B133]-([.$H$2]-[.$G$2]))-([.$C$2]*(([.B133]-([.$H$2]-[.$G$2]))^2)/2)))" office:value-type="float" office:value="346.112" calcext:value-type="float">
            <text:p>346.112</text:p>
          </table:table-cell>
          <table:table-cell table:formula="of:=IF([.B133]&lt;[.$G$2]; [.$C$2]*[.B133]; IF([.B133]&lt;([.$H$2]-[.$G$2]);[.$I$2]; [.$I$2]-[.$C$2]*([.B133]-([.$H$2]-[.$G$2]))))" office:value-type="float" office:value="416" calcext:value-type="float">
            <text:p>416</text:p>
          </table:table-cell>
          <table:table-cell table:formula="of:=IF([.B133]&lt;[.$G$2]; [.$C$2]; IF([.B133]&lt;([.$H$2]-[.$G$2]);0; -[.$C$2]))"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[.A134]*[.$H$2]/[.$D$2]" office:value-type="float" office:value="1.677" calcext:value-type="float">
            <text:p>1.677</text:p>
          </table:table-cell>
          <table:table-cell table:formula="of:=IF([.B134]&lt;[.$G$2]; [.$C$2]*([.B134]^2)/2; IF([.B134]&lt;([.$H$2]-[.$G$2]); [.$F$2]+[.$I$2]*([.B134]-[.$G$2]); [.$A$2]-[.$F$2]+[.$I$2]*([.B134]-([.$H$2]-[.$G$2]))-([.$C$2]*(([.B134]-([.$H$2]-[.$G$2]))^2)/2)))" office:value-type="float" office:value="351.541125" calcext:value-type="float">
            <text:p>351.541125</text:p>
          </table:table-cell>
          <table:table-cell table:formula="of:=IF([.B134]&lt;[.$G$2]; [.$C$2]*[.B134]; IF([.B134]&lt;([.$H$2]-[.$G$2]);[.$I$2]; [.$I$2]-[.$C$2]*([.B134]-([.$H$2]-[.$G$2]))))" office:value-type="float" office:value="419.25" calcext:value-type="float">
            <text:p>419.25</text:p>
          </table:table-cell>
          <table:table-cell table:formula="of:=IF([.B134]&lt;[.$G$2]; [.$C$2]; IF([.B134]&lt;([.$H$2]-[.$G$2]);0; -[.$C$2]))"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[.A135]*[.$H$2]/[.$D$2]" office:value-type="float" office:value="1.69" calcext:value-type="float">
            <text:p>1.69</text:p>
          </table:table-cell>
          <table:table-cell table:formula="of:=IF([.B135]&lt;[.$G$2]; [.$C$2]*([.B135]^2)/2; IF([.B135]&lt;([.$H$2]-[.$G$2]); [.$F$2]+[.$I$2]*([.B135]-[.$G$2]); [.$A$2]-[.$F$2]+[.$I$2]*([.B135]-([.$H$2]-[.$G$2]))-([.$C$2]*(([.B135]-([.$H$2]-[.$G$2]))^2)/2)))" office:value-type="float" office:value="357.0125" calcext:value-type="float">
            <text:p>357.0125</text:p>
          </table:table-cell>
          <table:table-cell table:formula="of:=IF([.B135]&lt;[.$G$2]; [.$C$2]*[.B135]; IF([.B135]&lt;([.$H$2]-[.$G$2]);[.$I$2]; [.$I$2]-[.$C$2]*([.B135]-([.$H$2]-[.$G$2]))))" office:value-type="float" office:value="422.5" calcext:value-type="float">
            <text:p>422.5</text:p>
          </table:table-cell>
          <table:table-cell table:formula="of:=IF([.B135]&lt;[.$G$2]; [.$C$2]; IF([.B135]&lt;([.$H$2]-[.$G$2]);0; -[.$C$2]))"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[.A136]*[.$H$2]/[.$D$2]" office:value-type="float" office:value="1.703" calcext:value-type="float">
            <text:p>1.703</text:p>
          </table:table-cell>
          <table:table-cell table:formula="of:=IF([.B136]&lt;[.$G$2]; [.$C$2]*([.B136]^2)/2; IF([.B136]&lt;([.$H$2]-[.$G$2]); [.$F$2]+[.$I$2]*([.B136]-[.$G$2]); [.$A$2]-[.$F$2]+[.$I$2]*([.B136]-([.$H$2]-[.$G$2]))-([.$C$2]*(([.B136]-([.$H$2]-[.$G$2]))^2)/2)))" office:value-type="float" office:value="362.526125" calcext:value-type="float">
            <text:p>362.526125</text:p>
          </table:table-cell>
          <table:table-cell table:formula="of:=IF([.B136]&lt;[.$G$2]; [.$C$2]*[.B136]; IF([.B136]&lt;([.$H$2]-[.$G$2]);[.$I$2]; [.$I$2]-[.$C$2]*([.B136]-([.$H$2]-[.$G$2]))))" office:value-type="float" office:value="425.75" calcext:value-type="float">
            <text:p>425.75</text:p>
          </table:table-cell>
          <table:table-cell table:formula="of:=IF([.B136]&lt;[.$G$2]; [.$C$2]; IF([.B136]&lt;([.$H$2]-[.$G$2]);0; -[.$C$2]))"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[.A137]*[.$H$2]/[.$D$2]" office:value-type="float" office:value="1.716" calcext:value-type="float">
            <text:p>1.716</text:p>
          </table:table-cell>
          <table:table-cell table:formula="of:=IF([.B137]&lt;[.$G$2]; [.$C$2]*([.B137]^2)/2; IF([.B137]&lt;([.$H$2]-[.$G$2]); [.$F$2]+[.$I$2]*([.B137]-[.$G$2]); [.$A$2]-[.$F$2]+[.$I$2]*([.B137]-([.$H$2]-[.$G$2]))-([.$C$2]*(([.B137]-([.$H$2]-[.$G$2]))^2)/2)))" office:value-type="float" office:value="368.082" calcext:value-type="float">
            <text:p>368.082</text:p>
          </table:table-cell>
          <table:table-cell table:formula="of:=IF([.B137]&lt;[.$G$2]; [.$C$2]*[.B137]; IF([.B137]&lt;([.$H$2]-[.$G$2]);[.$I$2]; [.$I$2]-[.$C$2]*([.B137]-([.$H$2]-[.$G$2]))))" office:value-type="float" office:value="429" calcext:value-type="float">
            <text:p>429</text:p>
          </table:table-cell>
          <table:table-cell table:formula="of:=IF([.B137]&lt;[.$G$2]; [.$C$2]; IF([.B137]&lt;([.$H$2]-[.$G$2]);0; -[.$C$2]))"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[.A138]*[.$H$2]/[.$D$2]" office:value-type="float" office:value="1.729" calcext:value-type="float">
            <text:p>1.729</text:p>
          </table:table-cell>
          <table:table-cell table:formula="of:=IF([.B138]&lt;[.$G$2]; [.$C$2]*([.B138]^2)/2; IF([.B138]&lt;([.$H$2]-[.$G$2]); [.$F$2]+[.$I$2]*([.B138]-[.$G$2]); [.$A$2]-[.$F$2]+[.$I$2]*([.B138]-([.$H$2]-[.$G$2]))-([.$C$2]*(([.B138]-([.$H$2]-[.$G$2]))^2)/2)))" office:value-type="float" office:value="373.680125" calcext:value-type="float">
            <text:p>373.680125</text:p>
          </table:table-cell>
          <table:table-cell table:formula="of:=IF([.B138]&lt;[.$G$2]; [.$C$2]*[.B138]; IF([.B138]&lt;([.$H$2]-[.$G$2]);[.$I$2]; [.$I$2]-[.$C$2]*([.B138]-([.$H$2]-[.$G$2]))))" office:value-type="float" office:value="432.25" calcext:value-type="float">
            <text:p>432.25</text:p>
          </table:table-cell>
          <table:table-cell table:formula="of:=IF([.B138]&lt;[.$G$2]; [.$C$2]; IF([.B138]&lt;([.$H$2]-[.$G$2]);0; -[.$C$2]))"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[.A139]*[.$H$2]/[.$D$2]" office:value-type="float" office:value="1.742" calcext:value-type="float">
            <text:p>1.742</text:p>
          </table:table-cell>
          <table:table-cell table:formula="of:=IF([.B139]&lt;[.$G$2]; [.$C$2]*([.B139]^2)/2; IF([.B139]&lt;([.$H$2]-[.$G$2]); [.$F$2]+[.$I$2]*([.B139]-[.$G$2]); [.$A$2]-[.$F$2]+[.$I$2]*([.B139]-([.$H$2]-[.$G$2]))-([.$C$2]*(([.B139]-([.$H$2]-[.$G$2]))^2)/2)))" office:value-type="float" office:value="379.3205" calcext:value-type="float">
            <text:p>379.3205</text:p>
          </table:table-cell>
          <table:table-cell table:formula="of:=IF([.B139]&lt;[.$G$2]; [.$C$2]*[.B139]; IF([.B139]&lt;([.$H$2]-[.$G$2]);[.$I$2]; [.$I$2]-[.$C$2]*([.B139]-([.$H$2]-[.$G$2]))))" office:value-type="float" office:value="435.5" calcext:value-type="float">
            <text:p>435.5</text:p>
          </table:table-cell>
          <table:table-cell table:formula="of:=IF([.B139]&lt;[.$G$2]; [.$C$2]; IF([.B139]&lt;([.$H$2]-[.$G$2]);0; -[.$C$2]))"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[.A140]*[.$H$2]/[.$D$2]" office:value-type="float" office:value="1.755" calcext:value-type="float">
            <text:p>1.755</text:p>
          </table:table-cell>
          <table:table-cell table:formula="of:=IF([.B140]&lt;[.$G$2]; [.$C$2]*([.B140]^2)/2; IF([.B140]&lt;([.$H$2]-[.$G$2]); [.$F$2]+[.$I$2]*([.B140]-[.$G$2]); [.$A$2]-[.$F$2]+[.$I$2]*([.B140]-([.$H$2]-[.$G$2]))-([.$C$2]*(([.B140]-([.$H$2]-[.$G$2]))^2)/2)))" office:value-type="float" office:value="385.003125" calcext:value-type="float">
            <text:p>385.003125</text:p>
          </table:table-cell>
          <table:table-cell table:formula="of:=IF([.B140]&lt;[.$G$2]; [.$C$2]*[.B140]; IF([.B140]&lt;([.$H$2]-[.$G$2]);[.$I$2]; [.$I$2]-[.$C$2]*([.B140]-([.$H$2]-[.$G$2]))))" office:value-type="float" office:value="438.75" calcext:value-type="float">
            <text:p>438.75</text:p>
          </table:table-cell>
          <table:table-cell table:formula="of:=IF([.B140]&lt;[.$G$2]; [.$C$2]; IF([.B140]&lt;([.$H$2]-[.$G$2]);0; -[.$C$2]))"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[.A141]*[.$H$2]/[.$D$2]" office:value-type="float" office:value="1.768" calcext:value-type="float">
            <text:p>1.768</text:p>
          </table:table-cell>
          <table:table-cell table:formula="of:=IF([.B141]&lt;[.$G$2]; [.$C$2]*([.B141]^2)/2; IF([.B141]&lt;([.$H$2]-[.$G$2]); [.$F$2]+[.$I$2]*([.B141]-[.$G$2]); [.$A$2]-[.$F$2]+[.$I$2]*([.B141]-([.$H$2]-[.$G$2]))-([.$C$2]*(([.B141]-([.$H$2]-[.$G$2]))^2)/2)))" office:value-type="float" office:value="390.728" calcext:value-type="float">
            <text:p>390.728</text:p>
          </table:table-cell>
          <table:table-cell table:formula="of:=IF([.B141]&lt;[.$G$2]; [.$C$2]*[.B141]; IF([.B141]&lt;([.$H$2]-[.$G$2]);[.$I$2]; [.$I$2]-[.$C$2]*([.B141]-([.$H$2]-[.$G$2]))))" office:value-type="float" office:value="442" calcext:value-type="float">
            <text:p>442</text:p>
          </table:table-cell>
          <table:table-cell table:formula="of:=IF([.B141]&lt;[.$G$2]; [.$C$2]; IF([.B141]&lt;([.$H$2]-[.$G$2]);0; -[.$C$2]))"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[.A142]*[.$H$2]/[.$D$2]" office:value-type="float" office:value="1.781" calcext:value-type="float">
            <text:p>1.781</text:p>
          </table:table-cell>
          <table:table-cell table:formula="of:=IF([.B142]&lt;[.$G$2]; [.$C$2]*([.B142]^2)/2; IF([.B142]&lt;([.$H$2]-[.$G$2]); [.$F$2]+[.$I$2]*([.B142]-[.$G$2]); [.$A$2]-[.$F$2]+[.$I$2]*([.B142]-([.$H$2]-[.$G$2]))-([.$C$2]*(([.B142]-([.$H$2]-[.$G$2]))^2)/2)))" office:value-type="float" office:value="396.495125" calcext:value-type="float">
            <text:p>396.495125</text:p>
          </table:table-cell>
          <table:table-cell table:formula="of:=IF([.B142]&lt;[.$G$2]; [.$C$2]*[.B142]; IF([.B142]&lt;([.$H$2]-[.$G$2]);[.$I$2]; [.$I$2]-[.$C$2]*([.B142]-([.$H$2]-[.$G$2]))))" office:value-type="float" office:value="445.25" calcext:value-type="float">
            <text:p>445.25</text:p>
          </table:table-cell>
          <table:table-cell table:formula="of:=IF([.B142]&lt;[.$G$2]; [.$C$2]; IF([.B142]&lt;([.$H$2]-[.$G$2]);0; -[.$C$2]))"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[.A143]*[.$H$2]/[.$D$2]" office:value-type="float" office:value="1.794" calcext:value-type="float">
            <text:p>1.794</text:p>
          </table:table-cell>
          <table:table-cell table:formula="of:=IF([.B143]&lt;[.$G$2]; [.$C$2]*([.B143]^2)/2; IF([.B143]&lt;([.$H$2]-[.$G$2]); [.$F$2]+[.$I$2]*([.B143]-[.$G$2]); [.$A$2]-[.$F$2]+[.$I$2]*([.B143]-([.$H$2]-[.$G$2]))-([.$C$2]*(([.B143]-([.$H$2]-[.$G$2]))^2)/2)))" office:value-type="float" office:value="402.3045" calcext:value-type="float">
            <text:p>402.3045</text:p>
          </table:table-cell>
          <table:table-cell table:formula="of:=IF([.B143]&lt;[.$G$2]; [.$C$2]*[.B143]; IF([.B143]&lt;([.$H$2]-[.$G$2]);[.$I$2]; [.$I$2]-[.$C$2]*([.B143]-([.$H$2]-[.$G$2]))))" office:value-type="float" office:value="448.5" calcext:value-type="float">
            <text:p>448.5</text:p>
          </table:table-cell>
          <table:table-cell table:formula="of:=IF([.B143]&lt;[.$G$2]; [.$C$2]; IF([.B143]&lt;([.$H$2]-[.$G$2]);0; -[.$C$2]))"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[.A144]*[.$H$2]/[.$D$2]" office:value-type="float" office:value="1.807" calcext:value-type="float">
            <text:p>1.807</text:p>
          </table:table-cell>
          <table:table-cell table:formula="of:=IF([.B144]&lt;[.$G$2]; [.$C$2]*([.B144]^2)/2; IF([.B144]&lt;([.$H$2]-[.$G$2]); [.$F$2]+[.$I$2]*([.B144]-[.$G$2]); [.$A$2]-[.$F$2]+[.$I$2]*([.B144]-([.$H$2]-[.$G$2]))-([.$C$2]*(([.B144]-([.$H$2]-[.$G$2]))^2)/2)))" office:value-type="float" office:value="408.156125" calcext:value-type="float">
            <text:p>408.156125</text:p>
          </table:table-cell>
          <table:table-cell table:formula="of:=IF([.B144]&lt;[.$G$2]; [.$C$2]*[.B144]; IF([.B144]&lt;([.$H$2]-[.$G$2]);[.$I$2]; [.$I$2]-[.$C$2]*([.B144]-([.$H$2]-[.$G$2]))))" office:value-type="float" office:value="451.75" calcext:value-type="float">
            <text:p>451.75</text:p>
          </table:table-cell>
          <table:table-cell table:formula="of:=IF([.B144]&lt;[.$G$2]; [.$C$2]; IF([.B144]&lt;([.$H$2]-[.$G$2]);0; -[.$C$2]))"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[.A145]*[.$H$2]/[.$D$2]" office:value-type="float" office:value="1.82" calcext:value-type="float">
            <text:p>1.82</text:p>
          </table:table-cell>
          <table:table-cell table:formula="of:=IF([.B145]&lt;[.$G$2]; [.$C$2]*([.B145]^2)/2; IF([.B145]&lt;([.$H$2]-[.$G$2]); [.$F$2]+[.$I$2]*([.B145]-[.$G$2]); [.$A$2]-[.$F$2]+[.$I$2]*([.B145]-([.$H$2]-[.$G$2]))-([.$C$2]*(([.B145]-([.$H$2]-[.$G$2]))^2)/2)))" office:value-type="float" office:value="414.05" calcext:value-type="float">
            <text:p>414.05</text:p>
          </table:table-cell>
          <table:table-cell table:formula="of:=IF([.B145]&lt;[.$G$2]; [.$C$2]*[.B145]; IF([.B145]&lt;([.$H$2]-[.$G$2]);[.$I$2]; [.$I$2]-[.$C$2]*([.B145]-([.$H$2]-[.$G$2]))))" office:value-type="float" office:value="455" calcext:value-type="float">
            <text:p>455</text:p>
          </table:table-cell>
          <table:table-cell table:formula="of:=IF([.B145]&lt;[.$G$2]; [.$C$2]; IF([.B145]&lt;([.$H$2]-[.$G$2]);0; -[.$C$2]))"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[.A146]*[.$H$2]/[.$D$2]" office:value-type="float" office:value="1.833" calcext:value-type="float">
            <text:p>1.833</text:p>
          </table:table-cell>
          <table:table-cell table:formula="of:=IF([.B146]&lt;[.$G$2]; [.$C$2]*([.B146]^2)/2; IF([.B146]&lt;([.$H$2]-[.$G$2]); [.$F$2]+[.$I$2]*([.B146]-[.$G$2]); [.$A$2]-[.$F$2]+[.$I$2]*([.B146]-([.$H$2]-[.$G$2]))-([.$C$2]*(([.B146]-([.$H$2]-[.$G$2]))^2)/2)))" office:value-type="float" office:value="419.986125" calcext:value-type="float">
            <text:p>419.986125</text:p>
          </table:table-cell>
          <table:table-cell table:formula="of:=IF([.B146]&lt;[.$G$2]; [.$C$2]*[.B146]; IF([.B146]&lt;([.$H$2]-[.$G$2]);[.$I$2]; [.$I$2]-[.$C$2]*([.B146]-([.$H$2]-[.$G$2]))))" office:value-type="float" office:value="458.25" calcext:value-type="float">
            <text:p>458.25</text:p>
          </table:table-cell>
          <table:table-cell table:formula="of:=IF([.B146]&lt;[.$G$2]; [.$C$2]; IF([.B146]&lt;([.$H$2]-[.$G$2]);0; -[.$C$2]))"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[.A147]*[.$H$2]/[.$D$2]" office:value-type="float" office:value="1.846" calcext:value-type="float">
            <text:p>1.846</text:p>
          </table:table-cell>
          <table:table-cell table:formula="of:=IF([.B147]&lt;[.$G$2]; [.$C$2]*([.B147]^2)/2; IF([.B147]&lt;([.$H$2]-[.$G$2]); [.$F$2]+[.$I$2]*([.B147]-[.$G$2]); [.$A$2]-[.$F$2]+[.$I$2]*([.B147]-([.$H$2]-[.$G$2]))-([.$C$2]*(([.B147]-([.$H$2]-[.$G$2]))^2)/2)))" office:value-type="float" office:value="425.9645" calcext:value-type="float">
            <text:p>425.9645</text:p>
          </table:table-cell>
          <table:table-cell table:formula="of:=IF([.B147]&lt;[.$G$2]; [.$C$2]*[.B147]; IF([.B147]&lt;([.$H$2]-[.$G$2]);[.$I$2]; [.$I$2]-[.$C$2]*([.B147]-([.$H$2]-[.$G$2]))))" office:value-type="float" office:value="461.5" calcext:value-type="float">
            <text:p>461.5</text:p>
          </table:table-cell>
          <table:table-cell table:formula="of:=IF([.B147]&lt;[.$G$2]; [.$C$2]; IF([.B147]&lt;([.$H$2]-[.$G$2]);0; -[.$C$2]))"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[.A148]*[.$H$2]/[.$D$2]" office:value-type="float" office:value="1.859" calcext:value-type="float">
            <text:p>1.859</text:p>
          </table:table-cell>
          <table:table-cell table:formula="of:=IF([.B148]&lt;[.$G$2]; [.$C$2]*([.B148]^2)/2; IF([.B148]&lt;([.$H$2]-[.$G$2]); [.$F$2]+[.$I$2]*([.B148]-[.$G$2]); [.$A$2]-[.$F$2]+[.$I$2]*([.B148]-([.$H$2]-[.$G$2]))-([.$C$2]*(([.B148]-([.$H$2]-[.$G$2]))^2)/2)))" office:value-type="float" office:value="431.985125" calcext:value-type="float">
            <text:p>431.985125</text:p>
          </table:table-cell>
          <table:table-cell table:formula="of:=IF([.B148]&lt;[.$G$2]; [.$C$2]*[.B148]; IF([.B148]&lt;([.$H$2]-[.$G$2]);[.$I$2]; [.$I$2]-[.$C$2]*([.B148]-([.$H$2]-[.$G$2]))))" office:value-type="float" office:value="464.75" calcext:value-type="float">
            <text:p>464.75</text:p>
          </table:table-cell>
          <table:table-cell table:formula="of:=IF([.B148]&lt;[.$G$2]; [.$C$2]; IF([.B148]&lt;([.$H$2]-[.$G$2]);0; -[.$C$2]))"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[.A149]*[.$H$2]/[.$D$2]" office:value-type="float" office:value="1.872" calcext:value-type="float">
            <text:p>1.872</text:p>
          </table:table-cell>
          <table:table-cell table:formula="of:=IF([.B149]&lt;[.$G$2]; [.$C$2]*([.B149]^2)/2; IF([.B149]&lt;([.$H$2]-[.$G$2]); [.$F$2]+[.$I$2]*([.B149]-[.$G$2]); [.$A$2]-[.$F$2]+[.$I$2]*([.B149]-([.$H$2]-[.$G$2]))-([.$C$2]*(([.B149]-([.$H$2]-[.$G$2]))^2)/2)))" office:value-type="float" office:value="438.048" calcext:value-type="float">
            <text:p>438.048</text:p>
          </table:table-cell>
          <table:table-cell table:formula="of:=IF([.B149]&lt;[.$G$2]; [.$C$2]*[.B149]; IF([.B149]&lt;([.$H$2]-[.$G$2]);[.$I$2]; [.$I$2]-[.$C$2]*([.B149]-([.$H$2]-[.$G$2]))))" office:value-type="float" office:value="468" calcext:value-type="float">
            <text:p>468</text:p>
          </table:table-cell>
          <table:table-cell table:formula="of:=IF([.B149]&lt;[.$G$2]; [.$C$2]; IF([.B149]&lt;([.$H$2]-[.$G$2]);0; -[.$C$2]))"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[.A150]*[.$H$2]/[.$D$2]" office:value-type="float" office:value="1.885" calcext:value-type="float">
            <text:p>1.885</text:p>
          </table:table-cell>
          <table:table-cell table:formula="of:=IF([.B150]&lt;[.$G$2]; [.$C$2]*([.B150]^2)/2; IF([.B150]&lt;([.$H$2]-[.$G$2]); [.$F$2]+[.$I$2]*([.B150]-[.$G$2]); [.$A$2]-[.$F$2]+[.$I$2]*([.B150]-([.$H$2]-[.$G$2]))-([.$C$2]*(([.B150]-([.$H$2]-[.$G$2]))^2)/2)))" office:value-type="float" office:value="444.153125" calcext:value-type="float">
            <text:p>444.153125</text:p>
          </table:table-cell>
          <table:table-cell table:formula="of:=IF([.B150]&lt;[.$G$2]; [.$C$2]*[.B150]; IF([.B150]&lt;([.$H$2]-[.$G$2]);[.$I$2]; [.$I$2]-[.$C$2]*([.B150]-([.$H$2]-[.$G$2]))))" office:value-type="float" office:value="471.25" calcext:value-type="float">
            <text:p>471.25</text:p>
          </table:table-cell>
          <table:table-cell table:formula="of:=IF([.B150]&lt;[.$G$2]; [.$C$2]; IF([.B150]&lt;([.$H$2]-[.$G$2]);0; -[.$C$2]))"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[.A151]*[.$H$2]/[.$D$2]" office:value-type="float" office:value="1.898" calcext:value-type="float">
            <text:p>1.898</text:p>
          </table:table-cell>
          <table:table-cell table:formula="of:=IF([.B151]&lt;[.$G$2]; [.$C$2]*([.B151]^2)/2; IF([.B151]&lt;([.$H$2]-[.$G$2]); [.$F$2]+[.$I$2]*([.B151]-[.$G$2]); [.$A$2]-[.$F$2]+[.$I$2]*([.B151]-([.$H$2]-[.$G$2]))-([.$C$2]*(([.B151]-([.$H$2]-[.$G$2]))^2)/2)))" office:value-type="float" office:value="450.3005" calcext:value-type="float">
            <text:p>450.3005</text:p>
          </table:table-cell>
          <table:table-cell table:formula="of:=IF([.B151]&lt;[.$G$2]; [.$C$2]*[.B151]; IF([.B151]&lt;([.$H$2]-[.$G$2]);[.$I$2]; [.$I$2]-[.$C$2]*([.B151]-([.$H$2]-[.$G$2]))))" office:value-type="float" office:value="474.5" calcext:value-type="float">
            <text:p>474.5</text:p>
          </table:table-cell>
          <table:table-cell table:formula="of:=IF([.B151]&lt;[.$G$2]; [.$C$2]; IF([.B151]&lt;([.$H$2]-[.$G$2]);0; -[.$C$2]))"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[.A152]*[.$H$2]/[.$D$2]" office:value-type="float" office:value="1.911" calcext:value-type="float">
            <text:p>1.911</text:p>
          </table:table-cell>
          <table:table-cell table:formula="of:=IF([.B152]&lt;[.$G$2]; [.$C$2]*([.B152]^2)/2; IF([.B152]&lt;([.$H$2]-[.$G$2]); [.$F$2]+[.$I$2]*([.B152]-[.$G$2]); [.$A$2]-[.$F$2]+[.$I$2]*([.B152]-([.$H$2]-[.$G$2]))-([.$C$2]*(([.B152]-([.$H$2]-[.$G$2]))^2)/2)))" office:value-type="float" office:value="456.490125" calcext:value-type="float">
            <text:p>456.490125</text:p>
          </table:table-cell>
          <table:table-cell table:formula="of:=IF([.B152]&lt;[.$G$2]; [.$C$2]*[.B152]; IF([.B152]&lt;([.$H$2]-[.$G$2]);[.$I$2]; [.$I$2]-[.$C$2]*([.B152]-([.$H$2]-[.$G$2]))))" office:value-type="float" office:value="477.75" calcext:value-type="float">
            <text:p>477.75</text:p>
          </table:table-cell>
          <table:table-cell table:formula="of:=IF([.B152]&lt;[.$G$2]; [.$C$2]; IF([.B152]&lt;([.$H$2]-[.$G$2]);0; -[.$C$2]))"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[.A153]*[.$H$2]/[.$D$2]" office:value-type="float" office:value="1.924" calcext:value-type="float">
            <text:p>1.924</text:p>
          </table:table-cell>
          <table:table-cell table:formula="of:=IF([.B153]&lt;[.$G$2]; [.$C$2]*([.B153]^2)/2; IF([.B153]&lt;([.$H$2]-[.$G$2]); [.$F$2]+[.$I$2]*([.B153]-[.$G$2]); [.$A$2]-[.$F$2]+[.$I$2]*([.B153]-([.$H$2]-[.$G$2]))-([.$C$2]*(([.B153]-([.$H$2]-[.$G$2]))^2)/2)))" office:value-type="float" office:value="462.722" calcext:value-type="float">
            <text:p>462.722</text:p>
          </table:table-cell>
          <table:table-cell table:formula="of:=IF([.B153]&lt;[.$G$2]; [.$C$2]*[.B153]; IF([.B153]&lt;([.$H$2]-[.$G$2]);[.$I$2]; [.$I$2]-[.$C$2]*([.B153]-([.$H$2]-[.$G$2]))))" office:value-type="float" office:value="481" calcext:value-type="float">
            <text:p>481</text:p>
          </table:table-cell>
          <table:table-cell table:formula="of:=IF([.B153]&lt;[.$G$2]; [.$C$2]; IF([.B153]&lt;([.$H$2]-[.$G$2]);0; -[.$C$2]))"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[.A154]*[.$H$2]/[.$D$2]" office:value-type="float" office:value="1.937" calcext:value-type="float">
            <text:p>1.937</text:p>
          </table:table-cell>
          <table:table-cell table:formula="of:=IF([.B154]&lt;[.$G$2]; [.$C$2]*([.B154]^2)/2; IF([.B154]&lt;([.$H$2]-[.$G$2]); [.$F$2]+[.$I$2]*([.B154]-[.$G$2]); [.$A$2]-[.$F$2]+[.$I$2]*([.B154]-([.$H$2]-[.$G$2]))-([.$C$2]*(([.B154]-([.$H$2]-[.$G$2]))^2)/2)))" office:value-type="float" office:value="468.996125" calcext:value-type="float">
            <text:p>468.996125</text:p>
          </table:table-cell>
          <table:table-cell table:formula="of:=IF([.B154]&lt;[.$G$2]; [.$C$2]*[.B154]; IF([.B154]&lt;([.$H$2]-[.$G$2]);[.$I$2]; [.$I$2]-[.$C$2]*([.B154]-([.$H$2]-[.$G$2]))))" office:value-type="float" office:value="484.25" calcext:value-type="float">
            <text:p>484.25</text:p>
          </table:table-cell>
          <table:table-cell table:formula="of:=IF([.B154]&lt;[.$G$2]; [.$C$2]; IF([.B154]&lt;([.$H$2]-[.$G$2]);0; -[.$C$2]))"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[.A155]*[.$H$2]/[.$D$2]" office:value-type="float" office:value="1.95" calcext:value-type="float">
            <text:p>1.95</text:p>
          </table:table-cell>
          <table:table-cell table:formula="of:=IF([.B155]&lt;[.$G$2]; [.$C$2]*([.B155]^2)/2; IF([.B155]&lt;([.$H$2]-[.$G$2]); [.$F$2]+[.$I$2]*([.B155]-[.$G$2]); [.$A$2]-[.$F$2]+[.$I$2]*([.B155]-([.$H$2]-[.$G$2]))-([.$C$2]*(([.B155]-([.$H$2]-[.$G$2]))^2)/2)))" office:value-type="float" office:value="475.3125" calcext:value-type="float">
            <text:p>475.3125</text:p>
          </table:table-cell>
          <table:table-cell table:formula="of:=IF([.B155]&lt;[.$G$2]; [.$C$2]*[.B155]; IF([.B155]&lt;([.$H$2]-[.$G$2]);[.$I$2]; [.$I$2]-[.$C$2]*([.B155]-([.$H$2]-[.$G$2]))))" office:value-type="float" office:value="487.5" calcext:value-type="float">
            <text:p>487.5</text:p>
          </table:table-cell>
          <table:table-cell table:formula="of:=IF([.B155]&lt;[.$G$2]; [.$C$2]; IF([.B155]&lt;([.$H$2]-[.$G$2]);0; -[.$C$2]))"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[.A156]*[.$H$2]/[.$D$2]" office:value-type="float" office:value="1.963" calcext:value-type="float">
            <text:p>1.963</text:p>
          </table:table-cell>
          <table:table-cell table:formula="of:=IF([.B156]&lt;[.$G$2]; [.$C$2]*([.B156]^2)/2; IF([.B156]&lt;([.$H$2]-[.$G$2]); [.$F$2]+[.$I$2]*([.B156]-[.$G$2]); [.$A$2]-[.$F$2]+[.$I$2]*([.B156]-([.$H$2]-[.$G$2]))-([.$C$2]*(([.B156]-([.$H$2]-[.$G$2]))^2)/2)))" office:value-type="float" office:value="481.671125" calcext:value-type="float">
            <text:p>481.671125</text:p>
          </table:table-cell>
          <table:table-cell table:formula="of:=IF([.B156]&lt;[.$G$2]; [.$C$2]*[.B156]; IF([.B156]&lt;([.$H$2]-[.$G$2]);[.$I$2]; [.$I$2]-[.$C$2]*([.B156]-([.$H$2]-[.$G$2]))))" office:value-type="float" office:value="490.75" calcext:value-type="float">
            <text:p>490.75</text:p>
          </table:table-cell>
          <table:table-cell table:formula="of:=IF([.B156]&lt;[.$G$2]; [.$C$2]; IF([.B156]&lt;([.$H$2]-[.$G$2]);0; -[.$C$2]))"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[.A157]*[.$H$2]/[.$D$2]" office:value-type="float" office:value="1.976" calcext:value-type="float">
            <text:p>1.976</text:p>
          </table:table-cell>
          <table:table-cell table:formula="of:=IF([.B157]&lt;[.$G$2]; [.$C$2]*([.B157]^2)/2; IF([.B157]&lt;([.$H$2]-[.$G$2]); [.$F$2]+[.$I$2]*([.B157]-[.$G$2]); [.$A$2]-[.$F$2]+[.$I$2]*([.B157]-([.$H$2]-[.$G$2]))-([.$C$2]*(([.B157]-([.$H$2]-[.$G$2]))^2)/2)))" office:value-type="float" office:value="488.072" calcext:value-type="float">
            <text:p>488.072</text:p>
          </table:table-cell>
          <table:table-cell table:formula="of:=IF([.B157]&lt;[.$G$2]; [.$C$2]*[.B157]; IF([.B157]&lt;([.$H$2]-[.$G$2]);[.$I$2]; [.$I$2]-[.$C$2]*([.B157]-([.$H$2]-[.$G$2]))))" office:value-type="float" office:value="494" calcext:value-type="float">
            <text:p>494</text:p>
          </table:table-cell>
          <table:table-cell table:formula="of:=IF([.B157]&lt;[.$G$2]; [.$C$2]; IF([.B157]&lt;([.$H$2]-[.$G$2]);0; -[.$C$2]))"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[.A158]*[.$H$2]/[.$D$2]" office:value-type="float" office:value="1.989" calcext:value-type="float">
            <text:p>1.989</text:p>
          </table:table-cell>
          <table:table-cell table:formula="of:=IF([.B158]&lt;[.$G$2]; [.$C$2]*([.B158]^2)/2; IF([.B158]&lt;([.$H$2]-[.$G$2]); [.$F$2]+[.$I$2]*([.B158]-[.$G$2]); [.$A$2]-[.$F$2]+[.$I$2]*([.B158]-([.$H$2]-[.$G$2]))-([.$C$2]*(([.B158]-([.$H$2]-[.$G$2]))^2)/2)))" office:value-type="float" office:value="494.515125" calcext:value-type="float">
            <text:p>494.515125</text:p>
          </table:table-cell>
          <table:table-cell table:formula="of:=IF([.B158]&lt;[.$G$2]; [.$C$2]*[.B158]; IF([.B158]&lt;([.$H$2]-[.$G$2]);[.$I$2]; [.$I$2]-[.$C$2]*([.B158]-([.$H$2]-[.$G$2]))))" office:value-type="float" office:value="497.25" calcext:value-type="float">
            <text:p>497.25</text:p>
          </table:table-cell>
          <table:table-cell table:formula="of:=IF([.B158]&lt;[.$G$2]; [.$C$2]; IF([.B158]&lt;([.$H$2]-[.$G$2]);0; -[.$C$2]))"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[.A159]*[.$H$2]/[.$D$2]" office:value-type="float" office:value="2.002" calcext:value-type="float">
            <text:p>2.002</text:p>
          </table:table-cell>
          <table:table-cell table:formula="of:=IF([.B159]&lt;[.$G$2]; [.$C$2]*([.B159]^2)/2; IF([.B159]&lt;([.$H$2]-[.$G$2]); [.$F$2]+[.$I$2]*([.B159]-[.$G$2]); [.$A$2]-[.$F$2]+[.$I$2]*([.B159]-([.$H$2]-[.$G$2]))-([.$C$2]*(([.B159]-([.$H$2]-[.$G$2]))^2)/2)))" office:value-type="float" office:value="501" calcext:value-type="float">
            <text:p>501</text:p>
          </table:table-cell>
          <table:table-cell table:formula="of:=IF([.B159]&lt;[.$G$2]; [.$C$2]*[.B159]; IF([.B159]&lt;([.$H$2]-[.$G$2]);[.$I$2]; [.$I$2]-[.$C$2]*([.B159]-([.$H$2]-[.$G$2]))))" office:value-type="float" office:value="500" calcext:value-type="float">
            <text:p>500</text:p>
          </table:table-cell>
          <table:table-cell table:formula="of:=IF([.B159]&lt;[.$G$2]; [.$C$2]; IF([.B159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[.A160]*[.$H$2]/[.$D$2]" office:value-type="float" office:value="2.015" calcext:value-type="float">
            <text:p>2.015</text:p>
          </table:table-cell>
          <table:table-cell table:formula="of:=IF([.B160]&lt;[.$G$2]; [.$C$2]*([.B160]^2)/2; IF([.B160]&lt;([.$H$2]-[.$G$2]); [.$F$2]+[.$I$2]*([.B160]-[.$G$2]); [.$A$2]-[.$F$2]+[.$I$2]*([.B160]-([.$H$2]-[.$G$2]))-([.$C$2]*(([.B160]-([.$H$2]-[.$G$2]))^2)/2)))" office:value-type="float" office:value="507.5" calcext:value-type="float">
            <text:p>507.5</text:p>
          </table:table-cell>
          <table:table-cell table:formula="of:=IF([.B160]&lt;[.$G$2]; [.$C$2]*[.B160]; IF([.B160]&lt;([.$H$2]-[.$G$2]);[.$I$2]; [.$I$2]-[.$C$2]*([.B160]-([.$H$2]-[.$G$2]))))" office:value-type="float" office:value="500" calcext:value-type="float">
            <text:p>500</text:p>
          </table:table-cell>
          <table:table-cell table:formula="of:=IF([.B160]&lt;[.$G$2]; [.$C$2]; IF([.B160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[.A161]*[.$H$2]/[.$D$2]" office:value-type="float" office:value="2.028" calcext:value-type="float">
            <text:p>2.028</text:p>
          </table:table-cell>
          <table:table-cell table:formula="of:=IF([.B161]&lt;[.$G$2]; [.$C$2]*([.B161]^2)/2; IF([.B161]&lt;([.$H$2]-[.$G$2]); [.$F$2]+[.$I$2]*([.B161]-[.$G$2]); [.$A$2]-[.$F$2]+[.$I$2]*([.B161]-([.$H$2]-[.$G$2]))-([.$C$2]*(([.B161]-([.$H$2]-[.$G$2]))^2)/2)))" office:value-type="float" office:value="514" calcext:value-type="float">
            <text:p>514</text:p>
          </table:table-cell>
          <table:table-cell table:formula="of:=IF([.B161]&lt;[.$G$2]; [.$C$2]*[.B161]; IF([.B161]&lt;([.$H$2]-[.$G$2]);[.$I$2]; [.$I$2]-[.$C$2]*([.B161]-([.$H$2]-[.$G$2]))))" office:value-type="float" office:value="500" calcext:value-type="float">
            <text:p>500</text:p>
          </table:table-cell>
          <table:table-cell table:formula="of:=IF([.B161]&lt;[.$G$2]; [.$C$2]; IF([.B161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[.A162]*[.$H$2]/[.$D$2]" office:value-type="float" office:value="2.041" calcext:value-type="float">
            <text:p>2.041</text:p>
          </table:table-cell>
          <table:table-cell table:formula="of:=IF([.B162]&lt;[.$G$2]; [.$C$2]*([.B162]^2)/2; IF([.B162]&lt;([.$H$2]-[.$G$2]); [.$F$2]+[.$I$2]*([.B162]-[.$G$2]); [.$A$2]-[.$F$2]+[.$I$2]*([.B162]-([.$H$2]-[.$G$2]))-([.$C$2]*(([.B162]-([.$H$2]-[.$G$2]))^2)/2)))" office:value-type="float" office:value="520.5" calcext:value-type="float">
            <text:p>520.5</text:p>
          </table:table-cell>
          <table:table-cell table:formula="of:=IF([.B162]&lt;[.$G$2]; [.$C$2]*[.B162]; IF([.B162]&lt;([.$H$2]-[.$G$2]);[.$I$2]; [.$I$2]-[.$C$2]*([.B162]-([.$H$2]-[.$G$2]))))" office:value-type="float" office:value="500" calcext:value-type="float">
            <text:p>500</text:p>
          </table:table-cell>
          <table:table-cell table:formula="of:=IF([.B162]&lt;[.$G$2]; [.$C$2]; IF([.B162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[.A163]*[.$H$2]/[.$D$2]" office:value-type="float" office:value="2.054" calcext:value-type="float">
            <text:p>2.054</text:p>
          </table:table-cell>
          <table:table-cell table:formula="of:=IF([.B163]&lt;[.$G$2]; [.$C$2]*([.B163]^2)/2; IF([.B163]&lt;([.$H$2]-[.$G$2]); [.$F$2]+[.$I$2]*([.B163]-[.$G$2]); [.$A$2]-[.$F$2]+[.$I$2]*([.B163]-([.$H$2]-[.$G$2]))-([.$C$2]*(([.B163]-([.$H$2]-[.$G$2]))^2)/2)))" office:value-type="float" office:value="527" calcext:value-type="float">
            <text:p>527</text:p>
          </table:table-cell>
          <table:table-cell table:formula="of:=IF([.B163]&lt;[.$G$2]; [.$C$2]*[.B163]; IF([.B163]&lt;([.$H$2]-[.$G$2]);[.$I$2]; [.$I$2]-[.$C$2]*([.B163]-([.$H$2]-[.$G$2]))))" office:value-type="float" office:value="500" calcext:value-type="float">
            <text:p>500</text:p>
          </table:table-cell>
          <table:table-cell table:formula="of:=IF([.B163]&lt;[.$G$2]; [.$C$2]; IF([.B163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[.A164]*[.$H$2]/[.$D$2]" office:value-type="float" office:value="2.067" calcext:value-type="float">
            <text:p>2.067</text:p>
          </table:table-cell>
          <table:table-cell table:formula="of:=IF([.B164]&lt;[.$G$2]; [.$C$2]*([.B164]^2)/2; IF([.B164]&lt;([.$H$2]-[.$G$2]); [.$F$2]+[.$I$2]*([.B164]-[.$G$2]); [.$A$2]-[.$F$2]+[.$I$2]*([.B164]-([.$H$2]-[.$G$2]))-([.$C$2]*(([.B164]-([.$H$2]-[.$G$2]))^2)/2)))" office:value-type="float" office:value="533.5" calcext:value-type="float">
            <text:p>533.5</text:p>
          </table:table-cell>
          <table:table-cell table:formula="of:=IF([.B164]&lt;[.$G$2]; [.$C$2]*[.B164]; IF([.B164]&lt;([.$H$2]-[.$G$2]);[.$I$2]; [.$I$2]-[.$C$2]*([.B164]-([.$H$2]-[.$G$2]))))" office:value-type="float" office:value="500" calcext:value-type="float">
            <text:p>500</text:p>
          </table:table-cell>
          <table:table-cell table:formula="of:=IF([.B164]&lt;[.$G$2]; [.$C$2]; IF([.B164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[.A165]*[.$H$2]/[.$D$2]" office:value-type="float" office:value="2.08" calcext:value-type="float">
            <text:p>2.08</text:p>
          </table:table-cell>
          <table:table-cell table:formula="of:=IF([.B165]&lt;[.$G$2]; [.$C$2]*([.B165]^2)/2; IF([.B165]&lt;([.$H$2]-[.$G$2]); [.$F$2]+[.$I$2]*([.B165]-[.$G$2]); [.$A$2]-[.$F$2]+[.$I$2]*([.B165]-([.$H$2]-[.$G$2]))-([.$C$2]*(([.B165]-([.$H$2]-[.$G$2]))^2)/2)))" office:value-type="float" office:value="540" calcext:value-type="float">
            <text:p>540</text:p>
          </table:table-cell>
          <table:table-cell table:formula="of:=IF([.B165]&lt;[.$G$2]; [.$C$2]*[.B165]; IF([.B165]&lt;([.$H$2]-[.$G$2]);[.$I$2]; [.$I$2]-[.$C$2]*([.B165]-([.$H$2]-[.$G$2]))))" office:value-type="float" office:value="500" calcext:value-type="float">
            <text:p>500</text:p>
          </table:table-cell>
          <table:table-cell table:formula="of:=IF([.B165]&lt;[.$G$2]; [.$C$2]; IF([.B165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[.A166]*[.$H$2]/[.$D$2]" office:value-type="float" office:value="2.093" calcext:value-type="float">
            <text:p>2.093</text:p>
          </table:table-cell>
          <table:table-cell table:formula="of:=IF([.B166]&lt;[.$G$2]; [.$C$2]*([.B166]^2)/2; IF([.B166]&lt;([.$H$2]-[.$G$2]); [.$F$2]+[.$I$2]*([.B166]-[.$G$2]); [.$A$2]-[.$F$2]+[.$I$2]*([.B166]-([.$H$2]-[.$G$2]))-([.$C$2]*(([.B166]-([.$H$2]-[.$G$2]))^2)/2)))" office:value-type="float" office:value="546.5" calcext:value-type="float">
            <text:p>546.5</text:p>
          </table:table-cell>
          <table:table-cell table:formula="of:=IF([.B166]&lt;[.$G$2]; [.$C$2]*[.B166]; IF([.B166]&lt;([.$H$2]-[.$G$2]);[.$I$2]; [.$I$2]-[.$C$2]*([.B166]-([.$H$2]-[.$G$2]))))" office:value-type="float" office:value="500" calcext:value-type="float">
            <text:p>500</text:p>
          </table:table-cell>
          <table:table-cell table:formula="of:=IF([.B166]&lt;[.$G$2]; [.$C$2]; IF([.B166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[.A167]*[.$H$2]/[.$D$2]" office:value-type="float" office:value="2.106" calcext:value-type="float">
            <text:p>2.106</text:p>
          </table:table-cell>
          <table:table-cell table:formula="of:=IF([.B167]&lt;[.$G$2]; [.$C$2]*([.B167]^2)/2; IF([.B167]&lt;([.$H$2]-[.$G$2]); [.$F$2]+[.$I$2]*([.B167]-[.$G$2]); [.$A$2]-[.$F$2]+[.$I$2]*([.B167]-([.$H$2]-[.$G$2]))-([.$C$2]*(([.B167]-([.$H$2]-[.$G$2]))^2)/2)))" office:value-type="float" office:value="553" calcext:value-type="float">
            <text:p>553</text:p>
          </table:table-cell>
          <table:table-cell table:formula="of:=IF([.B167]&lt;[.$G$2]; [.$C$2]*[.B167]; IF([.B167]&lt;([.$H$2]-[.$G$2]);[.$I$2]; [.$I$2]-[.$C$2]*([.B167]-([.$H$2]-[.$G$2]))))" office:value-type="float" office:value="500" calcext:value-type="float">
            <text:p>500</text:p>
          </table:table-cell>
          <table:table-cell table:formula="of:=IF([.B167]&lt;[.$G$2]; [.$C$2]; IF([.B167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[.A168]*[.$H$2]/[.$D$2]" office:value-type="float" office:value="2.119" calcext:value-type="float">
            <text:p>2.119</text:p>
          </table:table-cell>
          <table:table-cell table:formula="of:=IF([.B168]&lt;[.$G$2]; [.$C$2]*([.B168]^2)/2; IF([.B168]&lt;([.$H$2]-[.$G$2]); [.$F$2]+[.$I$2]*([.B168]-[.$G$2]); [.$A$2]-[.$F$2]+[.$I$2]*([.B168]-([.$H$2]-[.$G$2]))-([.$C$2]*(([.B168]-([.$H$2]-[.$G$2]))^2)/2)))" office:value-type="float" office:value="559.5" calcext:value-type="float">
            <text:p>559.5</text:p>
          </table:table-cell>
          <table:table-cell table:formula="of:=IF([.B168]&lt;[.$G$2]; [.$C$2]*[.B168]; IF([.B168]&lt;([.$H$2]-[.$G$2]);[.$I$2]; [.$I$2]-[.$C$2]*([.B168]-([.$H$2]-[.$G$2]))))" office:value-type="float" office:value="500" calcext:value-type="float">
            <text:p>500</text:p>
          </table:table-cell>
          <table:table-cell table:formula="of:=IF([.B168]&lt;[.$G$2]; [.$C$2]; IF([.B168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[.A169]*[.$H$2]/[.$D$2]" office:value-type="float" office:value="2.132" calcext:value-type="float">
            <text:p>2.132</text:p>
          </table:table-cell>
          <table:table-cell table:formula="of:=IF([.B169]&lt;[.$G$2]; [.$C$2]*([.B169]^2)/2; IF([.B169]&lt;([.$H$2]-[.$G$2]); [.$F$2]+[.$I$2]*([.B169]-[.$G$2]); [.$A$2]-[.$F$2]+[.$I$2]*([.B169]-([.$H$2]-[.$G$2]))-([.$C$2]*(([.B169]-([.$H$2]-[.$G$2]))^2)/2)))" office:value-type="float" office:value="566" calcext:value-type="float">
            <text:p>566</text:p>
          </table:table-cell>
          <table:table-cell table:formula="of:=IF([.B169]&lt;[.$G$2]; [.$C$2]*[.B169]; IF([.B169]&lt;([.$H$2]-[.$G$2]);[.$I$2]; [.$I$2]-[.$C$2]*([.B169]-([.$H$2]-[.$G$2]))))" office:value-type="float" office:value="500" calcext:value-type="float">
            <text:p>500</text:p>
          </table:table-cell>
          <table:table-cell table:formula="of:=IF([.B169]&lt;[.$G$2]; [.$C$2]; IF([.B169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[.A170]*[.$H$2]/[.$D$2]" office:value-type="float" office:value="2.145" calcext:value-type="float">
            <text:p>2.145</text:p>
          </table:table-cell>
          <table:table-cell table:formula="of:=IF([.B170]&lt;[.$G$2]; [.$C$2]*([.B170]^2)/2; IF([.B170]&lt;([.$H$2]-[.$G$2]); [.$F$2]+[.$I$2]*([.B170]-[.$G$2]); [.$A$2]-[.$F$2]+[.$I$2]*([.B170]-([.$H$2]-[.$G$2]))-([.$C$2]*(([.B170]-([.$H$2]-[.$G$2]))^2)/2)))" office:value-type="float" office:value="572.5" calcext:value-type="float">
            <text:p>572.5</text:p>
          </table:table-cell>
          <table:table-cell table:formula="of:=IF([.B170]&lt;[.$G$2]; [.$C$2]*[.B170]; IF([.B170]&lt;([.$H$2]-[.$G$2]);[.$I$2]; [.$I$2]-[.$C$2]*([.B170]-([.$H$2]-[.$G$2]))))" office:value-type="float" office:value="500" calcext:value-type="float">
            <text:p>500</text:p>
          </table:table-cell>
          <table:table-cell table:formula="of:=IF([.B170]&lt;[.$G$2]; [.$C$2]; IF([.B170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[.A171]*[.$H$2]/[.$D$2]" office:value-type="float" office:value="2.158" calcext:value-type="float">
            <text:p>2.158</text:p>
          </table:table-cell>
          <table:table-cell table:formula="of:=IF([.B171]&lt;[.$G$2]; [.$C$2]*([.B171]^2)/2; IF([.B171]&lt;([.$H$2]-[.$G$2]); [.$F$2]+[.$I$2]*([.B171]-[.$G$2]); [.$A$2]-[.$F$2]+[.$I$2]*([.B171]-([.$H$2]-[.$G$2]))-([.$C$2]*(([.B171]-([.$H$2]-[.$G$2]))^2)/2)))" office:value-type="float" office:value="579" calcext:value-type="float">
            <text:p>579</text:p>
          </table:table-cell>
          <table:table-cell table:formula="of:=IF([.B171]&lt;[.$G$2]; [.$C$2]*[.B171]; IF([.B171]&lt;([.$H$2]-[.$G$2]);[.$I$2]; [.$I$2]-[.$C$2]*([.B171]-([.$H$2]-[.$G$2]))))" office:value-type="float" office:value="500" calcext:value-type="float">
            <text:p>500</text:p>
          </table:table-cell>
          <table:table-cell table:formula="of:=IF([.B171]&lt;[.$G$2]; [.$C$2]; IF([.B171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[.A172]*[.$H$2]/[.$D$2]" office:value-type="float" office:value="2.171" calcext:value-type="float">
            <text:p>2.171</text:p>
          </table:table-cell>
          <table:table-cell table:formula="of:=IF([.B172]&lt;[.$G$2]; [.$C$2]*([.B172]^2)/2; IF([.B172]&lt;([.$H$2]-[.$G$2]); [.$F$2]+[.$I$2]*([.B172]-[.$G$2]); [.$A$2]-[.$F$2]+[.$I$2]*([.B172]-([.$H$2]-[.$G$2]))-([.$C$2]*(([.B172]-([.$H$2]-[.$G$2]))^2)/2)))" office:value-type="float" office:value="585.5" calcext:value-type="float">
            <text:p>585.5</text:p>
          </table:table-cell>
          <table:table-cell table:formula="of:=IF([.B172]&lt;[.$G$2]; [.$C$2]*[.B172]; IF([.B172]&lt;([.$H$2]-[.$G$2]);[.$I$2]; [.$I$2]-[.$C$2]*([.B172]-([.$H$2]-[.$G$2]))))" office:value-type="float" office:value="500" calcext:value-type="float">
            <text:p>500</text:p>
          </table:table-cell>
          <table:table-cell table:formula="of:=IF([.B172]&lt;[.$G$2]; [.$C$2]; IF([.B172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[.A173]*[.$H$2]/[.$D$2]" office:value-type="float" office:value="2.184" calcext:value-type="float">
            <text:p>2.184</text:p>
          </table:table-cell>
          <table:table-cell table:formula="of:=IF([.B173]&lt;[.$G$2]; [.$C$2]*([.B173]^2)/2; IF([.B173]&lt;([.$H$2]-[.$G$2]); [.$F$2]+[.$I$2]*([.B173]-[.$G$2]); [.$A$2]-[.$F$2]+[.$I$2]*([.B173]-([.$H$2]-[.$G$2]))-([.$C$2]*(([.B173]-([.$H$2]-[.$G$2]))^2)/2)))" office:value-type="float" office:value="592" calcext:value-type="float">
            <text:p>592</text:p>
          </table:table-cell>
          <table:table-cell table:formula="of:=IF([.B173]&lt;[.$G$2]; [.$C$2]*[.B173]; IF([.B173]&lt;([.$H$2]-[.$G$2]);[.$I$2]; [.$I$2]-[.$C$2]*([.B173]-([.$H$2]-[.$G$2]))))" office:value-type="float" office:value="500" calcext:value-type="float">
            <text:p>500</text:p>
          </table:table-cell>
          <table:table-cell table:formula="of:=IF([.B173]&lt;[.$G$2]; [.$C$2]; IF([.B173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[.A174]*[.$H$2]/[.$D$2]" office:value-type="float" office:value="2.197" calcext:value-type="float">
            <text:p>2.197</text:p>
          </table:table-cell>
          <table:table-cell table:formula="of:=IF([.B174]&lt;[.$G$2]; [.$C$2]*([.B174]^2)/2; IF([.B174]&lt;([.$H$2]-[.$G$2]); [.$F$2]+[.$I$2]*([.B174]-[.$G$2]); [.$A$2]-[.$F$2]+[.$I$2]*([.B174]-([.$H$2]-[.$G$2]))-([.$C$2]*(([.B174]-([.$H$2]-[.$G$2]))^2)/2)))" office:value-type="float" office:value="598.5" calcext:value-type="float">
            <text:p>598.5</text:p>
          </table:table-cell>
          <table:table-cell table:formula="of:=IF([.B174]&lt;[.$G$2]; [.$C$2]*[.B174]; IF([.B174]&lt;([.$H$2]-[.$G$2]);[.$I$2]; [.$I$2]-[.$C$2]*([.B174]-([.$H$2]-[.$G$2]))))" office:value-type="float" office:value="500" calcext:value-type="float">
            <text:p>500</text:p>
          </table:table-cell>
          <table:table-cell table:formula="of:=IF([.B174]&lt;[.$G$2]; [.$C$2]; IF([.B174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[.A175]*[.$H$2]/[.$D$2]" office:value-type="float" office:value="2.21" calcext:value-type="float">
            <text:p>2.21</text:p>
          </table:table-cell>
          <table:table-cell table:formula="of:=IF([.B175]&lt;[.$G$2]; [.$C$2]*([.B175]^2)/2; IF([.B175]&lt;([.$H$2]-[.$G$2]); [.$F$2]+[.$I$2]*([.B175]-[.$G$2]); [.$A$2]-[.$F$2]+[.$I$2]*([.B175]-([.$H$2]-[.$G$2]))-([.$C$2]*(([.B175]-([.$H$2]-[.$G$2]))^2)/2)))" office:value-type="float" office:value="605" calcext:value-type="float">
            <text:p>605</text:p>
          </table:table-cell>
          <table:table-cell table:formula="of:=IF([.B175]&lt;[.$G$2]; [.$C$2]*[.B175]; IF([.B175]&lt;([.$H$2]-[.$G$2]);[.$I$2]; [.$I$2]-[.$C$2]*([.B175]-([.$H$2]-[.$G$2]))))" office:value-type="float" office:value="500" calcext:value-type="float">
            <text:p>500</text:p>
          </table:table-cell>
          <table:table-cell table:formula="of:=IF([.B175]&lt;[.$G$2]; [.$C$2]; IF([.B175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[.A176]*[.$H$2]/[.$D$2]" office:value-type="float" office:value="2.223" calcext:value-type="float">
            <text:p>2.223</text:p>
          </table:table-cell>
          <table:table-cell table:formula="of:=IF([.B176]&lt;[.$G$2]; [.$C$2]*([.B176]^2)/2; IF([.B176]&lt;([.$H$2]-[.$G$2]); [.$F$2]+[.$I$2]*([.B176]-[.$G$2]); [.$A$2]-[.$F$2]+[.$I$2]*([.B176]-([.$H$2]-[.$G$2]))-([.$C$2]*(([.B176]-([.$H$2]-[.$G$2]))^2)/2)))" office:value-type="float" office:value="611.5" calcext:value-type="float">
            <text:p>611.5</text:p>
          </table:table-cell>
          <table:table-cell table:formula="of:=IF([.B176]&lt;[.$G$2]; [.$C$2]*[.B176]; IF([.B176]&lt;([.$H$2]-[.$G$2]);[.$I$2]; [.$I$2]-[.$C$2]*([.B176]-([.$H$2]-[.$G$2]))))" office:value-type="float" office:value="500" calcext:value-type="float">
            <text:p>500</text:p>
          </table:table-cell>
          <table:table-cell table:formula="of:=IF([.B176]&lt;[.$G$2]; [.$C$2]; IF([.B176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[.A177]*[.$H$2]/[.$D$2]" office:value-type="float" office:value="2.236" calcext:value-type="float">
            <text:p>2.236</text:p>
          </table:table-cell>
          <table:table-cell table:formula="of:=IF([.B177]&lt;[.$G$2]; [.$C$2]*([.B177]^2)/2; IF([.B177]&lt;([.$H$2]-[.$G$2]); [.$F$2]+[.$I$2]*([.B177]-[.$G$2]); [.$A$2]-[.$F$2]+[.$I$2]*([.B177]-([.$H$2]-[.$G$2]))-([.$C$2]*(([.B177]-([.$H$2]-[.$G$2]))^2)/2)))" office:value-type="float" office:value="618" calcext:value-type="float">
            <text:p>618</text:p>
          </table:table-cell>
          <table:table-cell table:formula="of:=IF([.B177]&lt;[.$G$2]; [.$C$2]*[.B177]; IF([.B177]&lt;([.$H$2]-[.$G$2]);[.$I$2]; [.$I$2]-[.$C$2]*([.B177]-([.$H$2]-[.$G$2]))))" office:value-type="float" office:value="500" calcext:value-type="float">
            <text:p>500</text:p>
          </table:table-cell>
          <table:table-cell table:formula="of:=IF([.B177]&lt;[.$G$2]; [.$C$2]; IF([.B177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[.A178]*[.$H$2]/[.$D$2]" office:value-type="float" office:value="2.249" calcext:value-type="float">
            <text:p>2.249</text:p>
          </table:table-cell>
          <table:table-cell table:formula="of:=IF([.B178]&lt;[.$G$2]; [.$C$2]*([.B178]^2)/2; IF([.B178]&lt;([.$H$2]-[.$G$2]); [.$F$2]+[.$I$2]*([.B178]-[.$G$2]); [.$A$2]-[.$F$2]+[.$I$2]*([.B178]-([.$H$2]-[.$G$2]))-([.$C$2]*(([.B178]-([.$H$2]-[.$G$2]))^2)/2)))" office:value-type="float" office:value="624.5" calcext:value-type="float">
            <text:p>624.5</text:p>
          </table:table-cell>
          <table:table-cell table:formula="of:=IF([.B178]&lt;[.$G$2]; [.$C$2]*[.B178]; IF([.B178]&lt;([.$H$2]-[.$G$2]);[.$I$2]; [.$I$2]-[.$C$2]*([.B178]-([.$H$2]-[.$G$2]))))" office:value-type="float" office:value="500" calcext:value-type="float">
            <text:p>500</text:p>
          </table:table-cell>
          <table:table-cell table:formula="of:=IF([.B178]&lt;[.$G$2]; [.$C$2]; IF([.B178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[.A179]*[.$H$2]/[.$D$2]" office:value-type="float" office:value="2.262" calcext:value-type="float">
            <text:p>2.262</text:p>
          </table:table-cell>
          <table:table-cell table:formula="of:=IF([.B179]&lt;[.$G$2]; [.$C$2]*([.B179]^2)/2; IF([.B179]&lt;([.$H$2]-[.$G$2]); [.$F$2]+[.$I$2]*([.B179]-[.$G$2]); [.$A$2]-[.$F$2]+[.$I$2]*([.B179]-([.$H$2]-[.$G$2]))-([.$C$2]*(([.B179]-([.$H$2]-[.$G$2]))^2)/2)))" office:value-type="float" office:value="631" calcext:value-type="float">
            <text:p>631</text:p>
          </table:table-cell>
          <table:table-cell table:formula="of:=IF([.B179]&lt;[.$G$2]; [.$C$2]*[.B179]; IF([.B179]&lt;([.$H$2]-[.$G$2]);[.$I$2]; [.$I$2]-[.$C$2]*([.B179]-([.$H$2]-[.$G$2]))))" office:value-type="float" office:value="500" calcext:value-type="float">
            <text:p>500</text:p>
          </table:table-cell>
          <table:table-cell table:formula="of:=IF([.B179]&lt;[.$G$2]; [.$C$2]; IF([.B179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[.A180]*[.$H$2]/[.$D$2]" office:value-type="float" office:value="2.275" calcext:value-type="float">
            <text:p>2.275</text:p>
          </table:table-cell>
          <table:table-cell table:formula="of:=IF([.B180]&lt;[.$G$2]; [.$C$2]*([.B180]^2)/2; IF([.B180]&lt;([.$H$2]-[.$G$2]); [.$F$2]+[.$I$2]*([.B180]-[.$G$2]); [.$A$2]-[.$F$2]+[.$I$2]*([.B180]-([.$H$2]-[.$G$2]))-([.$C$2]*(([.B180]-([.$H$2]-[.$G$2]))^2)/2)))" office:value-type="float" office:value="637.5" calcext:value-type="float">
            <text:p>637.5</text:p>
          </table:table-cell>
          <table:table-cell table:formula="of:=IF([.B180]&lt;[.$G$2]; [.$C$2]*[.B180]; IF([.B180]&lt;([.$H$2]-[.$G$2]);[.$I$2]; [.$I$2]-[.$C$2]*([.B180]-([.$H$2]-[.$G$2]))))" office:value-type="float" office:value="500" calcext:value-type="float">
            <text:p>500</text:p>
          </table:table-cell>
          <table:table-cell table:formula="of:=IF([.B180]&lt;[.$G$2]; [.$C$2]; IF([.B180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[.A181]*[.$H$2]/[.$D$2]" office:value-type="float" office:value="2.288" calcext:value-type="float">
            <text:p>2.288</text:p>
          </table:table-cell>
          <table:table-cell table:formula="of:=IF([.B181]&lt;[.$G$2]; [.$C$2]*([.B181]^2)/2; IF([.B181]&lt;([.$H$2]-[.$G$2]); [.$F$2]+[.$I$2]*([.B181]-[.$G$2]); [.$A$2]-[.$F$2]+[.$I$2]*([.B181]-([.$H$2]-[.$G$2]))-([.$C$2]*(([.B181]-([.$H$2]-[.$G$2]))^2)/2)))" office:value-type="float" office:value="644" calcext:value-type="float">
            <text:p>644</text:p>
          </table:table-cell>
          <table:table-cell table:formula="of:=IF([.B181]&lt;[.$G$2]; [.$C$2]*[.B181]; IF([.B181]&lt;([.$H$2]-[.$G$2]);[.$I$2]; [.$I$2]-[.$C$2]*([.B181]-([.$H$2]-[.$G$2]))))" office:value-type="float" office:value="500" calcext:value-type="float">
            <text:p>500</text:p>
          </table:table-cell>
          <table:table-cell table:formula="of:=IF([.B181]&lt;[.$G$2]; [.$C$2]; IF([.B181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[.A182]*[.$H$2]/[.$D$2]" office:value-type="float" office:value="2.301" calcext:value-type="float">
            <text:p>2.301</text:p>
          </table:table-cell>
          <table:table-cell table:formula="of:=IF([.B182]&lt;[.$G$2]; [.$C$2]*([.B182]^2)/2; IF([.B182]&lt;([.$H$2]-[.$G$2]); [.$F$2]+[.$I$2]*([.B182]-[.$G$2]); [.$A$2]-[.$F$2]+[.$I$2]*([.B182]-([.$H$2]-[.$G$2]))-([.$C$2]*(([.B182]-([.$H$2]-[.$G$2]))^2)/2)))" office:value-type="float" office:value="650.5" calcext:value-type="float">
            <text:p>650.5</text:p>
          </table:table-cell>
          <table:table-cell table:formula="of:=IF([.B182]&lt;[.$G$2]; [.$C$2]*[.B182]; IF([.B182]&lt;([.$H$2]-[.$G$2]);[.$I$2]; [.$I$2]-[.$C$2]*([.B182]-([.$H$2]-[.$G$2]))))" office:value-type="float" office:value="500" calcext:value-type="float">
            <text:p>500</text:p>
          </table:table-cell>
          <table:table-cell table:formula="of:=IF([.B182]&lt;[.$G$2]; [.$C$2]; IF([.B182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[.A183]*[.$H$2]/[.$D$2]" office:value-type="float" office:value="2.314" calcext:value-type="float">
            <text:p>2.314</text:p>
          </table:table-cell>
          <table:table-cell table:formula="of:=IF([.B183]&lt;[.$G$2]; [.$C$2]*([.B183]^2)/2; IF([.B183]&lt;([.$H$2]-[.$G$2]); [.$F$2]+[.$I$2]*([.B183]-[.$G$2]); [.$A$2]-[.$F$2]+[.$I$2]*([.B183]-([.$H$2]-[.$G$2]))-([.$C$2]*(([.B183]-([.$H$2]-[.$G$2]))^2)/2)))" office:value-type="float" office:value="657" calcext:value-type="float">
            <text:p>657</text:p>
          </table:table-cell>
          <table:table-cell table:formula="of:=IF([.B183]&lt;[.$G$2]; [.$C$2]*[.B183]; IF([.B183]&lt;([.$H$2]-[.$G$2]);[.$I$2]; [.$I$2]-[.$C$2]*([.B183]-([.$H$2]-[.$G$2]))))" office:value-type="float" office:value="500" calcext:value-type="float">
            <text:p>500</text:p>
          </table:table-cell>
          <table:table-cell table:formula="of:=IF([.B183]&lt;[.$G$2]; [.$C$2]; IF([.B183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[.A184]*[.$H$2]/[.$D$2]" office:value-type="float" office:value="2.327" calcext:value-type="float">
            <text:p>2.327</text:p>
          </table:table-cell>
          <table:table-cell table:formula="of:=IF([.B184]&lt;[.$G$2]; [.$C$2]*([.B184]^2)/2; IF([.B184]&lt;([.$H$2]-[.$G$2]); [.$F$2]+[.$I$2]*([.B184]-[.$G$2]); [.$A$2]-[.$F$2]+[.$I$2]*([.B184]-([.$H$2]-[.$G$2]))-([.$C$2]*(([.B184]-([.$H$2]-[.$G$2]))^2)/2)))" office:value-type="float" office:value="663.5" calcext:value-type="float">
            <text:p>663.5</text:p>
          </table:table-cell>
          <table:table-cell table:formula="of:=IF([.B184]&lt;[.$G$2]; [.$C$2]*[.B184]; IF([.B184]&lt;([.$H$2]-[.$G$2]);[.$I$2]; [.$I$2]-[.$C$2]*([.B184]-([.$H$2]-[.$G$2]))))" office:value-type="float" office:value="500" calcext:value-type="float">
            <text:p>500</text:p>
          </table:table-cell>
          <table:table-cell table:formula="of:=IF([.B184]&lt;[.$G$2]; [.$C$2]; IF([.B184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[.A185]*[.$H$2]/[.$D$2]" office:value-type="float" office:value="2.34" calcext:value-type="float">
            <text:p>2.34</text:p>
          </table:table-cell>
          <table:table-cell table:formula="of:=IF([.B185]&lt;[.$G$2]; [.$C$2]*([.B185]^2)/2; IF([.B185]&lt;([.$H$2]-[.$G$2]); [.$F$2]+[.$I$2]*([.B185]-[.$G$2]); [.$A$2]-[.$F$2]+[.$I$2]*([.B185]-([.$H$2]-[.$G$2]))-([.$C$2]*(([.B185]-([.$H$2]-[.$G$2]))^2)/2)))" office:value-type="float" office:value="670" calcext:value-type="float">
            <text:p>670</text:p>
          </table:table-cell>
          <table:table-cell table:formula="of:=IF([.B185]&lt;[.$G$2]; [.$C$2]*[.B185]; IF([.B185]&lt;([.$H$2]-[.$G$2]);[.$I$2]; [.$I$2]-[.$C$2]*([.B185]-([.$H$2]-[.$G$2]))))" office:value-type="float" office:value="500" calcext:value-type="float">
            <text:p>500</text:p>
          </table:table-cell>
          <table:table-cell table:formula="of:=IF([.B185]&lt;[.$G$2]; [.$C$2]; IF([.B185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[.A186]*[.$H$2]/[.$D$2]" office:value-type="float" office:value="2.353" calcext:value-type="float">
            <text:p>2.353</text:p>
          </table:table-cell>
          <table:table-cell table:formula="of:=IF([.B186]&lt;[.$G$2]; [.$C$2]*([.B186]^2)/2; IF([.B186]&lt;([.$H$2]-[.$G$2]); [.$F$2]+[.$I$2]*([.B186]-[.$G$2]); [.$A$2]-[.$F$2]+[.$I$2]*([.B186]-([.$H$2]-[.$G$2]))-([.$C$2]*(([.B186]-([.$H$2]-[.$G$2]))^2)/2)))" office:value-type="float" office:value="676.5" calcext:value-type="float">
            <text:p>676.5</text:p>
          </table:table-cell>
          <table:table-cell table:formula="of:=IF([.B186]&lt;[.$G$2]; [.$C$2]*[.B186]; IF([.B186]&lt;([.$H$2]-[.$G$2]);[.$I$2]; [.$I$2]-[.$C$2]*([.B186]-([.$H$2]-[.$G$2]))))" office:value-type="float" office:value="500" calcext:value-type="float">
            <text:p>500</text:p>
          </table:table-cell>
          <table:table-cell table:formula="of:=IF([.B186]&lt;[.$G$2]; [.$C$2]; IF([.B186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[.A187]*[.$H$2]/[.$D$2]" office:value-type="float" office:value="2.366" calcext:value-type="float">
            <text:p>2.366</text:p>
          </table:table-cell>
          <table:table-cell table:formula="of:=IF([.B187]&lt;[.$G$2]; [.$C$2]*([.B187]^2)/2; IF([.B187]&lt;([.$H$2]-[.$G$2]); [.$F$2]+[.$I$2]*([.B187]-[.$G$2]); [.$A$2]-[.$F$2]+[.$I$2]*([.B187]-([.$H$2]-[.$G$2]))-([.$C$2]*(([.B187]-([.$H$2]-[.$G$2]))^2)/2)))" office:value-type="float" office:value="683" calcext:value-type="float">
            <text:p>683</text:p>
          </table:table-cell>
          <table:table-cell table:formula="of:=IF([.B187]&lt;[.$G$2]; [.$C$2]*[.B187]; IF([.B187]&lt;([.$H$2]-[.$G$2]);[.$I$2]; [.$I$2]-[.$C$2]*([.B187]-([.$H$2]-[.$G$2]))))" office:value-type="float" office:value="500" calcext:value-type="float">
            <text:p>500</text:p>
          </table:table-cell>
          <table:table-cell table:formula="of:=IF([.B187]&lt;[.$G$2]; [.$C$2]; IF([.B187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[.A188]*[.$H$2]/[.$D$2]" office:value-type="float" office:value="2.379" calcext:value-type="float">
            <text:p>2.379</text:p>
          </table:table-cell>
          <table:table-cell table:formula="of:=IF([.B188]&lt;[.$G$2]; [.$C$2]*([.B188]^2)/2; IF([.B188]&lt;([.$H$2]-[.$G$2]); [.$F$2]+[.$I$2]*([.B188]-[.$G$2]); [.$A$2]-[.$F$2]+[.$I$2]*([.B188]-([.$H$2]-[.$G$2]))-([.$C$2]*(([.B188]-([.$H$2]-[.$G$2]))^2)/2)))" office:value-type="float" office:value="689.5" calcext:value-type="float">
            <text:p>689.5</text:p>
          </table:table-cell>
          <table:table-cell table:formula="of:=IF([.B188]&lt;[.$G$2]; [.$C$2]*[.B188]; IF([.B188]&lt;([.$H$2]-[.$G$2]);[.$I$2]; [.$I$2]-[.$C$2]*([.B188]-([.$H$2]-[.$G$2]))))" office:value-type="float" office:value="500" calcext:value-type="float">
            <text:p>500</text:p>
          </table:table-cell>
          <table:table-cell table:formula="of:=IF([.B188]&lt;[.$G$2]; [.$C$2]; IF([.B188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[.A189]*[.$H$2]/[.$D$2]" office:value-type="float" office:value="2.392" calcext:value-type="float">
            <text:p>2.392</text:p>
          </table:table-cell>
          <table:table-cell table:formula="of:=IF([.B189]&lt;[.$G$2]; [.$C$2]*([.B189]^2)/2; IF([.B189]&lt;([.$H$2]-[.$G$2]); [.$F$2]+[.$I$2]*([.B189]-[.$G$2]); [.$A$2]-[.$F$2]+[.$I$2]*([.B189]-([.$H$2]-[.$G$2]))-([.$C$2]*(([.B189]-([.$H$2]-[.$G$2]))^2)/2)))" office:value-type="float" office:value="696" calcext:value-type="float">
            <text:p>696</text:p>
          </table:table-cell>
          <table:table-cell table:formula="of:=IF([.B189]&lt;[.$G$2]; [.$C$2]*[.B189]; IF([.B189]&lt;([.$H$2]-[.$G$2]);[.$I$2]; [.$I$2]-[.$C$2]*([.B189]-([.$H$2]-[.$G$2]))))" office:value-type="float" office:value="500" calcext:value-type="float">
            <text:p>500</text:p>
          </table:table-cell>
          <table:table-cell table:formula="of:=IF([.B189]&lt;[.$G$2]; [.$C$2]; IF([.B189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[.A190]*[.$H$2]/[.$D$2]" office:value-type="float" office:value="2.405" calcext:value-type="float">
            <text:p>2.405</text:p>
          </table:table-cell>
          <table:table-cell table:formula="of:=IF([.B190]&lt;[.$G$2]; [.$C$2]*([.B190]^2)/2; IF([.B190]&lt;([.$H$2]-[.$G$2]); [.$F$2]+[.$I$2]*([.B190]-[.$G$2]); [.$A$2]-[.$F$2]+[.$I$2]*([.B190]-([.$H$2]-[.$G$2]))-([.$C$2]*(([.B190]-([.$H$2]-[.$G$2]))^2)/2)))" office:value-type="float" office:value="702.5" calcext:value-type="float">
            <text:p>702.5</text:p>
          </table:table-cell>
          <table:table-cell table:formula="of:=IF([.B190]&lt;[.$G$2]; [.$C$2]*[.B190]; IF([.B190]&lt;([.$H$2]-[.$G$2]);[.$I$2]; [.$I$2]-[.$C$2]*([.B190]-([.$H$2]-[.$G$2]))))" office:value-type="float" office:value="500" calcext:value-type="float">
            <text:p>500</text:p>
          </table:table-cell>
          <table:table-cell table:formula="of:=IF([.B190]&lt;[.$G$2]; [.$C$2]; IF([.B190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[.A191]*[.$H$2]/[.$D$2]" office:value-type="float" office:value="2.418" calcext:value-type="float">
            <text:p>2.418</text:p>
          </table:table-cell>
          <table:table-cell table:formula="of:=IF([.B191]&lt;[.$G$2]; [.$C$2]*([.B191]^2)/2; IF([.B191]&lt;([.$H$2]-[.$G$2]); [.$F$2]+[.$I$2]*([.B191]-[.$G$2]); [.$A$2]-[.$F$2]+[.$I$2]*([.B191]-([.$H$2]-[.$G$2]))-([.$C$2]*(([.B191]-([.$H$2]-[.$G$2]))^2)/2)))" office:value-type="float" office:value="709" calcext:value-type="float">
            <text:p>709</text:p>
          </table:table-cell>
          <table:table-cell table:formula="of:=IF([.B191]&lt;[.$G$2]; [.$C$2]*[.B191]; IF([.B191]&lt;([.$H$2]-[.$G$2]);[.$I$2]; [.$I$2]-[.$C$2]*([.B191]-([.$H$2]-[.$G$2]))))" office:value-type="float" office:value="500" calcext:value-type="float">
            <text:p>500</text:p>
          </table:table-cell>
          <table:table-cell table:formula="of:=IF([.B191]&lt;[.$G$2]; [.$C$2]; IF([.B191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[.A192]*[.$H$2]/[.$D$2]" office:value-type="float" office:value="2.431" calcext:value-type="float">
            <text:p>2.431</text:p>
          </table:table-cell>
          <table:table-cell table:formula="of:=IF([.B192]&lt;[.$G$2]; [.$C$2]*([.B192]^2)/2; IF([.B192]&lt;([.$H$2]-[.$G$2]); [.$F$2]+[.$I$2]*([.B192]-[.$G$2]); [.$A$2]-[.$F$2]+[.$I$2]*([.B192]-([.$H$2]-[.$G$2]))-([.$C$2]*(([.B192]-([.$H$2]-[.$G$2]))^2)/2)))" office:value-type="float" office:value="715.5" calcext:value-type="float">
            <text:p>715.5</text:p>
          </table:table-cell>
          <table:table-cell table:formula="of:=IF([.B192]&lt;[.$G$2]; [.$C$2]*[.B192]; IF([.B192]&lt;([.$H$2]-[.$G$2]);[.$I$2]; [.$I$2]-[.$C$2]*([.B192]-([.$H$2]-[.$G$2]))))" office:value-type="float" office:value="500" calcext:value-type="float">
            <text:p>500</text:p>
          </table:table-cell>
          <table:table-cell table:formula="of:=IF([.B192]&lt;[.$G$2]; [.$C$2]; IF([.B192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[.A193]*[.$H$2]/[.$D$2]" office:value-type="float" office:value="2.444" calcext:value-type="float">
            <text:p>2.444</text:p>
          </table:table-cell>
          <table:table-cell table:formula="of:=IF([.B193]&lt;[.$G$2]; [.$C$2]*([.B193]^2)/2; IF([.B193]&lt;([.$H$2]-[.$G$2]); [.$F$2]+[.$I$2]*([.B193]-[.$G$2]); [.$A$2]-[.$F$2]+[.$I$2]*([.B193]-([.$H$2]-[.$G$2]))-([.$C$2]*(([.B193]-([.$H$2]-[.$G$2]))^2)/2)))" office:value-type="float" office:value="722" calcext:value-type="float">
            <text:p>722</text:p>
          </table:table-cell>
          <table:table-cell table:formula="of:=IF([.B193]&lt;[.$G$2]; [.$C$2]*[.B193]; IF([.B193]&lt;([.$H$2]-[.$G$2]);[.$I$2]; [.$I$2]-[.$C$2]*([.B193]-([.$H$2]-[.$G$2]))))" office:value-type="float" office:value="500" calcext:value-type="float">
            <text:p>500</text:p>
          </table:table-cell>
          <table:table-cell table:formula="of:=IF([.B193]&lt;[.$G$2]; [.$C$2]; IF([.B193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[.A194]*[.$H$2]/[.$D$2]" office:value-type="float" office:value="2.457" calcext:value-type="float">
            <text:p>2.457</text:p>
          </table:table-cell>
          <table:table-cell table:formula="of:=IF([.B194]&lt;[.$G$2]; [.$C$2]*([.B194]^2)/2; IF([.B194]&lt;([.$H$2]-[.$G$2]); [.$F$2]+[.$I$2]*([.B194]-[.$G$2]); [.$A$2]-[.$F$2]+[.$I$2]*([.B194]-([.$H$2]-[.$G$2]))-([.$C$2]*(([.B194]-([.$H$2]-[.$G$2]))^2)/2)))" office:value-type="float" office:value="728.5" calcext:value-type="float">
            <text:p>728.5</text:p>
          </table:table-cell>
          <table:table-cell table:formula="of:=IF([.B194]&lt;[.$G$2]; [.$C$2]*[.B194]; IF([.B194]&lt;([.$H$2]-[.$G$2]);[.$I$2]; [.$I$2]-[.$C$2]*([.B194]-([.$H$2]-[.$G$2]))))" office:value-type="float" office:value="500" calcext:value-type="float">
            <text:p>500</text:p>
          </table:table-cell>
          <table:table-cell table:formula="of:=IF([.B194]&lt;[.$G$2]; [.$C$2]; IF([.B194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[.A195]*[.$H$2]/[.$D$2]" office:value-type="float" office:value="2.47" calcext:value-type="float">
            <text:p>2.47</text:p>
          </table:table-cell>
          <table:table-cell table:formula="of:=IF([.B195]&lt;[.$G$2]; [.$C$2]*([.B195]^2)/2; IF([.B195]&lt;([.$H$2]-[.$G$2]); [.$F$2]+[.$I$2]*([.B195]-[.$G$2]); [.$A$2]-[.$F$2]+[.$I$2]*([.B195]-([.$H$2]-[.$G$2]))-([.$C$2]*(([.B195]-([.$H$2]-[.$G$2]))^2)/2)))" office:value-type="float" office:value="735" calcext:value-type="float">
            <text:p>735</text:p>
          </table:table-cell>
          <table:table-cell table:formula="of:=IF([.B195]&lt;[.$G$2]; [.$C$2]*[.B195]; IF([.B195]&lt;([.$H$2]-[.$G$2]);[.$I$2]; [.$I$2]-[.$C$2]*([.B195]-([.$H$2]-[.$G$2]))))" office:value-type="float" office:value="500" calcext:value-type="float">
            <text:p>500</text:p>
          </table:table-cell>
          <table:table-cell table:formula="of:=IF([.B195]&lt;[.$G$2]; [.$C$2]; IF([.B195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[.A196]*[.$H$2]/[.$D$2]" office:value-type="float" office:value="2.483" calcext:value-type="float">
            <text:p>2.483</text:p>
          </table:table-cell>
          <table:table-cell table:formula="of:=IF([.B196]&lt;[.$G$2]; [.$C$2]*([.B196]^2)/2; IF([.B196]&lt;([.$H$2]-[.$G$2]); [.$F$2]+[.$I$2]*([.B196]-[.$G$2]); [.$A$2]-[.$F$2]+[.$I$2]*([.B196]-([.$H$2]-[.$G$2]))-([.$C$2]*(([.B196]-([.$H$2]-[.$G$2]))^2)/2)))" office:value-type="float" office:value="741.5" calcext:value-type="float">
            <text:p>741.5</text:p>
          </table:table-cell>
          <table:table-cell table:formula="of:=IF([.B196]&lt;[.$G$2]; [.$C$2]*[.B196]; IF([.B196]&lt;([.$H$2]-[.$G$2]);[.$I$2]; [.$I$2]-[.$C$2]*([.B196]-([.$H$2]-[.$G$2]))))" office:value-type="float" office:value="500" calcext:value-type="float">
            <text:p>500</text:p>
          </table:table-cell>
          <table:table-cell table:formula="of:=IF([.B196]&lt;[.$G$2]; [.$C$2]; IF([.B196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[.A197]*[.$H$2]/[.$D$2]" office:value-type="float" office:value="2.496" calcext:value-type="float">
            <text:p>2.496</text:p>
          </table:table-cell>
          <table:table-cell table:formula="of:=IF([.B197]&lt;[.$G$2]; [.$C$2]*([.B197]^2)/2; IF([.B197]&lt;([.$H$2]-[.$G$2]); [.$F$2]+[.$I$2]*([.B197]-[.$G$2]); [.$A$2]-[.$F$2]+[.$I$2]*([.B197]-([.$H$2]-[.$G$2]))-([.$C$2]*(([.B197]-([.$H$2]-[.$G$2]))^2)/2)))" office:value-type="float" office:value="748" calcext:value-type="float">
            <text:p>748</text:p>
          </table:table-cell>
          <table:table-cell table:formula="of:=IF([.B197]&lt;[.$G$2]; [.$C$2]*[.B197]; IF([.B197]&lt;([.$H$2]-[.$G$2]);[.$I$2]; [.$I$2]-[.$C$2]*([.B197]-([.$H$2]-[.$G$2]))))" office:value-type="float" office:value="500" calcext:value-type="float">
            <text:p>500</text:p>
          </table:table-cell>
          <table:table-cell table:formula="of:=IF([.B197]&lt;[.$G$2]; [.$C$2]; IF([.B197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[.A198]*[.$H$2]/[.$D$2]" office:value-type="float" office:value="2.509" calcext:value-type="float">
            <text:p>2.509</text:p>
          </table:table-cell>
          <table:table-cell table:formula="of:=IF([.B198]&lt;[.$G$2]; [.$C$2]*([.B198]^2)/2; IF([.B198]&lt;([.$H$2]-[.$G$2]); [.$F$2]+[.$I$2]*([.B198]-[.$G$2]); [.$A$2]-[.$F$2]+[.$I$2]*([.B198]-([.$H$2]-[.$G$2]))-([.$C$2]*(([.B198]-([.$H$2]-[.$G$2]))^2)/2)))" office:value-type="float" office:value="754.5" calcext:value-type="float">
            <text:p>754.5</text:p>
          </table:table-cell>
          <table:table-cell table:formula="of:=IF([.B198]&lt;[.$G$2]; [.$C$2]*[.B198]; IF([.B198]&lt;([.$H$2]-[.$G$2]);[.$I$2]; [.$I$2]-[.$C$2]*([.B198]-([.$H$2]-[.$G$2]))))" office:value-type="float" office:value="500" calcext:value-type="float">
            <text:p>500</text:p>
          </table:table-cell>
          <table:table-cell table:formula="of:=IF([.B198]&lt;[.$G$2]; [.$C$2]; IF([.B198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[.A199]*[.$H$2]/[.$D$2]" office:value-type="float" office:value="2.522" calcext:value-type="float">
            <text:p>2.522</text:p>
          </table:table-cell>
          <table:table-cell table:formula="of:=IF([.B199]&lt;[.$G$2]; [.$C$2]*([.B199]^2)/2; IF([.B199]&lt;([.$H$2]-[.$G$2]); [.$F$2]+[.$I$2]*([.B199]-[.$G$2]); [.$A$2]-[.$F$2]+[.$I$2]*([.B199]-([.$H$2]-[.$G$2]))-([.$C$2]*(([.B199]-([.$H$2]-[.$G$2]))^2)/2)))" office:value-type="float" office:value="761" calcext:value-type="float">
            <text:p>761</text:p>
          </table:table-cell>
          <table:table-cell table:formula="of:=IF([.B199]&lt;[.$G$2]; [.$C$2]*[.B199]; IF([.B199]&lt;([.$H$2]-[.$G$2]);[.$I$2]; [.$I$2]-[.$C$2]*([.B199]-([.$H$2]-[.$G$2]))))" office:value-type="float" office:value="500" calcext:value-type="float">
            <text:p>500</text:p>
          </table:table-cell>
          <table:table-cell table:formula="of:=IF([.B199]&lt;[.$G$2]; [.$C$2]; IF([.B199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[.A200]*[.$H$2]/[.$D$2]" office:value-type="float" office:value="2.535" calcext:value-type="float">
            <text:p>2.535</text:p>
          </table:table-cell>
          <table:table-cell table:formula="of:=IF([.B200]&lt;[.$G$2]; [.$C$2]*([.B200]^2)/2; IF([.B200]&lt;([.$H$2]-[.$G$2]); [.$F$2]+[.$I$2]*([.B200]-[.$G$2]); [.$A$2]-[.$F$2]+[.$I$2]*([.B200]-([.$H$2]-[.$G$2]))-([.$C$2]*(([.B200]-([.$H$2]-[.$G$2]))^2)/2)))" office:value-type="float" office:value="767.5" calcext:value-type="float">
            <text:p>767.5</text:p>
          </table:table-cell>
          <table:table-cell table:formula="of:=IF([.B200]&lt;[.$G$2]; [.$C$2]*[.B200]; IF([.B200]&lt;([.$H$2]-[.$G$2]);[.$I$2]; [.$I$2]-[.$C$2]*([.B200]-([.$H$2]-[.$G$2]))))" office:value-type="float" office:value="500" calcext:value-type="float">
            <text:p>500</text:p>
          </table:table-cell>
          <table:table-cell table:formula="of:=IF([.B200]&lt;[.$G$2]; [.$C$2]; IF([.B200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[.A201]*[.$H$2]/[.$D$2]" office:value-type="float" office:value="2.548" calcext:value-type="float">
            <text:p>2.548</text:p>
          </table:table-cell>
          <table:table-cell table:formula="of:=IF([.B201]&lt;[.$G$2]; [.$C$2]*([.B201]^2)/2; IF([.B201]&lt;([.$H$2]-[.$G$2]); [.$F$2]+[.$I$2]*([.B201]-[.$G$2]); [.$A$2]-[.$F$2]+[.$I$2]*([.B201]-([.$H$2]-[.$G$2]))-([.$C$2]*(([.B201]-([.$H$2]-[.$G$2]))^2)/2)))" office:value-type="float" office:value="774" calcext:value-type="float">
            <text:p>774</text:p>
          </table:table-cell>
          <table:table-cell table:formula="of:=IF([.B201]&lt;[.$G$2]; [.$C$2]*[.B201]; IF([.B201]&lt;([.$H$2]-[.$G$2]);[.$I$2]; [.$I$2]-[.$C$2]*([.B201]-([.$H$2]-[.$G$2]))))" office:value-type="float" office:value="500" calcext:value-type="float">
            <text:p>500</text:p>
          </table:table-cell>
          <table:table-cell table:formula="of:=IF([.B201]&lt;[.$G$2]; [.$C$2]; IF([.B201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[.A202]*[.$H$2]/[.$D$2]" office:value-type="float" office:value="2.561" calcext:value-type="float">
            <text:p>2.561</text:p>
          </table:table-cell>
          <table:table-cell table:formula="of:=IF([.B202]&lt;[.$G$2]; [.$C$2]*([.B202]^2)/2; IF([.B202]&lt;([.$H$2]-[.$G$2]); [.$F$2]+[.$I$2]*([.B202]-[.$G$2]); [.$A$2]-[.$F$2]+[.$I$2]*([.B202]-([.$H$2]-[.$G$2]))-([.$C$2]*(([.B202]-([.$H$2]-[.$G$2]))^2)/2)))" office:value-type="float" office:value="780.5" calcext:value-type="float">
            <text:p>780.5</text:p>
          </table:table-cell>
          <table:table-cell table:formula="of:=IF([.B202]&lt;[.$G$2]; [.$C$2]*[.B202]; IF([.B202]&lt;([.$H$2]-[.$G$2]);[.$I$2]; [.$I$2]-[.$C$2]*([.B202]-([.$H$2]-[.$G$2]))))" office:value-type="float" office:value="500" calcext:value-type="float">
            <text:p>500</text:p>
          </table:table-cell>
          <table:table-cell table:formula="of:=IF([.B202]&lt;[.$G$2]; [.$C$2]; IF([.B202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[.A203]*[.$H$2]/[.$D$2]" office:value-type="float" office:value="2.574" calcext:value-type="float">
            <text:p>2.574</text:p>
          </table:table-cell>
          <table:table-cell table:formula="of:=IF([.B203]&lt;[.$G$2]; [.$C$2]*([.B203]^2)/2; IF([.B203]&lt;([.$H$2]-[.$G$2]); [.$F$2]+[.$I$2]*([.B203]-[.$G$2]); [.$A$2]-[.$F$2]+[.$I$2]*([.B203]-([.$H$2]-[.$G$2]))-([.$C$2]*(([.B203]-([.$H$2]-[.$G$2]))^2)/2)))" office:value-type="float" office:value="787" calcext:value-type="float">
            <text:p>787</text:p>
          </table:table-cell>
          <table:table-cell table:formula="of:=IF([.B203]&lt;[.$G$2]; [.$C$2]*[.B203]; IF([.B203]&lt;([.$H$2]-[.$G$2]);[.$I$2]; [.$I$2]-[.$C$2]*([.B203]-([.$H$2]-[.$G$2]))))" office:value-type="float" office:value="500" calcext:value-type="float">
            <text:p>500</text:p>
          </table:table-cell>
          <table:table-cell table:formula="of:=IF([.B203]&lt;[.$G$2]; [.$C$2]; IF([.B203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[.A204]*[.$H$2]/[.$D$2]" office:value-type="float" office:value="2.587" calcext:value-type="float">
            <text:p>2.587</text:p>
          </table:table-cell>
          <table:table-cell table:formula="of:=IF([.B204]&lt;[.$G$2]; [.$C$2]*([.B204]^2)/2; IF([.B204]&lt;([.$H$2]-[.$G$2]); [.$F$2]+[.$I$2]*([.B204]-[.$G$2]); [.$A$2]-[.$F$2]+[.$I$2]*([.B204]-([.$H$2]-[.$G$2]))-([.$C$2]*(([.B204]-([.$H$2]-[.$G$2]))^2)/2)))" office:value-type="float" office:value="793.5" calcext:value-type="float">
            <text:p>793.5</text:p>
          </table:table-cell>
          <table:table-cell table:formula="of:=IF([.B204]&lt;[.$G$2]; [.$C$2]*[.B204]; IF([.B204]&lt;([.$H$2]-[.$G$2]);[.$I$2]; [.$I$2]-[.$C$2]*([.B204]-([.$H$2]-[.$G$2]))))" office:value-type="float" office:value="500" calcext:value-type="float">
            <text:p>500</text:p>
          </table:table-cell>
          <table:table-cell table:formula="of:=IF([.B204]&lt;[.$G$2]; [.$C$2]; IF([.B204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A205]*[.$H$2]/[.$D$2]" office:value-type="float" office:value="2.6" calcext:value-type="float">
            <text:p>2.6</text:p>
          </table:table-cell>
          <table:table-cell table:formula="of:=IF([.B205]&lt;[.$G$2]; [.$C$2]*([.B205]^2)/2; IF([.B205]&lt;([.$H$2]-[.$G$2]); [.$F$2]+[.$I$2]*([.B205]-[.$G$2]); [.$A$2]-[.$F$2]+[.$I$2]*([.B205]-([.$H$2]-[.$G$2]))-([.$C$2]*(([.B205]-([.$H$2]-[.$G$2]))^2)/2)))" office:value-type="float" office:value="800" calcext:value-type="float">
            <text:p>800</text:p>
          </table:table-cell>
          <table:table-cell table:formula="of:=IF([.B205]&lt;[.$G$2]; [.$C$2]*[.B205]; IF([.B205]&lt;([.$H$2]-[.$G$2]);[.$I$2]; [.$I$2]-[.$C$2]*([.B205]-([.$H$2]-[.$G$2]))))" office:value-type="float" office:value="500" calcext:value-type="float">
            <text:p>500</text:p>
          </table:table-cell>
          <table:table-cell table:formula="of:=IF([.B205]&lt;[.$G$2]; [.$C$2]; IF([.B205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[.A206]*[.$H$2]/[.$D$2]" office:value-type="float" office:value="2.613" calcext:value-type="float">
            <text:p>2.613</text:p>
          </table:table-cell>
          <table:table-cell table:formula="of:=IF([.B206]&lt;[.$G$2]; [.$C$2]*([.B206]^2)/2; IF([.B206]&lt;([.$H$2]-[.$G$2]); [.$F$2]+[.$I$2]*([.B206]-[.$G$2]); [.$A$2]-[.$F$2]+[.$I$2]*([.B206]-([.$H$2]-[.$G$2]))-([.$C$2]*(([.B206]-([.$H$2]-[.$G$2]))^2)/2)))" office:value-type="float" office:value="806.5" calcext:value-type="float">
            <text:p>806.5</text:p>
          </table:table-cell>
          <table:table-cell table:formula="of:=IF([.B206]&lt;[.$G$2]; [.$C$2]*[.B206]; IF([.B206]&lt;([.$H$2]-[.$G$2]);[.$I$2]; [.$I$2]-[.$C$2]*([.B206]-([.$H$2]-[.$G$2]))))" office:value-type="float" office:value="500" calcext:value-type="float">
            <text:p>500</text:p>
          </table:table-cell>
          <table:table-cell table:formula="of:=IF([.B206]&lt;[.$G$2]; [.$C$2]; IF([.B206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[.A207]*[.$H$2]/[.$D$2]" office:value-type="float" office:value="2.626" calcext:value-type="float">
            <text:p>2.626</text:p>
          </table:table-cell>
          <table:table-cell table:formula="of:=IF([.B207]&lt;[.$G$2]; [.$C$2]*([.B207]^2)/2; IF([.B207]&lt;([.$H$2]-[.$G$2]); [.$F$2]+[.$I$2]*([.B207]-[.$G$2]); [.$A$2]-[.$F$2]+[.$I$2]*([.B207]-([.$H$2]-[.$G$2]))-([.$C$2]*(([.B207]-([.$H$2]-[.$G$2]))^2)/2)))" office:value-type="float" office:value="813" calcext:value-type="float">
            <text:p>813</text:p>
          </table:table-cell>
          <table:table-cell table:formula="of:=IF([.B207]&lt;[.$G$2]; [.$C$2]*[.B207]; IF([.B207]&lt;([.$H$2]-[.$G$2]);[.$I$2]; [.$I$2]-[.$C$2]*([.B207]-([.$H$2]-[.$G$2]))))" office:value-type="float" office:value="500" calcext:value-type="float">
            <text:p>500</text:p>
          </table:table-cell>
          <table:table-cell table:formula="of:=IF([.B207]&lt;[.$G$2]; [.$C$2]; IF([.B207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[.A208]*[.$H$2]/[.$D$2]" office:value-type="float" office:value="2.639" calcext:value-type="float">
            <text:p>2.639</text:p>
          </table:table-cell>
          <table:table-cell table:formula="of:=IF([.B208]&lt;[.$G$2]; [.$C$2]*([.B208]^2)/2; IF([.B208]&lt;([.$H$2]-[.$G$2]); [.$F$2]+[.$I$2]*([.B208]-[.$G$2]); [.$A$2]-[.$F$2]+[.$I$2]*([.B208]-([.$H$2]-[.$G$2]))-([.$C$2]*(([.B208]-([.$H$2]-[.$G$2]))^2)/2)))" office:value-type="float" office:value="819.5" calcext:value-type="float">
            <text:p>819.5</text:p>
          </table:table-cell>
          <table:table-cell table:formula="of:=IF([.B208]&lt;[.$G$2]; [.$C$2]*[.B208]; IF([.B208]&lt;([.$H$2]-[.$G$2]);[.$I$2]; [.$I$2]-[.$C$2]*([.B208]-([.$H$2]-[.$G$2]))))" office:value-type="float" office:value="500" calcext:value-type="float">
            <text:p>500</text:p>
          </table:table-cell>
          <table:table-cell table:formula="of:=IF([.B208]&lt;[.$G$2]; [.$C$2]; IF([.B208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[.A209]*[.$H$2]/[.$D$2]" office:value-type="float" office:value="2.652" calcext:value-type="float">
            <text:p>2.652</text:p>
          </table:table-cell>
          <table:table-cell table:formula="of:=IF([.B209]&lt;[.$G$2]; [.$C$2]*([.B209]^2)/2; IF([.B209]&lt;([.$H$2]-[.$G$2]); [.$F$2]+[.$I$2]*([.B209]-[.$G$2]); [.$A$2]-[.$F$2]+[.$I$2]*([.B209]-([.$H$2]-[.$G$2]))-([.$C$2]*(([.B209]-([.$H$2]-[.$G$2]))^2)/2)))" office:value-type="float" office:value="826" calcext:value-type="float">
            <text:p>826</text:p>
          </table:table-cell>
          <table:table-cell table:formula="of:=IF([.B209]&lt;[.$G$2]; [.$C$2]*[.B209]; IF([.B209]&lt;([.$H$2]-[.$G$2]);[.$I$2]; [.$I$2]-[.$C$2]*([.B209]-([.$H$2]-[.$G$2]))))" office:value-type="float" office:value="500" calcext:value-type="float">
            <text:p>500</text:p>
          </table:table-cell>
          <table:table-cell table:formula="of:=IF([.B209]&lt;[.$G$2]; [.$C$2]; IF([.B209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[.A210]*[.$H$2]/[.$D$2]" office:value-type="float" office:value="2.665" calcext:value-type="float">
            <text:p>2.665</text:p>
          </table:table-cell>
          <table:table-cell table:formula="of:=IF([.B210]&lt;[.$G$2]; [.$C$2]*([.B210]^2)/2; IF([.B210]&lt;([.$H$2]-[.$G$2]); [.$F$2]+[.$I$2]*([.B210]-[.$G$2]); [.$A$2]-[.$F$2]+[.$I$2]*([.B210]-([.$H$2]-[.$G$2]))-([.$C$2]*(([.B210]-([.$H$2]-[.$G$2]))^2)/2)))" office:value-type="float" office:value="832.5" calcext:value-type="float">
            <text:p>832.5</text:p>
          </table:table-cell>
          <table:table-cell table:formula="of:=IF([.B210]&lt;[.$G$2]; [.$C$2]*[.B210]; IF([.B210]&lt;([.$H$2]-[.$G$2]);[.$I$2]; [.$I$2]-[.$C$2]*([.B210]-([.$H$2]-[.$G$2]))))" office:value-type="float" office:value="500" calcext:value-type="float">
            <text:p>500</text:p>
          </table:table-cell>
          <table:table-cell table:formula="of:=IF([.B210]&lt;[.$G$2]; [.$C$2]; IF([.B210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[.A211]*[.$H$2]/[.$D$2]" office:value-type="float" office:value="2.678" calcext:value-type="float">
            <text:p>2.678</text:p>
          </table:table-cell>
          <table:table-cell table:formula="of:=IF([.B211]&lt;[.$G$2]; [.$C$2]*([.B211]^2)/2; IF([.B211]&lt;([.$H$2]-[.$G$2]); [.$F$2]+[.$I$2]*([.B211]-[.$G$2]); [.$A$2]-[.$F$2]+[.$I$2]*([.B211]-([.$H$2]-[.$G$2]))-([.$C$2]*(([.B211]-([.$H$2]-[.$G$2]))^2)/2)))" office:value-type="float" office:value="839" calcext:value-type="float">
            <text:p>839</text:p>
          </table:table-cell>
          <table:table-cell table:formula="of:=IF([.B211]&lt;[.$G$2]; [.$C$2]*[.B211]; IF([.B211]&lt;([.$H$2]-[.$G$2]);[.$I$2]; [.$I$2]-[.$C$2]*([.B211]-([.$H$2]-[.$G$2]))))" office:value-type="float" office:value="500" calcext:value-type="float">
            <text:p>500</text:p>
          </table:table-cell>
          <table:table-cell table:formula="of:=IF([.B211]&lt;[.$G$2]; [.$C$2]; IF([.B211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[.A212]*[.$H$2]/[.$D$2]" office:value-type="float" office:value="2.691" calcext:value-type="float">
            <text:p>2.691</text:p>
          </table:table-cell>
          <table:table-cell table:formula="of:=IF([.B212]&lt;[.$G$2]; [.$C$2]*([.B212]^2)/2; IF([.B212]&lt;([.$H$2]-[.$G$2]); [.$F$2]+[.$I$2]*([.B212]-[.$G$2]); [.$A$2]-[.$F$2]+[.$I$2]*([.B212]-([.$H$2]-[.$G$2]))-([.$C$2]*(([.B212]-([.$H$2]-[.$G$2]))^2)/2)))" office:value-type="float" office:value="845.5" calcext:value-type="float">
            <text:p>845.5</text:p>
          </table:table-cell>
          <table:table-cell table:formula="of:=IF([.B212]&lt;[.$G$2]; [.$C$2]*[.B212]; IF([.B212]&lt;([.$H$2]-[.$G$2]);[.$I$2]; [.$I$2]-[.$C$2]*([.B212]-([.$H$2]-[.$G$2]))))" office:value-type="float" office:value="500" calcext:value-type="float">
            <text:p>500</text:p>
          </table:table-cell>
          <table:table-cell table:formula="of:=IF([.B212]&lt;[.$G$2]; [.$C$2]; IF([.B212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[.A213]*[.$H$2]/[.$D$2]" office:value-type="float" office:value="2.704" calcext:value-type="float">
            <text:p>2.704</text:p>
          </table:table-cell>
          <table:table-cell table:formula="of:=IF([.B213]&lt;[.$G$2]; [.$C$2]*([.B213]^2)/2; IF([.B213]&lt;([.$H$2]-[.$G$2]); [.$F$2]+[.$I$2]*([.B213]-[.$G$2]); [.$A$2]-[.$F$2]+[.$I$2]*([.B213]-([.$H$2]-[.$G$2]))-([.$C$2]*(([.B213]-([.$H$2]-[.$G$2]))^2)/2)))" office:value-type="float" office:value="852" calcext:value-type="float">
            <text:p>852</text:p>
          </table:table-cell>
          <table:table-cell table:formula="of:=IF([.B213]&lt;[.$G$2]; [.$C$2]*[.B213]; IF([.B213]&lt;([.$H$2]-[.$G$2]);[.$I$2]; [.$I$2]-[.$C$2]*([.B213]-([.$H$2]-[.$G$2]))))" office:value-type="float" office:value="500" calcext:value-type="float">
            <text:p>500</text:p>
          </table:table-cell>
          <table:table-cell table:formula="of:=IF([.B213]&lt;[.$G$2]; [.$C$2]; IF([.B213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[.A214]*[.$H$2]/[.$D$2]" office:value-type="float" office:value="2.717" calcext:value-type="float">
            <text:p>2.717</text:p>
          </table:table-cell>
          <table:table-cell table:formula="of:=IF([.B214]&lt;[.$G$2]; [.$C$2]*([.B214]^2)/2; IF([.B214]&lt;([.$H$2]-[.$G$2]); [.$F$2]+[.$I$2]*([.B214]-[.$G$2]); [.$A$2]-[.$F$2]+[.$I$2]*([.B214]-([.$H$2]-[.$G$2]))-([.$C$2]*(([.B214]-([.$H$2]-[.$G$2]))^2)/2)))" office:value-type="float" office:value="858.5" calcext:value-type="float">
            <text:p>858.5</text:p>
          </table:table-cell>
          <table:table-cell table:formula="of:=IF([.B214]&lt;[.$G$2]; [.$C$2]*[.B214]; IF([.B214]&lt;([.$H$2]-[.$G$2]);[.$I$2]; [.$I$2]-[.$C$2]*([.B214]-([.$H$2]-[.$G$2]))))" office:value-type="float" office:value="500" calcext:value-type="float">
            <text:p>500</text:p>
          </table:table-cell>
          <table:table-cell table:formula="of:=IF([.B214]&lt;[.$G$2]; [.$C$2]; IF([.B214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[.A215]*[.$H$2]/[.$D$2]" office:value-type="float" office:value="2.73" calcext:value-type="float">
            <text:p>2.73</text:p>
          </table:table-cell>
          <table:table-cell table:formula="of:=IF([.B215]&lt;[.$G$2]; [.$C$2]*([.B215]^2)/2; IF([.B215]&lt;([.$H$2]-[.$G$2]); [.$F$2]+[.$I$2]*([.B215]-[.$G$2]); [.$A$2]-[.$F$2]+[.$I$2]*([.B215]-([.$H$2]-[.$G$2]))-([.$C$2]*(([.B215]-([.$H$2]-[.$G$2]))^2)/2)))" office:value-type="float" office:value="865" calcext:value-type="float">
            <text:p>865</text:p>
          </table:table-cell>
          <table:table-cell table:formula="of:=IF([.B215]&lt;[.$G$2]; [.$C$2]*[.B215]; IF([.B215]&lt;([.$H$2]-[.$G$2]);[.$I$2]; [.$I$2]-[.$C$2]*([.B215]-([.$H$2]-[.$G$2]))))" office:value-type="float" office:value="500" calcext:value-type="float">
            <text:p>500</text:p>
          </table:table-cell>
          <table:table-cell table:formula="of:=IF([.B215]&lt;[.$G$2]; [.$C$2]; IF([.B215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[.A216]*[.$H$2]/[.$D$2]" office:value-type="float" office:value="2.743" calcext:value-type="float">
            <text:p>2.743</text:p>
          </table:table-cell>
          <table:table-cell table:formula="of:=IF([.B216]&lt;[.$G$2]; [.$C$2]*([.B216]^2)/2; IF([.B216]&lt;([.$H$2]-[.$G$2]); [.$F$2]+[.$I$2]*([.B216]-[.$G$2]); [.$A$2]-[.$F$2]+[.$I$2]*([.B216]-([.$H$2]-[.$G$2]))-([.$C$2]*(([.B216]-([.$H$2]-[.$G$2]))^2)/2)))" office:value-type="float" office:value="871.5" calcext:value-type="float">
            <text:p>871.5</text:p>
          </table:table-cell>
          <table:table-cell table:formula="of:=IF([.B216]&lt;[.$G$2]; [.$C$2]*[.B216]; IF([.B216]&lt;([.$H$2]-[.$G$2]);[.$I$2]; [.$I$2]-[.$C$2]*([.B216]-([.$H$2]-[.$G$2]))))" office:value-type="float" office:value="500" calcext:value-type="float">
            <text:p>500</text:p>
          </table:table-cell>
          <table:table-cell table:formula="of:=IF([.B216]&lt;[.$G$2]; [.$C$2]; IF([.B216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[.A217]*[.$H$2]/[.$D$2]" office:value-type="float" office:value="2.756" calcext:value-type="float">
            <text:p>2.756</text:p>
          </table:table-cell>
          <table:table-cell table:formula="of:=IF([.B217]&lt;[.$G$2]; [.$C$2]*([.B217]^2)/2; IF([.B217]&lt;([.$H$2]-[.$G$2]); [.$F$2]+[.$I$2]*([.B217]-[.$G$2]); [.$A$2]-[.$F$2]+[.$I$2]*([.B217]-([.$H$2]-[.$G$2]))-([.$C$2]*(([.B217]-([.$H$2]-[.$G$2]))^2)/2)))" office:value-type="float" office:value="878" calcext:value-type="float">
            <text:p>878</text:p>
          </table:table-cell>
          <table:table-cell table:formula="of:=IF([.B217]&lt;[.$G$2]; [.$C$2]*[.B217]; IF([.B217]&lt;([.$H$2]-[.$G$2]);[.$I$2]; [.$I$2]-[.$C$2]*([.B217]-([.$H$2]-[.$G$2]))))" office:value-type="float" office:value="500" calcext:value-type="float">
            <text:p>500</text:p>
          </table:table-cell>
          <table:table-cell table:formula="of:=IF([.B217]&lt;[.$G$2]; [.$C$2]; IF([.B217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[.A218]*[.$H$2]/[.$D$2]" office:value-type="float" office:value="2.769" calcext:value-type="float">
            <text:p>2.769</text:p>
          </table:table-cell>
          <table:table-cell table:formula="of:=IF([.B218]&lt;[.$G$2]; [.$C$2]*([.B218]^2)/2; IF([.B218]&lt;([.$H$2]-[.$G$2]); [.$F$2]+[.$I$2]*([.B218]-[.$G$2]); [.$A$2]-[.$F$2]+[.$I$2]*([.B218]-([.$H$2]-[.$G$2]))-([.$C$2]*(([.B218]-([.$H$2]-[.$G$2]))^2)/2)))" office:value-type="float" office:value="884.5" calcext:value-type="float">
            <text:p>884.5</text:p>
          </table:table-cell>
          <table:table-cell table:formula="of:=IF([.B218]&lt;[.$G$2]; [.$C$2]*[.B218]; IF([.B218]&lt;([.$H$2]-[.$G$2]);[.$I$2]; [.$I$2]-[.$C$2]*([.B218]-([.$H$2]-[.$G$2]))))" office:value-type="float" office:value="500" calcext:value-type="float">
            <text:p>500</text:p>
          </table:table-cell>
          <table:table-cell table:formula="of:=IF([.B218]&lt;[.$G$2]; [.$C$2]; IF([.B218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[.A219]*[.$H$2]/[.$D$2]" office:value-type="float" office:value="2.782" calcext:value-type="float">
            <text:p>2.782</text:p>
          </table:table-cell>
          <table:table-cell table:formula="of:=IF([.B219]&lt;[.$G$2]; [.$C$2]*([.B219]^2)/2; IF([.B219]&lt;([.$H$2]-[.$G$2]); [.$F$2]+[.$I$2]*([.B219]-[.$G$2]); [.$A$2]-[.$F$2]+[.$I$2]*([.B219]-([.$H$2]-[.$G$2]))-([.$C$2]*(([.B219]-([.$H$2]-[.$G$2]))^2)/2)))" office:value-type="float" office:value="891" calcext:value-type="float">
            <text:p>891</text:p>
          </table:table-cell>
          <table:table-cell table:formula="of:=IF([.B219]&lt;[.$G$2]; [.$C$2]*[.B219]; IF([.B219]&lt;([.$H$2]-[.$G$2]);[.$I$2]; [.$I$2]-[.$C$2]*([.B219]-([.$H$2]-[.$G$2]))))" office:value-type="float" office:value="500" calcext:value-type="float">
            <text:p>500</text:p>
          </table:table-cell>
          <table:table-cell table:formula="of:=IF([.B219]&lt;[.$G$2]; [.$C$2]; IF([.B219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[.A220]*[.$H$2]/[.$D$2]" office:value-type="float" office:value="2.795" calcext:value-type="float">
            <text:p>2.795</text:p>
          </table:table-cell>
          <table:table-cell table:formula="of:=IF([.B220]&lt;[.$G$2]; [.$C$2]*([.B220]^2)/2; IF([.B220]&lt;([.$H$2]-[.$G$2]); [.$F$2]+[.$I$2]*([.B220]-[.$G$2]); [.$A$2]-[.$F$2]+[.$I$2]*([.B220]-([.$H$2]-[.$G$2]))-([.$C$2]*(([.B220]-([.$H$2]-[.$G$2]))^2)/2)))" office:value-type="float" office:value="897.5" calcext:value-type="float">
            <text:p>897.5</text:p>
          </table:table-cell>
          <table:table-cell table:formula="of:=IF([.B220]&lt;[.$G$2]; [.$C$2]*[.B220]; IF([.B220]&lt;([.$H$2]-[.$G$2]);[.$I$2]; [.$I$2]-[.$C$2]*([.B220]-([.$H$2]-[.$G$2]))))" office:value-type="float" office:value="500" calcext:value-type="float">
            <text:p>500</text:p>
          </table:table-cell>
          <table:table-cell table:formula="of:=IF([.B220]&lt;[.$G$2]; [.$C$2]; IF([.B220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[.A221]*[.$H$2]/[.$D$2]" office:value-type="float" office:value="2.808" calcext:value-type="float">
            <text:p>2.808</text:p>
          </table:table-cell>
          <table:table-cell table:formula="of:=IF([.B221]&lt;[.$G$2]; [.$C$2]*([.B221]^2)/2; IF([.B221]&lt;([.$H$2]-[.$G$2]); [.$F$2]+[.$I$2]*([.B221]-[.$G$2]); [.$A$2]-[.$F$2]+[.$I$2]*([.B221]-([.$H$2]-[.$G$2]))-([.$C$2]*(([.B221]-([.$H$2]-[.$G$2]))^2)/2)))" office:value-type="float" office:value="904" calcext:value-type="float">
            <text:p>904</text:p>
          </table:table-cell>
          <table:table-cell table:formula="of:=IF([.B221]&lt;[.$G$2]; [.$C$2]*[.B221]; IF([.B221]&lt;([.$H$2]-[.$G$2]);[.$I$2]; [.$I$2]-[.$C$2]*([.B221]-([.$H$2]-[.$G$2]))))" office:value-type="float" office:value="500" calcext:value-type="float">
            <text:p>500</text:p>
          </table:table-cell>
          <table:table-cell table:formula="of:=IF([.B221]&lt;[.$G$2]; [.$C$2]; IF([.B221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[.A222]*[.$H$2]/[.$D$2]" office:value-type="float" office:value="2.821" calcext:value-type="float">
            <text:p>2.821</text:p>
          </table:table-cell>
          <table:table-cell table:formula="of:=IF([.B222]&lt;[.$G$2]; [.$C$2]*([.B222]^2)/2; IF([.B222]&lt;([.$H$2]-[.$G$2]); [.$F$2]+[.$I$2]*([.B222]-[.$G$2]); [.$A$2]-[.$F$2]+[.$I$2]*([.B222]-([.$H$2]-[.$G$2]))-([.$C$2]*(([.B222]-([.$H$2]-[.$G$2]))^2)/2)))" office:value-type="float" office:value="910.5" calcext:value-type="float">
            <text:p>910.5</text:p>
          </table:table-cell>
          <table:table-cell table:formula="of:=IF([.B222]&lt;[.$G$2]; [.$C$2]*[.B222]; IF([.B222]&lt;([.$H$2]-[.$G$2]);[.$I$2]; [.$I$2]-[.$C$2]*([.B222]-([.$H$2]-[.$G$2]))))" office:value-type="float" office:value="500" calcext:value-type="float">
            <text:p>500</text:p>
          </table:table-cell>
          <table:table-cell table:formula="of:=IF([.B222]&lt;[.$G$2]; [.$C$2]; IF([.B222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[.A223]*[.$H$2]/[.$D$2]" office:value-type="float" office:value="2.834" calcext:value-type="float">
            <text:p>2.834</text:p>
          </table:table-cell>
          <table:table-cell table:formula="of:=IF([.B223]&lt;[.$G$2]; [.$C$2]*([.B223]^2)/2; IF([.B223]&lt;([.$H$2]-[.$G$2]); [.$F$2]+[.$I$2]*([.B223]-[.$G$2]); [.$A$2]-[.$F$2]+[.$I$2]*([.B223]-([.$H$2]-[.$G$2]))-([.$C$2]*(([.B223]-([.$H$2]-[.$G$2]))^2)/2)))" office:value-type="float" office:value="917" calcext:value-type="float">
            <text:p>917</text:p>
          </table:table-cell>
          <table:table-cell table:formula="of:=IF([.B223]&lt;[.$G$2]; [.$C$2]*[.B223]; IF([.B223]&lt;([.$H$2]-[.$G$2]);[.$I$2]; [.$I$2]-[.$C$2]*([.B223]-([.$H$2]-[.$G$2]))))" office:value-type="float" office:value="500" calcext:value-type="float">
            <text:p>500</text:p>
          </table:table-cell>
          <table:table-cell table:formula="of:=IF([.B223]&lt;[.$G$2]; [.$C$2]; IF([.B223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[.A224]*[.$H$2]/[.$D$2]" office:value-type="float" office:value="2.847" calcext:value-type="float">
            <text:p>2.847</text:p>
          </table:table-cell>
          <table:table-cell table:formula="of:=IF([.B224]&lt;[.$G$2]; [.$C$2]*([.B224]^2)/2; IF([.B224]&lt;([.$H$2]-[.$G$2]); [.$F$2]+[.$I$2]*([.B224]-[.$G$2]); [.$A$2]-[.$F$2]+[.$I$2]*([.B224]-([.$H$2]-[.$G$2]))-([.$C$2]*(([.B224]-([.$H$2]-[.$G$2]))^2)/2)))" office:value-type="float" office:value="923.5" calcext:value-type="float">
            <text:p>923.5</text:p>
          </table:table-cell>
          <table:table-cell table:formula="of:=IF([.B224]&lt;[.$G$2]; [.$C$2]*[.B224]; IF([.B224]&lt;([.$H$2]-[.$G$2]);[.$I$2]; [.$I$2]-[.$C$2]*([.B224]-([.$H$2]-[.$G$2]))))" office:value-type="float" office:value="500" calcext:value-type="float">
            <text:p>500</text:p>
          </table:table-cell>
          <table:table-cell table:formula="of:=IF([.B224]&lt;[.$G$2]; [.$C$2]; IF([.B224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[.A225]*[.$H$2]/[.$D$2]" office:value-type="float" office:value="2.86" calcext:value-type="float">
            <text:p>2.86</text:p>
          </table:table-cell>
          <table:table-cell table:formula="of:=IF([.B225]&lt;[.$G$2]; [.$C$2]*([.B225]^2)/2; IF([.B225]&lt;([.$H$2]-[.$G$2]); [.$F$2]+[.$I$2]*([.B225]-[.$G$2]); [.$A$2]-[.$F$2]+[.$I$2]*([.B225]-([.$H$2]-[.$G$2]))-([.$C$2]*(([.B225]-([.$H$2]-[.$G$2]))^2)/2)))" office:value-type="float" office:value="930" calcext:value-type="float">
            <text:p>930</text:p>
          </table:table-cell>
          <table:table-cell table:formula="of:=IF([.B225]&lt;[.$G$2]; [.$C$2]*[.B225]; IF([.B225]&lt;([.$H$2]-[.$G$2]);[.$I$2]; [.$I$2]-[.$C$2]*([.B225]-([.$H$2]-[.$G$2]))))" office:value-type="float" office:value="500" calcext:value-type="float">
            <text:p>500</text:p>
          </table:table-cell>
          <table:table-cell table:formula="of:=IF([.B225]&lt;[.$G$2]; [.$C$2]; IF([.B225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[.A226]*[.$H$2]/[.$D$2]" office:value-type="float" office:value="2.873" calcext:value-type="float">
            <text:p>2.873</text:p>
          </table:table-cell>
          <table:table-cell table:formula="of:=IF([.B226]&lt;[.$G$2]; [.$C$2]*([.B226]^2)/2; IF([.B226]&lt;([.$H$2]-[.$G$2]); [.$F$2]+[.$I$2]*([.B226]-[.$G$2]); [.$A$2]-[.$F$2]+[.$I$2]*([.B226]-([.$H$2]-[.$G$2]))-([.$C$2]*(([.B226]-([.$H$2]-[.$G$2]))^2)/2)))" office:value-type="float" office:value="936.5" calcext:value-type="float">
            <text:p>936.5</text:p>
          </table:table-cell>
          <table:table-cell table:formula="of:=IF([.B226]&lt;[.$G$2]; [.$C$2]*[.B226]; IF([.B226]&lt;([.$H$2]-[.$G$2]);[.$I$2]; [.$I$2]-[.$C$2]*([.B226]-([.$H$2]-[.$G$2]))))" office:value-type="float" office:value="500" calcext:value-type="float">
            <text:p>500</text:p>
          </table:table-cell>
          <table:table-cell table:formula="of:=IF([.B226]&lt;[.$G$2]; [.$C$2]; IF([.B226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[.A227]*[.$H$2]/[.$D$2]" office:value-type="float" office:value="2.886" calcext:value-type="float">
            <text:p>2.886</text:p>
          </table:table-cell>
          <table:table-cell table:formula="of:=IF([.B227]&lt;[.$G$2]; [.$C$2]*([.B227]^2)/2; IF([.B227]&lt;([.$H$2]-[.$G$2]); [.$F$2]+[.$I$2]*([.B227]-[.$G$2]); [.$A$2]-[.$F$2]+[.$I$2]*([.B227]-([.$H$2]-[.$G$2]))-([.$C$2]*(([.B227]-([.$H$2]-[.$G$2]))^2)/2)))" office:value-type="float" office:value="943" calcext:value-type="float">
            <text:p>943</text:p>
          </table:table-cell>
          <table:table-cell table:formula="of:=IF([.B227]&lt;[.$G$2]; [.$C$2]*[.B227]; IF([.B227]&lt;([.$H$2]-[.$G$2]);[.$I$2]; [.$I$2]-[.$C$2]*([.B227]-([.$H$2]-[.$G$2]))))" office:value-type="float" office:value="500" calcext:value-type="float">
            <text:p>500</text:p>
          </table:table-cell>
          <table:table-cell table:formula="of:=IF([.B227]&lt;[.$G$2]; [.$C$2]; IF([.B227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[.A228]*[.$H$2]/[.$D$2]" office:value-type="float" office:value="2.899" calcext:value-type="float">
            <text:p>2.899</text:p>
          </table:table-cell>
          <table:table-cell table:formula="of:=IF([.B228]&lt;[.$G$2]; [.$C$2]*([.B228]^2)/2; IF([.B228]&lt;([.$H$2]-[.$G$2]); [.$F$2]+[.$I$2]*([.B228]-[.$G$2]); [.$A$2]-[.$F$2]+[.$I$2]*([.B228]-([.$H$2]-[.$G$2]))-([.$C$2]*(([.B228]-([.$H$2]-[.$G$2]))^2)/2)))" office:value-type="float" office:value="949.5" calcext:value-type="float">
            <text:p>949.5</text:p>
          </table:table-cell>
          <table:table-cell table:formula="of:=IF([.B228]&lt;[.$G$2]; [.$C$2]*[.B228]; IF([.B228]&lt;([.$H$2]-[.$G$2]);[.$I$2]; [.$I$2]-[.$C$2]*([.B228]-([.$H$2]-[.$G$2]))))" office:value-type="float" office:value="500" calcext:value-type="float">
            <text:p>500</text:p>
          </table:table-cell>
          <table:table-cell table:formula="of:=IF([.B228]&lt;[.$G$2]; [.$C$2]; IF([.B228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[.A229]*[.$H$2]/[.$D$2]" office:value-type="float" office:value="2.912" calcext:value-type="float">
            <text:p>2.912</text:p>
          </table:table-cell>
          <table:table-cell table:formula="of:=IF([.B229]&lt;[.$G$2]; [.$C$2]*([.B229]^2)/2; IF([.B229]&lt;([.$H$2]-[.$G$2]); [.$F$2]+[.$I$2]*([.B229]-[.$G$2]); [.$A$2]-[.$F$2]+[.$I$2]*([.B229]-([.$H$2]-[.$G$2]))-([.$C$2]*(([.B229]-([.$H$2]-[.$G$2]))^2)/2)))" office:value-type="float" office:value="956" calcext:value-type="float">
            <text:p>956</text:p>
          </table:table-cell>
          <table:table-cell table:formula="of:=IF([.B229]&lt;[.$G$2]; [.$C$2]*[.B229]; IF([.B229]&lt;([.$H$2]-[.$G$2]);[.$I$2]; [.$I$2]-[.$C$2]*([.B229]-([.$H$2]-[.$G$2]))))" office:value-type="float" office:value="500" calcext:value-type="float">
            <text:p>500</text:p>
          </table:table-cell>
          <table:table-cell table:formula="of:=IF([.B229]&lt;[.$G$2]; [.$C$2]; IF([.B229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[.A230]*[.$H$2]/[.$D$2]" office:value-type="float" office:value="2.925" calcext:value-type="float">
            <text:p>2.925</text:p>
          </table:table-cell>
          <table:table-cell table:formula="of:=IF([.B230]&lt;[.$G$2]; [.$C$2]*([.B230]^2)/2; IF([.B230]&lt;([.$H$2]-[.$G$2]); [.$F$2]+[.$I$2]*([.B230]-[.$G$2]); [.$A$2]-[.$F$2]+[.$I$2]*([.B230]-([.$H$2]-[.$G$2]))-([.$C$2]*(([.B230]-([.$H$2]-[.$G$2]))^2)/2)))" office:value-type="float" office:value="962.5" calcext:value-type="float">
            <text:p>962.5</text:p>
          </table:table-cell>
          <table:table-cell table:formula="of:=IF([.B230]&lt;[.$G$2]; [.$C$2]*[.B230]; IF([.B230]&lt;([.$H$2]-[.$G$2]);[.$I$2]; [.$I$2]-[.$C$2]*([.B230]-([.$H$2]-[.$G$2]))))" office:value-type="float" office:value="500" calcext:value-type="float">
            <text:p>500</text:p>
          </table:table-cell>
          <table:table-cell table:formula="of:=IF([.B230]&lt;[.$G$2]; [.$C$2]; IF([.B230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[.A231]*[.$H$2]/[.$D$2]" office:value-type="float" office:value="2.938" calcext:value-type="float">
            <text:p>2.938</text:p>
          </table:table-cell>
          <table:table-cell table:formula="of:=IF([.B231]&lt;[.$G$2]; [.$C$2]*([.B231]^2)/2; IF([.B231]&lt;([.$H$2]-[.$G$2]); [.$F$2]+[.$I$2]*([.B231]-[.$G$2]); [.$A$2]-[.$F$2]+[.$I$2]*([.B231]-([.$H$2]-[.$G$2]))-([.$C$2]*(([.B231]-([.$H$2]-[.$G$2]))^2)/2)))" office:value-type="float" office:value="969" calcext:value-type="float">
            <text:p>969</text:p>
          </table:table-cell>
          <table:table-cell table:formula="of:=IF([.B231]&lt;[.$G$2]; [.$C$2]*[.B231]; IF([.B231]&lt;([.$H$2]-[.$G$2]);[.$I$2]; [.$I$2]-[.$C$2]*([.B231]-([.$H$2]-[.$G$2]))))" office:value-type="float" office:value="500" calcext:value-type="float">
            <text:p>500</text:p>
          </table:table-cell>
          <table:table-cell table:formula="of:=IF([.B231]&lt;[.$G$2]; [.$C$2]; IF([.B231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[.A232]*[.$H$2]/[.$D$2]" office:value-type="float" office:value="2.951" calcext:value-type="float">
            <text:p>2.951</text:p>
          </table:table-cell>
          <table:table-cell table:formula="of:=IF([.B232]&lt;[.$G$2]; [.$C$2]*([.B232]^2)/2; IF([.B232]&lt;([.$H$2]-[.$G$2]); [.$F$2]+[.$I$2]*([.B232]-[.$G$2]); [.$A$2]-[.$F$2]+[.$I$2]*([.B232]-([.$H$2]-[.$G$2]))-([.$C$2]*(([.B232]-([.$H$2]-[.$G$2]))^2)/2)))" office:value-type="float" office:value="975.5" calcext:value-type="float">
            <text:p>975.5</text:p>
          </table:table-cell>
          <table:table-cell table:formula="of:=IF([.B232]&lt;[.$G$2]; [.$C$2]*[.B232]; IF([.B232]&lt;([.$H$2]-[.$G$2]);[.$I$2]; [.$I$2]-[.$C$2]*([.B232]-([.$H$2]-[.$G$2]))))" office:value-type="float" office:value="500" calcext:value-type="float">
            <text:p>500</text:p>
          </table:table-cell>
          <table:table-cell table:formula="of:=IF([.B232]&lt;[.$G$2]; [.$C$2]; IF([.B232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[.A233]*[.$H$2]/[.$D$2]" office:value-type="float" office:value="2.964" calcext:value-type="float">
            <text:p>2.964</text:p>
          </table:table-cell>
          <table:table-cell table:formula="of:=IF([.B233]&lt;[.$G$2]; [.$C$2]*([.B233]^2)/2; IF([.B233]&lt;([.$H$2]-[.$G$2]); [.$F$2]+[.$I$2]*([.B233]-[.$G$2]); [.$A$2]-[.$F$2]+[.$I$2]*([.B233]-([.$H$2]-[.$G$2]))-([.$C$2]*(([.B233]-([.$H$2]-[.$G$2]))^2)/2)))" office:value-type="float" office:value="982" calcext:value-type="float">
            <text:p>982</text:p>
          </table:table-cell>
          <table:table-cell table:formula="of:=IF([.B233]&lt;[.$G$2]; [.$C$2]*[.B233]; IF([.B233]&lt;([.$H$2]-[.$G$2]);[.$I$2]; [.$I$2]-[.$C$2]*([.B233]-([.$H$2]-[.$G$2]))))" office:value-type="float" office:value="500" calcext:value-type="float">
            <text:p>500</text:p>
          </table:table-cell>
          <table:table-cell table:formula="of:=IF([.B233]&lt;[.$G$2]; [.$C$2]; IF([.B233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[.A234]*[.$H$2]/[.$D$2]" office:value-type="float" office:value="2.977" calcext:value-type="float">
            <text:p>2.977</text:p>
          </table:table-cell>
          <table:table-cell table:formula="of:=IF([.B234]&lt;[.$G$2]; [.$C$2]*([.B234]^2)/2; IF([.B234]&lt;([.$H$2]-[.$G$2]); [.$F$2]+[.$I$2]*([.B234]-[.$G$2]); [.$A$2]-[.$F$2]+[.$I$2]*([.B234]-([.$H$2]-[.$G$2]))-([.$C$2]*(([.B234]-([.$H$2]-[.$G$2]))^2)/2)))" office:value-type="float" office:value="988.5" calcext:value-type="float">
            <text:p>988.5</text:p>
          </table:table-cell>
          <table:table-cell table:formula="of:=IF([.B234]&lt;[.$G$2]; [.$C$2]*[.B234]; IF([.B234]&lt;([.$H$2]-[.$G$2]);[.$I$2]; [.$I$2]-[.$C$2]*([.B234]-([.$H$2]-[.$G$2]))))" office:value-type="float" office:value="500" calcext:value-type="float">
            <text:p>500</text:p>
          </table:table-cell>
          <table:table-cell table:formula="of:=IF([.B234]&lt;[.$G$2]; [.$C$2]; IF([.B234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[.A235]*[.$H$2]/[.$D$2]" office:value-type="float" office:value="2.99" calcext:value-type="float">
            <text:p>2.99</text:p>
          </table:table-cell>
          <table:table-cell table:formula="of:=IF([.B235]&lt;[.$G$2]; [.$C$2]*([.B235]^2)/2; IF([.B235]&lt;([.$H$2]-[.$G$2]); [.$F$2]+[.$I$2]*([.B235]-[.$G$2]); [.$A$2]-[.$F$2]+[.$I$2]*([.B235]-([.$H$2]-[.$G$2]))-([.$C$2]*(([.B235]-([.$H$2]-[.$G$2]))^2)/2)))" office:value-type="float" office:value="995" calcext:value-type="float">
            <text:p>995</text:p>
          </table:table-cell>
          <table:table-cell table:formula="of:=IF([.B235]&lt;[.$G$2]; [.$C$2]*[.B235]; IF([.B235]&lt;([.$H$2]-[.$G$2]);[.$I$2]; [.$I$2]-[.$C$2]*([.B235]-([.$H$2]-[.$G$2]))))" office:value-type="float" office:value="500" calcext:value-type="float">
            <text:p>500</text:p>
          </table:table-cell>
          <table:table-cell table:formula="of:=IF([.B235]&lt;[.$G$2]; [.$C$2]; IF([.B235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[.A236]*[.$H$2]/[.$D$2]" office:value-type="float" office:value="3.003" calcext:value-type="float">
            <text:p>3.003</text:p>
          </table:table-cell>
          <table:table-cell table:formula="of:=IF([.B236]&lt;[.$G$2]; [.$C$2]*([.B236]^2)/2; IF([.B236]&lt;([.$H$2]-[.$G$2]); [.$F$2]+[.$I$2]*([.B236]-[.$G$2]); [.$A$2]-[.$F$2]+[.$I$2]*([.B236]-([.$H$2]-[.$G$2]))-([.$C$2]*(([.B236]-([.$H$2]-[.$G$2]))^2)/2)))" office:value-type="float" office:value="1001.5" calcext:value-type="float">
            <text:p>1001.5</text:p>
          </table:table-cell>
          <table:table-cell table:formula="of:=IF([.B236]&lt;[.$G$2]; [.$C$2]*[.B236]; IF([.B236]&lt;([.$H$2]-[.$G$2]);[.$I$2]; [.$I$2]-[.$C$2]*([.B236]-([.$H$2]-[.$G$2]))))" office:value-type="float" office:value="500" calcext:value-type="float">
            <text:p>500</text:p>
          </table:table-cell>
          <table:table-cell table:formula="of:=IF([.B236]&lt;[.$G$2]; [.$C$2]; IF([.B236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[.A237]*[.$H$2]/[.$D$2]" office:value-type="float" office:value="3.016" calcext:value-type="float">
            <text:p>3.016</text:p>
          </table:table-cell>
          <table:table-cell table:formula="of:=IF([.B237]&lt;[.$G$2]; [.$C$2]*([.B237]^2)/2; IF([.B237]&lt;([.$H$2]-[.$G$2]); [.$F$2]+[.$I$2]*([.B237]-[.$G$2]); [.$A$2]-[.$F$2]+[.$I$2]*([.B237]-([.$H$2]-[.$G$2]))-([.$C$2]*(([.B237]-([.$H$2]-[.$G$2]))^2)/2)))" office:value-type="float" office:value="1008" calcext:value-type="float">
            <text:p>1008</text:p>
          </table:table-cell>
          <table:table-cell table:formula="of:=IF([.B237]&lt;[.$G$2]; [.$C$2]*[.B237]; IF([.B237]&lt;([.$H$2]-[.$G$2]);[.$I$2]; [.$I$2]-[.$C$2]*([.B237]-([.$H$2]-[.$G$2]))))" office:value-type="float" office:value="500" calcext:value-type="float">
            <text:p>500</text:p>
          </table:table-cell>
          <table:table-cell table:formula="of:=IF([.B237]&lt;[.$G$2]; [.$C$2]; IF([.B237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[.A238]*[.$H$2]/[.$D$2]" office:value-type="float" office:value="3.029" calcext:value-type="float">
            <text:p>3.029</text:p>
          </table:table-cell>
          <table:table-cell table:formula="of:=IF([.B238]&lt;[.$G$2]; [.$C$2]*([.B238]^2)/2; IF([.B238]&lt;([.$H$2]-[.$G$2]); [.$F$2]+[.$I$2]*([.B238]-[.$G$2]); [.$A$2]-[.$F$2]+[.$I$2]*([.B238]-([.$H$2]-[.$G$2]))-([.$C$2]*(([.B238]-([.$H$2]-[.$G$2]))^2)/2)))" office:value-type="float" office:value="1014.5" calcext:value-type="float">
            <text:p>1014.5</text:p>
          </table:table-cell>
          <table:table-cell table:formula="of:=IF([.B238]&lt;[.$G$2]; [.$C$2]*[.B238]; IF([.B238]&lt;([.$H$2]-[.$G$2]);[.$I$2]; [.$I$2]-[.$C$2]*([.B238]-([.$H$2]-[.$G$2]))))" office:value-type="float" office:value="500" calcext:value-type="float">
            <text:p>500</text:p>
          </table:table-cell>
          <table:table-cell table:formula="of:=IF([.B238]&lt;[.$G$2]; [.$C$2]; IF([.B238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[.A239]*[.$H$2]/[.$D$2]" office:value-type="float" office:value="3.042" calcext:value-type="float">
            <text:p>3.042</text:p>
          </table:table-cell>
          <table:table-cell table:formula="of:=IF([.B239]&lt;[.$G$2]; [.$C$2]*([.B239]^2)/2; IF([.B239]&lt;([.$H$2]-[.$G$2]); [.$F$2]+[.$I$2]*([.B239]-[.$G$2]); [.$A$2]-[.$F$2]+[.$I$2]*([.B239]-([.$H$2]-[.$G$2]))-([.$C$2]*(([.B239]-([.$H$2]-[.$G$2]))^2)/2)))" office:value-type="float" office:value="1021" calcext:value-type="float">
            <text:p>1021</text:p>
          </table:table-cell>
          <table:table-cell table:formula="of:=IF([.B239]&lt;[.$G$2]; [.$C$2]*[.B239]; IF([.B239]&lt;([.$H$2]-[.$G$2]);[.$I$2]; [.$I$2]-[.$C$2]*([.B239]-([.$H$2]-[.$G$2]))))" office:value-type="float" office:value="500" calcext:value-type="float">
            <text:p>500</text:p>
          </table:table-cell>
          <table:table-cell table:formula="of:=IF([.B239]&lt;[.$G$2]; [.$C$2]; IF([.B239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[.A240]*[.$H$2]/[.$D$2]" office:value-type="float" office:value="3.055" calcext:value-type="float">
            <text:p>3.055</text:p>
          </table:table-cell>
          <table:table-cell table:formula="of:=IF([.B240]&lt;[.$G$2]; [.$C$2]*([.B240]^2)/2; IF([.B240]&lt;([.$H$2]-[.$G$2]); [.$F$2]+[.$I$2]*([.B240]-[.$G$2]); [.$A$2]-[.$F$2]+[.$I$2]*([.B240]-([.$H$2]-[.$G$2]))-([.$C$2]*(([.B240]-([.$H$2]-[.$G$2]))^2)/2)))" office:value-type="float" office:value="1027.5" calcext:value-type="float">
            <text:p>1027.5</text:p>
          </table:table-cell>
          <table:table-cell table:formula="of:=IF([.B240]&lt;[.$G$2]; [.$C$2]*[.B240]; IF([.B240]&lt;([.$H$2]-[.$G$2]);[.$I$2]; [.$I$2]-[.$C$2]*([.B240]-([.$H$2]-[.$G$2]))))" office:value-type="float" office:value="500" calcext:value-type="float">
            <text:p>500</text:p>
          </table:table-cell>
          <table:table-cell table:formula="of:=IF([.B240]&lt;[.$G$2]; [.$C$2]; IF([.B240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[.A241]*[.$H$2]/[.$D$2]" office:value-type="float" office:value="3.068" calcext:value-type="float">
            <text:p>3.068</text:p>
          </table:table-cell>
          <table:table-cell table:formula="of:=IF([.B241]&lt;[.$G$2]; [.$C$2]*([.B241]^2)/2; IF([.B241]&lt;([.$H$2]-[.$G$2]); [.$F$2]+[.$I$2]*([.B241]-[.$G$2]); [.$A$2]-[.$F$2]+[.$I$2]*([.B241]-([.$H$2]-[.$G$2]))-([.$C$2]*(([.B241]-([.$H$2]-[.$G$2]))^2)/2)))" office:value-type="float" office:value="1034" calcext:value-type="float">
            <text:p>1034</text:p>
          </table:table-cell>
          <table:table-cell table:formula="of:=IF([.B241]&lt;[.$G$2]; [.$C$2]*[.B241]; IF([.B241]&lt;([.$H$2]-[.$G$2]);[.$I$2]; [.$I$2]-[.$C$2]*([.B241]-([.$H$2]-[.$G$2]))))" office:value-type="float" office:value="500" calcext:value-type="float">
            <text:p>500</text:p>
          </table:table-cell>
          <table:table-cell table:formula="of:=IF([.B241]&lt;[.$G$2]; [.$C$2]; IF([.B241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[.A242]*[.$H$2]/[.$D$2]" office:value-type="float" office:value="3.081" calcext:value-type="float">
            <text:p>3.081</text:p>
          </table:table-cell>
          <table:table-cell table:formula="of:=IF([.B242]&lt;[.$G$2]; [.$C$2]*([.B242]^2)/2; IF([.B242]&lt;([.$H$2]-[.$G$2]); [.$F$2]+[.$I$2]*([.B242]-[.$G$2]); [.$A$2]-[.$F$2]+[.$I$2]*([.B242]-([.$H$2]-[.$G$2]))-([.$C$2]*(([.B242]-([.$H$2]-[.$G$2]))^2)/2)))" office:value-type="float" office:value="1040.5" calcext:value-type="float">
            <text:p>1040.5</text:p>
          </table:table-cell>
          <table:table-cell table:formula="of:=IF([.B242]&lt;[.$G$2]; [.$C$2]*[.B242]; IF([.B242]&lt;([.$H$2]-[.$G$2]);[.$I$2]; [.$I$2]-[.$C$2]*([.B242]-([.$H$2]-[.$G$2]))))" office:value-type="float" office:value="500" calcext:value-type="float">
            <text:p>500</text:p>
          </table:table-cell>
          <table:table-cell table:formula="of:=IF([.B242]&lt;[.$G$2]; [.$C$2]; IF([.B242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[.A243]*[.$H$2]/[.$D$2]" office:value-type="float" office:value="3.094" calcext:value-type="float">
            <text:p>3.094</text:p>
          </table:table-cell>
          <table:table-cell table:formula="of:=IF([.B243]&lt;[.$G$2]; [.$C$2]*([.B243]^2)/2; IF([.B243]&lt;([.$H$2]-[.$G$2]); [.$F$2]+[.$I$2]*([.B243]-[.$G$2]); [.$A$2]-[.$F$2]+[.$I$2]*([.B243]-([.$H$2]-[.$G$2]))-([.$C$2]*(([.B243]-([.$H$2]-[.$G$2]))^2)/2)))" office:value-type="float" office:value="1047" calcext:value-type="float">
            <text:p>1047</text:p>
          </table:table-cell>
          <table:table-cell table:formula="of:=IF([.B243]&lt;[.$G$2]; [.$C$2]*[.B243]; IF([.B243]&lt;([.$H$2]-[.$G$2]);[.$I$2]; [.$I$2]-[.$C$2]*([.B243]-([.$H$2]-[.$G$2]))))" office:value-type="float" office:value="500" calcext:value-type="float">
            <text:p>500</text:p>
          </table:table-cell>
          <table:table-cell table:formula="of:=IF([.B243]&lt;[.$G$2]; [.$C$2]; IF([.B243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[.A244]*[.$H$2]/[.$D$2]" office:value-type="float" office:value="3.107" calcext:value-type="float">
            <text:p>3.107</text:p>
          </table:table-cell>
          <table:table-cell table:formula="of:=IF([.B244]&lt;[.$G$2]; [.$C$2]*([.B244]^2)/2; IF([.B244]&lt;([.$H$2]-[.$G$2]); [.$F$2]+[.$I$2]*([.B244]-[.$G$2]); [.$A$2]-[.$F$2]+[.$I$2]*([.B244]-([.$H$2]-[.$G$2]))-([.$C$2]*(([.B244]-([.$H$2]-[.$G$2]))^2)/2)))" office:value-type="float" office:value="1053.5" calcext:value-type="float">
            <text:p>1053.5</text:p>
          </table:table-cell>
          <table:table-cell table:formula="of:=IF([.B244]&lt;[.$G$2]; [.$C$2]*[.B244]; IF([.B244]&lt;([.$H$2]-[.$G$2]);[.$I$2]; [.$I$2]-[.$C$2]*([.B244]-([.$H$2]-[.$G$2]))))" office:value-type="float" office:value="500" calcext:value-type="float">
            <text:p>500</text:p>
          </table:table-cell>
          <table:table-cell table:formula="of:=IF([.B244]&lt;[.$G$2]; [.$C$2]; IF([.B244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[.A245]*[.$H$2]/[.$D$2]" office:value-type="float" office:value="3.12" calcext:value-type="float">
            <text:p>3.12</text:p>
          </table:table-cell>
          <table:table-cell table:formula="of:=IF([.B245]&lt;[.$G$2]; [.$C$2]*([.B245]^2)/2; IF([.B245]&lt;([.$H$2]-[.$G$2]); [.$F$2]+[.$I$2]*([.B245]-[.$G$2]); [.$A$2]-[.$F$2]+[.$I$2]*([.B245]-([.$H$2]-[.$G$2]))-([.$C$2]*(([.B245]-([.$H$2]-[.$G$2]))^2)/2)))" office:value-type="float" office:value="1060" calcext:value-type="float">
            <text:p>1060</text:p>
          </table:table-cell>
          <table:table-cell table:formula="of:=IF([.B245]&lt;[.$G$2]; [.$C$2]*[.B245]; IF([.B245]&lt;([.$H$2]-[.$G$2]);[.$I$2]; [.$I$2]-[.$C$2]*([.B245]-([.$H$2]-[.$G$2]))))" office:value-type="float" office:value="500" calcext:value-type="float">
            <text:p>500</text:p>
          </table:table-cell>
          <table:table-cell table:formula="of:=IF([.B245]&lt;[.$G$2]; [.$C$2]; IF([.B245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[.A246]*[.$H$2]/[.$D$2]" office:value-type="float" office:value="3.133" calcext:value-type="float">
            <text:p>3.133</text:p>
          </table:table-cell>
          <table:table-cell table:formula="of:=IF([.B246]&lt;[.$G$2]; [.$C$2]*([.B246]^2)/2; IF([.B246]&lt;([.$H$2]-[.$G$2]); [.$F$2]+[.$I$2]*([.B246]-[.$G$2]); [.$A$2]-[.$F$2]+[.$I$2]*([.B246]-([.$H$2]-[.$G$2]))-([.$C$2]*(([.B246]-([.$H$2]-[.$G$2]))^2)/2)))" office:value-type="float" office:value="1066.5" calcext:value-type="float">
            <text:p>1066.5</text:p>
          </table:table-cell>
          <table:table-cell table:formula="of:=IF([.B246]&lt;[.$G$2]; [.$C$2]*[.B246]; IF([.B246]&lt;([.$H$2]-[.$G$2]);[.$I$2]; [.$I$2]-[.$C$2]*([.B246]-([.$H$2]-[.$G$2]))))" office:value-type="float" office:value="500" calcext:value-type="float">
            <text:p>500</text:p>
          </table:table-cell>
          <table:table-cell table:formula="of:=IF([.B246]&lt;[.$G$2]; [.$C$2]; IF([.B246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[.A247]*[.$H$2]/[.$D$2]" office:value-type="float" office:value="3.146" calcext:value-type="float">
            <text:p>3.146</text:p>
          </table:table-cell>
          <table:table-cell table:formula="of:=IF([.B247]&lt;[.$G$2]; [.$C$2]*([.B247]^2)/2; IF([.B247]&lt;([.$H$2]-[.$G$2]); [.$F$2]+[.$I$2]*([.B247]-[.$G$2]); [.$A$2]-[.$F$2]+[.$I$2]*([.B247]-([.$H$2]-[.$G$2]))-([.$C$2]*(([.B247]-([.$H$2]-[.$G$2]))^2)/2)))" office:value-type="float" office:value="1073" calcext:value-type="float">
            <text:p>1073</text:p>
          </table:table-cell>
          <table:table-cell table:formula="of:=IF([.B247]&lt;[.$G$2]; [.$C$2]*[.B247]; IF([.B247]&lt;([.$H$2]-[.$G$2]);[.$I$2]; [.$I$2]-[.$C$2]*([.B247]-([.$H$2]-[.$G$2]))))" office:value-type="float" office:value="500" calcext:value-type="float">
            <text:p>500</text:p>
          </table:table-cell>
          <table:table-cell table:formula="of:=IF([.B247]&lt;[.$G$2]; [.$C$2]; IF([.B247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[.A248]*[.$H$2]/[.$D$2]" office:value-type="float" office:value="3.159" calcext:value-type="float">
            <text:p>3.159</text:p>
          </table:table-cell>
          <table:table-cell table:formula="of:=IF([.B248]&lt;[.$G$2]; [.$C$2]*([.B248]^2)/2; IF([.B248]&lt;([.$H$2]-[.$G$2]); [.$F$2]+[.$I$2]*([.B248]-[.$G$2]); [.$A$2]-[.$F$2]+[.$I$2]*([.B248]-([.$H$2]-[.$G$2]))-([.$C$2]*(([.B248]-([.$H$2]-[.$G$2]))^2)/2)))" office:value-type="float" office:value="1079.5" calcext:value-type="float">
            <text:p>1079.5</text:p>
          </table:table-cell>
          <table:table-cell table:formula="of:=IF([.B248]&lt;[.$G$2]; [.$C$2]*[.B248]; IF([.B248]&lt;([.$H$2]-[.$G$2]);[.$I$2]; [.$I$2]-[.$C$2]*([.B248]-([.$H$2]-[.$G$2]))))" office:value-type="float" office:value="500" calcext:value-type="float">
            <text:p>500</text:p>
          </table:table-cell>
          <table:table-cell table:formula="of:=IF([.B248]&lt;[.$G$2]; [.$C$2]; IF([.B248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[.A249]*[.$H$2]/[.$D$2]" office:value-type="float" office:value="3.172" calcext:value-type="float">
            <text:p>3.172</text:p>
          </table:table-cell>
          <table:table-cell table:formula="of:=IF([.B249]&lt;[.$G$2]; [.$C$2]*([.B249]^2)/2; IF([.B249]&lt;([.$H$2]-[.$G$2]); [.$F$2]+[.$I$2]*([.B249]-[.$G$2]); [.$A$2]-[.$F$2]+[.$I$2]*([.B249]-([.$H$2]-[.$G$2]))-([.$C$2]*(([.B249]-([.$H$2]-[.$G$2]))^2)/2)))" office:value-type="float" office:value="1086" calcext:value-type="float">
            <text:p>1086</text:p>
          </table:table-cell>
          <table:table-cell table:formula="of:=IF([.B249]&lt;[.$G$2]; [.$C$2]*[.B249]; IF([.B249]&lt;([.$H$2]-[.$G$2]);[.$I$2]; [.$I$2]-[.$C$2]*([.B249]-([.$H$2]-[.$G$2]))))" office:value-type="float" office:value="500" calcext:value-type="float">
            <text:p>500</text:p>
          </table:table-cell>
          <table:table-cell table:formula="of:=IF([.B249]&lt;[.$G$2]; [.$C$2]; IF([.B249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[.A250]*[.$H$2]/[.$D$2]" office:value-type="float" office:value="3.185" calcext:value-type="float">
            <text:p>3.185</text:p>
          </table:table-cell>
          <table:table-cell table:formula="of:=IF([.B250]&lt;[.$G$2]; [.$C$2]*([.B250]^2)/2; IF([.B250]&lt;([.$H$2]-[.$G$2]); [.$F$2]+[.$I$2]*([.B250]-[.$G$2]); [.$A$2]-[.$F$2]+[.$I$2]*([.B250]-([.$H$2]-[.$G$2]))-([.$C$2]*(([.B250]-([.$H$2]-[.$G$2]))^2)/2)))" office:value-type="float" office:value="1092.5" calcext:value-type="float">
            <text:p>1092.5</text:p>
          </table:table-cell>
          <table:table-cell table:formula="of:=IF([.B250]&lt;[.$G$2]; [.$C$2]*[.B250]; IF([.B250]&lt;([.$H$2]-[.$G$2]);[.$I$2]; [.$I$2]-[.$C$2]*([.B250]-([.$H$2]-[.$G$2]))))" office:value-type="float" office:value="500" calcext:value-type="float">
            <text:p>500</text:p>
          </table:table-cell>
          <table:table-cell table:formula="of:=IF([.B250]&lt;[.$G$2]; [.$C$2]; IF([.B250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[.A251]*[.$H$2]/[.$D$2]" office:value-type="float" office:value="3.198" calcext:value-type="float">
            <text:p>3.198</text:p>
          </table:table-cell>
          <table:table-cell table:formula="of:=IF([.B251]&lt;[.$G$2]; [.$C$2]*([.B251]^2)/2; IF([.B251]&lt;([.$H$2]-[.$G$2]); [.$F$2]+[.$I$2]*([.B251]-[.$G$2]); [.$A$2]-[.$F$2]+[.$I$2]*([.B251]-([.$H$2]-[.$G$2]))-([.$C$2]*(([.B251]-([.$H$2]-[.$G$2]))^2)/2)))" office:value-type="float" office:value="1099" calcext:value-type="float">
            <text:p>1099</text:p>
          </table:table-cell>
          <table:table-cell table:formula="of:=IF([.B251]&lt;[.$G$2]; [.$C$2]*[.B251]; IF([.B251]&lt;([.$H$2]-[.$G$2]);[.$I$2]; [.$I$2]-[.$C$2]*([.B251]-([.$H$2]-[.$G$2]))))" office:value-type="float" office:value="500" calcext:value-type="float">
            <text:p>500</text:p>
          </table:table-cell>
          <table:table-cell table:formula="of:=IF([.B251]&lt;[.$G$2]; [.$C$2]; IF([.B251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[.A252]*[.$H$2]/[.$D$2]" office:value-type="float" office:value="3.211" calcext:value-type="float">
            <text:p>3.211</text:p>
          </table:table-cell>
          <table:table-cell table:formula="of:=IF([.B252]&lt;[.$G$2]; [.$C$2]*([.B252]^2)/2; IF([.B252]&lt;([.$H$2]-[.$G$2]); [.$F$2]+[.$I$2]*([.B252]-[.$G$2]); [.$A$2]-[.$F$2]+[.$I$2]*([.B252]-([.$H$2]-[.$G$2]))-([.$C$2]*(([.B252]-([.$H$2]-[.$G$2]))^2)/2)))" office:value-type="float" office:value="1105.5" calcext:value-type="float">
            <text:p>1105.5</text:p>
          </table:table-cell>
          <table:table-cell table:formula="of:=IF([.B252]&lt;[.$G$2]; [.$C$2]*[.B252]; IF([.B252]&lt;([.$H$2]-[.$G$2]);[.$I$2]; [.$I$2]-[.$C$2]*([.B252]-([.$H$2]-[.$G$2]))))" office:value-type="float" office:value="500" calcext:value-type="float">
            <text:p>500</text:p>
          </table:table-cell>
          <table:table-cell table:formula="of:=IF([.B252]&lt;[.$G$2]; [.$C$2]; IF([.B252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[.A253]*[.$H$2]/[.$D$2]" office:value-type="float" office:value="3.224" calcext:value-type="float">
            <text:p>3.224</text:p>
          </table:table-cell>
          <table:table-cell table:formula="of:=IF([.B253]&lt;[.$G$2]; [.$C$2]*([.B253]^2)/2; IF([.B253]&lt;([.$H$2]-[.$G$2]); [.$F$2]+[.$I$2]*([.B253]-[.$G$2]); [.$A$2]-[.$F$2]+[.$I$2]*([.B253]-([.$H$2]-[.$G$2]))-([.$C$2]*(([.B253]-([.$H$2]-[.$G$2]))^2)/2)))" office:value-type="float" office:value="1112" calcext:value-type="float">
            <text:p>1112</text:p>
          </table:table-cell>
          <table:table-cell table:formula="of:=IF([.B253]&lt;[.$G$2]; [.$C$2]*[.B253]; IF([.B253]&lt;([.$H$2]-[.$G$2]);[.$I$2]; [.$I$2]-[.$C$2]*([.B253]-([.$H$2]-[.$G$2]))))" office:value-type="float" office:value="500" calcext:value-type="float">
            <text:p>500</text:p>
          </table:table-cell>
          <table:table-cell table:formula="of:=IF([.B253]&lt;[.$G$2]; [.$C$2]; IF([.B253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[.A254]*[.$H$2]/[.$D$2]" office:value-type="float" office:value="3.237" calcext:value-type="float">
            <text:p>3.237</text:p>
          </table:table-cell>
          <table:table-cell table:formula="of:=IF([.B254]&lt;[.$G$2]; [.$C$2]*([.B254]^2)/2; IF([.B254]&lt;([.$H$2]-[.$G$2]); [.$F$2]+[.$I$2]*([.B254]-[.$G$2]); [.$A$2]-[.$F$2]+[.$I$2]*([.B254]-([.$H$2]-[.$G$2]))-([.$C$2]*(([.B254]-([.$H$2]-[.$G$2]))^2)/2)))" office:value-type="float" office:value="1118.5" calcext:value-type="float">
            <text:p>1118.5</text:p>
          </table:table-cell>
          <table:table-cell table:formula="of:=IF([.B254]&lt;[.$G$2]; [.$C$2]*[.B254]; IF([.B254]&lt;([.$H$2]-[.$G$2]);[.$I$2]; [.$I$2]-[.$C$2]*([.B254]-([.$H$2]-[.$G$2]))))" office:value-type="float" office:value="500" calcext:value-type="float">
            <text:p>500</text:p>
          </table:table-cell>
          <table:table-cell table:formula="of:=IF([.B254]&lt;[.$G$2]; [.$C$2]; IF([.B254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[.A255]*[.$H$2]/[.$D$2]" office:value-type="float" office:value="3.25" calcext:value-type="float">
            <text:p>3.25</text:p>
          </table:table-cell>
          <table:table-cell table:formula="of:=IF([.B255]&lt;[.$G$2]; [.$C$2]*([.B255]^2)/2; IF([.B255]&lt;([.$H$2]-[.$G$2]); [.$F$2]+[.$I$2]*([.B255]-[.$G$2]); [.$A$2]-[.$F$2]+[.$I$2]*([.B255]-([.$H$2]-[.$G$2]))-([.$C$2]*(([.B255]-([.$H$2]-[.$G$2]))^2)/2)))" office:value-type="float" office:value="1125" calcext:value-type="float">
            <text:p>1125</text:p>
          </table:table-cell>
          <table:table-cell table:formula="of:=IF([.B255]&lt;[.$G$2]; [.$C$2]*[.B255]; IF([.B255]&lt;([.$H$2]-[.$G$2]);[.$I$2]; [.$I$2]-[.$C$2]*([.B255]-([.$H$2]-[.$G$2]))))" office:value-type="float" office:value="500" calcext:value-type="float">
            <text:p>500</text:p>
          </table:table-cell>
          <table:table-cell table:formula="of:=IF([.B255]&lt;[.$G$2]; [.$C$2]; IF([.B255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[.A256]*[.$H$2]/[.$D$2]" office:value-type="float" office:value="3.263" calcext:value-type="float">
            <text:p>3.263</text:p>
          </table:table-cell>
          <table:table-cell table:formula="of:=IF([.B256]&lt;[.$G$2]; [.$C$2]*([.B256]^2)/2; IF([.B256]&lt;([.$H$2]-[.$G$2]); [.$F$2]+[.$I$2]*([.B256]-[.$G$2]); [.$A$2]-[.$F$2]+[.$I$2]*([.B256]-([.$H$2]-[.$G$2]))-([.$C$2]*(([.B256]-([.$H$2]-[.$G$2]))^2)/2)))" office:value-type="float" office:value="1131.5" calcext:value-type="float">
            <text:p>1131.5</text:p>
          </table:table-cell>
          <table:table-cell table:formula="of:=IF([.B256]&lt;[.$G$2]; [.$C$2]*[.B256]; IF([.B256]&lt;([.$H$2]-[.$G$2]);[.$I$2]; [.$I$2]-[.$C$2]*([.B256]-([.$H$2]-[.$G$2]))))" office:value-type="float" office:value="500" calcext:value-type="float">
            <text:p>500</text:p>
          </table:table-cell>
          <table:table-cell table:formula="of:=IF([.B256]&lt;[.$G$2]; [.$C$2]; IF([.B256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[.A257]*[.$H$2]/[.$D$2]" office:value-type="float" office:value="3.276" calcext:value-type="float">
            <text:p>3.276</text:p>
          </table:table-cell>
          <table:table-cell table:formula="of:=IF([.B257]&lt;[.$G$2]; [.$C$2]*([.B257]^2)/2; IF([.B257]&lt;([.$H$2]-[.$G$2]); [.$F$2]+[.$I$2]*([.B257]-[.$G$2]); [.$A$2]-[.$F$2]+[.$I$2]*([.B257]-([.$H$2]-[.$G$2]))-([.$C$2]*(([.B257]-([.$H$2]-[.$G$2]))^2)/2)))" office:value-type="float" office:value="1138" calcext:value-type="float">
            <text:p>1138</text:p>
          </table:table-cell>
          <table:table-cell table:formula="of:=IF([.B257]&lt;[.$G$2]; [.$C$2]*[.B257]; IF([.B257]&lt;([.$H$2]-[.$G$2]);[.$I$2]; [.$I$2]-[.$C$2]*([.B257]-([.$H$2]-[.$G$2]))))" office:value-type="float" office:value="500" calcext:value-type="float">
            <text:p>500</text:p>
          </table:table-cell>
          <table:table-cell table:formula="of:=IF([.B257]&lt;[.$G$2]; [.$C$2]; IF([.B257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[.A258]*[.$H$2]/[.$D$2]" office:value-type="float" office:value="3.289" calcext:value-type="float">
            <text:p>3.289</text:p>
          </table:table-cell>
          <table:table-cell table:formula="of:=IF([.B258]&lt;[.$G$2]; [.$C$2]*([.B258]^2)/2; IF([.B258]&lt;([.$H$2]-[.$G$2]); [.$F$2]+[.$I$2]*([.B258]-[.$G$2]); [.$A$2]-[.$F$2]+[.$I$2]*([.B258]-([.$H$2]-[.$G$2]))-([.$C$2]*(([.B258]-([.$H$2]-[.$G$2]))^2)/2)))" office:value-type="float" office:value="1144.5" calcext:value-type="float">
            <text:p>1144.5</text:p>
          </table:table-cell>
          <table:table-cell table:formula="of:=IF([.B258]&lt;[.$G$2]; [.$C$2]*[.B258]; IF([.B258]&lt;([.$H$2]-[.$G$2]);[.$I$2]; [.$I$2]-[.$C$2]*([.B258]-([.$H$2]-[.$G$2]))))" office:value-type="float" office:value="500" calcext:value-type="float">
            <text:p>500</text:p>
          </table:table-cell>
          <table:table-cell table:formula="of:=IF([.B258]&lt;[.$G$2]; [.$C$2]; IF([.B258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[.A259]*[.$H$2]/[.$D$2]" office:value-type="float" office:value="3.302" calcext:value-type="float">
            <text:p>3.302</text:p>
          </table:table-cell>
          <table:table-cell table:formula="of:=IF([.B259]&lt;[.$G$2]; [.$C$2]*([.B259]^2)/2; IF([.B259]&lt;([.$H$2]-[.$G$2]); [.$F$2]+[.$I$2]*([.B259]-[.$G$2]); [.$A$2]-[.$F$2]+[.$I$2]*([.B259]-([.$H$2]-[.$G$2]))-([.$C$2]*(([.B259]-([.$H$2]-[.$G$2]))^2)/2)))" office:value-type="float" office:value="1151" calcext:value-type="float">
            <text:p>1151</text:p>
          </table:table-cell>
          <table:table-cell table:formula="of:=IF([.B259]&lt;[.$G$2]; [.$C$2]*[.B259]; IF([.B259]&lt;([.$H$2]-[.$G$2]);[.$I$2]; [.$I$2]-[.$C$2]*([.B259]-([.$H$2]-[.$G$2]))))" office:value-type="float" office:value="500" calcext:value-type="float">
            <text:p>500</text:p>
          </table:table-cell>
          <table:table-cell table:formula="of:=IF([.B259]&lt;[.$G$2]; [.$C$2]; IF([.B259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[.A260]*[.$H$2]/[.$D$2]" office:value-type="float" office:value="3.315" calcext:value-type="float">
            <text:p>3.315</text:p>
          </table:table-cell>
          <table:table-cell table:formula="of:=IF([.B260]&lt;[.$G$2]; [.$C$2]*([.B260]^2)/2; IF([.B260]&lt;([.$H$2]-[.$G$2]); [.$F$2]+[.$I$2]*([.B260]-[.$G$2]); [.$A$2]-[.$F$2]+[.$I$2]*([.B260]-([.$H$2]-[.$G$2]))-([.$C$2]*(([.B260]-([.$H$2]-[.$G$2]))^2)/2)))" office:value-type="float" office:value="1157.5" calcext:value-type="float">
            <text:p>1157.5</text:p>
          </table:table-cell>
          <table:table-cell table:formula="of:=IF([.B260]&lt;[.$G$2]; [.$C$2]*[.B260]; IF([.B260]&lt;([.$H$2]-[.$G$2]);[.$I$2]; [.$I$2]-[.$C$2]*([.B260]-([.$H$2]-[.$G$2]))))" office:value-type="float" office:value="500" calcext:value-type="float">
            <text:p>500</text:p>
          </table:table-cell>
          <table:table-cell table:formula="of:=IF([.B260]&lt;[.$G$2]; [.$C$2]; IF([.B260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[.A261]*[.$H$2]/[.$D$2]" office:value-type="float" office:value="3.328" calcext:value-type="float">
            <text:p>3.328</text:p>
          </table:table-cell>
          <table:table-cell table:formula="of:=IF([.B261]&lt;[.$G$2]; [.$C$2]*([.B261]^2)/2; IF([.B261]&lt;([.$H$2]-[.$G$2]); [.$F$2]+[.$I$2]*([.B261]-[.$G$2]); [.$A$2]-[.$F$2]+[.$I$2]*([.B261]-([.$H$2]-[.$G$2]))-([.$C$2]*(([.B261]-([.$H$2]-[.$G$2]))^2)/2)))" office:value-type="float" office:value="1164" calcext:value-type="float">
            <text:p>1164</text:p>
          </table:table-cell>
          <table:table-cell table:formula="of:=IF([.B261]&lt;[.$G$2]; [.$C$2]*[.B261]; IF([.B261]&lt;([.$H$2]-[.$G$2]);[.$I$2]; [.$I$2]-[.$C$2]*([.B261]-([.$H$2]-[.$G$2]))))" office:value-type="float" office:value="500" calcext:value-type="float">
            <text:p>500</text:p>
          </table:table-cell>
          <table:table-cell table:formula="of:=IF([.B261]&lt;[.$G$2]; [.$C$2]; IF([.B261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table:formula="of:=[.A262]*[.$H$2]/[.$D$2]" office:value-type="float" office:value="3.341" calcext:value-type="float">
            <text:p>3.341</text:p>
          </table:table-cell>
          <table:table-cell table:formula="of:=IF([.B262]&lt;[.$G$2]; [.$C$2]*([.B262]^2)/2; IF([.B262]&lt;([.$H$2]-[.$G$2]); [.$F$2]+[.$I$2]*([.B262]-[.$G$2]); [.$A$2]-[.$F$2]+[.$I$2]*([.B262]-([.$H$2]-[.$G$2]))-([.$C$2]*(([.B262]-([.$H$2]-[.$G$2]))^2)/2)))" office:value-type="float" office:value="1170.5" calcext:value-type="float">
            <text:p>1170.5</text:p>
          </table:table-cell>
          <table:table-cell table:formula="of:=IF([.B262]&lt;[.$G$2]; [.$C$2]*[.B262]; IF([.B262]&lt;([.$H$2]-[.$G$2]);[.$I$2]; [.$I$2]-[.$C$2]*([.B262]-([.$H$2]-[.$G$2]))))" office:value-type="float" office:value="500" calcext:value-type="float">
            <text:p>500</text:p>
          </table:table-cell>
          <table:table-cell table:formula="of:=IF([.B262]&lt;[.$G$2]; [.$C$2]; IF([.B262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table:formula="of:=[.A263]*[.$H$2]/[.$D$2]" office:value-type="float" office:value="3.354" calcext:value-type="float">
            <text:p>3.354</text:p>
          </table:table-cell>
          <table:table-cell table:formula="of:=IF([.B263]&lt;[.$G$2]; [.$C$2]*([.B263]^2)/2; IF([.B263]&lt;([.$H$2]-[.$G$2]); [.$F$2]+[.$I$2]*([.B263]-[.$G$2]); [.$A$2]-[.$F$2]+[.$I$2]*([.B263]-([.$H$2]-[.$G$2]))-([.$C$2]*(([.B263]-([.$H$2]-[.$G$2]))^2)/2)))" office:value-type="float" office:value="1177" calcext:value-type="float">
            <text:p>1177</text:p>
          </table:table-cell>
          <table:table-cell table:formula="of:=IF([.B263]&lt;[.$G$2]; [.$C$2]*[.B263]; IF([.B263]&lt;([.$H$2]-[.$G$2]);[.$I$2]; [.$I$2]-[.$C$2]*([.B263]-([.$H$2]-[.$G$2]))))" office:value-type="float" office:value="500" calcext:value-type="float">
            <text:p>500</text:p>
          </table:table-cell>
          <table:table-cell table:formula="of:=IF([.B263]&lt;[.$G$2]; [.$C$2]; IF([.B263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[.A264]*[.$H$2]/[.$D$2]" office:value-type="float" office:value="3.367" calcext:value-type="float">
            <text:p>3.367</text:p>
          </table:table-cell>
          <table:table-cell table:formula="of:=IF([.B264]&lt;[.$G$2]; [.$C$2]*([.B264]^2)/2; IF([.B264]&lt;([.$H$2]-[.$G$2]); [.$F$2]+[.$I$2]*([.B264]-[.$G$2]); [.$A$2]-[.$F$2]+[.$I$2]*([.B264]-([.$H$2]-[.$G$2]))-([.$C$2]*(([.B264]-([.$H$2]-[.$G$2]))^2)/2)))" office:value-type="float" office:value="1183.5" calcext:value-type="float">
            <text:p>1183.5</text:p>
          </table:table-cell>
          <table:table-cell table:formula="of:=IF([.B264]&lt;[.$G$2]; [.$C$2]*[.B264]; IF([.B264]&lt;([.$H$2]-[.$G$2]);[.$I$2]; [.$I$2]-[.$C$2]*([.B264]-([.$H$2]-[.$G$2]))))" office:value-type="float" office:value="500" calcext:value-type="float">
            <text:p>500</text:p>
          </table:table-cell>
          <table:table-cell table:formula="of:=IF([.B264]&lt;[.$G$2]; [.$C$2]; IF([.B264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[.A265]*[.$H$2]/[.$D$2]" office:value-type="float" office:value="3.38" calcext:value-type="float">
            <text:p>3.38</text:p>
          </table:table-cell>
          <table:table-cell table:formula="of:=IF([.B265]&lt;[.$G$2]; [.$C$2]*([.B265]^2)/2; IF([.B265]&lt;([.$H$2]-[.$G$2]); [.$F$2]+[.$I$2]*([.B265]-[.$G$2]); [.$A$2]-[.$F$2]+[.$I$2]*([.B265]-([.$H$2]-[.$G$2]))-([.$C$2]*(([.B265]-([.$H$2]-[.$G$2]))^2)/2)))" office:value-type="float" office:value="1190" calcext:value-type="float">
            <text:p>1190</text:p>
          </table:table-cell>
          <table:table-cell table:formula="of:=IF([.B265]&lt;[.$G$2]; [.$C$2]*[.B265]; IF([.B265]&lt;([.$H$2]-[.$G$2]);[.$I$2]; [.$I$2]-[.$C$2]*([.B265]-([.$H$2]-[.$G$2]))))" office:value-type="float" office:value="500" calcext:value-type="float">
            <text:p>500</text:p>
          </table:table-cell>
          <table:table-cell table:formula="of:=IF([.B265]&lt;[.$G$2]; [.$C$2]; IF([.B265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table:formula="of:=[.A266]*[.$H$2]/[.$D$2]" office:value-type="float" office:value="3.393" calcext:value-type="float">
            <text:p>3.393</text:p>
          </table:table-cell>
          <table:table-cell table:formula="of:=IF([.B266]&lt;[.$G$2]; [.$C$2]*([.B266]^2)/2; IF([.B266]&lt;([.$H$2]-[.$G$2]); [.$F$2]+[.$I$2]*([.B266]-[.$G$2]); [.$A$2]-[.$F$2]+[.$I$2]*([.B266]-([.$H$2]-[.$G$2]))-([.$C$2]*(([.B266]-([.$H$2]-[.$G$2]))^2)/2)))" office:value-type="float" office:value="1196.5" calcext:value-type="float">
            <text:p>1196.5</text:p>
          </table:table-cell>
          <table:table-cell table:formula="of:=IF([.B266]&lt;[.$G$2]; [.$C$2]*[.B266]; IF([.B266]&lt;([.$H$2]-[.$G$2]);[.$I$2]; [.$I$2]-[.$C$2]*([.B266]-([.$H$2]-[.$G$2]))))" office:value-type="float" office:value="500" calcext:value-type="float">
            <text:p>500</text:p>
          </table:table-cell>
          <table:table-cell table:formula="of:=IF([.B266]&lt;[.$G$2]; [.$C$2]; IF([.B266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table:formula="of:=[.A267]*[.$H$2]/[.$D$2]" office:value-type="float" office:value="3.406" calcext:value-type="float">
            <text:p>3.406</text:p>
          </table:table-cell>
          <table:table-cell table:formula="of:=IF([.B267]&lt;[.$G$2]; [.$C$2]*([.B267]^2)/2; IF([.B267]&lt;([.$H$2]-[.$G$2]); [.$F$2]+[.$I$2]*([.B267]-[.$G$2]); [.$A$2]-[.$F$2]+[.$I$2]*([.B267]-([.$H$2]-[.$G$2]))-([.$C$2]*(([.B267]-([.$H$2]-[.$G$2]))^2)/2)))" office:value-type="float" office:value="1203" calcext:value-type="float">
            <text:p>1203</text:p>
          </table:table-cell>
          <table:table-cell table:formula="of:=IF([.B267]&lt;[.$G$2]; [.$C$2]*[.B267]; IF([.B267]&lt;([.$H$2]-[.$G$2]);[.$I$2]; [.$I$2]-[.$C$2]*([.B267]-([.$H$2]-[.$G$2]))))" office:value-type="float" office:value="500" calcext:value-type="float">
            <text:p>500</text:p>
          </table:table-cell>
          <table:table-cell table:formula="of:=IF([.B267]&lt;[.$G$2]; [.$C$2]; IF([.B267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table:formula="of:=[.A268]*[.$H$2]/[.$D$2]" office:value-type="float" office:value="3.419" calcext:value-type="float">
            <text:p>3.419</text:p>
          </table:table-cell>
          <table:table-cell table:formula="of:=IF([.B268]&lt;[.$G$2]; [.$C$2]*([.B268]^2)/2; IF([.B268]&lt;([.$H$2]-[.$G$2]); [.$F$2]+[.$I$2]*([.B268]-[.$G$2]); [.$A$2]-[.$F$2]+[.$I$2]*([.B268]-([.$H$2]-[.$G$2]))-([.$C$2]*(([.B268]-([.$H$2]-[.$G$2]))^2)/2)))" office:value-type="float" office:value="1209.5" calcext:value-type="float">
            <text:p>1209.5</text:p>
          </table:table-cell>
          <table:table-cell table:formula="of:=IF([.B268]&lt;[.$G$2]; [.$C$2]*[.B268]; IF([.B268]&lt;([.$H$2]-[.$G$2]);[.$I$2]; [.$I$2]-[.$C$2]*([.B268]-([.$H$2]-[.$G$2]))))" office:value-type="float" office:value="500" calcext:value-type="float">
            <text:p>500</text:p>
          </table:table-cell>
          <table:table-cell table:formula="of:=IF([.B268]&lt;[.$G$2]; [.$C$2]; IF([.B268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[.A269]*[.$H$2]/[.$D$2]" office:value-type="float" office:value="3.432" calcext:value-type="float">
            <text:p>3.432</text:p>
          </table:table-cell>
          <table:table-cell table:formula="of:=IF([.B269]&lt;[.$G$2]; [.$C$2]*([.B269]^2)/2; IF([.B269]&lt;([.$H$2]-[.$G$2]); [.$F$2]+[.$I$2]*([.B269]-[.$G$2]); [.$A$2]-[.$F$2]+[.$I$2]*([.B269]-([.$H$2]-[.$G$2]))-([.$C$2]*(([.B269]-([.$H$2]-[.$G$2]))^2)/2)))" office:value-type="float" office:value="1216" calcext:value-type="float">
            <text:p>1216</text:p>
          </table:table-cell>
          <table:table-cell table:formula="of:=IF([.B269]&lt;[.$G$2]; [.$C$2]*[.B269]; IF([.B269]&lt;([.$H$2]-[.$G$2]);[.$I$2]; [.$I$2]-[.$C$2]*([.B269]-([.$H$2]-[.$G$2]))))" office:value-type="float" office:value="500" calcext:value-type="float">
            <text:p>500</text:p>
          </table:table-cell>
          <table:table-cell table:formula="of:=IF([.B269]&lt;[.$G$2]; [.$C$2]; IF([.B269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265</text:p>
          </table:table-cell>
          <table:table-cell table:formula="of:=[.A270]*[.$H$2]/[.$D$2]" office:value-type="float" office:value="3.445" calcext:value-type="float">
            <text:p>3.445</text:p>
          </table:table-cell>
          <table:table-cell table:formula="of:=IF([.B270]&lt;[.$G$2]; [.$C$2]*([.B270]^2)/2; IF([.B270]&lt;([.$H$2]-[.$G$2]); [.$F$2]+[.$I$2]*([.B270]-[.$G$2]); [.$A$2]-[.$F$2]+[.$I$2]*([.B270]-([.$H$2]-[.$G$2]))-([.$C$2]*(([.B270]-([.$H$2]-[.$G$2]))^2)/2)))" office:value-type="float" office:value="1222.5" calcext:value-type="float">
            <text:p>1222.5</text:p>
          </table:table-cell>
          <table:table-cell table:formula="of:=IF([.B270]&lt;[.$G$2]; [.$C$2]*[.B270]; IF([.B270]&lt;([.$H$2]-[.$G$2]);[.$I$2]; [.$I$2]-[.$C$2]*([.B270]-([.$H$2]-[.$G$2]))))" office:value-type="float" office:value="500" calcext:value-type="float">
            <text:p>500</text:p>
          </table:table-cell>
          <table:table-cell table:formula="of:=IF([.B270]&lt;[.$G$2]; [.$C$2]; IF([.B270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table:formula="of:=[.A271]*[.$H$2]/[.$D$2]" office:value-type="float" office:value="3.458" calcext:value-type="float">
            <text:p>3.458</text:p>
          </table:table-cell>
          <table:table-cell table:formula="of:=IF([.B271]&lt;[.$G$2]; [.$C$2]*([.B271]^2)/2; IF([.B271]&lt;([.$H$2]-[.$G$2]); [.$F$2]+[.$I$2]*([.B271]-[.$G$2]); [.$A$2]-[.$F$2]+[.$I$2]*([.B271]-([.$H$2]-[.$G$2]))-([.$C$2]*(([.B271]-([.$H$2]-[.$G$2]))^2)/2)))" office:value-type="float" office:value="1229" calcext:value-type="float">
            <text:p>1229</text:p>
          </table:table-cell>
          <table:table-cell table:formula="of:=IF([.B271]&lt;[.$G$2]; [.$C$2]*[.B271]; IF([.B271]&lt;([.$H$2]-[.$G$2]);[.$I$2]; [.$I$2]-[.$C$2]*([.B271]-([.$H$2]-[.$G$2]))))" office:value-type="float" office:value="500" calcext:value-type="float">
            <text:p>500</text:p>
          </table:table-cell>
          <table:table-cell table:formula="of:=IF([.B271]&lt;[.$G$2]; [.$C$2]; IF([.B271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table:formula="of:=[.A272]*[.$H$2]/[.$D$2]" office:value-type="float" office:value="3.471" calcext:value-type="float">
            <text:p>3.471</text:p>
          </table:table-cell>
          <table:table-cell table:formula="of:=IF([.B272]&lt;[.$G$2]; [.$C$2]*([.B272]^2)/2; IF([.B272]&lt;([.$H$2]-[.$G$2]); [.$F$2]+[.$I$2]*([.B272]-[.$G$2]); [.$A$2]-[.$F$2]+[.$I$2]*([.B272]-([.$H$2]-[.$G$2]))-([.$C$2]*(([.B272]-([.$H$2]-[.$G$2]))^2)/2)))" office:value-type="float" office:value="1235.5" calcext:value-type="float">
            <text:p>1235.5</text:p>
          </table:table-cell>
          <table:table-cell table:formula="of:=IF([.B272]&lt;[.$G$2]; [.$C$2]*[.B272]; IF([.B272]&lt;([.$H$2]-[.$G$2]);[.$I$2]; [.$I$2]-[.$C$2]*([.B272]-([.$H$2]-[.$G$2]))))" office:value-type="float" office:value="500" calcext:value-type="float">
            <text:p>500</text:p>
          </table:table-cell>
          <table:table-cell table:formula="of:=IF([.B272]&lt;[.$G$2]; [.$C$2]; IF([.B272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[.A273]*[.$H$2]/[.$D$2]" office:value-type="float" office:value="3.484" calcext:value-type="float">
            <text:p>3.484</text:p>
          </table:table-cell>
          <table:table-cell table:formula="of:=IF([.B273]&lt;[.$G$2]; [.$C$2]*([.B273]^2)/2; IF([.B273]&lt;([.$H$2]-[.$G$2]); [.$F$2]+[.$I$2]*([.B273]-[.$G$2]); [.$A$2]-[.$F$2]+[.$I$2]*([.B273]-([.$H$2]-[.$G$2]))-([.$C$2]*(([.B273]-([.$H$2]-[.$G$2]))^2)/2)))" office:value-type="float" office:value="1242" calcext:value-type="float">
            <text:p>1242</text:p>
          </table:table-cell>
          <table:table-cell table:formula="of:=IF([.B273]&lt;[.$G$2]; [.$C$2]*[.B273]; IF([.B273]&lt;([.$H$2]-[.$G$2]);[.$I$2]; [.$I$2]-[.$C$2]*([.B273]-([.$H$2]-[.$G$2]))))" office:value-type="float" office:value="500" calcext:value-type="float">
            <text:p>500</text:p>
          </table:table-cell>
          <table:table-cell table:formula="of:=IF([.B273]&lt;[.$G$2]; [.$C$2]; IF([.B273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table:formula="of:=[.A274]*[.$H$2]/[.$D$2]" office:value-type="float" office:value="3.497" calcext:value-type="float">
            <text:p>3.497</text:p>
          </table:table-cell>
          <table:table-cell table:formula="of:=IF([.B274]&lt;[.$G$2]; [.$C$2]*([.B274]^2)/2; IF([.B274]&lt;([.$H$2]-[.$G$2]); [.$F$2]+[.$I$2]*([.B274]-[.$G$2]); [.$A$2]-[.$F$2]+[.$I$2]*([.B274]-([.$H$2]-[.$G$2]))-([.$C$2]*(([.B274]-([.$H$2]-[.$G$2]))^2)/2)))" office:value-type="float" office:value="1248.5" calcext:value-type="float">
            <text:p>1248.5</text:p>
          </table:table-cell>
          <table:table-cell table:formula="of:=IF([.B274]&lt;[.$G$2]; [.$C$2]*[.B274]; IF([.B274]&lt;([.$H$2]-[.$G$2]);[.$I$2]; [.$I$2]-[.$C$2]*([.B274]-([.$H$2]-[.$G$2]))))" office:value-type="float" office:value="500" calcext:value-type="float">
            <text:p>500</text:p>
          </table:table-cell>
          <table:table-cell table:formula="of:=IF([.B274]&lt;[.$G$2]; [.$C$2]; IF([.B274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[.A275]*[.$H$2]/[.$D$2]" office:value-type="float" office:value="3.51" calcext:value-type="float">
            <text:p>3.51</text:p>
          </table:table-cell>
          <table:table-cell table:formula="of:=IF([.B275]&lt;[.$G$2]; [.$C$2]*([.B275]^2)/2; IF([.B275]&lt;([.$H$2]-[.$G$2]); [.$F$2]+[.$I$2]*([.B275]-[.$G$2]); [.$A$2]-[.$F$2]+[.$I$2]*([.B275]-([.$H$2]-[.$G$2]))-([.$C$2]*(([.B275]-([.$H$2]-[.$G$2]))^2)/2)))" office:value-type="float" office:value="1255" calcext:value-type="float">
            <text:p>1255</text:p>
          </table:table-cell>
          <table:table-cell table:formula="of:=IF([.B275]&lt;[.$G$2]; [.$C$2]*[.B275]; IF([.B275]&lt;([.$H$2]-[.$G$2]);[.$I$2]; [.$I$2]-[.$C$2]*([.B275]-([.$H$2]-[.$G$2]))))" office:value-type="float" office:value="500" calcext:value-type="float">
            <text:p>500</text:p>
          </table:table-cell>
          <table:table-cell table:formula="of:=IF([.B275]&lt;[.$G$2]; [.$C$2]; IF([.B275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table:formula="of:=[.A276]*[.$H$2]/[.$D$2]" office:value-type="float" office:value="3.523" calcext:value-type="float">
            <text:p>3.523</text:p>
          </table:table-cell>
          <table:table-cell table:formula="of:=IF([.B276]&lt;[.$G$2]; [.$C$2]*([.B276]^2)/2; IF([.B276]&lt;([.$H$2]-[.$G$2]); [.$F$2]+[.$I$2]*([.B276]-[.$G$2]); [.$A$2]-[.$F$2]+[.$I$2]*([.B276]-([.$H$2]-[.$G$2]))-([.$C$2]*(([.B276]-([.$H$2]-[.$G$2]))^2)/2)))" office:value-type="float" office:value="1261.5" calcext:value-type="float">
            <text:p>1261.5</text:p>
          </table:table-cell>
          <table:table-cell table:formula="of:=IF([.B276]&lt;[.$G$2]; [.$C$2]*[.B276]; IF([.B276]&lt;([.$H$2]-[.$G$2]);[.$I$2]; [.$I$2]-[.$C$2]*([.B276]-([.$H$2]-[.$G$2]))))" office:value-type="float" office:value="500" calcext:value-type="float">
            <text:p>500</text:p>
          </table:table-cell>
          <table:table-cell table:formula="of:=IF([.B276]&lt;[.$G$2]; [.$C$2]; IF([.B276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table:formula="of:=[.A277]*[.$H$2]/[.$D$2]" office:value-type="float" office:value="3.536" calcext:value-type="float">
            <text:p>3.536</text:p>
          </table:table-cell>
          <table:table-cell table:formula="of:=IF([.B277]&lt;[.$G$2]; [.$C$2]*([.B277]^2)/2; IF([.B277]&lt;([.$H$2]-[.$G$2]); [.$F$2]+[.$I$2]*([.B277]-[.$G$2]); [.$A$2]-[.$F$2]+[.$I$2]*([.B277]-([.$H$2]-[.$G$2]))-([.$C$2]*(([.B277]-([.$H$2]-[.$G$2]))^2)/2)))" office:value-type="float" office:value="1268" calcext:value-type="float">
            <text:p>1268</text:p>
          </table:table-cell>
          <table:table-cell table:formula="of:=IF([.B277]&lt;[.$G$2]; [.$C$2]*[.B277]; IF([.B277]&lt;([.$H$2]-[.$G$2]);[.$I$2]; [.$I$2]-[.$C$2]*([.B277]-([.$H$2]-[.$G$2]))))" office:value-type="float" office:value="500" calcext:value-type="float">
            <text:p>500</text:p>
          </table:table-cell>
          <table:table-cell table:formula="of:=IF([.B277]&lt;[.$G$2]; [.$C$2]; IF([.B277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table:formula="of:=[.A278]*[.$H$2]/[.$D$2]" office:value-type="float" office:value="3.549" calcext:value-type="float">
            <text:p>3.549</text:p>
          </table:table-cell>
          <table:table-cell table:formula="of:=IF([.B278]&lt;[.$G$2]; [.$C$2]*([.B278]^2)/2; IF([.B278]&lt;([.$H$2]-[.$G$2]); [.$F$2]+[.$I$2]*([.B278]-[.$G$2]); [.$A$2]-[.$F$2]+[.$I$2]*([.B278]-([.$H$2]-[.$G$2]))-([.$C$2]*(([.B278]-([.$H$2]-[.$G$2]))^2)/2)))" office:value-type="float" office:value="1274.5" calcext:value-type="float">
            <text:p>1274.5</text:p>
          </table:table-cell>
          <table:table-cell table:formula="of:=IF([.B278]&lt;[.$G$2]; [.$C$2]*[.B278]; IF([.B278]&lt;([.$H$2]-[.$G$2]);[.$I$2]; [.$I$2]-[.$C$2]*([.B278]-([.$H$2]-[.$G$2]))))" office:value-type="float" office:value="500" calcext:value-type="float">
            <text:p>500</text:p>
          </table:table-cell>
          <table:table-cell table:formula="of:=IF([.B278]&lt;[.$G$2]; [.$C$2]; IF([.B278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table:formula="of:=[.A279]*[.$H$2]/[.$D$2]" office:value-type="float" office:value="3.562" calcext:value-type="float">
            <text:p>3.562</text:p>
          </table:table-cell>
          <table:table-cell table:formula="of:=IF([.B279]&lt;[.$G$2]; [.$C$2]*([.B279]^2)/2; IF([.B279]&lt;([.$H$2]-[.$G$2]); [.$F$2]+[.$I$2]*([.B279]-[.$G$2]); [.$A$2]-[.$F$2]+[.$I$2]*([.B279]-([.$H$2]-[.$G$2]))-([.$C$2]*(([.B279]-([.$H$2]-[.$G$2]))^2)/2)))" office:value-type="float" office:value="1281" calcext:value-type="float">
            <text:p>1281</text:p>
          </table:table-cell>
          <table:table-cell table:formula="of:=IF([.B279]&lt;[.$G$2]; [.$C$2]*[.B279]; IF([.B279]&lt;([.$H$2]-[.$G$2]);[.$I$2]; [.$I$2]-[.$C$2]*([.B279]-([.$H$2]-[.$G$2]))))" office:value-type="float" office:value="500" calcext:value-type="float">
            <text:p>500</text:p>
          </table:table-cell>
          <table:table-cell table:formula="of:=IF([.B279]&lt;[.$G$2]; [.$C$2]; IF([.B279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5" calcext:value-type="float">
            <text:p>275</text:p>
          </table:table-cell>
          <table:table-cell table:formula="of:=[.A280]*[.$H$2]/[.$D$2]" office:value-type="float" office:value="3.575" calcext:value-type="float">
            <text:p>3.575</text:p>
          </table:table-cell>
          <table:table-cell table:formula="of:=IF([.B280]&lt;[.$G$2]; [.$C$2]*([.B280]^2)/2; IF([.B280]&lt;([.$H$2]-[.$G$2]); [.$F$2]+[.$I$2]*([.B280]-[.$G$2]); [.$A$2]-[.$F$2]+[.$I$2]*([.B280]-([.$H$2]-[.$G$2]))-([.$C$2]*(([.B280]-([.$H$2]-[.$G$2]))^2)/2)))" office:value-type="float" office:value="1287.5" calcext:value-type="float">
            <text:p>1287.5</text:p>
          </table:table-cell>
          <table:table-cell table:formula="of:=IF([.B280]&lt;[.$G$2]; [.$C$2]*[.B280]; IF([.B280]&lt;([.$H$2]-[.$G$2]);[.$I$2]; [.$I$2]-[.$C$2]*([.B280]-([.$H$2]-[.$G$2]))))" office:value-type="float" office:value="500" calcext:value-type="float">
            <text:p>500</text:p>
          </table:table-cell>
          <table:table-cell table:formula="of:=IF([.B280]&lt;[.$G$2]; [.$C$2]; IF([.B280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[.A281]*[.$H$2]/[.$D$2]" office:value-type="float" office:value="3.588" calcext:value-type="float">
            <text:p>3.588</text:p>
          </table:table-cell>
          <table:table-cell table:formula="of:=IF([.B281]&lt;[.$G$2]; [.$C$2]*([.B281]^2)/2; IF([.B281]&lt;([.$H$2]-[.$G$2]); [.$F$2]+[.$I$2]*([.B281]-[.$G$2]); [.$A$2]-[.$F$2]+[.$I$2]*([.B281]-([.$H$2]-[.$G$2]))-([.$C$2]*(([.B281]-([.$H$2]-[.$G$2]))^2)/2)))" office:value-type="float" office:value="1294" calcext:value-type="float">
            <text:p>1294</text:p>
          </table:table-cell>
          <table:table-cell table:formula="of:=IF([.B281]&lt;[.$G$2]; [.$C$2]*[.B281]; IF([.B281]&lt;([.$H$2]-[.$G$2]);[.$I$2]; [.$I$2]-[.$C$2]*([.B281]-([.$H$2]-[.$G$2]))))" office:value-type="float" office:value="500" calcext:value-type="float">
            <text:p>500</text:p>
          </table:table-cell>
          <table:table-cell table:formula="of:=IF([.B281]&lt;[.$G$2]; [.$C$2]; IF([.B281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7" calcext:value-type="float">
            <text:p>277</text:p>
          </table:table-cell>
          <table:table-cell table:formula="of:=[.A282]*[.$H$2]/[.$D$2]" office:value-type="float" office:value="3.601" calcext:value-type="float">
            <text:p>3.601</text:p>
          </table:table-cell>
          <table:table-cell table:formula="of:=IF([.B282]&lt;[.$G$2]; [.$C$2]*([.B282]^2)/2; IF([.B282]&lt;([.$H$2]-[.$G$2]); [.$F$2]+[.$I$2]*([.B282]-[.$G$2]); [.$A$2]-[.$F$2]+[.$I$2]*([.B282]-([.$H$2]-[.$G$2]))-([.$C$2]*(([.B282]-([.$H$2]-[.$G$2]))^2)/2)))" office:value-type="float" office:value="1300.5" calcext:value-type="float">
            <text:p>1300.5</text:p>
          </table:table-cell>
          <table:table-cell table:formula="of:=IF([.B282]&lt;[.$G$2]; [.$C$2]*[.B282]; IF([.B282]&lt;([.$H$2]-[.$G$2]);[.$I$2]; [.$I$2]-[.$C$2]*([.B282]-([.$H$2]-[.$G$2]))))" office:value-type="float" office:value="500" calcext:value-type="float">
            <text:p>500</text:p>
          </table:table-cell>
          <table:table-cell table:formula="of:=IF([.B282]&lt;[.$G$2]; [.$C$2]; IF([.B282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table:formula="of:=[.A283]*[.$H$2]/[.$D$2]" office:value-type="float" office:value="3.614" calcext:value-type="float">
            <text:p>3.614</text:p>
          </table:table-cell>
          <table:table-cell table:formula="of:=IF([.B283]&lt;[.$G$2]; [.$C$2]*([.B283]^2)/2; IF([.B283]&lt;([.$H$2]-[.$G$2]); [.$F$2]+[.$I$2]*([.B283]-[.$G$2]); [.$A$2]-[.$F$2]+[.$I$2]*([.B283]-([.$H$2]-[.$G$2]))-([.$C$2]*(([.B283]-([.$H$2]-[.$G$2]))^2)/2)))" office:value-type="float" office:value="1307" calcext:value-type="float">
            <text:p>1307</text:p>
          </table:table-cell>
          <table:table-cell table:formula="of:=IF([.B283]&lt;[.$G$2]; [.$C$2]*[.B283]; IF([.B283]&lt;([.$H$2]-[.$G$2]);[.$I$2]; [.$I$2]-[.$C$2]*([.B283]-([.$H$2]-[.$G$2]))))" office:value-type="float" office:value="500" calcext:value-type="float">
            <text:p>500</text:p>
          </table:table-cell>
          <table:table-cell table:formula="of:=IF([.B283]&lt;[.$G$2]; [.$C$2]; IF([.B283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9" calcext:value-type="float">
            <text:p>279</text:p>
          </table:table-cell>
          <table:table-cell table:formula="of:=[.A284]*[.$H$2]/[.$D$2]" office:value-type="float" office:value="3.627" calcext:value-type="float">
            <text:p>3.627</text:p>
          </table:table-cell>
          <table:table-cell table:formula="of:=IF([.B284]&lt;[.$G$2]; [.$C$2]*([.B284]^2)/2; IF([.B284]&lt;([.$H$2]-[.$G$2]); [.$F$2]+[.$I$2]*([.B284]-[.$G$2]); [.$A$2]-[.$F$2]+[.$I$2]*([.B284]-([.$H$2]-[.$G$2]))-([.$C$2]*(([.B284]-([.$H$2]-[.$G$2]))^2)/2)))" office:value-type="float" office:value="1313.5" calcext:value-type="float">
            <text:p>1313.5</text:p>
          </table:table-cell>
          <table:table-cell table:formula="of:=IF([.B284]&lt;[.$G$2]; [.$C$2]*[.B284]; IF([.B284]&lt;([.$H$2]-[.$G$2]);[.$I$2]; [.$I$2]-[.$C$2]*([.B284]-([.$H$2]-[.$G$2]))))" office:value-type="float" office:value="500" calcext:value-type="float">
            <text:p>500</text:p>
          </table:table-cell>
          <table:table-cell table:formula="of:=IF([.B284]&lt;[.$G$2]; [.$C$2]; IF([.B284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[.A285]*[.$H$2]/[.$D$2]" office:value-type="float" office:value="3.64" calcext:value-type="float">
            <text:p>3.64</text:p>
          </table:table-cell>
          <table:table-cell table:formula="of:=IF([.B285]&lt;[.$G$2]; [.$C$2]*([.B285]^2)/2; IF([.B285]&lt;([.$H$2]-[.$G$2]); [.$F$2]+[.$I$2]*([.B285]-[.$G$2]); [.$A$2]-[.$F$2]+[.$I$2]*([.B285]-([.$H$2]-[.$G$2]))-([.$C$2]*(([.B285]-([.$H$2]-[.$G$2]))^2)/2)))" office:value-type="float" office:value="1320" calcext:value-type="float">
            <text:p>1320</text:p>
          </table:table-cell>
          <table:table-cell table:formula="of:=IF([.B285]&lt;[.$G$2]; [.$C$2]*[.B285]; IF([.B285]&lt;([.$H$2]-[.$G$2]);[.$I$2]; [.$I$2]-[.$C$2]*([.B285]-([.$H$2]-[.$G$2]))))" office:value-type="float" office:value="500" calcext:value-type="float">
            <text:p>500</text:p>
          </table:table-cell>
          <table:table-cell table:formula="of:=IF([.B285]&lt;[.$G$2]; [.$C$2]; IF([.B285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81" calcext:value-type="float">
            <text:p>281</text:p>
          </table:table-cell>
          <table:table-cell table:formula="of:=[.A286]*[.$H$2]/[.$D$2]" office:value-type="float" office:value="3.653" calcext:value-type="float">
            <text:p>3.653</text:p>
          </table:table-cell>
          <table:table-cell table:formula="of:=IF([.B286]&lt;[.$G$2]; [.$C$2]*([.B286]^2)/2; IF([.B286]&lt;([.$H$2]-[.$G$2]); [.$F$2]+[.$I$2]*([.B286]-[.$G$2]); [.$A$2]-[.$F$2]+[.$I$2]*([.B286]-([.$H$2]-[.$G$2]))-([.$C$2]*(([.B286]-([.$H$2]-[.$G$2]))^2)/2)))" office:value-type="float" office:value="1326.5" calcext:value-type="float">
            <text:p>1326.5</text:p>
          </table:table-cell>
          <table:table-cell table:formula="of:=IF([.B286]&lt;[.$G$2]; [.$C$2]*[.B286]; IF([.B286]&lt;([.$H$2]-[.$G$2]);[.$I$2]; [.$I$2]-[.$C$2]*([.B286]-([.$H$2]-[.$G$2]))))" office:value-type="float" office:value="500" calcext:value-type="float">
            <text:p>500</text:p>
          </table:table-cell>
          <table:table-cell table:formula="of:=IF([.B286]&lt;[.$G$2]; [.$C$2]; IF([.B286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82" calcext:value-type="float">
            <text:p>282</text:p>
          </table:table-cell>
          <table:table-cell table:formula="of:=[.A287]*[.$H$2]/[.$D$2]" office:value-type="float" office:value="3.666" calcext:value-type="float">
            <text:p>3.666</text:p>
          </table:table-cell>
          <table:table-cell table:formula="of:=IF([.B287]&lt;[.$G$2]; [.$C$2]*([.B287]^2)/2; IF([.B287]&lt;([.$H$2]-[.$G$2]); [.$F$2]+[.$I$2]*([.B287]-[.$G$2]); [.$A$2]-[.$F$2]+[.$I$2]*([.B287]-([.$H$2]-[.$G$2]))-([.$C$2]*(([.B287]-([.$H$2]-[.$G$2]))^2)/2)))" office:value-type="float" office:value="1333" calcext:value-type="float">
            <text:p>1333</text:p>
          </table:table-cell>
          <table:table-cell table:formula="of:=IF([.B287]&lt;[.$G$2]; [.$C$2]*[.B287]; IF([.B287]&lt;([.$H$2]-[.$G$2]);[.$I$2]; [.$I$2]-[.$C$2]*([.B287]-([.$H$2]-[.$G$2]))))" office:value-type="float" office:value="500" calcext:value-type="float">
            <text:p>500</text:p>
          </table:table-cell>
          <table:table-cell table:formula="of:=IF([.B287]&lt;[.$G$2]; [.$C$2]; IF([.B287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83" calcext:value-type="float">
            <text:p>283</text:p>
          </table:table-cell>
          <table:table-cell table:formula="of:=[.A288]*[.$H$2]/[.$D$2]" office:value-type="float" office:value="3.679" calcext:value-type="float">
            <text:p>3.679</text:p>
          </table:table-cell>
          <table:table-cell table:formula="of:=IF([.B288]&lt;[.$G$2]; [.$C$2]*([.B288]^2)/2; IF([.B288]&lt;([.$H$2]-[.$G$2]); [.$F$2]+[.$I$2]*([.B288]-[.$G$2]); [.$A$2]-[.$F$2]+[.$I$2]*([.B288]-([.$H$2]-[.$G$2]))-([.$C$2]*(([.B288]-([.$H$2]-[.$G$2]))^2)/2)))" office:value-type="float" office:value="1339.5" calcext:value-type="float">
            <text:p>1339.5</text:p>
          </table:table-cell>
          <table:table-cell table:formula="of:=IF([.B288]&lt;[.$G$2]; [.$C$2]*[.B288]; IF([.B288]&lt;([.$H$2]-[.$G$2]);[.$I$2]; [.$I$2]-[.$C$2]*([.B288]-([.$H$2]-[.$G$2]))))" office:value-type="float" office:value="500" calcext:value-type="float">
            <text:p>500</text:p>
          </table:table-cell>
          <table:table-cell table:formula="of:=IF([.B288]&lt;[.$G$2]; [.$C$2]; IF([.B288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[.A289]*[.$H$2]/[.$D$2]" office:value-type="float" office:value="3.692" calcext:value-type="float">
            <text:p>3.692</text:p>
          </table:table-cell>
          <table:table-cell table:formula="of:=IF([.B289]&lt;[.$G$2]; [.$C$2]*([.B289]^2)/2; IF([.B289]&lt;([.$H$2]-[.$G$2]); [.$F$2]+[.$I$2]*([.B289]-[.$G$2]); [.$A$2]-[.$F$2]+[.$I$2]*([.B289]-([.$H$2]-[.$G$2]))-([.$C$2]*(([.B289]-([.$H$2]-[.$G$2]))^2)/2)))" office:value-type="float" office:value="1346" calcext:value-type="float">
            <text:p>1346</text:p>
          </table:table-cell>
          <table:table-cell table:formula="of:=IF([.B289]&lt;[.$G$2]; [.$C$2]*[.B289]; IF([.B289]&lt;([.$H$2]-[.$G$2]);[.$I$2]; [.$I$2]-[.$C$2]*([.B289]-([.$H$2]-[.$G$2]))))" office:value-type="float" office:value="500" calcext:value-type="float">
            <text:p>500</text:p>
          </table:table-cell>
          <table:table-cell table:formula="of:=IF([.B289]&lt;[.$G$2]; [.$C$2]; IF([.B289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85" calcext:value-type="float">
            <text:p>285</text:p>
          </table:table-cell>
          <table:table-cell table:formula="of:=[.A290]*[.$H$2]/[.$D$2]" office:value-type="float" office:value="3.705" calcext:value-type="float">
            <text:p>3.705</text:p>
          </table:table-cell>
          <table:table-cell table:formula="of:=IF([.B290]&lt;[.$G$2]; [.$C$2]*([.B290]^2)/2; IF([.B290]&lt;([.$H$2]-[.$G$2]); [.$F$2]+[.$I$2]*([.B290]-[.$G$2]); [.$A$2]-[.$F$2]+[.$I$2]*([.B290]-([.$H$2]-[.$G$2]))-([.$C$2]*(([.B290]-([.$H$2]-[.$G$2]))^2)/2)))" office:value-type="float" office:value="1352.5" calcext:value-type="float">
            <text:p>1352.5</text:p>
          </table:table-cell>
          <table:table-cell table:formula="of:=IF([.B290]&lt;[.$G$2]; [.$C$2]*[.B290]; IF([.B290]&lt;([.$H$2]-[.$G$2]);[.$I$2]; [.$I$2]-[.$C$2]*([.B290]-([.$H$2]-[.$G$2]))))" office:value-type="float" office:value="500" calcext:value-type="float">
            <text:p>500</text:p>
          </table:table-cell>
          <table:table-cell table:formula="of:=IF([.B290]&lt;[.$G$2]; [.$C$2]; IF([.B290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86" calcext:value-type="float">
            <text:p>286</text:p>
          </table:table-cell>
          <table:table-cell table:formula="of:=[.A291]*[.$H$2]/[.$D$2]" office:value-type="float" office:value="3.718" calcext:value-type="float">
            <text:p>3.718</text:p>
          </table:table-cell>
          <table:table-cell table:formula="of:=IF([.B291]&lt;[.$G$2]; [.$C$2]*([.B291]^2)/2; IF([.B291]&lt;([.$H$2]-[.$G$2]); [.$F$2]+[.$I$2]*([.B291]-[.$G$2]); [.$A$2]-[.$F$2]+[.$I$2]*([.B291]-([.$H$2]-[.$G$2]))-([.$C$2]*(([.B291]-([.$H$2]-[.$G$2]))^2)/2)))" office:value-type="float" office:value="1359" calcext:value-type="float">
            <text:p>1359</text:p>
          </table:table-cell>
          <table:table-cell table:formula="of:=IF([.B291]&lt;[.$G$2]; [.$C$2]*[.B291]; IF([.B291]&lt;([.$H$2]-[.$G$2]);[.$I$2]; [.$I$2]-[.$C$2]*([.B291]-([.$H$2]-[.$G$2]))))" office:value-type="float" office:value="500" calcext:value-type="float">
            <text:p>500</text:p>
          </table:table-cell>
          <table:table-cell table:formula="of:=IF([.B291]&lt;[.$G$2]; [.$C$2]; IF([.B291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87" calcext:value-type="float">
            <text:p>287</text:p>
          </table:table-cell>
          <table:table-cell table:formula="of:=[.A292]*[.$H$2]/[.$D$2]" office:value-type="float" office:value="3.731" calcext:value-type="float">
            <text:p>3.731</text:p>
          </table:table-cell>
          <table:table-cell table:formula="of:=IF([.B292]&lt;[.$G$2]; [.$C$2]*([.B292]^2)/2; IF([.B292]&lt;([.$H$2]-[.$G$2]); [.$F$2]+[.$I$2]*([.B292]-[.$G$2]); [.$A$2]-[.$F$2]+[.$I$2]*([.B292]-([.$H$2]-[.$G$2]))-([.$C$2]*(([.B292]-([.$H$2]-[.$G$2]))^2)/2)))" office:value-type="float" office:value="1365.5" calcext:value-type="float">
            <text:p>1365.5</text:p>
          </table:table-cell>
          <table:table-cell table:formula="of:=IF([.B292]&lt;[.$G$2]; [.$C$2]*[.B292]; IF([.B292]&lt;([.$H$2]-[.$G$2]);[.$I$2]; [.$I$2]-[.$C$2]*([.B292]-([.$H$2]-[.$G$2]))))" office:value-type="float" office:value="500" calcext:value-type="float">
            <text:p>500</text:p>
          </table:table-cell>
          <table:table-cell table:formula="of:=IF([.B292]&lt;[.$G$2]; [.$C$2]; IF([.B292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[.A293]*[.$H$2]/[.$D$2]" office:value-type="float" office:value="3.744" calcext:value-type="float">
            <text:p>3.744</text:p>
          </table:table-cell>
          <table:table-cell table:formula="of:=IF([.B293]&lt;[.$G$2]; [.$C$2]*([.B293]^2)/2; IF([.B293]&lt;([.$H$2]-[.$G$2]); [.$F$2]+[.$I$2]*([.B293]-[.$G$2]); [.$A$2]-[.$F$2]+[.$I$2]*([.B293]-([.$H$2]-[.$G$2]))-([.$C$2]*(([.B293]-([.$H$2]-[.$G$2]))^2)/2)))" office:value-type="float" office:value="1372" calcext:value-type="float">
            <text:p>1372</text:p>
          </table:table-cell>
          <table:table-cell table:formula="of:=IF([.B293]&lt;[.$G$2]; [.$C$2]*[.B293]; IF([.B293]&lt;([.$H$2]-[.$G$2]);[.$I$2]; [.$I$2]-[.$C$2]*([.B293]-([.$H$2]-[.$G$2]))))" office:value-type="float" office:value="500" calcext:value-type="float">
            <text:p>500</text:p>
          </table:table-cell>
          <table:table-cell table:formula="of:=IF([.B293]&lt;[.$G$2]; [.$C$2]; IF([.B293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89" calcext:value-type="float">
            <text:p>289</text:p>
          </table:table-cell>
          <table:table-cell table:formula="of:=[.A294]*[.$H$2]/[.$D$2]" office:value-type="float" office:value="3.757" calcext:value-type="float">
            <text:p>3.757</text:p>
          </table:table-cell>
          <table:table-cell table:formula="of:=IF([.B294]&lt;[.$G$2]; [.$C$2]*([.B294]^2)/2; IF([.B294]&lt;([.$H$2]-[.$G$2]); [.$F$2]+[.$I$2]*([.B294]-[.$G$2]); [.$A$2]-[.$F$2]+[.$I$2]*([.B294]-([.$H$2]-[.$G$2]))-([.$C$2]*(([.B294]-([.$H$2]-[.$G$2]))^2)/2)))" office:value-type="float" office:value="1378.5" calcext:value-type="float">
            <text:p>1378.5</text:p>
          </table:table-cell>
          <table:table-cell table:formula="of:=IF([.B294]&lt;[.$G$2]; [.$C$2]*[.B294]; IF([.B294]&lt;([.$H$2]-[.$G$2]);[.$I$2]; [.$I$2]-[.$C$2]*([.B294]-([.$H$2]-[.$G$2]))))" office:value-type="float" office:value="500" calcext:value-type="float">
            <text:p>500</text:p>
          </table:table-cell>
          <table:table-cell table:formula="of:=IF([.B294]&lt;[.$G$2]; [.$C$2]; IF([.B294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90" calcext:value-type="float">
            <text:p>290</text:p>
          </table:table-cell>
          <table:table-cell table:formula="of:=[.A295]*[.$H$2]/[.$D$2]" office:value-type="float" office:value="3.77" calcext:value-type="float">
            <text:p>3.77</text:p>
          </table:table-cell>
          <table:table-cell table:formula="of:=IF([.B295]&lt;[.$G$2]; [.$C$2]*([.B295]^2)/2; IF([.B295]&lt;([.$H$2]-[.$G$2]); [.$F$2]+[.$I$2]*([.B295]-[.$G$2]); [.$A$2]-[.$F$2]+[.$I$2]*([.B295]-([.$H$2]-[.$G$2]))-([.$C$2]*(([.B295]-([.$H$2]-[.$G$2]))^2)/2)))" office:value-type="float" office:value="1385" calcext:value-type="float">
            <text:p>1385</text:p>
          </table:table-cell>
          <table:table-cell table:formula="of:=IF([.B295]&lt;[.$G$2]; [.$C$2]*[.B295]; IF([.B295]&lt;([.$H$2]-[.$G$2]);[.$I$2]; [.$I$2]-[.$C$2]*([.B295]-([.$H$2]-[.$G$2]))))" office:value-type="float" office:value="500" calcext:value-type="float">
            <text:p>500</text:p>
          </table:table-cell>
          <table:table-cell table:formula="of:=IF([.B295]&lt;[.$G$2]; [.$C$2]; IF([.B295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91" calcext:value-type="float">
            <text:p>291</text:p>
          </table:table-cell>
          <table:table-cell table:formula="of:=[.A296]*[.$H$2]/[.$D$2]" office:value-type="float" office:value="3.783" calcext:value-type="float">
            <text:p>3.783</text:p>
          </table:table-cell>
          <table:table-cell table:formula="of:=IF([.B296]&lt;[.$G$2]; [.$C$2]*([.B296]^2)/2; IF([.B296]&lt;([.$H$2]-[.$G$2]); [.$F$2]+[.$I$2]*([.B296]-[.$G$2]); [.$A$2]-[.$F$2]+[.$I$2]*([.B296]-([.$H$2]-[.$G$2]))-([.$C$2]*(([.B296]-([.$H$2]-[.$G$2]))^2)/2)))" office:value-type="float" office:value="1391.5" calcext:value-type="float">
            <text:p>1391.5</text:p>
          </table:table-cell>
          <table:table-cell table:formula="of:=IF([.B296]&lt;[.$G$2]; [.$C$2]*[.B296]; IF([.B296]&lt;([.$H$2]-[.$G$2]);[.$I$2]; [.$I$2]-[.$C$2]*([.B296]-([.$H$2]-[.$G$2]))))" office:value-type="float" office:value="500" calcext:value-type="float">
            <text:p>500</text:p>
          </table:table-cell>
          <table:table-cell table:formula="of:=IF([.B296]&lt;[.$G$2]; [.$C$2]; IF([.B296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92" calcext:value-type="float">
            <text:p>292</text:p>
          </table:table-cell>
          <table:table-cell table:formula="of:=[.A297]*[.$H$2]/[.$D$2]" office:value-type="float" office:value="3.796" calcext:value-type="float">
            <text:p>3.796</text:p>
          </table:table-cell>
          <table:table-cell table:formula="of:=IF([.B297]&lt;[.$G$2]; [.$C$2]*([.B297]^2)/2; IF([.B297]&lt;([.$H$2]-[.$G$2]); [.$F$2]+[.$I$2]*([.B297]-[.$G$2]); [.$A$2]-[.$F$2]+[.$I$2]*([.B297]-([.$H$2]-[.$G$2]))-([.$C$2]*(([.B297]-([.$H$2]-[.$G$2]))^2)/2)))" office:value-type="float" office:value="1398" calcext:value-type="float">
            <text:p>1398</text:p>
          </table:table-cell>
          <table:table-cell table:formula="of:=IF([.B297]&lt;[.$G$2]; [.$C$2]*[.B297]; IF([.B297]&lt;([.$H$2]-[.$G$2]);[.$I$2]; [.$I$2]-[.$C$2]*([.B297]-([.$H$2]-[.$G$2]))))" office:value-type="float" office:value="500" calcext:value-type="float">
            <text:p>500</text:p>
          </table:table-cell>
          <table:table-cell table:formula="of:=IF([.B297]&lt;[.$G$2]; [.$C$2]; IF([.B297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93" calcext:value-type="float">
            <text:p>293</text:p>
          </table:table-cell>
          <table:table-cell table:formula="of:=[.A298]*[.$H$2]/[.$D$2]" office:value-type="float" office:value="3.809" calcext:value-type="float">
            <text:p>3.809</text:p>
          </table:table-cell>
          <table:table-cell table:formula="of:=IF([.B298]&lt;[.$G$2]; [.$C$2]*([.B298]^2)/2; IF([.B298]&lt;([.$H$2]-[.$G$2]); [.$F$2]+[.$I$2]*([.B298]-[.$G$2]); [.$A$2]-[.$F$2]+[.$I$2]*([.B298]-([.$H$2]-[.$G$2]))-([.$C$2]*(([.B298]-([.$H$2]-[.$G$2]))^2)/2)))" office:value-type="float" office:value="1404.5" calcext:value-type="float">
            <text:p>1404.5</text:p>
          </table:table-cell>
          <table:table-cell table:formula="of:=IF([.B298]&lt;[.$G$2]; [.$C$2]*[.B298]; IF([.B298]&lt;([.$H$2]-[.$G$2]);[.$I$2]; [.$I$2]-[.$C$2]*([.B298]-([.$H$2]-[.$G$2]))))" office:value-type="float" office:value="500" calcext:value-type="float">
            <text:p>500</text:p>
          </table:table-cell>
          <table:table-cell table:formula="of:=IF([.B298]&lt;[.$G$2]; [.$C$2]; IF([.B298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94" calcext:value-type="float">
            <text:p>294</text:p>
          </table:table-cell>
          <table:table-cell table:formula="of:=[.A299]*[.$H$2]/[.$D$2]" office:value-type="float" office:value="3.822" calcext:value-type="float">
            <text:p>3.822</text:p>
          </table:table-cell>
          <table:table-cell table:formula="of:=IF([.B299]&lt;[.$G$2]; [.$C$2]*([.B299]^2)/2; IF([.B299]&lt;([.$H$2]-[.$G$2]); [.$F$2]+[.$I$2]*([.B299]-[.$G$2]); [.$A$2]-[.$F$2]+[.$I$2]*([.B299]-([.$H$2]-[.$G$2]))-([.$C$2]*(([.B299]-([.$H$2]-[.$G$2]))^2)/2)))" office:value-type="float" office:value="1411" calcext:value-type="float">
            <text:p>1411</text:p>
          </table:table-cell>
          <table:table-cell table:formula="of:=IF([.B299]&lt;[.$G$2]; [.$C$2]*[.B299]; IF([.B299]&lt;([.$H$2]-[.$G$2]);[.$I$2]; [.$I$2]-[.$C$2]*([.B299]-([.$H$2]-[.$G$2]))))" office:value-type="float" office:value="500" calcext:value-type="float">
            <text:p>500</text:p>
          </table:table-cell>
          <table:table-cell table:formula="of:=IF([.B299]&lt;[.$G$2]; [.$C$2]; IF([.B299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95" calcext:value-type="float">
            <text:p>295</text:p>
          </table:table-cell>
          <table:table-cell table:formula="of:=[.A300]*[.$H$2]/[.$D$2]" office:value-type="float" office:value="3.835" calcext:value-type="float">
            <text:p>3.835</text:p>
          </table:table-cell>
          <table:table-cell table:formula="of:=IF([.B300]&lt;[.$G$2]; [.$C$2]*([.B300]^2)/2; IF([.B300]&lt;([.$H$2]-[.$G$2]); [.$F$2]+[.$I$2]*([.B300]-[.$G$2]); [.$A$2]-[.$F$2]+[.$I$2]*([.B300]-([.$H$2]-[.$G$2]))-([.$C$2]*(([.B300]-([.$H$2]-[.$G$2]))^2)/2)))" office:value-type="float" office:value="1417.5" calcext:value-type="float">
            <text:p>1417.5</text:p>
          </table:table-cell>
          <table:table-cell table:formula="of:=IF([.B300]&lt;[.$G$2]; [.$C$2]*[.B300]; IF([.B300]&lt;([.$H$2]-[.$G$2]);[.$I$2]; [.$I$2]-[.$C$2]*([.B300]-([.$H$2]-[.$G$2]))))" office:value-type="float" office:value="500" calcext:value-type="float">
            <text:p>500</text:p>
          </table:table-cell>
          <table:table-cell table:formula="of:=IF([.B300]&lt;[.$G$2]; [.$C$2]; IF([.B300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[.A301]*[.$H$2]/[.$D$2]" office:value-type="float" office:value="3.848" calcext:value-type="float">
            <text:p>3.848</text:p>
          </table:table-cell>
          <table:table-cell table:formula="of:=IF([.B301]&lt;[.$G$2]; [.$C$2]*([.B301]^2)/2; IF([.B301]&lt;([.$H$2]-[.$G$2]); [.$F$2]+[.$I$2]*([.B301]-[.$G$2]); [.$A$2]-[.$F$2]+[.$I$2]*([.B301]-([.$H$2]-[.$G$2]))-([.$C$2]*(([.B301]-([.$H$2]-[.$G$2]))^2)/2)))" office:value-type="float" office:value="1424" calcext:value-type="float">
            <text:p>1424</text:p>
          </table:table-cell>
          <table:table-cell table:formula="of:=IF([.B301]&lt;[.$G$2]; [.$C$2]*[.B301]; IF([.B301]&lt;([.$H$2]-[.$G$2]);[.$I$2]; [.$I$2]-[.$C$2]*([.B301]-([.$H$2]-[.$G$2]))))" office:value-type="float" office:value="500" calcext:value-type="float">
            <text:p>500</text:p>
          </table:table-cell>
          <table:table-cell table:formula="of:=IF([.B301]&lt;[.$G$2]; [.$C$2]; IF([.B301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97" calcext:value-type="float">
            <text:p>297</text:p>
          </table:table-cell>
          <table:table-cell table:formula="of:=[.A302]*[.$H$2]/[.$D$2]" office:value-type="float" office:value="3.861" calcext:value-type="float">
            <text:p>3.861</text:p>
          </table:table-cell>
          <table:table-cell table:formula="of:=IF([.B302]&lt;[.$G$2]; [.$C$2]*([.B302]^2)/2; IF([.B302]&lt;([.$H$2]-[.$G$2]); [.$F$2]+[.$I$2]*([.B302]-[.$G$2]); [.$A$2]-[.$F$2]+[.$I$2]*([.B302]-([.$H$2]-[.$G$2]))-([.$C$2]*(([.B302]-([.$H$2]-[.$G$2]))^2)/2)))" office:value-type="float" office:value="1430.5" calcext:value-type="float">
            <text:p>1430.5</text:p>
          </table:table-cell>
          <table:table-cell table:formula="of:=IF([.B302]&lt;[.$G$2]; [.$C$2]*[.B302]; IF([.B302]&lt;([.$H$2]-[.$G$2]);[.$I$2]; [.$I$2]-[.$C$2]*([.B302]-([.$H$2]-[.$G$2]))))" office:value-type="float" office:value="500" calcext:value-type="float">
            <text:p>500</text:p>
          </table:table-cell>
          <table:table-cell table:formula="of:=IF([.B302]&lt;[.$G$2]; [.$C$2]; IF([.B302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98" calcext:value-type="float">
            <text:p>298</text:p>
          </table:table-cell>
          <table:table-cell table:formula="of:=[.A303]*[.$H$2]/[.$D$2]" office:value-type="float" office:value="3.874" calcext:value-type="float">
            <text:p>3.874</text:p>
          </table:table-cell>
          <table:table-cell table:formula="of:=IF([.B303]&lt;[.$G$2]; [.$C$2]*([.B303]^2)/2; IF([.B303]&lt;([.$H$2]-[.$G$2]); [.$F$2]+[.$I$2]*([.B303]-[.$G$2]); [.$A$2]-[.$F$2]+[.$I$2]*([.B303]-([.$H$2]-[.$G$2]))-([.$C$2]*(([.B303]-([.$H$2]-[.$G$2]))^2)/2)))" office:value-type="float" office:value="1437" calcext:value-type="float">
            <text:p>1437</text:p>
          </table:table-cell>
          <table:table-cell table:formula="of:=IF([.B303]&lt;[.$G$2]; [.$C$2]*[.B303]; IF([.B303]&lt;([.$H$2]-[.$G$2]);[.$I$2]; [.$I$2]-[.$C$2]*([.B303]-([.$H$2]-[.$G$2]))))" office:value-type="float" office:value="500" calcext:value-type="float">
            <text:p>500</text:p>
          </table:table-cell>
          <table:table-cell table:formula="of:=IF([.B303]&lt;[.$G$2]; [.$C$2]; IF([.B303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99" calcext:value-type="float">
            <text:p>299</text:p>
          </table:table-cell>
          <table:table-cell table:formula="of:=[.A304]*[.$H$2]/[.$D$2]" office:value-type="float" office:value="3.887" calcext:value-type="float">
            <text:p>3.887</text:p>
          </table:table-cell>
          <table:table-cell table:formula="of:=IF([.B304]&lt;[.$G$2]; [.$C$2]*([.B304]^2)/2; IF([.B304]&lt;([.$H$2]-[.$G$2]); [.$F$2]+[.$I$2]*([.B304]-[.$G$2]); [.$A$2]-[.$F$2]+[.$I$2]*([.B304]-([.$H$2]-[.$G$2]))-([.$C$2]*(([.B304]-([.$H$2]-[.$G$2]))^2)/2)))" office:value-type="float" office:value="1443.5" calcext:value-type="float">
            <text:p>1443.5</text:p>
          </table:table-cell>
          <table:table-cell table:formula="of:=IF([.B304]&lt;[.$G$2]; [.$C$2]*[.B304]; IF([.B304]&lt;([.$H$2]-[.$G$2]);[.$I$2]; [.$I$2]-[.$C$2]*([.B304]-([.$H$2]-[.$G$2]))))" office:value-type="float" office:value="500" calcext:value-type="float">
            <text:p>500</text:p>
          </table:table-cell>
          <table:table-cell table:formula="of:=IF([.B304]&lt;[.$G$2]; [.$C$2]; IF([.B304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[.A305]*[.$H$2]/[.$D$2]" office:value-type="float" office:value="3.9" calcext:value-type="float">
            <text:p>3.9</text:p>
          </table:table-cell>
          <table:table-cell table:formula="of:=IF([.B305]&lt;[.$G$2]; [.$C$2]*([.B305]^2)/2; IF([.B305]&lt;([.$H$2]-[.$G$2]); [.$F$2]+[.$I$2]*([.B305]-[.$G$2]); [.$A$2]-[.$F$2]+[.$I$2]*([.B305]-([.$H$2]-[.$G$2]))-([.$C$2]*(([.B305]-([.$H$2]-[.$G$2]))^2)/2)))" office:value-type="float" office:value="1450" calcext:value-type="float">
            <text:p>1450</text:p>
          </table:table-cell>
          <table:table-cell table:formula="of:=IF([.B305]&lt;[.$G$2]; [.$C$2]*[.B305]; IF([.B305]&lt;([.$H$2]-[.$G$2]);[.$I$2]; [.$I$2]-[.$C$2]*([.B305]-([.$H$2]-[.$G$2]))))" office:value-type="float" office:value="500" calcext:value-type="float">
            <text:p>500</text:p>
          </table:table-cell>
          <table:table-cell table:formula="of:=IF([.B305]&lt;[.$G$2]; [.$C$2]; IF([.B305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01" calcext:value-type="float">
            <text:p>301</text:p>
          </table:table-cell>
          <table:table-cell table:formula="of:=[.A306]*[.$H$2]/[.$D$2]" office:value-type="float" office:value="3.913" calcext:value-type="float">
            <text:p>3.913</text:p>
          </table:table-cell>
          <table:table-cell table:formula="of:=IF([.B306]&lt;[.$G$2]; [.$C$2]*([.B306]^2)/2; IF([.B306]&lt;([.$H$2]-[.$G$2]); [.$F$2]+[.$I$2]*([.B306]-[.$G$2]); [.$A$2]-[.$F$2]+[.$I$2]*([.B306]-([.$H$2]-[.$G$2]))-([.$C$2]*(([.B306]-([.$H$2]-[.$G$2]))^2)/2)))" office:value-type="float" office:value="1456.5" calcext:value-type="float">
            <text:p>1456.5</text:p>
          </table:table-cell>
          <table:table-cell table:formula="of:=IF([.B306]&lt;[.$G$2]; [.$C$2]*[.B306]; IF([.B306]&lt;([.$H$2]-[.$G$2]);[.$I$2]; [.$I$2]-[.$C$2]*([.B306]-([.$H$2]-[.$G$2]))))" office:value-type="float" office:value="500" calcext:value-type="float">
            <text:p>500</text:p>
          </table:table-cell>
          <table:table-cell table:formula="of:=IF([.B306]&lt;[.$G$2]; [.$C$2]; IF([.B306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02" calcext:value-type="float">
            <text:p>302</text:p>
          </table:table-cell>
          <table:table-cell table:formula="of:=[.A307]*[.$H$2]/[.$D$2]" office:value-type="float" office:value="3.926" calcext:value-type="float">
            <text:p>3.926</text:p>
          </table:table-cell>
          <table:table-cell table:formula="of:=IF([.B307]&lt;[.$G$2]; [.$C$2]*([.B307]^2)/2; IF([.B307]&lt;([.$H$2]-[.$G$2]); [.$F$2]+[.$I$2]*([.B307]-[.$G$2]); [.$A$2]-[.$F$2]+[.$I$2]*([.B307]-([.$H$2]-[.$G$2]))-([.$C$2]*(([.B307]-([.$H$2]-[.$G$2]))^2)/2)))" office:value-type="float" office:value="1463" calcext:value-type="float">
            <text:p>1463</text:p>
          </table:table-cell>
          <table:table-cell table:formula="of:=IF([.B307]&lt;[.$G$2]; [.$C$2]*[.B307]; IF([.B307]&lt;([.$H$2]-[.$G$2]);[.$I$2]; [.$I$2]-[.$C$2]*([.B307]-([.$H$2]-[.$G$2]))))" office:value-type="float" office:value="500" calcext:value-type="float">
            <text:p>500</text:p>
          </table:table-cell>
          <table:table-cell table:formula="of:=IF([.B307]&lt;[.$G$2]; [.$C$2]; IF([.B307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03" calcext:value-type="float">
            <text:p>303</text:p>
          </table:table-cell>
          <table:table-cell table:formula="of:=[.A308]*[.$H$2]/[.$D$2]" office:value-type="float" office:value="3.939" calcext:value-type="float">
            <text:p>3.939</text:p>
          </table:table-cell>
          <table:table-cell table:formula="of:=IF([.B308]&lt;[.$G$2]; [.$C$2]*([.B308]^2)/2; IF([.B308]&lt;([.$H$2]-[.$G$2]); [.$F$2]+[.$I$2]*([.B308]-[.$G$2]); [.$A$2]-[.$F$2]+[.$I$2]*([.B308]-([.$H$2]-[.$G$2]))-([.$C$2]*(([.B308]-([.$H$2]-[.$G$2]))^2)/2)))" office:value-type="float" office:value="1469.5" calcext:value-type="float">
            <text:p>1469.5</text:p>
          </table:table-cell>
          <table:table-cell table:formula="of:=IF([.B308]&lt;[.$G$2]; [.$C$2]*[.B308]; IF([.B308]&lt;([.$H$2]-[.$G$2]);[.$I$2]; [.$I$2]-[.$C$2]*([.B308]-([.$H$2]-[.$G$2]))))" office:value-type="float" office:value="500" calcext:value-type="float">
            <text:p>500</text:p>
          </table:table-cell>
          <table:table-cell table:formula="of:=IF([.B308]&lt;[.$G$2]; [.$C$2]; IF([.B308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[.A309]*[.$H$2]/[.$D$2]" office:value-type="float" office:value="3.952" calcext:value-type="float">
            <text:p>3.952</text:p>
          </table:table-cell>
          <table:table-cell table:formula="of:=IF([.B309]&lt;[.$G$2]; [.$C$2]*([.B309]^2)/2; IF([.B309]&lt;([.$H$2]-[.$G$2]); [.$F$2]+[.$I$2]*([.B309]-[.$G$2]); [.$A$2]-[.$F$2]+[.$I$2]*([.B309]-([.$H$2]-[.$G$2]))-([.$C$2]*(([.B309]-([.$H$2]-[.$G$2]))^2)/2)))" office:value-type="float" office:value="1476" calcext:value-type="float">
            <text:p>1476</text:p>
          </table:table-cell>
          <table:table-cell table:formula="of:=IF([.B309]&lt;[.$G$2]; [.$C$2]*[.B309]; IF([.B309]&lt;([.$H$2]-[.$G$2]);[.$I$2]; [.$I$2]-[.$C$2]*([.B309]-([.$H$2]-[.$G$2]))))" office:value-type="float" office:value="500" calcext:value-type="float">
            <text:p>500</text:p>
          </table:table-cell>
          <table:table-cell table:formula="of:=IF([.B309]&lt;[.$G$2]; [.$C$2]; IF([.B309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05" calcext:value-type="float">
            <text:p>305</text:p>
          </table:table-cell>
          <table:table-cell table:formula="of:=[.A310]*[.$H$2]/[.$D$2]" office:value-type="float" office:value="3.965" calcext:value-type="float">
            <text:p>3.965</text:p>
          </table:table-cell>
          <table:table-cell table:formula="of:=IF([.B310]&lt;[.$G$2]; [.$C$2]*([.B310]^2)/2; IF([.B310]&lt;([.$H$2]-[.$G$2]); [.$F$2]+[.$I$2]*([.B310]-[.$G$2]); [.$A$2]-[.$F$2]+[.$I$2]*([.B310]-([.$H$2]-[.$G$2]))-([.$C$2]*(([.B310]-([.$H$2]-[.$G$2]))^2)/2)))" office:value-type="float" office:value="1482.5" calcext:value-type="float">
            <text:p>1482.5</text:p>
          </table:table-cell>
          <table:table-cell table:formula="of:=IF([.B310]&lt;[.$G$2]; [.$C$2]*[.B310]; IF([.B310]&lt;([.$H$2]-[.$G$2]);[.$I$2]; [.$I$2]-[.$C$2]*([.B310]-([.$H$2]-[.$G$2]))))" office:value-type="float" office:value="500" calcext:value-type="float">
            <text:p>500</text:p>
          </table:table-cell>
          <table:table-cell table:formula="of:=IF([.B310]&lt;[.$G$2]; [.$C$2]; IF([.B310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06" calcext:value-type="float">
            <text:p>306</text:p>
          </table:table-cell>
          <table:table-cell table:formula="of:=[.A311]*[.$H$2]/[.$D$2]" office:value-type="float" office:value="3.978" calcext:value-type="float">
            <text:p>3.978</text:p>
          </table:table-cell>
          <table:table-cell table:formula="of:=IF([.B311]&lt;[.$G$2]; [.$C$2]*([.B311]^2)/2; IF([.B311]&lt;([.$H$2]-[.$G$2]); [.$F$2]+[.$I$2]*([.B311]-[.$G$2]); [.$A$2]-[.$F$2]+[.$I$2]*([.B311]-([.$H$2]-[.$G$2]))-([.$C$2]*(([.B311]-([.$H$2]-[.$G$2]))^2)/2)))" office:value-type="float" office:value="1489" calcext:value-type="float">
            <text:p>1489</text:p>
          </table:table-cell>
          <table:table-cell table:formula="of:=IF([.B311]&lt;[.$G$2]; [.$C$2]*[.B311]; IF([.B311]&lt;([.$H$2]-[.$G$2]);[.$I$2]; [.$I$2]-[.$C$2]*([.B311]-([.$H$2]-[.$G$2]))))" office:value-type="float" office:value="500" calcext:value-type="float">
            <text:p>500</text:p>
          </table:table-cell>
          <table:table-cell table:formula="of:=IF([.B311]&lt;[.$G$2]; [.$C$2]; IF([.B311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07" calcext:value-type="float">
            <text:p>307</text:p>
          </table:table-cell>
          <table:table-cell table:formula="of:=[.A312]*[.$H$2]/[.$D$2]" office:value-type="float" office:value="3.991" calcext:value-type="float">
            <text:p>3.991</text:p>
          </table:table-cell>
          <table:table-cell table:formula="of:=IF([.B312]&lt;[.$G$2]; [.$C$2]*([.B312]^2)/2; IF([.B312]&lt;([.$H$2]-[.$G$2]); [.$F$2]+[.$I$2]*([.B312]-[.$G$2]); [.$A$2]-[.$F$2]+[.$I$2]*([.B312]-([.$H$2]-[.$G$2]))-([.$C$2]*(([.B312]-([.$H$2]-[.$G$2]))^2)/2)))" office:value-type="float" office:value="1495.5" calcext:value-type="float">
            <text:p>1495.5</text:p>
          </table:table-cell>
          <table:table-cell table:formula="of:=IF([.B312]&lt;[.$G$2]; [.$C$2]*[.B312]; IF([.B312]&lt;([.$H$2]-[.$G$2]);[.$I$2]; [.$I$2]-[.$C$2]*([.B312]-([.$H$2]-[.$G$2]))))" office:value-type="float" office:value="500" calcext:value-type="float">
            <text:p>500</text:p>
          </table:table-cell>
          <table:table-cell table:formula="of:=IF([.B312]&lt;[.$G$2]; [.$C$2]; IF([.B312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[.A313]*[.$H$2]/[.$D$2]" office:value-type="float" office:value="4.004" calcext:value-type="float">
            <text:p>4.004</text:p>
          </table:table-cell>
          <table:table-cell table:formula="of:=IF([.B313]&lt;[.$G$2]; [.$C$2]*([.B313]^2)/2; IF([.B313]&lt;([.$H$2]-[.$G$2]); [.$F$2]+[.$I$2]*([.B313]-[.$G$2]); [.$A$2]-[.$F$2]+[.$I$2]*([.B313]-([.$H$2]-[.$G$2]))-([.$C$2]*(([.B313]-([.$H$2]-[.$G$2]))^2)/2)))" office:value-type="float" office:value="1502" calcext:value-type="float">
            <text:p>1502</text:p>
          </table:table-cell>
          <table:table-cell table:formula="of:=IF([.B313]&lt;[.$G$2]; [.$C$2]*[.B313]; IF([.B313]&lt;([.$H$2]-[.$G$2]);[.$I$2]; [.$I$2]-[.$C$2]*([.B313]-([.$H$2]-[.$G$2]))))" office:value-type="float" office:value="500" calcext:value-type="float">
            <text:p>500</text:p>
          </table:table-cell>
          <table:table-cell table:formula="of:=IF([.B313]&lt;[.$G$2]; [.$C$2]; IF([.B313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09" calcext:value-type="float">
            <text:p>309</text:p>
          </table:table-cell>
          <table:table-cell table:formula="of:=[.A314]*[.$H$2]/[.$D$2]" office:value-type="float" office:value="4.017" calcext:value-type="float">
            <text:p>4.017</text:p>
          </table:table-cell>
          <table:table-cell table:formula="of:=IF([.B314]&lt;[.$G$2]; [.$C$2]*([.B314]^2)/2; IF([.B314]&lt;([.$H$2]-[.$G$2]); [.$F$2]+[.$I$2]*([.B314]-[.$G$2]); [.$A$2]-[.$F$2]+[.$I$2]*([.B314]-([.$H$2]-[.$G$2]))-([.$C$2]*(([.B314]-([.$H$2]-[.$G$2]))^2)/2)))" office:value-type="float" office:value="1508.5" calcext:value-type="float">
            <text:p>1508.5</text:p>
          </table:table-cell>
          <table:table-cell table:formula="of:=IF([.B314]&lt;[.$G$2]; [.$C$2]*[.B314]; IF([.B314]&lt;([.$H$2]-[.$G$2]);[.$I$2]; [.$I$2]-[.$C$2]*([.B314]-([.$H$2]-[.$G$2]))))" office:value-type="float" office:value="500" calcext:value-type="float">
            <text:p>500</text:p>
          </table:table-cell>
          <table:table-cell table:formula="of:=IF([.B314]&lt;[.$G$2]; [.$C$2]; IF([.B314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10" calcext:value-type="float">
            <text:p>310</text:p>
          </table:table-cell>
          <table:table-cell table:formula="of:=[.A315]*[.$H$2]/[.$D$2]" office:value-type="float" office:value="4.03" calcext:value-type="float">
            <text:p>4.03</text:p>
          </table:table-cell>
          <table:table-cell table:formula="of:=IF([.B315]&lt;[.$G$2]; [.$C$2]*([.B315]^2)/2; IF([.B315]&lt;([.$H$2]-[.$G$2]); [.$F$2]+[.$I$2]*([.B315]-[.$G$2]); [.$A$2]-[.$F$2]+[.$I$2]*([.B315]-([.$H$2]-[.$G$2]))-([.$C$2]*(([.B315]-([.$H$2]-[.$G$2]))^2)/2)))" office:value-type="float" office:value="1515" calcext:value-type="float">
            <text:p>1515</text:p>
          </table:table-cell>
          <table:table-cell table:formula="of:=IF([.B315]&lt;[.$G$2]; [.$C$2]*[.B315]; IF([.B315]&lt;([.$H$2]-[.$G$2]);[.$I$2]; [.$I$2]-[.$C$2]*([.B315]-([.$H$2]-[.$G$2]))))" office:value-type="float" office:value="500" calcext:value-type="float">
            <text:p>500</text:p>
          </table:table-cell>
          <table:table-cell table:formula="of:=IF([.B315]&lt;[.$G$2]; [.$C$2]; IF([.B315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11" calcext:value-type="float">
            <text:p>311</text:p>
          </table:table-cell>
          <table:table-cell table:formula="of:=[.A316]*[.$H$2]/[.$D$2]" office:value-type="float" office:value="4.043" calcext:value-type="float">
            <text:p>4.043</text:p>
          </table:table-cell>
          <table:table-cell table:formula="of:=IF([.B316]&lt;[.$G$2]; [.$C$2]*([.B316]^2)/2; IF([.B316]&lt;([.$H$2]-[.$G$2]); [.$F$2]+[.$I$2]*([.B316]-[.$G$2]); [.$A$2]-[.$F$2]+[.$I$2]*([.B316]-([.$H$2]-[.$G$2]))-([.$C$2]*(([.B316]-([.$H$2]-[.$G$2]))^2)/2)))" office:value-type="float" office:value="1521.5" calcext:value-type="float">
            <text:p>1521.5</text:p>
          </table:table-cell>
          <table:table-cell table:formula="of:=IF([.B316]&lt;[.$G$2]; [.$C$2]*[.B316]; IF([.B316]&lt;([.$H$2]-[.$G$2]);[.$I$2]; [.$I$2]-[.$C$2]*([.B316]-([.$H$2]-[.$G$2]))))" office:value-type="float" office:value="500" calcext:value-type="float">
            <text:p>500</text:p>
          </table:table-cell>
          <table:table-cell table:formula="of:=IF([.B316]&lt;[.$G$2]; [.$C$2]; IF([.B316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[.A317]*[.$H$2]/[.$D$2]" office:value-type="float" office:value="4.056" calcext:value-type="float">
            <text:p>4.056</text:p>
          </table:table-cell>
          <table:table-cell table:formula="of:=IF([.B317]&lt;[.$G$2]; [.$C$2]*([.B317]^2)/2; IF([.B317]&lt;([.$H$2]-[.$G$2]); [.$F$2]+[.$I$2]*([.B317]-[.$G$2]); [.$A$2]-[.$F$2]+[.$I$2]*([.B317]-([.$H$2]-[.$G$2]))-([.$C$2]*(([.B317]-([.$H$2]-[.$G$2]))^2)/2)))" office:value-type="float" office:value="1528" calcext:value-type="float">
            <text:p>1528</text:p>
          </table:table-cell>
          <table:table-cell table:formula="of:=IF([.B317]&lt;[.$G$2]; [.$C$2]*[.B317]; IF([.B317]&lt;([.$H$2]-[.$G$2]);[.$I$2]; [.$I$2]-[.$C$2]*([.B317]-([.$H$2]-[.$G$2]))))" office:value-type="float" office:value="500" calcext:value-type="float">
            <text:p>500</text:p>
          </table:table-cell>
          <table:table-cell table:formula="of:=IF([.B317]&lt;[.$G$2]; [.$C$2]; IF([.B317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13" calcext:value-type="float">
            <text:p>313</text:p>
          </table:table-cell>
          <table:table-cell table:formula="of:=[.A318]*[.$H$2]/[.$D$2]" office:value-type="float" office:value="4.069" calcext:value-type="float">
            <text:p>4.069</text:p>
          </table:table-cell>
          <table:table-cell table:formula="of:=IF([.B318]&lt;[.$G$2]; [.$C$2]*([.B318]^2)/2; IF([.B318]&lt;([.$H$2]-[.$G$2]); [.$F$2]+[.$I$2]*([.B318]-[.$G$2]); [.$A$2]-[.$F$2]+[.$I$2]*([.B318]-([.$H$2]-[.$G$2]))-([.$C$2]*(([.B318]-([.$H$2]-[.$G$2]))^2)/2)))" office:value-type="float" office:value="1534.5" calcext:value-type="float">
            <text:p>1534.5</text:p>
          </table:table-cell>
          <table:table-cell table:formula="of:=IF([.B318]&lt;[.$G$2]; [.$C$2]*[.B318]; IF([.B318]&lt;([.$H$2]-[.$G$2]);[.$I$2]; [.$I$2]-[.$C$2]*([.B318]-([.$H$2]-[.$G$2]))))" office:value-type="float" office:value="500" calcext:value-type="float">
            <text:p>500</text:p>
          </table:table-cell>
          <table:table-cell table:formula="of:=IF([.B318]&lt;[.$G$2]; [.$C$2]; IF([.B318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14" calcext:value-type="float">
            <text:p>314</text:p>
          </table:table-cell>
          <table:table-cell table:formula="of:=[.A319]*[.$H$2]/[.$D$2]" office:value-type="float" office:value="4.082" calcext:value-type="float">
            <text:p>4.082</text:p>
          </table:table-cell>
          <table:table-cell table:formula="of:=IF([.B319]&lt;[.$G$2]; [.$C$2]*([.B319]^2)/2; IF([.B319]&lt;([.$H$2]-[.$G$2]); [.$F$2]+[.$I$2]*([.B319]-[.$G$2]); [.$A$2]-[.$F$2]+[.$I$2]*([.B319]-([.$H$2]-[.$G$2]))-([.$C$2]*(([.B319]-([.$H$2]-[.$G$2]))^2)/2)))" office:value-type="float" office:value="1541" calcext:value-type="float">
            <text:p>1541</text:p>
          </table:table-cell>
          <table:table-cell table:formula="of:=IF([.B319]&lt;[.$G$2]; [.$C$2]*[.B319]; IF([.B319]&lt;([.$H$2]-[.$G$2]);[.$I$2]; [.$I$2]-[.$C$2]*([.B319]-([.$H$2]-[.$G$2]))))" office:value-type="float" office:value="500" calcext:value-type="float">
            <text:p>500</text:p>
          </table:table-cell>
          <table:table-cell table:formula="of:=IF([.B319]&lt;[.$G$2]; [.$C$2]; IF([.B319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15" calcext:value-type="float">
            <text:p>315</text:p>
          </table:table-cell>
          <table:table-cell table:formula="of:=[.A320]*[.$H$2]/[.$D$2]" office:value-type="float" office:value="4.095" calcext:value-type="float">
            <text:p>4.095</text:p>
          </table:table-cell>
          <table:table-cell table:formula="of:=IF([.B320]&lt;[.$G$2]; [.$C$2]*([.B320]^2)/2; IF([.B320]&lt;([.$H$2]-[.$G$2]); [.$F$2]+[.$I$2]*([.B320]-[.$G$2]); [.$A$2]-[.$F$2]+[.$I$2]*([.B320]-([.$H$2]-[.$G$2]))-([.$C$2]*(([.B320]-([.$H$2]-[.$G$2]))^2)/2)))" office:value-type="float" office:value="1547.5" calcext:value-type="float">
            <text:p>1547.5</text:p>
          </table:table-cell>
          <table:table-cell table:formula="of:=IF([.B320]&lt;[.$G$2]; [.$C$2]*[.B320]; IF([.B320]&lt;([.$H$2]-[.$G$2]);[.$I$2]; [.$I$2]-[.$C$2]*([.B320]-([.$H$2]-[.$G$2]))))" office:value-type="float" office:value="500" calcext:value-type="float">
            <text:p>500</text:p>
          </table:table-cell>
          <table:table-cell table:formula="of:=IF([.B320]&lt;[.$G$2]; [.$C$2]; IF([.B320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[.A321]*[.$H$2]/[.$D$2]" office:value-type="float" office:value="4.108" calcext:value-type="float">
            <text:p>4.108</text:p>
          </table:table-cell>
          <table:table-cell table:formula="of:=IF([.B321]&lt;[.$G$2]; [.$C$2]*([.B321]^2)/2; IF([.B321]&lt;([.$H$2]-[.$G$2]); [.$F$2]+[.$I$2]*([.B321]-[.$G$2]); [.$A$2]-[.$F$2]+[.$I$2]*([.B321]-([.$H$2]-[.$G$2]))-([.$C$2]*(([.B321]-([.$H$2]-[.$G$2]))^2)/2)))" office:value-type="float" office:value="1554" calcext:value-type="float">
            <text:p>1554</text:p>
          </table:table-cell>
          <table:table-cell table:formula="of:=IF([.B321]&lt;[.$G$2]; [.$C$2]*[.B321]; IF([.B321]&lt;([.$H$2]-[.$G$2]);[.$I$2]; [.$I$2]-[.$C$2]*([.B321]-([.$H$2]-[.$G$2]))))" office:value-type="float" office:value="500" calcext:value-type="float">
            <text:p>500</text:p>
          </table:table-cell>
          <table:table-cell table:formula="of:=IF([.B321]&lt;[.$G$2]; [.$C$2]; IF([.B321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17" calcext:value-type="float">
            <text:p>317</text:p>
          </table:table-cell>
          <table:table-cell table:formula="of:=[.A322]*[.$H$2]/[.$D$2]" office:value-type="float" office:value="4.121" calcext:value-type="float">
            <text:p>4.121</text:p>
          </table:table-cell>
          <table:table-cell table:formula="of:=IF([.B322]&lt;[.$G$2]; [.$C$2]*([.B322]^2)/2; IF([.B322]&lt;([.$H$2]-[.$G$2]); [.$F$2]+[.$I$2]*([.B322]-[.$G$2]); [.$A$2]-[.$F$2]+[.$I$2]*([.B322]-([.$H$2]-[.$G$2]))-([.$C$2]*(([.B322]-([.$H$2]-[.$G$2]))^2)/2)))" office:value-type="float" office:value="1560.5" calcext:value-type="float">
            <text:p>1560.5</text:p>
          </table:table-cell>
          <table:table-cell table:formula="of:=IF([.B322]&lt;[.$G$2]; [.$C$2]*[.B322]; IF([.B322]&lt;([.$H$2]-[.$G$2]);[.$I$2]; [.$I$2]-[.$C$2]*([.B322]-([.$H$2]-[.$G$2]))))" office:value-type="float" office:value="500" calcext:value-type="float">
            <text:p>500</text:p>
          </table:table-cell>
          <table:table-cell table:formula="of:=IF([.B322]&lt;[.$G$2]; [.$C$2]; IF([.B322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18" calcext:value-type="float">
            <text:p>318</text:p>
          </table:table-cell>
          <table:table-cell table:formula="of:=[.A323]*[.$H$2]/[.$D$2]" office:value-type="float" office:value="4.134" calcext:value-type="float">
            <text:p>4.134</text:p>
          </table:table-cell>
          <table:table-cell table:formula="of:=IF([.B323]&lt;[.$G$2]; [.$C$2]*([.B323]^2)/2; IF([.B323]&lt;([.$H$2]-[.$G$2]); [.$F$2]+[.$I$2]*([.B323]-[.$G$2]); [.$A$2]-[.$F$2]+[.$I$2]*([.B323]-([.$H$2]-[.$G$2]))-([.$C$2]*(([.B323]-([.$H$2]-[.$G$2]))^2)/2)))" office:value-type="float" office:value="1567" calcext:value-type="float">
            <text:p>1567</text:p>
          </table:table-cell>
          <table:table-cell table:formula="of:=IF([.B323]&lt;[.$G$2]; [.$C$2]*[.B323]; IF([.B323]&lt;([.$H$2]-[.$G$2]);[.$I$2]; [.$I$2]-[.$C$2]*([.B323]-([.$H$2]-[.$G$2]))))" office:value-type="float" office:value="500" calcext:value-type="float">
            <text:p>500</text:p>
          </table:table-cell>
          <table:table-cell table:formula="of:=IF([.B323]&lt;[.$G$2]; [.$C$2]; IF([.B323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19" calcext:value-type="float">
            <text:p>319</text:p>
          </table:table-cell>
          <table:table-cell table:formula="of:=[.A324]*[.$H$2]/[.$D$2]" office:value-type="float" office:value="4.147" calcext:value-type="float">
            <text:p>4.147</text:p>
          </table:table-cell>
          <table:table-cell table:formula="of:=IF([.B324]&lt;[.$G$2]; [.$C$2]*([.B324]^2)/2; IF([.B324]&lt;([.$H$2]-[.$G$2]); [.$F$2]+[.$I$2]*([.B324]-[.$G$2]); [.$A$2]-[.$F$2]+[.$I$2]*([.B324]-([.$H$2]-[.$G$2]))-([.$C$2]*(([.B324]-([.$H$2]-[.$G$2]))^2)/2)))" office:value-type="float" office:value="1573.5" calcext:value-type="float">
            <text:p>1573.5</text:p>
          </table:table-cell>
          <table:table-cell table:formula="of:=IF([.B324]&lt;[.$G$2]; [.$C$2]*[.B324]; IF([.B324]&lt;([.$H$2]-[.$G$2]);[.$I$2]; [.$I$2]-[.$C$2]*([.B324]-([.$H$2]-[.$G$2]))))" office:value-type="float" office:value="500" calcext:value-type="float">
            <text:p>500</text:p>
          </table:table-cell>
          <table:table-cell table:formula="of:=IF([.B324]&lt;[.$G$2]; [.$C$2]; IF([.B324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[.A325]*[.$H$2]/[.$D$2]" office:value-type="float" office:value="4.16" calcext:value-type="float">
            <text:p>4.16</text:p>
          </table:table-cell>
          <table:table-cell table:formula="of:=IF([.B325]&lt;[.$G$2]; [.$C$2]*([.B325]^2)/2; IF([.B325]&lt;([.$H$2]-[.$G$2]); [.$F$2]+[.$I$2]*([.B325]-[.$G$2]); [.$A$2]-[.$F$2]+[.$I$2]*([.B325]-([.$H$2]-[.$G$2]))-([.$C$2]*(([.B325]-([.$H$2]-[.$G$2]))^2)/2)))" office:value-type="float" office:value="1580" calcext:value-type="float">
            <text:p>1580</text:p>
          </table:table-cell>
          <table:table-cell table:formula="of:=IF([.B325]&lt;[.$G$2]; [.$C$2]*[.B325]; IF([.B325]&lt;([.$H$2]-[.$G$2]);[.$I$2]; [.$I$2]-[.$C$2]*([.B325]-([.$H$2]-[.$G$2]))))" office:value-type="float" office:value="500" calcext:value-type="float">
            <text:p>500</text:p>
          </table:table-cell>
          <table:table-cell table:formula="of:=IF([.B325]&lt;[.$G$2]; [.$C$2]; IF([.B325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21" calcext:value-type="float">
            <text:p>321</text:p>
          </table:table-cell>
          <table:table-cell table:formula="of:=[.A326]*[.$H$2]/[.$D$2]" office:value-type="float" office:value="4.173" calcext:value-type="float">
            <text:p>4.173</text:p>
          </table:table-cell>
          <table:table-cell table:formula="of:=IF([.B326]&lt;[.$G$2]; [.$C$2]*([.B326]^2)/2; IF([.B326]&lt;([.$H$2]-[.$G$2]); [.$F$2]+[.$I$2]*([.B326]-[.$G$2]); [.$A$2]-[.$F$2]+[.$I$2]*([.B326]-([.$H$2]-[.$G$2]))-([.$C$2]*(([.B326]-([.$H$2]-[.$G$2]))^2)/2)))" office:value-type="float" office:value="1586.5" calcext:value-type="float">
            <text:p>1586.5</text:p>
          </table:table-cell>
          <table:table-cell table:formula="of:=IF([.B326]&lt;[.$G$2]; [.$C$2]*[.B326]; IF([.B326]&lt;([.$H$2]-[.$G$2]);[.$I$2]; [.$I$2]-[.$C$2]*([.B326]-([.$H$2]-[.$G$2]))))" office:value-type="float" office:value="500" calcext:value-type="float">
            <text:p>500</text:p>
          </table:table-cell>
          <table:table-cell table:formula="of:=IF([.B326]&lt;[.$G$2]; [.$C$2]; IF([.B326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22" calcext:value-type="float">
            <text:p>322</text:p>
          </table:table-cell>
          <table:table-cell table:formula="of:=[.A327]*[.$H$2]/[.$D$2]" office:value-type="float" office:value="4.186" calcext:value-type="float">
            <text:p>4.186</text:p>
          </table:table-cell>
          <table:table-cell table:formula="of:=IF([.B327]&lt;[.$G$2]; [.$C$2]*([.B327]^2)/2; IF([.B327]&lt;([.$H$2]-[.$G$2]); [.$F$2]+[.$I$2]*([.B327]-[.$G$2]); [.$A$2]-[.$F$2]+[.$I$2]*([.B327]-([.$H$2]-[.$G$2]))-([.$C$2]*(([.B327]-([.$H$2]-[.$G$2]))^2)/2)))" office:value-type="float" office:value="1593" calcext:value-type="float">
            <text:p>1593</text:p>
          </table:table-cell>
          <table:table-cell table:formula="of:=IF([.B327]&lt;[.$G$2]; [.$C$2]*[.B327]; IF([.B327]&lt;([.$H$2]-[.$G$2]);[.$I$2]; [.$I$2]-[.$C$2]*([.B327]-([.$H$2]-[.$G$2]))))" office:value-type="float" office:value="500" calcext:value-type="float">
            <text:p>500</text:p>
          </table:table-cell>
          <table:table-cell table:formula="of:=IF([.B327]&lt;[.$G$2]; [.$C$2]; IF([.B327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23" calcext:value-type="float">
            <text:p>323</text:p>
          </table:table-cell>
          <table:table-cell table:formula="of:=[.A328]*[.$H$2]/[.$D$2]" office:value-type="float" office:value="4.199" calcext:value-type="float">
            <text:p>4.199</text:p>
          </table:table-cell>
          <table:table-cell table:formula="of:=IF([.B328]&lt;[.$G$2]; [.$C$2]*([.B328]^2)/2; IF([.B328]&lt;([.$H$2]-[.$G$2]); [.$F$2]+[.$I$2]*([.B328]-[.$G$2]); [.$A$2]-[.$F$2]+[.$I$2]*([.B328]-([.$H$2]-[.$G$2]))-([.$C$2]*(([.B328]-([.$H$2]-[.$G$2]))^2)/2)))" office:value-type="float" office:value="1599.5" calcext:value-type="float">
            <text:p>1599.5</text:p>
          </table:table-cell>
          <table:table-cell table:formula="of:=IF([.B328]&lt;[.$G$2]; [.$C$2]*[.B328]; IF([.B328]&lt;([.$H$2]-[.$G$2]);[.$I$2]; [.$I$2]-[.$C$2]*([.B328]-([.$H$2]-[.$G$2]))))" office:value-type="float" office:value="500" calcext:value-type="float">
            <text:p>500</text:p>
          </table:table-cell>
          <table:table-cell table:formula="of:=IF([.B328]&lt;[.$G$2]; [.$C$2]; IF([.B328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24" calcext:value-type="float">
            <text:p>324</text:p>
          </table:table-cell>
          <table:table-cell table:formula="of:=[.A329]*[.$H$2]/[.$D$2]" office:value-type="float" office:value="4.212" calcext:value-type="float">
            <text:p>4.212</text:p>
          </table:table-cell>
          <table:table-cell table:formula="of:=IF([.B329]&lt;[.$G$2]; [.$C$2]*([.B329]^2)/2; IF([.B329]&lt;([.$H$2]-[.$G$2]); [.$F$2]+[.$I$2]*([.B329]-[.$G$2]); [.$A$2]-[.$F$2]+[.$I$2]*([.B329]-([.$H$2]-[.$G$2]))-([.$C$2]*(([.B329]-([.$H$2]-[.$G$2]))^2)/2)))" office:value-type="float" office:value="1606" calcext:value-type="float">
            <text:p>1606</text:p>
          </table:table-cell>
          <table:table-cell table:formula="of:=IF([.B329]&lt;[.$G$2]; [.$C$2]*[.B329]; IF([.B329]&lt;([.$H$2]-[.$G$2]);[.$I$2]; [.$I$2]-[.$C$2]*([.B329]-([.$H$2]-[.$G$2]))))" office:value-type="float" office:value="500" calcext:value-type="float">
            <text:p>500</text:p>
          </table:table-cell>
          <table:table-cell table:formula="of:=IF([.B329]&lt;[.$G$2]; [.$C$2]; IF([.B329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25" calcext:value-type="float">
            <text:p>325</text:p>
          </table:table-cell>
          <table:table-cell table:formula="of:=[.A330]*[.$H$2]/[.$D$2]" office:value-type="float" office:value="4.225" calcext:value-type="float">
            <text:p>4.225</text:p>
          </table:table-cell>
          <table:table-cell table:formula="of:=IF([.B330]&lt;[.$G$2]; [.$C$2]*([.B330]^2)/2; IF([.B330]&lt;([.$H$2]-[.$G$2]); [.$F$2]+[.$I$2]*([.B330]-[.$G$2]); [.$A$2]-[.$F$2]+[.$I$2]*([.B330]-([.$H$2]-[.$G$2]))-([.$C$2]*(([.B330]-([.$H$2]-[.$G$2]))^2)/2)))" office:value-type="float" office:value="1612.5" calcext:value-type="float">
            <text:p>1612.5</text:p>
          </table:table-cell>
          <table:table-cell table:formula="of:=IF([.B330]&lt;[.$G$2]; [.$C$2]*[.B330]; IF([.B330]&lt;([.$H$2]-[.$G$2]);[.$I$2]; [.$I$2]-[.$C$2]*([.B330]-([.$H$2]-[.$G$2]))))" office:value-type="float" office:value="500" calcext:value-type="float">
            <text:p>500</text:p>
          </table:table-cell>
          <table:table-cell table:formula="of:=IF([.B330]&lt;[.$G$2]; [.$C$2]; IF([.B330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26" calcext:value-type="float">
            <text:p>326</text:p>
          </table:table-cell>
          <table:table-cell table:formula="of:=[.A331]*[.$H$2]/[.$D$2]" office:value-type="float" office:value="4.238" calcext:value-type="float">
            <text:p>4.238</text:p>
          </table:table-cell>
          <table:table-cell table:formula="of:=IF([.B331]&lt;[.$G$2]; [.$C$2]*([.B331]^2)/2; IF([.B331]&lt;([.$H$2]-[.$G$2]); [.$F$2]+[.$I$2]*([.B331]-[.$G$2]); [.$A$2]-[.$F$2]+[.$I$2]*([.B331]-([.$H$2]-[.$G$2]))-([.$C$2]*(([.B331]-([.$H$2]-[.$G$2]))^2)/2)))" office:value-type="float" office:value="1619" calcext:value-type="float">
            <text:p>1619</text:p>
          </table:table-cell>
          <table:table-cell table:formula="of:=IF([.B331]&lt;[.$G$2]; [.$C$2]*[.B331]; IF([.B331]&lt;([.$H$2]-[.$G$2]);[.$I$2]; [.$I$2]-[.$C$2]*([.B331]-([.$H$2]-[.$G$2]))))" office:value-type="float" office:value="500" calcext:value-type="float">
            <text:p>500</text:p>
          </table:table-cell>
          <table:table-cell table:formula="of:=IF([.B331]&lt;[.$G$2]; [.$C$2]; IF([.B331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27" calcext:value-type="float">
            <text:p>327</text:p>
          </table:table-cell>
          <table:table-cell table:formula="of:=[.A332]*[.$H$2]/[.$D$2]" office:value-type="float" office:value="4.251" calcext:value-type="float">
            <text:p>4.251</text:p>
          </table:table-cell>
          <table:table-cell table:formula="of:=IF([.B332]&lt;[.$G$2]; [.$C$2]*([.B332]^2)/2; IF([.B332]&lt;([.$H$2]-[.$G$2]); [.$F$2]+[.$I$2]*([.B332]-[.$G$2]); [.$A$2]-[.$F$2]+[.$I$2]*([.B332]-([.$H$2]-[.$G$2]))-([.$C$2]*(([.B332]-([.$H$2]-[.$G$2]))^2)/2)))" office:value-type="float" office:value="1625.5" calcext:value-type="float">
            <text:p>1625.5</text:p>
          </table:table-cell>
          <table:table-cell table:formula="of:=IF([.B332]&lt;[.$G$2]; [.$C$2]*[.B332]; IF([.B332]&lt;([.$H$2]-[.$G$2]);[.$I$2]; [.$I$2]-[.$C$2]*([.B332]-([.$H$2]-[.$G$2]))))" office:value-type="float" office:value="500" calcext:value-type="float">
            <text:p>500</text:p>
          </table:table-cell>
          <table:table-cell table:formula="of:=IF([.B332]&lt;[.$G$2]; [.$C$2]; IF([.B332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[.A333]*[.$H$2]/[.$D$2]" office:value-type="float" office:value="4.264" calcext:value-type="float">
            <text:p>4.264</text:p>
          </table:table-cell>
          <table:table-cell table:formula="of:=IF([.B333]&lt;[.$G$2]; [.$C$2]*([.B333]^2)/2; IF([.B333]&lt;([.$H$2]-[.$G$2]); [.$F$2]+[.$I$2]*([.B333]-[.$G$2]); [.$A$2]-[.$F$2]+[.$I$2]*([.B333]-([.$H$2]-[.$G$2]))-([.$C$2]*(([.B333]-([.$H$2]-[.$G$2]))^2)/2)))" office:value-type="float" office:value="1632" calcext:value-type="float">
            <text:p>1632</text:p>
          </table:table-cell>
          <table:table-cell table:formula="of:=IF([.B333]&lt;[.$G$2]; [.$C$2]*[.B333]; IF([.B333]&lt;([.$H$2]-[.$G$2]);[.$I$2]; [.$I$2]-[.$C$2]*([.B333]-([.$H$2]-[.$G$2]))))" office:value-type="float" office:value="500" calcext:value-type="float">
            <text:p>500</text:p>
          </table:table-cell>
          <table:table-cell table:formula="of:=IF([.B333]&lt;[.$G$2]; [.$C$2]; IF([.B333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29" calcext:value-type="float">
            <text:p>329</text:p>
          </table:table-cell>
          <table:table-cell table:formula="of:=[.A334]*[.$H$2]/[.$D$2]" office:value-type="float" office:value="4.277" calcext:value-type="float">
            <text:p>4.277</text:p>
          </table:table-cell>
          <table:table-cell table:formula="of:=IF([.B334]&lt;[.$G$2]; [.$C$2]*([.B334]^2)/2; IF([.B334]&lt;([.$H$2]-[.$G$2]); [.$F$2]+[.$I$2]*([.B334]-[.$G$2]); [.$A$2]-[.$F$2]+[.$I$2]*([.B334]-([.$H$2]-[.$G$2]))-([.$C$2]*(([.B334]-([.$H$2]-[.$G$2]))^2)/2)))" office:value-type="float" office:value="1638.5" calcext:value-type="float">
            <text:p>1638.5</text:p>
          </table:table-cell>
          <table:table-cell table:formula="of:=IF([.B334]&lt;[.$G$2]; [.$C$2]*[.B334]; IF([.B334]&lt;([.$H$2]-[.$G$2]);[.$I$2]; [.$I$2]-[.$C$2]*([.B334]-([.$H$2]-[.$G$2]))))" office:value-type="float" office:value="500" calcext:value-type="float">
            <text:p>500</text:p>
          </table:table-cell>
          <table:table-cell table:formula="of:=IF([.B334]&lt;[.$G$2]; [.$C$2]; IF([.B334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30" calcext:value-type="float">
            <text:p>330</text:p>
          </table:table-cell>
          <table:table-cell table:formula="of:=[.A335]*[.$H$2]/[.$D$2]" office:value-type="float" office:value="4.29" calcext:value-type="float">
            <text:p>4.29</text:p>
          </table:table-cell>
          <table:table-cell table:formula="of:=IF([.B335]&lt;[.$G$2]; [.$C$2]*([.B335]^2)/2; IF([.B335]&lt;([.$H$2]-[.$G$2]); [.$F$2]+[.$I$2]*([.B335]-[.$G$2]); [.$A$2]-[.$F$2]+[.$I$2]*([.B335]-([.$H$2]-[.$G$2]))-([.$C$2]*(([.B335]-([.$H$2]-[.$G$2]))^2)/2)))" office:value-type="float" office:value="1645" calcext:value-type="float">
            <text:p>1645</text:p>
          </table:table-cell>
          <table:table-cell table:formula="of:=IF([.B335]&lt;[.$G$2]; [.$C$2]*[.B335]; IF([.B335]&lt;([.$H$2]-[.$G$2]);[.$I$2]; [.$I$2]-[.$C$2]*([.B335]-([.$H$2]-[.$G$2]))))" office:value-type="float" office:value="500" calcext:value-type="float">
            <text:p>500</text:p>
          </table:table-cell>
          <table:table-cell table:formula="of:=IF([.B335]&lt;[.$G$2]; [.$C$2]; IF([.B335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31" calcext:value-type="float">
            <text:p>331</text:p>
          </table:table-cell>
          <table:table-cell table:formula="of:=[.A336]*[.$H$2]/[.$D$2]" office:value-type="float" office:value="4.303" calcext:value-type="float">
            <text:p>4.303</text:p>
          </table:table-cell>
          <table:table-cell table:formula="of:=IF([.B336]&lt;[.$G$2]; [.$C$2]*([.B336]^2)/2; IF([.B336]&lt;([.$H$2]-[.$G$2]); [.$F$2]+[.$I$2]*([.B336]-[.$G$2]); [.$A$2]-[.$F$2]+[.$I$2]*([.B336]-([.$H$2]-[.$G$2]))-([.$C$2]*(([.B336]-([.$H$2]-[.$G$2]))^2)/2)))" office:value-type="float" office:value="1651.5" calcext:value-type="float">
            <text:p>1651.5</text:p>
          </table:table-cell>
          <table:table-cell table:formula="of:=IF([.B336]&lt;[.$G$2]; [.$C$2]*[.B336]; IF([.B336]&lt;([.$H$2]-[.$G$2]);[.$I$2]; [.$I$2]-[.$C$2]*([.B336]-([.$H$2]-[.$G$2]))))" office:value-type="float" office:value="500" calcext:value-type="float">
            <text:p>500</text:p>
          </table:table-cell>
          <table:table-cell table:formula="of:=IF([.B336]&lt;[.$G$2]; [.$C$2]; IF([.B336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32" calcext:value-type="float">
            <text:p>332</text:p>
          </table:table-cell>
          <table:table-cell table:formula="of:=[.A337]*[.$H$2]/[.$D$2]" office:value-type="float" office:value="4.316" calcext:value-type="float">
            <text:p>4.316</text:p>
          </table:table-cell>
          <table:table-cell table:formula="of:=IF([.B337]&lt;[.$G$2]; [.$C$2]*([.B337]^2)/2; IF([.B337]&lt;([.$H$2]-[.$G$2]); [.$F$2]+[.$I$2]*([.B337]-[.$G$2]); [.$A$2]-[.$F$2]+[.$I$2]*([.B337]-([.$H$2]-[.$G$2]))-([.$C$2]*(([.B337]-([.$H$2]-[.$G$2]))^2)/2)))" office:value-type="float" office:value="1658" calcext:value-type="float">
            <text:p>1658</text:p>
          </table:table-cell>
          <table:table-cell table:formula="of:=IF([.B337]&lt;[.$G$2]; [.$C$2]*[.B337]; IF([.B337]&lt;([.$H$2]-[.$G$2]);[.$I$2]; [.$I$2]-[.$C$2]*([.B337]-([.$H$2]-[.$G$2]))))" office:value-type="float" office:value="500" calcext:value-type="float">
            <text:p>500</text:p>
          </table:table-cell>
          <table:table-cell table:formula="of:=IF([.B337]&lt;[.$G$2]; [.$C$2]; IF([.B337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33" calcext:value-type="float">
            <text:p>333</text:p>
          </table:table-cell>
          <table:table-cell table:formula="of:=[.A338]*[.$H$2]/[.$D$2]" office:value-type="float" office:value="4.329" calcext:value-type="float">
            <text:p>4.329</text:p>
          </table:table-cell>
          <table:table-cell table:formula="of:=IF([.B338]&lt;[.$G$2]; [.$C$2]*([.B338]^2)/2; IF([.B338]&lt;([.$H$2]-[.$G$2]); [.$F$2]+[.$I$2]*([.B338]-[.$G$2]); [.$A$2]-[.$F$2]+[.$I$2]*([.B338]-([.$H$2]-[.$G$2]))-([.$C$2]*(([.B338]-([.$H$2]-[.$G$2]))^2)/2)))" office:value-type="float" office:value="1664.5" calcext:value-type="float">
            <text:p>1664.5</text:p>
          </table:table-cell>
          <table:table-cell table:formula="of:=IF([.B338]&lt;[.$G$2]; [.$C$2]*[.B338]; IF([.B338]&lt;([.$H$2]-[.$G$2]);[.$I$2]; [.$I$2]-[.$C$2]*([.B338]-([.$H$2]-[.$G$2]))))" office:value-type="float" office:value="500" calcext:value-type="float">
            <text:p>500</text:p>
          </table:table-cell>
          <table:table-cell table:formula="of:=IF([.B338]&lt;[.$G$2]; [.$C$2]; IF([.B338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34" calcext:value-type="float">
            <text:p>334</text:p>
          </table:table-cell>
          <table:table-cell table:formula="of:=[.A339]*[.$H$2]/[.$D$2]" office:value-type="float" office:value="4.342" calcext:value-type="float">
            <text:p>4.342</text:p>
          </table:table-cell>
          <table:table-cell table:formula="of:=IF([.B339]&lt;[.$G$2]; [.$C$2]*([.B339]^2)/2; IF([.B339]&lt;([.$H$2]-[.$G$2]); [.$F$2]+[.$I$2]*([.B339]-[.$G$2]); [.$A$2]-[.$F$2]+[.$I$2]*([.B339]-([.$H$2]-[.$G$2]))-([.$C$2]*(([.B339]-([.$H$2]-[.$G$2]))^2)/2)))" office:value-type="float" office:value="1671" calcext:value-type="float">
            <text:p>1671</text:p>
          </table:table-cell>
          <table:table-cell table:formula="of:=IF([.B339]&lt;[.$G$2]; [.$C$2]*[.B339]; IF([.B339]&lt;([.$H$2]-[.$G$2]);[.$I$2]; [.$I$2]-[.$C$2]*([.B339]-([.$H$2]-[.$G$2]))))" office:value-type="float" office:value="500" calcext:value-type="float">
            <text:p>500</text:p>
          </table:table-cell>
          <table:table-cell table:formula="of:=IF([.B339]&lt;[.$G$2]; [.$C$2]; IF([.B339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35" calcext:value-type="float">
            <text:p>335</text:p>
          </table:table-cell>
          <table:table-cell table:formula="of:=[.A340]*[.$H$2]/[.$D$2]" office:value-type="float" office:value="4.355" calcext:value-type="float">
            <text:p>4.355</text:p>
          </table:table-cell>
          <table:table-cell table:formula="of:=IF([.B340]&lt;[.$G$2]; [.$C$2]*([.B340]^2)/2; IF([.B340]&lt;([.$H$2]-[.$G$2]); [.$F$2]+[.$I$2]*([.B340]-[.$G$2]); [.$A$2]-[.$F$2]+[.$I$2]*([.B340]-([.$H$2]-[.$G$2]))-([.$C$2]*(([.B340]-([.$H$2]-[.$G$2]))^2)/2)))" office:value-type="float" office:value="1677.5" calcext:value-type="float">
            <text:p>1677.5</text:p>
          </table:table-cell>
          <table:table-cell table:formula="of:=IF([.B340]&lt;[.$G$2]; [.$C$2]*[.B340]; IF([.B340]&lt;([.$H$2]-[.$G$2]);[.$I$2]; [.$I$2]-[.$C$2]*([.B340]-([.$H$2]-[.$G$2]))))" office:value-type="float" office:value="500" calcext:value-type="float">
            <text:p>500</text:p>
          </table:table-cell>
          <table:table-cell table:formula="of:=IF([.B340]&lt;[.$G$2]; [.$C$2]; IF([.B340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[.A341]*[.$H$2]/[.$D$2]" office:value-type="float" office:value="4.368" calcext:value-type="float">
            <text:p>4.368</text:p>
          </table:table-cell>
          <table:table-cell table:formula="of:=IF([.B341]&lt;[.$G$2]; [.$C$2]*([.B341]^2)/2; IF([.B341]&lt;([.$H$2]-[.$G$2]); [.$F$2]+[.$I$2]*([.B341]-[.$G$2]); [.$A$2]-[.$F$2]+[.$I$2]*([.B341]-([.$H$2]-[.$G$2]))-([.$C$2]*(([.B341]-([.$H$2]-[.$G$2]))^2)/2)))" office:value-type="float" office:value="1684" calcext:value-type="float">
            <text:p>1684</text:p>
          </table:table-cell>
          <table:table-cell table:formula="of:=IF([.B341]&lt;[.$G$2]; [.$C$2]*[.B341]; IF([.B341]&lt;([.$H$2]-[.$G$2]);[.$I$2]; [.$I$2]-[.$C$2]*([.B341]-([.$H$2]-[.$G$2]))))" office:value-type="float" office:value="500" calcext:value-type="float">
            <text:p>500</text:p>
          </table:table-cell>
          <table:table-cell table:formula="of:=IF([.B341]&lt;[.$G$2]; [.$C$2]; IF([.B341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37" calcext:value-type="float">
            <text:p>337</text:p>
          </table:table-cell>
          <table:table-cell table:formula="of:=[.A342]*[.$H$2]/[.$D$2]" office:value-type="float" office:value="4.381" calcext:value-type="float">
            <text:p>4.381</text:p>
          </table:table-cell>
          <table:table-cell table:formula="of:=IF([.B342]&lt;[.$G$2]; [.$C$2]*([.B342]^2)/2; IF([.B342]&lt;([.$H$2]-[.$G$2]); [.$F$2]+[.$I$2]*([.B342]-[.$G$2]); [.$A$2]-[.$F$2]+[.$I$2]*([.B342]-([.$H$2]-[.$G$2]))-([.$C$2]*(([.B342]-([.$H$2]-[.$G$2]))^2)/2)))" office:value-type="float" office:value="1690.5" calcext:value-type="float">
            <text:p>1690.5</text:p>
          </table:table-cell>
          <table:table-cell table:formula="of:=IF([.B342]&lt;[.$G$2]; [.$C$2]*[.B342]; IF([.B342]&lt;([.$H$2]-[.$G$2]);[.$I$2]; [.$I$2]-[.$C$2]*([.B342]-([.$H$2]-[.$G$2]))))" office:value-type="float" office:value="500" calcext:value-type="float">
            <text:p>500</text:p>
          </table:table-cell>
          <table:table-cell table:formula="of:=IF([.B342]&lt;[.$G$2]; [.$C$2]; IF([.B342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38" calcext:value-type="float">
            <text:p>338</text:p>
          </table:table-cell>
          <table:table-cell table:formula="of:=[.A343]*[.$H$2]/[.$D$2]" office:value-type="float" office:value="4.394" calcext:value-type="float">
            <text:p>4.394</text:p>
          </table:table-cell>
          <table:table-cell table:formula="of:=IF([.B343]&lt;[.$G$2]; [.$C$2]*([.B343]^2)/2; IF([.B343]&lt;([.$H$2]-[.$G$2]); [.$F$2]+[.$I$2]*([.B343]-[.$G$2]); [.$A$2]-[.$F$2]+[.$I$2]*([.B343]-([.$H$2]-[.$G$2]))-([.$C$2]*(([.B343]-([.$H$2]-[.$G$2]))^2)/2)))" office:value-type="float" office:value="1697" calcext:value-type="float">
            <text:p>1697</text:p>
          </table:table-cell>
          <table:table-cell table:formula="of:=IF([.B343]&lt;[.$G$2]; [.$C$2]*[.B343]; IF([.B343]&lt;([.$H$2]-[.$G$2]);[.$I$2]; [.$I$2]-[.$C$2]*([.B343]-([.$H$2]-[.$G$2]))))" office:value-type="float" office:value="500" calcext:value-type="float">
            <text:p>500</text:p>
          </table:table-cell>
          <table:table-cell table:formula="of:=IF([.B343]&lt;[.$G$2]; [.$C$2]; IF([.B343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39" calcext:value-type="float">
            <text:p>339</text:p>
          </table:table-cell>
          <table:table-cell table:formula="of:=[.A344]*[.$H$2]/[.$D$2]" office:value-type="float" office:value="4.407" calcext:value-type="float">
            <text:p>4.407</text:p>
          </table:table-cell>
          <table:table-cell table:formula="of:=IF([.B344]&lt;[.$G$2]; [.$C$2]*([.B344]^2)/2; IF([.B344]&lt;([.$H$2]-[.$G$2]); [.$F$2]+[.$I$2]*([.B344]-[.$G$2]); [.$A$2]-[.$F$2]+[.$I$2]*([.B344]-([.$H$2]-[.$G$2]))-([.$C$2]*(([.B344]-([.$H$2]-[.$G$2]))^2)/2)))" office:value-type="float" office:value="1703.5" calcext:value-type="float">
            <text:p>1703.5</text:p>
          </table:table-cell>
          <table:table-cell table:formula="of:=IF([.B344]&lt;[.$G$2]; [.$C$2]*[.B344]; IF([.B344]&lt;([.$H$2]-[.$G$2]);[.$I$2]; [.$I$2]-[.$C$2]*([.B344]-([.$H$2]-[.$G$2]))))" office:value-type="float" office:value="500" calcext:value-type="float">
            <text:p>500</text:p>
          </table:table-cell>
          <table:table-cell table:formula="of:=IF([.B344]&lt;[.$G$2]; [.$C$2]; IF([.B344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[.A345]*[.$H$2]/[.$D$2]" office:value-type="float" office:value="4.42" calcext:value-type="float">
            <text:p>4.42</text:p>
          </table:table-cell>
          <table:table-cell table:formula="of:=IF([.B345]&lt;[.$G$2]; [.$C$2]*([.B345]^2)/2; IF([.B345]&lt;([.$H$2]-[.$G$2]); [.$F$2]+[.$I$2]*([.B345]-[.$G$2]); [.$A$2]-[.$F$2]+[.$I$2]*([.B345]-([.$H$2]-[.$G$2]))-([.$C$2]*(([.B345]-([.$H$2]-[.$G$2]))^2)/2)))" office:value-type="float" office:value="1710" calcext:value-type="float">
            <text:p>1710</text:p>
          </table:table-cell>
          <table:table-cell table:formula="of:=IF([.B345]&lt;[.$G$2]; [.$C$2]*[.B345]; IF([.B345]&lt;([.$H$2]-[.$G$2]);[.$I$2]; [.$I$2]-[.$C$2]*([.B345]-([.$H$2]-[.$G$2]))))" office:value-type="float" office:value="500" calcext:value-type="float">
            <text:p>500</text:p>
          </table:table-cell>
          <table:table-cell table:formula="of:=IF([.B345]&lt;[.$G$2]; [.$C$2]; IF([.B345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41" calcext:value-type="float">
            <text:p>341</text:p>
          </table:table-cell>
          <table:table-cell table:formula="of:=[.A346]*[.$H$2]/[.$D$2]" office:value-type="float" office:value="4.433" calcext:value-type="float">
            <text:p>4.433</text:p>
          </table:table-cell>
          <table:table-cell table:formula="of:=IF([.B346]&lt;[.$G$2]; [.$C$2]*([.B346]^2)/2; IF([.B346]&lt;([.$H$2]-[.$G$2]); [.$F$2]+[.$I$2]*([.B346]-[.$G$2]); [.$A$2]-[.$F$2]+[.$I$2]*([.B346]-([.$H$2]-[.$G$2]))-([.$C$2]*(([.B346]-([.$H$2]-[.$G$2]))^2)/2)))" office:value-type="float" office:value="1716.5" calcext:value-type="float">
            <text:p>1716.5</text:p>
          </table:table-cell>
          <table:table-cell table:formula="of:=IF([.B346]&lt;[.$G$2]; [.$C$2]*[.B346]; IF([.B346]&lt;([.$H$2]-[.$G$2]);[.$I$2]; [.$I$2]-[.$C$2]*([.B346]-([.$H$2]-[.$G$2]))))" office:value-type="float" office:value="500" calcext:value-type="float">
            <text:p>500</text:p>
          </table:table-cell>
          <table:table-cell table:formula="of:=IF([.B346]&lt;[.$G$2]; [.$C$2]; IF([.B346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42" calcext:value-type="float">
            <text:p>342</text:p>
          </table:table-cell>
          <table:table-cell table:formula="of:=[.A347]*[.$H$2]/[.$D$2]" office:value-type="float" office:value="4.446" calcext:value-type="float">
            <text:p>4.446</text:p>
          </table:table-cell>
          <table:table-cell table:formula="of:=IF([.B347]&lt;[.$G$2]; [.$C$2]*([.B347]^2)/2; IF([.B347]&lt;([.$H$2]-[.$G$2]); [.$F$2]+[.$I$2]*([.B347]-[.$G$2]); [.$A$2]-[.$F$2]+[.$I$2]*([.B347]-([.$H$2]-[.$G$2]))-([.$C$2]*(([.B347]-([.$H$2]-[.$G$2]))^2)/2)))" office:value-type="float" office:value="1723" calcext:value-type="float">
            <text:p>1723</text:p>
          </table:table-cell>
          <table:table-cell table:formula="of:=IF([.B347]&lt;[.$G$2]; [.$C$2]*[.B347]; IF([.B347]&lt;([.$H$2]-[.$G$2]);[.$I$2]; [.$I$2]-[.$C$2]*([.B347]-([.$H$2]-[.$G$2]))))" office:value-type="float" office:value="500" calcext:value-type="float">
            <text:p>500</text:p>
          </table:table-cell>
          <table:table-cell table:formula="of:=IF([.B347]&lt;[.$G$2]; [.$C$2]; IF([.B347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43" calcext:value-type="float">
            <text:p>343</text:p>
          </table:table-cell>
          <table:table-cell table:formula="of:=[.A348]*[.$H$2]/[.$D$2]" office:value-type="float" office:value="4.459" calcext:value-type="float">
            <text:p>4.459</text:p>
          </table:table-cell>
          <table:table-cell table:formula="of:=IF([.B348]&lt;[.$G$2]; [.$C$2]*([.B348]^2)/2; IF([.B348]&lt;([.$H$2]-[.$G$2]); [.$F$2]+[.$I$2]*([.B348]-[.$G$2]); [.$A$2]-[.$F$2]+[.$I$2]*([.B348]-([.$H$2]-[.$G$2]))-([.$C$2]*(([.B348]-([.$H$2]-[.$G$2]))^2)/2)))" office:value-type="float" office:value="1729.5" calcext:value-type="float">
            <text:p>1729.5</text:p>
          </table:table-cell>
          <table:table-cell table:formula="of:=IF([.B348]&lt;[.$G$2]; [.$C$2]*[.B348]; IF([.B348]&lt;([.$H$2]-[.$G$2]);[.$I$2]; [.$I$2]-[.$C$2]*([.B348]-([.$H$2]-[.$G$2]))))" office:value-type="float" office:value="500" calcext:value-type="float">
            <text:p>500</text:p>
          </table:table-cell>
          <table:table-cell table:formula="of:=IF([.B348]&lt;[.$G$2]; [.$C$2]; IF([.B348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44" calcext:value-type="float">
            <text:p>344</text:p>
          </table:table-cell>
          <table:table-cell table:formula="of:=[.A349]*[.$H$2]/[.$D$2]" office:value-type="float" office:value="4.472" calcext:value-type="float">
            <text:p>4.472</text:p>
          </table:table-cell>
          <table:table-cell table:formula="of:=IF([.B349]&lt;[.$G$2]; [.$C$2]*([.B349]^2)/2; IF([.B349]&lt;([.$H$2]-[.$G$2]); [.$F$2]+[.$I$2]*([.B349]-[.$G$2]); [.$A$2]-[.$F$2]+[.$I$2]*([.B349]-([.$H$2]-[.$G$2]))-([.$C$2]*(([.B349]-([.$H$2]-[.$G$2]))^2)/2)))" office:value-type="float" office:value="1736" calcext:value-type="float">
            <text:p>1736</text:p>
          </table:table-cell>
          <table:table-cell table:formula="of:=IF([.B349]&lt;[.$G$2]; [.$C$2]*[.B349]; IF([.B349]&lt;([.$H$2]-[.$G$2]);[.$I$2]; [.$I$2]-[.$C$2]*([.B349]-([.$H$2]-[.$G$2]))))" office:value-type="float" office:value="500" calcext:value-type="float">
            <text:p>500</text:p>
          </table:table-cell>
          <table:table-cell table:formula="of:=IF([.B349]&lt;[.$G$2]; [.$C$2]; IF([.B349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45" calcext:value-type="float">
            <text:p>345</text:p>
          </table:table-cell>
          <table:table-cell table:formula="of:=[.A350]*[.$H$2]/[.$D$2]" office:value-type="float" office:value="4.485" calcext:value-type="float">
            <text:p>4.485</text:p>
          </table:table-cell>
          <table:table-cell table:formula="of:=IF([.B350]&lt;[.$G$2]; [.$C$2]*([.B350]^2)/2; IF([.B350]&lt;([.$H$2]-[.$G$2]); [.$F$2]+[.$I$2]*([.B350]-[.$G$2]); [.$A$2]-[.$F$2]+[.$I$2]*([.B350]-([.$H$2]-[.$G$2]))-([.$C$2]*(([.B350]-([.$H$2]-[.$G$2]))^2)/2)))" office:value-type="float" office:value="1742.5" calcext:value-type="float">
            <text:p>1742.5</text:p>
          </table:table-cell>
          <table:table-cell table:formula="of:=IF([.B350]&lt;[.$G$2]; [.$C$2]*[.B350]; IF([.B350]&lt;([.$H$2]-[.$G$2]);[.$I$2]; [.$I$2]-[.$C$2]*([.B350]-([.$H$2]-[.$G$2]))))" office:value-type="float" office:value="500" calcext:value-type="float">
            <text:p>500</text:p>
          </table:table-cell>
          <table:table-cell table:formula="of:=IF([.B350]&lt;[.$G$2]; [.$C$2]; IF([.B350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46" calcext:value-type="float">
            <text:p>346</text:p>
          </table:table-cell>
          <table:table-cell table:formula="of:=[.A351]*[.$H$2]/[.$D$2]" office:value-type="float" office:value="4.498" calcext:value-type="float">
            <text:p>4.498</text:p>
          </table:table-cell>
          <table:table-cell table:formula="of:=IF([.B351]&lt;[.$G$2]; [.$C$2]*([.B351]^2)/2; IF([.B351]&lt;([.$H$2]-[.$G$2]); [.$F$2]+[.$I$2]*([.B351]-[.$G$2]); [.$A$2]-[.$F$2]+[.$I$2]*([.B351]-([.$H$2]-[.$G$2]))-([.$C$2]*(([.B351]-([.$H$2]-[.$G$2]))^2)/2)))" office:value-type="float" office:value="1749" calcext:value-type="float">
            <text:p>1749</text:p>
          </table:table-cell>
          <table:table-cell table:formula="of:=IF([.B351]&lt;[.$G$2]; [.$C$2]*[.B351]; IF([.B351]&lt;([.$H$2]-[.$G$2]);[.$I$2]; [.$I$2]-[.$C$2]*([.B351]-([.$H$2]-[.$G$2]))))" office:value-type="float" office:value="500" calcext:value-type="float">
            <text:p>500</text:p>
          </table:table-cell>
          <table:table-cell table:formula="of:=IF([.B351]&lt;[.$G$2]; [.$C$2]; IF([.B351]&lt;([.$H$2]-[.$G$2]);0; -[.$C$2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47" calcext:value-type="float">
            <text:p>347</text:p>
          </table:table-cell>
          <table:table-cell table:formula="of:=[.A352]*[.$H$2]/[.$D$2]" office:value-type="float" office:value="4.511" calcext:value-type="float">
            <text:p>4.511</text:p>
          </table:table-cell>
          <table:table-cell table:formula="of:=IF([.B352]&lt;[.$G$2]; [.$C$2]*([.B352]^2)/2; IF([.B352]&lt;([.$H$2]-[.$G$2]); [.$F$2]+[.$I$2]*([.B352]-[.$G$2]); [.$A$2]-[.$F$2]+[.$I$2]*([.B352]-([.$H$2]-[.$G$2]))-([.$C$2]*(([.B352]-([.$H$2]-[.$G$2]))^2)/2)))" office:value-type="float" office:value="1755.484875" calcext:value-type="float">
            <text:p>1755.484875</text:p>
          </table:table-cell>
          <table:table-cell table:formula="of:=IF([.B352]&lt;[.$G$2]; [.$C$2]*[.B352]; IF([.B352]&lt;([.$H$2]-[.$G$2]);[.$I$2]; [.$I$2]-[.$C$2]*([.B352]-([.$H$2]-[.$G$2]))))" office:value-type="float" office:value="497.25" calcext:value-type="float">
            <text:p>497.25</text:p>
          </table:table-cell>
          <table:table-cell table:formula="of:=IF([.B352]&lt;[.$G$2]; [.$C$2]; IF([.B352]&lt;([.$H$2]-[.$G$2]);0; -[.$C$2]))" office:value-type="float" office:value="-250" calcext:value-type="float">
            <text:p>-250</text:p>
          </table:table-cell>
          <table:table-cell table:number-columns-repeated="4"/>
        </table:table-row>
        <table:table-row table:style-name="ro1">
          <table:table-cell office:value-type="float" office:value="348" calcext:value-type="float">
            <text:p>348</text:p>
          </table:table-cell>
          <table:table-cell table:formula="of:=[.A353]*[.$H$2]/[.$D$2]" office:value-type="float" office:value="4.524" calcext:value-type="float">
            <text:p>4.524</text:p>
          </table:table-cell>
          <table:table-cell table:formula="of:=IF([.B353]&lt;[.$G$2]; [.$C$2]*([.B353]^2)/2; IF([.B353]&lt;([.$H$2]-[.$G$2]); [.$F$2]+[.$I$2]*([.B353]-[.$G$2]); [.$A$2]-[.$F$2]+[.$I$2]*([.B353]-([.$H$2]-[.$G$2]))-([.$C$2]*(([.B353]-([.$H$2]-[.$G$2]))^2)/2)))" office:value-type="float" office:value="1761.928" calcext:value-type="float">
            <text:p>1761.928</text:p>
          </table:table-cell>
          <table:table-cell table:formula="of:=IF([.B353]&lt;[.$G$2]; [.$C$2]*[.B353]; IF([.B353]&lt;([.$H$2]-[.$G$2]);[.$I$2]; [.$I$2]-[.$C$2]*([.B353]-([.$H$2]-[.$G$2]))))" office:value-type="float" office:value="494" calcext:value-type="float">
            <text:p>494</text:p>
          </table:table-cell>
          <table:table-cell table:formula="of:=IF([.B353]&lt;[.$G$2]; [.$C$2]; IF([.B353]&lt;([.$H$2]-[.$G$2]);0; -[.$C$2]))" office:value-type="float" office:value="-250" calcext:value-type="float">
            <text:p>-250</text:p>
          </table:table-cell>
          <table:table-cell table:number-columns-repeated="4"/>
        </table:table-row>
        <table:table-row table:style-name="ro1">
          <table:table-cell office:value-type="float" office:value="349" calcext:value-type="float">
            <text:p>349</text:p>
          </table:table-cell>
          <table:table-cell table:formula="of:=[.A354]*[.$H$2]/[.$D$2]" office:value-type="float" office:value="4.537" calcext:value-type="float">
            <text:p>4.537</text:p>
          </table:table-cell>
          <table:table-cell table:formula="of:=IF([.B354]&lt;[.$G$2]; [.$C$2]*([.B354]^2)/2; IF([.B354]&lt;([.$H$2]-[.$G$2]); [.$F$2]+[.$I$2]*([.B354]-[.$G$2]); [.$A$2]-[.$F$2]+[.$I$2]*([.B354]-([.$H$2]-[.$G$2]))-([.$C$2]*(([.B354]-([.$H$2]-[.$G$2]))^2)/2)))" office:value-type="float" office:value="1768.328875" calcext:value-type="float">
            <text:p>1768.328875</text:p>
          </table:table-cell>
          <table:table-cell table:formula="of:=IF([.B354]&lt;[.$G$2]; [.$C$2]*[.B354]; IF([.B354]&lt;([.$H$2]-[.$G$2]);[.$I$2]; [.$I$2]-[.$C$2]*([.B354]-([.$H$2]-[.$G$2]))))" office:value-type="float" office:value="490.75" calcext:value-type="float">
            <text:p>490.75</text:p>
          </table:table-cell>
          <table:table-cell table:formula="of:=IF([.B354]&lt;[.$G$2]; [.$C$2]; IF([.B354]&lt;([.$H$2]-[.$G$2]);0; -[.$C$2]))" office:value-type="float" office:value="-250" calcext:value-type="float">
            <text:p>-250</text:p>
          </table:table-cell>
          <table:table-cell table:number-columns-repeated="4"/>
        </table:table-row>
        <table:table-row table:style-name="ro1">
          <table:table-cell office:value-type="float" office:value="350" calcext:value-type="float">
            <text:p>350</text:p>
          </table:table-cell>
          <table:table-cell table:formula="of:=[.A355]*[.$H$2]/[.$D$2]" office:value-type="float" office:value="4.55" calcext:value-type="float">
            <text:p>4.55</text:p>
          </table:table-cell>
          <table:table-cell table:formula="of:=IF([.B355]&lt;[.$G$2]; [.$C$2]*([.B355]^2)/2; IF([.B355]&lt;([.$H$2]-[.$G$2]); [.$F$2]+[.$I$2]*([.B355]-[.$G$2]); [.$A$2]-[.$F$2]+[.$I$2]*([.B355]-([.$H$2]-[.$G$2]))-([.$C$2]*(([.B355]-([.$H$2]-[.$G$2]))^2)/2)))" office:value-type="float" office:value="1774.6875" calcext:value-type="float">
            <text:p>1774.6875</text:p>
          </table:table-cell>
          <table:table-cell table:formula="of:=IF([.B355]&lt;[.$G$2]; [.$C$2]*[.B355]; IF([.B355]&lt;([.$H$2]-[.$G$2]);[.$I$2]; [.$I$2]-[.$C$2]*([.B355]-([.$H$2]-[.$G$2]))))" office:value-type="float" office:value="487.5" calcext:value-type="float">
            <text:p>487.5</text:p>
          </table:table-cell>
          <table:table-cell table:formula="of:=IF([.B355]&lt;[.$G$2]; [.$C$2]; IF([.B355]&lt;([.$H$2]-[.$G$2]);0; -[.$C$2]))" office:value-type="float" office:value="-250" calcext:value-type="float">
            <text:p>-250</text:p>
          </table:table-cell>
          <table:table-cell table:number-columns-repeated="4"/>
        </table:table-row>
        <table:table-row table:style-name="ro1">
          <table:table-cell office:value-type="float" office:value="351" calcext:value-type="float">
            <text:p>351</text:p>
          </table:table-cell>
          <table:table-cell table:formula="of:=[.A356]*[.$H$2]/[.$D$2]" office:value-type="float" office:value="4.563" calcext:value-type="float">
            <text:p>4.563</text:p>
          </table:table-cell>
          <table:table-cell table:formula="of:=IF([.B356]&lt;[.$G$2]; [.$C$2]*([.B356]^2)/2; IF([.B356]&lt;([.$H$2]-[.$G$2]); [.$F$2]+[.$I$2]*([.B356]-[.$G$2]); [.$A$2]-[.$F$2]+[.$I$2]*([.B356]-([.$H$2]-[.$G$2]))-([.$C$2]*(([.B356]-([.$H$2]-[.$G$2]))^2)/2)))" office:value-type="float" office:value="1781.003875" calcext:value-type="float">
            <text:p>1781.003875</text:p>
          </table:table-cell>
          <table:table-cell table:formula="of:=IF([.B356]&lt;[.$G$2]; [.$C$2]*[.B356]; IF([.B356]&lt;([.$H$2]-[.$G$2]);[.$I$2]; [.$I$2]-[.$C$2]*([.B356]-([.$H$2]-[.$G$2]))))" office:value-type="float" office:value="484.25" calcext:value-type="float">
            <text:p>484.25</text:p>
          </table:table-cell>
          <table:table-cell table:formula="of:=IF([.B356]&lt;[.$G$2]; [.$C$2]; IF([.B356]&lt;([.$H$2]-[.$G$2]);0; -[.$C$2]))" office:value-type="float" office:value="-250" calcext:value-type="float">
            <text:p>-250</text:p>
          </table:table-cell>
          <table:table-cell table:number-columns-repeated="4"/>
        </table:table-row>
        <table:table-row table:style-name="ro1">
          <table:table-cell office:value-type="float" office:value="352" calcext:value-type="float">
            <text:p>352</text:p>
          </table:table-cell>
          <table:table-cell table:formula="of:=[.A357]*[.$H$2]/[.$D$2]" office:value-type="float" office:value="4.576" calcext:value-type="float">
            <text:p>4.576</text:p>
          </table:table-cell>
          <table:table-cell table:formula="of:=IF([.B357]&lt;[.$G$2]; [.$C$2]*([.B357]^2)/2; IF([.B357]&lt;([.$H$2]-[.$G$2]); [.$F$2]+[.$I$2]*([.B357]-[.$G$2]); [.$A$2]-[.$F$2]+[.$I$2]*([.B357]-([.$H$2]-[.$G$2]))-([.$C$2]*(([.B357]-([.$H$2]-[.$G$2]))^2)/2)))" office:value-type="float" office:value="1787.278" calcext:value-type="float">
            <text:p>1787.278</text:p>
          </table:table-cell>
          <table:table-cell table:formula="of:=IF([.B357]&lt;[.$G$2]; [.$C$2]*[.B357]; IF([.B357]&lt;([.$H$2]-[.$G$2]);[.$I$2]; [.$I$2]-[.$C$2]*([.B357]-([.$H$2]-[.$G$2]))))" office:value-type="float" office:value="481" calcext:value-type="float">
            <text:p>481</text:p>
          </table:table-cell>
          <table:table-cell table:formula="of:=IF([.B357]&lt;[.$G$2]; [.$C$2]; IF([.B357]&lt;([.$H$2]-[.$G$2]);0; -[.$C$2]))" office:value-type="float" office:value="-250" calcext:value-type="float">
            <text:p>-250</text:p>
          </table:table-cell>
          <table:table-cell table:number-columns-repeated="4"/>
        </table:table-row>
        <table:table-row table:style-name="ro1">
          <table:table-cell office:value-type="float" office:value="353" calcext:value-type="float">
            <text:p>353</text:p>
          </table:table-cell>
          <table:table-cell table:formula="of:=[.A358]*[.$H$2]/[.$D$2]" office:value-type="float" office:value="4.589" calcext:value-type="float">
            <text:p>4.589</text:p>
          </table:table-cell>
          <table:table-cell table:formula="of:=IF([.B358]&lt;[.$G$2]; [.$C$2]*([.B358]^2)/2; IF([.B358]&lt;([.$H$2]-[.$G$2]); [.$F$2]+[.$I$2]*([.B358]-[.$G$2]); [.$A$2]-[.$F$2]+[.$I$2]*([.B358]-([.$H$2]-[.$G$2]))-([.$C$2]*(([.B358]-([.$H$2]-[.$G$2]))^2)/2)))" office:value-type="float" office:value="1793.509875" calcext:value-type="float">
            <text:p>1793.509875</text:p>
          </table:table-cell>
          <table:table-cell table:formula="of:=IF([.B358]&lt;[.$G$2]; [.$C$2]*[.B358]; IF([.B358]&lt;([.$H$2]-[.$G$2]);[.$I$2]; [.$I$2]-[.$C$2]*([.B358]-([.$H$2]-[.$G$2]))))" office:value-type="float" office:value="477.75" calcext:value-type="float">
            <text:p>477.75</text:p>
          </table:table-cell>
          <table:table-cell table:formula="of:=IF([.B358]&lt;[.$G$2]; [.$C$2]; IF([.B358]&lt;([.$H$2]-[.$G$2]);0; -[.$C$2]))" office:value-type="float" office:value="-250" calcext:value-type="float">
            <text:p>-250</text:p>
          </table:table-cell>
          <table:table-cell table:number-columns-repeated="4"/>
        </table:table-row>
        <table:table-row table:style-name="ro1">
          <table:table-cell office:value-type="float" office:value="354" calcext:value-type="float">
            <text:p>354</text:p>
          </table:table-cell>
          <table:table-cell table:formula="of:=[.A359]*[.$H$2]/[.$D$2]" office:value-type="float" office:value="4.602" calcext:value-type="float">
            <text:p>4.602</text:p>
          </table:table-cell>
          <table:table-cell table:formula="of:=IF([.B359]&lt;[.$G$2]; [.$C$2]*([.B359]^2)/2; IF([.B359]&lt;([.$H$2]-[.$G$2]); [.$F$2]+[.$I$2]*([.B359]-[.$G$2]); [.$A$2]-[.$F$2]+[.$I$2]*([.B359]-([.$H$2]-[.$G$2]))-([.$C$2]*(([.B359]-([.$H$2]-[.$G$2]))^2)/2)))" office:value-type="float" office:value="1799.6995" calcext:value-type="float">
            <text:p>1799.6995</text:p>
          </table:table-cell>
          <table:table-cell table:formula="of:=IF([.B359]&lt;[.$G$2]; [.$C$2]*[.B359]; IF([.B359]&lt;([.$H$2]-[.$G$2]);[.$I$2]; [.$I$2]-[.$C$2]*([.B359]-([.$H$2]-[.$G$2]))))" office:value-type="float" office:value="474.5" calcext:value-type="float">
            <text:p>474.5</text:p>
          </table:table-cell>
          <table:table-cell table:formula="of:=IF([.B359]&lt;[.$G$2]; [.$C$2]; IF([.B359]&lt;([.$H$2]-[.$G$2]);0; -[.$C$2]))" office:value-type="float" office:value="-250" calcext:value-type="float">
            <text:p>-250</text:p>
          </table:table-cell>
          <table:table-cell table:number-columns-repeated="4"/>
        </table:table-row>
        <table:table-row table:style-name="ro1">
          <table:table-cell office:value-type="float" office:value="355" calcext:value-type="float">
            <text:p>355</text:p>
          </table:table-cell>
          <table:table-cell table:formula="of:=[.A360]*[.$H$2]/[.$D$2]" office:value-type="float" office:value="4.615" calcext:value-type="float">
            <text:p>4.615</text:p>
          </table:table-cell>
          <table:table-cell table:formula="of:=IF([.B360]&lt;[.$G$2]; [.$C$2]*([.B360]^2)/2; IF([.B360]&lt;([.$H$2]-[.$G$2]); [.$F$2]+[.$I$2]*([.B360]-[.$G$2]); [.$A$2]-[.$F$2]+[.$I$2]*([.B360]-([.$H$2]-[.$G$2]))-([.$C$2]*(([.B360]-([.$H$2]-[.$G$2]))^2)/2)))" office:value-type="float" office:value="1805.846875" calcext:value-type="float">
            <text:p>1805.846875</text:p>
          </table:table-cell>
          <table:table-cell table:formula="of:=IF([.B360]&lt;[.$G$2]; [.$C$2]*[.B360]; IF([.B360]&lt;([.$H$2]-[.$G$2]);[.$I$2]; [.$I$2]-[.$C$2]*([.B360]-([.$H$2]-[.$G$2]))))" office:value-type="float" office:value="471.25" calcext:value-type="float">
            <text:p>471.25</text:p>
          </table:table-cell>
          <table:table-cell table:formula="of:=IF([.B360]&lt;[.$G$2]; [.$C$2]; IF([.B360]&lt;([.$H$2]-[.$G$2]);0; -[.$C$2]))" office:value-type="float" office:value="-250" calcext:value-type="float">
            <text:p>-250</text:p>
          </table:table-cell>
          <table:table-cell table:number-columns-repeated="4"/>
        </table:table-row>
        <table:table-row table:style-name="ro1">
          <table:table-cell office:value-type="float" office:value="356" calcext:value-type="float">
            <text:p>356</text:p>
          </table:table-cell>
          <table:table-cell table:formula="of:=[.A361]*[.$H$2]/[.$D$2]" office:value-type="float" office:value="4.628" calcext:value-type="float">
            <text:p>4.628</text:p>
          </table:table-cell>
          <table:table-cell table:formula="of:=IF([.B361]&lt;[.$G$2]; [.$C$2]*([.B361]^2)/2; IF([.B361]&lt;([.$H$2]-[.$G$2]); [.$F$2]+[.$I$2]*([.B361]-[.$G$2]); [.$A$2]-[.$F$2]+[.$I$2]*([.B361]-([.$H$2]-[.$G$2]))-([.$C$2]*(([.B361]-([.$H$2]-[.$G$2]))^2)/2)))" office:value-type="float" office:value="1811.952" calcext:value-type="float">
            <text:p>1811.952</text:p>
          </table:table-cell>
          <table:table-cell table:formula="of:=IF([.B361]&lt;[.$G$2]; [.$C$2]*[.B361]; IF([.B361]&lt;([.$H$2]-[.$G$2]);[.$I$2]; [.$I$2]-[.$C$2]*([.B361]-([.$H$2]-[.$G$2]))))" office:value-type="float" office:value="468" calcext:value-type="float">
            <text:p>468</text:p>
          </table:table-cell>
          <table:table-cell table:formula="of:=IF([.B361]&lt;[.$G$2]; [.$C$2]; IF([.B361]&lt;([.$H$2]-[.$G$2]);0; -[.$C$2]))" office:value-type="float" office:value="-250" calcext:value-type="float">
            <text:p>-250</text:p>
          </table:table-cell>
          <table:table-cell table:number-columns-repeated="4"/>
        </table:table-row>
        <table:table-row table:style-name="ro1">
          <table:table-cell office:value-type="float" office:value="357" calcext:value-type="float">
            <text:p>357</text:p>
          </table:table-cell>
          <table:table-cell table:formula="of:=[.A362]*[.$H$2]/[.$D$2]" office:value-type="float" office:value="4.641" calcext:value-type="float">
            <text:p>4.641</text:p>
          </table:table-cell>
          <table:table-cell table:formula="of:=IF([.B362]&lt;[.$G$2]; [.$C$2]*([.B362]^2)/2; IF([.B362]&lt;([.$H$2]-[.$G$2]); [.$F$2]+[.$I$2]*([.B362]-[.$G$2]); [.$A$2]-[.$F$2]+[.$I$2]*([.B362]-([.$H$2]-[.$G$2]))-([.$C$2]*(([.B362]-([.$H$2]-[.$G$2]))^2)/2)))" office:value-type="float" office:value="1818.014875" calcext:value-type="float">
            <text:p>1818.014875</text:p>
          </table:table-cell>
          <table:table-cell table:formula="of:=IF([.B362]&lt;[.$G$2]; [.$C$2]*[.B362]; IF([.B362]&lt;([.$H$2]-[.$G$2]);[.$I$2]; [.$I$2]-[.$C$2]*([.B362]-([.$H$2]-[.$G$2]))))" office:value-type="float" office:value="464.75" calcext:value-type="float">
            <text:p>464.75</text:p>
          </table:table-cell>
          <table:table-cell table:formula="of:=IF([.B362]&lt;[.$G$2]; [.$C$2]; IF([.B362]&lt;([.$H$2]-[.$G$2]);0; -[.$C$2]))" office:value-type="float" office:value="-250" calcext:value-type="float">
            <text:p>-250</text:p>
          </table:table-cell>
          <table:table-cell table:number-columns-repeated="4"/>
        </table:table-row>
        <table:table-row table:style-name="ro1">
          <table:table-cell office:value-type="float" office:value="358" calcext:value-type="float">
            <text:p>358</text:p>
          </table:table-cell>
          <table:table-cell table:formula="of:=[.A363]*[.$H$2]/[.$D$2]" office:value-type="float" office:value="4.654" calcext:value-type="float">
            <text:p>4.654</text:p>
          </table:table-cell>
          <table:table-cell table:formula="of:=IF([.B363]&lt;[.$G$2]; [.$C$2]*([.B363]^2)/2; IF([.B363]&lt;([.$H$2]-[.$G$2]); [.$F$2]+[.$I$2]*([.B363]-[.$G$2]); [.$A$2]-[.$F$2]+[.$I$2]*([.B363]-([.$H$2]-[.$G$2]))-([.$C$2]*(([.B363]-([.$H$2]-[.$G$2]))^2)/2)))" office:value-type="float" office:value="1824.0355" calcext:value-type="float">
            <text:p>1824.0355</text:p>
          </table:table-cell>
          <table:table-cell table:formula="of:=IF([.B363]&lt;[.$G$2]; [.$C$2]*[.B363]; IF([.B363]&lt;([.$H$2]-[.$G$2]);[.$I$2]; [.$I$2]-[.$C$2]*([.B363]-([.$H$2]-[.$G$2]))))" office:value-type="float" office:value="461.5" calcext:value-type="float">
            <text:p>461.5</text:p>
          </table:table-cell>
          <table:table-cell table:formula="of:=IF([.B363]&lt;[.$G$2]; [.$C$2]; IF([.B363]&lt;([.$H$2]-[.$G$2]);0; -[.$C$2]))" office:value-type="float" office:value="-250" calcext:value-type="float">
            <text:p>-250</text:p>
          </table:table-cell>
          <table:table-cell table:number-columns-repeated="4"/>
        </table:table-row>
        <table:table-row table:style-name="ro1">
          <table:table-cell office:value-type="float" office:value="359" calcext:value-type="float">
            <text:p>359</text:p>
          </table:table-cell>
          <table:table-cell table:formula="of:=[.A364]*[.$H$2]/[.$D$2]" office:value-type="float" office:value="4.667" calcext:value-type="float">
            <text:p>4.667</text:p>
          </table:table-cell>
          <table:table-cell table:formula="of:=IF([.B364]&lt;[.$G$2]; [.$C$2]*([.B364]^2)/2; IF([.B364]&lt;([.$H$2]-[.$G$2]); [.$F$2]+[.$I$2]*([.B364]-[.$G$2]); [.$A$2]-[.$F$2]+[.$I$2]*([.B364]-([.$H$2]-[.$G$2]))-([.$C$2]*(([.B364]-([.$H$2]-[.$G$2]))^2)/2)))" office:value-type="float" office:value="1830.013875" calcext:value-type="float">
            <text:p>1830.013875</text:p>
          </table:table-cell>
          <table:table-cell table:formula="of:=IF([.B364]&lt;[.$G$2]; [.$C$2]*[.B364]; IF([.B364]&lt;([.$H$2]-[.$G$2]);[.$I$2]; [.$I$2]-[.$C$2]*([.B364]-([.$H$2]-[.$G$2]))))" office:value-type="float" office:value="458.25" calcext:value-type="float">
            <text:p>458.25</text:p>
          </table:table-cell>
          <table:table-cell table:formula="of:=IF([.B364]&lt;[.$G$2]; [.$C$2]; IF([.B364]&lt;([.$H$2]-[.$G$2]);0; -[.$C$2]))" office:value-type="float" office:value="-250" calcext:value-type="float">
            <text:p>-250</text:p>
          </table:table-cell>
          <table:table-cell table:number-columns-repeated="4"/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[.A365]*[.$H$2]/[.$D$2]" office:value-type="float" office:value="4.68" calcext:value-type="float">
            <text:p>4.68</text:p>
          </table:table-cell>
          <table:table-cell table:formula="of:=IF([.B365]&lt;[.$G$2]; [.$C$2]*([.B365]^2)/2; IF([.B365]&lt;([.$H$2]-[.$G$2]); [.$F$2]+[.$I$2]*([.B365]-[.$G$2]); [.$A$2]-[.$F$2]+[.$I$2]*([.B365]-([.$H$2]-[.$G$2]))-([.$C$2]*(([.B365]-([.$H$2]-[.$G$2]))^2)/2)))" office:value-type="float" office:value="1835.95" calcext:value-type="float">
            <text:p>1835.95</text:p>
          </table:table-cell>
          <table:table-cell table:formula="of:=IF([.B365]&lt;[.$G$2]; [.$C$2]*[.B365]; IF([.B365]&lt;([.$H$2]-[.$G$2]);[.$I$2]; [.$I$2]-[.$C$2]*([.B365]-([.$H$2]-[.$G$2]))))" office:value-type="float" office:value="455" calcext:value-type="float">
            <text:p>455</text:p>
          </table:table-cell>
          <table:table-cell table:formula="of:=IF([.B365]&lt;[.$G$2]; [.$C$2]; IF([.B365]&lt;([.$H$2]-[.$G$2]);0; -[.$C$2]))" office:value-type="float" office:value="-250" calcext:value-type="float">
            <text:p>-250</text:p>
          </table:table-cell>
          <table:table-cell table:number-columns-repeated="4"/>
        </table:table-row>
        <table:table-row table:style-name="ro1">
          <table:table-cell office:value-type="float" office:value="361" calcext:value-type="float">
            <text:p>361</text:p>
          </table:table-cell>
          <table:table-cell table:formula="of:=[.A366]*[.$H$2]/[.$D$2]" office:value-type="float" office:value="4.693" calcext:value-type="float">
            <text:p>4.693</text:p>
          </table:table-cell>
          <table:table-cell table:formula="of:=IF([.B366]&lt;[.$G$2]; [.$C$2]*([.B366]^2)/2; IF([.B366]&lt;([.$H$2]-[.$G$2]); [.$F$2]+[.$I$2]*([.B366]-[.$G$2]); [.$A$2]-[.$F$2]+[.$I$2]*([.B366]-([.$H$2]-[.$G$2]))-([.$C$2]*(([.B366]-([.$H$2]-[.$G$2]))^2)/2)))" office:value-type="float" office:value="1841.843875" calcext:value-type="float">
            <text:p>1841.843875</text:p>
          </table:table-cell>
          <table:table-cell table:formula="of:=IF([.B366]&lt;[.$G$2]; [.$C$2]*[.B366]; IF([.B366]&lt;([.$H$2]-[.$G$2]);[.$I$2]; [.$I$2]-[.$C$2]*([.B366]-([.$H$2]-[.$G$2]))))" office:value-type="float" office:value="451.75" calcext:value-type="float">
            <text:p>451.75</text:p>
          </table:table-cell>
          <table:table-cell table:formula="of:=IF([.B366]&lt;[.$G$2]; [.$C$2]; IF([.B366]&lt;([.$H$2]-[.$G$2]);0; -[.$C$2]))" office:value-type="float" office:value="-250" calcext:value-type="float">
            <text:p>-250</text:p>
          </table:table-cell>
          <table:table-cell table:number-columns-repeated="4"/>
        </table:table-row>
        <table:table-row table:style-name="ro1">
          <table:table-cell office:value-type="float" office:value="362" calcext:value-type="float">
            <text:p>362</text:p>
          </table:table-cell>
          <table:table-cell table:formula="of:=[.A367]*[.$H$2]/[.$D$2]" office:value-type="float" office:value="4.706" calcext:value-type="float">
            <text:p>4.706</text:p>
          </table:table-cell>
          <table:table-cell table:formula="of:=IF([.B367]&lt;[.$G$2]; [.$C$2]*([.B367]^2)/2; IF([.B367]&lt;([.$H$2]-[.$G$2]); [.$F$2]+[.$I$2]*([.B367]-[.$G$2]); [.$A$2]-[.$F$2]+[.$I$2]*([.B367]-([.$H$2]-[.$G$2]))-([.$C$2]*(([.B367]-([.$H$2]-[.$G$2]))^2)/2)))" office:value-type="float" office:value="1847.6955" calcext:value-type="float">
            <text:p>1847.6955</text:p>
          </table:table-cell>
          <table:table-cell table:formula="of:=IF([.B367]&lt;[.$G$2]; [.$C$2]*[.B367]; IF([.B367]&lt;([.$H$2]-[.$G$2]);[.$I$2]; [.$I$2]-[.$C$2]*([.B367]-([.$H$2]-[.$G$2]))))" office:value-type="float" office:value="448.5" calcext:value-type="float">
            <text:p>448.5</text:p>
          </table:table-cell>
          <table:table-cell table:formula="of:=IF([.B367]&lt;[.$G$2]; [.$C$2]; IF([.B367]&lt;([.$H$2]-[.$G$2]);0; -[.$C$2]))" office:value-type="float" office:value="-250" calcext:value-type="float">
            <text:p>-250</text:p>
          </table:table-cell>
          <table:table-cell table:number-columns-repeated="4"/>
        </table:table-row>
        <table:table-row table:style-name="ro1">
          <table:table-cell office:value-type="float" office:value="363" calcext:value-type="float">
            <text:p>363</text:p>
          </table:table-cell>
          <table:table-cell table:formula="of:=[.A368]*[.$H$2]/[.$D$2]" office:value-type="float" office:value="4.719" calcext:value-type="float">
            <text:p>4.719</text:p>
          </table:table-cell>
          <table:table-cell table:formula="of:=IF([.B368]&lt;[.$G$2]; [.$C$2]*([.B368]^2)/2; IF([.B368]&lt;([.$H$2]-[.$G$2]); [.$F$2]+[.$I$2]*([.B368]-[.$G$2]); [.$A$2]-[.$F$2]+[.$I$2]*([.B368]-([.$H$2]-[.$G$2]))-([.$C$2]*(([.B368]-([.$H$2]-[.$G$2]))^2)/2)))" office:value-type="float" office:value="1853.504875" calcext:value-type="float">
            <text:p>1853.504875</text:p>
          </table:table-cell>
          <table:table-cell table:formula="of:=IF([.B368]&lt;[.$G$2]; [.$C$2]*[.B368]; IF([.B368]&lt;([.$H$2]-[.$G$2]);[.$I$2]; [.$I$2]-[.$C$2]*([.B368]-([.$H$2]-[.$G$2]))))" office:value-type="float" office:value="445.25" calcext:value-type="float">
            <text:p>445.25</text:p>
          </table:table-cell>
          <table:table-cell table:formula="of:=IF([.B368]&lt;[.$G$2]; [.$C$2]; IF([.B368]&lt;([.$H$2]-[.$G$2]);0; -[.$C$2]))" office:value-type="float" office:value="-250" calcext:value-type="float">
            <text:p>-250</text:p>
          </table:table-cell>
          <table:table-cell table:number-columns-repeated="4"/>
        </table:table-row>
        <table:table-row table:style-name="ro1">
          <table:table-cell office:value-type="float" office:value="364" calcext:value-type="float">
            <text:p>364</text:p>
          </table:table-cell>
          <table:table-cell table:formula="of:=[.A369]*[.$H$2]/[.$D$2]" office:value-type="float" office:value="4.732" calcext:value-type="float">
            <text:p>4.732</text:p>
          </table:table-cell>
          <table:table-cell table:formula="of:=IF([.B369]&lt;[.$G$2]; [.$C$2]*([.B369]^2)/2; IF([.B369]&lt;([.$H$2]-[.$G$2]); [.$F$2]+[.$I$2]*([.B369]-[.$G$2]); [.$A$2]-[.$F$2]+[.$I$2]*([.B369]-([.$H$2]-[.$G$2]))-([.$C$2]*(([.B369]-([.$H$2]-[.$G$2]))^2)/2)))" office:value-type="float" office:value="1859.272" calcext:value-type="float">
            <text:p>1859.272</text:p>
          </table:table-cell>
          <table:table-cell table:formula="of:=IF([.B369]&lt;[.$G$2]; [.$C$2]*[.B369]; IF([.B369]&lt;([.$H$2]-[.$G$2]);[.$I$2]; [.$I$2]-[.$C$2]*([.B369]-([.$H$2]-[.$G$2]))))" office:value-type="float" office:value="442" calcext:value-type="float">
            <text:p>442</text:p>
          </table:table-cell>
          <table:table-cell table:formula="of:=IF([.B369]&lt;[.$G$2]; [.$C$2]; IF([.B369]&lt;([.$H$2]-[.$G$2]);0; -[.$C$2]))" office:value-type="float" office:value="-250" calcext:value-type="float">
            <text:p>-250</text:p>
          </table:table-cell>
          <table:table-cell table:number-columns-repeated="4"/>
        </table:table-row>
        <table:table-row table:style-name="ro1">
          <table:table-cell office:value-type="float" office:value="365" calcext:value-type="float">
            <text:p>365</text:p>
          </table:table-cell>
          <table:table-cell table:formula="of:=[.A370]*[.$H$2]/[.$D$2]" office:value-type="float" office:value="4.745" calcext:value-type="float">
            <text:p>4.745</text:p>
          </table:table-cell>
          <table:table-cell table:formula="of:=IF([.B370]&lt;[.$G$2]; [.$C$2]*([.B370]^2)/2; IF([.B370]&lt;([.$H$2]-[.$G$2]); [.$F$2]+[.$I$2]*([.B370]-[.$G$2]); [.$A$2]-[.$F$2]+[.$I$2]*([.B370]-([.$H$2]-[.$G$2]))-([.$C$2]*(([.B370]-([.$H$2]-[.$G$2]))^2)/2)))" office:value-type="float" office:value="1864.996875" calcext:value-type="float">
            <text:p>1864.996875</text:p>
          </table:table-cell>
          <table:table-cell table:formula="of:=IF([.B370]&lt;[.$G$2]; [.$C$2]*[.B370]; IF([.B370]&lt;([.$H$2]-[.$G$2]);[.$I$2]; [.$I$2]-[.$C$2]*([.B370]-([.$H$2]-[.$G$2]))))" office:value-type="float" office:value="438.75" calcext:value-type="float">
            <text:p>438.75</text:p>
          </table:table-cell>
          <table:table-cell table:formula="of:=IF([.B370]&lt;[.$G$2]; [.$C$2]; IF([.B370]&lt;([.$H$2]-[.$G$2]);0; -[.$C$2]))" office:value-type="float" office:value="-250" calcext:value-type="float">
            <text:p>-250</text:p>
          </table:table-cell>
          <table:table-cell table:number-columns-repeated="4"/>
        </table:table-row>
        <table:table-row table:style-name="ro1">
          <table:table-cell office:value-type="float" office:value="366" calcext:value-type="float">
            <text:p>366</text:p>
          </table:table-cell>
          <table:table-cell table:formula="of:=[.A371]*[.$H$2]/[.$D$2]" office:value-type="float" office:value="4.758" calcext:value-type="float">
            <text:p>4.758</text:p>
          </table:table-cell>
          <table:table-cell table:formula="of:=IF([.B371]&lt;[.$G$2]; [.$C$2]*([.B371]^2)/2; IF([.B371]&lt;([.$H$2]-[.$G$2]); [.$F$2]+[.$I$2]*([.B371]-[.$G$2]); [.$A$2]-[.$F$2]+[.$I$2]*([.B371]-([.$H$2]-[.$G$2]))-([.$C$2]*(([.B371]-([.$H$2]-[.$G$2]))^2)/2)))" office:value-type="float" office:value="1870.6795" calcext:value-type="float">
            <text:p>1870.6795</text:p>
          </table:table-cell>
          <table:table-cell table:formula="of:=IF([.B371]&lt;[.$G$2]; [.$C$2]*[.B371]; IF([.B371]&lt;([.$H$2]-[.$G$2]);[.$I$2]; [.$I$2]-[.$C$2]*([.B371]-([.$H$2]-[.$G$2]))))" office:value-type="float" office:value="435.5" calcext:value-type="float">
            <text:p>435.5</text:p>
          </table:table-cell>
          <table:table-cell table:formula="of:=IF([.B371]&lt;[.$G$2]; [.$C$2]; IF([.B371]&lt;([.$H$2]-[.$G$2]);0; -[.$C$2]))" office:value-type="float" office:value="-250" calcext:value-type="float">
            <text:p>-250</text:p>
          </table:table-cell>
          <table:table-cell table:number-columns-repeated="4"/>
        </table:table-row>
        <table:table-row table:style-name="ro1">
          <table:table-cell office:value-type="float" office:value="367" calcext:value-type="float">
            <text:p>367</text:p>
          </table:table-cell>
          <table:table-cell table:formula="of:=[.A372]*[.$H$2]/[.$D$2]" office:value-type="float" office:value="4.771" calcext:value-type="float">
            <text:p>4.771</text:p>
          </table:table-cell>
          <table:table-cell table:formula="of:=IF([.B372]&lt;[.$G$2]; [.$C$2]*([.B372]^2)/2; IF([.B372]&lt;([.$H$2]-[.$G$2]); [.$F$2]+[.$I$2]*([.B372]-[.$G$2]); [.$A$2]-[.$F$2]+[.$I$2]*([.B372]-([.$H$2]-[.$G$2]))-([.$C$2]*(([.B372]-([.$H$2]-[.$G$2]))^2)/2)))" office:value-type="float" office:value="1876.319875" calcext:value-type="float">
            <text:p>1876.319875</text:p>
          </table:table-cell>
          <table:table-cell table:formula="of:=IF([.B372]&lt;[.$G$2]; [.$C$2]*[.B372]; IF([.B372]&lt;([.$H$2]-[.$G$2]);[.$I$2]; [.$I$2]-[.$C$2]*([.B372]-([.$H$2]-[.$G$2]))))" office:value-type="float" office:value="432.25" calcext:value-type="float">
            <text:p>432.25</text:p>
          </table:table-cell>
          <table:table-cell table:formula="of:=IF([.B372]&lt;[.$G$2]; [.$C$2]; IF([.B372]&lt;([.$H$2]-[.$G$2]);0; -[.$C$2]))" office:value-type="float" office:value="-250" calcext:value-type="float">
            <text:p>-250</text:p>
          </table:table-cell>
          <table:table-cell table:number-columns-repeated="4"/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[.A373]*[.$H$2]/[.$D$2]" office:value-type="float" office:value="4.784" calcext:value-type="float">
            <text:p>4.784</text:p>
          </table:table-cell>
          <table:table-cell table:formula="of:=IF([.B373]&lt;[.$G$2]; [.$C$2]*([.B373]^2)/2; IF([.B373]&lt;([.$H$2]-[.$G$2]); [.$F$2]+[.$I$2]*([.B373]-[.$G$2]); [.$A$2]-[.$F$2]+[.$I$2]*([.B373]-([.$H$2]-[.$G$2]))-([.$C$2]*(([.B373]-([.$H$2]-[.$G$2]))^2)/2)))" office:value-type="float" office:value="1881.918" calcext:value-type="float">
            <text:p>1881.918</text:p>
          </table:table-cell>
          <table:table-cell table:formula="of:=IF([.B373]&lt;[.$G$2]; [.$C$2]*[.B373]; IF([.B373]&lt;([.$H$2]-[.$G$2]);[.$I$2]; [.$I$2]-[.$C$2]*([.B373]-([.$H$2]-[.$G$2]))))" office:value-type="float" office:value="429" calcext:value-type="float">
            <text:p>429</text:p>
          </table:table-cell>
          <table:table-cell table:formula="of:=IF([.B373]&lt;[.$G$2]; [.$C$2]; IF([.B373]&lt;([.$H$2]-[.$G$2]);0; -[.$C$2]))" office:value-type="float" office:value="-250" calcext:value-type="float">
            <text:p>-250</text:p>
          </table:table-cell>
          <table:table-cell table:number-columns-repeated="4"/>
        </table:table-row>
        <table:table-row table:style-name="ro1">
          <table:table-cell office:value-type="float" office:value="369" calcext:value-type="float">
            <text:p>369</text:p>
          </table:table-cell>
          <table:table-cell table:formula="of:=[.A374]*[.$H$2]/[.$D$2]" office:value-type="float" office:value="4.797" calcext:value-type="float">
            <text:p>4.797</text:p>
          </table:table-cell>
          <table:table-cell table:formula="of:=IF([.B374]&lt;[.$G$2]; [.$C$2]*([.B374]^2)/2; IF([.B374]&lt;([.$H$2]-[.$G$2]); [.$F$2]+[.$I$2]*([.B374]-[.$G$2]); [.$A$2]-[.$F$2]+[.$I$2]*([.B374]-([.$H$2]-[.$G$2]))-([.$C$2]*(([.B374]-([.$H$2]-[.$G$2]))^2)/2)))" office:value-type="float" office:value="1887.473875" calcext:value-type="float">
            <text:p>1887.473875</text:p>
          </table:table-cell>
          <table:table-cell table:formula="of:=IF([.B374]&lt;[.$G$2]; [.$C$2]*[.B374]; IF([.B374]&lt;([.$H$2]-[.$G$2]);[.$I$2]; [.$I$2]-[.$C$2]*([.B374]-([.$H$2]-[.$G$2]))))" office:value-type="float" office:value="425.75" calcext:value-type="float">
            <text:p>425.75</text:p>
          </table:table-cell>
          <table:table-cell table:formula="of:=IF([.B374]&lt;[.$G$2]; [.$C$2]; IF([.B374]&lt;([.$H$2]-[.$G$2]);0; -[.$C$2]))" office:value-type="float" office:value="-250" calcext:value-type="float">
            <text:p>-250</text:p>
          </table:table-cell>
          <table:table-cell table:number-columns-repeated="4"/>
        </table:table-row>
        <table:table-row table:style-name="ro1">
          <table:table-cell office:value-type="float" office:value="370" calcext:value-type="float">
            <text:p>370</text:p>
          </table:table-cell>
          <table:table-cell table:formula="of:=[.A375]*[.$H$2]/[.$D$2]" office:value-type="float" office:value="4.81" calcext:value-type="float">
            <text:p>4.81</text:p>
          </table:table-cell>
          <table:table-cell table:formula="of:=IF([.B375]&lt;[.$G$2]; [.$C$2]*([.B375]^2)/2; IF([.B375]&lt;([.$H$2]-[.$G$2]); [.$F$2]+[.$I$2]*([.B375]-[.$G$2]); [.$A$2]-[.$F$2]+[.$I$2]*([.B375]-([.$H$2]-[.$G$2]))-([.$C$2]*(([.B375]-([.$H$2]-[.$G$2]))^2)/2)))" office:value-type="float" office:value="1892.9875" calcext:value-type="float">
            <text:p>1892.9875</text:p>
          </table:table-cell>
          <table:table-cell table:formula="of:=IF([.B375]&lt;[.$G$2]; [.$C$2]*[.B375]; IF([.B375]&lt;([.$H$2]-[.$G$2]);[.$I$2]; [.$I$2]-[.$C$2]*([.B375]-([.$H$2]-[.$G$2]))))" office:value-type="float" office:value="422.5" calcext:value-type="float">
            <text:p>422.5</text:p>
          </table:table-cell>
          <table:table-cell table:formula="of:=IF([.B375]&lt;[.$G$2]; [.$C$2]; IF([.B375]&lt;([.$H$2]-[.$G$2]);0; -[.$C$2]))" office:value-type="float" office:value="-250" calcext:value-type="float">
            <text:p>-250</text:p>
          </table:table-cell>
          <table:table-cell table:number-columns-repeated="4"/>
        </table:table-row>
        <table:table-row table:style-name="ro1">
          <table:table-cell office:value-type="float" office:value="371" calcext:value-type="float">
            <text:p>371</text:p>
          </table:table-cell>
          <table:table-cell table:formula="of:=[.A376]*[.$H$2]/[.$D$2]" office:value-type="float" office:value="4.823" calcext:value-type="float">
            <text:p>4.823</text:p>
          </table:table-cell>
          <table:table-cell table:formula="of:=IF([.B376]&lt;[.$G$2]; [.$C$2]*([.B376]^2)/2; IF([.B376]&lt;([.$H$2]-[.$G$2]); [.$F$2]+[.$I$2]*([.B376]-[.$G$2]); [.$A$2]-[.$F$2]+[.$I$2]*([.B376]-([.$H$2]-[.$G$2]))-([.$C$2]*(([.B376]-([.$H$2]-[.$G$2]))^2)/2)))" office:value-type="float" office:value="1898.458875" calcext:value-type="float">
            <text:p>1898.458875</text:p>
          </table:table-cell>
          <table:table-cell table:formula="of:=IF([.B376]&lt;[.$G$2]; [.$C$2]*[.B376]; IF([.B376]&lt;([.$H$2]-[.$G$2]);[.$I$2]; [.$I$2]-[.$C$2]*([.B376]-([.$H$2]-[.$G$2]))))" office:value-type="float" office:value="419.25" calcext:value-type="float">
            <text:p>419.25</text:p>
          </table:table-cell>
          <table:table-cell table:formula="of:=IF([.B376]&lt;[.$G$2]; [.$C$2]; IF([.B376]&lt;([.$H$2]-[.$G$2]);0; -[.$C$2]))" office:value-type="float" office:value="-250" calcext:value-type="float">
            <text:p>-250</text:p>
          </table:table-cell>
          <table:table-cell table:number-columns-repeated="4"/>
        </table:table-row>
        <table:table-row table:style-name="ro1">
          <table:table-cell office:value-type="float" office:value="372" calcext:value-type="float">
            <text:p>372</text:p>
          </table:table-cell>
          <table:table-cell table:formula="of:=[.A377]*[.$H$2]/[.$D$2]" office:value-type="float" office:value="4.836" calcext:value-type="float">
            <text:p>4.836</text:p>
          </table:table-cell>
          <table:table-cell table:formula="of:=IF([.B377]&lt;[.$G$2]; [.$C$2]*([.B377]^2)/2; IF([.B377]&lt;([.$H$2]-[.$G$2]); [.$F$2]+[.$I$2]*([.B377]-[.$G$2]); [.$A$2]-[.$F$2]+[.$I$2]*([.B377]-([.$H$2]-[.$G$2]))-([.$C$2]*(([.B377]-([.$H$2]-[.$G$2]))^2)/2)))" office:value-type="float" office:value="1903.888" calcext:value-type="float">
            <text:p>1903.888</text:p>
          </table:table-cell>
          <table:table-cell table:formula="of:=IF([.B377]&lt;[.$G$2]; [.$C$2]*[.B377]; IF([.B377]&lt;([.$H$2]-[.$G$2]);[.$I$2]; [.$I$2]-[.$C$2]*([.B377]-([.$H$2]-[.$G$2]))))" office:value-type="float" office:value="416" calcext:value-type="float">
            <text:p>416</text:p>
          </table:table-cell>
          <table:table-cell table:formula="of:=IF([.B377]&lt;[.$G$2]; [.$C$2]; IF([.B377]&lt;([.$H$2]-[.$G$2]);0; -[.$C$2]))" office:value-type="float" office:value="-250" calcext:value-type="float">
            <text:p>-250</text:p>
          </table:table-cell>
          <table:table-cell table:number-columns-repeated="4"/>
        </table:table-row>
        <table:table-row table:style-name="ro1">
          <table:table-cell office:value-type="float" office:value="373" calcext:value-type="float">
            <text:p>373</text:p>
          </table:table-cell>
          <table:table-cell table:formula="of:=[.A378]*[.$H$2]/[.$D$2]" office:value-type="float" office:value="4.849" calcext:value-type="float">
            <text:p>4.849</text:p>
          </table:table-cell>
          <table:table-cell table:formula="of:=IF([.B378]&lt;[.$G$2]; [.$C$2]*([.B378]^2)/2; IF([.B378]&lt;([.$H$2]-[.$G$2]); [.$F$2]+[.$I$2]*([.B378]-[.$G$2]); [.$A$2]-[.$F$2]+[.$I$2]*([.B378]-([.$H$2]-[.$G$2]))-([.$C$2]*(([.B378]-([.$H$2]-[.$G$2]))^2)/2)))" office:value-type="float" office:value="1909.274875" calcext:value-type="float">
            <text:p>1909.274875</text:p>
          </table:table-cell>
          <table:table-cell table:formula="of:=IF([.B378]&lt;[.$G$2]; [.$C$2]*[.B378]; IF([.B378]&lt;([.$H$2]-[.$G$2]);[.$I$2]; [.$I$2]-[.$C$2]*([.B378]-([.$H$2]-[.$G$2]))))" office:value-type="float" office:value="412.75" calcext:value-type="float">
            <text:p>412.75</text:p>
          </table:table-cell>
          <table:table-cell table:formula="of:=IF([.B378]&lt;[.$G$2]; [.$C$2]; IF([.B378]&lt;([.$H$2]-[.$G$2]);0; -[.$C$2]))" office:value-type="float" office:value="-250" calcext:value-type="float">
            <text:p>-250</text:p>
          </table:table-cell>
          <table:table-cell table:number-columns-repeated="4"/>
        </table:table-row>
        <table:table-row table:style-name="ro1">
          <table:table-cell office:value-type="float" office:value="374" calcext:value-type="float">
            <text:p>374</text:p>
          </table:table-cell>
          <table:table-cell table:formula="of:=[.A379]*[.$H$2]/[.$D$2]" office:value-type="float" office:value="4.862" calcext:value-type="float">
            <text:p>4.862</text:p>
          </table:table-cell>
          <table:table-cell table:formula="of:=IF([.B379]&lt;[.$G$2]; [.$C$2]*([.B379]^2)/2; IF([.B379]&lt;([.$H$2]-[.$G$2]); [.$F$2]+[.$I$2]*([.B379]-[.$G$2]); [.$A$2]-[.$F$2]+[.$I$2]*([.B379]-([.$H$2]-[.$G$2]))-([.$C$2]*(([.B379]-([.$H$2]-[.$G$2]))^2)/2)))" office:value-type="float" office:value="1914.6195" calcext:value-type="float">
            <text:p>1914.6195</text:p>
          </table:table-cell>
          <table:table-cell table:formula="of:=IF([.B379]&lt;[.$G$2]; [.$C$2]*[.B379]; IF([.B379]&lt;([.$H$2]-[.$G$2]);[.$I$2]; [.$I$2]-[.$C$2]*([.B379]-([.$H$2]-[.$G$2]))))" office:value-type="float" office:value="409.5" calcext:value-type="float">
            <text:p>409.5</text:p>
          </table:table-cell>
          <table:table-cell table:formula="of:=IF([.B379]&lt;[.$G$2]; [.$C$2]; IF([.B379]&lt;([.$H$2]-[.$G$2]);0; -[.$C$2]))" office:value-type="float" office:value="-250" calcext:value-type="float">
            <text:p>-250</text:p>
          </table:table-cell>
          <table:table-cell table:number-columns-repeated="4"/>
        </table:table-row>
        <table:table-row table:style-name="ro1">
          <table:table-cell office:value-type="float" office:value="375" calcext:value-type="float">
            <text:p>375</text:p>
          </table:table-cell>
          <table:table-cell table:formula="of:=[.A380]*[.$H$2]/[.$D$2]" office:value-type="float" office:value="4.875" calcext:value-type="float">
            <text:p>4.875</text:p>
          </table:table-cell>
          <table:table-cell table:formula="of:=IF([.B380]&lt;[.$G$2]; [.$C$2]*([.B380]^2)/2; IF([.B380]&lt;([.$H$2]-[.$G$2]); [.$F$2]+[.$I$2]*([.B380]-[.$G$2]); [.$A$2]-[.$F$2]+[.$I$2]*([.B380]-([.$H$2]-[.$G$2]))-([.$C$2]*(([.B380]-([.$H$2]-[.$G$2]))^2)/2)))" office:value-type="float" office:value="1919.921875" calcext:value-type="float">
            <text:p>1919.921875</text:p>
          </table:table-cell>
          <table:table-cell table:formula="of:=IF([.B380]&lt;[.$G$2]; [.$C$2]*[.B380]; IF([.B380]&lt;([.$H$2]-[.$G$2]);[.$I$2]; [.$I$2]-[.$C$2]*([.B380]-([.$H$2]-[.$G$2]))))" office:value-type="float" office:value="406.25" calcext:value-type="float">
            <text:p>406.25</text:p>
          </table:table-cell>
          <table:table-cell table:formula="of:=IF([.B380]&lt;[.$G$2]; [.$C$2]; IF([.B380]&lt;([.$H$2]-[.$G$2]);0; -[.$C$2]))" office:value-type="float" office:value="-250" calcext:value-type="float">
            <text:p>-250</text:p>
          </table:table-cell>
          <table:table-cell table:number-columns-repeated="4"/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[.A381]*[.$H$2]/[.$D$2]" office:value-type="float" office:value="4.888" calcext:value-type="float">
            <text:p>4.888</text:p>
          </table:table-cell>
          <table:table-cell table:formula="of:=IF([.B381]&lt;[.$G$2]; [.$C$2]*([.B381]^2)/2; IF([.B381]&lt;([.$H$2]-[.$G$2]); [.$F$2]+[.$I$2]*([.B381]-[.$G$2]); [.$A$2]-[.$F$2]+[.$I$2]*([.B381]-([.$H$2]-[.$G$2]))-([.$C$2]*(([.B381]-([.$H$2]-[.$G$2]))^2)/2)))" office:value-type="float" office:value="1925.182" calcext:value-type="float">
            <text:p>1925.182</text:p>
          </table:table-cell>
          <table:table-cell table:formula="of:=IF([.B381]&lt;[.$G$2]; [.$C$2]*[.B381]; IF([.B381]&lt;([.$H$2]-[.$G$2]);[.$I$2]; [.$I$2]-[.$C$2]*([.B381]-([.$H$2]-[.$G$2]))))" office:value-type="float" office:value="403" calcext:value-type="float">
            <text:p>403</text:p>
          </table:table-cell>
          <table:table-cell table:formula="of:=IF([.B381]&lt;[.$G$2]; [.$C$2]; IF([.B381]&lt;([.$H$2]-[.$G$2]);0; -[.$C$2]))" office:value-type="float" office:value="-250" calcext:value-type="float">
            <text:p>-250</text:p>
          </table:table-cell>
          <table:table-cell table:number-columns-repeated="4"/>
        </table:table-row>
        <table:table-row table:style-name="ro1">
          <table:table-cell office:value-type="float" office:value="377" calcext:value-type="float">
            <text:p>377</text:p>
          </table:table-cell>
          <table:table-cell table:formula="of:=[.A382]*[.$H$2]/[.$D$2]" office:value-type="float" office:value="4.901" calcext:value-type="float">
            <text:p>4.901</text:p>
          </table:table-cell>
          <table:table-cell table:formula="of:=IF([.B382]&lt;[.$G$2]; [.$C$2]*([.B382]^2)/2; IF([.B382]&lt;([.$H$2]-[.$G$2]); [.$F$2]+[.$I$2]*([.B382]-[.$G$2]); [.$A$2]-[.$F$2]+[.$I$2]*([.B382]-([.$H$2]-[.$G$2]))-([.$C$2]*(([.B382]-([.$H$2]-[.$G$2]))^2)/2)))" office:value-type="float" office:value="1930.399875" calcext:value-type="float">
            <text:p>1930.399875</text:p>
          </table:table-cell>
          <table:table-cell table:formula="of:=IF([.B382]&lt;[.$G$2]; [.$C$2]*[.B382]; IF([.B382]&lt;([.$H$2]-[.$G$2]);[.$I$2]; [.$I$2]-[.$C$2]*([.B382]-([.$H$2]-[.$G$2]))))" office:value-type="float" office:value="399.75" calcext:value-type="float">
            <text:p>399.75</text:p>
          </table:table-cell>
          <table:table-cell table:formula="of:=IF([.B382]&lt;[.$G$2]; [.$C$2]; IF([.B382]&lt;([.$H$2]-[.$G$2]);0; -[.$C$2]))" office:value-type="float" office:value="-250" calcext:value-type="float">
            <text:p>-250</text:p>
          </table:table-cell>
          <table:table-cell table:number-columns-repeated="4"/>
        </table:table-row>
        <table:table-row table:style-name="ro1">
          <table:table-cell office:value-type="float" office:value="378" calcext:value-type="float">
            <text:p>378</text:p>
          </table:table-cell>
          <table:table-cell table:formula="of:=[.A383]*[.$H$2]/[.$D$2]" office:value-type="float" office:value="4.914" calcext:value-type="float">
            <text:p>4.914</text:p>
          </table:table-cell>
          <table:table-cell table:formula="of:=IF([.B383]&lt;[.$G$2]; [.$C$2]*([.B383]^2)/2; IF([.B383]&lt;([.$H$2]-[.$G$2]); [.$F$2]+[.$I$2]*([.B383]-[.$G$2]); [.$A$2]-[.$F$2]+[.$I$2]*([.B383]-([.$H$2]-[.$G$2]))-([.$C$2]*(([.B383]-([.$H$2]-[.$G$2]))^2)/2)))" office:value-type="float" office:value="1935.5755" calcext:value-type="float">
            <text:p>1935.5755</text:p>
          </table:table-cell>
          <table:table-cell table:formula="of:=IF([.B383]&lt;[.$G$2]; [.$C$2]*[.B383]; IF([.B383]&lt;([.$H$2]-[.$G$2]);[.$I$2]; [.$I$2]-[.$C$2]*([.B383]-([.$H$2]-[.$G$2]))))" office:value-type="float" office:value="396.5" calcext:value-type="float">
            <text:p>396.5</text:p>
          </table:table-cell>
          <table:table-cell table:formula="of:=IF([.B383]&lt;[.$G$2]; [.$C$2]; IF([.B383]&lt;([.$H$2]-[.$G$2]);0; -[.$C$2]))" office:value-type="float" office:value="-250" calcext:value-type="float">
            <text:p>-250</text:p>
          </table:table-cell>
          <table:table-cell table:number-columns-repeated="4"/>
        </table:table-row>
        <table:table-row table:style-name="ro1">
          <table:table-cell office:value-type="float" office:value="379" calcext:value-type="float">
            <text:p>379</text:p>
          </table:table-cell>
          <table:table-cell table:formula="of:=[.A384]*[.$H$2]/[.$D$2]" office:value-type="float" office:value="4.927" calcext:value-type="float">
            <text:p>4.927</text:p>
          </table:table-cell>
          <table:table-cell table:formula="of:=IF([.B384]&lt;[.$G$2]; [.$C$2]*([.B384]^2)/2; IF([.B384]&lt;([.$H$2]-[.$G$2]); [.$F$2]+[.$I$2]*([.B384]-[.$G$2]); [.$A$2]-[.$F$2]+[.$I$2]*([.B384]-([.$H$2]-[.$G$2]))-([.$C$2]*(([.B384]-([.$H$2]-[.$G$2]))^2)/2)))" office:value-type="float" office:value="1940.708875" calcext:value-type="float">
            <text:p>1940.708875</text:p>
          </table:table-cell>
          <table:table-cell table:formula="of:=IF([.B384]&lt;[.$G$2]; [.$C$2]*[.B384]; IF([.B384]&lt;([.$H$2]-[.$G$2]);[.$I$2]; [.$I$2]-[.$C$2]*([.B384]-([.$H$2]-[.$G$2]))))" office:value-type="float" office:value="393.25" calcext:value-type="float">
            <text:p>393.25</text:p>
          </table:table-cell>
          <table:table-cell table:formula="of:=IF([.B384]&lt;[.$G$2]; [.$C$2]; IF([.B384]&lt;([.$H$2]-[.$G$2]);0; -[.$C$2]))" office:value-type="float" office:value="-250" calcext:value-type="float">
            <text:p>-250</text:p>
          </table:table-cell>
          <table:table-cell table:number-columns-repeated="4"/>
        </table:table-row>
        <table:table-row table:style-name="ro1">
          <table:table-cell office:value-type="float" office:value="380" calcext:value-type="float">
            <text:p>380</text:p>
          </table:table-cell>
          <table:table-cell table:formula="of:=[.A385]*[.$H$2]/[.$D$2]" office:value-type="float" office:value="4.94" calcext:value-type="float">
            <text:p>4.94</text:p>
          </table:table-cell>
          <table:table-cell table:formula="of:=IF([.B385]&lt;[.$G$2]; [.$C$2]*([.B385]^2)/2; IF([.B385]&lt;([.$H$2]-[.$G$2]); [.$F$2]+[.$I$2]*([.B385]-[.$G$2]); [.$A$2]-[.$F$2]+[.$I$2]*([.B385]-([.$H$2]-[.$G$2]))-([.$C$2]*(([.B385]-([.$H$2]-[.$G$2]))^2)/2)))" office:value-type="float" office:value="1945.8" calcext:value-type="float">
            <text:p>1945.8</text:p>
          </table:table-cell>
          <table:table-cell table:formula="of:=IF([.B385]&lt;[.$G$2]; [.$C$2]*[.B385]; IF([.B385]&lt;([.$H$2]-[.$G$2]);[.$I$2]; [.$I$2]-[.$C$2]*([.B385]-([.$H$2]-[.$G$2]))))" office:value-type="float" office:value="390" calcext:value-type="float">
            <text:p>390</text:p>
          </table:table-cell>
          <table:table-cell table:formula="of:=IF([.B385]&lt;[.$G$2]; [.$C$2]; IF([.B385]&lt;([.$H$2]-[.$G$2]);0; -[.$C$2]))" office:value-type="float" office:value="-250" calcext:value-type="float">
            <text:p>-250</text:p>
          </table:table-cell>
          <table:table-cell table:number-columns-repeated="4"/>
        </table:table-row>
        <table:table-row table:style-name="ro1">
          <table:table-cell office:value-type="float" office:value="381" calcext:value-type="float">
            <text:p>381</text:p>
          </table:table-cell>
          <table:table-cell table:formula="of:=[.A386]*[.$H$2]/[.$D$2]" office:value-type="float" office:value="4.953" calcext:value-type="float">
            <text:p>4.953</text:p>
          </table:table-cell>
          <table:table-cell table:formula="of:=IF([.B386]&lt;[.$G$2]; [.$C$2]*([.B386]^2)/2; IF([.B386]&lt;([.$H$2]-[.$G$2]); [.$F$2]+[.$I$2]*([.B386]-[.$G$2]); [.$A$2]-[.$F$2]+[.$I$2]*([.B386]-([.$H$2]-[.$G$2]))-([.$C$2]*(([.B386]-([.$H$2]-[.$G$2]))^2)/2)))" office:value-type="float" office:value="1950.848875" calcext:value-type="float">
            <text:p>1950.848875</text:p>
          </table:table-cell>
          <table:table-cell table:formula="of:=IF([.B386]&lt;[.$G$2]; [.$C$2]*[.B386]; IF([.B386]&lt;([.$H$2]-[.$G$2]);[.$I$2]; [.$I$2]-[.$C$2]*([.B386]-([.$H$2]-[.$G$2]))))" office:value-type="float" office:value="386.75" calcext:value-type="float">
            <text:p>386.75</text:p>
          </table:table-cell>
          <table:table-cell table:formula="of:=IF([.B386]&lt;[.$G$2]; [.$C$2]; IF([.B386]&lt;([.$H$2]-[.$G$2]);0; -[.$C$2]))" office:value-type="float" office:value="-250" calcext:value-type="float">
            <text:p>-250</text:p>
          </table:table-cell>
          <table:table-cell table:number-columns-repeated="4"/>
        </table:table-row>
        <table:table-row table:style-name="ro1">
          <table:table-cell office:value-type="float" office:value="382" calcext:value-type="float">
            <text:p>382</text:p>
          </table:table-cell>
          <table:table-cell table:formula="of:=[.A387]*[.$H$2]/[.$D$2]" office:value-type="float" office:value="4.966" calcext:value-type="float">
            <text:p>4.966</text:p>
          </table:table-cell>
          <table:table-cell table:formula="of:=IF([.B387]&lt;[.$G$2]; [.$C$2]*([.B387]^2)/2; IF([.B387]&lt;([.$H$2]-[.$G$2]); [.$F$2]+[.$I$2]*([.B387]-[.$G$2]); [.$A$2]-[.$F$2]+[.$I$2]*([.B387]-([.$H$2]-[.$G$2]))-([.$C$2]*(([.B387]-([.$H$2]-[.$G$2]))^2)/2)))" office:value-type="float" office:value="1955.8555" calcext:value-type="float">
            <text:p>1955.8555</text:p>
          </table:table-cell>
          <table:table-cell table:formula="of:=IF([.B387]&lt;[.$G$2]; [.$C$2]*[.B387]; IF([.B387]&lt;([.$H$2]-[.$G$2]);[.$I$2]; [.$I$2]-[.$C$2]*([.B387]-([.$H$2]-[.$G$2]))))" office:value-type="float" office:value="383.5" calcext:value-type="float">
            <text:p>383.5</text:p>
          </table:table-cell>
          <table:table-cell table:formula="of:=IF([.B387]&lt;[.$G$2]; [.$C$2]; IF([.B387]&lt;([.$H$2]-[.$G$2]);0; -[.$C$2]))" office:value-type="float" office:value="-250" calcext:value-type="float">
            <text:p>-250</text:p>
          </table:table-cell>
          <table:table-cell table:number-columns-repeated="4"/>
        </table:table-row>
        <table:table-row table:style-name="ro1">
          <table:table-cell office:value-type="float" office:value="383" calcext:value-type="float">
            <text:p>383</text:p>
          </table:table-cell>
          <table:table-cell table:formula="of:=[.A388]*[.$H$2]/[.$D$2]" office:value-type="float" office:value="4.979" calcext:value-type="float">
            <text:p>4.979</text:p>
          </table:table-cell>
          <table:table-cell table:formula="of:=IF([.B388]&lt;[.$G$2]; [.$C$2]*([.B388]^2)/2; IF([.B388]&lt;([.$H$2]-[.$G$2]); [.$F$2]+[.$I$2]*([.B388]-[.$G$2]); [.$A$2]-[.$F$2]+[.$I$2]*([.B388]-([.$H$2]-[.$G$2]))-([.$C$2]*(([.B388]-([.$H$2]-[.$G$2]))^2)/2)))" office:value-type="float" office:value="1960.819875" calcext:value-type="float">
            <text:p>1960.819875</text:p>
          </table:table-cell>
          <table:table-cell table:formula="of:=IF([.B388]&lt;[.$G$2]; [.$C$2]*[.B388]; IF([.B388]&lt;([.$H$2]-[.$G$2]);[.$I$2]; [.$I$2]-[.$C$2]*([.B388]-([.$H$2]-[.$G$2]))))" office:value-type="float" office:value="380.25" calcext:value-type="float">
            <text:p>380.25</text:p>
          </table:table-cell>
          <table:table-cell table:formula="of:=IF([.B388]&lt;[.$G$2]; [.$C$2]; IF([.B388]&lt;([.$H$2]-[.$G$2]);0; -[.$C$2]))" office:value-type="float" office:value="-250" calcext:value-type="float">
            <text:p>-250</text:p>
          </table:table-cell>
          <table:table-cell table:number-columns-repeated="4"/>
        </table:table-row>
        <table:table-row table:style-name="ro1">
          <table:table-cell office:value-type="float" office:value="384" calcext:value-type="float">
            <text:p>384</text:p>
          </table:table-cell>
          <table:table-cell table:formula="of:=[.A389]*[.$H$2]/[.$D$2]" office:value-type="float" office:value="4.992" calcext:value-type="float">
            <text:p>4.992</text:p>
          </table:table-cell>
          <table:table-cell table:formula="of:=IF([.B389]&lt;[.$G$2]; [.$C$2]*([.B389]^2)/2; IF([.B389]&lt;([.$H$2]-[.$G$2]); [.$F$2]+[.$I$2]*([.B389]-[.$G$2]); [.$A$2]-[.$F$2]+[.$I$2]*([.B389]-([.$H$2]-[.$G$2]))-([.$C$2]*(([.B389]-([.$H$2]-[.$G$2]))^2)/2)))" office:value-type="float" office:value="1965.742" calcext:value-type="float">
            <text:p>1965.742</text:p>
          </table:table-cell>
          <table:table-cell table:formula="of:=IF([.B389]&lt;[.$G$2]; [.$C$2]*[.B389]; IF([.B389]&lt;([.$H$2]-[.$G$2]);[.$I$2]; [.$I$2]-[.$C$2]*([.B389]-([.$H$2]-[.$G$2]))))" office:value-type="float" office:value="377" calcext:value-type="float">
            <text:p>377</text:p>
          </table:table-cell>
          <table:table-cell table:formula="of:=IF([.B389]&lt;[.$G$2]; [.$C$2]; IF([.B389]&lt;([.$H$2]-[.$G$2]);0; -[.$C$2]))" office:value-type="float" office:value="-250" calcext:value-type="float">
            <text:p>-250</text:p>
          </table:table-cell>
          <table:table-cell table:number-columns-repeated="4"/>
        </table:table-row>
        <table:table-row table:style-name="ro1">
          <table:table-cell office:value-type="float" office:value="385" calcext:value-type="float">
            <text:p>385</text:p>
          </table:table-cell>
          <table:table-cell table:formula="of:=[.A390]*[.$H$2]/[.$D$2]" office:value-type="float" office:value="5.005" calcext:value-type="float">
            <text:p>5.005</text:p>
          </table:table-cell>
          <table:table-cell table:formula="of:=IF([.B390]&lt;[.$G$2]; [.$C$2]*([.B390]^2)/2; IF([.B390]&lt;([.$H$2]-[.$G$2]); [.$F$2]+[.$I$2]*([.B390]-[.$G$2]); [.$A$2]-[.$F$2]+[.$I$2]*([.B390]-([.$H$2]-[.$G$2]))-([.$C$2]*(([.B390]-([.$H$2]-[.$G$2]))^2)/2)))" office:value-type="float" office:value="1970.621875" calcext:value-type="float">
            <text:p>1970.621875</text:p>
          </table:table-cell>
          <table:table-cell table:formula="of:=IF([.B390]&lt;[.$G$2]; [.$C$2]*[.B390]; IF([.B390]&lt;([.$H$2]-[.$G$2]);[.$I$2]; [.$I$2]-[.$C$2]*([.B390]-([.$H$2]-[.$G$2]))))" office:value-type="float" office:value="373.75" calcext:value-type="float">
            <text:p>373.75</text:p>
          </table:table-cell>
          <table:table-cell table:formula="of:=IF([.B390]&lt;[.$G$2]; [.$C$2]; IF([.B390]&lt;([.$H$2]-[.$G$2]);0; -[.$C$2]))" office:value-type="float" office:value="-250" calcext:value-type="float">
            <text:p>-250</text:p>
          </table:table-cell>
          <table:table-cell table:number-columns-repeated="4"/>
        </table:table-row>
        <table:table-row table:style-name="ro1">
          <table:table-cell office:value-type="float" office:value="386" calcext:value-type="float">
            <text:p>386</text:p>
          </table:table-cell>
          <table:table-cell table:formula="of:=[.A391]*[.$H$2]/[.$D$2]" office:value-type="float" office:value="5.018" calcext:value-type="float">
            <text:p>5.018</text:p>
          </table:table-cell>
          <table:table-cell table:formula="of:=IF([.B391]&lt;[.$G$2]; [.$C$2]*([.B391]^2)/2; IF([.B391]&lt;([.$H$2]-[.$G$2]); [.$F$2]+[.$I$2]*([.B391]-[.$G$2]); [.$A$2]-[.$F$2]+[.$I$2]*([.B391]-([.$H$2]-[.$G$2]))-([.$C$2]*(([.B391]-([.$H$2]-[.$G$2]))^2)/2)))" office:value-type="float" office:value="1975.4595" calcext:value-type="float">
            <text:p>1975.4595</text:p>
          </table:table-cell>
          <table:table-cell table:formula="of:=IF([.B391]&lt;[.$G$2]; [.$C$2]*[.B391]; IF([.B391]&lt;([.$H$2]-[.$G$2]);[.$I$2]; [.$I$2]-[.$C$2]*([.B391]-([.$H$2]-[.$G$2]))))" office:value-type="float" office:value="370.5" calcext:value-type="float">
            <text:p>370.5</text:p>
          </table:table-cell>
          <table:table-cell table:formula="of:=IF([.B391]&lt;[.$G$2]; [.$C$2]; IF([.B391]&lt;([.$H$2]-[.$G$2]);0; -[.$C$2]))" office:value-type="float" office:value="-250" calcext:value-type="float">
            <text:p>-250</text:p>
          </table:table-cell>
          <table:table-cell table:number-columns-repeated="4"/>
        </table:table-row>
        <table:table-row table:style-name="ro1">
          <table:table-cell office:value-type="float" office:value="387" calcext:value-type="float">
            <text:p>387</text:p>
          </table:table-cell>
          <table:table-cell table:formula="of:=[.A392]*[.$H$2]/[.$D$2]" office:value-type="float" office:value="5.031" calcext:value-type="float">
            <text:p>5.031</text:p>
          </table:table-cell>
          <table:table-cell table:formula="of:=IF([.B392]&lt;[.$G$2]; [.$C$2]*([.B392]^2)/2; IF([.B392]&lt;([.$H$2]-[.$G$2]); [.$F$2]+[.$I$2]*([.B392]-[.$G$2]); [.$A$2]-[.$F$2]+[.$I$2]*([.B392]-([.$H$2]-[.$G$2]))-([.$C$2]*(([.B392]-([.$H$2]-[.$G$2]))^2)/2)))" office:value-type="float" office:value="1980.254875" calcext:value-type="float">
            <text:p>1980.254875</text:p>
          </table:table-cell>
          <table:table-cell table:formula="of:=IF([.B392]&lt;[.$G$2]; [.$C$2]*[.B392]; IF([.B392]&lt;([.$H$2]-[.$G$2]);[.$I$2]; [.$I$2]-[.$C$2]*([.B392]-([.$H$2]-[.$G$2]))))" office:value-type="float" office:value="367.25" calcext:value-type="float">
            <text:p>367.25</text:p>
          </table:table-cell>
          <table:table-cell table:formula="of:=IF([.B392]&lt;[.$G$2]; [.$C$2]; IF([.B392]&lt;([.$H$2]-[.$G$2]);0; -[.$C$2]))" office:value-type="float" office:value="-250" calcext:value-type="float">
            <text:p>-250</text:p>
          </table:table-cell>
          <table:table-cell table:number-columns-repeated="4"/>
        </table:table-row>
        <table:table-row table:style-name="ro1">
          <table:table-cell office:value-type="float" office:value="388" calcext:value-type="float">
            <text:p>388</text:p>
          </table:table-cell>
          <table:table-cell table:formula="of:=[.A393]*[.$H$2]/[.$D$2]" office:value-type="float" office:value="5.044" calcext:value-type="float">
            <text:p>5.044</text:p>
          </table:table-cell>
          <table:table-cell table:formula="of:=IF([.B393]&lt;[.$G$2]; [.$C$2]*([.B393]^2)/2; IF([.B393]&lt;([.$H$2]-[.$G$2]); [.$F$2]+[.$I$2]*([.B393]-[.$G$2]); [.$A$2]-[.$F$2]+[.$I$2]*([.B393]-([.$H$2]-[.$G$2]))-([.$C$2]*(([.B393]-([.$H$2]-[.$G$2]))^2)/2)))" office:value-type="float" office:value="1985.008" calcext:value-type="float">
            <text:p>1985.008</text:p>
          </table:table-cell>
          <table:table-cell table:formula="of:=IF([.B393]&lt;[.$G$2]; [.$C$2]*[.B393]; IF([.B393]&lt;([.$H$2]-[.$G$2]);[.$I$2]; [.$I$2]-[.$C$2]*([.B393]-([.$H$2]-[.$G$2]))))" office:value-type="float" office:value="364" calcext:value-type="float">
            <text:p>364</text:p>
          </table:table-cell>
          <table:table-cell table:formula="of:=IF([.B393]&lt;[.$G$2]; [.$C$2]; IF([.B393]&lt;([.$H$2]-[.$G$2]);0; -[.$C$2]))" office:value-type="float" office:value="-250" calcext:value-type="float">
            <text:p>-250</text:p>
          </table:table-cell>
          <table:table-cell table:number-columns-repeated="4"/>
        </table:table-row>
        <table:table-row table:style-name="ro1">
          <table:table-cell office:value-type="float" office:value="389" calcext:value-type="float">
            <text:p>389</text:p>
          </table:table-cell>
          <table:table-cell table:formula="of:=[.A394]*[.$H$2]/[.$D$2]" office:value-type="float" office:value="5.057" calcext:value-type="float">
            <text:p>5.057</text:p>
          </table:table-cell>
          <table:table-cell table:formula="of:=IF([.B394]&lt;[.$G$2]; [.$C$2]*([.B394]^2)/2; IF([.B394]&lt;([.$H$2]-[.$G$2]); [.$F$2]+[.$I$2]*([.B394]-[.$G$2]); [.$A$2]-[.$F$2]+[.$I$2]*([.B394]-([.$H$2]-[.$G$2]))-([.$C$2]*(([.B394]-([.$H$2]-[.$G$2]))^2)/2)))" office:value-type="float" office:value="1989.718875" calcext:value-type="float">
            <text:p>1989.718875</text:p>
          </table:table-cell>
          <table:table-cell table:formula="of:=IF([.B394]&lt;[.$G$2]; [.$C$2]*[.B394]; IF([.B394]&lt;([.$H$2]-[.$G$2]);[.$I$2]; [.$I$2]-[.$C$2]*([.B394]-([.$H$2]-[.$G$2]))))" office:value-type="float" office:value="360.75" calcext:value-type="float">
            <text:p>360.75</text:p>
          </table:table-cell>
          <table:table-cell table:formula="of:=IF([.B394]&lt;[.$G$2]; [.$C$2]; IF([.B394]&lt;([.$H$2]-[.$G$2]);0; -[.$C$2]))" office:value-type="float" office:value="-250" calcext:value-type="float">
            <text:p>-250</text:p>
          </table:table-cell>
          <table:table-cell table:number-columns-repeated="4"/>
        </table:table-row>
        <table:table-row table:style-name="ro1">
          <table:table-cell office:value-type="float" office:value="390" calcext:value-type="float">
            <text:p>390</text:p>
          </table:table-cell>
          <table:table-cell table:formula="of:=[.A395]*[.$H$2]/[.$D$2]" office:value-type="float" office:value="5.07" calcext:value-type="float">
            <text:p>5.07</text:p>
          </table:table-cell>
          <table:table-cell table:formula="of:=IF([.B395]&lt;[.$G$2]; [.$C$2]*([.B395]^2)/2; IF([.B395]&lt;([.$H$2]-[.$G$2]); [.$F$2]+[.$I$2]*([.B395]-[.$G$2]); [.$A$2]-[.$F$2]+[.$I$2]*([.B395]-([.$H$2]-[.$G$2]))-([.$C$2]*(([.B395]-([.$H$2]-[.$G$2]))^2)/2)))" office:value-type="float" office:value="1994.3875" calcext:value-type="float">
            <text:p>1994.3875</text:p>
          </table:table-cell>
          <table:table-cell table:formula="of:=IF([.B395]&lt;[.$G$2]; [.$C$2]*[.B395]; IF([.B395]&lt;([.$H$2]-[.$G$2]);[.$I$2]; [.$I$2]-[.$C$2]*([.B395]-([.$H$2]-[.$G$2]))))" office:value-type="float" office:value="357.5" calcext:value-type="float">
            <text:p>357.5</text:p>
          </table:table-cell>
          <table:table-cell table:formula="of:=IF([.B395]&lt;[.$G$2]; [.$C$2]; IF([.B395]&lt;([.$H$2]-[.$G$2]);0; -[.$C$2]))" office:value-type="float" office:value="-250" calcext:value-type="float">
            <text:p>-250</text:p>
          </table:table-cell>
          <table:table-cell table:number-columns-repeated="4"/>
        </table:table-row>
        <table:table-row table:style-name="ro1">
          <table:table-cell office:value-type="float" office:value="391" calcext:value-type="float">
            <text:p>391</text:p>
          </table:table-cell>
          <table:table-cell table:formula="of:=[.A396]*[.$H$2]/[.$D$2]" office:value-type="float" office:value="5.083" calcext:value-type="float">
            <text:p>5.083</text:p>
          </table:table-cell>
          <table:table-cell table:formula="of:=IF([.B396]&lt;[.$G$2]; [.$C$2]*([.B396]^2)/2; IF([.B396]&lt;([.$H$2]-[.$G$2]); [.$F$2]+[.$I$2]*([.B396]-[.$G$2]); [.$A$2]-[.$F$2]+[.$I$2]*([.B396]-([.$H$2]-[.$G$2]))-([.$C$2]*(([.B396]-([.$H$2]-[.$G$2]))^2)/2)))" office:value-type="float" office:value="1999.013875" calcext:value-type="float">
            <text:p>1999.013875</text:p>
          </table:table-cell>
          <table:table-cell table:formula="of:=IF([.B396]&lt;[.$G$2]; [.$C$2]*[.B396]; IF([.B396]&lt;([.$H$2]-[.$G$2]);[.$I$2]; [.$I$2]-[.$C$2]*([.B396]-([.$H$2]-[.$G$2]))))" office:value-type="float" office:value="354.25" calcext:value-type="float">
            <text:p>354.25</text:p>
          </table:table-cell>
          <table:table-cell table:formula="of:=IF([.B396]&lt;[.$G$2]; [.$C$2]; IF([.B396]&lt;([.$H$2]-[.$G$2]);0; -[.$C$2]))" office:value-type="float" office:value="-250" calcext:value-type="float">
            <text:p>-250</text:p>
          </table:table-cell>
          <table:table-cell table:number-columns-repeated="4"/>
        </table:table-row>
        <table:table-row table:style-name="ro1">
          <table:table-cell office:value-type="float" office:value="392" calcext:value-type="float">
            <text:p>392</text:p>
          </table:table-cell>
          <table:table-cell table:formula="of:=[.A397]*[.$H$2]/[.$D$2]" office:value-type="float" office:value="5.096" calcext:value-type="float">
            <text:p>5.096</text:p>
          </table:table-cell>
          <table:table-cell table:formula="of:=IF([.B397]&lt;[.$G$2]; [.$C$2]*([.B397]^2)/2; IF([.B397]&lt;([.$H$2]-[.$G$2]); [.$F$2]+[.$I$2]*([.B397]-[.$G$2]); [.$A$2]-[.$F$2]+[.$I$2]*([.B397]-([.$H$2]-[.$G$2]))-([.$C$2]*(([.B397]-([.$H$2]-[.$G$2]))^2)/2)))" office:value-type="float" office:value="2003.598" calcext:value-type="float">
            <text:p>2003.598</text:p>
          </table:table-cell>
          <table:table-cell table:formula="of:=IF([.B397]&lt;[.$G$2]; [.$C$2]*[.B397]; IF([.B397]&lt;([.$H$2]-[.$G$2]);[.$I$2]; [.$I$2]-[.$C$2]*([.B397]-([.$H$2]-[.$G$2]))))" office:value-type="float" office:value="351" calcext:value-type="float">
            <text:p>351</text:p>
          </table:table-cell>
          <table:table-cell table:formula="of:=IF([.B397]&lt;[.$G$2]; [.$C$2]; IF([.B397]&lt;([.$H$2]-[.$G$2]);0; -[.$C$2]))" office:value-type="float" office:value="-250" calcext:value-type="float">
            <text:p>-250</text:p>
          </table:table-cell>
          <table:table-cell table:number-columns-repeated="4"/>
        </table:table-row>
        <table:table-row table:style-name="ro1">
          <table:table-cell office:value-type="float" office:value="393" calcext:value-type="float">
            <text:p>393</text:p>
          </table:table-cell>
          <table:table-cell table:formula="of:=[.A398]*[.$H$2]/[.$D$2]" office:value-type="float" office:value="5.109" calcext:value-type="float">
            <text:p>5.109</text:p>
          </table:table-cell>
          <table:table-cell table:formula="of:=IF([.B398]&lt;[.$G$2]; [.$C$2]*([.B398]^2)/2; IF([.B398]&lt;([.$H$2]-[.$G$2]); [.$F$2]+[.$I$2]*([.B398]-[.$G$2]); [.$A$2]-[.$F$2]+[.$I$2]*([.B398]-([.$H$2]-[.$G$2]))-([.$C$2]*(([.B398]-([.$H$2]-[.$G$2]))^2)/2)))" office:value-type="float" office:value="2008.139875" calcext:value-type="float">
            <text:p>2008.139875</text:p>
          </table:table-cell>
          <table:table-cell table:formula="of:=IF([.B398]&lt;[.$G$2]; [.$C$2]*[.B398]; IF([.B398]&lt;([.$H$2]-[.$G$2]);[.$I$2]; [.$I$2]-[.$C$2]*([.B398]-([.$H$2]-[.$G$2]))))" office:value-type="float" office:value="347.75" calcext:value-type="float">
            <text:p>347.75</text:p>
          </table:table-cell>
          <table:table-cell table:formula="of:=IF([.B398]&lt;[.$G$2]; [.$C$2]; IF([.B398]&lt;([.$H$2]-[.$G$2]);0; -[.$C$2]))" office:value-type="float" office:value="-250" calcext:value-type="float">
            <text:p>-250</text:p>
          </table:table-cell>
          <table:table-cell table:number-columns-repeated="4"/>
        </table:table-row>
        <table:table-row table:style-name="ro1">
          <table:table-cell office:value-type="float" office:value="394" calcext:value-type="float">
            <text:p>394</text:p>
          </table:table-cell>
          <table:table-cell table:formula="of:=[.A399]*[.$H$2]/[.$D$2]" office:value-type="float" office:value="5.122" calcext:value-type="float">
            <text:p>5.122</text:p>
          </table:table-cell>
          <table:table-cell table:formula="of:=IF([.B399]&lt;[.$G$2]; [.$C$2]*([.B399]^2)/2; IF([.B399]&lt;([.$H$2]-[.$G$2]); [.$F$2]+[.$I$2]*([.B399]-[.$G$2]); [.$A$2]-[.$F$2]+[.$I$2]*([.B399]-([.$H$2]-[.$G$2]))-([.$C$2]*(([.B399]-([.$H$2]-[.$G$2]))^2)/2)))" office:value-type="float" office:value="2012.6395" calcext:value-type="float">
            <text:p>2012.6395</text:p>
          </table:table-cell>
          <table:table-cell table:formula="of:=IF([.B399]&lt;[.$G$2]; [.$C$2]*[.B399]; IF([.B399]&lt;([.$H$2]-[.$G$2]);[.$I$2]; [.$I$2]-[.$C$2]*([.B399]-([.$H$2]-[.$G$2]))))" office:value-type="float" office:value="344.5" calcext:value-type="float">
            <text:p>344.5</text:p>
          </table:table-cell>
          <table:table-cell table:formula="of:=IF([.B399]&lt;[.$G$2]; [.$C$2]; IF([.B399]&lt;([.$H$2]-[.$G$2]);0; -[.$C$2]))" office:value-type="float" office:value="-250" calcext:value-type="float">
            <text:p>-250</text:p>
          </table:table-cell>
          <table:table-cell table:number-columns-repeated="4"/>
        </table:table-row>
        <table:table-row table:style-name="ro1">
          <table:table-cell office:value-type="float" office:value="395" calcext:value-type="float">
            <text:p>395</text:p>
          </table:table-cell>
          <table:table-cell table:formula="of:=[.A400]*[.$H$2]/[.$D$2]" office:value-type="float" office:value="5.135" calcext:value-type="float">
            <text:p>5.135</text:p>
          </table:table-cell>
          <table:table-cell table:formula="of:=IF([.B400]&lt;[.$G$2]; [.$C$2]*([.B400]^2)/2; IF([.B400]&lt;([.$H$2]-[.$G$2]); [.$F$2]+[.$I$2]*([.B400]-[.$G$2]); [.$A$2]-[.$F$2]+[.$I$2]*([.B400]-([.$H$2]-[.$G$2]))-([.$C$2]*(([.B400]-([.$H$2]-[.$G$2]))^2)/2)))" office:value-type="float" office:value="2017.096875" calcext:value-type="float">
            <text:p>2017.096875</text:p>
          </table:table-cell>
          <table:table-cell table:formula="of:=IF([.B400]&lt;[.$G$2]; [.$C$2]*[.B400]; IF([.B400]&lt;([.$H$2]-[.$G$2]);[.$I$2]; [.$I$2]-[.$C$2]*([.B400]-([.$H$2]-[.$G$2]))))" office:value-type="float" office:value="341.25" calcext:value-type="float">
            <text:p>341.25</text:p>
          </table:table-cell>
          <table:table-cell table:formula="of:=IF([.B400]&lt;[.$G$2]; [.$C$2]; IF([.B400]&lt;([.$H$2]-[.$G$2]);0; -[.$C$2]))" office:value-type="float" office:value="-250" calcext:value-type="float">
            <text:p>-250</text:p>
          </table:table-cell>
          <table:table-cell table:number-columns-repeated="4"/>
        </table:table-row>
        <table:table-row table:style-name="ro1">
          <table:table-cell office:value-type="float" office:value="396" calcext:value-type="float">
            <text:p>396</text:p>
          </table:table-cell>
          <table:table-cell table:formula="of:=[.A401]*[.$H$2]/[.$D$2]" office:value-type="float" office:value="5.148" calcext:value-type="float">
            <text:p>5.148</text:p>
          </table:table-cell>
          <table:table-cell table:formula="of:=IF([.B401]&lt;[.$G$2]; [.$C$2]*([.B401]^2)/2; IF([.B401]&lt;([.$H$2]-[.$G$2]); [.$F$2]+[.$I$2]*([.B401]-[.$G$2]); [.$A$2]-[.$F$2]+[.$I$2]*([.B401]-([.$H$2]-[.$G$2]))-([.$C$2]*(([.B401]-([.$H$2]-[.$G$2]))^2)/2)))" office:value-type="float" office:value="2021.512" calcext:value-type="float">
            <text:p>2021.512</text:p>
          </table:table-cell>
          <table:table-cell table:formula="of:=IF([.B401]&lt;[.$G$2]; [.$C$2]*[.B401]; IF([.B401]&lt;([.$H$2]-[.$G$2]);[.$I$2]; [.$I$2]-[.$C$2]*([.B401]-([.$H$2]-[.$G$2]))))" office:value-type="float" office:value="338" calcext:value-type="float">
            <text:p>338</text:p>
          </table:table-cell>
          <table:table-cell table:formula="of:=IF([.B401]&lt;[.$G$2]; [.$C$2]; IF([.B401]&lt;([.$H$2]-[.$G$2]);0; -[.$C$2]))" office:value-type="float" office:value="-250" calcext:value-type="float">
            <text:p>-250</text:p>
          </table:table-cell>
          <table:table-cell table:number-columns-repeated="4"/>
        </table:table-row>
        <table:table-row table:style-name="ro1">
          <table:table-cell office:value-type="float" office:value="397" calcext:value-type="float">
            <text:p>397</text:p>
          </table:table-cell>
          <table:table-cell table:formula="of:=[.A402]*[.$H$2]/[.$D$2]" office:value-type="float" office:value="5.161" calcext:value-type="float">
            <text:p>5.161</text:p>
          </table:table-cell>
          <table:table-cell table:formula="of:=IF([.B402]&lt;[.$G$2]; [.$C$2]*([.B402]^2)/2; IF([.B402]&lt;([.$H$2]-[.$G$2]); [.$F$2]+[.$I$2]*([.B402]-[.$G$2]); [.$A$2]-[.$F$2]+[.$I$2]*([.B402]-([.$H$2]-[.$G$2]))-([.$C$2]*(([.B402]-([.$H$2]-[.$G$2]))^2)/2)))" office:value-type="float" office:value="2025.884875" calcext:value-type="float">
            <text:p>2025.884875</text:p>
          </table:table-cell>
          <table:table-cell table:formula="of:=IF([.B402]&lt;[.$G$2]; [.$C$2]*[.B402]; IF([.B402]&lt;([.$H$2]-[.$G$2]);[.$I$2]; [.$I$2]-[.$C$2]*([.B402]-([.$H$2]-[.$G$2]))))" office:value-type="float" office:value="334.75" calcext:value-type="float">
            <text:p>334.75</text:p>
          </table:table-cell>
          <table:table-cell table:formula="of:=IF([.B402]&lt;[.$G$2]; [.$C$2]; IF([.B402]&lt;([.$H$2]-[.$G$2]);0; -[.$C$2]))" office:value-type="float" office:value="-250" calcext:value-type="float">
            <text:p>-250</text:p>
          </table:table-cell>
          <table:table-cell table:number-columns-repeated="4"/>
        </table:table-row>
        <table:table-row table:style-name="ro1">
          <table:table-cell office:value-type="float" office:value="398" calcext:value-type="float">
            <text:p>398</text:p>
          </table:table-cell>
          <table:table-cell table:formula="of:=[.A403]*[.$H$2]/[.$D$2]" office:value-type="float" office:value="5.174" calcext:value-type="float">
            <text:p>5.174</text:p>
          </table:table-cell>
          <table:table-cell table:formula="of:=IF([.B403]&lt;[.$G$2]; [.$C$2]*([.B403]^2)/2; IF([.B403]&lt;([.$H$2]-[.$G$2]); [.$F$2]+[.$I$2]*([.B403]-[.$G$2]); [.$A$2]-[.$F$2]+[.$I$2]*([.B403]-([.$H$2]-[.$G$2]))-([.$C$2]*(([.B403]-([.$H$2]-[.$G$2]))^2)/2)))" office:value-type="float" office:value="2030.2155" calcext:value-type="float">
            <text:p>2030.2155</text:p>
          </table:table-cell>
          <table:table-cell table:formula="of:=IF([.B403]&lt;[.$G$2]; [.$C$2]*[.B403]; IF([.B403]&lt;([.$H$2]-[.$G$2]);[.$I$2]; [.$I$2]-[.$C$2]*([.B403]-([.$H$2]-[.$G$2]))))" office:value-type="float" office:value="331.5" calcext:value-type="float">
            <text:p>331.5</text:p>
          </table:table-cell>
          <table:table-cell table:formula="of:=IF([.B403]&lt;[.$G$2]; [.$C$2]; IF([.B403]&lt;([.$H$2]-[.$G$2]);0; -[.$C$2]))" office:value-type="float" office:value="-250" calcext:value-type="float">
            <text:p>-250</text:p>
          </table:table-cell>
          <table:table-cell table:number-columns-repeated="4"/>
        </table:table-row>
        <table:table-row table:style-name="ro1">
          <table:table-cell office:value-type="float" office:value="399" calcext:value-type="float">
            <text:p>399</text:p>
          </table:table-cell>
          <table:table-cell table:formula="of:=[.A404]*[.$H$2]/[.$D$2]" office:value-type="float" office:value="5.187" calcext:value-type="float">
            <text:p>5.187</text:p>
          </table:table-cell>
          <table:table-cell table:formula="of:=IF([.B404]&lt;[.$G$2]; [.$C$2]*([.B404]^2)/2; IF([.B404]&lt;([.$H$2]-[.$G$2]); [.$F$2]+[.$I$2]*([.B404]-[.$G$2]); [.$A$2]-[.$F$2]+[.$I$2]*([.B404]-([.$H$2]-[.$G$2]))-([.$C$2]*(([.B404]-([.$H$2]-[.$G$2]))^2)/2)))" office:value-type="float" office:value="2034.503875" calcext:value-type="float">
            <text:p>2034.503875</text:p>
          </table:table-cell>
          <table:table-cell table:formula="of:=IF([.B404]&lt;[.$G$2]; [.$C$2]*[.B404]; IF([.B404]&lt;([.$H$2]-[.$G$2]);[.$I$2]; [.$I$2]-[.$C$2]*([.B404]-([.$H$2]-[.$G$2]))))" office:value-type="float" office:value="328.25" calcext:value-type="float">
            <text:p>328.25</text:p>
          </table:table-cell>
          <table:table-cell table:formula="of:=IF([.B404]&lt;[.$G$2]; [.$C$2]; IF([.B404]&lt;([.$H$2]-[.$G$2]);0; -[.$C$2]))" office:value-type="float" office:value="-250" calcext:value-type="float">
            <text:p>-250</text:p>
          </table:table-cell>
          <table:table-cell table:number-columns-repeated="4"/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[.A405]*[.$H$2]/[.$D$2]" office:value-type="float" office:value="5.2" calcext:value-type="float">
            <text:p>5.2</text:p>
          </table:table-cell>
          <table:table-cell table:formula="of:=IF([.B405]&lt;[.$G$2]; [.$C$2]*([.B405]^2)/2; IF([.B405]&lt;([.$H$2]-[.$G$2]); [.$F$2]+[.$I$2]*([.B405]-[.$G$2]); [.$A$2]-[.$F$2]+[.$I$2]*([.B405]-([.$H$2]-[.$G$2]))-([.$C$2]*(([.B405]-([.$H$2]-[.$G$2]))^2)/2)))" office:value-type="float" office:value="2038.75" calcext:value-type="float">
            <text:p>2038.75</text:p>
          </table:table-cell>
          <table:table-cell table:formula="of:=IF([.B405]&lt;[.$G$2]; [.$C$2]*[.B405]; IF([.B405]&lt;([.$H$2]-[.$G$2]);[.$I$2]; [.$I$2]-[.$C$2]*([.B405]-([.$H$2]-[.$G$2]))))" office:value-type="float" office:value="325" calcext:value-type="float">
            <text:p>325</text:p>
          </table:table-cell>
          <table:table-cell table:formula="of:=IF([.B405]&lt;[.$G$2]; [.$C$2]; IF([.B405]&lt;([.$H$2]-[.$G$2]);0; -[.$C$2]))" office:value-type="float" office:value="-250" calcext:value-type="float">
            <text:p>-250</text:p>
          </table:table-cell>
          <table:table-cell table:number-columns-repeated="4"/>
        </table:table-row>
        <table:table-row table:style-name="ro1">
          <table:table-cell office:value-type="float" office:value="401" calcext:value-type="float">
            <text:p>401</text:p>
          </table:table-cell>
          <table:table-cell table:formula="of:=[.A406]*[.$H$2]/[.$D$2]" office:value-type="float" office:value="5.213" calcext:value-type="float">
            <text:p>5.213</text:p>
          </table:table-cell>
          <table:table-cell table:formula="of:=IF([.B406]&lt;[.$G$2]; [.$C$2]*([.B406]^2)/2; IF([.B406]&lt;([.$H$2]-[.$G$2]); [.$F$2]+[.$I$2]*([.B406]-[.$G$2]); [.$A$2]-[.$F$2]+[.$I$2]*([.B406]-([.$H$2]-[.$G$2]))-([.$C$2]*(([.B406]-([.$H$2]-[.$G$2]))^2)/2)))" office:value-type="float" office:value="2042.953875" calcext:value-type="float">
            <text:p>2042.953875</text:p>
          </table:table-cell>
          <table:table-cell table:formula="of:=IF([.B406]&lt;[.$G$2]; [.$C$2]*[.B406]; IF([.B406]&lt;([.$H$2]-[.$G$2]);[.$I$2]; [.$I$2]-[.$C$2]*([.B406]-([.$H$2]-[.$G$2]))))" office:value-type="float" office:value="321.75" calcext:value-type="float">
            <text:p>321.75</text:p>
          </table:table-cell>
          <table:table-cell table:formula="of:=IF([.B406]&lt;[.$G$2]; [.$C$2]; IF([.B406]&lt;([.$H$2]-[.$G$2]);0; -[.$C$2]))" office:value-type="float" office:value="-250" calcext:value-type="float">
            <text:p>-250</text:p>
          </table:table-cell>
          <table:table-cell table:number-columns-repeated="4"/>
        </table:table-row>
        <table:table-row table:style-name="ro1">
          <table:table-cell office:value-type="float" office:value="402" calcext:value-type="float">
            <text:p>402</text:p>
          </table:table-cell>
          <table:table-cell table:formula="of:=[.A407]*[.$H$2]/[.$D$2]" office:value-type="float" office:value="5.226" calcext:value-type="float">
            <text:p>5.226</text:p>
          </table:table-cell>
          <table:table-cell table:formula="of:=IF([.B407]&lt;[.$G$2]; [.$C$2]*([.B407]^2)/2; IF([.B407]&lt;([.$H$2]-[.$G$2]); [.$F$2]+[.$I$2]*([.B407]-[.$G$2]); [.$A$2]-[.$F$2]+[.$I$2]*([.B407]-([.$H$2]-[.$G$2]))-([.$C$2]*(([.B407]-([.$H$2]-[.$G$2]))^2)/2)))" office:value-type="float" office:value="2047.1155" calcext:value-type="float">
            <text:p>2047.1155</text:p>
          </table:table-cell>
          <table:table-cell table:formula="of:=IF([.B407]&lt;[.$G$2]; [.$C$2]*[.B407]; IF([.B407]&lt;([.$H$2]-[.$G$2]);[.$I$2]; [.$I$2]-[.$C$2]*([.B407]-([.$H$2]-[.$G$2]))))" office:value-type="float" office:value="318.5" calcext:value-type="float">
            <text:p>318.5</text:p>
          </table:table-cell>
          <table:table-cell table:formula="of:=IF([.B407]&lt;[.$G$2]; [.$C$2]; IF([.B407]&lt;([.$H$2]-[.$G$2]);0; -[.$C$2]))" office:value-type="float" office:value="-250" calcext:value-type="float">
            <text:p>-250</text:p>
          </table:table-cell>
          <table:table-cell table:number-columns-repeated="4"/>
        </table:table-row>
        <table:table-row table:style-name="ro1">
          <table:table-cell office:value-type="float" office:value="403" calcext:value-type="float">
            <text:p>403</text:p>
          </table:table-cell>
          <table:table-cell table:formula="of:=[.A408]*[.$H$2]/[.$D$2]" office:value-type="float" office:value="5.239" calcext:value-type="float">
            <text:p>5.239</text:p>
          </table:table-cell>
          <table:table-cell table:formula="of:=IF([.B408]&lt;[.$G$2]; [.$C$2]*([.B408]^2)/2; IF([.B408]&lt;([.$H$2]-[.$G$2]); [.$F$2]+[.$I$2]*([.B408]-[.$G$2]); [.$A$2]-[.$F$2]+[.$I$2]*([.B408]-([.$H$2]-[.$G$2]))-([.$C$2]*(([.B408]-([.$H$2]-[.$G$2]))^2)/2)))" office:value-type="float" office:value="2051.234875" calcext:value-type="float">
            <text:p>2051.234875</text:p>
          </table:table-cell>
          <table:table-cell table:formula="of:=IF([.B408]&lt;[.$G$2]; [.$C$2]*[.B408]; IF([.B408]&lt;([.$H$2]-[.$G$2]);[.$I$2]; [.$I$2]-[.$C$2]*([.B408]-([.$H$2]-[.$G$2]))))" office:value-type="float" office:value="315.25" calcext:value-type="float">
            <text:p>315.25</text:p>
          </table:table-cell>
          <table:table-cell table:formula="of:=IF([.B408]&lt;[.$G$2]; [.$C$2]; IF([.B408]&lt;([.$H$2]-[.$G$2]);0; -[.$C$2]))" office:value-type="float" office:value="-250" calcext:value-type="float">
            <text:p>-250</text:p>
          </table:table-cell>
          <table:table-cell table:number-columns-repeated="4"/>
        </table:table-row>
        <table:table-row table:style-name="ro1">
          <table:table-cell office:value-type="float" office:value="404" calcext:value-type="float">
            <text:p>404</text:p>
          </table:table-cell>
          <table:table-cell table:formula="of:=[.A409]*[.$H$2]/[.$D$2]" office:value-type="float" office:value="5.252" calcext:value-type="float">
            <text:p>5.252</text:p>
          </table:table-cell>
          <table:table-cell table:formula="of:=IF([.B409]&lt;[.$G$2]; [.$C$2]*([.B409]^2)/2; IF([.B409]&lt;([.$H$2]-[.$G$2]); [.$F$2]+[.$I$2]*([.B409]-[.$G$2]); [.$A$2]-[.$F$2]+[.$I$2]*([.B409]-([.$H$2]-[.$G$2]))-([.$C$2]*(([.B409]-([.$H$2]-[.$G$2]))^2)/2)))" office:value-type="float" office:value="2055.312" calcext:value-type="float">
            <text:p>2055.312</text:p>
          </table:table-cell>
          <table:table-cell table:formula="of:=IF([.B409]&lt;[.$G$2]; [.$C$2]*[.B409]; IF([.B409]&lt;([.$H$2]-[.$G$2]);[.$I$2]; [.$I$2]-[.$C$2]*([.B409]-([.$H$2]-[.$G$2]))))" office:value-type="float" office:value="312" calcext:value-type="float">
            <text:p>312</text:p>
          </table:table-cell>
          <table:table-cell table:formula="of:=IF([.B409]&lt;[.$G$2]; [.$C$2]; IF([.B409]&lt;([.$H$2]-[.$G$2]);0; -[.$C$2]))" office:value-type="float" office:value="-250" calcext:value-type="float">
            <text:p>-250</text:p>
          </table:table-cell>
          <table:table-cell table:number-columns-repeated="4"/>
        </table:table-row>
        <table:table-row table:style-name="ro1">
          <table:table-cell office:value-type="float" office:value="405" calcext:value-type="float">
            <text:p>405</text:p>
          </table:table-cell>
          <table:table-cell table:formula="of:=[.A410]*[.$H$2]/[.$D$2]" office:value-type="float" office:value="5.265" calcext:value-type="float">
            <text:p>5.265</text:p>
          </table:table-cell>
          <table:table-cell table:formula="of:=IF([.B410]&lt;[.$G$2]; [.$C$2]*([.B410]^2)/2; IF([.B410]&lt;([.$H$2]-[.$G$2]); [.$F$2]+[.$I$2]*([.B410]-[.$G$2]); [.$A$2]-[.$F$2]+[.$I$2]*([.B410]-([.$H$2]-[.$G$2]))-([.$C$2]*(([.B410]-([.$H$2]-[.$G$2]))^2)/2)))" office:value-type="float" office:value="2059.346875" calcext:value-type="float">
            <text:p>2059.346875</text:p>
          </table:table-cell>
          <table:table-cell table:formula="of:=IF([.B410]&lt;[.$G$2]; [.$C$2]*[.B410]; IF([.B410]&lt;([.$H$2]-[.$G$2]);[.$I$2]; [.$I$2]-[.$C$2]*([.B410]-([.$H$2]-[.$G$2]))))" office:value-type="float" office:value="308.75" calcext:value-type="float">
            <text:p>308.75</text:p>
          </table:table-cell>
          <table:table-cell table:formula="of:=IF([.B410]&lt;[.$G$2]; [.$C$2]; IF([.B410]&lt;([.$H$2]-[.$G$2]);0; -[.$C$2]))" office:value-type="float" office:value="-250" calcext:value-type="float">
            <text:p>-250</text:p>
          </table:table-cell>
          <table:table-cell table:number-columns-repeated="4"/>
        </table:table-row>
        <table:table-row table:style-name="ro1">
          <table:table-cell office:value-type="float" office:value="406" calcext:value-type="float">
            <text:p>406</text:p>
          </table:table-cell>
          <table:table-cell table:formula="of:=[.A411]*[.$H$2]/[.$D$2]" office:value-type="float" office:value="5.278" calcext:value-type="float">
            <text:p>5.278</text:p>
          </table:table-cell>
          <table:table-cell table:formula="of:=IF([.B411]&lt;[.$G$2]; [.$C$2]*([.B411]^2)/2; IF([.B411]&lt;([.$H$2]-[.$G$2]); [.$F$2]+[.$I$2]*([.B411]-[.$G$2]); [.$A$2]-[.$F$2]+[.$I$2]*([.B411]-([.$H$2]-[.$G$2]))-([.$C$2]*(([.B411]-([.$H$2]-[.$G$2]))^2)/2)))" office:value-type="float" office:value="2063.3395" calcext:value-type="float">
            <text:p>2063.3395</text:p>
          </table:table-cell>
          <table:table-cell table:formula="of:=IF([.B411]&lt;[.$G$2]; [.$C$2]*[.B411]; IF([.B411]&lt;([.$H$2]-[.$G$2]);[.$I$2]; [.$I$2]-[.$C$2]*([.B411]-([.$H$2]-[.$G$2]))))" office:value-type="float" office:value="305.5" calcext:value-type="float">
            <text:p>305.5</text:p>
          </table:table-cell>
          <table:table-cell table:formula="of:=IF([.B411]&lt;[.$G$2]; [.$C$2]; IF([.B411]&lt;([.$H$2]-[.$G$2]);0; -[.$C$2]))" office:value-type="float" office:value="-250" calcext:value-type="float">
            <text:p>-250</text:p>
          </table:table-cell>
          <table:table-cell table:number-columns-repeated="4"/>
        </table:table-row>
        <table:table-row table:style-name="ro1">
          <table:table-cell office:value-type="float" office:value="407" calcext:value-type="float">
            <text:p>407</text:p>
          </table:table-cell>
          <table:table-cell table:formula="of:=[.A412]*[.$H$2]/[.$D$2]" office:value-type="float" office:value="5.291" calcext:value-type="float">
            <text:p>5.291</text:p>
          </table:table-cell>
          <table:table-cell table:formula="of:=IF([.B412]&lt;[.$G$2]; [.$C$2]*([.B412]^2)/2; IF([.B412]&lt;([.$H$2]-[.$G$2]); [.$F$2]+[.$I$2]*([.B412]-[.$G$2]); [.$A$2]-[.$F$2]+[.$I$2]*([.B412]-([.$H$2]-[.$G$2]))-([.$C$2]*(([.B412]-([.$H$2]-[.$G$2]))^2)/2)))" office:value-type="float" office:value="2067.289875" calcext:value-type="float">
            <text:p>2067.289875</text:p>
          </table:table-cell>
          <table:table-cell table:formula="of:=IF([.B412]&lt;[.$G$2]; [.$C$2]*[.B412]; IF([.B412]&lt;([.$H$2]-[.$G$2]);[.$I$2]; [.$I$2]-[.$C$2]*([.B412]-([.$H$2]-[.$G$2]))))" office:value-type="float" office:value="302.25" calcext:value-type="float">
            <text:p>302.25</text:p>
          </table:table-cell>
          <table:table-cell table:formula="of:=IF([.B412]&lt;[.$G$2]; [.$C$2]; IF([.B412]&lt;([.$H$2]-[.$G$2]);0; -[.$C$2]))" office:value-type="float" office:value="-250" calcext:value-type="float">
            <text:p>-250</text:p>
          </table:table-cell>
          <table:table-cell table:number-columns-repeated="4"/>
        </table:table-row>
        <table:table-row table:style-name="ro1">
          <table:table-cell office:value-type="float" office:value="408" calcext:value-type="float">
            <text:p>408</text:p>
          </table:table-cell>
          <table:table-cell table:formula="of:=[.A413]*[.$H$2]/[.$D$2]" office:value-type="float" office:value="5.304" calcext:value-type="float">
            <text:p>5.304</text:p>
          </table:table-cell>
          <table:table-cell table:formula="of:=IF([.B413]&lt;[.$G$2]; [.$C$2]*([.B413]^2)/2; IF([.B413]&lt;([.$H$2]-[.$G$2]); [.$F$2]+[.$I$2]*([.B413]-[.$G$2]); [.$A$2]-[.$F$2]+[.$I$2]*([.B413]-([.$H$2]-[.$G$2]))-([.$C$2]*(([.B413]-([.$H$2]-[.$G$2]))^2)/2)))" office:value-type="float" office:value="2071.198" calcext:value-type="float">
            <text:p>2071.198</text:p>
          </table:table-cell>
          <table:table-cell table:formula="of:=IF([.B413]&lt;[.$G$2]; [.$C$2]*[.B413]; IF([.B413]&lt;([.$H$2]-[.$G$2]);[.$I$2]; [.$I$2]-[.$C$2]*([.B413]-([.$H$2]-[.$G$2]))))" office:value-type="float" office:value="299" calcext:value-type="float">
            <text:p>299</text:p>
          </table:table-cell>
          <table:table-cell table:formula="of:=IF([.B413]&lt;[.$G$2]; [.$C$2]; IF([.B413]&lt;([.$H$2]-[.$G$2]);0; -[.$C$2]))" office:value-type="float" office:value="-250" calcext:value-type="float">
            <text:p>-250</text:p>
          </table:table-cell>
          <table:table-cell table:number-columns-repeated="4"/>
        </table:table-row>
        <table:table-row table:style-name="ro1">
          <table:table-cell office:value-type="float" office:value="409" calcext:value-type="float">
            <text:p>409</text:p>
          </table:table-cell>
          <table:table-cell table:formula="of:=[.A414]*[.$H$2]/[.$D$2]" office:value-type="float" office:value="5.317" calcext:value-type="float">
            <text:p>5.317</text:p>
          </table:table-cell>
          <table:table-cell table:formula="of:=IF([.B414]&lt;[.$G$2]; [.$C$2]*([.B414]^2)/2; IF([.B414]&lt;([.$H$2]-[.$G$2]); [.$F$2]+[.$I$2]*([.B414]-[.$G$2]); [.$A$2]-[.$F$2]+[.$I$2]*([.B414]-([.$H$2]-[.$G$2]))-([.$C$2]*(([.B414]-([.$H$2]-[.$G$2]))^2)/2)))" office:value-type="float" office:value="2075.063875" calcext:value-type="float">
            <text:p>2075.063875</text:p>
          </table:table-cell>
          <table:table-cell table:formula="of:=IF([.B414]&lt;[.$G$2]; [.$C$2]*[.B414]; IF([.B414]&lt;([.$H$2]-[.$G$2]);[.$I$2]; [.$I$2]-[.$C$2]*([.B414]-([.$H$2]-[.$G$2]))))" office:value-type="float" office:value="295.75" calcext:value-type="float">
            <text:p>295.75</text:p>
          </table:table-cell>
          <table:table-cell table:formula="of:=IF([.B414]&lt;[.$G$2]; [.$C$2]; IF([.B414]&lt;([.$H$2]-[.$G$2]);0; -[.$C$2]))" office:value-type="float" office:value="-250" calcext:value-type="float">
            <text:p>-250</text:p>
          </table:table-cell>
          <table:table-cell table:number-columns-repeated="4"/>
        </table:table-row>
        <table:table-row table:style-name="ro1">
          <table:table-cell office:value-type="float" office:value="410" calcext:value-type="float">
            <text:p>410</text:p>
          </table:table-cell>
          <table:table-cell table:formula="of:=[.A415]*[.$H$2]/[.$D$2]" office:value-type="float" office:value="5.33" calcext:value-type="float">
            <text:p>5.33</text:p>
          </table:table-cell>
          <table:table-cell table:formula="of:=IF([.B415]&lt;[.$G$2]; [.$C$2]*([.B415]^2)/2; IF([.B415]&lt;([.$H$2]-[.$G$2]); [.$F$2]+[.$I$2]*([.B415]-[.$G$2]); [.$A$2]-[.$F$2]+[.$I$2]*([.B415]-([.$H$2]-[.$G$2]))-([.$C$2]*(([.B415]-([.$H$2]-[.$G$2]))^2)/2)))" office:value-type="float" office:value="2078.8875" calcext:value-type="float">
            <text:p>2078.8875</text:p>
          </table:table-cell>
          <table:table-cell table:formula="of:=IF([.B415]&lt;[.$G$2]; [.$C$2]*[.B415]; IF([.B415]&lt;([.$H$2]-[.$G$2]);[.$I$2]; [.$I$2]-[.$C$2]*([.B415]-([.$H$2]-[.$G$2]))))" office:value-type="float" office:value="292.5" calcext:value-type="float">
            <text:p>292.5</text:p>
          </table:table-cell>
          <table:table-cell table:formula="of:=IF([.B415]&lt;[.$G$2]; [.$C$2]; IF([.B415]&lt;([.$H$2]-[.$G$2]);0; -[.$C$2]))" office:value-type="float" office:value="-250" calcext:value-type="float">
            <text:p>-250</text:p>
          </table:table-cell>
          <table:table-cell table:number-columns-repeated="4"/>
        </table:table-row>
        <table:table-row table:style-name="ro1">
          <table:table-cell office:value-type="float" office:value="411" calcext:value-type="float">
            <text:p>411</text:p>
          </table:table-cell>
          <table:table-cell table:formula="of:=[.A416]*[.$H$2]/[.$D$2]" office:value-type="float" office:value="5.343" calcext:value-type="float">
            <text:p>5.343</text:p>
          </table:table-cell>
          <table:table-cell table:formula="of:=IF([.B416]&lt;[.$G$2]; [.$C$2]*([.B416]^2)/2; IF([.B416]&lt;([.$H$2]-[.$G$2]); [.$F$2]+[.$I$2]*([.B416]-[.$G$2]); [.$A$2]-[.$F$2]+[.$I$2]*([.B416]-([.$H$2]-[.$G$2]))-([.$C$2]*(([.B416]-([.$H$2]-[.$G$2]))^2)/2)))" office:value-type="float" office:value="2082.668875" calcext:value-type="float">
            <text:p>2082.668875</text:p>
          </table:table-cell>
          <table:table-cell table:formula="of:=IF([.B416]&lt;[.$G$2]; [.$C$2]*[.B416]; IF([.B416]&lt;([.$H$2]-[.$G$2]);[.$I$2]; [.$I$2]-[.$C$2]*([.B416]-([.$H$2]-[.$G$2]))))" office:value-type="float" office:value="289.25" calcext:value-type="float">
            <text:p>289.25</text:p>
          </table:table-cell>
          <table:table-cell table:formula="of:=IF([.B416]&lt;[.$G$2]; [.$C$2]; IF([.B416]&lt;([.$H$2]-[.$G$2]);0; -[.$C$2]))" office:value-type="float" office:value="-250" calcext:value-type="float">
            <text:p>-250</text:p>
          </table:table-cell>
          <table:table-cell table:number-columns-repeated="4"/>
        </table:table-row>
        <table:table-row table:style-name="ro1">
          <table:table-cell office:value-type="float" office:value="412" calcext:value-type="float">
            <text:p>412</text:p>
          </table:table-cell>
          <table:table-cell table:formula="of:=[.A417]*[.$H$2]/[.$D$2]" office:value-type="float" office:value="5.356" calcext:value-type="float">
            <text:p>5.356</text:p>
          </table:table-cell>
          <table:table-cell table:formula="of:=IF([.B417]&lt;[.$G$2]; [.$C$2]*([.B417]^2)/2; IF([.B417]&lt;([.$H$2]-[.$G$2]); [.$F$2]+[.$I$2]*([.B417]-[.$G$2]); [.$A$2]-[.$F$2]+[.$I$2]*([.B417]-([.$H$2]-[.$G$2]))-([.$C$2]*(([.B417]-([.$H$2]-[.$G$2]))^2)/2)))" office:value-type="float" office:value="2086.408" calcext:value-type="float">
            <text:p>2086.408</text:p>
          </table:table-cell>
          <table:table-cell table:formula="of:=IF([.B417]&lt;[.$G$2]; [.$C$2]*[.B417]; IF([.B417]&lt;([.$H$2]-[.$G$2]);[.$I$2]; [.$I$2]-[.$C$2]*([.B417]-([.$H$2]-[.$G$2]))))" office:value-type="float" office:value="286" calcext:value-type="float">
            <text:p>286</text:p>
          </table:table-cell>
          <table:table-cell table:formula="of:=IF([.B417]&lt;[.$G$2]; [.$C$2]; IF([.B417]&lt;([.$H$2]-[.$G$2]);0; -[.$C$2]))" office:value-type="float" office:value="-250" calcext:value-type="float">
            <text:p>-250</text:p>
          </table:table-cell>
          <table:table-cell table:number-columns-repeated="4"/>
        </table:table-row>
        <table:table-row table:style-name="ro1">
          <table:table-cell office:value-type="float" office:value="413" calcext:value-type="float">
            <text:p>413</text:p>
          </table:table-cell>
          <table:table-cell table:formula="of:=[.A418]*[.$H$2]/[.$D$2]" office:value-type="float" office:value="5.369" calcext:value-type="float">
            <text:p>5.369</text:p>
          </table:table-cell>
          <table:table-cell table:formula="of:=IF([.B418]&lt;[.$G$2]; [.$C$2]*([.B418]^2)/2; IF([.B418]&lt;([.$H$2]-[.$G$2]); [.$F$2]+[.$I$2]*([.B418]-[.$G$2]); [.$A$2]-[.$F$2]+[.$I$2]*([.B418]-([.$H$2]-[.$G$2]))-([.$C$2]*(([.B418]-([.$H$2]-[.$G$2]))^2)/2)))" office:value-type="float" office:value="2090.104875" calcext:value-type="float">
            <text:p>2090.104875</text:p>
          </table:table-cell>
          <table:table-cell table:formula="of:=IF([.B418]&lt;[.$G$2]; [.$C$2]*[.B418]; IF([.B418]&lt;([.$H$2]-[.$G$2]);[.$I$2]; [.$I$2]-[.$C$2]*([.B418]-([.$H$2]-[.$G$2]))))" office:value-type="float" office:value="282.75" calcext:value-type="float">
            <text:p>282.75</text:p>
          </table:table-cell>
          <table:table-cell table:formula="of:=IF([.B418]&lt;[.$G$2]; [.$C$2]; IF([.B418]&lt;([.$H$2]-[.$G$2]);0; -[.$C$2]))" office:value-type="float" office:value="-250" calcext:value-type="float">
            <text:p>-250</text:p>
          </table:table-cell>
          <table:table-cell table:number-columns-repeated="4"/>
        </table:table-row>
        <table:table-row table:style-name="ro1">
          <table:table-cell office:value-type="float" office:value="414" calcext:value-type="float">
            <text:p>414</text:p>
          </table:table-cell>
          <table:table-cell table:formula="of:=[.A419]*[.$H$2]/[.$D$2]" office:value-type="float" office:value="5.382" calcext:value-type="float">
            <text:p>5.382</text:p>
          </table:table-cell>
          <table:table-cell table:formula="of:=IF([.B419]&lt;[.$G$2]; [.$C$2]*([.B419]^2)/2; IF([.B419]&lt;([.$H$2]-[.$G$2]); [.$F$2]+[.$I$2]*([.B419]-[.$G$2]); [.$A$2]-[.$F$2]+[.$I$2]*([.B419]-([.$H$2]-[.$G$2]))-([.$C$2]*(([.B419]-([.$H$2]-[.$G$2]))^2)/2)))" office:value-type="float" office:value="2093.7595" calcext:value-type="float">
            <text:p>2093.7595</text:p>
          </table:table-cell>
          <table:table-cell table:formula="of:=IF([.B419]&lt;[.$G$2]; [.$C$2]*[.B419]; IF([.B419]&lt;([.$H$2]-[.$G$2]);[.$I$2]; [.$I$2]-[.$C$2]*([.B419]-([.$H$2]-[.$G$2]))))" office:value-type="float" office:value="279.5" calcext:value-type="float">
            <text:p>279.5</text:p>
          </table:table-cell>
          <table:table-cell table:formula="of:=IF([.B419]&lt;[.$G$2]; [.$C$2]; IF([.B419]&lt;([.$H$2]-[.$G$2]);0; -[.$C$2]))" office:value-type="float" office:value="-250" calcext:value-type="float">
            <text:p>-250</text:p>
          </table:table-cell>
          <table:table-cell table:number-columns-repeated="4"/>
        </table:table-row>
        <table:table-row table:style-name="ro1">
          <table:table-cell office:value-type="float" office:value="415" calcext:value-type="float">
            <text:p>415</text:p>
          </table:table-cell>
          <table:table-cell table:formula="of:=[.A420]*[.$H$2]/[.$D$2]" office:value-type="float" office:value="5.395" calcext:value-type="float">
            <text:p>5.395</text:p>
          </table:table-cell>
          <table:table-cell table:formula="of:=IF([.B420]&lt;[.$G$2]; [.$C$2]*([.B420]^2)/2; IF([.B420]&lt;([.$H$2]-[.$G$2]); [.$F$2]+[.$I$2]*([.B420]-[.$G$2]); [.$A$2]-[.$F$2]+[.$I$2]*([.B420]-([.$H$2]-[.$G$2]))-([.$C$2]*(([.B420]-([.$H$2]-[.$G$2]))^2)/2)))" office:value-type="float" office:value="2097.371875" calcext:value-type="float">
            <text:p>2097.371875</text:p>
          </table:table-cell>
          <table:table-cell table:formula="of:=IF([.B420]&lt;[.$G$2]; [.$C$2]*[.B420]; IF([.B420]&lt;([.$H$2]-[.$G$2]);[.$I$2]; [.$I$2]-[.$C$2]*([.B420]-([.$H$2]-[.$G$2]))))" office:value-type="float" office:value="276.25" calcext:value-type="float">
            <text:p>276.25</text:p>
          </table:table-cell>
          <table:table-cell table:formula="of:=IF([.B420]&lt;[.$G$2]; [.$C$2]; IF([.B420]&lt;([.$H$2]-[.$G$2]);0; -[.$C$2]))" office:value-type="float" office:value="-250" calcext:value-type="float">
            <text:p>-250</text:p>
          </table:table-cell>
          <table:table-cell table:number-columns-repeated="4"/>
        </table:table-row>
        <table:table-row table:style-name="ro1">
          <table:table-cell office:value-type="float" office:value="416" calcext:value-type="float">
            <text:p>416</text:p>
          </table:table-cell>
          <table:table-cell table:formula="of:=[.A421]*[.$H$2]/[.$D$2]" office:value-type="float" office:value="5.408" calcext:value-type="float">
            <text:p>5.408</text:p>
          </table:table-cell>
          <table:table-cell table:formula="of:=IF([.B421]&lt;[.$G$2]; [.$C$2]*([.B421]^2)/2; IF([.B421]&lt;([.$H$2]-[.$G$2]); [.$F$2]+[.$I$2]*([.B421]-[.$G$2]); [.$A$2]-[.$F$2]+[.$I$2]*([.B421]-([.$H$2]-[.$G$2]))-([.$C$2]*(([.B421]-([.$H$2]-[.$G$2]))^2)/2)))" office:value-type="float" office:value="2100.942" calcext:value-type="float">
            <text:p>2100.942</text:p>
          </table:table-cell>
          <table:table-cell table:formula="of:=IF([.B421]&lt;[.$G$2]; [.$C$2]*[.B421]; IF([.B421]&lt;([.$H$2]-[.$G$2]);[.$I$2]; [.$I$2]-[.$C$2]*([.B421]-([.$H$2]-[.$G$2]))))" office:value-type="float" office:value="273" calcext:value-type="float">
            <text:p>273</text:p>
          </table:table-cell>
          <table:table-cell table:formula="of:=IF([.B421]&lt;[.$G$2]; [.$C$2]; IF([.B421]&lt;([.$H$2]-[.$G$2]);0; -[.$C$2]))" office:value-type="float" office:value="-250" calcext:value-type="float">
            <text:p>-250</text:p>
          </table:table-cell>
          <table:table-cell table:number-columns-repeated="4"/>
        </table:table-row>
        <table:table-row table:style-name="ro1">
          <table:table-cell office:value-type="float" office:value="417" calcext:value-type="float">
            <text:p>417</text:p>
          </table:table-cell>
          <table:table-cell table:formula="of:=[.A422]*[.$H$2]/[.$D$2]" office:value-type="float" office:value="5.421" calcext:value-type="float">
            <text:p>5.421</text:p>
          </table:table-cell>
          <table:table-cell table:formula="of:=IF([.B422]&lt;[.$G$2]; [.$C$2]*([.B422]^2)/2; IF([.B422]&lt;([.$H$2]-[.$G$2]); [.$F$2]+[.$I$2]*([.B422]-[.$G$2]); [.$A$2]-[.$F$2]+[.$I$2]*([.B422]-([.$H$2]-[.$G$2]))-([.$C$2]*(([.B422]-([.$H$2]-[.$G$2]))^2)/2)))" office:value-type="float" office:value="2104.469875" calcext:value-type="float">
            <text:p>2104.469875</text:p>
          </table:table-cell>
          <table:table-cell table:formula="of:=IF([.B422]&lt;[.$G$2]; [.$C$2]*[.B422]; IF([.B422]&lt;([.$H$2]-[.$G$2]);[.$I$2]; [.$I$2]-[.$C$2]*([.B422]-([.$H$2]-[.$G$2]))))" office:value-type="float" office:value="269.75" calcext:value-type="float">
            <text:p>269.75</text:p>
          </table:table-cell>
          <table:table-cell table:formula="of:=IF([.B422]&lt;[.$G$2]; [.$C$2]; IF([.B422]&lt;([.$H$2]-[.$G$2]);0; -[.$C$2]))" office:value-type="float" office:value="-250" calcext:value-type="float">
            <text:p>-250</text:p>
          </table:table-cell>
          <table:table-cell table:number-columns-repeated="4"/>
        </table:table-row>
        <table:table-row table:style-name="ro1">
          <table:table-cell office:value-type="float" office:value="418" calcext:value-type="float">
            <text:p>418</text:p>
          </table:table-cell>
          <table:table-cell table:formula="of:=[.A423]*[.$H$2]/[.$D$2]" office:value-type="float" office:value="5.434" calcext:value-type="float">
            <text:p>5.434</text:p>
          </table:table-cell>
          <table:table-cell table:formula="of:=IF([.B423]&lt;[.$G$2]; [.$C$2]*([.B423]^2)/2; IF([.B423]&lt;([.$H$2]-[.$G$2]); [.$F$2]+[.$I$2]*([.B423]-[.$G$2]); [.$A$2]-[.$F$2]+[.$I$2]*([.B423]-([.$H$2]-[.$G$2]))-([.$C$2]*(([.B423]-([.$H$2]-[.$G$2]))^2)/2)))" office:value-type="float" office:value="2107.9555" calcext:value-type="float">
            <text:p>2107.9555</text:p>
          </table:table-cell>
          <table:table-cell table:formula="of:=IF([.B423]&lt;[.$G$2]; [.$C$2]*[.B423]; IF([.B423]&lt;([.$H$2]-[.$G$2]);[.$I$2]; [.$I$2]-[.$C$2]*([.B423]-([.$H$2]-[.$G$2]))))" office:value-type="float" office:value="266.5" calcext:value-type="float">
            <text:p>266.5</text:p>
          </table:table-cell>
          <table:table-cell table:formula="of:=IF([.B423]&lt;[.$G$2]; [.$C$2]; IF([.B423]&lt;([.$H$2]-[.$G$2]);0; -[.$C$2]))" office:value-type="float" office:value="-250" calcext:value-type="float">
            <text:p>-250</text:p>
          </table:table-cell>
          <table:table-cell table:number-columns-repeated="4"/>
        </table:table-row>
        <table:table-row table:style-name="ro1">
          <table:table-cell office:value-type="float" office:value="419" calcext:value-type="float">
            <text:p>419</text:p>
          </table:table-cell>
          <table:table-cell table:formula="of:=[.A424]*[.$H$2]/[.$D$2]" office:value-type="float" office:value="5.447" calcext:value-type="float">
            <text:p>5.447</text:p>
          </table:table-cell>
          <table:table-cell table:formula="of:=IF([.B424]&lt;[.$G$2]; [.$C$2]*([.B424]^2)/2; IF([.B424]&lt;([.$H$2]-[.$G$2]); [.$F$2]+[.$I$2]*([.B424]-[.$G$2]); [.$A$2]-[.$F$2]+[.$I$2]*([.B424]-([.$H$2]-[.$G$2]))-([.$C$2]*(([.B424]-([.$H$2]-[.$G$2]))^2)/2)))" office:value-type="float" office:value="2111.398875" calcext:value-type="float">
            <text:p>2111.398875</text:p>
          </table:table-cell>
          <table:table-cell table:formula="of:=IF([.B424]&lt;[.$G$2]; [.$C$2]*[.B424]; IF([.B424]&lt;([.$H$2]-[.$G$2]);[.$I$2]; [.$I$2]-[.$C$2]*([.B424]-([.$H$2]-[.$G$2]))))" office:value-type="float" office:value="263.25" calcext:value-type="float">
            <text:p>263.25</text:p>
          </table:table-cell>
          <table:table-cell table:formula="of:=IF([.B424]&lt;[.$G$2]; [.$C$2]; IF([.B424]&lt;([.$H$2]-[.$G$2]);0; -[.$C$2]))" office:value-type="float" office:value="-250" calcext:value-type="float">
            <text:p>-250</text:p>
          </table:table-cell>
          <table:table-cell table:number-columns-repeated="4"/>
        </table:table-row>
        <table:table-row table:style-name="ro1">
          <table:table-cell office:value-type="float" office:value="420" calcext:value-type="float">
            <text:p>420</text:p>
          </table:table-cell>
          <table:table-cell table:formula="of:=[.A425]*[.$H$2]/[.$D$2]" office:value-type="float" office:value="5.46" calcext:value-type="float">
            <text:p>5.46</text:p>
          </table:table-cell>
          <table:table-cell table:formula="of:=IF([.B425]&lt;[.$G$2]; [.$C$2]*([.B425]^2)/2; IF([.B425]&lt;([.$H$2]-[.$G$2]); [.$F$2]+[.$I$2]*([.B425]-[.$G$2]); [.$A$2]-[.$F$2]+[.$I$2]*([.B425]-([.$H$2]-[.$G$2]))-([.$C$2]*(([.B425]-([.$H$2]-[.$G$2]))^2)/2)))" office:value-type="float" office:value="2114.8" calcext:value-type="float">
            <text:p>2114.8</text:p>
          </table:table-cell>
          <table:table-cell table:formula="of:=IF([.B425]&lt;[.$G$2]; [.$C$2]*[.B425]; IF([.B425]&lt;([.$H$2]-[.$G$2]);[.$I$2]; [.$I$2]-[.$C$2]*([.B425]-([.$H$2]-[.$G$2]))))" office:value-type="float" office:value="260" calcext:value-type="float">
            <text:p>260</text:p>
          </table:table-cell>
          <table:table-cell table:formula="of:=IF([.B425]&lt;[.$G$2]; [.$C$2]; IF([.B425]&lt;([.$H$2]-[.$G$2]);0; -[.$C$2]))" office:value-type="float" office:value="-250" calcext:value-type="float">
            <text:p>-250</text:p>
          </table:table-cell>
          <table:table-cell table:number-columns-repeated="4"/>
        </table:table-row>
        <table:table-row table:style-name="ro1">
          <table:table-cell office:value-type="float" office:value="421" calcext:value-type="float">
            <text:p>421</text:p>
          </table:table-cell>
          <table:table-cell table:formula="of:=[.A426]*[.$H$2]/[.$D$2]" office:value-type="float" office:value="5.473" calcext:value-type="float">
            <text:p>5.473</text:p>
          </table:table-cell>
          <table:table-cell table:formula="of:=IF([.B426]&lt;[.$G$2]; [.$C$2]*([.B426]^2)/2; IF([.B426]&lt;([.$H$2]-[.$G$2]); [.$F$2]+[.$I$2]*([.B426]-[.$G$2]); [.$A$2]-[.$F$2]+[.$I$2]*([.B426]-([.$H$2]-[.$G$2]))-([.$C$2]*(([.B426]-([.$H$2]-[.$G$2]))^2)/2)))" office:value-type="float" office:value="2118.158875" calcext:value-type="float">
            <text:p>2118.158875</text:p>
          </table:table-cell>
          <table:table-cell table:formula="of:=IF([.B426]&lt;[.$G$2]; [.$C$2]*[.B426]; IF([.B426]&lt;([.$H$2]-[.$G$2]);[.$I$2]; [.$I$2]-[.$C$2]*([.B426]-([.$H$2]-[.$G$2]))))" office:value-type="float" office:value="256.75" calcext:value-type="float">
            <text:p>256.75</text:p>
          </table:table-cell>
          <table:table-cell table:formula="of:=IF([.B426]&lt;[.$G$2]; [.$C$2]; IF([.B426]&lt;([.$H$2]-[.$G$2]);0; -[.$C$2]))" office:value-type="float" office:value="-250" calcext:value-type="float">
            <text:p>-250</text:p>
          </table:table-cell>
          <table:table-cell table:number-columns-repeated="4"/>
        </table:table-row>
        <table:table-row table:style-name="ro1">
          <table:table-cell office:value-type="float" office:value="422" calcext:value-type="float">
            <text:p>422</text:p>
          </table:table-cell>
          <table:table-cell table:formula="of:=[.A427]*[.$H$2]/[.$D$2]" office:value-type="float" office:value="5.486" calcext:value-type="float">
            <text:p>5.486</text:p>
          </table:table-cell>
          <table:table-cell table:formula="of:=IF([.B427]&lt;[.$G$2]; [.$C$2]*([.B427]^2)/2; IF([.B427]&lt;([.$H$2]-[.$G$2]); [.$F$2]+[.$I$2]*([.B427]-[.$G$2]); [.$A$2]-[.$F$2]+[.$I$2]*([.B427]-([.$H$2]-[.$G$2]))-([.$C$2]*(([.B427]-([.$H$2]-[.$G$2]))^2)/2)))" office:value-type="float" office:value="2121.4755" calcext:value-type="float">
            <text:p>2121.4755</text:p>
          </table:table-cell>
          <table:table-cell table:formula="of:=IF([.B427]&lt;[.$G$2]; [.$C$2]*[.B427]; IF([.B427]&lt;([.$H$2]-[.$G$2]);[.$I$2]; [.$I$2]-[.$C$2]*([.B427]-([.$H$2]-[.$G$2]))))" office:value-type="float" office:value="253.5" calcext:value-type="float">
            <text:p>253.5</text:p>
          </table:table-cell>
          <table:table-cell table:formula="of:=IF([.B427]&lt;[.$G$2]; [.$C$2]; IF([.B427]&lt;([.$H$2]-[.$G$2]);0; -[.$C$2]))" office:value-type="float" office:value="-250" calcext:value-type="float">
            <text:p>-250</text:p>
          </table:table-cell>
          <table:table-cell table:number-columns-repeated="4"/>
        </table:table-row>
        <table:table-row table:style-name="ro1">
          <table:table-cell office:value-type="float" office:value="423" calcext:value-type="float">
            <text:p>423</text:p>
          </table:table-cell>
          <table:table-cell table:formula="of:=[.A428]*[.$H$2]/[.$D$2]" office:value-type="float" office:value="5.499" calcext:value-type="float">
            <text:p>5.499</text:p>
          </table:table-cell>
          <table:table-cell table:formula="of:=IF([.B428]&lt;[.$G$2]; [.$C$2]*([.B428]^2)/2; IF([.B428]&lt;([.$H$2]-[.$G$2]); [.$F$2]+[.$I$2]*([.B428]-[.$G$2]); [.$A$2]-[.$F$2]+[.$I$2]*([.B428]-([.$H$2]-[.$G$2]))-([.$C$2]*(([.B428]-([.$H$2]-[.$G$2]))^2)/2)))" office:value-type="float" office:value="2124.749875" calcext:value-type="float">
            <text:p>2124.749875</text:p>
          </table:table-cell>
          <table:table-cell table:formula="of:=IF([.B428]&lt;[.$G$2]; [.$C$2]*[.B428]; IF([.B428]&lt;([.$H$2]-[.$G$2]);[.$I$2]; [.$I$2]-[.$C$2]*([.B428]-([.$H$2]-[.$G$2]))))" office:value-type="float" office:value="250.25" calcext:value-type="float">
            <text:p>250.25</text:p>
          </table:table-cell>
          <table:table-cell table:formula="of:=IF([.B428]&lt;[.$G$2]; [.$C$2]; IF([.B428]&lt;([.$H$2]-[.$G$2]);0; -[.$C$2]))" office:value-type="float" office:value="-250" calcext:value-type="float">
            <text:p>-250</text:p>
          </table:table-cell>
          <table:table-cell table:number-columns-repeated="4"/>
        </table:table-row>
        <table:table-row table:style-name="ro1">
          <table:table-cell office:value-type="float" office:value="424" calcext:value-type="float">
            <text:p>424</text:p>
          </table:table-cell>
          <table:table-cell table:formula="of:=[.A429]*[.$H$2]/[.$D$2]" office:value-type="float" office:value="5.512" calcext:value-type="float">
            <text:p>5.512</text:p>
          </table:table-cell>
          <table:table-cell table:formula="of:=IF([.B429]&lt;[.$G$2]; [.$C$2]*([.B429]^2)/2; IF([.B429]&lt;([.$H$2]-[.$G$2]); [.$F$2]+[.$I$2]*([.B429]-[.$G$2]); [.$A$2]-[.$F$2]+[.$I$2]*([.B429]-([.$H$2]-[.$G$2]))-([.$C$2]*(([.B429]-([.$H$2]-[.$G$2]))^2)/2)))" office:value-type="float" office:value="2127.982" calcext:value-type="float">
            <text:p>2127.982</text:p>
          </table:table-cell>
          <table:table-cell table:formula="of:=IF([.B429]&lt;[.$G$2]; [.$C$2]*[.B429]; IF([.B429]&lt;([.$H$2]-[.$G$2]);[.$I$2]; [.$I$2]-[.$C$2]*([.B429]-([.$H$2]-[.$G$2]))))" office:value-type="float" office:value="247" calcext:value-type="float">
            <text:p>247</text:p>
          </table:table-cell>
          <table:table-cell table:formula="of:=IF([.B429]&lt;[.$G$2]; [.$C$2]; IF([.B429]&lt;([.$H$2]-[.$G$2]);0; -[.$C$2]))" office:value-type="float" office:value="-250" calcext:value-type="float">
            <text:p>-250</text:p>
          </table:table-cell>
          <table:table-cell table:number-columns-repeated="4"/>
        </table:table-row>
        <table:table-row table:style-name="ro1">
          <table:table-cell office:value-type="float" office:value="425" calcext:value-type="float">
            <text:p>425</text:p>
          </table:table-cell>
          <table:table-cell table:formula="of:=[.A430]*[.$H$2]/[.$D$2]" office:value-type="float" office:value="5.525" calcext:value-type="float">
            <text:p>5.525</text:p>
          </table:table-cell>
          <table:table-cell table:formula="of:=IF([.B430]&lt;[.$G$2]; [.$C$2]*([.B430]^2)/2; IF([.B430]&lt;([.$H$2]-[.$G$2]); [.$F$2]+[.$I$2]*([.B430]-[.$G$2]); [.$A$2]-[.$F$2]+[.$I$2]*([.B430]-([.$H$2]-[.$G$2]))-([.$C$2]*(([.B430]-([.$H$2]-[.$G$2]))^2)/2)))" office:value-type="float" office:value="2131.171875" calcext:value-type="float">
            <text:p>2131.171875</text:p>
          </table:table-cell>
          <table:table-cell table:formula="of:=IF([.B430]&lt;[.$G$2]; [.$C$2]*[.B430]; IF([.B430]&lt;([.$H$2]-[.$G$2]);[.$I$2]; [.$I$2]-[.$C$2]*([.B430]-([.$H$2]-[.$G$2]))))" office:value-type="float" office:value="243.75" calcext:value-type="float">
            <text:p>243.75</text:p>
          </table:table-cell>
          <table:table-cell table:formula="of:=IF([.B430]&lt;[.$G$2]; [.$C$2]; IF([.B430]&lt;([.$H$2]-[.$G$2]);0; -[.$C$2]))" office:value-type="float" office:value="-250" calcext:value-type="float">
            <text:p>-250</text:p>
          </table:table-cell>
          <table:table-cell table:number-columns-repeated="4"/>
        </table:table-row>
        <table:table-row table:style-name="ro1">
          <table:table-cell office:value-type="float" office:value="426" calcext:value-type="float">
            <text:p>426</text:p>
          </table:table-cell>
          <table:table-cell table:formula="of:=[.A431]*[.$H$2]/[.$D$2]" office:value-type="float" office:value="5.538" calcext:value-type="float">
            <text:p>5.538</text:p>
          </table:table-cell>
          <table:table-cell table:formula="of:=IF([.B431]&lt;[.$G$2]; [.$C$2]*([.B431]^2)/2; IF([.B431]&lt;([.$H$2]-[.$G$2]); [.$F$2]+[.$I$2]*([.B431]-[.$G$2]); [.$A$2]-[.$F$2]+[.$I$2]*([.B431]-([.$H$2]-[.$G$2]))-([.$C$2]*(([.B431]-([.$H$2]-[.$G$2]))^2)/2)))" office:value-type="float" office:value="2134.3195" calcext:value-type="float">
            <text:p>2134.3195</text:p>
          </table:table-cell>
          <table:table-cell table:formula="of:=IF([.B431]&lt;[.$G$2]; [.$C$2]*[.B431]; IF([.B431]&lt;([.$H$2]-[.$G$2]);[.$I$2]; [.$I$2]-[.$C$2]*([.B431]-([.$H$2]-[.$G$2]))))" office:value-type="float" office:value="240.5" calcext:value-type="float">
            <text:p>240.5</text:p>
          </table:table-cell>
          <table:table-cell table:formula="of:=IF([.B431]&lt;[.$G$2]; [.$C$2]; IF([.B431]&lt;([.$H$2]-[.$G$2]);0; -[.$C$2]))" office:value-type="float" office:value="-250" calcext:value-type="float">
            <text:p>-250</text:p>
          </table:table-cell>
          <table:table-cell table:number-columns-repeated="4"/>
        </table:table-row>
        <table:table-row table:style-name="ro1">
          <table:table-cell office:value-type="float" office:value="427" calcext:value-type="float">
            <text:p>427</text:p>
          </table:table-cell>
          <table:table-cell table:formula="of:=[.A432]*[.$H$2]/[.$D$2]" office:value-type="float" office:value="5.551" calcext:value-type="float">
            <text:p>5.551</text:p>
          </table:table-cell>
          <table:table-cell table:formula="of:=IF([.B432]&lt;[.$G$2]; [.$C$2]*([.B432]^2)/2; IF([.B432]&lt;([.$H$2]-[.$G$2]); [.$F$2]+[.$I$2]*([.B432]-[.$G$2]); [.$A$2]-[.$F$2]+[.$I$2]*([.B432]-([.$H$2]-[.$G$2]))-([.$C$2]*(([.B432]-([.$H$2]-[.$G$2]))^2)/2)))" office:value-type="float" office:value="2137.424875" calcext:value-type="float">
            <text:p>2137.424875</text:p>
          </table:table-cell>
          <table:table-cell table:formula="of:=IF([.B432]&lt;[.$G$2]; [.$C$2]*[.B432]; IF([.B432]&lt;([.$H$2]-[.$G$2]);[.$I$2]; [.$I$2]-[.$C$2]*([.B432]-([.$H$2]-[.$G$2]))))" office:value-type="float" office:value="237.25" calcext:value-type="float">
            <text:p>237.25</text:p>
          </table:table-cell>
          <table:table-cell table:formula="of:=IF([.B432]&lt;[.$G$2]; [.$C$2]; IF([.B432]&lt;([.$H$2]-[.$G$2]);0; -[.$C$2]))" office:value-type="float" office:value="-250" calcext:value-type="float">
            <text:p>-250</text:p>
          </table:table-cell>
          <table:table-cell table:number-columns-repeated="4"/>
        </table:table-row>
        <table:table-row table:style-name="ro1">
          <table:table-cell office:value-type="float" office:value="428" calcext:value-type="float">
            <text:p>428</text:p>
          </table:table-cell>
          <table:table-cell table:formula="of:=[.A433]*[.$H$2]/[.$D$2]" office:value-type="float" office:value="5.564" calcext:value-type="float">
            <text:p>5.564</text:p>
          </table:table-cell>
          <table:table-cell table:formula="of:=IF([.B433]&lt;[.$G$2]; [.$C$2]*([.B433]^2)/2; IF([.B433]&lt;([.$H$2]-[.$G$2]); [.$F$2]+[.$I$2]*([.B433]-[.$G$2]); [.$A$2]-[.$F$2]+[.$I$2]*([.B433]-([.$H$2]-[.$G$2]))-([.$C$2]*(([.B433]-([.$H$2]-[.$G$2]))^2)/2)))" office:value-type="float" office:value="2140.488" calcext:value-type="float">
            <text:p>2140.488</text:p>
          </table:table-cell>
          <table:table-cell table:formula="of:=IF([.B433]&lt;[.$G$2]; [.$C$2]*[.B433]; IF([.B433]&lt;([.$H$2]-[.$G$2]);[.$I$2]; [.$I$2]-[.$C$2]*([.B433]-([.$H$2]-[.$G$2]))))" office:value-type="float" office:value="234" calcext:value-type="float">
            <text:p>234</text:p>
          </table:table-cell>
          <table:table-cell table:formula="of:=IF([.B433]&lt;[.$G$2]; [.$C$2]; IF([.B433]&lt;([.$H$2]-[.$G$2]);0; -[.$C$2]))" office:value-type="float" office:value="-250" calcext:value-type="float">
            <text:p>-250</text:p>
          </table:table-cell>
          <table:table-cell table:number-columns-repeated="4"/>
        </table:table-row>
        <table:table-row table:style-name="ro1">
          <table:table-cell office:value-type="float" office:value="429" calcext:value-type="float">
            <text:p>429</text:p>
          </table:table-cell>
          <table:table-cell table:formula="of:=[.A434]*[.$H$2]/[.$D$2]" office:value-type="float" office:value="5.577" calcext:value-type="float">
            <text:p>5.577</text:p>
          </table:table-cell>
          <table:table-cell table:formula="of:=IF([.B434]&lt;[.$G$2]; [.$C$2]*([.B434]^2)/2; IF([.B434]&lt;([.$H$2]-[.$G$2]); [.$F$2]+[.$I$2]*([.B434]-[.$G$2]); [.$A$2]-[.$F$2]+[.$I$2]*([.B434]-([.$H$2]-[.$G$2]))-([.$C$2]*(([.B434]-([.$H$2]-[.$G$2]))^2)/2)))" office:value-type="float" office:value="2143.508875" calcext:value-type="float">
            <text:p>2143.508875</text:p>
          </table:table-cell>
          <table:table-cell table:formula="of:=IF([.B434]&lt;[.$G$2]; [.$C$2]*[.B434]; IF([.B434]&lt;([.$H$2]-[.$G$2]);[.$I$2]; [.$I$2]-[.$C$2]*([.B434]-([.$H$2]-[.$G$2]))))" office:value-type="float" office:value="230.75" calcext:value-type="float">
            <text:p>230.75</text:p>
          </table:table-cell>
          <table:table-cell table:formula="of:=IF([.B434]&lt;[.$G$2]; [.$C$2]; IF([.B434]&lt;([.$H$2]-[.$G$2]);0; -[.$C$2]))" office:value-type="float" office:value="-250" calcext:value-type="float">
            <text:p>-250</text:p>
          </table:table-cell>
          <table:table-cell table:number-columns-repeated="4"/>
        </table:table-row>
        <table:table-row table:style-name="ro1">
          <table:table-cell office:value-type="float" office:value="430" calcext:value-type="float">
            <text:p>430</text:p>
          </table:table-cell>
          <table:table-cell table:formula="of:=[.A435]*[.$H$2]/[.$D$2]" office:value-type="float" office:value="5.59" calcext:value-type="float">
            <text:p>5.59</text:p>
          </table:table-cell>
          <table:table-cell table:formula="of:=IF([.B435]&lt;[.$G$2]; [.$C$2]*([.B435]^2)/2; IF([.B435]&lt;([.$H$2]-[.$G$2]); [.$F$2]+[.$I$2]*([.B435]-[.$G$2]); [.$A$2]-[.$F$2]+[.$I$2]*([.B435]-([.$H$2]-[.$G$2]))-([.$C$2]*(([.B435]-([.$H$2]-[.$G$2]))^2)/2)))" office:value-type="float" office:value="2146.4875" calcext:value-type="float">
            <text:p>2146.4875</text:p>
          </table:table-cell>
          <table:table-cell table:formula="of:=IF([.B435]&lt;[.$G$2]; [.$C$2]*[.B435]; IF([.B435]&lt;([.$H$2]-[.$G$2]);[.$I$2]; [.$I$2]-[.$C$2]*([.B435]-([.$H$2]-[.$G$2]))))" office:value-type="float" office:value="227.5" calcext:value-type="float">
            <text:p>227.5</text:p>
          </table:table-cell>
          <table:table-cell table:formula="of:=IF([.B435]&lt;[.$G$2]; [.$C$2]; IF([.B435]&lt;([.$H$2]-[.$G$2]);0; -[.$C$2]))" office:value-type="float" office:value="-250" calcext:value-type="float">
            <text:p>-250</text:p>
          </table:table-cell>
          <table:table-cell table:number-columns-repeated="4"/>
        </table:table-row>
        <table:table-row table:style-name="ro1">
          <table:table-cell office:value-type="float" office:value="431" calcext:value-type="float">
            <text:p>431</text:p>
          </table:table-cell>
          <table:table-cell table:formula="of:=[.A436]*[.$H$2]/[.$D$2]" office:value-type="float" office:value="5.603" calcext:value-type="float">
            <text:p>5.603</text:p>
          </table:table-cell>
          <table:table-cell table:formula="of:=IF([.B436]&lt;[.$G$2]; [.$C$2]*([.B436]^2)/2; IF([.B436]&lt;([.$H$2]-[.$G$2]); [.$F$2]+[.$I$2]*([.B436]-[.$G$2]); [.$A$2]-[.$F$2]+[.$I$2]*([.B436]-([.$H$2]-[.$G$2]))-([.$C$2]*(([.B436]-([.$H$2]-[.$G$2]))^2)/2)))" office:value-type="float" office:value="2149.423875" calcext:value-type="float">
            <text:p>2149.423875</text:p>
          </table:table-cell>
          <table:table-cell table:formula="of:=IF([.B436]&lt;[.$G$2]; [.$C$2]*[.B436]; IF([.B436]&lt;([.$H$2]-[.$G$2]);[.$I$2]; [.$I$2]-[.$C$2]*([.B436]-([.$H$2]-[.$G$2]))))" office:value-type="float" office:value="224.25" calcext:value-type="float">
            <text:p>224.25</text:p>
          </table:table-cell>
          <table:table-cell table:formula="of:=IF([.B436]&lt;[.$G$2]; [.$C$2]; IF([.B436]&lt;([.$H$2]-[.$G$2]);0; -[.$C$2]))" office:value-type="float" office:value="-250" calcext:value-type="float">
            <text:p>-250</text:p>
          </table:table-cell>
          <table:table-cell table:number-columns-repeated="4"/>
        </table:table-row>
        <table:table-row table:style-name="ro1">
          <table:table-cell office:value-type="float" office:value="432" calcext:value-type="float">
            <text:p>432</text:p>
          </table:table-cell>
          <table:table-cell table:formula="of:=[.A437]*[.$H$2]/[.$D$2]" office:value-type="float" office:value="5.616" calcext:value-type="float">
            <text:p>5.616</text:p>
          </table:table-cell>
          <table:table-cell table:formula="of:=IF([.B437]&lt;[.$G$2]; [.$C$2]*([.B437]^2)/2; IF([.B437]&lt;([.$H$2]-[.$G$2]); [.$F$2]+[.$I$2]*([.B437]-[.$G$2]); [.$A$2]-[.$F$2]+[.$I$2]*([.B437]-([.$H$2]-[.$G$2]))-([.$C$2]*(([.B437]-([.$H$2]-[.$G$2]))^2)/2)))" office:value-type="float" office:value="2152.318" calcext:value-type="float">
            <text:p>2152.318</text:p>
          </table:table-cell>
          <table:table-cell table:formula="of:=IF([.B437]&lt;[.$G$2]; [.$C$2]*[.B437]; IF([.B437]&lt;([.$H$2]-[.$G$2]);[.$I$2]; [.$I$2]-[.$C$2]*([.B437]-([.$H$2]-[.$G$2]))))" office:value-type="float" office:value="221" calcext:value-type="float">
            <text:p>221</text:p>
          </table:table-cell>
          <table:table-cell table:formula="of:=IF([.B437]&lt;[.$G$2]; [.$C$2]; IF([.B437]&lt;([.$H$2]-[.$G$2]);0; -[.$C$2]))" office:value-type="float" office:value="-250" calcext:value-type="float">
            <text:p>-250</text:p>
          </table:table-cell>
          <table:table-cell table:number-columns-repeated="4"/>
        </table:table-row>
        <table:table-row table:style-name="ro1">
          <table:table-cell office:value-type="float" office:value="433" calcext:value-type="float">
            <text:p>433</text:p>
          </table:table-cell>
          <table:table-cell table:formula="of:=[.A438]*[.$H$2]/[.$D$2]" office:value-type="float" office:value="5.629" calcext:value-type="float">
            <text:p>5.629</text:p>
          </table:table-cell>
          <table:table-cell table:formula="of:=IF([.B438]&lt;[.$G$2]; [.$C$2]*([.B438]^2)/2; IF([.B438]&lt;([.$H$2]-[.$G$2]); [.$F$2]+[.$I$2]*([.B438]-[.$G$2]); [.$A$2]-[.$F$2]+[.$I$2]*([.B438]-([.$H$2]-[.$G$2]))-([.$C$2]*(([.B438]-([.$H$2]-[.$G$2]))^2)/2)))" office:value-type="float" office:value="2155.169875" calcext:value-type="float">
            <text:p>2155.169875</text:p>
          </table:table-cell>
          <table:table-cell table:formula="of:=IF([.B438]&lt;[.$G$2]; [.$C$2]*[.B438]; IF([.B438]&lt;([.$H$2]-[.$G$2]);[.$I$2]; [.$I$2]-[.$C$2]*([.B438]-([.$H$2]-[.$G$2]))))" office:value-type="float" office:value="217.75" calcext:value-type="float">
            <text:p>217.75</text:p>
          </table:table-cell>
          <table:table-cell table:formula="of:=IF([.B438]&lt;[.$G$2]; [.$C$2]; IF([.B438]&lt;([.$H$2]-[.$G$2]);0; -[.$C$2]))" office:value-type="float" office:value="-250" calcext:value-type="float">
            <text:p>-250</text:p>
          </table:table-cell>
          <table:table-cell table:number-columns-repeated="4"/>
        </table:table-row>
        <table:table-row table:style-name="ro1">
          <table:table-cell office:value-type="float" office:value="434" calcext:value-type="float">
            <text:p>434</text:p>
          </table:table-cell>
          <table:table-cell table:formula="of:=[.A439]*[.$H$2]/[.$D$2]" office:value-type="float" office:value="5.642" calcext:value-type="float">
            <text:p>5.642</text:p>
          </table:table-cell>
          <table:table-cell table:formula="of:=IF([.B439]&lt;[.$G$2]; [.$C$2]*([.B439]^2)/2; IF([.B439]&lt;([.$H$2]-[.$G$2]); [.$F$2]+[.$I$2]*([.B439]-[.$G$2]); [.$A$2]-[.$F$2]+[.$I$2]*([.B439]-([.$H$2]-[.$G$2]))-([.$C$2]*(([.B439]-([.$H$2]-[.$G$2]))^2)/2)))" office:value-type="float" office:value="2157.9795" calcext:value-type="float">
            <text:p>2157.9795</text:p>
          </table:table-cell>
          <table:table-cell table:formula="of:=IF([.B439]&lt;[.$G$2]; [.$C$2]*[.B439]; IF([.B439]&lt;([.$H$2]-[.$G$2]);[.$I$2]; [.$I$2]-[.$C$2]*([.B439]-([.$H$2]-[.$G$2]))))" office:value-type="float" office:value="214.5" calcext:value-type="float">
            <text:p>214.5</text:p>
          </table:table-cell>
          <table:table-cell table:formula="of:=IF([.B439]&lt;[.$G$2]; [.$C$2]; IF([.B439]&lt;([.$H$2]-[.$G$2]);0; -[.$C$2]))" office:value-type="float" office:value="-250" calcext:value-type="float">
            <text:p>-250</text:p>
          </table:table-cell>
          <table:table-cell table:number-columns-repeated="4"/>
        </table:table-row>
        <table:table-row table:style-name="ro1">
          <table:table-cell office:value-type="float" office:value="435" calcext:value-type="float">
            <text:p>435</text:p>
          </table:table-cell>
          <table:table-cell table:formula="of:=[.A440]*[.$H$2]/[.$D$2]" office:value-type="float" office:value="5.655" calcext:value-type="float">
            <text:p>5.655</text:p>
          </table:table-cell>
          <table:table-cell table:formula="of:=IF([.B440]&lt;[.$G$2]; [.$C$2]*([.B440]^2)/2; IF([.B440]&lt;([.$H$2]-[.$G$2]); [.$F$2]+[.$I$2]*([.B440]-[.$G$2]); [.$A$2]-[.$F$2]+[.$I$2]*([.B440]-([.$H$2]-[.$G$2]))-([.$C$2]*(([.B440]-([.$H$2]-[.$G$2]))^2)/2)))" office:value-type="float" office:value="2160.746875" calcext:value-type="float">
            <text:p>2160.746875</text:p>
          </table:table-cell>
          <table:table-cell table:formula="of:=IF([.B440]&lt;[.$G$2]; [.$C$2]*[.B440]; IF([.B440]&lt;([.$H$2]-[.$G$2]);[.$I$2]; [.$I$2]-[.$C$2]*([.B440]-([.$H$2]-[.$G$2]))))" office:value-type="float" office:value="211.25" calcext:value-type="float">
            <text:p>211.25</text:p>
          </table:table-cell>
          <table:table-cell table:formula="of:=IF([.B440]&lt;[.$G$2]; [.$C$2]; IF([.B440]&lt;([.$H$2]-[.$G$2]);0; -[.$C$2]))" office:value-type="float" office:value="-250" calcext:value-type="float">
            <text:p>-250</text:p>
          </table:table-cell>
          <table:table-cell table:number-columns-repeated="4"/>
        </table:table-row>
        <table:table-row table:style-name="ro1">
          <table:table-cell office:value-type="float" office:value="436" calcext:value-type="float">
            <text:p>436</text:p>
          </table:table-cell>
          <table:table-cell table:formula="of:=[.A441]*[.$H$2]/[.$D$2]" office:value-type="float" office:value="5.668" calcext:value-type="float">
            <text:p>5.668</text:p>
          </table:table-cell>
          <table:table-cell table:formula="of:=IF([.B441]&lt;[.$G$2]; [.$C$2]*([.B441]^2)/2; IF([.B441]&lt;([.$H$2]-[.$G$2]); [.$F$2]+[.$I$2]*([.B441]-[.$G$2]); [.$A$2]-[.$F$2]+[.$I$2]*([.B441]-([.$H$2]-[.$G$2]))-([.$C$2]*(([.B441]-([.$H$2]-[.$G$2]))^2)/2)))" office:value-type="float" office:value="2163.472" calcext:value-type="float">
            <text:p>2163.472</text:p>
          </table:table-cell>
          <table:table-cell table:formula="of:=IF([.B441]&lt;[.$G$2]; [.$C$2]*[.B441]; IF([.B441]&lt;([.$H$2]-[.$G$2]);[.$I$2]; [.$I$2]-[.$C$2]*([.B441]-([.$H$2]-[.$G$2]))))" office:value-type="float" office:value="208" calcext:value-type="float">
            <text:p>208</text:p>
          </table:table-cell>
          <table:table-cell table:formula="of:=IF([.B441]&lt;[.$G$2]; [.$C$2]; IF([.B441]&lt;([.$H$2]-[.$G$2]);0; -[.$C$2]))" office:value-type="float" office:value="-250" calcext:value-type="float">
            <text:p>-250</text:p>
          </table:table-cell>
          <table:table-cell table:number-columns-repeated="4"/>
        </table:table-row>
        <table:table-row table:style-name="ro1">
          <table:table-cell office:value-type="float" office:value="437" calcext:value-type="float">
            <text:p>437</text:p>
          </table:table-cell>
          <table:table-cell table:formula="of:=[.A442]*[.$H$2]/[.$D$2]" office:value-type="float" office:value="5.681" calcext:value-type="float">
            <text:p>5.681</text:p>
          </table:table-cell>
          <table:table-cell table:formula="of:=IF([.B442]&lt;[.$G$2]; [.$C$2]*([.B442]^2)/2; IF([.B442]&lt;([.$H$2]-[.$G$2]); [.$F$2]+[.$I$2]*([.B442]-[.$G$2]); [.$A$2]-[.$F$2]+[.$I$2]*([.B442]-([.$H$2]-[.$G$2]))-([.$C$2]*(([.B442]-([.$H$2]-[.$G$2]))^2)/2)))" office:value-type="float" office:value="2166.154875" calcext:value-type="float">
            <text:p>2166.154875</text:p>
          </table:table-cell>
          <table:table-cell table:formula="of:=IF([.B442]&lt;[.$G$2]; [.$C$2]*[.B442]; IF([.B442]&lt;([.$H$2]-[.$G$2]);[.$I$2]; [.$I$2]-[.$C$2]*([.B442]-([.$H$2]-[.$G$2]))))" office:value-type="float" office:value="204.75" calcext:value-type="float">
            <text:p>204.75</text:p>
          </table:table-cell>
          <table:table-cell table:formula="of:=IF([.B442]&lt;[.$G$2]; [.$C$2]; IF([.B442]&lt;([.$H$2]-[.$G$2]);0; -[.$C$2]))" office:value-type="float" office:value="-250" calcext:value-type="float">
            <text:p>-250</text:p>
          </table:table-cell>
          <table:table-cell table:number-columns-repeated="4"/>
        </table:table-row>
        <table:table-row table:style-name="ro1">
          <table:table-cell office:value-type="float" office:value="438" calcext:value-type="float">
            <text:p>438</text:p>
          </table:table-cell>
          <table:table-cell table:formula="of:=[.A443]*[.$H$2]/[.$D$2]" office:value-type="float" office:value="5.694" calcext:value-type="float">
            <text:p>5.694</text:p>
          </table:table-cell>
          <table:table-cell table:formula="of:=IF([.B443]&lt;[.$G$2]; [.$C$2]*([.B443]^2)/2; IF([.B443]&lt;([.$H$2]-[.$G$2]); [.$F$2]+[.$I$2]*([.B443]-[.$G$2]); [.$A$2]-[.$F$2]+[.$I$2]*([.B443]-([.$H$2]-[.$G$2]))-([.$C$2]*(([.B443]-([.$H$2]-[.$G$2]))^2)/2)))" office:value-type="float" office:value="2168.7955" calcext:value-type="float">
            <text:p>2168.7955</text:p>
          </table:table-cell>
          <table:table-cell table:formula="of:=IF([.B443]&lt;[.$G$2]; [.$C$2]*[.B443]; IF([.B443]&lt;([.$H$2]-[.$G$2]);[.$I$2]; [.$I$2]-[.$C$2]*([.B443]-([.$H$2]-[.$G$2]))))" office:value-type="float" office:value="201.5" calcext:value-type="float">
            <text:p>201.5</text:p>
          </table:table-cell>
          <table:table-cell table:formula="of:=IF([.B443]&lt;[.$G$2]; [.$C$2]; IF([.B443]&lt;([.$H$2]-[.$G$2]);0; -[.$C$2]))" office:value-type="float" office:value="-250" calcext:value-type="float">
            <text:p>-250</text:p>
          </table:table-cell>
          <table:table-cell table:number-columns-repeated="4"/>
        </table:table-row>
        <table:table-row table:style-name="ro1">
          <table:table-cell office:value-type="float" office:value="439" calcext:value-type="float">
            <text:p>439</text:p>
          </table:table-cell>
          <table:table-cell table:formula="of:=[.A444]*[.$H$2]/[.$D$2]" office:value-type="float" office:value="5.707" calcext:value-type="float">
            <text:p>5.707</text:p>
          </table:table-cell>
          <table:table-cell table:formula="of:=IF([.B444]&lt;[.$G$2]; [.$C$2]*([.B444]^2)/2; IF([.B444]&lt;([.$H$2]-[.$G$2]); [.$F$2]+[.$I$2]*([.B444]-[.$G$2]); [.$A$2]-[.$F$2]+[.$I$2]*([.B444]-([.$H$2]-[.$G$2]))-([.$C$2]*(([.B444]-([.$H$2]-[.$G$2]))^2)/2)))" office:value-type="float" office:value="2171.393875" calcext:value-type="float">
            <text:p>2171.393875</text:p>
          </table:table-cell>
          <table:table-cell table:formula="of:=IF([.B444]&lt;[.$G$2]; [.$C$2]*[.B444]; IF([.B444]&lt;([.$H$2]-[.$G$2]);[.$I$2]; [.$I$2]-[.$C$2]*([.B444]-([.$H$2]-[.$G$2]))))" office:value-type="float" office:value="198.25" calcext:value-type="float">
            <text:p>198.25</text:p>
          </table:table-cell>
          <table:table-cell table:formula="of:=IF([.B444]&lt;[.$G$2]; [.$C$2]; IF([.B444]&lt;([.$H$2]-[.$G$2]);0; -[.$C$2]))" office:value-type="float" office:value="-250" calcext:value-type="float">
            <text:p>-250</text:p>
          </table:table-cell>
          <table:table-cell table:number-columns-repeated="4"/>
        </table:table-row>
        <table:table-row table:style-name="ro1">
          <table:table-cell office:value-type="float" office:value="440" calcext:value-type="float">
            <text:p>440</text:p>
          </table:table-cell>
          <table:table-cell table:formula="of:=[.A445]*[.$H$2]/[.$D$2]" office:value-type="float" office:value="5.72" calcext:value-type="float">
            <text:p>5.72</text:p>
          </table:table-cell>
          <table:table-cell table:formula="of:=IF([.B445]&lt;[.$G$2]; [.$C$2]*([.B445]^2)/2; IF([.B445]&lt;([.$H$2]-[.$G$2]); [.$F$2]+[.$I$2]*([.B445]-[.$G$2]); [.$A$2]-[.$F$2]+[.$I$2]*([.B445]-([.$H$2]-[.$G$2]))-([.$C$2]*(([.B445]-([.$H$2]-[.$G$2]))^2)/2)))" office:value-type="float" office:value="2173.95" calcext:value-type="float">
            <text:p>2173.95</text:p>
          </table:table-cell>
          <table:table-cell table:formula="of:=IF([.B445]&lt;[.$G$2]; [.$C$2]*[.B445]; IF([.B445]&lt;([.$H$2]-[.$G$2]);[.$I$2]; [.$I$2]-[.$C$2]*([.B445]-([.$H$2]-[.$G$2]))))" office:value-type="float" office:value="195" calcext:value-type="float">
            <text:p>195</text:p>
          </table:table-cell>
          <table:table-cell table:formula="of:=IF([.B445]&lt;[.$G$2]; [.$C$2]; IF([.B445]&lt;([.$H$2]-[.$G$2]);0; -[.$C$2]))" office:value-type="float" office:value="-250" calcext:value-type="float">
            <text:p>-250</text:p>
          </table:table-cell>
          <table:table-cell table:number-columns-repeated="4"/>
        </table:table-row>
        <table:table-row table:style-name="ro1">
          <table:table-cell office:value-type="float" office:value="441" calcext:value-type="float">
            <text:p>441</text:p>
          </table:table-cell>
          <table:table-cell table:formula="of:=[.A446]*[.$H$2]/[.$D$2]" office:value-type="float" office:value="5.733" calcext:value-type="float">
            <text:p>5.733</text:p>
          </table:table-cell>
          <table:table-cell table:formula="of:=IF([.B446]&lt;[.$G$2]; [.$C$2]*([.B446]^2)/2; IF([.B446]&lt;([.$H$2]-[.$G$2]); [.$F$2]+[.$I$2]*([.B446]-[.$G$2]); [.$A$2]-[.$F$2]+[.$I$2]*([.B446]-([.$H$2]-[.$G$2]))-([.$C$2]*(([.B446]-([.$H$2]-[.$G$2]))^2)/2)))" office:value-type="float" office:value="2176.463875" calcext:value-type="float">
            <text:p>2176.463875</text:p>
          </table:table-cell>
          <table:table-cell table:formula="of:=IF([.B446]&lt;[.$G$2]; [.$C$2]*[.B446]; IF([.B446]&lt;([.$H$2]-[.$G$2]);[.$I$2]; [.$I$2]-[.$C$2]*([.B446]-([.$H$2]-[.$G$2]))))" office:value-type="float" office:value="191.75" calcext:value-type="float">
            <text:p>191.75</text:p>
          </table:table-cell>
          <table:table-cell table:formula="of:=IF([.B446]&lt;[.$G$2]; [.$C$2]; IF([.B446]&lt;([.$H$2]-[.$G$2]);0; -[.$C$2]))" office:value-type="float" office:value="-250" calcext:value-type="float">
            <text:p>-250</text:p>
          </table:table-cell>
          <table:table-cell table:number-columns-repeated="4"/>
        </table:table-row>
        <table:table-row table:style-name="ro1">
          <table:table-cell office:value-type="float" office:value="442" calcext:value-type="float">
            <text:p>442</text:p>
          </table:table-cell>
          <table:table-cell table:formula="of:=[.A447]*[.$H$2]/[.$D$2]" office:value-type="float" office:value="5.746" calcext:value-type="float">
            <text:p>5.746</text:p>
          </table:table-cell>
          <table:table-cell table:formula="of:=IF([.B447]&lt;[.$G$2]; [.$C$2]*([.B447]^2)/2; IF([.B447]&lt;([.$H$2]-[.$G$2]); [.$F$2]+[.$I$2]*([.B447]-[.$G$2]); [.$A$2]-[.$F$2]+[.$I$2]*([.B447]-([.$H$2]-[.$G$2]))-([.$C$2]*(([.B447]-([.$H$2]-[.$G$2]))^2)/2)))" office:value-type="float" office:value="2178.9355" calcext:value-type="float">
            <text:p>2178.9355</text:p>
          </table:table-cell>
          <table:table-cell table:formula="of:=IF([.B447]&lt;[.$G$2]; [.$C$2]*[.B447]; IF([.B447]&lt;([.$H$2]-[.$G$2]);[.$I$2]; [.$I$2]-[.$C$2]*([.B447]-([.$H$2]-[.$G$2]))))" office:value-type="float" office:value="188.5" calcext:value-type="float">
            <text:p>188.5</text:p>
          </table:table-cell>
          <table:table-cell table:formula="of:=IF([.B447]&lt;[.$G$2]; [.$C$2]; IF([.B447]&lt;([.$H$2]-[.$G$2]);0; -[.$C$2]))" office:value-type="float" office:value="-250" calcext:value-type="float">
            <text:p>-250</text:p>
          </table:table-cell>
          <table:table-cell table:number-columns-repeated="4"/>
        </table:table-row>
        <table:table-row table:style-name="ro1">
          <table:table-cell office:value-type="float" office:value="443" calcext:value-type="float">
            <text:p>443</text:p>
          </table:table-cell>
          <table:table-cell table:formula="of:=[.A448]*[.$H$2]/[.$D$2]" office:value-type="float" office:value="5.759" calcext:value-type="float">
            <text:p>5.759</text:p>
          </table:table-cell>
          <table:table-cell table:formula="of:=IF([.B448]&lt;[.$G$2]; [.$C$2]*([.B448]^2)/2; IF([.B448]&lt;([.$H$2]-[.$G$2]); [.$F$2]+[.$I$2]*([.B448]-[.$G$2]); [.$A$2]-[.$F$2]+[.$I$2]*([.B448]-([.$H$2]-[.$G$2]))-([.$C$2]*(([.B448]-([.$H$2]-[.$G$2]))^2)/2)))" office:value-type="float" office:value="2181.364875" calcext:value-type="float">
            <text:p>2181.364875</text:p>
          </table:table-cell>
          <table:table-cell table:formula="of:=IF([.B448]&lt;[.$G$2]; [.$C$2]*[.B448]; IF([.B448]&lt;([.$H$2]-[.$G$2]);[.$I$2]; [.$I$2]-[.$C$2]*([.B448]-([.$H$2]-[.$G$2]))))" office:value-type="float" office:value="185.25" calcext:value-type="float">
            <text:p>185.25</text:p>
          </table:table-cell>
          <table:table-cell table:formula="of:=IF([.B448]&lt;[.$G$2]; [.$C$2]; IF([.B448]&lt;([.$H$2]-[.$G$2]);0; -[.$C$2]))" office:value-type="float" office:value="-250" calcext:value-type="float">
            <text:p>-250</text:p>
          </table:table-cell>
          <table:table-cell table:number-columns-repeated="4"/>
        </table:table-row>
        <table:table-row table:style-name="ro1">
          <table:table-cell office:value-type="float" office:value="444" calcext:value-type="float">
            <text:p>444</text:p>
          </table:table-cell>
          <table:table-cell table:formula="of:=[.A449]*[.$H$2]/[.$D$2]" office:value-type="float" office:value="5.772" calcext:value-type="float">
            <text:p>5.772</text:p>
          </table:table-cell>
          <table:table-cell table:formula="of:=IF([.B449]&lt;[.$G$2]; [.$C$2]*([.B449]^2)/2; IF([.B449]&lt;([.$H$2]-[.$G$2]); [.$F$2]+[.$I$2]*([.B449]-[.$G$2]); [.$A$2]-[.$F$2]+[.$I$2]*([.B449]-([.$H$2]-[.$G$2]))-([.$C$2]*(([.B449]-([.$H$2]-[.$G$2]))^2)/2)))" office:value-type="float" office:value="2183.752" calcext:value-type="float">
            <text:p>2183.752</text:p>
          </table:table-cell>
          <table:table-cell table:formula="of:=IF([.B449]&lt;[.$G$2]; [.$C$2]*[.B449]; IF([.B449]&lt;([.$H$2]-[.$G$2]);[.$I$2]; [.$I$2]-[.$C$2]*([.B449]-([.$H$2]-[.$G$2]))))" office:value-type="float" office:value="182" calcext:value-type="float">
            <text:p>182</text:p>
          </table:table-cell>
          <table:table-cell table:formula="of:=IF([.B449]&lt;[.$G$2]; [.$C$2]; IF([.B449]&lt;([.$H$2]-[.$G$2]);0; -[.$C$2]))" office:value-type="float" office:value="-250" calcext:value-type="float">
            <text:p>-250</text:p>
          </table:table-cell>
          <table:table-cell table:number-columns-repeated="4"/>
        </table:table-row>
        <table:table-row table:style-name="ro1">
          <table:table-cell office:value-type="float" office:value="445" calcext:value-type="float">
            <text:p>445</text:p>
          </table:table-cell>
          <table:table-cell table:formula="of:=[.A450]*[.$H$2]/[.$D$2]" office:value-type="float" office:value="5.785" calcext:value-type="float">
            <text:p>5.785</text:p>
          </table:table-cell>
          <table:table-cell table:formula="of:=IF([.B450]&lt;[.$G$2]; [.$C$2]*([.B450]^2)/2; IF([.B450]&lt;([.$H$2]-[.$G$2]); [.$F$2]+[.$I$2]*([.B450]-[.$G$2]); [.$A$2]-[.$F$2]+[.$I$2]*([.B450]-([.$H$2]-[.$G$2]))-([.$C$2]*(([.B450]-([.$H$2]-[.$G$2]))^2)/2)))" office:value-type="float" office:value="2186.096875" calcext:value-type="float">
            <text:p>2186.096875</text:p>
          </table:table-cell>
          <table:table-cell table:formula="of:=IF([.B450]&lt;[.$G$2]; [.$C$2]*[.B450]; IF([.B450]&lt;([.$H$2]-[.$G$2]);[.$I$2]; [.$I$2]-[.$C$2]*([.B450]-([.$H$2]-[.$G$2]))))" office:value-type="float" office:value="178.75" calcext:value-type="float">
            <text:p>178.75</text:p>
          </table:table-cell>
          <table:table-cell table:formula="of:=IF([.B450]&lt;[.$G$2]; [.$C$2]; IF([.B450]&lt;([.$H$2]-[.$G$2]);0; -[.$C$2]))" office:value-type="float" office:value="-250" calcext:value-type="float">
            <text:p>-250</text:p>
          </table:table-cell>
          <table:table-cell table:number-columns-repeated="4"/>
        </table:table-row>
        <table:table-row table:style-name="ro1">
          <table:table-cell office:value-type="float" office:value="446" calcext:value-type="float">
            <text:p>446</text:p>
          </table:table-cell>
          <table:table-cell table:formula="of:=[.A451]*[.$H$2]/[.$D$2]" office:value-type="float" office:value="5.798" calcext:value-type="float">
            <text:p>5.798</text:p>
          </table:table-cell>
          <table:table-cell table:formula="of:=IF([.B451]&lt;[.$G$2]; [.$C$2]*([.B451]^2)/2; IF([.B451]&lt;([.$H$2]-[.$G$2]); [.$F$2]+[.$I$2]*([.B451]-[.$G$2]); [.$A$2]-[.$F$2]+[.$I$2]*([.B451]-([.$H$2]-[.$G$2]))-([.$C$2]*(([.B451]-([.$H$2]-[.$G$2]))^2)/2)))" office:value-type="float" office:value="2188.3995" calcext:value-type="float">
            <text:p>2188.3995</text:p>
          </table:table-cell>
          <table:table-cell table:formula="of:=IF([.B451]&lt;[.$G$2]; [.$C$2]*[.B451]; IF([.B451]&lt;([.$H$2]-[.$G$2]);[.$I$2]; [.$I$2]-[.$C$2]*([.B451]-([.$H$2]-[.$G$2]))))" office:value-type="float" office:value="175.5" calcext:value-type="float">
            <text:p>175.5</text:p>
          </table:table-cell>
          <table:table-cell table:formula="of:=IF([.B451]&lt;[.$G$2]; [.$C$2]; IF([.B451]&lt;([.$H$2]-[.$G$2]);0; -[.$C$2]))" office:value-type="float" office:value="-250" calcext:value-type="float">
            <text:p>-250</text:p>
          </table:table-cell>
          <table:table-cell table:number-columns-repeated="4"/>
        </table:table-row>
        <table:table-row table:style-name="ro1">
          <table:table-cell office:value-type="float" office:value="447" calcext:value-type="float">
            <text:p>447</text:p>
          </table:table-cell>
          <table:table-cell table:formula="of:=[.A452]*[.$H$2]/[.$D$2]" office:value-type="float" office:value="5.811" calcext:value-type="float">
            <text:p>5.811</text:p>
          </table:table-cell>
          <table:table-cell table:formula="of:=IF([.B452]&lt;[.$G$2]; [.$C$2]*([.B452]^2)/2; IF([.B452]&lt;([.$H$2]-[.$G$2]); [.$F$2]+[.$I$2]*([.B452]-[.$G$2]); [.$A$2]-[.$F$2]+[.$I$2]*([.B452]-([.$H$2]-[.$G$2]))-([.$C$2]*(([.B452]-([.$H$2]-[.$G$2]))^2)/2)))" office:value-type="float" office:value="2190.659875" calcext:value-type="float">
            <text:p>2190.659875</text:p>
          </table:table-cell>
          <table:table-cell table:formula="of:=IF([.B452]&lt;[.$G$2]; [.$C$2]*[.B452]; IF([.B452]&lt;([.$H$2]-[.$G$2]);[.$I$2]; [.$I$2]-[.$C$2]*([.B452]-([.$H$2]-[.$G$2]))))" office:value-type="float" office:value="172.25" calcext:value-type="float">
            <text:p>172.25</text:p>
          </table:table-cell>
          <table:table-cell table:formula="of:=IF([.B452]&lt;[.$G$2]; [.$C$2]; IF([.B452]&lt;([.$H$2]-[.$G$2]);0; -[.$C$2]))" office:value-type="float" office:value="-250" calcext:value-type="float">
            <text:p>-250</text:p>
          </table:table-cell>
          <table:table-cell table:number-columns-repeated="4"/>
        </table:table-row>
        <table:table-row table:style-name="ro1">
          <table:table-cell office:value-type="float" office:value="448" calcext:value-type="float">
            <text:p>448</text:p>
          </table:table-cell>
          <table:table-cell table:formula="of:=[.A453]*[.$H$2]/[.$D$2]" office:value-type="float" office:value="5.824" calcext:value-type="float">
            <text:p>5.824</text:p>
          </table:table-cell>
          <table:table-cell table:formula="of:=IF([.B453]&lt;[.$G$2]; [.$C$2]*([.B453]^2)/2; IF([.B453]&lt;([.$H$2]-[.$G$2]); [.$F$2]+[.$I$2]*([.B453]-[.$G$2]); [.$A$2]-[.$F$2]+[.$I$2]*([.B453]-([.$H$2]-[.$G$2]))-([.$C$2]*(([.B453]-([.$H$2]-[.$G$2]))^2)/2)))" office:value-type="float" office:value="2192.878" calcext:value-type="float">
            <text:p>2192.878</text:p>
          </table:table-cell>
          <table:table-cell table:formula="of:=IF([.B453]&lt;[.$G$2]; [.$C$2]*[.B453]; IF([.B453]&lt;([.$H$2]-[.$G$2]);[.$I$2]; [.$I$2]-[.$C$2]*([.B453]-([.$H$2]-[.$G$2]))))" office:value-type="float" office:value="169" calcext:value-type="float">
            <text:p>169</text:p>
          </table:table-cell>
          <table:table-cell table:formula="of:=IF([.B453]&lt;[.$G$2]; [.$C$2]; IF([.B453]&lt;([.$H$2]-[.$G$2]);0; -[.$C$2]))" office:value-type="float" office:value="-250" calcext:value-type="float">
            <text:p>-250</text:p>
          </table:table-cell>
          <table:table-cell table:number-columns-repeated="4"/>
        </table:table-row>
        <table:table-row table:style-name="ro1">
          <table:table-cell office:value-type="float" office:value="449" calcext:value-type="float">
            <text:p>449</text:p>
          </table:table-cell>
          <table:table-cell table:formula="of:=[.A454]*[.$H$2]/[.$D$2]" office:value-type="float" office:value="5.837" calcext:value-type="float">
            <text:p>5.837</text:p>
          </table:table-cell>
          <table:table-cell table:formula="of:=IF([.B454]&lt;[.$G$2]; [.$C$2]*([.B454]^2)/2; IF([.B454]&lt;([.$H$2]-[.$G$2]); [.$F$2]+[.$I$2]*([.B454]-[.$G$2]); [.$A$2]-[.$F$2]+[.$I$2]*([.B454]-([.$H$2]-[.$G$2]))-([.$C$2]*(([.B454]-([.$H$2]-[.$G$2]))^2)/2)))" office:value-type="float" office:value="2195.053875" calcext:value-type="float">
            <text:p>2195.053875</text:p>
          </table:table-cell>
          <table:table-cell table:formula="of:=IF([.B454]&lt;[.$G$2]; [.$C$2]*[.B454]; IF([.B454]&lt;([.$H$2]-[.$G$2]);[.$I$2]; [.$I$2]-[.$C$2]*([.B454]-([.$H$2]-[.$G$2]))))" office:value-type="float" office:value="165.75" calcext:value-type="float">
            <text:p>165.75</text:p>
          </table:table-cell>
          <table:table-cell table:formula="of:=IF([.B454]&lt;[.$G$2]; [.$C$2]; IF([.B454]&lt;([.$H$2]-[.$G$2]);0; -[.$C$2]))" office:value-type="float" office:value="-250" calcext:value-type="float">
            <text:p>-250</text:p>
          </table:table-cell>
          <table:table-cell table:number-columns-repeated="4"/>
        </table:table-row>
        <table:table-row table:style-name="ro1">
          <table:table-cell office:value-type="float" office:value="450" calcext:value-type="float">
            <text:p>450</text:p>
          </table:table-cell>
          <table:table-cell table:formula="of:=[.A455]*[.$H$2]/[.$D$2]" office:value-type="float" office:value="5.85" calcext:value-type="float">
            <text:p>5.85</text:p>
          </table:table-cell>
          <table:table-cell table:formula="of:=IF([.B455]&lt;[.$G$2]; [.$C$2]*([.B455]^2)/2; IF([.B455]&lt;([.$H$2]-[.$G$2]); [.$F$2]+[.$I$2]*([.B455]-[.$G$2]); [.$A$2]-[.$F$2]+[.$I$2]*([.B455]-([.$H$2]-[.$G$2]))-([.$C$2]*(([.B455]-([.$H$2]-[.$G$2]))^2)/2)))" office:value-type="float" office:value="2197.1875" calcext:value-type="float">
            <text:p>2197.1875</text:p>
          </table:table-cell>
          <table:table-cell table:formula="of:=IF([.B455]&lt;[.$G$2]; [.$C$2]*[.B455]; IF([.B455]&lt;([.$H$2]-[.$G$2]);[.$I$2]; [.$I$2]-[.$C$2]*([.B455]-([.$H$2]-[.$G$2]))))" office:value-type="float" office:value="162.5" calcext:value-type="float">
            <text:p>162.5</text:p>
          </table:table-cell>
          <table:table-cell table:formula="of:=IF([.B455]&lt;[.$G$2]; [.$C$2]; IF([.B455]&lt;([.$H$2]-[.$G$2]);0; -[.$C$2]))" office:value-type="float" office:value="-250" calcext:value-type="float">
            <text:p>-250</text:p>
          </table:table-cell>
          <table:table-cell table:number-columns-repeated="4"/>
        </table:table-row>
        <table:table-row table:style-name="ro1">
          <table:table-cell office:value-type="float" office:value="451" calcext:value-type="float">
            <text:p>451</text:p>
          </table:table-cell>
          <table:table-cell table:formula="of:=[.A456]*[.$H$2]/[.$D$2]" office:value-type="float" office:value="5.863" calcext:value-type="float">
            <text:p>5.863</text:p>
          </table:table-cell>
          <table:table-cell table:formula="of:=IF([.B456]&lt;[.$G$2]; [.$C$2]*([.B456]^2)/2; IF([.B456]&lt;([.$H$2]-[.$G$2]); [.$F$2]+[.$I$2]*([.B456]-[.$G$2]); [.$A$2]-[.$F$2]+[.$I$2]*([.B456]-([.$H$2]-[.$G$2]))-([.$C$2]*(([.B456]-([.$H$2]-[.$G$2]))^2)/2)))" office:value-type="float" office:value="2199.278875" calcext:value-type="float">
            <text:p>2199.278875</text:p>
          </table:table-cell>
          <table:table-cell table:formula="of:=IF([.B456]&lt;[.$G$2]; [.$C$2]*[.B456]; IF([.B456]&lt;([.$H$2]-[.$G$2]);[.$I$2]; [.$I$2]-[.$C$2]*([.B456]-([.$H$2]-[.$G$2]))))" office:value-type="float" office:value="159.25" calcext:value-type="float">
            <text:p>159.25</text:p>
          </table:table-cell>
          <table:table-cell table:formula="of:=IF([.B456]&lt;[.$G$2]; [.$C$2]; IF([.B456]&lt;([.$H$2]-[.$G$2]);0; -[.$C$2]))" office:value-type="float" office:value="-250" calcext:value-type="float">
            <text:p>-250</text:p>
          </table:table-cell>
          <table:table-cell table:number-columns-repeated="4"/>
        </table:table-row>
        <table:table-row table:style-name="ro1">
          <table:table-cell office:value-type="float" office:value="452" calcext:value-type="float">
            <text:p>452</text:p>
          </table:table-cell>
          <table:table-cell table:formula="of:=[.A457]*[.$H$2]/[.$D$2]" office:value-type="float" office:value="5.876" calcext:value-type="float">
            <text:p>5.876</text:p>
          </table:table-cell>
          <table:table-cell table:formula="of:=IF([.B457]&lt;[.$G$2]; [.$C$2]*([.B457]^2)/2; IF([.B457]&lt;([.$H$2]-[.$G$2]); [.$F$2]+[.$I$2]*([.B457]-[.$G$2]); [.$A$2]-[.$F$2]+[.$I$2]*([.B457]-([.$H$2]-[.$G$2]))-([.$C$2]*(([.B457]-([.$H$2]-[.$G$2]))^2)/2)))" office:value-type="float" office:value="2201.328" calcext:value-type="float">
            <text:p>2201.328</text:p>
          </table:table-cell>
          <table:table-cell table:formula="of:=IF([.B457]&lt;[.$G$2]; [.$C$2]*[.B457]; IF([.B457]&lt;([.$H$2]-[.$G$2]);[.$I$2]; [.$I$2]-[.$C$2]*([.B457]-([.$H$2]-[.$G$2]))))" office:value-type="float" office:value="156" calcext:value-type="float">
            <text:p>156</text:p>
          </table:table-cell>
          <table:table-cell table:formula="of:=IF([.B457]&lt;[.$G$2]; [.$C$2]; IF([.B457]&lt;([.$H$2]-[.$G$2]);0; -[.$C$2]))" office:value-type="float" office:value="-250" calcext:value-type="float">
            <text:p>-250</text:p>
          </table:table-cell>
          <table:table-cell table:number-columns-repeated="4"/>
        </table:table-row>
        <table:table-row table:style-name="ro1">
          <table:table-cell office:value-type="float" office:value="453" calcext:value-type="float">
            <text:p>453</text:p>
          </table:table-cell>
          <table:table-cell table:formula="of:=[.A458]*[.$H$2]/[.$D$2]" office:value-type="float" office:value="5.889" calcext:value-type="float">
            <text:p>5.889</text:p>
          </table:table-cell>
          <table:table-cell table:formula="of:=IF([.B458]&lt;[.$G$2]; [.$C$2]*([.B458]^2)/2; IF([.B458]&lt;([.$H$2]-[.$G$2]); [.$F$2]+[.$I$2]*([.B458]-[.$G$2]); [.$A$2]-[.$F$2]+[.$I$2]*([.B458]-([.$H$2]-[.$G$2]))-([.$C$2]*(([.B458]-([.$H$2]-[.$G$2]))^2)/2)))" office:value-type="float" office:value="2203.334875" calcext:value-type="float">
            <text:p>2203.334875</text:p>
          </table:table-cell>
          <table:table-cell table:formula="of:=IF([.B458]&lt;[.$G$2]; [.$C$2]*[.B458]; IF([.B458]&lt;([.$H$2]-[.$G$2]);[.$I$2]; [.$I$2]-[.$C$2]*([.B458]-([.$H$2]-[.$G$2]))))" office:value-type="float" office:value="152.75" calcext:value-type="float">
            <text:p>152.75</text:p>
          </table:table-cell>
          <table:table-cell table:formula="of:=IF([.B458]&lt;[.$G$2]; [.$C$2]; IF([.B458]&lt;([.$H$2]-[.$G$2]);0; -[.$C$2]))" office:value-type="float" office:value="-250" calcext:value-type="float">
            <text:p>-250</text:p>
          </table:table-cell>
          <table:table-cell table:number-columns-repeated="4"/>
        </table:table-row>
        <table:table-row table:style-name="ro1">
          <table:table-cell office:value-type="float" office:value="454" calcext:value-type="float">
            <text:p>454</text:p>
          </table:table-cell>
          <table:table-cell table:formula="of:=[.A459]*[.$H$2]/[.$D$2]" office:value-type="float" office:value="5.902" calcext:value-type="float">
            <text:p>5.902</text:p>
          </table:table-cell>
          <table:table-cell table:formula="of:=IF([.B459]&lt;[.$G$2]; [.$C$2]*([.B459]^2)/2; IF([.B459]&lt;([.$H$2]-[.$G$2]); [.$F$2]+[.$I$2]*([.B459]-[.$G$2]); [.$A$2]-[.$F$2]+[.$I$2]*([.B459]-([.$H$2]-[.$G$2]))-([.$C$2]*(([.B459]-([.$H$2]-[.$G$2]))^2)/2)))" office:value-type="float" office:value="2205.2995" calcext:value-type="float">
            <text:p>2205.2995</text:p>
          </table:table-cell>
          <table:table-cell table:formula="of:=IF([.B459]&lt;[.$G$2]; [.$C$2]*[.B459]; IF([.B459]&lt;([.$H$2]-[.$G$2]);[.$I$2]; [.$I$2]-[.$C$2]*([.B459]-([.$H$2]-[.$G$2]))))" office:value-type="float" office:value="149.5" calcext:value-type="float">
            <text:p>149.5</text:p>
          </table:table-cell>
          <table:table-cell table:formula="of:=IF([.B459]&lt;[.$G$2]; [.$C$2]; IF([.B459]&lt;([.$H$2]-[.$G$2]);0; -[.$C$2]))" office:value-type="float" office:value="-250" calcext:value-type="float">
            <text:p>-250</text:p>
          </table:table-cell>
          <table:table-cell table:number-columns-repeated="4"/>
        </table:table-row>
        <table:table-row table:style-name="ro1">
          <table:table-cell office:value-type="float" office:value="455" calcext:value-type="float">
            <text:p>455</text:p>
          </table:table-cell>
          <table:table-cell table:formula="of:=[.A460]*[.$H$2]/[.$D$2]" office:value-type="float" office:value="5.915" calcext:value-type="float">
            <text:p>5.915</text:p>
          </table:table-cell>
          <table:table-cell table:formula="of:=IF([.B460]&lt;[.$G$2]; [.$C$2]*([.B460]^2)/2; IF([.B460]&lt;([.$H$2]-[.$G$2]); [.$F$2]+[.$I$2]*([.B460]-[.$G$2]); [.$A$2]-[.$F$2]+[.$I$2]*([.B460]-([.$H$2]-[.$G$2]))-([.$C$2]*(([.B460]-([.$H$2]-[.$G$2]))^2)/2)))" office:value-type="float" office:value="2207.221875" calcext:value-type="float">
            <text:p>2207.221875</text:p>
          </table:table-cell>
          <table:table-cell table:formula="of:=IF([.B460]&lt;[.$G$2]; [.$C$2]*[.B460]; IF([.B460]&lt;([.$H$2]-[.$G$2]);[.$I$2]; [.$I$2]-[.$C$2]*([.B460]-([.$H$2]-[.$G$2]))))" office:value-type="float" office:value="146.25" calcext:value-type="float">
            <text:p>146.25</text:p>
          </table:table-cell>
          <table:table-cell table:formula="of:=IF([.B460]&lt;[.$G$2]; [.$C$2]; IF([.B460]&lt;([.$H$2]-[.$G$2]);0; -[.$C$2]))" office:value-type="float" office:value="-250" calcext:value-type="float">
            <text:p>-250</text:p>
          </table:table-cell>
          <table:table-cell table:number-columns-repeated="4"/>
        </table:table-row>
        <table:table-row table:style-name="ro1">
          <table:table-cell office:value-type="float" office:value="456" calcext:value-type="float">
            <text:p>456</text:p>
          </table:table-cell>
          <table:table-cell table:formula="of:=[.A461]*[.$H$2]/[.$D$2]" office:value-type="float" office:value="5.928" calcext:value-type="float">
            <text:p>5.928</text:p>
          </table:table-cell>
          <table:table-cell table:formula="of:=IF([.B461]&lt;[.$G$2]; [.$C$2]*([.B461]^2)/2; IF([.B461]&lt;([.$H$2]-[.$G$2]); [.$F$2]+[.$I$2]*([.B461]-[.$G$2]); [.$A$2]-[.$F$2]+[.$I$2]*([.B461]-([.$H$2]-[.$G$2]))-([.$C$2]*(([.B461]-([.$H$2]-[.$G$2]))^2)/2)))" office:value-type="float" office:value="2209.102" calcext:value-type="float">
            <text:p>2209.102</text:p>
          </table:table-cell>
          <table:table-cell table:formula="of:=IF([.B461]&lt;[.$G$2]; [.$C$2]*[.B461]; IF([.B461]&lt;([.$H$2]-[.$G$2]);[.$I$2]; [.$I$2]-[.$C$2]*([.B461]-([.$H$2]-[.$G$2]))))" office:value-type="float" office:value="143" calcext:value-type="float">
            <text:p>143</text:p>
          </table:table-cell>
          <table:table-cell table:formula="of:=IF([.B461]&lt;[.$G$2]; [.$C$2]; IF([.B461]&lt;([.$H$2]-[.$G$2]);0; -[.$C$2]))" office:value-type="float" office:value="-250" calcext:value-type="float">
            <text:p>-250</text:p>
          </table:table-cell>
          <table:table-cell table:number-columns-repeated="4"/>
        </table:table-row>
        <table:table-row table:style-name="ro1">
          <table:table-cell office:value-type="float" office:value="457" calcext:value-type="float">
            <text:p>457</text:p>
          </table:table-cell>
          <table:table-cell table:formula="of:=[.A462]*[.$H$2]/[.$D$2]" office:value-type="float" office:value="5.941" calcext:value-type="float">
            <text:p>5.941</text:p>
          </table:table-cell>
          <table:table-cell table:formula="of:=IF([.B462]&lt;[.$G$2]; [.$C$2]*([.B462]^2)/2; IF([.B462]&lt;([.$H$2]-[.$G$2]); [.$F$2]+[.$I$2]*([.B462]-[.$G$2]); [.$A$2]-[.$F$2]+[.$I$2]*([.B462]-([.$H$2]-[.$G$2]))-([.$C$2]*(([.B462]-([.$H$2]-[.$G$2]))^2)/2)))" office:value-type="float" office:value="2210.939875" calcext:value-type="float">
            <text:p>2210.939875</text:p>
          </table:table-cell>
          <table:table-cell table:formula="of:=IF([.B462]&lt;[.$G$2]; [.$C$2]*[.B462]; IF([.B462]&lt;([.$H$2]-[.$G$2]);[.$I$2]; [.$I$2]-[.$C$2]*([.B462]-([.$H$2]-[.$G$2]))))" office:value-type="float" office:value="139.75" calcext:value-type="float">
            <text:p>139.75</text:p>
          </table:table-cell>
          <table:table-cell table:formula="of:=IF([.B462]&lt;[.$G$2]; [.$C$2]; IF([.B462]&lt;([.$H$2]-[.$G$2]);0; -[.$C$2]))" office:value-type="float" office:value="-250" calcext:value-type="float">
            <text:p>-250</text:p>
          </table:table-cell>
          <table:table-cell table:number-columns-repeated="4"/>
        </table:table-row>
        <table:table-row table:style-name="ro1">
          <table:table-cell office:value-type="float" office:value="458" calcext:value-type="float">
            <text:p>458</text:p>
          </table:table-cell>
          <table:table-cell table:formula="of:=[.A463]*[.$H$2]/[.$D$2]" office:value-type="float" office:value="5.954" calcext:value-type="float">
            <text:p>5.954</text:p>
          </table:table-cell>
          <table:table-cell table:formula="of:=IF([.B463]&lt;[.$G$2]; [.$C$2]*([.B463]^2)/2; IF([.B463]&lt;([.$H$2]-[.$G$2]); [.$F$2]+[.$I$2]*([.B463]-[.$G$2]); [.$A$2]-[.$F$2]+[.$I$2]*([.B463]-([.$H$2]-[.$G$2]))-([.$C$2]*(([.B463]-([.$H$2]-[.$G$2]))^2)/2)))" office:value-type="float" office:value="2212.7355" calcext:value-type="float">
            <text:p>2212.7355</text:p>
          </table:table-cell>
          <table:table-cell table:formula="of:=IF([.B463]&lt;[.$G$2]; [.$C$2]*[.B463]; IF([.B463]&lt;([.$H$2]-[.$G$2]);[.$I$2]; [.$I$2]-[.$C$2]*([.B463]-([.$H$2]-[.$G$2]))))" office:value-type="float" office:value="136.5" calcext:value-type="float">
            <text:p>136.5</text:p>
          </table:table-cell>
          <table:table-cell table:formula="of:=IF([.B463]&lt;[.$G$2]; [.$C$2]; IF([.B463]&lt;([.$H$2]-[.$G$2]);0; -[.$C$2]))" office:value-type="float" office:value="-250" calcext:value-type="float">
            <text:p>-250</text:p>
          </table:table-cell>
          <table:table-cell table:number-columns-repeated="4"/>
        </table:table-row>
        <table:table-row table:style-name="ro1">
          <table:table-cell office:value-type="float" office:value="459" calcext:value-type="float">
            <text:p>459</text:p>
          </table:table-cell>
          <table:table-cell table:formula="of:=[.A464]*[.$H$2]/[.$D$2]" office:value-type="float" office:value="5.967" calcext:value-type="float">
            <text:p>5.967</text:p>
          </table:table-cell>
          <table:table-cell table:formula="of:=IF([.B464]&lt;[.$G$2]; [.$C$2]*([.B464]^2)/2; IF([.B464]&lt;([.$H$2]-[.$G$2]); [.$F$2]+[.$I$2]*([.B464]-[.$G$2]); [.$A$2]-[.$F$2]+[.$I$2]*([.B464]-([.$H$2]-[.$G$2]))-([.$C$2]*(([.B464]-([.$H$2]-[.$G$2]))^2)/2)))" office:value-type="float" office:value="2214.488875" calcext:value-type="float">
            <text:p>2214.488875</text:p>
          </table:table-cell>
          <table:table-cell table:formula="of:=IF([.B464]&lt;[.$G$2]; [.$C$2]*[.B464]; IF([.B464]&lt;([.$H$2]-[.$G$2]);[.$I$2]; [.$I$2]-[.$C$2]*([.B464]-([.$H$2]-[.$G$2]))))" office:value-type="float" office:value="133.25" calcext:value-type="float">
            <text:p>133.25</text:p>
          </table:table-cell>
          <table:table-cell table:formula="of:=IF([.B464]&lt;[.$G$2]; [.$C$2]; IF([.B464]&lt;([.$H$2]-[.$G$2]);0; -[.$C$2]))" office:value-type="float" office:value="-250" calcext:value-type="float">
            <text:p>-250</text:p>
          </table:table-cell>
          <table:table-cell table:number-columns-repeated="4"/>
        </table:table-row>
        <table:table-row table:style-name="ro1">
          <table:table-cell office:value-type="float" office:value="460" calcext:value-type="float">
            <text:p>460</text:p>
          </table:table-cell>
          <table:table-cell table:formula="of:=[.A465]*[.$H$2]/[.$D$2]" office:value-type="float" office:value="5.98" calcext:value-type="float">
            <text:p>5.98</text:p>
          </table:table-cell>
          <table:table-cell table:formula="of:=IF([.B465]&lt;[.$G$2]; [.$C$2]*([.B465]^2)/2; IF([.B465]&lt;([.$H$2]-[.$G$2]); [.$F$2]+[.$I$2]*([.B465]-[.$G$2]); [.$A$2]-[.$F$2]+[.$I$2]*([.B465]-([.$H$2]-[.$G$2]))-([.$C$2]*(([.B465]-([.$H$2]-[.$G$2]))^2)/2)))" office:value-type="float" office:value="2216.2" calcext:value-type="float">
            <text:p>2216.2</text:p>
          </table:table-cell>
          <table:table-cell table:formula="of:=IF([.B465]&lt;[.$G$2]; [.$C$2]*[.B465]; IF([.B465]&lt;([.$H$2]-[.$G$2]);[.$I$2]; [.$I$2]-[.$C$2]*([.B465]-([.$H$2]-[.$G$2]))))" office:value-type="float" office:value="130" calcext:value-type="float">
            <text:p>130</text:p>
          </table:table-cell>
          <table:table-cell table:formula="of:=IF([.B465]&lt;[.$G$2]; [.$C$2]; IF([.B465]&lt;([.$H$2]-[.$G$2]);0; -[.$C$2]))" office:value-type="float" office:value="-250" calcext:value-type="float">
            <text:p>-250</text:p>
          </table:table-cell>
          <table:table-cell table:number-columns-repeated="4"/>
        </table:table-row>
        <table:table-row table:style-name="ro1">
          <table:table-cell office:value-type="float" office:value="461" calcext:value-type="float">
            <text:p>461</text:p>
          </table:table-cell>
          <table:table-cell table:formula="of:=[.A466]*[.$H$2]/[.$D$2]" office:value-type="float" office:value="5.993" calcext:value-type="float">
            <text:p>5.993</text:p>
          </table:table-cell>
          <table:table-cell table:formula="of:=IF([.B466]&lt;[.$G$2]; [.$C$2]*([.B466]^2)/2; IF([.B466]&lt;([.$H$2]-[.$G$2]); [.$F$2]+[.$I$2]*([.B466]-[.$G$2]); [.$A$2]-[.$F$2]+[.$I$2]*([.B466]-([.$H$2]-[.$G$2]))-([.$C$2]*(([.B466]-([.$H$2]-[.$G$2]))^2)/2)))" office:value-type="float" office:value="2217.868875" calcext:value-type="float">
            <text:p>2217.868875</text:p>
          </table:table-cell>
          <table:table-cell table:formula="of:=IF([.B466]&lt;[.$G$2]; [.$C$2]*[.B466]; IF([.B466]&lt;([.$H$2]-[.$G$2]);[.$I$2]; [.$I$2]-[.$C$2]*([.B466]-([.$H$2]-[.$G$2]))))" office:value-type="float" office:value="126.75" calcext:value-type="float">
            <text:p>126.75</text:p>
          </table:table-cell>
          <table:table-cell table:formula="of:=IF([.B466]&lt;[.$G$2]; [.$C$2]; IF([.B466]&lt;([.$H$2]-[.$G$2]);0; -[.$C$2]))" office:value-type="float" office:value="-250" calcext:value-type="float">
            <text:p>-250</text:p>
          </table:table-cell>
          <table:table-cell table:number-columns-repeated="4"/>
        </table:table-row>
        <table:table-row table:style-name="ro1">
          <table:table-cell office:value-type="float" office:value="462" calcext:value-type="float">
            <text:p>462</text:p>
          </table:table-cell>
          <table:table-cell table:formula="of:=[.A467]*[.$H$2]/[.$D$2]" office:value-type="float" office:value="6.006" calcext:value-type="float">
            <text:p>6.006</text:p>
          </table:table-cell>
          <table:table-cell table:formula="of:=IF([.B467]&lt;[.$G$2]; [.$C$2]*([.B467]^2)/2; IF([.B467]&lt;([.$H$2]-[.$G$2]); [.$F$2]+[.$I$2]*([.B467]-[.$G$2]); [.$A$2]-[.$F$2]+[.$I$2]*([.B467]-([.$H$2]-[.$G$2]))-([.$C$2]*(([.B467]-([.$H$2]-[.$G$2]))^2)/2)))" office:value-type="float" office:value="2219.4955" calcext:value-type="float">
            <text:p>2219.4955</text:p>
          </table:table-cell>
          <table:table-cell table:formula="of:=IF([.B467]&lt;[.$G$2]; [.$C$2]*[.B467]; IF([.B467]&lt;([.$H$2]-[.$G$2]);[.$I$2]; [.$I$2]-[.$C$2]*([.B467]-([.$H$2]-[.$G$2]))))" office:value-type="float" office:value="123.5" calcext:value-type="float">
            <text:p>123.5</text:p>
          </table:table-cell>
          <table:table-cell table:formula="of:=IF([.B467]&lt;[.$G$2]; [.$C$2]; IF([.B467]&lt;([.$H$2]-[.$G$2]);0; -[.$C$2]))" office:value-type="float" office:value="-250" calcext:value-type="float">
            <text:p>-250</text:p>
          </table:table-cell>
          <table:table-cell table:number-columns-repeated="4"/>
        </table:table-row>
        <table:table-row table:style-name="ro1">
          <table:table-cell office:value-type="float" office:value="463" calcext:value-type="float">
            <text:p>463</text:p>
          </table:table-cell>
          <table:table-cell table:formula="of:=[.A468]*[.$H$2]/[.$D$2]" office:value-type="float" office:value="6.019" calcext:value-type="float">
            <text:p>6.019</text:p>
          </table:table-cell>
          <table:table-cell table:formula="of:=IF([.B468]&lt;[.$G$2]; [.$C$2]*([.B468]^2)/2; IF([.B468]&lt;([.$H$2]-[.$G$2]); [.$F$2]+[.$I$2]*([.B468]-[.$G$2]); [.$A$2]-[.$F$2]+[.$I$2]*([.B468]-([.$H$2]-[.$G$2]))-([.$C$2]*(([.B468]-([.$H$2]-[.$G$2]))^2)/2)))" office:value-type="float" office:value="2221.079875" calcext:value-type="float">
            <text:p>2221.079875</text:p>
          </table:table-cell>
          <table:table-cell table:formula="of:=IF([.B468]&lt;[.$G$2]; [.$C$2]*[.B468]; IF([.B468]&lt;([.$H$2]-[.$G$2]);[.$I$2]; [.$I$2]-[.$C$2]*([.B468]-([.$H$2]-[.$G$2]))))" office:value-type="float" office:value="120.25" calcext:value-type="float">
            <text:p>120.25</text:p>
          </table:table-cell>
          <table:table-cell table:formula="of:=IF([.B468]&lt;[.$G$2]; [.$C$2]; IF([.B468]&lt;([.$H$2]-[.$G$2]);0; -[.$C$2]))" office:value-type="float" office:value="-250" calcext:value-type="float">
            <text:p>-250</text:p>
          </table:table-cell>
          <table:table-cell table:number-columns-repeated="4"/>
        </table:table-row>
        <table:table-row table:style-name="ro1">
          <table:table-cell office:value-type="float" office:value="464" calcext:value-type="float">
            <text:p>464</text:p>
          </table:table-cell>
          <table:table-cell table:formula="of:=[.A469]*[.$H$2]/[.$D$2]" office:value-type="float" office:value="6.032" calcext:value-type="float">
            <text:p>6.032</text:p>
          </table:table-cell>
          <table:table-cell table:formula="of:=IF([.B469]&lt;[.$G$2]; [.$C$2]*([.B469]^2)/2; IF([.B469]&lt;([.$H$2]-[.$G$2]); [.$F$2]+[.$I$2]*([.B469]-[.$G$2]); [.$A$2]-[.$F$2]+[.$I$2]*([.B469]-([.$H$2]-[.$G$2]))-([.$C$2]*(([.B469]-([.$H$2]-[.$G$2]))^2)/2)))" office:value-type="float" office:value="2222.622" calcext:value-type="float">
            <text:p>2222.622</text:p>
          </table:table-cell>
          <table:table-cell table:formula="of:=IF([.B469]&lt;[.$G$2]; [.$C$2]*[.B469]; IF([.B469]&lt;([.$H$2]-[.$G$2]);[.$I$2]; [.$I$2]-[.$C$2]*([.B469]-([.$H$2]-[.$G$2]))))" office:value-type="float" office:value="117" calcext:value-type="float">
            <text:p>117</text:p>
          </table:table-cell>
          <table:table-cell table:formula="of:=IF([.B469]&lt;[.$G$2]; [.$C$2]; IF([.B469]&lt;([.$H$2]-[.$G$2]);0; -[.$C$2]))" office:value-type="float" office:value="-250" calcext:value-type="float">
            <text:p>-250</text:p>
          </table:table-cell>
          <table:table-cell table:number-columns-repeated="4"/>
        </table:table-row>
        <table:table-row table:style-name="ro1">
          <table:table-cell office:value-type="float" office:value="465" calcext:value-type="float">
            <text:p>465</text:p>
          </table:table-cell>
          <table:table-cell table:formula="of:=[.A470]*[.$H$2]/[.$D$2]" office:value-type="float" office:value="6.045" calcext:value-type="float">
            <text:p>6.045</text:p>
          </table:table-cell>
          <table:table-cell table:formula="of:=IF([.B470]&lt;[.$G$2]; [.$C$2]*([.B470]^2)/2; IF([.B470]&lt;([.$H$2]-[.$G$2]); [.$F$2]+[.$I$2]*([.B470]-[.$G$2]); [.$A$2]-[.$F$2]+[.$I$2]*([.B470]-([.$H$2]-[.$G$2]))-([.$C$2]*(([.B470]-([.$H$2]-[.$G$2]))^2)/2)))" office:value-type="float" office:value="2224.121875" calcext:value-type="float">
            <text:p>2224.121875</text:p>
          </table:table-cell>
          <table:table-cell table:formula="of:=IF([.B470]&lt;[.$G$2]; [.$C$2]*[.B470]; IF([.B470]&lt;([.$H$2]-[.$G$2]);[.$I$2]; [.$I$2]-[.$C$2]*([.B470]-([.$H$2]-[.$G$2]))))" office:value-type="float" office:value="113.75" calcext:value-type="float">
            <text:p>113.75</text:p>
          </table:table-cell>
          <table:table-cell table:formula="of:=IF([.B470]&lt;[.$G$2]; [.$C$2]; IF([.B470]&lt;([.$H$2]-[.$G$2]);0; -[.$C$2]))" office:value-type="float" office:value="-250" calcext:value-type="float">
            <text:p>-250</text:p>
          </table:table-cell>
          <table:table-cell table:number-columns-repeated="4"/>
        </table:table-row>
        <table:table-row table:style-name="ro1">
          <table:table-cell office:value-type="float" office:value="466" calcext:value-type="float">
            <text:p>466</text:p>
          </table:table-cell>
          <table:table-cell table:formula="of:=[.A471]*[.$H$2]/[.$D$2]" office:value-type="float" office:value="6.058" calcext:value-type="float">
            <text:p>6.058</text:p>
          </table:table-cell>
          <table:table-cell table:formula="of:=IF([.B471]&lt;[.$G$2]; [.$C$2]*([.B471]^2)/2; IF([.B471]&lt;([.$H$2]-[.$G$2]); [.$F$2]+[.$I$2]*([.B471]-[.$G$2]); [.$A$2]-[.$F$2]+[.$I$2]*([.B471]-([.$H$2]-[.$G$2]))-([.$C$2]*(([.B471]-([.$H$2]-[.$G$2]))^2)/2)))" office:value-type="float" office:value="2225.5795" calcext:value-type="float">
            <text:p>2225.5795</text:p>
          </table:table-cell>
          <table:table-cell table:formula="of:=IF([.B471]&lt;[.$G$2]; [.$C$2]*[.B471]; IF([.B471]&lt;([.$H$2]-[.$G$2]);[.$I$2]; [.$I$2]-[.$C$2]*([.B471]-([.$H$2]-[.$G$2]))))" office:value-type="float" office:value="110.5" calcext:value-type="float">
            <text:p>110.5</text:p>
          </table:table-cell>
          <table:table-cell table:formula="of:=IF([.B471]&lt;[.$G$2]; [.$C$2]; IF([.B471]&lt;([.$H$2]-[.$G$2]);0; -[.$C$2]))" office:value-type="float" office:value="-250" calcext:value-type="float">
            <text:p>-250</text:p>
          </table:table-cell>
          <table:table-cell table:number-columns-repeated="4"/>
        </table:table-row>
        <table:table-row table:style-name="ro1">
          <table:table-cell office:value-type="float" office:value="467" calcext:value-type="float">
            <text:p>467</text:p>
          </table:table-cell>
          <table:table-cell table:formula="of:=[.A472]*[.$H$2]/[.$D$2]" office:value-type="float" office:value="6.071" calcext:value-type="float">
            <text:p>6.071</text:p>
          </table:table-cell>
          <table:table-cell table:formula="of:=IF([.B472]&lt;[.$G$2]; [.$C$2]*([.B472]^2)/2; IF([.B472]&lt;([.$H$2]-[.$G$2]); [.$F$2]+[.$I$2]*([.B472]-[.$G$2]); [.$A$2]-[.$F$2]+[.$I$2]*([.B472]-([.$H$2]-[.$G$2]))-([.$C$2]*(([.B472]-([.$H$2]-[.$G$2]))^2)/2)))" office:value-type="float" office:value="2226.994875" calcext:value-type="float">
            <text:p>2226.994875</text:p>
          </table:table-cell>
          <table:table-cell table:formula="of:=IF([.B472]&lt;[.$G$2]; [.$C$2]*[.B472]; IF([.B472]&lt;([.$H$2]-[.$G$2]);[.$I$2]; [.$I$2]-[.$C$2]*([.B472]-([.$H$2]-[.$G$2]))))" office:value-type="float" office:value="107.25" calcext:value-type="float">
            <text:p>107.25</text:p>
          </table:table-cell>
          <table:table-cell table:formula="of:=IF([.B472]&lt;[.$G$2]; [.$C$2]; IF([.B472]&lt;([.$H$2]-[.$G$2]);0; -[.$C$2]))" office:value-type="float" office:value="-250" calcext:value-type="float">
            <text:p>-250</text:p>
          </table:table-cell>
          <table:table-cell table:number-columns-repeated="4"/>
        </table:table-row>
        <table:table-row table:style-name="ro1">
          <table:table-cell office:value-type="float" office:value="468" calcext:value-type="float">
            <text:p>468</text:p>
          </table:table-cell>
          <table:table-cell table:formula="of:=[.A473]*[.$H$2]/[.$D$2]" office:value-type="float" office:value="6.084" calcext:value-type="float">
            <text:p>6.084</text:p>
          </table:table-cell>
          <table:table-cell table:formula="of:=IF([.B473]&lt;[.$G$2]; [.$C$2]*([.B473]^2)/2; IF([.B473]&lt;([.$H$2]-[.$G$2]); [.$F$2]+[.$I$2]*([.B473]-[.$G$2]); [.$A$2]-[.$F$2]+[.$I$2]*([.B473]-([.$H$2]-[.$G$2]))-([.$C$2]*(([.B473]-([.$H$2]-[.$G$2]))^2)/2)))" office:value-type="float" office:value="2228.368" calcext:value-type="float">
            <text:p>2228.368</text:p>
          </table:table-cell>
          <table:table-cell table:formula="of:=IF([.B473]&lt;[.$G$2]; [.$C$2]*[.B473]; IF([.B473]&lt;([.$H$2]-[.$G$2]);[.$I$2]; [.$I$2]-[.$C$2]*([.B473]-([.$H$2]-[.$G$2]))))" office:value-type="float" office:value="104" calcext:value-type="float">
            <text:p>104</text:p>
          </table:table-cell>
          <table:table-cell table:formula="of:=IF([.B473]&lt;[.$G$2]; [.$C$2]; IF([.B473]&lt;([.$H$2]-[.$G$2]);0; -[.$C$2]))" office:value-type="float" office:value="-250" calcext:value-type="float">
            <text:p>-250</text:p>
          </table:table-cell>
          <table:table-cell table:number-columns-repeated="4"/>
        </table:table-row>
        <table:table-row table:style-name="ro1">
          <table:table-cell office:value-type="float" office:value="469" calcext:value-type="float">
            <text:p>469</text:p>
          </table:table-cell>
          <table:table-cell table:formula="of:=[.A474]*[.$H$2]/[.$D$2]" office:value-type="float" office:value="6.097" calcext:value-type="float">
            <text:p>6.097</text:p>
          </table:table-cell>
          <table:table-cell table:formula="of:=IF([.B474]&lt;[.$G$2]; [.$C$2]*([.B474]^2)/2; IF([.B474]&lt;([.$H$2]-[.$G$2]); [.$F$2]+[.$I$2]*([.B474]-[.$G$2]); [.$A$2]-[.$F$2]+[.$I$2]*([.B474]-([.$H$2]-[.$G$2]))-([.$C$2]*(([.B474]-([.$H$2]-[.$G$2]))^2)/2)))" office:value-type="float" office:value="2229.698875" calcext:value-type="float">
            <text:p>2229.698875</text:p>
          </table:table-cell>
          <table:table-cell table:formula="of:=IF([.B474]&lt;[.$G$2]; [.$C$2]*[.B474]; IF([.B474]&lt;([.$H$2]-[.$G$2]);[.$I$2]; [.$I$2]-[.$C$2]*([.B474]-([.$H$2]-[.$G$2]))))" office:value-type="float" office:value="100.75" calcext:value-type="float">
            <text:p>100.75</text:p>
          </table:table-cell>
          <table:table-cell table:formula="of:=IF([.B474]&lt;[.$G$2]; [.$C$2]; IF([.B474]&lt;([.$H$2]-[.$G$2]);0; -[.$C$2]))" office:value-type="float" office:value="-250" calcext:value-type="float">
            <text:p>-250</text:p>
          </table:table-cell>
          <table:table-cell table:number-columns-repeated="4"/>
        </table:table-row>
        <table:table-row table:style-name="ro1">
          <table:table-cell office:value-type="float" office:value="470" calcext:value-type="float">
            <text:p>470</text:p>
          </table:table-cell>
          <table:table-cell table:formula="of:=[.A475]*[.$H$2]/[.$D$2]" office:value-type="float" office:value="6.11" calcext:value-type="float">
            <text:p>6.11</text:p>
          </table:table-cell>
          <table:table-cell table:formula="of:=IF([.B475]&lt;[.$G$2]; [.$C$2]*([.B475]^2)/2; IF([.B475]&lt;([.$H$2]-[.$G$2]); [.$F$2]+[.$I$2]*([.B475]-[.$G$2]); [.$A$2]-[.$F$2]+[.$I$2]*([.B475]-([.$H$2]-[.$G$2]))-([.$C$2]*(([.B475]-([.$H$2]-[.$G$2]))^2)/2)))" office:value-type="float" office:value="2230.9875" calcext:value-type="float">
            <text:p>2230.9875</text:p>
          </table:table-cell>
          <table:table-cell table:formula="of:=IF([.B475]&lt;[.$G$2]; [.$C$2]*[.B475]; IF([.B475]&lt;([.$H$2]-[.$G$2]);[.$I$2]; [.$I$2]-[.$C$2]*([.B475]-([.$H$2]-[.$G$2]))))" office:value-type="float" office:value="97.5" calcext:value-type="float">
            <text:p>97.5</text:p>
          </table:table-cell>
          <table:table-cell table:formula="of:=IF([.B475]&lt;[.$G$2]; [.$C$2]; IF([.B475]&lt;([.$H$2]-[.$G$2]);0; -[.$C$2]))" office:value-type="float" office:value="-250" calcext:value-type="float">
            <text:p>-250</text:p>
          </table:table-cell>
          <table:table-cell table:number-columns-repeated="4"/>
        </table:table-row>
        <table:table-row table:style-name="ro1">
          <table:table-cell office:value-type="float" office:value="471" calcext:value-type="float">
            <text:p>471</text:p>
          </table:table-cell>
          <table:table-cell table:formula="of:=[.A476]*[.$H$2]/[.$D$2]" office:value-type="float" office:value="6.123" calcext:value-type="float">
            <text:p>6.123</text:p>
          </table:table-cell>
          <table:table-cell table:formula="of:=IF([.B476]&lt;[.$G$2]; [.$C$2]*([.B476]^2)/2; IF([.B476]&lt;([.$H$2]-[.$G$2]); [.$F$2]+[.$I$2]*([.B476]-[.$G$2]); [.$A$2]-[.$F$2]+[.$I$2]*([.B476]-([.$H$2]-[.$G$2]))-([.$C$2]*(([.B476]-([.$H$2]-[.$G$2]))^2)/2)))" office:value-type="float" office:value="2232.233875" calcext:value-type="float">
            <text:p>2232.233875</text:p>
          </table:table-cell>
          <table:table-cell table:formula="of:=IF([.B476]&lt;[.$G$2]; [.$C$2]*[.B476]; IF([.B476]&lt;([.$H$2]-[.$G$2]);[.$I$2]; [.$I$2]-[.$C$2]*([.B476]-([.$H$2]-[.$G$2]))))" office:value-type="float" office:value="94.2499999999999" calcext:value-type="float">
            <text:p>94.2499999999999</text:p>
          </table:table-cell>
          <table:table-cell table:formula="of:=IF([.B476]&lt;[.$G$2]; [.$C$2]; IF([.B476]&lt;([.$H$2]-[.$G$2]);0; -[.$C$2]))" office:value-type="float" office:value="-250" calcext:value-type="float">
            <text:p>-250</text:p>
          </table:table-cell>
          <table:table-cell table:number-columns-repeated="4"/>
        </table:table-row>
        <table:table-row table:style-name="ro1">
          <table:table-cell office:value-type="float" office:value="472" calcext:value-type="float">
            <text:p>472</text:p>
          </table:table-cell>
          <table:table-cell table:formula="of:=[.A477]*[.$H$2]/[.$D$2]" office:value-type="float" office:value="6.136" calcext:value-type="float">
            <text:p>6.136</text:p>
          </table:table-cell>
          <table:table-cell table:formula="of:=IF([.B477]&lt;[.$G$2]; [.$C$2]*([.B477]^2)/2; IF([.B477]&lt;([.$H$2]-[.$G$2]); [.$F$2]+[.$I$2]*([.B477]-[.$G$2]); [.$A$2]-[.$F$2]+[.$I$2]*([.B477]-([.$H$2]-[.$G$2]))-([.$C$2]*(([.B477]-([.$H$2]-[.$G$2]))^2)/2)))" office:value-type="float" office:value="2233.438" calcext:value-type="float">
            <text:p>2233.438</text:p>
          </table:table-cell>
          <table:table-cell table:formula="of:=IF([.B477]&lt;[.$G$2]; [.$C$2]*[.B477]; IF([.B477]&lt;([.$H$2]-[.$G$2]);[.$I$2]; [.$I$2]-[.$C$2]*([.B477]-([.$H$2]-[.$G$2]))))" office:value-type="float" office:value="90.9999999999999" calcext:value-type="float">
            <text:p>90.9999999999999</text:p>
          </table:table-cell>
          <table:table-cell table:formula="of:=IF([.B477]&lt;[.$G$2]; [.$C$2]; IF([.B477]&lt;([.$H$2]-[.$G$2]);0; -[.$C$2]))" office:value-type="float" office:value="-250" calcext:value-type="float">
            <text:p>-250</text:p>
          </table:table-cell>
          <table:table-cell table:number-columns-repeated="4"/>
        </table:table-row>
        <table:table-row table:style-name="ro1">
          <table:table-cell office:value-type="float" office:value="473" calcext:value-type="float">
            <text:p>473</text:p>
          </table:table-cell>
          <table:table-cell table:formula="of:=[.A478]*[.$H$2]/[.$D$2]" office:value-type="float" office:value="6.149" calcext:value-type="float">
            <text:p>6.149</text:p>
          </table:table-cell>
          <table:table-cell table:formula="of:=IF([.B478]&lt;[.$G$2]; [.$C$2]*([.B478]^2)/2; IF([.B478]&lt;([.$H$2]-[.$G$2]); [.$F$2]+[.$I$2]*([.B478]-[.$G$2]); [.$A$2]-[.$F$2]+[.$I$2]*([.B478]-([.$H$2]-[.$G$2]))-([.$C$2]*(([.B478]-([.$H$2]-[.$G$2]))^2)/2)))" office:value-type="float" office:value="2234.599875" calcext:value-type="float">
            <text:p>2234.599875</text:p>
          </table:table-cell>
          <table:table-cell table:formula="of:=IF([.B478]&lt;[.$G$2]; [.$C$2]*[.B478]; IF([.B478]&lt;([.$H$2]-[.$G$2]);[.$I$2]; [.$I$2]-[.$C$2]*([.B478]-([.$H$2]-[.$G$2]))))" office:value-type="float" office:value="87.75" calcext:value-type="float">
            <text:p>87.75</text:p>
          </table:table-cell>
          <table:table-cell table:formula="of:=IF([.B478]&lt;[.$G$2]; [.$C$2]; IF([.B478]&lt;([.$H$2]-[.$G$2]);0; -[.$C$2]))" office:value-type="float" office:value="-250" calcext:value-type="float">
            <text:p>-250</text:p>
          </table:table-cell>
          <table:table-cell table:number-columns-repeated="4"/>
        </table:table-row>
        <table:table-row table:style-name="ro1">
          <table:table-cell office:value-type="float" office:value="474" calcext:value-type="float">
            <text:p>474</text:p>
          </table:table-cell>
          <table:table-cell table:formula="of:=[.A479]*[.$H$2]/[.$D$2]" office:value-type="float" office:value="6.162" calcext:value-type="float">
            <text:p>6.162</text:p>
          </table:table-cell>
          <table:table-cell table:formula="of:=IF([.B479]&lt;[.$G$2]; [.$C$2]*([.B479]^2)/2; IF([.B479]&lt;([.$H$2]-[.$G$2]); [.$F$2]+[.$I$2]*([.B479]-[.$G$2]); [.$A$2]-[.$F$2]+[.$I$2]*([.B479]-([.$H$2]-[.$G$2]))-([.$C$2]*(([.B479]-([.$H$2]-[.$G$2]))^2)/2)))" office:value-type="float" office:value="2235.7195" calcext:value-type="float">
            <text:p>2235.7195</text:p>
          </table:table-cell>
          <table:table-cell table:formula="of:=IF([.B479]&lt;[.$G$2]; [.$C$2]*[.B479]; IF([.B479]&lt;([.$H$2]-[.$G$2]);[.$I$2]; [.$I$2]-[.$C$2]*([.B479]-([.$H$2]-[.$G$2]))))" office:value-type="float" office:value="84.5" calcext:value-type="float">
            <text:p>84.5</text:p>
          </table:table-cell>
          <table:table-cell table:formula="of:=IF([.B479]&lt;[.$G$2]; [.$C$2]; IF([.B479]&lt;([.$H$2]-[.$G$2]);0; -[.$C$2]))" office:value-type="float" office:value="-250" calcext:value-type="float">
            <text:p>-250</text:p>
          </table:table-cell>
          <table:table-cell table:number-columns-repeated="4"/>
        </table:table-row>
        <table:table-row table:style-name="ro1">
          <table:table-cell office:value-type="float" office:value="475" calcext:value-type="float">
            <text:p>475</text:p>
          </table:table-cell>
          <table:table-cell table:formula="of:=[.A480]*[.$H$2]/[.$D$2]" office:value-type="float" office:value="6.175" calcext:value-type="float">
            <text:p>6.175</text:p>
          </table:table-cell>
          <table:table-cell table:formula="of:=IF([.B480]&lt;[.$G$2]; [.$C$2]*([.B480]^2)/2; IF([.B480]&lt;([.$H$2]-[.$G$2]); [.$F$2]+[.$I$2]*([.B480]-[.$G$2]); [.$A$2]-[.$F$2]+[.$I$2]*([.B480]-([.$H$2]-[.$G$2]))-([.$C$2]*(([.B480]-([.$H$2]-[.$G$2]))^2)/2)))" office:value-type="float" office:value="2236.796875" calcext:value-type="float">
            <text:p>2236.796875</text:p>
          </table:table-cell>
          <table:table-cell table:formula="of:=IF([.B480]&lt;[.$G$2]; [.$C$2]*[.B480]; IF([.B480]&lt;([.$H$2]-[.$G$2]);[.$I$2]; [.$I$2]-[.$C$2]*([.B480]-([.$H$2]-[.$G$2]))))" office:value-type="float" office:value="81.2500000000001" calcext:value-type="float">
            <text:p>81.2500000000001</text:p>
          </table:table-cell>
          <table:table-cell table:formula="of:=IF([.B480]&lt;[.$G$2]; [.$C$2]; IF([.B480]&lt;([.$H$2]-[.$G$2]);0; -[.$C$2]))" office:value-type="float" office:value="-250" calcext:value-type="float">
            <text:p>-250</text:p>
          </table:table-cell>
          <table:table-cell table:number-columns-repeated="4"/>
        </table:table-row>
        <table:table-row table:style-name="ro1">
          <table:table-cell office:value-type="float" office:value="476" calcext:value-type="float">
            <text:p>476</text:p>
          </table:table-cell>
          <table:table-cell table:formula="of:=[.A481]*[.$H$2]/[.$D$2]" office:value-type="float" office:value="6.188" calcext:value-type="float">
            <text:p>6.188</text:p>
          </table:table-cell>
          <table:table-cell table:formula="of:=IF([.B481]&lt;[.$G$2]; [.$C$2]*([.B481]^2)/2; IF([.B481]&lt;([.$H$2]-[.$G$2]); [.$F$2]+[.$I$2]*([.B481]-[.$G$2]); [.$A$2]-[.$F$2]+[.$I$2]*([.B481]-([.$H$2]-[.$G$2]))-([.$C$2]*(([.B481]-([.$H$2]-[.$G$2]))^2)/2)))" office:value-type="float" office:value="2237.832" calcext:value-type="float">
            <text:p>2237.832</text:p>
          </table:table-cell>
          <table:table-cell table:formula="of:=IF([.B481]&lt;[.$G$2]; [.$C$2]*[.B481]; IF([.B481]&lt;([.$H$2]-[.$G$2]);[.$I$2]; [.$I$2]-[.$C$2]*([.B481]-([.$H$2]-[.$G$2]))))" office:value-type="float" office:value="78.0000000000001" calcext:value-type="float">
            <text:p>78.0000000000001</text:p>
          </table:table-cell>
          <table:table-cell table:formula="of:=IF([.B481]&lt;[.$G$2]; [.$C$2]; IF([.B481]&lt;([.$H$2]-[.$G$2]);0; -[.$C$2]))" office:value-type="float" office:value="-250" calcext:value-type="float">
            <text:p>-250</text:p>
          </table:table-cell>
          <table:table-cell table:number-columns-repeated="4"/>
        </table:table-row>
        <table:table-row table:style-name="ro1">
          <table:table-cell office:value-type="float" office:value="477" calcext:value-type="float">
            <text:p>477</text:p>
          </table:table-cell>
          <table:table-cell table:formula="of:=[.A482]*[.$H$2]/[.$D$2]" office:value-type="float" office:value="6.201" calcext:value-type="float">
            <text:p>6.201</text:p>
          </table:table-cell>
          <table:table-cell table:formula="of:=IF([.B482]&lt;[.$G$2]; [.$C$2]*([.B482]^2)/2; IF([.B482]&lt;([.$H$2]-[.$G$2]); [.$F$2]+[.$I$2]*([.B482]-[.$G$2]); [.$A$2]-[.$F$2]+[.$I$2]*([.B482]-([.$H$2]-[.$G$2]))-([.$C$2]*(([.B482]-([.$H$2]-[.$G$2]))^2)/2)))" office:value-type="float" office:value="2238.824875" calcext:value-type="float">
            <text:p>2238.824875</text:p>
          </table:table-cell>
          <table:table-cell table:formula="of:=IF([.B482]&lt;[.$G$2]; [.$C$2]*[.B482]; IF([.B482]&lt;([.$H$2]-[.$G$2]);[.$I$2]; [.$I$2]-[.$C$2]*([.B482]-([.$H$2]-[.$G$2]))))" office:value-type="float" office:value="74.7500000000001" calcext:value-type="float">
            <text:p>74.7500000000001</text:p>
          </table:table-cell>
          <table:table-cell table:formula="of:=IF([.B482]&lt;[.$G$2]; [.$C$2]; IF([.B482]&lt;([.$H$2]-[.$G$2]);0; -[.$C$2]))" office:value-type="float" office:value="-250" calcext:value-type="float">
            <text:p>-250</text:p>
          </table:table-cell>
          <table:table-cell table:number-columns-repeated="4"/>
        </table:table-row>
        <table:table-row table:style-name="ro1">
          <table:table-cell office:value-type="float" office:value="478" calcext:value-type="float">
            <text:p>478</text:p>
          </table:table-cell>
          <table:table-cell table:formula="of:=[.A483]*[.$H$2]/[.$D$2]" office:value-type="float" office:value="6.214" calcext:value-type="float">
            <text:p>6.214</text:p>
          </table:table-cell>
          <table:table-cell table:formula="of:=IF([.B483]&lt;[.$G$2]; [.$C$2]*([.B483]^2)/2; IF([.B483]&lt;([.$H$2]-[.$G$2]); [.$F$2]+[.$I$2]*([.B483]-[.$G$2]); [.$A$2]-[.$F$2]+[.$I$2]*([.B483]-([.$H$2]-[.$G$2]))-([.$C$2]*(([.B483]-([.$H$2]-[.$G$2]))^2)/2)))" office:value-type="float" office:value="2239.7755" calcext:value-type="float">
            <text:p>2239.7755</text:p>
          </table:table-cell>
          <table:table-cell table:formula="of:=IF([.B483]&lt;[.$G$2]; [.$C$2]*[.B483]; IF([.B483]&lt;([.$H$2]-[.$G$2]);[.$I$2]; [.$I$2]-[.$C$2]*([.B483]-([.$H$2]-[.$G$2]))))" office:value-type="float" office:value="71.4999999999999" calcext:value-type="float">
            <text:p>71.4999999999999</text:p>
          </table:table-cell>
          <table:table-cell table:formula="of:=IF([.B483]&lt;[.$G$2]; [.$C$2]; IF([.B483]&lt;([.$H$2]-[.$G$2]);0; -[.$C$2]))" office:value-type="float" office:value="-250" calcext:value-type="float">
            <text:p>-250</text:p>
          </table:table-cell>
          <table:table-cell table:number-columns-repeated="4"/>
        </table:table-row>
        <table:table-row table:style-name="ro1">
          <table:table-cell office:value-type="float" office:value="479" calcext:value-type="float">
            <text:p>479</text:p>
          </table:table-cell>
          <table:table-cell table:formula="of:=[.A484]*[.$H$2]/[.$D$2]" office:value-type="float" office:value="6.227" calcext:value-type="float">
            <text:p>6.227</text:p>
          </table:table-cell>
          <table:table-cell table:formula="of:=IF([.B484]&lt;[.$G$2]; [.$C$2]*([.B484]^2)/2; IF([.B484]&lt;([.$H$2]-[.$G$2]); [.$F$2]+[.$I$2]*([.B484]-[.$G$2]); [.$A$2]-[.$F$2]+[.$I$2]*([.B484]-([.$H$2]-[.$G$2]))-([.$C$2]*(([.B484]-([.$H$2]-[.$G$2]))^2)/2)))" office:value-type="float" office:value="2240.683875" calcext:value-type="float">
            <text:p>2240.683875</text:p>
          </table:table-cell>
          <table:table-cell table:formula="of:=IF([.B484]&lt;[.$G$2]; [.$C$2]*[.B484]; IF([.B484]&lt;([.$H$2]-[.$G$2]);[.$I$2]; [.$I$2]-[.$C$2]*([.B484]-([.$H$2]-[.$G$2]))))" office:value-type="float" office:value="68.2499999999999" calcext:value-type="float">
            <text:p>68.2499999999999</text:p>
          </table:table-cell>
          <table:table-cell table:formula="of:=IF([.B484]&lt;[.$G$2]; [.$C$2]; IF([.B484]&lt;([.$H$2]-[.$G$2]);0; -[.$C$2]))" office:value-type="float" office:value="-250" calcext:value-type="float">
            <text:p>-250</text:p>
          </table:table-cell>
          <table:table-cell table:number-columns-repeated="4"/>
        </table:table-row>
        <table:table-row table:style-name="ro1">
          <table:table-cell office:value-type="float" office:value="480" calcext:value-type="float">
            <text:p>480</text:p>
          </table:table-cell>
          <table:table-cell table:formula="of:=[.A485]*[.$H$2]/[.$D$2]" office:value-type="float" office:value="6.24" calcext:value-type="float">
            <text:p>6.24</text:p>
          </table:table-cell>
          <table:table-cell table:formula="of:=IF([.B485]&lt;[.$G$2]; [.$C$2]*([.B485]^2)/2; IF([.B485]&lt;([.$H$2]-[.$G$2]); [.$F$2]+[.$I$2]*([.B485]-[.$G$2]); [.$A$2]-[.$F$2]+[.$I$2]*([.B485]-([.$H$2]-[.$G$2]))-([.$C$2]*(([.B485]-([.$H$2]-[.$G$2]))^2)/2)))" office:value-type="float" office:value="2241.55" calcext:value-type="float">
            <text:p>2241.55</text:p>
          </table:table-cell>
          <table:table-cell table:formula="of:=IF([.B485]&lt;[.$G$2]; [.$C$2]*[.B485]; IF([.B485]&lt;([.$H$2]-[.$G$2]);[.$I$2]; [.$I$2]-[.$C$2]*([.B485]-([.$H$2]-[.$G$2]))))" office:value-type="float" office:value="65" calcext:value-type="float">
            <text:p>65</text:p>
          </table:table-cell>
          <table:table-cell table:formula="of:=IF([.B485]&lt;[.$G$2]; [.$C$2]; IF([.B485]&lt;([.$H$2]-[.$G$2]);0; -[.$C$2]))" office:value-type="float" office:value="-250" calcext:value-type="float">
            <text:p>-250</text:p>
          </table:table-cell>
          <table:table-cell table:number-columns-repeated="4"/>
        </table:table-row>
        <table:table-row table:style-name="ro1">
          <table:table-cell office:value-type="float" office:value="481" calcext:value-type="float">
            <text:p>481</text:p>
          </table:table-cell>
          <table:table-cell table:formula="of:=[.A486]*[.$H$2]/[.$D$2]" office:value-type="float" office:value="6.253" calcext:value-type="float">
            <text:p>6.253</text:p>
          </table:table-cell>
          <table:table-cell table:formula="of:=IF([.B486]&lt;[.$G$2]; [.$C$2]*([.B486]^2)/2; IF([.B486]&lt;([.$H$2]-[.$G$2]); [.$F$2]+[.$I$2]*([.B486]-[.$G$2]); [.$A$2]-[.$F$2]+[.$I$2]*([.B486]-([.$H$2]-[.$G$2]))-([.$C$2]*(([.B486]-([.$H$2]-[.$G$2]))^2)/2)))" office:value-type="float" office:value="2242.373875" calcext:value-type="float">
            <text:p>2242.373875</text:p>
          </table:table-cell>
          <table:table-cell table:formula="of:=IF([.B486]&lt;[.$G$2]; [.$C$2]*[.B486]; IF([.B486]&lt;([.$H$2]-[.$G$2]);[.$I$2]; [.$I$2]-[.$C$2]*([.B486]-([.$H$2]-[.$G$2]))))" office:value-type="float" office:value="61.75" calcext:value-type="float">
            <text:p>61.75</text:p>
          </table:table-cell>
          <table:table-cell table:formula="of:=IF([.B486]&lt;[.$G$2]; [.$C$2]; IF([.B486]&lt;([.$H$2]-[.$G$2]);0; -[.$C$2]))" office:value-type="float" office:value="-250" calcext:value-type="float">
            <text:p>-250</text:p>
          </table:table-cell>
          <table:table-cell table:number-columns-repeated="4"/>
        </table:table-row>
        <table:table-row table:style-name="ro1">
          <table:table-cell office:value-type="float" office:value="482" calcext:value-type="float">
            <text:p>482</text:p>
          </table:table-cell>
          <table:table-cell table:formula="of:=[.A487]*[.$H$2]/[.$D$2]" office:value-type="float" office:value="6.266" calcext:value-type="float">
            <text:p>6.266</text:p>
          </table:table-cell>
          <table:table-cell table:formula="of:=IF([.B487]&lt;[.$G$2]; [.$C$2]*([.B487]^2)/2; IF([.B487]&lt;([.$H$2]-[.$G$2]); [.$F$2]+[.$I$2]*([.B487]-[.$G$2]); [.$A$2]-[.$F$2]+[.$I$2]*([.B487]-([.$H$2]-[.$G$2]))-([.$C$2]*(([.B487]-([.$H$2]-[.$G$2]))^2)/2)))" office:value-type="float" office:value="2243.1555" calcext:value-type="float">
            <text:p>2243.1555</text:p>
          </table:table-cell>
          <table:table-cell table:formula="of:=IF([.B487]&lt;[.$G$2]; [.$C$2]*[.B487]; IF([.B487]&lt;([.$H$2]-[.$G$2]);[.$I$2]; [.$I$2]-[.$C$2]*([.B487]-([.$H$2]-[.$G$2]))))" office:value-type="float" office:value="58.5" calcext:value-type="float">
            <text:p>58.5</text:p>
          </table:table-cell>
          <table:table-cell table:formula="of:=IF([.B487]&lt;[.$G$2]; [.$C$2]; IF([.B487]&lt;([.$H$2]-[.$G$2]);0; -[.$C$2]))" office:value-type="float" office:value="-250" calcext:value-type="float">
            <text:p>-250</text:p>
          </table:table-cell>
          <table:table-cell table:number-columns-repeated="4"/>
        </table:table-row>
        <table:table-row table:style-name="ro1">
          <table:table-cell office:value-type="float" office:value="483" calcext:value-type="float">
            <text:p>483</text:p>
          </table:table-cell>
          <table:table-cell table:formula="of:=[.A488]*[.$H$2]/[.$D$2]" office:value-type="float" office:value="6.279" calcext:value-type="float">
            <text:p>6.279</text:p>
          </table:table-cell>
          <table:table-cell table:formula="of:=IF([.B488]&lt;[.$G$2]; [.$C$2]*([.B488]^2)/2; IF([.B488]&lt;([.$H$2]-[.$G$2]); [.$F$2]+[.$I$2]*([.B488]-[.$G$2]); [.$A$2]-[.$F$2]+[.$I$2]*([.B488]-([.$H$2]-[.$G$2]))-([.$C$2]*(([.B488]-([.$H$2]-[.$G$2]))^2)/2)))" office:value-type="float" office:value="2243.894875" calcext:value-type="float">
            <text:p>2243.894875</text:p>
          </table:table-cell>
          <table:table-cell table:formula="of:=IF([.B488]&lt;[.$G$2]; [.$C$2]*[.B488]; IF([.B488]&lt;([.$H$2]-[.$G$2]);[.$I$2]; [.$I$2]-[.$C$2]*([.B488]-([.$H$2]-[.$G$2]))))" office:value-type="float" office:value="55.25" calcext:value-type="float">
            <text:p>55.25</text:p>
          </table:table-cell>
          <table:table-cell table:formula="of:=IF([.B488]&lt;[.$G$2]; [.$C$2]; IF([.B488]&lt;([.$H$2]-[.$G$2]);0; -[.$C$2]))" office:value-type="float" office:value="-250" calcext:value-type="float">
            <text:p>-250</text:p>
          </table:table-cell>
          <table:table-cell table:number-columns-repeated="4"/>
        </table:table-row>
        <table:table-row table:style-name="ro1">
          <table:table-cell office:value-type="float" office:value="484" calcext:value-type="float">
            <text:p>484</text:p>
          </table:table-cell>
          <table:table-cell table:formula="of:=[.A489]*[.$H$2]/[.$D$2]" office:value-type="float" office:value="6.292" calcext:value-type="float">
            <text:p>6.292</text:p>
          </table:table-cell>
          <table:table-cell table:formula="of:=IF([.B489]&lt;[.$G$2]; [.$C$2]*([.B489]^2)/2; IF([.B489]&lt;([.$H$2]-[.$G$2]); [.$F$2]+[.$I$2]*([.B489]-[.$G$2]); [.$A$2]-[.$F$2]+[.$I$2]*([.B489]-([.$H$2]-[.$G$2]))-([.$C$2]*(([.B489]-([.$H$2]-[.$G$2]))^2)/2)))" office:value-type="float" office:value="2244.592" calcext:value-type="float">
            <text:p>2244.592</text:p>
          </table:table-cell>
          <table:table-cell table:formula="of:=IF([.B489]&lt;[.$G$2]; [.$C$2]*[.B489]; IF([.B489]&lt;([.$H$2]-[.$G$2]);[.$I$2]; [.$I$2]-[.$C$2]*([.B489]-([.$H$2]-[.$G$2]))))" office:value-type="float" office:value="52.0000000000001" calcext:value-type="float">
            <text:p>52.0000000000001</text:p>
          </table:table-cell>
          <table:table-cell table:formula="of:=IF([.B489]&lt;[.$G$2]; [.$C$2]; IF([.B489]&lt;([.$H$2]-[.$G$2]);0; -[.$C$2]))" office:value-type="float" office:value="-250" calcext:value-type="float">
            <text:p>-250</text:p>
          </table:table-cell>
          <table:table-cell table:number-columns-repeated="4"/>
        </table:table-row>
        <table:table-row table:style-name="ro1">
          <table:table-cell office:value-type="float" office:value="485" calcext:value-type="float">
            <text:p>485</text:p>
          </table:table-cell>
          <table:table-cell table:formula="of:=[.A490]*[.$H$2]/[.$D$2]" office:value-type="float" office:value="6.305" calcext:value-type="float">
            <text:p>6.305</text:p>
          </table:table-cell>
          <table:table-cell table:formula="of:=IF([.B490]&lt;[.$G$2]; [.$C$2]*([.B490]^2)/2; IF([.B490]&lt;([.$H$2]-[.$G$2]); [.$F$2]+[.$I$2]*([.B490]-[.$G$2]); [.$A$2]-[.$F$2]+[.$I$2]*([.B490]-([.$H$2]-[.$G$2]))-([.$C$2]*(([.B490]-([.$H$2]-[.$G$2]))^2)/2)))" office:value-type="float" office:value="2245.246875" calcext:value-type="float">
            <text:p>2245.246875</text:p>
          </table:table-cell>
          <table:table-cell table:formula="of:=IF([.B490]&lt;[.$G$2]; [.$C$2]*[.B490]; IF([.B490]&lt;([.$H$2]-[.$G$2]);[.$I$2]; [.$I$2]-[.$C$2]*([.B490]-([.$H$2]-[.$G$2]))))" office:value-type="float" office:value="48.7500000000001" calcext:value-type="float">
            <text:p>48.7500000000001</text:p>
          </table:table-cell>
          <table:table-cell table:formula="of:=IF([.B490]&lt;[.$G$2]; [.$C$2]; IF([.B490]&lt;([.$H$2]-[.$G$2]);0; -[.$C$2]))" office:value-type="float" office:value="-250" calcext:value-type="float">
            <text:p>-250</text:p>
          </table:table-cell>
          <table:table-cell table:number-columns-repeated="4"/>
        </table:table-row>
        <table:table-row table:style-name="ro1">
          <table:table-cell office:value-type="float" office:value="486" calcext:value-type="float">
            <text:p>486</text:p>
          </table:table-cell>
          <table:table-cell table:formula="of:=[.A491]*[.$H$2]/[.$D$2]" office:value-type="float" office:value="6.318" calcext:value-type="float">
            <text:p>6.318</text:p>
          </table:table-cell>
          <table:table-cell table:formula="of:=IF([.B491]&lt;[.$G$2]; [.$C$2]*([.B491]^2)/2; IF([.B491]&lt;([.$H$2]-[.$G$2]); [.$F$2]+[.$I$2]*([.B491]-[.$G$2]); [.$A$2]-[.$F$2]+[.$I$2]*([.B491]-([.$H$2]-[.$G$2]))-([.$C$2]*(([.B491]-([.$H$2]-[.$G$2]))^2)/2)))" office:value-type="float" office:value="2245.8595" calcext:value-type="float">
            <text:p>2245.8595</text:p>
          </table:table-cell>
          <table:table-cell table:formula="of:=IF([.B491]&lt;[.$G$2]; [.$C$2]*[.B491]; IF([.B491]&lt;([.$H$2]-[.$G$2]);[.$I$2]; [.$I$2]-[.$C$2]*([.B491]-([.$H$2]-[.$G$2]))))" office:value-type="float" office:value="45.5000000000001" calcext:value-type="float">
            <text:p>45.5000000000001</text:p>
          </table:table-cell>
          <table:table-cell table:formula="of:=IF([.B491]&lt;[.$G$2]; [.$C$2]; IF([.B491]&lt;([.$H$2]-[.$G$2]);0; -[.$C$2]))" office:value-type="float" office:value="-250" calcext:value-type="float">
            <text:p>-250</text:p>
          </table:table-cell>
          <table:table-cell table:number-columns-repeated="4"/>
        </table:table-row>
        <table:table-row table:style-name="ro1">
          <table:table-cell office:value-type="float" office:value="487" calcext:value-type="float">
            <text:p>487</text:p>
          </table:table-cell>
          <table:table-cell table:formula="of:=[.A492]*[.$H$2]/[.$D$2]" office:value-type="float" office:value="6.331" calcext:value-type="float">
            <text:p>6.331</text:p>
          </table:table-cell>
          <table:table-cell table:formula="of:=IF([.B492]&lt;[.$G$2]; [.$C$2]*([.B492]^2)/2; IF([.B492]&lt;([.$H$2]-[.$G$2]); [.$F$2]+[.$I$2]*([.B492]-[.$G$2]); [.$A$2]-[.$F$2]+[.$I$2]*([.B492]-([.$H$2]-[.$G$2]))-([.$C$2]*(([.B492]-([.$H$2]-[.$G$2]))^2)/2)))" office:value-type="float" office:value="2246.429875" calcext:value-type="float">
            <text:p>2246.429875</text:p>
          </table:table-cell>
          <table:table-cell table:formula="of:=IF([.B492]&lt;[.$G$2]; [.$C$2]*[.B492]; IF([.B492]&lt;([.$H$2]-[.$G$2]);[.$I$2]; [.$I$2]-[.$C$2]*([.B492]-([.$H$2]-[.$G$2]))))" office:value-type="float" office:value="42.2499999999999" calcext:value-type="float">
            <text:p>42.2499999999999</text:p>
          </table:table-cell>
          <table:table-cell table:formula="of:=IF([.B492]&lt;[.$G$2]; [.$C$2]; IF([.B492]&lt;([.$H$2]-[.$G$2]);0; -[.$C$2]))" office:value-type="float" office:value="-250" calcext:value-type="float">
            <text:p>-250</text:p>
          </table:table-cell>
          <table:table-cell table:number-columns-repeated="4"/>
        </table:table-row>
        <table:table-row table:style-name="ro1">
          <table:table-cell office:value-type="float" office:value="488" calcext:value-type="float">
            <text:p>488</text:p>
          </table:table-cell>
          <table:table-cell table:formula="of:=[.A493]*[.$H$2]/[.$D$2]" office:value-type="float" office:value="6.344" calcext:value-type="float">
            <text:p>6.344</text:p>
          </table:table-cell>
          <table:table-cell table:formula="of:=IF([.B493]&lt;[.$G$2]; [.$C$2]*([.B493]^2)/2; IF([.B493]&lt;([.$H$2]-[.$G$2]); [.$F$2]+[.$I$2]*([.B493]-[.$G$2]); [.$A$2]-[.$F$2]+[.$I$2]*([.B493]-([.$H$2]-[.$G$2]))-([.$C$2]*(([.B493]-([.$H$2]-[.$G$2]))^2)/2)))" office:value-type="float" office:value="2246.958" calcext:value-type="float">
            <text:p>2246.958</text:p>
          </table:table-cell>
          <table:table-cell table:formula="of:=IF([.B493]&lt;[.$G$2]; [.$C$2]*[.B493]; IF([.B493]&lt;([.$H$2]-[.$G$2]);[.$I$2]; [.$I$2]-[.$C$2]*([.B493]-([.$H$2]-[.$G$2]))))" office:value-type="float" office:value="38.9999999999999" calcext:value-type="float">
            <text:p>38.9999999999999</text:p>
          </table:table-cell>
          <table:table-cell table:formula="of:=IF([.B493]&lt;[.$G$2]; [.$C$2]; IF([.B493]&lt;([.$H$2]-[.$G$2]);0; -[.$C$2]))" office:value-type="float" office:value="-250" calcext:value-type="float">
            <text:p>-250</text:p>
          </table:table-cell>
          <table:table-cell table:number-columns-repeated="4"/>
        </table:table-row>
        <table:table-row table:style-name="ro1">
          <table:table-cell office:value-type="float" office:value="489" calcext:value-type="float">
            <text:p>489</text:p>
          </table:table-cell>
          <table:table-cell table:formula="of:=[.A494]*[.$H$2]/[.$D$2]" office:value-type="float" office:value="6.357" calcext:value-type="float">
            <text:p>6.357</text:p>
          </table:table-cell>
          <table:table-cell table:formula="of:=IF([.B494]&lt;[.$G$2]; [.$C$2]*([.B494]^2)/2; IF([.B494]&lt;([.$H$2]-[.$G$2]); [.$F$2]+[.$I$2]*([.B494]-[.$G$2]); [.$A$2]-[.$F$2]+[.$I$2]*([.B494]-([.$H$2]-[.$G$2]))-([.$C$2]*(([.B494]-([.$H$2]-[.$G$2]))^2)/2)))" office:value-type="float" office:value="2247.443875" calcext:value-type="float">
            <text:p>2247.443875</text:p>
          </table:table-cell>
          <table:table-cell table:formula="of:=IF([.B494]&lt;[.$G$2]; [.$C$2]*[.B494]; IF([.B494]&lt;([.$H$2]-[.$G$2]);[.$I$2]; [.$I$2]-[.$C$2]*([.B494]-([.$H$2]-[.$G$2]))))" office:value-type="float" office:value="35.7499999999999" calcext:value-type="float">
            <text:p>35.7499999999999</text:p>
          </table:table-cell>
          <table:table-cell table:formula="of:=IF([.B494]&lt;[.$G$2]; [.$C$2]; IF([.B494]&lt;([.$H$2]-[.$G$2]);0; -[.$C$2]))" office:value-type="float" office:value="-250" calcext:value-type="float">
            <text:p>-250</text:p>
          </table:table-cell>
          <table:table-cell table:number-columns-repeated="4"/>
        </table:table-row>
        <table:table-row table:style-name="ro1">
          <table:table-cell office:value-type="float" office:value="490" calcext:value-type="float">
            <text:p>490</text:p>
          </table:table-cell>
          <table:table-cell table:formula="of:=[.A495]*[.$H$2]/[.$D$2]" office:value-type="float" office:value="6.37" calcext:value-type="float">
            <text:p>6.37</text:p>
          </table:table-cell>
          <table:table-cell table:formula="of:=IF([.B495]&lt;[.$G$2]; [.$C$2]*([.B495]^2)/2; IF([.B495]&lt;([.$H$2]-[.$G$2]); [.$F$2]+[.$I$2]*([.B495]-[.$G$2]); [.$A$2]-[.$F$2]+[.$I$2]*([.B495]-([.$H$2]-[.$G$2]))-([.$C$2]*(([.B495]-([.$H$2]-[.$G$2]))^2)/2)))" office:value-type="float" office:value="2247.8875" calcext:value-type="float">
            <text:p>2247.8875</text:p>
          </table:table-cell>
          <table:table-cell table:formula="of:=IF([.B495]&lt;[.$G$2]; [.$C$2]*[.B495]; IF([.B495]&lt;([.$H$2]-[.$G$2]);[.$I$2]; [.$I$2]-[.$C$2]*([.B495]-([.$H$2]-[.$G$2]))))" office:value-type="float" office:value="32.5" calcext:value-type="float">
            <text:p>32.5</text:p>
          </table:table-cell>
          <table:table-cell table:formula="of:=IF([.B495]&lt;[.$G$2]; [.$C$2]; IF([.B495]&lt;([.$H$2]-[.$G$2]);0; -[.$C$2]))" office:value-type="float" office:value="-250" calcext:value-type="float">
            <text:p>-250</text:p>
          </table:table-cell>
          <table:table-cell table:number-columns-repeated="4"/>
        </table:table-row>
        <table:table-row table:style-name="ro1">
          <table:table-cell office:value-type="float" office:value="491" calcext:value-type="float">
            <text:p>491</text:p>
          </table:table-cell>
          <table:table-cell table:formula="of:=[.A496]*[.$H$2]/[.$D$2]" office:value-type="float" office:value="6.383" calcext:value-type="float">
            <text:p>6.383</text:p>
          </table:table-cell>
          <table:table-cell table:formula="of:=IF([.B496]&lt;[.$G$2]; [.$C$2]*([.B496]^2)/2; IF([.B496]&lt;([.$H$2]-[.$G$2]); [.$F$2]+[.$I$2]*([.B496]-[.$G$2]); [.$A$2]-[.$F$2]+[.$I$2]*([.B496]-([.$H$2]-[.$G$2]))-([.$C$2]*(([.B496]-([.$H$2]-[.$G$2]))^2)/2)))" office:value-type="float" office:value="2248.288875" calcext:value-type="float">
            <text:p>2248.288875</text:p>
          </table:table-cell>
          <table:table-cell table:formula="of:=IF([.B496]&lt;[.$G$2]; [.$C$2]*[.B496]; IF([.B496]&lt;([.$H$2]-[.$G$2]);[.$I$2]; [.$I$2]-[.$C$2]*([.B496]-([.$H$2]-[.$G$2]))))" office:value-type="float" office:value="29.25" calcext:value-type="float">
            <text:p>29.25</text:p>
          </table:table-cell>
          <table:table-cell table:formula="of:=IF([.B496]&lt;[.$G$2]; [.$C$2]; IF([.B496]&lt;([.$H$2]-[.$G$2]);0; -[.$C$2]))" office:value-type="float" office:value="-250" calcext:value-type="float">
            <text:p>-250</text:p>
          </table:table-cell>
          <table:table-cell table:number-columns-repeated="4"/>
        </table:table-row>
        <table:table-row table:style-name="ro1">
          <table:table-cell office:value-type="float" office:value="492" calcext:value-type="float">
            <text:p>492</text:p>
          </table:table-cell>
          <table:table-cell table:formula="of:=[.A497]*[.$H$2]/[.$D$2]" office:value-type="float" office:value="6.396" calcext:value-type="float">
            <text:p>6.396</text:p>
          </table:table-cell>
          <table:table-cell table:formula="of:=IF([.B497]&lt;[.$G$2]; [.$C$2]*([.B497]^2)/2; IF([.B497]&lt;([.$H$2]-[.$G$2]); [.$F$2]+[.$I$2]*([.B497]-[.$G$2]); [.$A$2]-[.$F$2]+[.$I$2]*([.B497]-([.$H$2]-[.$G$2]))-([.$C$2]*(([.B497]-([.$H$2]-[.$G$2]))^2)/2)))" office:value-type="float" office:value="2248.648" calcext:value-type="float">
            <text:p>2248.648</text:p>
          </table:table-cell>
          <table:table-cell table:formula="of:=IF([.B497]&lt;[.$G$2]; [.$C$2]*[.B497]; IF([.B497]&lt;([.$H$2]-[.$G$2]);[.$I$2]; [.$I$2]-[.$C$2]*([.B497]-([.$H$2]-[.$G$2]))))" office:value-type="float" office:value="26" calcext:value-type="float">
            <text:p>26</text:p>
          </table:table-cell>
          <table:table-cell table:formula="of:=IF([.B497]&lt;[.$G$2]; [.$C$2]; IF([.B497]&lt;([.$H$2]-[.$G$2]);0; -[.$C$2]))" office:value-type="float" office:value="-250" calcext:value-type="float">
            <text:p>-250</text:p>
          </table:table-cell>
          <table:table-cell table:number-columns-repeated="4"/>
        </table:table-row>
        <table:table-row table:style-name="ro1">
          <table:table-cell office:value-type="float" office:value="493" calcext:value-type="float">
            <text:p>493</text:p>
          </table:table-cell>
          <table:table-cell table:formula="of:=[.A498]*[.$H$2]/[.$D$2]" office:value-type="float" office:value="6.409" calcext:value-type="float">
            <text:p>6.409</text:p>
          </table:table-cell>
          <table:table-cell table:formula="of:=IF([.B498]&lt;[.$G$2]; [.$C$2]*([.B498]^2)/2; IF([.B498]&lt;([.$H$2]-[.$G$2]); [.$F$2]+[.$I$2]*([.B498]-[.$G$2]); [.$A$2]-[.$F$2]+[.$I$2]*([.B498]-([.$H$2]-[.$G$2]))-([.$C$2]*(([.B498]-([.$H$2]-[.$G$2]))^2)/2)))" office:value-type="float" office:value="2248.964875" calcext:value-type="float">
            <text:p>2248.964875</text:p>
          </table:table-cell>
          <table:table-cell table:formula="of:=IF([.B498]&lt;[.$G$2]; [.$C$2]*[.B498]; IF([.B498]&lt;([.$H$2]-[.$G$2]);[.$I$2]; [.$I$2]-[.$C$2]*([.B498]-([.$H$2]-[.$G$2]))))" office:value-type="float" office:value="22.7500000000001" calcext:value-type="float">
            <text:p>22.7500000000001</text:p>
          </table:table-cell>
          <table:table-cell table:formula="of:=IF([.B498]&lt;[.$G$2]; [.$C$2]; IF([.B498]&lt;([.$H$2]-[.$G$2]);0; -[.$C$2]))" office:value-type="float" office:value="-250" calcext:value-type="float">
            <text:p>-250</text:p>
          </table:table-cell>
          <table:table-cell table:number-columns-repeated="4"/>
        </table:table-row>
        <table:table-row table:style-name="ro1">
          <table:table-cell office:value-type="float" office:value="494" calcext:value-type="float">
            <text:p>494</text:p>
          </table:table-cell>
          <table:table-cell table:formula="of:=[.A499]*[.$H$2]/[.$D$2]" office:value-type="float" office:value="6.422" calcext:value-type="float">
            <text:p>6.422</text:p>
          </table:table-cell>
          <table:table-cell table:formula="of:=IF([.B499]&lt;[.$G$2]; [.$C$2]*([.B499]^2)/2; IF([.B499]&lt;([.$H$2]-[.$G$2]); [.$F$2]+[.$I$2]*([.B499]-[.$G$2]); [.$A$2]-[.$F$2]+[.$I$2]*([.B499]-([.$H$2]-[.$G$2]))-([.$C$2]*(([.B499]-([.$H$2]-[.$G$2]))^2)/2)))" office:value-type="float" office:value="2249.2395" calcext:value-type="float">
            <text:p>2249.2395</text:p>
          </table:table-cell>
          <table:table-cell table:formula="of:=IF([.B499]&lt;[.$G$2]; [.$C$2]*[.B499]; IF([.B499]&lt;([.$H$2]-[.$G$2]);[.$I$2]; [.$I$2]-[.$C$2]*([.B499]-([.$H$2]-[.$G$2]))))" office:value-type="float" office:value="19.5000000000001" calcext:value-type="float">
            <text:p>19.5000000000001</text:p>
          </table:table-cell>
          <table:table-cell table:formula="of:=IF([.B499]&lt;[.$G$2]; [.$C$2]; IF([.B499]&lt;([.$H$2]-[.$G$2]);0; -[.$C$2]))" office:value-type="float" office:value="-250" calcext:value-type="float">
            <text:p>-250</text:p>
          </table:table-cell>
          <table:table-cell table:number-columns-repeated="4"/>
        </table:table-row>
        <table:table-row table:style-name="ro1">
          <table:table-cell office:value-type="float" office:value="495" calcext:value-type="float">
            <text:p>495</text:p>
          </table:table-cell>
          <table:table-cell table:formula="of:=[.A500]*[.$H$2]/[.$D$2]" office:value-type="float" office:value="6.435" calcext:value-type="float">
            <text:p>6.435</text:p>
          </table:table-cell>
          <table:table-cell table:formula="of:=IF([.B500]&lt;[.$G$2]; [.$C$2]*([.B500]^2)/2; IF([.B500]&lt;([.$H$2]-[.$G$2]); [.$F$2]+[.$I$2]*([.B500]-[.$G$2]); [.$A$2]-[.$F$2]+[.$I$2]*([.B500]-([.$H$2]-[.$G$2]))-([.$C$2]*(([.B500]-([.$H$2]-[.$G$2]))^2)/2)))" office:value-type="float" office:value="2249.471875" calcext:value-type="float">
            <text:p>2249.471875</text:p>
          </table:table-cell>
          <table:table-cell table:formula="of:=IF([.B500]&lt;[.$G$2]; [.$C$2]*[.B500]; IF([.B500]&lt;([.$H$2]-[.$G$2]);[.$I$2]; [.$I$2]-[.$C$2]*([.B500]-([.$H$2]-[.$G$2]))))" office:value-type="float" office:value="16.2500000000001" calcext:value-type="float">
            <text:p>16.2500000000001</text:p>
          </table:table-cell>
          <table:table-cell table:formula="of:=IF([.B500]&lt;[.$G$2]; [.$C$2]; IF([.B500]&lt;([.$H$2]-[.$G$2]);0; -[.$C$2]))" office:value-type="float" office:value="-250" calcext:value-type="float">
            <text:p>-250</text:p>
          </table:table-cell>
          <table:table-cell table:number-columns-repeated="4"/>
        </table:table-row>
        <table:table-row table:style-name="ro1">
          <table:table-cell office:value-type="float" office:value="496" calcext:value-type="float">
            <text:p>496</text:p>
          </table:table-cell>
          <table:table-cell table:formula="of:=[.A501]*[.$H$2]/[.$D$2]" office:value-type="float" office:value="6.448" calcext:value-type="float">
            <text:p>6.448</text:p>
          </table:table-cell>
          <table:table-cell table:formula="of:=IF([.B501]&lt;[.$G$2]; [.$C$2]*([.B501]^2)/2; IF([.B501]&lt;([.$H$2]-[.$G$2]); [.$F$2]+[.$I$2]*([.B501]-[.$G$2]); [.$A$2]-[.$F$2]+[.$I$2]*([.B501]-([.$H$2]-[.$G$2]))-([.$C$2]*(([.B501]-([.$H$2]-[.$G$2]))^2)/2)))" office:value-type="float" office:value="2249.662" calcext:value-type="float">
            <text:p>2249.662</text:p>
          </table:table-cell>
          <table:table-cell table:formula="of:=IF([.B501]&lt;[.$G$2]; [.$C$2]*[.B501]; IF([.B501]&lt;([.$H$2]-[.$G$2]);[.$I$2]; [.$I$2]-[.$C$2]*([.B501]-([.$H$2]-[.$G$2]))))" office:value-type="float" office:value="12.9999999999999" calcext:value-type="float">
            <text:p>12.9999999999999</text:p>
          </table:table-cell>
          <table:table-cell table:formula="of:=IF([.B501]&lt;[.$G$2]; [.$C$2]; IF([.B501]&lt;([.$H$2]-[.$G$2]);0; -[.$C$2]))" office:value-type="float" office:value="-250" calcext:value-type="float">
            <text:p>-250</text:p>
          </table:table-cell>
          <table:table-cell table:number-columns-repeated="4"/>
        </table:table-row>
        <table:table-row table:style-name="ro1">
          <table:table-cell office:value-type="float" office:value="497" calcext:value-type="float">
            <text:p>497</text:p>
          </table:table-cell>
          <table:table-cell table:formula="of:=[.A502]*[.$H$2]/[.$D$2]" office:value-type="float" office:value="6.461" calcext:value-type="float">
            <text:p>6.461</text:p>
          </table:table-cell>
          <table:table-cell table:formula="of:=IF([.B502]&lt;[.$G$2]; [.$C$2]*([.B502]^2)/2; IF([.B502]&lt;([.$H$2]-[.$G$2]); [.$F$2]+[.$I$2]*([.B502]-[.$G$2]); [.$A$2]-[.$F$2]+[.$I$2]*([.B502]-([.$H$2]-[.$G$2]))-([.$C$2]*(([.B502]-([.$H$2]-[.$G$2]))^2)/2)))" office:value-type="float" office:value="2249.809875" calcext:value-type="float">
            <text:p>2249.809875</text:p>
          </table:table-cell>
          <table:table-cell table:formula="of:=IF([.B502]&lt;[.$G$2]; [.$C$2]*[.B502]; IF([.B502]&lt;([.$H$2]-[.$G$2]);[.$I$2]; [.$I$2]-[.$C$2]*([.B502]-([.$H$2]-[.$G$2]))))" office:value-type="float" office:value="9.74999999999994" calcext:value-type="float">
            <text:p>9.74999999999994</text:p>
          </table:table-cell>
          <table:table-cell table:formula="of:=IF([.B502]&lt;[.$G$2]; [.$C$2]; IF([.B502]&lt;([.$H$2]-[.$G$2]);0; -[.$C$2]))" office:value-type="float" office:value="-250" calcext:value-type="float">
            <text:p>-250</text:p>
          </table:table-cell>
          <table:table-cell table:number-columns-repeated="4"/>
        </table:table-row>
        <table:table-row table:style-name="ro1">
          <table:table-cell office:value-type="float" office:value="498" calcext:value-type="float">
            <text:p>498</text:p>
          </table:table-cell>
          <table:table-cell table:formula="of:=[.A503]*[.$H$2]/[.$D$2]" office:value-type="float" office:value="6.474" calcext:value-type="float">
            <text:p>6.474</text:p>
          </table:table-cell>
          <table:table-cell table:formula="of:=IF([.B503]&lt;[.$G$2]; [.$C$2]*([.B503]^2)/2; IF([.B503]&lt;([.$H$2]-[.$G$2]); [.$F$2]+[.$I$2]*([.B503]-[.$G$2]); [.$A$2]-[.$F$2]+[.$I$2]*([.B503]-([.$H$2]-[.$G$2]))-([.$C$2]*(([.B503]-([.$H$2]-[.$G$2]))^2)/2)))" office:value-type="float" office:value="2249.9155" calcext:value-type="float">
            <text:p>2249.9155</text:p>
          </table:table-cell>
          <table:table-cell table:formula="of:=IF([.B503]&lt;[.$G$2]; [.$C$2]*[.B503]; IF([.B503]&lt;([.$H$2]-[.$G$2]);[.$I$2]; [.$I$2]-[.$C$2]*([.B503]-([.$H$2]-[.$G$2]))))" office:value-type="float" office:value="6.49999999999994" calcext:value-type="float">
            <text:p>6.49999999999994</text:p>
          </table:table-cell>
          <table:table-cell table:formula="of:=IF([.B503]&lt;[.$G$2]; [.$C$2]; IF([.B503]&lt;([.$H$2]-[.$G$2]);0; -[.$C$2]))" office:value-type="float" office:value="-250" calcext:value-type="float">
            <text:p>-250</text:p>
          </table:table-cell>
          <table:table-cell table:number-columns-repeated="4"/>
        </table:table-row>
        <table:table-row table:style-name="ro1">
          <table:table-cell office:value-type="float" office:value="499" calcext:value-type="float">
            <text:p>499</text:p>
          </table:table-cell>
          <table:table-cell table:formula="of:=[.A504]*[.$H$2]/[.$D$2]" office:value-type="float" office:value="6.487" calcext:value-type="float">
            <text:p>6.487</text:p>
          </table:table-cell>
          <table:table-cell table:formula="of:=IF([.B504]&lt;[.$G$2]; [.$C$2]*([.B504]^2)/2; IF([.B504]&lt;([.$H$2]-[.$G$2]); [.$F$2]+[.$I$2]*([.B504]-[.$G$2]); [.$A$2]-[.$F$2]+[.$I$2]*([.B504]-([.$H$2]-[.$G$2]))-([.$C$2]*(([.B504]-([.$H$2]-[.$G$2]))^2)/2)))" office:value-type="float" office:value="2249.978875" calcext:value-type="float">
            <text:p>2249.978875</text:p>
          </table:table-cell>
          <table:table-cell table:formula="of:=IF([.B504]&lt;[.$G$2]; [.$C$2]*[.B504]; IF([.B504]&lt;([.$H$2]-[.$G$2]);[.$I$2]; [.$I$2]-[.$C$2]*([.B504]-([.$H$2]-[.$G$2]))))" office:value-type="float" office:value="3.25" calcext:value-type="float">
            <text:p>3.25</text:p>
          </table:table-cell>
          <table:table-cell table:formula="of:=IF([.B504]&lt;[.$G$2]; [.$C$2]; IF([.B504]&lt;([.$H$2]-[.$G$2]);0; -[.$C$2]))" office:value-type="float" office:value="-250" calcext:value-type="float">
            <text:p>-250</text:p>
          </table:table-cell>
          <table:table-cell table:number-columns-repeated="4"/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[.A505]*[.$H$2]/[.$D$2]" office:value-type="float" office:value="6.5" calcext:value-type="float">
            <text:p>6.5</text:p>
          </table:table-cell>
          <table:table-cell table:formula="of:=IF([.B505]&lt;[.$G$2]; [.$C$2]*([.B505]^2)/2; IF([.B505]&lt;([.$H$2]-[.$G$2]); [.$F$2]+[.$I$2]*([.B505]-[.$G$2]); [.$A$2]-[.$F$2]+[.$I$2]*([.B505]-([.$H$2]-[.$G$2]))-([.$C$2]*(([.B505]-([.$H$2]-[.$G$2]))^2)/2)))" office:value-type="float" office:value="2250" calcext:value-type="float">
            <text:p>2250</text:p>
          </table:table-cell>
          <table:table-cell table:formula="of:=IF([.B505]&lt;[.$G$2]; [.$C$2]*[.B505]; IF([.B505]&lt;([.$H$2]-[.$G$2]);[.$I$2]; [.$I$2]-[.$C$2]*([.B505]-([.$H$2]-[.$G$2]))))" office:value-type="float" office:value="0" calcext:value-type="float">
            <text:p>0</text:p>
          </table:table-cell>
          <table:table-cell table:formula="of:=IF([.B505]&lt;[.$G$2]; [.$C$2]; IF([.B505]&lt;([.$H$2]-[.$G$2]);0; -[.$C$2]))" office:value-type="float" office:value="-250" calcext:value-type="float">
            <text:p>-25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imbus Sans" svg:font-family="'Nimbus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imbus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7">00/00/0000</text:date>, <text:time style:data-style-name="N2" text:time-value="19:19:47.4812811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1:04.964000000</meta:creation-date>
    <meta:generator>LibreOffice/7.0.6.2$Linux_X86_64 LibreOffice_project/00$Build-2</meta:generator>
    <dc:date>2021-05-17T19:23:46.006435165</dc:date>
    <meta:editing-duration>PT18H29M34S</meta:editing-duration>
    <meta:editing-cycles>7</meta:editing-cycles>
    <meta:document-statistic meta:table-count="1" meta:cell-count="2530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20pt" style:font-size-asian="10pt" style:font-size-complex="10pt"/>
    </style:style>
    <style:style style:name="ch4" style:family="chart">
      <style:chart-properties chart:auto-position="true" style:rotation-angle="0"/>
      <style:text-properties fo:font-size="20pt" style:font-size-asian="9pt" style:font-size-complex="9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20pt" style:font-size-asian="10pt" style:font-size-complex="10pt"/>
    </style:style>
    <style:style style:name="ch8" style:family="chart">
      <style:chart-properties chart:auto-position="true" style:rotation-angle="90"/>
      <style:text-properties fo:font-size="20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8.007cm" svg:height="27.052cm" xlink:href=".." xlink:type="simple" chart:class="chart:scatter" chart:column-mapping="0" chart:style-name="ch1">
        <chart:plot-area chart:style-name="ch2" table:cell-range-address="Sheet1.B5:Sheet1.C505" chart:data-source-has-labels="column" svg:x="2.629cm" svg:y="0.541cm" svg:width="44.418cm" svg:height="24.331cm">
          <chart:coordinate-region svg:x="4.468cm" svg:y="0.939cm" svg:width="42.379cm" svg:height="22.889cm"/>
          <chart:axis chart:dimension="x" chart:name="primary-x" chart:style-name="ch3" chartooo:axis-type="auto">
            <chart:title svg:x="24.102cm" svg:y="25.413cm" chart:style-name="ch4">
              <text:p>t [s]</text:p>
            </chart:title>
            <chart:categories table:cell-range-address="Sheet1.B5:Sheet1.B505"/>
            <chart:grid chart:style-name="ch5" chart:class="major"/>
            <chart:grid chart:style-name="ch6" chart:class="minor"/>
          </chart:axis>
          <chart:axis chart:dimension="y" chart:name="primary-y" chart:style-name="ch7">
            <chart:title svg:x="0.451cm" svg:y="14.209cm" chart:style-name="ch8">
              <text:p>s [steps]</text:p>
            </chart:title>
            <chart:grid chart:style-name="ch5" chart:class="major"/>
            <chart:grid chart:style-name="ch6" chart:class="minor"/>
          </chart:axis>
          <chart:series chart:style-name="ch9" chart:values-cell-range-address="Sheet1.C5:Sheet1.C505" chart:class="chart:scatter">
            <chart:domain table:cell-range-address="Sheet1.B5:Sheet1.B505"/>
            <chart:data-point chart:repeated="50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B5:Sheet1.B505</svg:desc>
                </draw:g>
              </table:table-cell>
              <table:table-cell office:value-type="float" office:value="0">
                <text:p>0</text:p>
                <draw:g>
                  <svg:desc>Sheet1.B5:Sheet1.B505</svg:desc>
                </draw:g>
              </table:table-cell>
              <table:table-cell office:value-type="float" office:value="0">
                <text:p>0</text:p>
                <draw:g>
                  <svg:desc>Sheet1.C5:Sheet1.C505</svg:desc>
                </draw:g>
              </table:table-cell>
            </table:table-row>
            <table:table-row>
              <table:table-cell office:value-type="float" office:value="0.013">
                <text:p>0.013</text:p>
              </table:table-cell>
              <table:table-cell office:value-type="float" office:value="0.013">
                <text:p>0.013</text:p>
              </table:table-cell>
              <table:table-cell office:value-type="float" office:value="0.021125">
                <text:p>0.021125</text:p>
              </table:table-cell>
            </table:table-row>
            <table:table-row>
              <table:table-cell office:value-type="float" office:value="0.026">
                <text:p>0.026</text:p>
              </table:table-cell>
              <table:table-cell office:value-type="float" office:value="0.026">
                <text:p>0.026</text:p>
              </table:table-cell>
              <table:table-cell office:value-type="float" office:value="0.0845">
                <text:p>0.0845</text:p>
              </table:table-cell>
            </table:table-row>
            <table:table-row>
              <table:table-cell office:value-type="float" office:value="0.039">
                <text:p>0.039</text:p>
              </table:table-cell>
              <table:table-cell office:value-type="float" office:value="0.039">
                <text:p>0.039</text:p>
              </table:table-cell>
              <table:table-cell office:value-type="float" office:value="0.190125">
                <text:p>0.190125</text:p>
              </table:table-cell>
            </table:table-row>
            <table:table-row>
              <table:table-cell office:value-type="float" office:value="0.052">
                <text:p>0.052</text:p>
              </table:table-cell>
              <table:table-cell office:value-type="float" office:value="0.052">
                <text:p>0.052</text:p>
              </table:table-cell>
              <table:table-cell office:value-type="float" office:value="0.338">
                <text:p>0.338</text:p>
              </table:table-cell>
            </table:table-row>
            <table:table-row>
              <table:table-cell office:value-type="float" office:value="0.065">
                <text:p>0.065</text:p>
              </table:table-cell>
              <table:table-cell office:value-type="float" office:value="0.065">
                <text:p>0.065</text:p>
              </table:table-cell>
              <table:table-cell office:value-type="float" office:value="0.528125">
                <text:p>0.528125</text:p>
              </table:table-cell>
            </table:table-row>
            <table:table-row>
              <table:table-cell office:value-type="float" office:value="0.078">
                <text:p>0.078</text:p>
              </table:table-cell>
              <table:table-cell office:value-type="float" office:value="0.078">
                <text:p>0.078</text:p>
              </table:table-cell>
              <table:table-cell office:value-type="float" office:value="0.7605">
                <text:p>0.7605</text:p>
              </table:table-cell>
            </table:table-row>
            <table:table-row>
              <table:table-cell office:value-type="float" office:value="0.091">
                <text:p>0.091</text:p>
              </table:table-cell>
              <table:table-cell office:value-type="float" office:value="0.091">
                <text:p>0.091</text:p>
              </table:table-cell>
              <table:table-cell office:value-type="float" office:value="1.035125">
                <text:p>1.035125</text:p>
              </table:table-cell>
            </table:table-row>
            <table:table-row>
              <table:table-cell office:value-type="float" office:value="0.104">
                <text:p>0.104</text:p>
              </table:table-cell>
              <table:table-cell office:value-type="float" office:value="0.104">
                <text:p>0.104</text:p>
              </table:table-cell>
              <table:table-cell office:value-type="float" office:value="1.352">
                <text:p>1.352</text:p>
              </table:table-cell>
            </table:table-row>
            <table:table-row>
              <table:table-cell office:value-type="float" office:value="0.117">
                <text:p>0.117</text:p>
              </table:table-cell>
              <table:table-cell office:value-type="float" office:value="0.117">
                <text:p>0.117</text:p>
              </table:table-cell>
              <table:table-cell office:value-type="float" office:value="1.711125">
                <text:p>1.711125</text:p>
              </table:table-cell>
            </table:table-row>
            <table:table-row>
              <table:table-cell office:value-type="float" office:value="0.13">
                <text:p>0.13</text:p>
              </table:table-cell>
              <table:table-cell office:value-type="float" office:value="0.13">
                <text:p>0.13</text:p>
              </table:table-cell>
              <table:table-cell office:value-type="float" office:value="2.1125">
                <text:p>2.1125</text:p>
              </table:table-cell>
            </table:table-row>
            <table:table-row>
              <table:table-cell office:value-type="float" office:value="0.143">
                <text:p>0.143</text:p>
              </table:table-cell>
              <table:table-cell office:value-type="float" office:value="0.143">
                <text:p>0.143</text:p>
              </table:table-cell>
              <table:table-cell office:value-type="float" office:value="2.556125">
                <text:p>2.556125</text:p>
              </table:table-cell>
            </table:table-row>
            <table:table-row>
              <table:table-cell office:value-type="float" office:value="0.156">
                <text:p>0.156</text:p>
              </table:table-cell>
              <table:table-cell office:value-type="float" office:value="0.156">
                <text:p>0.156</text:p>
              </table:table-cell>
              <table:table-cell office:value-type="float" office:value="3.042">
                <text:p>3.042</text:p>
              </table:table-cell>
            </table:table-row>
            <table:table-row>
              <table:table-cell office:value-type="float" office:value="0.169">
                <text:p>0.169</text:p>
              </table:table-cell>
              <table:table-cell office:value-type="float" office:value="0.169">
                <text:p>0.169</text:p>
              </table:table-cell>
              <table:table-cell office:value-type="float" office:value="3.570125">
                <text:p>3.570125</text:p>
              </table:table-cell>
            </table:table-row>
            <table:table-row>
              <table:table-cell office:value-type="float" office:value="0.182">
                <text:p>0.182</text:p>
              </table:table-cell>
              <table:table-cell office:value-type="float" office:value="0.182">
                <text:p>0.182</text:p>
              </table:table-cell>
              <table:table-cell office:value-type="float" office:value="4.1405">
                <text:p>4.1405</text:p>
              </table:table-cell>
            </table:table-row>
            <table:table-row>
              <table:table-cell office:value-type="float" office:value="0.195">
                <text:p>0.195</text:p>
              </table:table-cell>
              <table:table-cell office:value-type="float" office:value="0.195">
                <text:p>0.195</text:p>
              </table:table-cell>
              <table:table-cell office:value-type="float" office:value="4.753125">
                <text:p>4.753125</text:p>
              </table:table-cell>
            </table:table-row>
            <table:table-row>
              <table:table-cell office:value-type="float" office:value="0.208">
                <text:p>0.208</text:p>
              </table:table-cell>
              <table:table-cell office:value-type="float" office:value="0.208">
                <text:p>0.208</text:p>
              </table:table-cell>
              <table:table-cell office:value-type="float" office:value="5.408">
                <text:p>5.408</text:p>
              </table:table-cell>
            </table:table-row>
            <table:table-row>
              <table:table-cell office:value-type="float" office:value="0.221">
                <text:p>0.221</text:p>
              </table:table-cell>
              <table:table-cell office:value-type="float" office:value="0.221">
                <text:p>0.221</text:p>
              </table:table-cell>
              <table:table-cell office:value-type="float" office:value="6.105125">
                <text:p>6.105125</text:p>
              </table:table-cell>
            </table:table-row>
            <table:table-row>
              <table:table-cell office:value-type="float" office:value="0.234">
                <text:p>0.234</text:p>
              </table:table-cell>
              <table:table-cell office:value-type="float" office:value="0.234">
                <text:p>0.234</text:p>
              </table:table-cell>
              <table:table-cell office:value-type="float" office:value="6.8445">
                <text:p>6.8445</text:p>
              </table:table-cell>
            </table:table-row>
            <table:table-row>
              <table:table-cell office:value-type="float" office:value="0.247">
                <text:p>0.247</text:p>
              </table:table-cell>
              <table:table-cell office:value-type="float" office:value="0.247">
                <text:p>0.247</text:p>
              </table:table-cell>
              <table:table-cell office:value-type="float" office:value="7.626125">
                <text:p>7.626125</text:p>
              </table:table-cell>
            </table:table-row>
            <table:table-row>
              <table:table-cell office:value-type="float" office:value="0.26">
                <text:p>0.26</text:p>
              </table:table-cell>
              <table:table-cell office:value-type="float" office:value="0.26">
                <text:p>0.26</text:p>
              </table:table-cell>
              <table:table-cell office:value-type="float" office:value="8.45">
                <text:p>8.45</text:p>
              </table:table-cell>
            </table:table-row>
            <table:table-row>
              <table:table-cell office:value-type="float" office:value="0.273">
                <text:p>0.273</text:p>
              </table:table-cell>
              <table:table-cell office:value-type="float" office:value="0.273">
                <text:p>0.273</text:p>
              </table:table-cell>
              <table:table-cell office:value-type="float" office:value="9.316125">
                <text:p>9.316125</text:p>
              </table:table-cell>
            </table:table-row>
            <table:table-row>
              <table:table-cell office:value-type="float" office:value="0.286">
                <text:p>0.286</text:p>
              </table:table-cell>
              <table:table-cell office:value-type="float" office:value="0.286">
                <text:p>0.286</text:p>
              </table:table-cell>
              <table:table-cell office:value-type="float" office:value="10.2245">
                <text:p>10.2245</text:p>
              </table:table-cell>
            </table:table-row>
            <table:table-row>
              <table:table-cell office:value-type="float" office:value="0.299">
                <text:p>0.299</text:p>
              </table:table-cell>
              <table:table-cell office:value-type="float" office:value="0.299">
                <text:p>0.299</text:p>
              </table:table-cell>
              <table:table-cell office:value-type="float" office:value="11.175125">
                <text:p>11.175125</text:p>
              </table:table-cell>
            </table:table-row>
            <table:table-row>
              <table:table-cell office:value-type="float" office:value="0.312">
                <text:p>0.312</text:p>
              </table:table-cell>
              <table:table-cell office:value-type="float" office:value="0.312">
                <text:p>0.312</text:p>
              </table:table-cell>
              <table:table-cell office:value-type="float" office:value="12.168">
                <text:p>12.168</text:p>
              </table:table-cell>
            </table:table-row>
            <table:table-row>
              <table:table-cell office:value-type="float" office:value="0.325">
                <text:p>0.325</text:p>
              </table:table-cell>
              <table:table-cell office:value-type="float" office:value="0.325">
                <text:p>0.325</text:p>
              </table:table-cell>
              <table:table-cell office:value-type="float" office:value="13.203125">
                <text:p>13.203125</text:p>
              </table:table-cell>
            </table:table-row>
            <table:table-row>
              <table:table-cell office:value-type="float" office:value="0.338">
                <text:p>0.338</text:p>
              </table:table-cell>
              <table:table-cell office:value-type="float" office:value="0.338">
                <text:p>0.338</text:p>
              </table:table-cell>
              <table:table-cell office:value-type="float" office:value="14.2805">
                <text:p>14.2805</text:p>
              </table:table-cell>
            </table:table-row>
            <table:table-row>
              <table:table-cell office:value-type="float" office:value="0.351">
                <text:p>0.351</text:p>
              </table:table-cell>
              <table:table-cell office:value-type="float" office:value="0.351">
                <text:p>0.351</text:p>
              </table:table-cell>
              <table:table-cell office:value-type="float" office:value="15.400125">
                <text:p>15.400125</text:p>
              </table:table-cell>
            </table:table-row>
            <table:table-row>
              <table:table-cell office:value-type="float" office:value="0.364">
                <text:p>0.364</text:p>
              </table:table-cell>
              <table:table-cell office:value-type="float" office:value="0.364">
                <text:p>0.364</text:p>
              </table:table-cell>
              <table:table-cell office:value-type="float" office:value="16.562">
                <text:p>16.562</text:p>
              </table:table-cell>
            </table:table-row>
            <table:table-row>
              <table:table-cell office:value-type="float" office:value="0.377">
                <text:p>0.377</text:p>
              </table:table-cell>
              <table:table-cell office:value-type="float" office:value="0.377">
                <text:p>0.377</text:p>
              </table:table-cell>
              <table:table-cell office:value-type="float" office:value="17.766125">
                <text:p>17.766125</text:p>
              </table:table-cell>
            </table:table-row>
            <table:table-row>
              <table:table-cell office:value-type="float" office:value="0.39">
                <text:p>0.39</text:p>
              </table:table-cell>
              <table:table-cell office:value-type="float" office:value="0.39">
                <text:p>0.39</text:p>
              </table:table-cell>
              <table:table-cell office:value-type="float" office:value="19.0125">
                <text:p>19.0125</text:p>
              </table:table-cell>
            </table:table-row>
            <table:table-row>
              <table:table-cell office:value-type="float" office:value="0.403">
                <text:p>0.403</text:p>
              </table:table-cell>
              <table:table-cell office:value-type="float" office:value="0.403">
                <text:p>0.403</text:p>
              </table:table-cell>
              <table:table-cell office:value-type="float" office:value="20.301125">
                <text:p>20.301125</text:p>
              </table:table-cell>
            </table:table-row>
            <table:table-row>
              <table:table-cell office:value-type="float" office:value="0.416">
                <text:p>0.416</text:p>
              </table:table-cell>
              <table:table-cell office:value-type="float" office:value="0.416">
                <text:p>0.416</text:p>
              </table:table-cell>
              <table:table-cell office:value-type="float" office:value="21.632">
                <text:p>21.632</text:p>
              </table:table-cell>
            </table:table-row>
            <table:table-row>
              <table:table-cell office:value-type="float" office:value="0.429">
                <text:p>0.429</text:p>
              </table:table-cell>
              <table:table-cell office:value-type="float" office:value="0.429">
                <text:p>0.429</text:p>
              </table:table-cell>
              <table:table-cell office:value-type="float" office:value="23.005125">
                <text:p>23.005125</text:p>
              </table:table-cell>
            </table:table-row>
            <table:table-row>
              <table:table-cell office:value-type="float" office:value="0.442">
                <text:p>0.442</text:p>
              </table:table-cell>
              <table:table-cell office:value-type="float" office:value="0.442">
                <text:p>0.442</text:p>
              </table:table-cell>
              <table:table-cell office:value-type="float" office:value="24.4205">
                <text:p>24.4205</text:p>
              </table:table-cell>
            </table:table-row>
            <table:table-row>
              <table:table-cell office:value-type="float" office:value="0.455">
                <text:p>0.455</text:p>
              </table:table-cell>
              <table:table-cell office:value-type="float" office:value="0.455">
                <text:p>0.455</text:p>
              </table:table-cell>
              <table:table-cell office:value-type="float" office:value="25.878125">
                <text:p>25.878125</text:p>
              </table:table-cell>
            </table:table-row>
            <table:table-row>
              <table:table-cell office:value-type="float" office:value="0.468">
                <text:p>0.468</text:p>
              </table:table-cell>
              <table:table-cell office:value-type="float" office:value="0.468">
                <text:p>0.468</text:p>
              </table:table-cell>
              <table:table-cell office:value-type="float" office:value="27.378">
                <text:p>27.378</text:p>
              </table:table-cell>
            </table:table-row>
            <table:table-row>
              <table:table-cell office:value-type="float" office:value="0.481">
                <text:p>0.481</text:p>
              </table:table-cell>
              <table:table-cell office:value-type="float" office:value="0.481">
                <text:p>0.481</text:p>
              </table:table-cell>
              <table:table-cell office:value-type="float" office:value="28.920125">
                <text:p>28.920125</text:p>
              </table:table-cell>
            </table:table-row>
            <table:table-row>
              <table:table-cell office:value-type="float" office:value="0.494">
                <text:p>0.494</text:p>
              </table:table-cell>
              <table:table-cell office:value-type="float" office:value="0.494">
                <text:p>0.494</text:p>
              </table:table-cell>
              <table:table-cell office:value-type="float" office:value="30.5045">
                <text:p>30.5045</text:p>
              </table:table-cell>
            </table:table-row>
            <table:table-row>
              <table:table-cell office:value-type="float" office:value="0.507">
                <text:p>0.507</text:p>
              </table:table-cell>
              <table:table-cell office:value-type="float" office:value="0.507">
                <text:p>0.507</text:p>
              </table:table-cell>
              <table:table-cell office:value-type="float" office:value="32.131125">
                <text:p>32.131125</text:p>
              </table:table-cell>
            </table:table-row>
            <table:table-row>
              <table:table-cell office:value-type="float" office:value="0.52">
                <text:p>0.52</text:p>
              </table:table-cell>
              <table:table-cell office:value-type="float" office:value="0.52">
                <text:p>0.52</text:p>
              </table:table-cell>
              <table:table-cell office:value-type="float" office:value="33.8">
                <text:p>33.8</text:p>
              </table:table-cell>
            </table:table-row>
            <table:table-row>
              <table:table-cell office:value-type="float" office:value="0.533">
                <text:p>0.533</text:p>
              </table:table-cell>
              <table:table-cell office:value-type="float" office:value="0.533">
                <text:p>0.533</text:p>
              </table:table-cell>
              <table:table-cell office:value-type="float" office:value="35.511125">
                <text:p>35.511125</text:p>
              </table:table-cell>
            </table:table-row>
            <table:table-row>
              <table:table-cell office:value-type="float" office:value="0.546">
                <text:p>0.546</text:p>
              </table:table-cell>
              <table:table-cell office:value-type="float" office:value="0.546">
                <text:p>0.546</text:p>
              </table:table-cell>
              <table:table-cell office:value-type="float" office:value="37.2645">
                <text:p>37.2645</text:p>
              </table:table-cell>
            </table:table-row>
            <table:table-row>
              <table:table-cell office:value-type="float" office:value="0.559">
                <text:p>0.559</text:p>
              </table:table-cell>
              <table:table-cell office:value-type="float" office:value="0.559">
                <text:p>0.559</text:p>
              </table:table-cell>
              <table:table-cell office:value-type="float" office:value="39.060125">
                <text:p>39.060125</text:p>
              </table:table-cell>
            </table:table-row>
            <table:table-row>
              <table:table-cell office:value-type="float" office:value="0.572">
                <text:p>0.572</text:p>
              </table:table-cell>
              <table:table-cell office:value-type="float" office:value="0.572">
                <text:p>0.572</text:p>
              </table:table-cell>
              <table:table-cell office:value-type="float" office:value="40.898">
                <text:p>40.898</text:p>
              </table:table-cell>
            </table:table-row>
            <table:table-row>
              <table:table-cell office:value-type="float" office:value="0.585">
                <text:p>0.585</text:p>
              </table:table-cell>
              <table:table-cell office:value-type="float" office:value="0.585">
                <text:p>0.585</text:p>
              </table:table-cell>
              <table:table-cell office:value-type="float" office:value="42.778125">
                <text:p>42.778125</text:p>
              </table:table-cell>
            </table:table-row>
            <table:table-row>
              <table:table-cell office:value-type="float" office:value="0.598">
                <text:p>0.598</text:p>
              </table:table-cell>
              <table:table-cell office:value-type="float" office:value="0.598">
                <text:p>0.598</text:p>
              </table:table-cell>
              <table:table-cell office:value-type="float" office:value="44.7005">
                <text:p>44.7005</text:p>
              </table:table-cell>
            </table:table-row>
            <table:table-row>
              <table:table-cell office:value-type="float" office:value="0.611">
                <text:p>0.611</text:p>
              </table:table-cell>
              <table:table-cell office:value-type="float" office:value="0.611">
                <text:p>0.611</text:p>
              </table:table-cell>
              <table:table-cell office:value-type="float" office:value="46.665125">
                <text:p>46.665125</text:p>
              </table:table-cell>
            </table:table-row>
            <table:table-row>
              <table:table-cell office:value-type="float" office:value="0.624">
                <text:p>0.624</text:p>
              </table:table-cell>
              <table:table-cell office:value-type="float" office:value="0.624">
                <text:p>0.624</text:p>
              </table:table-cell>
              <table:table-cell office:value-type="float" office:value="48.672">
                <text:p>48.672</text:p>
              </table:table-cell>
            </table:table-row>
            <table:table-row>
              <table:table-cell office:value-type="float" office:value="0.637">
                <text:p>0.637</text:p>
              </table:table-cell>
              <table:table-cell office:value-type="float" office:value="0.637">
                <text:p>0.637</text:p>
              </table:table-cell>
              <table:table-cell office:value-type="float" office:value="50.721125">
                <text:p>50.721125</text:p>
              </table:table-cell>
            </table:table-row>
            <table:table-row>
              <table:table-cell office:value-type="float" office:value="0.65">
                <text:p>0.65</text:p>
              </table:table-cell>
              <table:table-cell office:value-type="float" office:value="0.65">
                <text:p>0.65</text:p>
              </table:table-cell>
              <table:table-cell office:value-type="float" office:value="52.8125">
                <text:p>52.8125</text:p>
              </table:table-cell>
            </table:table-row>
            <table:table-row>
              <table:table-cell office:value-type="float" office:value="0.663">
                <text:p>0.663</text:p>
              </table:table-cell>
              <table:table-cell office:value-type="float" office:value="0.663">
                <text:p>0.663</text:p>
              </table:table-cell>
              <table:table-cell office:value-type="float" office:value="54.946125">
                <text:p>54.946125</text:p>
              </table:table-cell>
            </table:table-row>
            <table:table-row>
              <table:table-cell office:value-type="float" office:value="0.676">
                <text:p>0.676</text:p>
              </table:table-cell>
              <table:table-cell office:value-type="float" office:value="0.676">
                <text:p>0.676</text:p>
              </table:table-cell>
              <table:table-cell office:value-type="float" office:value="57.122">
                <text:p>57.122</text:p>
              </table:table-cell>
            </table:table-row>
            <table:table-row>
              <table:table-cell office:value-type="float" office:value="0.689">
                <text:p>0.689</text:p>
              </table:table-cell>
              <table:table-cell office:value-type="float" office:value="0.689">
                <text:p>0.689</text:p>
              </table:table-cell>
              <table:table-cell office:value-type="float" office:value="59.340125">
                <text:p>59.340125</text:p>
              </table:table-cell>
            </table:table-row>
            <table:table-row>
              <table:table-cell office:value-type="float" office:value="0.702">
                <text:p>0.702</text:p>
              </table:table-cell>
              <table:table-cell office:value-type="float" office:value="0.702">
                <text:p>0.702</text:p>
              </table:table-cell>
              <table:table-cell office:value-type="float" office:value="61.6005">
                <text:p>61.6005</text:p>
              </table:table-cell>
            </table:table-row>
            <table:table-row>
              <table:table-cell office:value-type="float" office:value="0.715">
                <text:p>0.715</text:p>
              </table:table-cell>
              <table:table-cell office:value-type="float" office:value="0.715">
                <text:p>0.715</text:p>
              </table:table-cell>
              <table:table-cell office:value-type="float" office:value="63.903125">
                <text:p>63.903125</text:p>
              </table:table-cell>
            </table:table-row>
            <table:table-row>
              <table:table-cell office:value-type="float" office:value="0.728">
                <text:p>0.728</text:p>
              </table:table-cell>
              <table:table-cell office:value-type="float" office:value="0.728">
                <text:p>0.728</text:p>
              </table:table-cell>
              <table:table-cell office:value-type="float" office:value="66.248">
                <text:p>66.248</text:p>
              </table:table-cell>
            </table:table-row>
            <table:table-row>
              <table:table-cell office:value-type="float" office:value="0.741">
                <text:p>0.741</text:p>
              </table:table-cell>
              <table:table-cell office:value-type="float" office:value="0.741">
                <text:p>0.741</text:p>
              </table:table-cell>
              <table:table-cell office:value-type="float" office:value="68.635125">
                <text:p>68.635125</text:p>
              </table:table-cell>
            </table:table-row>
            <table:table-row>
              <table:table-cell office:value-type="float" office:value="0.754">
                <text:p>0.754</text:p>
              </table:table-cell>
              <table:table-cell office:value-type="float" office:value="0.754">
                <text:p>0.754</text:p>
              </table:table-cell>
              <table:table-cell office:value-type="float" office:value="71.0645">
                <text:p>71.0645</text:p>
              </table:table-cell>
            </table:table-row>
            <table:table-row>
              <table:table-cell office:value-type="float" office:value="0.767">
                <text:p>0.767</text:p>
              </table:table-cell>
              <table:table-cell office:value-type="float" office:value="0.767">
                <text:p>0.767</text:p>
              </table:table-cell>
              <table:table-cell office:value-type="float" office:value="73.536125">
                <text:p>73.536125</text:p>
              </table:table-cell>
            </table:table-row>
            <table:table-row>
              <table:table-cell office:value-type="float" office:value="0.78">
                <text:p>0.78</text:p>
              </table:table-cell>
              <table:table-cell office:value-type="float" office:value="0.78">
                <text:p>0.78</text:p>
              </table:table-cell>
              <table:table-cell office:value-type="float" office:value="76.05">
                <text:p>76.05</text:p>
              </table:table-cell>
            </table:table-row>
            <table:table-row>
              <table:table-cell office:value-type="float" office:value="0.793">
                <text:p>0.793</text:p>
              </table:table-cell>
              <table:table-cell office:value-type="float" office:value="0.793">
                <text:p>0.793</text:p>
              </table:table-cell>
              <table:table-cell office:value-type="float" office:value="78.606125">
                <text:p>78.606125</text:p>
              </table:table-cell>
            </table:table-row>
            <table:table-row>
              <table:table-cell office:value-type="float" office:value="0.806">
                <text:p>0.806</text:p>
              </table:table-cell>
              <table:table-cell office:value-type="float" office:value="0.806">
                <text:p>0.806</text:p>
              </table:table-cell>
              <table:table-cell office:value-type="float" office:value="81.2045">
                <text:p>81.2045</text:p>
              </table:table-cell>
            </table:table-row>
            <table:table-row>
              <table:table-cell office:value-type="float" office:value="0.819">
                <text:p>0.819</text:p>
              </table:table-cell>
              <table:table-cell office:value-type="float" office:value="0.819">
                <text:p>0.819</text:p>
              </table:table-cell>
              <table:table-cell office:value-type="float" office:value="83.845125">
                <text:p>83.845125</text:p>
              </table:table-cell>
            </table:table-row>
            <table:table-row>
              <table:table-cell office:value-type="float" office:value="0.832">
                <text:p>0.832</text:p>
              </table:table-cell>
              <table:table-cell office:value-type="float" office:value="0.832">
                <text:p>0.832</text:p>
              </table:table-cell>
              <table:table-cell office:value-type="float" office:value="86.528">
                <text:p>86.528</text:p>
              </table:table-cell>
            </table:table-row>
            <table:table-row>
              <table:table-cell office:value-type="float" office:value="0.845">
                <text:p>0.845</text:p>
              </table:table-cell>
              <table:table-cell office:value-type="float" office:value="0.845">
                <text:p>0.845</text:p>
              </table:table-cell>
              <table:table-cell office:value-type="float" office:value="89.253125">
                <text:p>89.253125</text:p>
              </table:table-cell>
            </table:table-row>
            <table:table-row>
              <table:table-cell office:value-type="float" office:value="0.858">
                <text:p>0.858</text:p>
              </table:table-cell>
              <table:table-cell office:value-type="float" office:value="0.858">
                <text:p>0.858</text:p>
              </table:table-cell>
              <table:table-cell office:value-type="float" office:value="92.0205">
                <text:p>92.0205</text:p>
              </table:table-cell>
            </table:table-row>
            <table:table-row>
              <table:table-cell office:value-type="float" office:value="0.871">
                <text:p>0.871</text:p>
              </table:table-cell>
              <table:table-cell office:value-type="float" office:value="0.871">
                <text:p>0.871</text:p>
              </table:table-cell>
              <table:table-cell office:value-type="float" office:value="94.830125">
                <text:p>94.830125</text:p>
              </table:table-cell>
            </table:table-row>
            <table:table-row>
              <table:table-cell office:value-type="float" office:value="0.884">
                <text:p>0.884</text:p>
              </table:table-cell>
              <table:table-cell office:value-type="float" office:value="0.884">
                <text:p>0.884</text:p>
              </table:table-cell>
              <table:table-cell office:value-type="float" office:value="97.682">
                <text:p>97.682</text:p>
              </table:table-cell>
            </table:table-row>
            <table:table-row>
              <table:table-cell office:value-type="float" office:value="0.897">
                <text:p>0.897</text:p>
              </table:table-cell>
              <table:table-cell office:value-type="float" office:value="0.897">
                <text:p>0.897</text:p>
              </table:table-cell>
              <table:table-cell office:value-type="float" office:value="100.576125">
                <text:p>100.576125</text:p>
              </table:table-cell>
            </table:table-row>
            <table:table-row>
              <table:table-cell office:value-type="float" office:value="0.91">
                <text:p>0.91</text:p>
              </table:table-cell>
              <table:table-cell office:value-type="float" office:value="0.91">
                <text:p>0.91</text:p>
              </table:table-cell>
              <table:table-cell office:value-type="float" office:value="103.5125">
                <text:p>103.5125</text:p>
              </table:table-cell>
            </table:table-row>
            <table:table-row>
              <table:table-cell office:value-type="float" office:value="0.923">
                <text:p>0.923</text:p>
              </table:table-cell>
              <table:table-cell office:value-type="float" office:value="0.923">
                <text:p>0.923</text:p>
              </table:table-cell>
              <table:table-cell office:value-type="float" office:value="106.491125">
                <text:p>106.491125</text:p>
              </table:table-cell>
            </table:table-row>
            <table:table-row>
              <table:table-cell office:value-type="float" office:value="0.936">
                <text:p>0.936</text:p>
              </table:table-cell>
              <table:table-cell office:value-type="float" office:value="0.936">
                <text:p>0.936</text:p>
              </table:table-cell>
              <table:table-cell office:value-type="float" office:value="109.512">
                <text:p>109.512</text:p>
              </table:table-cell>
            </table:table-row>
            <table:table-row>
              <table:table-cell office:value-type="float" office:value="0.949">
                <text:p>0.949</text:p>
              </table:table-cell>
              <table:table-cell office:value-type="float" office:value="0.949">
                <text:p>0.949</text:p>
              </table:table-cell>
              <table:table-cell office:value-type="float" office:value="112.575125">
                <text:p>112.575125</text:p>
              </table:table-cell>
            </table:table-row>
            <table:table-row>
              <table:table-cell office:value-type="float" office:value="0.962">
                <text:p>0.962</text:p>
              </table:table-cell>
              <table:table-cell office:value-type="float" office:value="0.962">
                <text:p>0.962</text:p>
              </table:table-cell>
              <table:table-cell office:value-type="float" office:value="115.6805">
                <text:p>115.6805</text:p>
              </table:table-cell>
            </table:table-row>
            <table:table-row>
              <table:table-cell office:value-type="float" office:value="0.975">
                <text:p>0.975</text:p>
              </table:table-cell>
              <table:table-cell office:value-type="float" office:value="0.975">
                <text:p>0.975</text:p>
              </table:table-cell>
              <table:table-cell office:value-type="float" office:value="118.828125">
                <text:p>118.828125</text:p>
              </table:table-cell>
            </table:table-row>
            <table:table-row>
              <table:table-cell office:value-type="float" office:value="0.988">
                <text:p>0.988</text:p>
              </table:table-cell>
              <table:table-cell office:value-type="float" office:value="0.988">
                <text:p>0.988</text:p>
              </table:table-cell>
              <table:table-cell office:value-type="float" office:value="122.018">
                <text:p>122.018</text:p>
              </table:table-cell>
            </table:table-row>
            <table:table-row>
              <table:table-cell office:value-type="float" office:value="1.001">
                <text:p>1.001</text:p>
              </table:table-cell>
              <table:table-cell office:value-type="float" office:value="1.001">
                <text:p>1.001</text:p>
              </table:table-cell>
              <table:table-cell office:value-type="float" office:value="125.250125">
                <text:p>125.250125</text:p>
              </table:table-cell>
            </table:table-row>
            <table:table-row>
              <table:table-cell office:value-type="float" office:value="1.014">
                <text:p>1.014</text:p>
              </table:table-cell>
              <table:table-cell office:value-type="float" office:value="1.014">
                <text:p>1.014</text:p>
              </table:table-cell>
              <table:table-cell office:value-type="float" office:value="128.5245">
                <text:p>128.5245</text:p>
              </table:table-cell>
            </table:table-row>
            <table:table-row>
              <table:table-cell office:value-type="float" office:value="1.027">
                <text:p>1.027</text:p>
              </table:table-cell>
              <table:table-cell office:value-type="float" office:value="1.027">
                <text:p>1.027</text:p>
              </table:table-cell>
              <table:table-cell office:value-type="float" office:value="131.841125">
                <text:p>131.841125</text:p>
              </table:table-cell>
            </table:table-row>
            <table:table-row>
              <table:table-cell office:value-type="float" office:value="1.04">
                <text:p>1.04</text:p>
              </table:table-cell>
              <table:table-cell office:value-type="float" office:value="1.04">
                <text:p>1.04</text:p>
              </table:table-cell>
              <table:table-cell office:value-type="float" office:value="135.2">
                <text:p>135.2</text:p>
              </table:table-cell>
            </table:table-row>
            <table:table-row>
              <table:table-cell office:value-type="float" office:value="1.053">
                <text:p>1.053</text:p>
              </table:table-cell>
              <table:table-cell office:value-type="float" office:value="1.053">
                <text:p>1.053</text:p>
              </table:table-cell>
              <table:table-cell office:value-type="float" office:value="138.601125">
                <text:p>138.601125</text:p>
              </table:table-cell>
            </table:table-row>
            <table:table-row>
              <table:table-cell office:value-type="float" office:value="1.066">
                <text:p>1.066</text:p>
              </table:table-cell>
              <table:table-cell office:value-type="float" office:value="1.066">
                <text:p>1.066</text:p>
              </table:table-cell>
              <table:table-cell office:value-type="float" office:value="142.0445">
                <text:p>142.0445</text:p>
              </table:table-cell>
            </table:table-row>
            <table:table-row>
              <table:table-cell office:value-type="float" office:value="1.079">
                <text:p>1.079</text:p>
              </table:table-cell>
              <table:table-cell office:value-type="float" office:value="1.079">
                <text:p>1.079</text:p>
              </table:table-cell>
              <table:table-cell office:value-type="float" office:value="145.530125">
                <text:p>145.530125</text:p>
              </table:table-cell>
            </table:table-row>
            <table:table-row>
              <table:table-cell office:value-type="float" office:value="1.092">
                <text:p>1.092</text:p>
              </table:table-cell>
              <table:table-cell office:value-type="float" office:value="1.092">
                <text:p>1.092</text:p>
              </table:table-cell>
              <table:table-cell office:value-type="float" office:value="149.058">
                <text:p>149.058</text:p>
              </table:table-cell>
            </table:table-row>
            <table:table-row>
              <table:table-cell office:value-type="float" office:value="1.105">
                <text:p>1.105</text:p>
              </table:table-cell>
              <table:table-cell office:value-type="float" office:value="1.105">
                <text:p>1.105</text:p>
              </table:table-cell>
              <table:table-cell office:value-type="float" office:value="152.628125">
                <text:p>152.628125</text:p>
              </table:table-cell>
            </table:table-row>
            <table:table-row>
              <table:table-cell office:value-type="float" office:value="1.118">
                <text:p>1.118</text:p>
              </table:table-cell>
              <table:table-cell office:value-type="float" office:value="1.118">
                <text:p>1.118</text:p>
              </table:table-cell>
              <table:table-cell office:value-type="float" office:value="156.2405">
                <text:p>156.2405</text:p>
              </table:table-cell>
            </table:table-row>
            <table:table-row>
              <table:table-cell office:value-type="float" office:value="1.131">
                <text:p>1.131</text:p>
              </table:table-cell>
              <table:table-cell office:value-type="float" office:value="1.131">
                <text:p>1.131</text:p>
              </table:table-cell>
              <table:table-cell office:value-type="float" office:value="159.895125">
                <text:p>159.895125</text:p>
              </table:table-cell>
            </table:table-row>
            <table:table-row>
              <table:table-cell office:value-type="float" office:value="1.144">
                <text:p>1.144</text:p>
              </table:table-cell>
              <table:table-cell office:value-type="float" office:value="1.144">
                <text:p>1.144</text:p>
              </table:table-cell>
              <table:table-cell office:value-type="float" office:value="163.592">
                <text:p>163.592</text:p>
              </table:table-cell>
            </table:table-row>
            <table:table-row>
              <table:table-cell office:value-type="float" office:value="1.157">
                <text:p>1.157</text:p>
              </table:table-cell>
              <table:table-cell office:value-type="float" office:value="1.157">
                <text:p>1.157</text:p>
              </table:table-cell>
              <table:table-cell office:value-type="float" office:value="167.331125">
                <text:p>167.331125</text:p>
              </table:table-cell>
            </table:table-row>
            <table:table-row>
              <table:table-cell office:value-type="float" office:value="1.17">
                <text:p>1.17</text:p>
              </table:table-cell>
              <table:table-cell office:value-type="float" office:value="1.17">
                <text:p>1.17</text:p>
              </table:table-cell>
              <table:table-cell office:value-type="float" office:value="171.1125">
                <text:p>171.1125</text:p>
              </table:table-cell>
            </table:table-row>
            <table:table-row>
              <table:table-cell office:value-type="float" office:value="1.183">
                <text:p>1.183</text:p>
              </table:table-cell>
              <table:table-cell office:value-type="float" office:value="1.183">
                <text:p>1.183</text:p>
              </table:table-cell>
              <table:table-cell office:value-type="float" office:value="174.936125">
                <text:p>174.936125</text:p>
              </table:table-cell>
            </table:table-row>
            <table:table-row>
              <table:table-cell office:value-type="float" office:value="1.196">
                <text:p>1.196</text:p>
              </table:table-cell>
              <table:table-cell office:value-type="float" office:value="1.196">
                <text:p>1.196</text:p>
              </table:table-cell>
              <table:table-cell office:value-type="float" office:value="178.802">
                <text:p>178.802</text:p>
              </table:table-cell>
            </table:table-row>
            <table:table-row>
              <table:table-cell office:value-type="float" office:value="1.209">
                <text:p>1.209</text:p>
              </table:table-cell>
              <table:table-cell office:value-type="float" office:value="1.209">
                <text:p>1.209</text:p>
              </table:table-cell>
              <table:table-cell office:value-type="float" office:value="182.710125">
                <text:p>182.710125</text:p>
              </table:table-cell>
            </table:table-row>
            <table:table-row>
              <table:table-cell office:value-type="float" office:value="1.222">
                <text:p>1.222</text:p>
              </table:table-cell>
              <table:table-cell office:value-type="float" office:value="1.222">
                <text:p>1.222</text:p>
              </table:table-cell>
              <table:table-cell office:value-type="float" office:value="186.6605">
                <text:p>186.6605</text:p>
              </table:table-cell>
            </table:table-row>
            <table:table-row>
              <table:table-cell office:value-type="float" office:value="1.235">
                <text:p>1.235</text:p>
              </table:table-cell>
              <table:table-cell office:value-type="float" office:value="1.235">
                <text:p>1.235</text:p>
              </table:table-cell>
              <table:table-cell office:value-type="float" office:value="190.653125">
                <text:p>190.653125</text:p>
              </table:table-cell>
            </table:table-row>
            <table:table-row>
              <table:table-cell office:value-type="float" office:value="1.248">
                <text:p>1.248</text:p>
              </table:table-cell>
              <table:table-cell office:value-type="float" office:value="1.248">
                <text:p>1.248</text:p>
              </table:table-cell>
              <table:table-cell office:value-type="float" office:value="194.688">
                <text:p>194.688</text:p>
              </table:table-cell>
            </table:table-row>
            <table:table-row>
              <table:table-cell office:value-type="float" office:value="1.261">
                <text:p>1.261</text:p>
              </table:table-cell>
              <table:table-cell office:value-type="float" office:value="1.261">
                <text:p>1.261</text:p>
              </table:table-cell>
              <table:table-cell office:value-type="float" office:value="198.765125">
                <text:p>198.765125</text:p>
              </table:table-cell>
            </table:table-row>
            <table:table-row>
              <table:table-cell office:value-type="float" office:value="1.274">
                <text:p>1.274</text:p>
              </table:table-cell>
              <table:table-cell office:value-type="float" office:value="1.274">
                <text:p>1.274</text:p>
              </table:table-cell>
              <table:table-cell office:value-type="float" office:value="202.8845">
                <text:p>202.8845</text:p>
              </table:table-cell>
            </table:table-row>
            <table:table-row>
              <table:table-cell office:value-type="float" office:value="1.287">
                <text:p>1.287</text:p>
              </table:table-cell>
              <table:table-cell office:value-type="float" office:value="1.287">
                <text:p>1.287</text:p>
              </table:table-cell>
              <table:table-cell office:value-type="float" office:value="207.046125">
                <text:p>207.046125</text:p>
              </table:table-cell>
            </table:table-row>
            <table:table-row>
              <table:table-cell office:value-type="float" office:value="1.3">
                <text:p>1.3</text:p>
              </table:table-cell>
              <table:table-cell office:value-type="float" office:value="1.3">
                <text:p>1.3</text:p>
              </table:table-cell>
              <table:table-cell office:value-type="float" office:value="211.25">
                <text:p>211.25</text:p>
              </table:table-cell>
            </table:table-row>
            <table:table-row>
              <table:table-cell office:value-type="float" office:value="1.313">
                <text:p>1.313</text:p>
              </table:table-cell>
              <table:table-cell office:value-type="float" office:value="1.313">
                <text:p>1.313</text:p>
              </table:table-cell>
              <table:table-cell office:value-type="float" office:value="215.496125">
                <text:p>215.496125</text:p>
              </table:table-cell>
            </table:table-row>
            <table:table-row>
              <table:table-cell office:value-type="float" office:value="1.326">
                <text:p>1.326</text:p>
              </table:table-cell>
              <table:table-cell office:value-type="float" office:value="1.326">
                <text:p>1.326</text:p>
              </table:table-cell>
              <table:table-cell office:value-type="float" office:value="219.7845">
                <text:p>219.7845</text:p>
              </table:table-cell>
            </table:table-row>
            <table:table-row>
              <table:table-cell office:value-type="float" office:value="1.339">
                <text:p>1.339</text:p>
              </table:table-cell>
              <table:table-cell office:value-type="float" office:value="1.339">
                <text:p>1.339</text:p>
              </table:table-cell>
              <table:table-cell office:value-type="float" office:value="224.115125">
                <text:p>224.115125</text:p>
              </table:table-cell>
            </table:table-row>
            <table:table-row>
              <table:table-cell office:value-type="float" office:value="1.352">
                <text:p>1.352</text:p>
              </table:table-cell>
              <table:table-cell office:value-type="float" office:value="1.352">
                <text:p>1.352</text:p>
              </table:table-cell>
              <table:table-cell office:value-type="float" office:value="228.488">
                <text:p>228.488</text:p>
              </table:table-cell>
            </table:table-row>
            <table:table-row>
              <table:table-cell office:value-type="float" office:value="1.365">
                <text:p>1.365</text:p>
              </table:table-cell>
              <table:table-cell office:value-type="float" office:value="1.365">
                <text:p>1.365</text:p>
              </table:table-cell>
              <table:table-cell office:value-type="float" office:value="232.903125">
                <text:p>232.903125</text:p>
              </table:table-cell>
            </table:table-row>
            <table:table-row>
              <table:table-cell office:value-type="float" office:value="1.378">
                <text:p>1.378</text:p>
              </table:table-cell>
              <table:table-cell office:value-type="float" office:value="1.378">
                <text:p>1.378</text:p>
              </table:table-cell>
              <table:table-cell office:value-type="float" office:value="237.3605">
                <text:p>237.3605</text:p>
              </table:table-cell>
            </table:table-row>
            <table:table-row>
              <table:table-cell office:value-type="float" office:value="1.391">
                <text:p>1.391</text:p>
              </table:table-cell>
              <table:table-cell office:value-type="float" office:value="1.391">
                <text:p>1.391</text:p>
              </table:table-cell>
              <table:table-cell office:value-type="float" office:value="241.860125">
                <text:p>241.860125</text:p>
              </table:table-cell>
            </table:table-row>
            <table:table-row>
              <table:table-cell office:value-type="float" office:value="1.404">
                <text:p>1.404</text:p>
              </table:table-cell>
              <table:table-cell office:value-type="float" office:value="1.404">
                <text:p>1.404</text:p>
              </table:table-cell>
              <table:table-cell office:value-type="float" office:value="246.402">
                <text:p>246.402</text:p>
              </table:table-cell>
            </table:table-row>
            <table:table-row>
              <table:table-cell office:value-type="float" office:value="1.417">
                <text:p>1.417</text:p>
              </table:table-cell>
              <table:table-cell office:value-type="float" office:value="1.417">
                <text:p>1.417</text:p>
              </table:table-cell>
              <table:table-cell office:value-type="float" office:value="250.986125">
                <text:p>250.986125</text:p>
              </table:table-cell>
            </table:table-row>
            <table:table-row>
              <table:table-cell office:value-type="float" office:value="1.43">
                <text:p>1.43</text:p>
              </table:table-cell>
              <table:table-cell office:value-type="float" office:value="1.43">
                <text:p>1.43</text:p>
              </table:table-cell>
              <table:table-cell office:value-type="float" office:value="255.6125">
                <text:p>255.6125</text:p>
              </table:table-cell>
            </table:table-row>
            <table:table-row>
              <table:table-cell office:value-type="float" office:value="1.443">
                <text:p>1.443</text:p>
              </table:table-cell>
              <table:table-cell office:value-type="float" office:value="1.443">
                <text:p>1.443</text:p>
              </table:table-cell>
              <table:table-cell office:value-type="float" office:value="260.281125">
                <text:p>260.281125</text:p>
              </table:table-cell>
            </table:table-row>
            <table:table-row>
              <table:table-cell office:value-type="float" office:value="1.456">
                <text:p>1.456</text:p>
              </table:table-cell>
              <table:table-cell office:value-type="float" office:value="1.456">
                <text:p>1.456</text:p>
              </table:table-cell>
              <table:table-cell office:value-type="float" office:value="264.992">
                <text:p>264.992</text:p>
              </table:table-cell>
            </table:table-row>
            <table:table-row>
              <table:table-cell office:value-type="float" office:value="1.469">
                <text:p>1.469</text:p>
              </table:table-cell>
              <table:table-cell office:value-type="float" office:value="1.469">
                <text:p>1.469</text:p>
              </table:table-cell>
              <table:table-cell office:value-type="float" office:value="269.745125">
                <text:p>269.745125</text:p>
              </table:table-cell>
            </table:table-row>
            <table:table-row>
              <table:table-cell office:value-type="float" office:value="1.482">
                <text:p>1.482</text:p>
              </table:table-cell>
              <table:table-cell office:value-type="float" office:value="1.482">
                <text:p>1.482</text:p>
              </table:table-cell>
              <table:table-cell office:value-type="float" office:value="274.5405">
                <text:p>274.5405</text:p>
              </table:table-cell>
            </table:table-row>
            <table:table-row>
              <table:table-cell office:value-type="float" office:value="1.495">
                <text:p>1.495</text:p>
              </table:table-cell>
              <table:table-cell office:value-type="float" office:value="1.495">
                <text:p>1.495</text:p>
              </table:table-cell>
              <table:table-cell office:value-type="float" office:value="279.378125">
                <text:p>279.378125</text:p>
              </table:table-cell>
            </table:table-row>
            <table:table-row>
              <table:table-cell office:value-type="float" office:value="1.508">
                <text:p>1.508</text:p>
              </table:table-cell>
              <table:table-cell office:value-type="float" office:value="1.508">
                <text:p>1.508</text:p>
              </table:table-cell>
              <table:table-cell office:value-type="float" office:value="284.258">
                <text:p>284.258</text:p>
              </table:table-cell>
            </table:table-row>
            <table:table-row>
              <table:table-cell office:value-type="float" office:value="1.521">
                <text:p>1.521</text:p>
              </table:table-cell>
              <table:table-cell office:value-type="float" office:value="1.521">
                <text:p>1.521</text:p>
              </table:table-cell>
              <table:table-cell office:value-type="float" office:value="289.180125">
                <text:p>289.180125</text:p>
              </table:table-cell>
            </table:table-row>
            <table:table-row>
              <table:table-cell office:value-type="float" office:value="1.534">
                <text:p>1.534</text:p>
              </table:table-cell>
              <table:table-cell office:value-type="float" office:value="1.534">
                <text:p>1.534</text:p>
              </table:table-cell>
              <table:table-cell office:value-type="float" office:value="294.1445">
                <text:p>294.1445</text:p>
              </table:table-cell>
            </table:table-row>
            <table:table-row>
              <table:table-cell office:value-type="float" office:value="1.547">
                <text:p>1.547</text:p>
              </table:table-cell>
              <table:table-cell office:value-type="float" office:value="1.547">
                <text:p>1.547</text:p>
              </table:table-cell>
              <table:table-cell office:value-type="float" office:value="299.151125">
                <text:p>299.151125</text:p>
              </table:table-cell>
            </table:table-row>
            <table:table-row>
              <table:table-cell office:value-type="float" office:value="1.56">
                <text:p>1.56</text:p>
              </table:table-cell>
              <table:table-cell office:value-type="float" office:value="1.56">
                <text:p>1.56</text:p>
              </table:table-cell>
              <table:table-cell office:value-type="float" office:value="304.2">
                <text:p>304.2</text:p>
              </table:table-cell>
            </table:table-row>
            <table:table-row>
              <table:table-cell office:value-type="float" office:value="1.573">
                <text:p>1.573</text:p>
              </table:table-cell>
              <table:table-cell office:value-type="float" office:value="1.573">
                <text:p>1.573</text:p>
              </table:table-cell>
              <table:table-cell office:value-type="float" office:value="309.291125">
                <text:p>309.291125</text:p>
              </table:table-cell>
            </table:table-row>
            <table:table-row>
              <table:table-cell office:value-type="float" office:value="1.586">
                <text:p>1.586</text:p>
              </table:table-cell>
              <table:table-cell office:value-type="float" office:value="1.586">
                <text:p>1.586</text:p>
              </table:table-cell>
              <table:table-cell office:value-type="float" office:value="314.4245">
                <text:p>314.4245</text:p>
              </table:table-cell>
            </table:table-row>
            <table:table-row>
              <table:table-cell office:value-type="float" office:value="1.599">
                <text:p>1.599</text:p>
              </table:table-cell>
              <table:table-cell office:value-type="float" office:value="1.599">
                <text:p>1.599</text:p>
              </table:table-cell>
              <table:table-cell office:value-type="float" office:value="319.600125">
                <text:p>319.600125</text:p>
              </table:table-cell>
            </table:table-row>
            <table:table-row>
              <table:table-cell office:value-type="float" office:value="1.612">
                <text:p>1.612</text:p>
              </table:table-cell>
              <table:table-cell office:value-type="float" office:value="1.612">
                <text:p>1.612</text:p>
              </table:table-cell>
              <table:table-cell office:value-type="float" office:value="324.818">
                <text:p>324.818</text:p>
              </table:table-cell>
            </table:table-row>
            <table:table-row>
              <table:table-cell office:value-type="float" office:value="1.625">
                <text:p>1.625</text:p>
              </table:table-cell>
              <table:table-cell office:value-type="float" office:value="1.625">
                <text:p>1.625</text:p>
              </table:table-cell>
              <table:table-cell office:value-type="float" office:value="330.078125">
                <text:p>330.078125</text:p>
              </table:table-cell>
            </table:table-row>
            <table:table-row>
              <table:table-cell office:value-type="float" office:value="1.638">
                <text:p>1.638</text:p>
              </table:table-cell>
              <table:table-cell office:value-type="float" office:value="1.638">
                <text:p>1.638</text:p>
              </table:table-cell>
              <table:table-cell office:value-type="float" office:value="335.3805">
                <text:p>335.3805</text:p>
              </table:table-cell>
            </table:table-row>
            <table:table-row>
              <table:table-cell office:value-type="float" office:value="1.651">
                <text:p>1.651</text:p>
              </table:table-cell>
              <table:table-cell office:value-type="float" office:value="1.651">
                <text:p>1.651</text:p>
              </table:table-cell>
              <table:table-cell office:value-type="float" office:value="340.725125">
                <text:p>340.725125</text:p>
              </table:table-cell>
            </table:table-row>
            <table:table-row>
              <table:table-cell office:value-type="float" office:value="1.664">
                <text:p>1.664</text:p>
              </table:table-cell>
              <table:table-cell office:value-type="float" office:value="1.664">
                <text:p>1.664</text:p>
              </table:table-cell>
              <table:table-cell office:value-type="float" office:value="346.112">
                <text:p>346.112</text:p>
              </table:table-cell>
            </table:table-row>
            <table:table-row>
              <table:table-cell office:value-type="float" office:value="1.677">
                <text:p>1.677</text:p>
              </table:table-cell>
              <table:table-cell office:value-type="float" office:value="1.677">
                <text:p>1.677</text:p>
              </table:table-cell>
              <table:table-cell office:value-type="float" office:value="351.541125">
                <text:p>351.541125</text:p>
              </table:table-cell>
            </table:table-row>
            <table:table-row>
              <table:table-cell office:value-type="float" office:value="1.69">
                <text:p>1.69</text:p>
              </table:table-cell>
              <table:table-cell office:value-type="float" office:value="1.69">
                <text:p>1.69</text:p>
              </table:table-cell>
              <table:table-cell office:value-type="float" office:value="357.0125">
                <text:p>357.0125</text:p>
              </table:table-cell>
            </table:table-row>
            <table:table-row>
              <table:table-cell office:value-type="float" office:value="1.703">
                <text:p>1.703</text:p>
              </table:table-cell>
              <table:table-cell office:value-type="float" office:value="1.703">
                <text:p>1.703</text:p>
              </table:table-cell>
              <table:table-cell office:value-type="float" office:value="362.526125">
                <text:p>362.526125</text:p>
              </table:table-cell>
            </table:table-row>
            <table:table-row>
              <table:table-cell office:value-type="float" office:value="1.716">
                <text:p>1.716</text:p>
              </table:table-cell>
              <table:table-cell office:value-type="float" office:value="1.716">
                <text:p>1.716</text:p>
              </table:table-cell>
              <table:table-cell office:value-type="float" office:value="368.082">
                <text:p>368.082</text:p>
              </table:table-cell>
            </table:table-row>
            <table:table-row>
              <table:table-cell office:value-type="float" office:value="1.729">
                <text:p>1.729</text:p>
              </table:table-cell>
              <table:table-cell office:value-type="float" office:value="1.729">
                <text:p>1.729</text:p>
              </table:table-cell>
              <table:table-cell office:value-type="float" office:value="373.680125">
                <text:p>373.680125</text:p>
              </table:table-cell>
            </table:table-row>
            <table:table-row>
              <table:table-cell office:value-type="float" office:value="1.742">
                <text:p>1.742</text:p>
              </table:table-cell>
              <table:table-cell office:value-type="float" office:value="1.742">
                <text:p>1.742</text:p>
              </table:table-cell>
              <table:table-cell office:value-type="float" office:value="379.3205">
                <text:p>379.3205</text:p>
              </table:table-cell>
            </table:table-row>
            <table:table-row>
              <table:table-cell office:value-type="float" office:value="1.755">
                <text:p>1.755</text:p>
              </table:table-cell>
              <table:table-cell office:value-type="float" office:value="1.755">
                <text:p>1.755</text:p>
              </table:table-cell>
              <table:table-cell office:value-type="float" office:value="385.003125">
                <text:p>385.003125</text:p>
              </table:table-cell>
            </table:table-row>
            <table:table-row>
              <table:table-cell office:value-type="float" office:value="1.768">
                <text:p>1.768</text:p>
              </table:table-cell>
              <table:table-cell office:value-type="float" office:value="1.768">
                <text:p>1.768</text:p>
              </table:table-cell>
              <table:table-cell office:value-type="float" office:value="390.728">
                <text:p>390.728</text:p>
              </table:table-cell>
            </table:table-row>
            <table:table-row>
              <table:table-cell office:value-type="float" office:value="1.781">
                <text:p>1.781</text:p>
              </table:table-cell>
              <table:table-cell office:value-type="float" office:value="1.781">
                <text:p>1.781</text:p>
              </table:table-cell>
              <table:table-cell office:value-type="float" office:value="396.495125">
                <text:p>396.495125</text:p>
              </table:table-cell>
            </table:table-row>
            <table:table-row>
              <table:table-cell office:value-type="float" office:value="1.794">
                <text:p>1.794</text:p>
              </table:table-cell>
              <table:table-cell office:value-type="float" office:value="1.794">
                <text:p>1.794</text:p>
              </table:table-cell>
              <table:table-cell office:value-type="float" office:value="402.3045">
                <text:p>402.3045</text:p>
              </table:table-cell>
            </table:table-row>
            <table:table-row>
              <table:table-cell office:value-type="float" office:value="1.807">
                <text:p>1.807</text:p>
              </table:table-cell>
              <table:table-cell office:value-type="float" office:value="1.807">
                <text:p>1.807</text:p>
              </table:table-cell>
              <table:table-cell office:value-type="float" office:value="408.156125">
                <text:p>408.156125</text:p>
              </table:table-cell>
            </table:table-row>
            <table:table-row>
              <table:table-cell office:value-type="float" office:value="1.82">
                <text:p>1.82</text:p>
              </table:table-cell>
              <table:table-cell office:value-type="float" office:value="1.82">
                <text:p>1.82</text:p>
              </table:table-cell>
              <table:table-cell office:value-type="float" office:value="414.05">
                <text:p>414.05</text:p>
              </table:table-cell>
            </table:table-row>
            <table:table-row>
              <table:table-cell office:value-type="float" office:value="1.833">
                <text:p>1.833</text:p>
              </table:table-cell>
              <table:table-cell office:value-type="float" office:value="1.833">
                <text:p>1.833</text:p>
              </table:table-cell>
              <table:table-cell office:value-type="float" office:value="419.986125">
                <text:p>419.986125</text:p>
              </table:table-cell>
            </table:table-row>
            <table:table-row>
              <table:table-cell office:value-type="float" office:value="1.846">
                <text:p>1.846</text:p>
              </table:table-cell>
              <table:table-cell office:value-type="float" office:value="1.846">
                <text:p>1.846</text:p>
              </table:table-cell>
              <table:table-cell office:value-type="float" office:value="425.9645">
                <text:p>425.9645</text:p>
              </table:table-cell>
            </table:table-row>
            <table:table-row>
              <table:table-cell office:value-type="float" office:value="1.859">
                <text:p>1.859</text:p>
              </table:table-cell>
              <table:table-cell office:value-type="float" office:value="1.859">
                <text:p>1.859</text:p>
              </table:table-cell>
              <table:table-cell office:value-type="float" office:value="431.985125">
                <text:p>431.985125</text:p>
              </table:table-cell>
            </table:table-row>
            <table:table-row>
              <table:table-cell office:value-type="float" office:value="1.872">
                <text:p>1.872</text:p>
              </table:table-cell>
              <table:table-cell office:value-type="float" office:value="1.872">
                <text:p>1.872</text:p>
              </table:table-cell>
              <table:table-cell office:value-type="float" office:value="438.048">
                <text:p>438.048</text:p>
              </table:table-cell>
            </table:table-row>
            <table:table-row>
              <table:table-cell office:value-type="float" office:value="1.885">
                <text:p>1.885</text:p>
              </table:table-cell>
              <table:table-cell office:value-type="float" office:value="1.885">
                <text:p>1.885</text:p>
              </table:table-cell>
              <table:table-cell office:value-type="float" office:value="444.153125">
                <text:p>444.153125</text:p>
              </table:table-cell>
            </table:table-row>
            <table:table-row>
              <table:table-cell office:value-type="float" office:value="1.898">
                <text:p>1.898</text:p>
              </table:table-cell>
              <table:table-cell office:value-type="float" office:value="1.898">
                <text:p>1.898</text:p>
              </table:table-cell>
              <table:table-cell office:value-type="float" office:value="450.3005">
                <text:p>450.3005</text:p>
              </table:table-cell>
            </table:table-row>
            <table:table-row>
              <table:table-cell office:value-type="float" office:value="1.911">
                <text:p>1.911</text:p>
              </table:table-cell>
              <table:table-cell office:value-type="float" office:value="1.911">
                <text:p>1.911</text:p>
              </table:table-cell>
              <table:table-cell office:value-type="float" office:value="456.490125">
                <text:p>456.490125</text:p>
              </table:table-cell>
            </table:table-row>
            <table:table-row>
              <table:table-cell office:value-type="float" office:value="1.924">
                <text:p>1.924</text:p>
              </table:table-cell>
              <table:table-cell office:value-type="float" office:value="1.924">
                <text:p>1.924</text:p>
              </table:table-cell>
              <table:table-cell office:value-type="float" office:value="462.722">
                <text:p>462.722</text:p>
              </table:table-cell>
            </table:table-row>
            <table:table-row>
              <table:table-cell office:value-type="float" office:value="1.937">
                <text:p>1.937</text:p>
              </table:table-cell>
              <table:table-cell office:value-type="float" office:value="1.937">
                <text:p>1.937</text:p>
              </table:table-cell>
              <table:table-cell office:value-type="float" office:value="468.996125">
                <text:p>468.996125</text:p>
              </table:table-cell>
            </table:table-row>
            <table:table-row>
              <table:table-cell office:value-type="float" office:value="1.95">
                <text:p>1.95</text:p>
              </table:table-cell>
              <table:table-cell office:value-type="float" office:value="1.95">
                <text:p>1.95</text:p>
              </table:table-cell>
              <table:table-cell office:value-type="float" office:value="475.3125">
                <text:p>475.3125</text:p>
              </table:table-cell>
            </table:table-row>
            <table:table-row>
              <table:table-cell office:value-type="float" office:value="1.963">
                <text:p>1.963</text:p>
              </table:table-cell>
              <table:table-cell office:value-type="float" office:value="1.963">
                <text:p>1.963</text:p>
              </table:table-cell>
              <table:table-cell office:value-type="float" office:value="481.671125">
                <text:p>481.671125</text:p>
              </table:table-cell>
            </table:table-row>
            <table:table-row>
              <table:table-cell office:value-type="float" office:value="1.976">
                <text:p>1.976</text:p>
              </table:table-cell>
              <table:table-cell office:value-type="float" office:value="1.976">
                <text:p>1.976</text:p>
              </table:table-cell>
              <table:table-cell office:value-type="float" office:value="488.072">
                <text:p>488.072</text:p>
              </table:table-cell>
            </table:table-row>
            <table:table-row>
              <table:table-cell office:value-type="float" office:value="1.989">
                <text:p>1.989</text:p>
              </table:table-cell>
              <table:table-cell office:value-type="float" office:value="1.989">
                <text:p>1.989</text:p>
              </table:table-cell>
              <table:table-cell office:value-type="float" office:value="494.515125">
                <text:p>494.515125</text:p>
              </table:table-cell>
            </table:table-row>
            <table:table-row>
              <table:table-cell office:value-type="float" office:value="2.002">
                <text:p>2.002</text:p>
              </table:table-cell>
              <table:table-cell office:value-type="float" office:value="2.002">
                <text:p>2.002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float" office:value="2.015">
                <text:p>2.015</text:p>
              </table:table-cell>
              <table:table-cell office:value-type="float" office:value="2.015">
                <text:p>2.015</text:p>
              </table:table-cell>
              <table:table-cell office:value-type="float" office:value="507.5">
                <text:p>507.5</text:p>
              </table:table-cell>
            </table:table-row>
            <table:table-row>
              <table:table-cell office:value-type="float" office:value="2.028">
                <text:p>2.028</text:p>
              </table:table-cell>
              <table:table-cell office:value-type="float" office:value="2.028">
                <text:p>2.028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float" office:value="2.041">
                <text:p>2.041</text:p>
              </table:table-cell>
              <table:table-cell office:value-type="float" office:value="2.041">
                <text:p>2.041</text:p>
              </table:table-cell>
              <table:table-cell office:value-type="float" office:value="520.5">
                <text:p>520.5</text:p>
              </table:table-cell>
            </table:table-row>
            <table:table-row>
              <table:table-cell office:value-type="float" office:value="2.054">
                <text:p>2.054</text:p>
              </table:table-cell>
              <table:table-cell office:value-type="float" office:value="2.054">
                <text:p>2.054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float" office:value="2.067">
                <text:p>2.067</text:p>
              </table:table-cell>
              <table:table-cell office:value-type="float" office:value="2.067">
                <text:p>2.067</text:p>
              </table:table-cell>
              <table:table-cell office:value-type="float" office:value="533.5">
                <text:p>533.5</text:p>
              </table:table-cell>
            </table:table-row>
            <table:table-row>
              <table:table-cell office:value-type="float" office:value="2.08">
                <text:p>2.08</text:p>
              </table:table-cell>
              <table:table-cell office:value-type="float" office:value="2.08">
                <text:p>2.08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float" office:value="2.093">
                <text:p>2.093</text:p>
              </table:table-cell>
              <table:table-cell office:value-type="float" office:value="2.093">
                <text:p>2.093</text:p>
              </table:table-cell>
              <table:table-cell office:value-type="float" office:value="546.5">
                <text:p>546.5</text:p>
              </table:table-cell>
            </table:table-row>
            <table:table-row>
              <table:table-cell office:value-type="float" office:value="2.106">
                <text:p>2.106</text:p>
              </table:table-cell>
              <table:table-cell office:value-type="float" office:value="2.106">
                <text:p>2.106</text:p>
              </table:table-cell>
              <table:table-cell office:value-type="float" office:value="553">
                <text:p>553</text:p>
              </table:table-cell>
            </table:table-row>
            <table:table-row>
              <table:table-cell office:value-type="float" office:value="2.119">
                <text:p>2.119</text:p>
              </table:table-cell>
              <table:table-cell office:value-type="float" office:value="2.119">
                <text:p>2.119</text:p>
              </table:table-cell>
              <table:table-cell office:value-type="float" office:value="559.5">
                <text:p>559.5</text:p>
              </table:table-cell>
            </table:table-row>
            <table:table-row>
              <table:table-cell office:value-type="float" office:value="2.132">
                <text:p>2.132</text:p>
              </table:table-cell>
              <table:table-cell office:value-type="float" office:value="2.132">
                <text:p>2.132</text:p>
              </table:table-cell>
              <table:table-cell office:value-type="float" office:value="566">
                <text:p>566</text:p>
              </table:table-cell>
            </table:table-row>
            <table:table-row>
              <table:table-cell office:value-type="float" office:value="2.145">
                <text:p>2.145</text:p>
              </table:table-cell>
              <table:table-cell office:value-type="float" office:value="2.145">
                <text:p>2.145</text:p>
              </table:table-cell>
              <table:table-cell office:value-type="float" office:value="572.5">
                <text:p>572.5</text:p>
              </table:table-cell>
            </table:table-row>
            <table:table-row>
              <table:table-cell office:value-type="float" office:value="2.158">
                <text:p>2.158</text:p>
              </table:table-cell>
              <table:table-cell office:value-type="float" office:value="2.158">
                <text:p>2.158</text:p>
              </table:table-cell>
              <table:table-cell office:value-type="float" office:value="579">
                <text:p>579</text:p>
              </table:table-cell>
            </table:table-row>
            <table:table-row>
              <table:table-cell office:value-type="float" office:value="2.171">
                <text:p>2.171</text:p>
              </table:table-cell>
              <table:table-cell office:value-type="float" office:value="2.171">
                <text:p>2.171</text:p>
              </table:table-cell>
              <table:table-cell office:value-type="float" office:value="585.5">
                <text:p>585.5</text:p>
              </table:table-cell>
            </table:table-row>
            <table:table-row>
              <table:table-cell office:value-type="float" office:value="2.184">
                <text:p>2.184</text:p>
              </table:table-cell>
              <table:table-cell office:value-type="float" office:value="2.184">
                <text:p>2.184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float" office:value="2.197">
                <text:p>2.197</text:p>
              </table:table-cell>
              <table:table-cell office:value-type="float" office:value="2.197">
                <text:p>2.197</text:p>
              </table:table-cell>
              <table:table-cell office:value-type="float" office:value="598.5">
                <text:p>598.5</text:p>
              </table:table-cell>
            </table:table-row>
            <table:table-row>
              <table:table-cell office:value-type="float" office:value="2.21">
                <text:p>2.21</text:p>
              </table:table-cell>
              <table:table-cell office:value-type="float" office:value="2.21">
                <text:p>2.21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float" office:value="2.223">
                <text:p>2.223</text:p>
              </table:table-cell>
              <table:table-cell office:value-type="float" office:value="2.223">
                <text:p>2.223</text:p>
              </table:table-cell>
              <table:table-cell office:value-type="float" office:value="611.5">
                <text:p>611.5</text:p>
              </table:table-cell>
            </table:table-row>
            <table:table-row>
              <table:table-cell office:value-type="float" office:value="2.236">
                <text:p>2.236</text:p>
              </table:table-cell>
              <table:table-cell office:value-type="float" office:value="2.236">
                <text:p>2.236</text:p>
              </table:table-cell>
              <table:table-cell office:value-type="float" office:value="618">
                <text:p>618</text:p>
              </table:table-cell>
            </table:table-row>
            <table:table-row>
              <table:table-cell office:value-type="float" office:value="2.249">
                <text:p>2.249</text:p>
              </table:table-cell>
              <table:table-cell office:value-type="float" office:value="2.249">
                <text:p>2.249</text:p>
              </table:table-cell>
              <table:table-cell office:value-type="float" office:value="624.5">
                <text:p>624.5</text:p>
              </table:table-cell>
            </table:table-row>
            <table:table-row>
              <table:table-cell office:value-type="float" office:value="2.262">
                <text:p>2.262</text:p>
              </table:table-cell>
              <table:table-cell office:value-type="float" office:value="2.262">
                <text:p>2.262</text:p>
              </table:table-cell>
              <table:table-cell office:value-type="float" office:value="631">
                <text:p>631</text:p>
              </table:table-cell>
            </table:table-row>
            <table:table-row>
              <table:table-cell office:value-type="float" office:value="2.275">
                <text:p>2.275</text:p>
              </table:table-cell>
              <table:table-cell office:value-type="float" office:value="2.275">
                <text:p>2.275</text:p>
              </table:table-cell>
              <table:table-cell office:value-type="float" office:value="637.5">
                <text:p>637.5</text:p>
              </table:table-cell>
            </table:table-row>
            <table:table-row>
              <table:table-cell office:value-type="float" office:value="2.288">
                <text:p>2.288</text:p>
              </table:table-cell>
              <table:table-cell office:value-type="float" office:value="2.288">
                <text:p>2.288</text:p>
              </table:table-cell>
              <table:table-cell office:value-type="float" office:value="644">
                <text:p>644</text:p>
              </table:table-cell>
            </table:table-row>
            <table:table-row>
              <table:table-cell office:value-type="float" office:value="2.301">
                <text:p>2.301</text:p>
              </table:table-cell>
              <table:table-cell office:value-type="float" office:value="2.301">
                <text:p>2.301</text:p>
              </table:table-cell>
              <table:table-cell office:value-type="float" office:value="650.5">
                <text:p>650.5</text:p>
              </table:table-cell>
            </table:table-row>
            <table:table-row>
              <table:table-cell office:value-type="float" office:value="2.314">
                <text:p>2.314</text:p>
              </table:table-cell>
              <table:table-cell office:value-type="float" office:value="2.314">
                <text:p>2.314</text:p>
              </table:table-cell>
              <table:table-cell office:value-type="float" office:value="657">
                <text:p>657</text:p>
              </table:table-cell>
            </table:table-row>
            <table:table-row>
              <table:table-cell office:value-type="float" office:value="2.327">
                <text:p>2.327</text:p>
              </table:table-cell>
              <table:table-cell office:value-type="float" office:value="2.327">
                <text:p>2.327</text:p>
              </table:table-cell>
              <table:table-cell office:value-type="float" office:value="663.5">
                <text:p>663.5</text:p>
              </table:table-cell>
            </table:table-row>
            <table:table-row>
              <table:table-cell office:value-type="float" office:value="2.34">
                <text:p>2.34</text:p>
              </table:table-cell>
              <table:table-cell office:value-type="float" office:value="2.34">
                <text:p>2.34</text:p>
              </table:table-cell>
              <table:table-cell office:value-type="float" office:value="670">
                <text:p>670</text:p>
              </table:table-cell>
            </table:table-row>
            <table:table-row>
              <table:table-cell office:value-type="float" office:value="2.353">
                <text:p>2.353</text:p>
              </table:table-cell>
              <table:table-cell office:value-type="float" office:value="2.353">
                <text:p>2.353</text:p>
              </table:table-cell>
              <table:table-cell office:value-type="float" office:value="676.5">
                <text:p>676.5</text:p>
              </table:table-cell>
            </table:table-row>
            <table:table-row>
              <table:table-cell office:value-type="float" office:value="2.366">
                <text:p>2.366</text:p>
              </table:table-cell>
              <table:table-cell office:value-type="float" office:value="2.366">
                <text:p>2.366</text:p>
              </table:table-cell>
              <table:table-cell office:value-type="float" office:value="683">
                <text:p>683</text:p>
              </table:table-cell>
            </table:table-row>
            <table:table-row>
              <table:table-cell office:value-type="float" office:value="2.379">
                <text:p>2.379</text:p>
              </table:table-cell>
              <table:table-cell office:value-type="float" office:value="2.379">
                <text:p>2.379</text:p>
              </table:table-cell>
              <table:table-cell office:value-type="float" office:value="689.5">
                <text:p>689.5</text:p>
              </table:table-cell>
            </table:table-row>
            <table:table-row>
              <table:table-cell office:value-type="float" office:value="2.392">
                <text:p>2.392</text:p>
              </table:table-cell>
              <table:table-cell office:value-type="float" office:value="2.392">
                <text:p>2.392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float" office:value="2.405">
                <text:p>2.405</text:p>
              </table:table-cell>
              <table:table-cell office:value-type="float" office:value="2.405">
                <text:p>2.405</text:p>
              </table:table-cell>
              <table:table-cell office:value-type="float" office:value="702.5">
                <text:p>702.5</text:p>
              </table:table-cell>
            </table:table-row>
            <table:table-row>
              <table:table-cell office:value-type="float" office:value="2.418">
                <text:p>2.418</text:p>
              </table:table-cell>
              <table:table-cell office:value-type="float" office:value="2.418">
                <text:p>2.418</text:p>
              </table:table-cell>
              <table:table-cell office:value-type="float" office:value="709">
                <text:p>709</text:p>
              </table:table-cell>
            </table:table-row>
            <table:table-row>
              <table:table-cell office:value-type="float" office:value="2.431">
                <text:p>2.431</text:p>
              </table:table-cell>
              <table:table-cell office:value-type="float" office:value="2.431">
                <text:p>2.431</text:p>
              </table:table-cell>
              <table:table-cell office:value-type="float" office:value="715.5">
                <text:p>715.5</text:p>
              </table:table-cell>
            </table:table-row>
            <table:table-row>
              <table:table-cell office:value-type="float" office:value="2.444">
                <text:p>2.444</text:p>
              </table:table-cell>
              <table:table-cell office:value-type="float" office:value="2.444">
                <text:p>2.444</text:p>
              </table:table-cell>
              <table:table-cell office:value-type="float" office:value="722">
                <text:p>722</text:p>
              </table:table-cell>
            </table:table-row>
            <table:table-row>
              <table:table-cell office:value-type="float" office:value="2.457">
                <text:p>2.457</text:p>
              </table:table-cell>
              <table:table-cell office:value-type="float" office:value="2.457">
                <text:p>2.457</text:p>
              </table:table-cell>
              <table:table-cell office:value-type="float" office:value="728.5">
                <text:p>728.5</text:p>
              </table:table-cell>
            </table:table-row>
            <table:table-row>
              <table:table-cell office:value-type="float" office:value="2.47">
                <text:p>2.47</text:p>
              </table:table-cell>
              <table:table-cell office:value-type="float" office:value="2.47">
                <text:p>2.47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float" office:value="2.483">
                <text:p>2.483</text:p>
              </table:table-cell>
              <table:table-cell office:value-type="float" office:value="2.483">
                <text:p>2.483</text:p>
              </table:table-cell>
              <table:table-cell office:value-type="float" office:value="741.5">
                <text:p>741.5</text:p>
              </table:table-cell>
            </table:table-row>
            <table:table-row>
              <table:table-cell office:value-type="float" office:value="2.496">
                <text:p>2.496</text:p>
              </table:table-cell>
              <table:table-cell office:value-type="float" office:value="2.496">
                <text:p>2.496</text:p>
              </table:table-cell>
              <table:table-cell office:value-type="float" office:value="748">
                <text:p>748</text:p>
              </table:table-cell>
            </table:table-row>
            <table:table-row>
              <table:table-cell office:value-type="float" office:value="2.509">
                <text:p>2.509</text:p>
              </table:table-cell>
              <table:table-cell office:value-type="float" office:value="2.509">
                <text:p>2.509</text:p>
              </table:table-cell>
              <table:table-cell office:value-type="float" office:value="754.5">
                <text:p>754.5</text:p>
              </table:table-cell>
            </table:table-row>
            <table:table-row>
              <table:table-cell office:value-type="float" office:value="2.522">
                <text:p>2.522</text:p>
              </table:table-cell>
              <table:table-cell office:value-type="float" office:value="2.522">
                <text:p>2.522</text:p>
              </table:table-cell>
              <table:table-cell office:value-type="float" office:value="761">
                <text:p>761</text:p>
              </table:table-cell>
            </table:table-row>
            <table:table-row>
              <table:table-cell office:value-type="float" office:value="2.535">
                <text:p>2.535</text:p>
              </table:table-cell>
              <table:table-cell office:value-type="float" office:value="2.535">
                <text:p>2.535</text:p>
              </table:table-cell>
              <table:table-cell office:value-type="float" office:value="767.5">
                <text:p>767.5</text:p>
              </table:table-cell>
            </table:table-row>
            <table:table-row>
              <table:table-cell office:value-type="float" office:value="2.548">
                <text:p>2.548</text:p>
              </table:table-cell>
              <table:table-cell office:value-type="float" office:value="2.548">
                <text:p>2.548</text:p>
              </table:table-cell>
              <table:table-cell office:value-type="float" office:value="774">
                <text:p>774</text:p>
              </table:table-cell>
            </table:table-row>
            <table:table-row>
              <table:table-cell office:value-type="float" office:value="2.561">
                <text:p>2.561</text:p>
              </table:table-cell>
              <table:table-cell office:value-type="float" office:value="2.561">
                <text:p>2.561</text:p>
              </table:table-cell>
              <table:table-cell office:value-type="float" office:value="780.5">
                <text:p>780.5</text:p>
              </table:table-cell>
            </table:table-row>
            <table:table-row>
              <table:table-cell office:value-type="float" office:value="2.574">
                <text:p>2.574</text:p>
              </table:table-cell>
              <table:table-cell office:value-type="float" office:value="2.574">
                <text:p>2.574</text:p>
              </table:table-cell>
              <table:table-cell office:value-type="float" office:value="787">
                <text:p>787</text:p>
              </table:table-cell>
            </table:table-row>
            <table:table-row>
              <table:table-cell office:value-type="float" office:value="2.587">
                <text:p>2.587</text:p>
              </table:table-cell>
              <table:table-cell office:value-type="float" office:value="2.587">
                <text:p>2.587</text:p>
              </table:table-cell>
              <table:table-cell office:value-type="float" office:value="793.5">
                <text:p>793.5</text:p>
              </table:table-cell>
            </table:table-row>
            <table:table-row>
              <table:table-cell office:value-type="float" office:value="2.6">
                <text:p>2.6</text:p>
              </table:table-cell>
              <table:table-cell office:value-type="float" office:value="2.6">
                <text:p>2.6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float" office:value="2.613">
                <text:p>2.613</text:p>
              </table:table-cell>
              <table:table-cell office:value-type="float" office:value="2.613">
                <text:p>2.613</text:p>
              </table:table-cell>
              <table:table-cell office:value-type="float" office:value="806.5">
                <text:p>806.5</text:p>
              </table:table-cell>
            </table:table-row>
            <table:table-row>
              <table:table-cell office:value-type="float" office:value="2.626">
                <text:p>2.626</text:p>
              </table:table-cell>
              <table:table-cell office:value-type="float" office:value="2.626">
                <text:p>2.626</text:p>
              </table:table-cell>
              <table:table-cell office:value-type="float" office:value="813">
                <text:p>813</text:p>
              </table:table-cell>
            </table:table-row>
            <table:table-row>
              <table:table-cell office:value-type="float" office:value="2.639">
                <text:p>2.639</text:p>
              </table:table-cell>
              <table:table-cell office:value-type="float" office:value="2.639">
                <text:p>2.639</text:p>
              </table:table-cell>
              <table:table-cell office:value-type="float" office:value="819.5">
                <text:p>819.5</text:p>
              </table:table-cell>
            </table:table-row>
            <table:table-row>
              <table:table-cell office:value-type="float" office:value="2.652">
                <text:p>2.652</text:p>
              </table:table-cell>
              <table:table-cell office:value-type="float" office:value="2.652">
                <text:p>2.652</text:p>
              </table:table-cell>
              <table:table-cell office:value-type="float" office:value="826">
                <text:p>826</text:p>
              </table:table-cell>
            </table:table-row>
            <table:table-row>
              <table:table-cell office:value-type="float" office:value="2.665">
                <text:p>2.665</text:p>
              </table:table-cell>
              <table:table-cell office:value-type="float" office:value="2.665">
                <text:p>2.665</text:p>
              </table:table-cell>
              <table:table-cell office:value-type="float" office:value="832.5">
                <text:p>832.5</text:p>
              </table:table-cell>
            </table:table-row>
            <table:table-row>
              <table:table-cell office:value-type="float" office:value="2.678">
                <text:p>2.678</text:p>
              </table:table-cell>
              <table:table-cell office:value-type="float" office:value="2.678">
                <text:p>2.678</text:p>
              </table:table-cell>
              <table:table-cell office:value-type="float" office:value="839">
                <text:p>839</text:p>
              </table:table-cell>
            </table:table-row>
            <table:table-row>
              <table:table-cell office:value-type="float" office:value="2.691">
                <text:p>2.691</text:p>
              </table:table-cell>
              <table:table-cell office:value-type="float" office:value="2.691">
                <text:p>2.691</text:p>
              </table:table-cell>
              <table:table-cell office:value-type="float" office:value="845.5">
                <text:p>845.5</text:p>
              </table:table-cell>
            </table:table-row>
            <table:table-row>
              <table:table-cell office:value-type="float" office:value="2.704">
                <text:p>2.704</text:p>
              </table:table-cell>
              <table:table-cell office:value-type="float" office:value="2.704">
                <text:p>2.704</text:p>
              </table:table-cell>
              <table:table-cell office:value-type="float" office:value="852">
                <text:p>852</text:p>
              </table:table-cell>
            </table:table-row>
            <table:table-row>
              <table:table-cell office:value-type="float" office:value="2.717">
                <text:p>2.717</text:p>
              </table:table-cell>
              <table:table-cell office:value-type="float" office:value="2.717">
                <text:p>2.717</text:p>
              </table:table-cell>
              <table:table-cell office:value-type="float" office:value="858.5">
                <text:p>858.5</text:p>
              </table:table-cell>
            </table:table-row>
            <table:table-row>
              <table:table-cell office:value-type="float" office:value="2.73">
                <text:p>2.73</text:p>
              </table:table-cell>
              <table:table-cell office:value-type="float" office:value="2.73">
                <text:p>2.73</text:p>
              </table:table-cell>
              <table:table-cell office:value-type="float" office:value="865">
                <text:p>865</text:p>
              </table:table-cell>
            </table:table-row>
            <table:table-row>
              <table:table-cell office:value-type="float" office:value="2.743">
                <text:p>2.743</text:p>
              </table:table-cell>
              <table:table-cell office:value-type="float" office:value="2.743">
                <text:p>2.743</text:p>
              </table:table-cell>
              <table:table-cell office:value-type="float" office:value="871.5">
                <text:p>871.5</text:p>
              </table:table-cell>
            </table:table-row>
            <table:table-row>
              <table:table-cell office:value-type="float" office:value="2.756">
                <text:p>2.756</text:p>
              </table:table-cell>
              <table:table-cell office:value-type="float" office:value="2.756">
                <text:p>2.756</text:p>
              </table:table-cell>
              <table:table-cell office:value-type="float" office:value="878">
                <text:p>878</text:p>
              </table:table-cell>
            </table:table-row>
            <table:table-row>
              <table:table-cell office:value-type="float" office:value="2.769">
                <text:p>2.769</text:p>
              </table:table-cell>
              <table:table-cell office:value-type="float" office:value="2.769">
                <text:p>2.769</text:p>
              </table:table-cell>
              <table:table-cell office:value-type="float" office:value="884.5">
                <text:p>884.5</text:p>
              </table:table-cell>
            </table:table-row>
            <table:table-row>
              <table:table-cell office:value-type="float" office:value="2.782">
                <text:p>2.782</text:p>
              </table:table-cell>
              <table:table-cell office:value-type="float" office:value="2.782">
                <text:p>2.782</text:p>
              </table:table-cell>
              <table:table-cell office:value-type="float" office:value="891">
                <text:p>891</text:p>
              </table:table-cell>
            </table:table-row>
            <table:table-row>
              <table:table-cell office:value-type="float" office:value="2.795">
                <text:p>2.795</text:p>
              </table:table-cell>
              <table:table-cell office:value-type="float" office:value="2.795">
                <text:p>2.795</text:p>
              </table:table-cell>
              <table:table-cell office:value-type="float" office:value="897.5">
                <text:p>897.5</text:p>
              </table:table-cell>
            </table:table-row>
            <table:table-row>
              <table:table-cell office:value-type="float" office:value="2.808">
                <text:p>2.808</text:p>
              </table:table-cell>
              <table:table-cell office:value-type="float" office:value="2.808">
                <text:p>2.808</text:p>
              </table:table-cell>
              <table:table-cell office:value-type="float" office:value="904">
                <text:p>904</text:p>
              </table:table-cell>
            </table:table-row>
            <table:table-row>
              <table:table-cell office:value-type="float" office:value="2.821">
                <text:p>2.821</text:p>
              </table:table-cell>
              <table:table-cell office:value-type="float" office:value="2.821">
                <text:p>2.821</text:p>
              </table:table-cell>
              <table:table-cell office:value-type="float" office:value="910.5">
                <text:p>910.5</text:p>
              </table:table-cell>
            </table:table-row>
            <table:table-row>
              <table:table-cell office:value-type="float" office:value="2.834">
                <text:p>2.834</text:p>
              </table:table-cell>
              <table:table-cell office:value-type="float" office:value="2.834">
                <text:p>2.834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float" office:value="2.847">
                <text:p>2.847</text:p>
              </table:table-cell>
              <table:table-cell office:value-type="float" office:value="2.847">
                <text:p>2.847</text:p>
              </table:table-cell>
              <table:table-cell office:value-type="float" office:value="923.5">
                <text:p>923.5</text:p>
              </table:table-cell>
            </table:table-row>
            <table:table-row>
              <table:table-cell office:value-type="float" office:value="2.86">
                <text:p>2.86</text:p>
              </table:table-cell>
              <table:table-cell office:value-type="float" office:value="2.86">
                <text:p>2.86</text:p>
              </table:table-cell>
              <table:table-cell office:value-type="float" office:value="930">
                <text:p>930</text:p>
              </table:table-cell>
            </table:table-row>
            <table:table-row>
              <table:table-cell office:value-type="float" office:value="2.873">
                <text:p>2.873</text:p>
              </table:table-cell>
              <table:table-cell office:value-type="float" office:value="2.873">
                <text:p>2.873</text:p>
              </table:table-cell>
              <table:table-cell office:value-type="float" office:value="936.5">
                <text:p>936.5</text:p>
              </table:table-cell>
            </table:table-row>
            <table:table-row>
              <table:table-cell office:value-type="float" office:value="2.886">
                <text:p>2.886</text:p>
              </table:table-cell>
              <table:table-cell office:value-type="float" office:value="2.886">
                <text:p>2.886</text:p>
              </table:table-cell>
              <table:table-cell office:value-type="float" office:value="943">
                <text:p>943</text:p>
              </table:table-cell>
            </table:table-row>
            <table:table-row>
              <table:table-cell office:value-type="float" office:value="2.899">
                <text:p>2.899</text:p>
              </table:table-cell>
              <table:table-cell office:value-type="float" office:value="2.899">
                <text:p>2.899</text:p>
              </table:table-cell>
              <table:table-cell office:value-type="float" office:value="949.5">
                <text:p>949.5</text:p>
              </table:table-cell>
            </table:table-row>
            <table:table-row>
              <table:table-cell office:value-type="float" office:value="2.912">
                <text:p>2.912</text:p>
              </table:table-cell>
              <table:table-cell office:value-type="float" office:value="2.912">
                <text:p>2.912</text:p>
              </table:table-cell>
              <table:table-cell office:value-type="float" office:value="956">
                <text:p>956</text:p>
              </table:table-cell>
            </table:table-row>
            <table:table-row>
              <table:table-cell office:value-type="float" office:value="2.925">
                <text:p>2.925</text:p>
              </table:table-cell>
              <table:table-cell office:value-type="float" office:value="2.925">
                <text:p>2.925</text:p>
              </table:table-cell>
              <table:table-cell office:value-type="float" office:value="962.5">
                <text:p>962.5</text:p>
              </table:table-cell>
            </table:table-row>
            <table:table-row>
              <table:table-cell office:value-type="float" office:value="2.938">
                <text:p>2.938</text:p>
              </table:table-cell>
              <table:table-cell office:value-type="float" office:value="2.938">
                <text:p>2.938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2.951">
                <text:p>2.951</text:p>
              </table:table-cell>
              <table:table-cell office:value-type="float" office:value="2.951">
                <text:p>2.951</text:p>
              </table:table-cell>
              <table:table-cell office:value-type="float" office:value="975.5">
                <text:p>975.5</text:p>
              </table:table-cell>
            </table:table-row>
            <table:table-row>
              <table:table-cell office:value-type="float" office:value="2.964">
                <text:p>2.964</text:p>
              </table:table-cell>
              <table:table-cell office:value-type="float" office:value="2.964">
                <text:p>2.964</text:p>
              </table:table-cell>
              <table:table-cell office:value-type="float" office:value="982">
                <text:p>982</text:p>
              </table:table-cell>
            </table:table-row>
            <table:table-row>
              <table:table-cell office:value-type="float" office:value="2.977">
                <text:p>2.977</text:p>
              </table:table-cell>
              <table:table-cell office:value-type="float" office:value="2.977">
                <text:p>2.977</text:p>
              </table:table-cell>
              <table:table-cell office:value-type="float" office:value="988.5">
                <text:p>988.5</text:p>
              </table:table-cell>
            </table:table-row>
            <table:table-row>
              <table:table-cell office:value-type="float" office:value="2.99">
                <text:p>2.99</text:p>
              </table:table-cell>
              <table:table-cell office:value-type="float" office:value="2.99">
                <text:p>2.99</text:p>
              </table:table-cell>
              <table:table-cell office:value-type="float" office:value="995">
                <text:p>995</text:p>
              </table:table-cell>
            </table:table-row>
            <table:table-row>
              <table:table-cell office:value-type="float" office:value="3.003">
                <text:p>3.003</text:p>
              </table:table-cell>
              <table:table-cell office:value-type="float" office:value="3.003">
                <text:p>3.003</text:p>
              </table:table-cell>
              <table:table-cell office:value-type="float" office:value="1001.5">
                <text:p>1001.5</text:p>
              </table:table-cell>
            </table:table-row>
            <table:table-row>
              <table:table-cell office:value-type="float" office:value="3.016">
                <text:p>3.016</text:p>
              </table:table-cell>
              <table:table-cell office:value-type="float" office:value="3.016">
                <text:p>3.016</text:p>
              </table:table-cell>
              <table:table-cell office:value-type="float" office:value="1008">
                <text:p>1008</text:p>
              </table:table-cell>
            </table:table-row>
            <table:table-row>
              <table:table-cell office:value-type="float" office:value="3.029">
                <text:p>3.029</text:p>
              </table:table-cell>
              <table:table-cell office:value-type="float" office:value="3.029">
                <text:p>3.029</text:p>
              </table:table-cell>
              <table:table-cell office:value-type="float" office:value="1014.5">
                <text:p>1014.5</text:p>
              </table:table-cell>
            </table:table-row>
            <table:table-row>
              <table:table-cell office:value-type="float" office:value="3.042">
                <text:p>3.042</text:p>
              </table:table-cell>
              <table:table-cell office:value-type="float" office:value="3.042">
                <text:p>3.042</text:p>
              </table:table-cell>
              <table:table-cell office:value-type="float" office:value="1021">
                <text:p>1021</text:p>
              </table:table-cell>
            </table:table-row>
            <table:table-row>
              <table:table-cell office:value-type="float" office:value="3.055">
                <text:p>3.055</text:p>
              </table:table-cell>
              <table:table-cell office:value-type="float" office:value="3.055">
                <text:p>3.055</text:p>
              </table:table-cell>
              <table:table-cell office:value-type="float" office:value="1027.5">
                <text:p>1027.5</text:p>
              </table:table-cell>
            </table:table-row>
            <table:table-row>
              <table:table-cell office:value-type="float" office:value="3.068">
                <text:p>3.068</text:p>
              </table:table-cell>
              <table:table-cell office:value-type="float" office:value="3.068">
                <text:p>3.068</text:p>
              </table:table-cell>
              <table:table-cell office:value-type="float" office:value="1034">
                <text:p>1034</text:p>
              </table:table-cell>
            </table:table-row>
            <table:table-row>
              <table:table-cell office:value-type="float" office:value="3.081">
                <text:p>3.081</text:p>
              </table:table-cell>
              <table:table-cell office:value-type="float" office:value="3.081">
                <text:p>3.081</text:p>
              </table:table-cell>
              <table:table-cell office:value-type="float" office:value="1040.5">
                <text:p>1040.5</text:p>
              </table:table-cell>
            </table:table-row>
            <table:table-row>
              <table:table-cell office:value-type="float" office:value="3.094">
                <text:p>3.094</text:p>
              </table:table-cell>
              <table:table-cell office:value-type="float" office:value="3.094">
                <text:p>3.094</text:p>
              </table:table-cell>
              <table:table-cell office:value-type="float" office:value="1047">
                <text:p>1047</text:p>
              </table:table-cell>
            </table:table-row>
            <table:table-row>
              <table:table-cell office:value-type="float" office:value="3.107">
                <text:p>3.107</text:p>
              </table:table-cell>
              <table:table-cell office:value-type="float" office:value="3.107">
                <text:p>3.107</text:p>
              </table:table-cell>
              <table:table-cell office:value-type="float" office:value="1053.5">
                <text:p>1053.5</text:p>
              </table:table-cell>
            </table:table-row>
            <table:table-row>
              <table:table-cell office:value-type="float" office:value="3.12">
                <text:p>3.12</text:p>
              </table:table-cell>
              <table:table-cell office:value-type="float" office:value="3.12">
                <text:p>3.12</text:p>
              </table:table-cell>
              <table:table-cell office:value-type="float" office:value="1060">
                <text:p>1060</text:p>
              </table:table-cell>
            </table:table-row>
            <table:table-row>
              <table:table-cell office:value-type="float" office:value="3.133">
                <text:p>3.133</text:p>
              </table:table-cell>
              <table:table-cell office:value-type="float" office:value="3.133">
                <text:p>3.133</text:p>
              </table:table-cell>
              <table:table-cell office:value-type="float" office:value="1066.5">
                <text:p>1066.5</text:p>
              </table:table-cell>
            </table:table-row>
            <table:table-row>
              <table:table-cell office:value-type="float" office:value="3.146">
                <text:p>3.146</text:p>
              </table:table-cell>
              <table:table-cell office:value-type="float" office:value="3.146">
                <text:p>3.146</text:p>
              </table:table-cell>
              <table:table-cell office:value-type="float" office:value="1073">
                <text:p>1073</text:p>
              </table:table-cell>
            </table:table-row>
            <table:table-row>
              <table:table-cell office:value-type="float" office:value="3.159">
                <text:p>3.159</text:p>
              </table:table-cell>
              <table:table-cell office:value-type="float" office:value="3.159">
                <text:p>3.159</text:p>
              </table:table-cell>
              <table:table-cell office:value-type="float" office:value="1079.5">
                <text:p>1079.5</text:p>
              </table:table-cell>
            </table:table-row>
            <table:table-row>
              <table:table-cell office:value-type="float" office:value="3.172">
                <text:p>3.172</text:p>
              </table:table-cell>
              <table:table-cell office:value-type="float" office:value="3.172">
                <text:p>3.172</text:p>
              </table:table-cell>
              <table:table-cell office:value-type="float" office:value="1086">
                <text:p>1086</text:p>
              </table:table-cell>
            </table:table-row>
            <table:table-row>
              <table:table-cell office:value-type="float" office:value="3.185">
                <text:p>3.185</text:p>
              </table:table-cell>
              <table:table-cell office:value-type="float" office:value="3.185">
                <text:p>3.185</text:p>
              </table:table-cell>
              <table:table-cell office:value-type="float" office:value="1092.5">
                <text:p>1092.5</text:p>
              </table:table-cell>
            </table:table-row>
            <table:table-row>
              <table:table-cell office:value-type="float" office:value="3.198">
                <text:p>3.198</text:p>
              </table:table-cell>
              <table:table-cell office:value-type="float" office:value="3.198">
                <text:p>3.198</text:p>
              </table:table-cell>
              <table:table-cell office:value-type="float" office:value="1099">
                <text:p>1099</text:p>
              </table:table-cell>
            </table:table-row>
            <table:table-row>
              <table:table-cell office:value-type="float" office:value="3.211">
                <text:p>3.211</text:p>
              </table:table-cell>
              <table:table-cell office:value-type="float" office:value="3.211">
                <text:p>3.211</text:p>
              </table:table-cell>
              <table:table-cell office:value-type="float" office:value="1105.5">
                <text:p>1105.5</text:p>
              </table:table-cell>
            </table:table-row>
            <table:table-row>
              <table:table-cell office:value-type="float" office:value="3.224">
                <text:p>3.224</text:p>
              </table:table-cell>
              <table:table-cell office:value-type="float" office:value="3.224">
                <text:p>3.224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float" office:value="3.237">
                <text:p>3.237</text:p>
              </table:table-cell>
              <table:table-cell office:value-type="float" office:value="3.237">
                <text:p>3.237</text:p>
              </table:table-cell>
              <table:table-cell office:value-type="float" office:value="1118.5">
                <text:p>1118.5</text:p>
              </table:table-cell>
            </table:table-row>
            <table:table-row>
              <table:table-cell office:value-type="float" office:value="3.25">
                <text:p>3.25</text:p>
              </table:table-cell>
              <table:table-cell office:value-type="float" office:value="3.25">
                <text:p>3.25</text:p>
              </table:table-cell>
              <table:table-cell office:value-type="float" office:value="1125">
                <text:p>1125</text:p>
              </table:table-cell>
            </table:table-row>
            <table:table-row>
              <table:table-cell office:value-type="float" office:value="3.263">
                <text:p>3.263</text:p>
              </table:table-cell>
              <table:table-cell office:value-type="float" office:value="3.263">
                <text:p>3.263</text:p>
              </table:table-cell>
              <table:table-cell office:value-type="float" office:value="1131.5">
                <text:p>1131.5</text:p>
              </table:table-cell>
            </table:table-row>
            <table:table-row>
              <table:table-cell office:value-type="float" office:value="3.276">
                <text:p>3.276</text:p>
              </table:table-cell>
              <table:table-cell office:value-type="float" office:value="3.276">
                <text:p>3.276</text:p>
              </table:table-cell>
              <table:table-cell office:value-type="float" office:value="1138">
                <text:p>1138</text:p>
              </table:table-cell>
            </table:table-row>
            <table:table-row>
              <table:table-cell office:value-type="float" office:value="3.289">
                <text:p>3.289</text:p>
              </table:table-cell>
              <table:table-cell office:value-type="float" office:value="3.289">
                <text:p>3.289</text:p>
              </table:table-cell>
              <table:table-cell office:value-type="float" office:value="1144.5">
                <text:p>1144.5</text:p>
              </table:table-cell>
            </table:table-row>
            <table:table-row>
              <table:table-cell office:value-type="float" office:value="3.302">
                <text:p>3.302</text:p>
              </table:table-cell>
              <table:table-cell office:value-type="float" office:value="3.302">
                <text:p>3.302</text:p>
              </table:table-cell>
              <table:table-cell office:value-type="float" office:value="1151">
                <text:p>1151</text:p>
              </table:table-cell>
            </table:table-row>
            <table:table-row>
              <table:table-cell office:value-type="float" office:value="3.315">
                <text:p>3.315</text:p>
              </table:table-cell>
              <table:table-cell office:value-type="float" office:value="3.315">
                <text:p>3.315</text:p>
              </table:table-cell>
              <table:table-cell office:value-type="float" office:value="1157.5">
                <text:p>1157.5</text:p>
              </table:table-cell>
            </table:table-row>
            <table:table-row>
              <table:table-cell office:value-type="float" office:value="3.328">
                <text:p>3.328</text:p>
              </table:table-cell>
              <table:table-cell office:value-type="float" office:value="3.328">
                <text:p>3.328</text:p>
              </table:table-cell>
              <table:table-cell office:value-type="float" office:value="1164">
                <text:p>1164</text:p>
              </table:table-cell>
            </table:table-row>
            <table:table-row>
              <table:table-cell office:value-type="float" office:value="3.341">
                <text:p>3.341</text:p>
              </table:table-cell>
              <table:table-cell office:value-type="float" office:value="3.341">
                <text:p>3.341</text:p>
              </table:table-cell>
              <table:table-cell office:value-type="float" office:value="1170.5">
                <text:p>1170.5</text:p>
              </table:table-cell>
            </table:table-row>
            <table:table-row>
              <table:table-cell office:value-type="float" office:value="3.354">
                <text:p>3.354</text:p>
              </table:table-cell>
              <table:table-cell office:value-type="float" office:value="3.354">
                <text:p>3.354</text:p>
              </table:table-cell>
              <table:table-cell office:value-type="float" office:value="1177">
                <text:p>1177</text:p>
              </table:table-cell>
            </table:table-row>
            <table:table-row>
              <table:table-cell office:value-type="float" office:value="3.367">
                <text:p>3.367</text:p>
              </table:table-cell>
              <table:table-cell office:value-type="float" office:value="3.367">
                <text:p>3.367</text:p>
              </table:table-cell>
              <table:table-cell office:value-type="float" office:value="1183.5">
                <text:p>1183.5</text:p>
              </table:table-cell>
            </table:table-row>
            <table:table-row>
              <table:table-cell office:value-type="float" office:value="3.38">
                <text:p>3.38</text:p>
              </table:table-cell>
              <table:table-cell office:value-type="float" office:value="3.38">
                <text:p>3.38</text:p>
              </table:table-cell>
              <table:table-cell office:value-type="float" office:value="1190">
                <text:p>1190</text:p>
              </table:table-cell>
            </table:table-row>
            <table:table-row>
              <table:table-cell office:value-type="float" office:value="3.393">
                <text:p>3.393</text:p>
              </table:table-cell>
              <table:table-cell office:value-type="float" office:value="3.393">
                <text:p>3.393</text:p>
              </table:table-cell>
              <table:table-cell office:value-type="float" office:value="1196.5">
                <text:p>1196.5</text:p>
              </table:table-cell>
            </table:table-row>
            <table:table-row>
              <table:table-cell office:value-type="float" office:value="3.406">
                <text:p>3.406</text:p>
              </table:table-cell>
              <table:table-cell office:value-type="float" office:value="3.406">
                <text:p>3.406</text:p>
              </table:table-cell>
              <table:table-cell office:value-type="float" office:value="1203">
                <text:p>1203</text:p>
              </table:table-cell>
            </table:table-row>
            <table:table-row>
              <table:table-cell office:value-type="float" office:value="3.419">
                <text:p>3.419</text:p>
              </table:table-cell>
              <table:table-cell office:value-type="float" office:value="3.419">
                <text:p>3.419</text:p>
              </table:table-cell>
              <table:table-cell office:value-type="float" office:value="1209.5">
                <text:p>1209.5</text:p>
              </table:table-cell>
            </table:table-row>
            <table:table-row>
              <table:table-cell office:value-type="float" office:value="3.432">
                <text:p>3.432</text:p>
              </table:table-cell>
              <table:table-cell office:value-type="float" office:value="3.432">
                <text:p>3.432</text:p>
              </table:table-cell>
              <table:table-cell office:value-type="float" office:value="1216">
                <text:p>1216</text:p>
              </table:table-cell>
            </table:table-row>
            <table:table-row>
              <table:table-cell office:value-type="float" office:value="3.445">
                <text:p>3.445</text:p>
              </table:table-cell>
              <table:table-cell office:value-type="float" office:value="3.445">
                <text:p>3.445</text:p>
              </table:table-cell>
              <table:table-cell office:value-type="float" office:value="1222.5">
                <text:p>1222.5</text:p>
              </table:table-cell>
            </table:table-row>
            <table:table-row>
              <table:table-cell office:value-type="float" office:value="3.458">
                <text:p>3.458</text:p>
              </table:table-cell>
              <table:table-cell office:value-type="float" office:value="3.458">
                <text:p>3.458</text:p>
              </table:table-cell>
              <table:table-cell office:value-type="float" office:value="1229">
                <text:p>1229</text:p>
              </table:table-cell>
            </table:table-row>
            <table:table-row>
              <table:table-cell office:value-type="float" office:value="3.471">
                <text:p>3.471</text:p>
              </table:table-cell>
              <table:table-cell office:value-type="float" office:value="3.471">
                <text:p>3.471</text:p>
              </table:table-cell>
              <table:table-cell office:value-type="float" office:value="1235.5">
                <text:p>1235.5</text:p>
              </table:table-cell>
            </table:table-row>
            <table:table-row>
              <table:table-cell office:value-type="float" office:value="3.484">
                <text:p>3.484</text:p>
              </table:table-cell>
              <table:table-cell office:value-type="float" office:value="3.484">
                <text:p>3.484</text:p>
              </table:table-cell>
              <table:table-cell office:value-type="float" office:value="1242">
                <text:p>1242</text:p>
              </table:table-cell>
            </table:table-row>
            <table:table-row>
              <table:table-cell office:value-type="float" office:value="3.497">
                <text:p>3.497</text:p>
              </table:table-cell>
              <table:table-cell office:value-type="float" office:value="3.497">
                <text:p>3.497</text:p>
              </table:table-cell>
              <table:table-cell office:value-type="float" office:value="1248.5">
                <text:p>1248.5</text:p>
              </table:table-cell>
            </table:table-row>
            <table:table-row>
              <table:table-cell office:value-type="float" office:value="3.51">
                <text:p>3.51</text:p>
              </table:table-cell>
              <table:table-cell office:value-type="float" office:value="3.51">
                <text:p>3.51</text:p>
              </table:table-cell>
              <table:table-cell office:value-type="float" office:value="1255">
                <text:p>1255</text:p>
              </table:table-cell>
            </table:table-row>
            <table:table-row>
              <table:table-cell office:value-type="float" office:value="3.523">
                <text:p>3.523</text:p>
              </table:table-cell>
              <table:table-cell office:value-type="float" office:value="3.523">
                <text:p>3.523</text:p>
              </table:table-cell>
              <table:table-cell office:value-type="float" office:value="1261.5">
                <text:p>1261.5</text:p>
              </table:table-cell>
            </table:table-row>
            <table:table-row>
              <table:table-cell office:value-type="float" office:value="3.536">
                <text:p>3.536</text:p>
              </table:table-cell>
              <table:table-cell office:value-type="float" office:value="3.536">
                <text:p>3.536</text:p>
              </table:table-cell>
              <table:table-cell office:value-type="float" office:value="1268">
                <text:p>1268</text:p>
              </table:table-cell>
            </table:table-row>
            <table:table-row>
              <table:table-cell office:value-type="float" office:value="3.549">
                <text:p>3.549</text:p>
              </table:table-cell>
              <table:table-cell office:value-type="float" office:value="3.549">
                <text:p>3.549</text:p>
              </table:table-cell>
              <table:table-cell office:value-type="float" office:value="1274.5">
                <text:p>1274.5</text:p>
              </table:table-cell>
            </table:table-row>
            <table:table-row>
              <table:table-cell office:value-type="float" office:value="3.562">
                <text:p>3.562</text:p>
              </table:table-cell>
              <table:table-cell office:value-type="float" office:value="3.562">
                <text:p>3.562</text:p>
              </table:table-cell>
              <table:table-cell office:value-type="float" office:value="1281">
                <text:p>1281</text:p>
              </table:table-cell>
            </table:table-row>
            <table:table-row>
              <table:table-cell office:value-type="float" office:value="3.575">
                <text:p>3.575</text:p>
              </table:table-cell>
              <table:table-cell office:value-type="float" office:value="3.575">
                <text:p>3.575</text:p>
              </table:table-cell>
              <table:table-cell office:value-type="float" office:value="1287.5">
                <text:p>1287.5</text:p>
              </table:table-cell>
            </table:table-row>
            <table:table-row>
              <table:table-cell office:value-type="float" office:value="3.588">
                <text:p>3.588</text:p>
              </table:table-cell>
              <table:table-cell office:value-type="float" office:value="3.588">
                <text:p>3.588</text:p>
              </table:table-cell>
              <table:table-cell office:value-type="float" office:value="1294">
                <text:p>1294</text:p>
              </table:table-cell>
            </table:table-row>
            <table:table-row>
              <table:table-cell office:value-type="float" office:value="3.601">
                <text:p>3.601</text:p>
              </table:table-cell>
              <table:table-cell office:value-type="float" office:value="3.601">
                <text:p>3.601</text:p>
              </table:table-cell>
              <table:table-cell office:value-type="float" office:value="1300.5">
                <text:p>1300.5</text:p>
              </table:table-cell>
            </table:table-row>
            <table:table-row>
              <table:table-cell office:value-type="float" office:value="3.614">
                <text:p>3.614</text:p>
              </table:table-cell>
              <table:table-cell office:value-type="float" office:value="3.614">
                <text:p>3.614</text:p>
              </table:table-cell>
              <table:table-cell office:value-type="float" office:value="1307">
                <text:p>1307</text:p>
              </table:table-cell>
            </table:table-row>
            <table:table-row>
              <table:table-cell office:value-type="float" office:value="3.627">
                <text:p>3.627</text:p>
              </table:table-cell>
              <table:table-cell office:value-type="float" office:value="3.627">
                <text:p>3.627</text:p>
              </table:table-cell>
              <table:table-cell office:value-type="float" office:value="1313.5">
                <text:p>1313.5</text:p>
              </table:table-cell>
            </table:table-row>
            <table:table-row>
              <table:table-cell office:value-type="float" office:value="3.64">
                <text:p>3.64</text:p>
              </table:table-cell>
              <table:table-cell office:value-type="float" office:value="3.64">
                <text:p>3.64</text:p>
              </table:table-cell>
              <table:table-cell office:value-type="float" office:value="1320">
                <text:p>1320</text:p>
              </table:table-cell>
            </table:table-row>
            <table:table-row>
              <table:table-cell office:value-type="float" office:value="3.653">
                <text:p>3.653</text:p>
              </table:table-cell>
              <table:table-cell office:value-type="float" office:value="3.653">
                <text:p>3.653</text:p>
              </table:table-cell>
              <table:table-cell office:value-type="float" office:value="1326.5">
                <text:p>1326.5</text:p>
              </table:table-cell>
            </table:table-row>
            <table:table-row>
              <table:table-cell office:value-type="float" office:value="3.666">
                <text:p>3.666</text:p>
              </table:table-cell>
              <table:table-cell office:value-type="float" office:value="3.666">
                <text:p>3.666</text:p>
              </table:table-cell>
              <table:table-cell office:value-type="float" office:value="1333">
                <text:p>1333</text:p>
              </table:table-cell>
            </table:table-row>
            <table:table-row>
              <table:table-cell office:value-type="float" office:value="3.679">
                <text:p>3.679</text:p>
              </table:table-cell>
              <table:table-cell office:value-type="float" office:value="3.679">
                <text:p>3.679</text:p>
              </table:table-cell>
              <table:table-cell office:value-type="float" office:value="1339.5">
                <text:p>1339.5</text:p>
              </table:table-cell>
            </table:table-row>
            <table:table-row>
              <table:table-cell office:value-type="float" office:value="3.692">
                <text:p>3.692</text:p>
              </table:table-cell>
              <table:table-cell office:value-type="float" office:value="3.692">
                <text:p>3.692</text:p>
              </table:table-cell>
              <table:table-cell office:value-type="float" office:value="1346">
                <text:p>1346</text:p>
              </table:table-cell>
            </table:table-row>
            <table:table-row>
              <table:table-cell office:value-type="float" office:value="3.705">
                <text:p>3.705</text:p>
              </table:table-cell>
              <table:table-cell office:value-type="float" office:value="3.705">
                <text:p>3.705</text:p>
              </table:table-cell>
              <table:table-cell office:value-type="float" office:value="1352.5">
                <text:p>1352.5</text:p>
              </table:table-cell>
            </table:table-row>
            <table:table-row>
              <table:table-cell office:value-type="float" office:value="3.718">
                <text:p>3.718</text:p>
              </table:table-cell>
              <table:table-cell office:value-type="float" office:value="3.718">
                <text:p>3.718</text:p>
              </table:table-cell>
              <table:table-cell office:value-type="float" office:value="1359">
                <text:p>1359</text:p>
              </table:table-cell>
            </table:table-row>
            <table:table-row>
              <table:table-cell office:value-type="float" office:value="3.731">
                <text:p>3.731</text:p>
              </table:table-cell>
              <table:table-cell office:value-type="float" office:value="3.731">
                <text:p>3.731</text:p>
              </table:table-cell>
              <table:table-cell office:value-type="float" office:value="1365.5">
                <text:p>1365.5</text:p>
              </table:table-cell>
            </table:table-row>
            <table:table-row>
              <table:table-cell office:value-type="float" office:value="3.744">
                <text:p>3.744</text:p>
              </table:table-cell>
              <table:table-cell office:value-type="float" office:value="3.744">
                <text:p>3.744</text:p>
              </table:table-cell>
              <table:table-cell office:value-type="float" office:value="1372">
                <text:p>1372</text:p>
              </table:table-cell>
            </table:table-row>
            <table:table-row>
              <table:table-cell office:value-type="float" office:value="3.757">
                <text:p>3.757</text:p>
              </table:table-cell>
              <table:table-cell office:value-type="float" office:value="3.757">
                <text:p>3.757</text:p>
              </table:table-cell>
              <table:table-cell office:value-type="float" office:value="1378.5">
                <text:p>1378.5</text:p>
              </table:table-cell>
            </table:table-row>
            <table:table-row>
              <table:table-cell office:value-type="float" office:value="3.77">
                <text:p>3.77</text:p>
              </table:table-cell>
              <table:table-cell office:value-type="float" office:value="3.77">
                <text:p>3.77</text:p>
              </table:table-cell>
              <table:table-cell office:value-type="float" office:value="1385">
                <text:p>1385</text:p>
              </table:table-cell>
            </table:table-row>
            <table:table-row>
              <table:table-cell office:value-type="float" office:value="3.783">
                <text:p>3.783</text:p>
              </table:table-cell>
              <table:table-cell office:value-type="float" office:value="3.783">
                <text:p>3.783</text:p>
              </table:table-cell>
              <table:table-cell office:value-type="float" office:value="1391.5">
                <text:p>1391.5</text:p>
              </table:table-cell>
            </table:table-row>
            <table:table-row>
              <table:table-cell office:value-type="float" office:value="3.796">
                <text:p>3.796</text:p>
              </table:table-cell>
              <table:table-cell office:value-type="float" office:value="3.796">
                <text:p>3.796</text:p>
              </table:table-cell>
              <table:table-cell office:value-type="float" office:value="1398">
                <text:p>1398</text:p>
              </table:table-cell>
            </table:table-row>
            <table:table-row>
              <table:table-cell office:value-type="float" office:value="3.809">
                <text:p>3.809</text:p>
              </table:table-cell>
              <table:table-cell office:value-type="float" office:value="3.809">
                <text:p>3.809</text:p>
              </table:table-cell>
              <table:table-cell office:value-type="float" office:value="1404.5">
                <text:p>1404.5</text:p>
              </table:table-cell>
            </table:table-row>
            <table:table-row>
              <table:table-cell office:value-type="float" office:value="3.822">
                <text:p>3.822</text:p>
              </table:table-cell>
              <table:table-cell office:value-type="float" office:value="3.822">
                <text:p>3.822</text:p>
              </table:table-cell>
              <table:table-cell office:value-type="float" office:value="1411">
                <text:p>1411</text:p>
              </table:table-cell>
            </table:table-row>
            <table:table-row>
              <table:table-cell office:value-type="float" office:value="3.835">
                <text:p>3.835</text:p>
              </table:table-cell>
              <table:table-cell office:value-type="float" office:value="3.835">
                <text:p>3.835</text:p>
              </table:table-cell>
              <table:table-cell office:value-type="float" office:value="1417.5">
                <text:p>1417.5</text:p>
              </table:table-cell>
            </table:table-row>
            <table:table-row>
              <table:table-cell office:value-type="float" office:value="3.848">
                <text:p>3.848</text:p>
              </table:table-cell>
              <table:table-cell office:value-type="float" office:value="3.848">
                <text:p>3.848</text:p>
              </table:table-cell>
              <table:table-cell office:value-type="float" office:value="1424">
                <text:p>1424</text:p>
              </table:table-cell>
            </table:table-row>
            <table:table-row>
              <table:table-cell office:value-type="float" office:value="3.861">
                <text:p>3.861</text:p>
              </table:table-cell>
              <table:table-cell office:value-type="float" office:value="3.861">
                <text:p>3.861</text:p>
              </table:table-cell>
              <table:table-cell office:value-type="float" office:value="1430.5">
                <text:p>1430.5</text:p>
              </table:table-cell>
            </table:table-row>
            <table:table-row>
              <table:table-cell office:value-type="float" office:value="3.874">
                <text:p>3.874</text:p>
              </table:table-cell>
              <table:table-cell office:value-type="float" office:value="3.874">
                <text:p>3.874</text:p>
              </table:table-cell>
              <table:table-cell office:value-type="float" office:value="1437">
                <text:p>1437</text:p>
              </table:table-cell>
            </table:table-row>
            <table:table-row>
              <table:table-cell office:value-type="float" office:value="3.887">
                <text:p>3.887</text:p>
              </table:table-cell>
              <table:table-cell office:value-type="float" office:value="3.887">
                <text:p>3.887</text:p>
              </table:table-cell>
              <table:table-cell office:value-type="float" office:value="1443.5">
                <text:p>1443.5</text:p>
              </table:table-cell>
            </table:table-row>
            <table:table-row>
              <table:table-cell office:value-type="float" office:value="3.9">
                <text:p>3.9</text:p>
              </table:table-cell>
              <table:table-cell office:value-type="float" office:value="3.9">
                <text:p>3.9</text:p>
              </table:table-cell>
              <table:table-cell office:value-type="float" office:value="1450">
                <text:p>1450</text:p>
              </table:table-cell>
            </table:table-row>
            <table:table-row>
              <table:table-cell office:value-type="float" office:value="3.913">
                <text:p>3.913</text:p>
              </table:table-cell>
              <table:table-cell office:value-type="float" office:value="3.913">
                <text:p>3.913</text:p>
              </table:table-cell>
              <table:table-cell office:value-type="float" office:value="1456.5">
                <text:p>1456.5</text:p>
              </table:table-cell>
            </table:table-row>
            <table:table-row>
              <table:table-cell office:value-type="float" office:value="3.926">
                <text:p>3.926</text:p>
              </table:table-cell>
              <table:table-cell office:value-type="float" office:value="3.926">
                <text:p>3.926</text:p>
              </table:table-cell>
              <table:table-cell office:value-type="float" office:value="1463">
                <text:p>1463</text:p>
              </table:table-cell>
            </table:table-row>
            <table:table-row>
              <table:table-cell office:value-type="float" office:value="3.939">
                <text:p>3.939</text:p>
              </table:table-cell>
              <table:table-cell office:value-type="float" office:value="3.939">
                <text:p>3.939</text:p>
              </table:table-cell>
              <table:table-cell office:value-type="float" office:value="1469.5">
                <text:p>1469.5</text:p>
              </table:table-cell>
            </table:table-row>
            <table:table-row>
              <table:table-cell office:value-type="float" office:value="3.952">
                <text:p>3.952</text:p>
              </table:table-cell>
              <table:table-cell office:value-type="float" office:value="3.952">
                <text:p>3.952</text:p>
              </table:table-cell>
              <table:table-cell office:value-type="float" office:value="1476">
                <text:p>1476</text:p>
              </table:table-cell>
            </table:table-row>
            <table:table-row>
              <table:table-cell office:value-type="float" office:value="3.965">
                <text:p>3.965</text:p>
              </table:table-cell>
              <table:table-cell office:value-type="float" office:value="3.965">
                <text:p>3.965</text:p>
              </table:table-cell>
              <table:table-cell office:value-type="float" office:value="1482.5">
                <text:p>1482.5</text:p>
              </table:table-cell>
            </table:table-row>
            <table:table-row>
              <table:table-cell office:value-type="float" office:value="3.978">
                <text:p>3.978</text:p>
              </table:table-cell>
              <table:table-cell office:value-type="float" office:value="3.978">
                <text:p>3.978</text:p>
              </table:table-cell>
              <table:table-cell office:value-type="float" office:value="1489">
                <text:p>1489</text:p>
              </table:table-cell>
            </table:table-row>
            <table:table-row>
              <table:table-cell office:value-type="float" office:value="3.991">
                <text:p>3.991</text:p>
              </table:table-cell>
              <table:table-cell office:value-type="float" office:value="3.991">
                <text:p>3.991</text:p>
              </table:table-cell>
              <table:table-cell office:value-type="float" office:value="1495.5">
                <text:p>1495.5</text:p>
              </table:table-cell>
            </table:table-row>
            <table:table-row>
              <table:table-cell office:value-type="float" office:value="4.004">
                <text:p>4.004</text:p>
              </table:table-cell>
              <table:table-cell office:value-type="float" office:value="4.004">
                <text:p>4.004</text:p>
              </table:table-cell>
              <table:table-cell office:value-type="float" office:value="1502">
                <text:p>1502</text:p>
              </table:table-cell>
            </table:table-row>
            <table:table-row>
              <table:table-cell office:value-type="float" office:value="4.017">
                <text:p>4.017</text:p>
              </table:table-cell>
              <table:table-cell office:value-type="float" office:value="4.017">
                <text:p>4.017</text:p>
              </table:table-cell>
              <table:table-cell office:value-type="float" office:value="1508.5">
                <text:p>1508.5</text:p>
              </table:table-cell>
            </table:table-row>
            <table:table-row>
              <table:table-cell office:value-type="float" office:value="4.03">
                <text:p>4.03</text:p>
              </table:table-cell>
              <table:table-cell office:value-type="float" office:value="4.03">
                <text:p>4.03</text:p>
              </table:table-cell>
              <table:table-cell office:value-type="float" office:value="1515">
                <text:p>1515</text:p>
              </table:table-cell>
            </table:table-row>
            <table:table-row>
              <table:table-cell office:value-type="float" office:value="4.043">
                <text:p>4.043</text:p>
              </table:table-cell>
              <table:table-cell office:value-type="float" office:value="4.043">
                <text:p>4.043</text:p>
              </table:table-cell>
              <table:table-cell office:value-type="float" office:value="1521.5">
                <text:p>1521.5</text:p>
              </table:table-cell>
            </table:table-row>
            <table:table-row>
              <table:table-cell office:value-type="float" office:value="4.056">
                <text:p>4.056</text:p>
              </table:table-cell>
              <table:table-cell office:value-type="float" office:value="4.056">
                <text:p>4.056</text:p>
              </table:table-cell>
              <table:table-cell office:value-type="float" office:value="1528">
                <text:p>1528</text:p>
              </table:table-cell>
            </table:table-row>
            <table:table-row>
              <table:table-cell office:value-type="float" office:value="4.069">
                <text:p>4.069</text:p>
              </table:table-cell>
              <table:table-cell office:value-type="float" office:value="4.069">
                <text:p>4.069</text:p>
              </table:table-cell>
              <table:table-cell office:value-type="float" office:value="1534.5">
                <text:p>1534.5</text:p>
              </table:table-cell>
            </table:table-row>
            <table:table-row>
              <table:table-cell office:value-type="float" office:value="4.082">
                <text:p>4.082</text:p>
              </table:table-cell>
              <table:table-cell office:value-type="float" office:value="4.082">
                <text:p>4.082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.095">
                <text:p>4.095</text:p>
              </table:table-cell>
              <table:table-cell office:value-type="float" office:value="4.095">
                <text:p>4.095</text:p>
              </table:table-cell>
              <table:table-cell office:value-type="float" office:value="1547.5">
                <text:p>1547.5</text:p>
              </table:table-cell>
            </table:table-row>
            <table:table-row>
              <table:table-cell office:value-type="float" office:value="4.108">
                <text:p>4.108</text:p>
              </table:table-cell>
              <table:table-cell office:value-type="float" office:value="4.108">
                <text:p>4.108</text:p>
              </table:table-cell>
              <table:table-cell office:value-type="float" office:value="1554">
                <text:p>1554</text:p>
              </table:table-cell>
            </table:table-row>
            <table:table-row>
              <table:table-cell office:value-type="float" office:value="4.121">
                <text:p>4.121</text:p>
              </table:table-cell>
              <table:table-cell office:value-type="float" office:value="4.121">
                <text:p>4.121</text:p>
              </table:table-cell>
              <table:table-cell office:value-type="float" office:value="1560.5">
                <text:p>1560.5</text:p>
              </table:table-cell>
            </table:table-row>
            <table:table-row>
              <table:table-cell office:value-type="float" office:value="4.134">
                <text:p>4.134</text:p>
              </table:table-cell>
              <table:table-cell office:value-type="float" office:value="4.134">
                <text:p>4.134</text:p>
              </table:table-cell>
              <table:table-cell office:value-type="float" office:value="1567">
                <text:p>1567</text:p>
              </table:table-cell>
            </table:table-row>
            <table:table-row>
              <table:table-cell office:value-type="float" office:value="4.147">
                <text:p>4.147</text:p>
              </table:table-cell>
              <table:table-cell office:value-type="float" office:value="4.147">
                <text:p>4.147</text:p>
              </table:table-cell>
              <table:table-cell office:value-type="float" office:value="1573.5">
                <text:p>1573.5</text:p>
              </table:table-cell>
            </table:table-row>
            <table:table-row>
              <table:table-cell office:value-type="float" office:value="4.16">
                <text:p>4.16</text:p>
              </table:table-cell>
              <table:table-cell office:value-type="float" office:value="4.16">
                <text:p>4.16</text:p>
              </table:table-cell>
              <table:table-cell office:value-type="float" office:value="1580">
                <text:p>1580</text:p>
              </table:table-cell>
            </table:table-row>
            <table:table-row>
              <table:table-cell office:value-type="float" office:value="4.173">
                <text:p>4.173</text:p>
              </table:table-cell>
              <table:table-cell office:value-type="float" office:value="4.173">
                <text:p>4.173</text:p>
              </table:table-cell>
              <table:table-cell office:value-type="float" office:value="1586.5">
                <text:p>1586.5</text:p>
              </table:table-cell>
            </table:table-row>
            <table:table-row>
              <table:table-cell office:value-type="float" office:value="4.186">
                <text:p>4.186</text:p>
              </table:table-cell>
              <table:table-cell office:value-type="float" office:value="4.186">
                <text:p>4.186</text:p>
              </table:table-cell>
              <table:table-cell office:value-type="float" office:value="1593">
                <text:p>1593</text:p>
              </table:table-cell>
            </table:table-row>
            <table:table-row>
              <table:table-cell office:value-type="float" office:value="4.199">
                <text:p>4.199</text:p>
              </table:table-cell>
              <table:table-cell office:value-type="float" office:value="4.199">
                <text:p>4.199</text:p>
              </table:table-cell>
              <table:table-cell office:value-type="float" office:value="1599.5">
                <text:p>1599.5</text:p>
              </table:table-cell>
            </table:table-row>
            <table:table-row>
              <table:table-cell office:value-type="float" office:value="4.212">
                <text:p>4.212</text:p>
              </table:table-cell>
              <table:table-cell office:value-type="float" office:value="4.212">
                <text:p>4.212</text:p>
              </table:table-cell>
              <table:table-cell office:value-type="float" office:value="1606">
                <text:p>1606</text:p>
              </table:table-cell>
            </table:table-row>
            <table:table-row>
              <table:table-cell office:value-type="float" office:value="4.225">
                <text:p>4.225</text:p>
              </table:table-cell>
              <table:table-cell office:value-type="float" office:value="4.225">
                <text:p>4.225</text:p>
              </table:table-cell>
              <table:table-cell office:value-type="float" office:value="1612.5">
                <text:p>1612.5</text:p>
              </table:table-cell>
            </table:table-row>
            <table:table-row>
              <table:table-cell office:value-type="float" office:value="4.238">
                <text:p>4.238</text:p>
              </table:table-cell>
              <table:table-cell office:value-type="float" office:value="4.238">
                <text:p>4.238</text:p>
              </table:table-cell>
              <table:table-cell office:value-type="float" office:value="1619">
                <text:p>1619</text:p>
              </table:table-cell>
            </table:table-row>
            <table:table-row>
              <table:table-cell office:value-type="float" office:value="4.251">
                <text:p>4.251</text:p>
              </table:table-cell>
              <table:table-cell office:value-type="float" office:value="4.251">
                <text:p>4.251</text:p>
              </table:table-cell>
              <table:table-cell office:value-type="float" office:value="1625.5">
                <text:p>1625.5</text:p>
              </table:table-cell>
            </table:table-row>
            <table:table-row>
              <table:table-cell office:value-type="float" office:value="4.264">
                <text:p>4.264</text:p>
              </table:table-cell>
              <table:table-cell office:value-type="float" office:value="4.264">
                <text:p>4.264</text:p>
              </table:table-cell>
              <table:table-cell office:value-type="float" office:value="1632">
                <text:p>1632</text:p>
              </table:table-cell>
            </table:table-row>
            <table:table-row>
              <table:table-cell office:value-type="float" office:value="4.277">
                <text:p>4.277</text:p>
              </table:table-cell>
              <table:table-cell office:value-type="float" office:value="4.277">
                <text:p>4.277</text:p>
              </table:table-cell>
              <table:table-cell office:value-type="float" office:value="1638.5">
                <text:p>1638.5</text:p>
              </table:table-cell>
            </table:table-row>
            <table:table-row>
              <table:table-cell office:value-type="float" office:value="4.29">
                <text:p>4.29</text:p>
              </table:table-cell>
              <table:table-cell office:value-type="float" office:value="4.29">
                <text:p>4.29</text:p>
              </table:table-cell>
              <table:table-cell office:value-type="float" office:value="1645">
                <text:p>1645</text:p>
              </table:table-cell>
            </table:table-row>
            <table:table-row>
              <table:table-cell office:value-type="float" office:value="4.303">
                <text:p>4.303</text:p>
              </table:table-cell>
              <table:table-cell office:value-type="float" office:value="4.303">
                <text:p>4.303</text:p>
              </table:table-cell>
              <table:table-cell office:value-type="float" office:value="1651.5">
                <text:p>1651.5</text:p>
              </table:table-cell>
            </table:table-row>
            <table:table-row>
              <table:table-cell office:value-type="float" office:value="4.316">
                <text:p>4.316</text:p>
              </table:table-cell>
              <table:table-cell office:value-type="float" office:value="4.316">
                <text:p>4.316</text:p>
              </table:table-cell>
              <table:table-cell office:value-type="float" office:value="1658">
                <text:p>1658</text:p>
              </table:table-cell>
            </table:table-row>
            <table:table-row>
              <table:table-cell office:value-type="float" office:value="4.329">
                <text:p>4.329</text:p>
              </table:table-cell>
              <table:table-cell office:value-type="float" office:value="4.329">
                <text:p>4.329</text:p>
              </table:table-cell>
              <table:table-cell office:value-type="float" office:value="1664.5">
                <text:p>1664.5</text:p>
              </table:table-cell>
            </table:table-row>
            <table:table-row>
              <table:table-cell office:value-type="float" office:value="4.342">
                <text:p>4.342</text:p>
              </table:table-cell>
              <table:table-cell office:value-type="float" office:value="4.342">
                <text:p>4.342</text:p>
              </table:table-cell>
              <table:table-cell office:value-type="float" office:value="1671">
                <text:p>1671</text:p>
              </table:table-cell>
            </table:table-row>
            <table:table-row>
              <table:table-cell office:value-type="float" office:value="4.355">
                <text:p>4.355</text:p>
              </table:table-cell>
              <table:table-cell office:value-type="float" office:value="4.355">
                <text:p>4.355</text:p>
              </table:table-cell>
              <table:table-cell office:value-type="float" office:value="1677.5">
                <text:p>1677.5</text:p>
              </table:table-cell>
            </table:table-row>
            <table:table-row>
              <table:table-cell office:value-type="float" office:value="4.368">
                <text:p>4.368</text:p>
              </table:table-cell>
              <table:table-cell office:value-type="float" office:value="4.368">
                <text:p>4.368</text:p>
              </table:table-cell>
              <table:table-cell office:value-type="float" office:value="1684">
                <text:p>1684</text:p>
              </table:table-cell>
            </table:table-row>
            <table:table-row>
              <table:table-cell office:value-type="float" office:value="4.381">
                <text:p>4.381</text:p>
              </table:table-cell>
              <table:table-cell office:value-type="float" office:value="4.381">
                <text:p>4.381</text:p>
              </table:table-cell>
              <table:table-cell office:value-type="float" office:value="1690.5">
                <text:p>1690.5</text:p>
              </table:table-cell>
            </table:table-row>
            <table:table-row>
              <table:table-cell office:value-type="float" office:value="4.394">
                <text:p>4.394</text:p>
              </table:table-cell>
              <table:table-cell office:value-type="float" office:value="4.394">
                <text:p>4.394</text:p>
              </table:table-cell>
              <table:table-cell office:value-type="float" office:value="1697">
                <text:p>1697</text:p>
              </table:table-cell>
            </table:table-row>
            <table:table-row>
              <table:table-cell office:value-type="float" office:value="4.407">
                <text:p>4.407</text:p>
              </table:table-cell>
              <table:table-cell office:value-type="float" office:value="4.407">
                <text:p>4.407</text:p>
              </table:table-cell>
              <table:table-cell office:value-type="float" office:value="1703.5">
                <text:p>1703.5</text:p>
              </table:table-cell>
            </table:table-row>
            <table:table-row>
              <table:table-cell office:value-type="float" office:value="4.42">
                <text:p>4.42</text:p>
              </table:table-cell>
              <table:table-cell office:value-type="float" office:value="4.42">
                <text:p>4.42</text:p>
              </table:table-cell>
              <table:table-cell office:value-type="float" office:value="1710">
                <text:p>1710</text:p>
              </table:table-cell>
            </table:table-row>
            <table:table-row>
              <table:table-cell office:value-type="float" office:value="4.433">
                <text:p>4.433</text:p>
              </table:table-cell>
              <table:table-cell office:value-type="float" office:value="4.433">
                <text:p>4.433</text:p>
              </table:table-cell>
              <table:table-cell office:value-type="float" office:value="1716.5">
                <text:p>1716.5</text:p>
              </table:table-cell>
            </table:table-row>
            <table:table-row>
              <table:table-cell office:value-type="float" office:value="4.446">
                <text:p>4.446</text:p>
              </table:table-cell>
              <table:table-cell office:value-type="float" office:value="4.446">
                <text:p>4.446</text:p>
              </table:table-cell>
              <table:table-cell office:value-type="float" office:value="1723">
                <text:p>1723</text:p>
              </table:table-cell>
            </table:table-row>
            <table:table-row>
              <table:table-cell office:value-type="float" office:value="4.459">
                <text:p>4.459</text:p>
              </table:table-cell>
              <table:table-cell office:value-type="float" office:value="4.459">
                <text:p>4.459</text:p>
              </table:table-cell>
              <table:table-cell office:value-type="float" office:value="1729.5">
                <text:p>1729.5</text:p>
              </table:table-cell>
            </table:table-row>
            <table:table-row>
              <table:table-cell office:value-type="float" office:value="4.472">
                <text:p>4.472</text:p>
              </table:table-cell>
              <table:table-cell office:value-type="float" office:value="4.472">
                <text:p>4.472</text:p>
              </table:table-cell>
              <table:table-cell office:value-type="float" office:value="1736">
                <text:p>1736</text:p>
              </table:table-cell>
            </table:table-row>
            <table:table-row>
              <table:table-cell office:value-type="float" office:value="4.485">
                <text:p>4.485</text:p>
              </table:table-cell>
              <table:table-cell office:value-type="float" office:value="4.485">
                <text:p>4.485</text:p>
              </table:table-cell>
              <table:table-cell office:value-type="float" office:value="1742.5">
                <text:p>1742.5</text:p>
              </table:table-cell>
            </table:table-row>
            <table:table-row>
              <table:table-cell office:value-type="float" office:value="4.498">
                <text:p>4.498</text:p>
              </table:table-cell>
              <table:table-cell office:value-type="float" office:value="4.498">
                <text:p>4.498</text:p>
              </table:table-cell>
              <table:table-cell office:value-type="float" office:value="1749">
                <text:p>1749</text:p>
              </table:table-cell>
            </table:table-row>
            <table:table-row>
              <table:table-cell office:value-type="float" office:value="4.511">
                <text:p>4.511</text:p>
              </table:table-cell>
              <table:table-cell office:value-type="float" office:value="4.511">
                <text:p>4.511</text:p>
              </table:table-cell>
              <table:table-cell office:value-type="float" office:value="1755.484875">
                <text:p>1755.484875</text:p>
              </table:table-cell>
            </table:table-row>
            <table:table-row>
              <table:table-cell office:value-type="float" office:value="4.524">
                <text:p>4.524</text:p>
              </table:table-cell>
              <table:table-cell office:value-type="float" office:value="4.524">
                <text:p>4.524</text:p>
              </table:table-cell>
              <table:table-cell office:value-type="float" office:value="1761.928">
                <text:p>1761.928</text:p>
              </table:table-cell>
            </table:table-row>
            <table:table-row>
              <table:table-cell office:value-type="float" office:value="4.537">
                <text:p>4.537</text:p>
              </table:table-cell>
              <table:table-cell office:value-type="float" office:value="4.537">
                <text:p>4.537</text:p>
              </table:table-cell>
              <table:table-cell office:value-type="float" office:value="1768.328875">
                <text:p>1768.328875</text:p>
              </table:table-cell>
            </table:table-row>
            <table:table-row>
              <table:table-cell office:value-type="float" office:value="4.55">
                <text:p>4.55</text:p>
              </table:table-cell>
              <table:table-cell office:value-type="float" office:value="4.55">
                <text:p>4.55</text:p>
              </table:table-cell>
              <table:table-cell office:value-type="float" office:value="1774.6875">
                <text:p>1774.6875</text:p>
              </table:table-cell>
            </table:table-row>
            <table:table-row>
              <table:table-cell office:value-type="float" office:value="4.563">
                <text:p>4.563</text:p>
              </table:table-cell>
              <table:table-cell office:value-type="float" office:value="4.563">
                <text:p>4.563</text:p>
              </table:table-cell>
              <table:table-cell office:value-type="float" office:value="1781.003875">
                <text:p>1781.003875</text:p>
              </table:table-cell>
            </table:table-row>
            <table:table-row>
              <table:table-cell office:value-type="float" office:value="4.576">
                <text:p>4.576</text:p>
              </table:table-cell>
              <table:table-cell office:value-type="float" office:value="4.576">
                <text:p>4.576</text:p>
              </table:table-cell>
              <table:table-cell office:value-type="float" office:value="1787.278">
                <text:p>1787.278</text:p>
              </table:table-cell>
            </table:table-row>
            <table:table-row>
              <table:table-cell office:value-type="float" office:value="4.589">
                <text:p>4.589</text:p>
              </table:table-cell>
              <table:table-cell office:value-type="float" office:value="4.589">
                <text:p>4.589</text:p>
              </table:table-cell>
              <table:table-cell office:value-type="float" office:value="1793.509875">
                <text:p>1793.509875</text:p>
              </table:table-cell>
            </table:table-row>
            <table:table-row>
              <table:table-cell office:value-type="float" office:value="4.602">
                <text:p>4.602</text:p>
              </table:table-cell>
              <table:table-cell office:value-type="float" office:value="4.602">
                <text:p>4.602</text:p>
              </table:table-cell>
              <table:table-cell office:value-type="float" office:value="1799.6995">
                <text:p>1799.6995</text:p>
              </table:table-cell>
            </table:table-row>
            <table:table-row>
              <table:table-cell office:value-type="float" office:value="4.615">
                <text:p>4.615</text:p>
              </table:table-cell>
              <table:table-cell office:value-type="float" office:value="4.615">
                <text:p>4.615</text:p>
              </table:table-cell>
              <table:table-cell office:value-type="float" office:value="1805.846875">
                <text:p>1805.846875</text:p>
              </table:table-cell>
            </table:table-row>
            <table:table-row>
              <table:table-cell office:value-type="float" office:value="4.628">
                <text:p>4.628</text:p>
              </table:table-cell>
              <table:table-cell office:value-type="float" office:value="4.628">
                <text:p>4.628</text:p>
              </table:table-cell>
              <table:table-cell office:value-type="float" office:value="1811.952">
                <text:p>1811.952</text:p>
              </table:table-cell>
            </table:table-row>
            <table:table-row>
              <table:table-cell office:value-type="float" office:value="4.641">
                <text:p>4.641</text:p>
              </table:table-cell>
              <table:table-cell office:value-type="float" office:value="4.641">
                <text:p>4.641</text:p>
              </table:table-cell>
              <table:table-cell office:value-type="float" office:value="1818.014875">
                <text:p>1818.014875</text:p>
              </table:table-cell>
            </table:table-row>
            <table:table-row>
              <table:table-cell office:value-type="float" office:value="4.654">
                <text:p>4.654</text:p>
              </table:table-cell>
              <table:table-cell office:value-type="float" office:value="4.654">
                <text:p>4.654</text:p>
              </table:table-cell>
              <table:table-cell office:value-type="float" office:value="1824.0355">
                <text:p>1824.0355</text:p>
              </table:table-cell>
            </table:table-row>
            <table:table-row>
              <table:table-cell office:value-type="float" office:value="4.667">
                <text:p>4.667</text:p>
              </table:table-cell>
              <table:table-cell office:value-type="float" office:value="4.667">
                <text:p>4.667</text:p>
              </table:table-cell>
              <table:table-cell office:value-type="float" office:value="1830.013875">
                <text:p>1830.013875</text:p>
              </table:table-cell>
            </table:table-row>
            <table:table-row>
              <table:table-cell office:value-type="float" office:value="4.68">
                <text:p>4.68</text:p>
              </table:table-cell>
              <table:table-cell office:value-type="float" office:value="4.68">
                <text:p>4.68</text:p>
              </table:table-cell>
              <table:table-cell office:value-type="float" office:value="1835.95">
                <text:p>1835.95</text:p>
              </table:table-cell>
            </table:table-row>
            <table:table-row>
              <table:table-cell office:value-type="float" office:value="4.693">
                <text:p>4.693</text:p>
              </table:table-cell>
              <table:table-cell office:value-type="float" office:value="4.693">
                <text:p>4.693</text:p>
              </table:table-cell>
              <table:table-cell office:value-type="float" office:value="1841.843875">
                <text:p>1841.843875</text:p>
              </table:table-cell>
            </table:table-row>
            <table:table-row>
              <table:table-cell office:value-type="float" office:value="4.706">
                <text:p>4.706</text:p>
              </table:table-cell>
              <table:table-cell office:value-type="float" office:value="4.706">
                <text:p>4.706</text:p>
              </table:table-cell>
              <table:table-cell office:value-type="float" office:value="1847.6955">
                <text:p>1847.6955</text:p>
              </table:table-cell>
            </table:table-row>
            <table:table-row>
              <table:table-cell office:value-type="float" office:value="4.719">
                <text:p>4.719</text:p>
              </table:table-cell>
              <table:table-cell office:value-type="float" office:value="4.719">
                <text:p>4.719</text:p>
              </table:table-cell>
              <table:table-cell office:value-type="float" office:value="1853.504875">
                <text:p>1853.504875</text:p>
              </table:table-cell>
            </table:table-row>
            <table:table-row>
              <table:table-cell office:value-type="float" office:value="4.732">
                <text:p>4.732</text:p>
              </table:table-cell>
              <table:table-cell office:value-type="float" office:value="4.732">
                <text:p>4.732</text:p>
              </table:table-cell>
              <table:table-cell office:value-type="float" office:value="1859.272">
                <text:p>1859.272</text:p>
              </table:table-cell>
            </table:table-row>
            <table:table-row>
              <table:table-cell office:value-type="float" office:value="4.745">
                <text:p>4.745</text:p>
              </table:table-cell>
              <table:table-cell office:value-type="float" office:value="4.745">
                <text:p>4.745</text:p>
              </table:table-cell>
              <table:table-cell office:value-type="float" office:value="1864.996875">
                <text:p>1864.996875</text:p>
              </table:table-cell>
            </table:table-row>
            <table:table-row>
              <table:table-cell office:value-type="float" office:value="4.758">
                <text:p>4.758</text:p>
              </table:table-cell>
              <table:table-cell office:value-type="float" office:value="4.758">
                <text:p>4.758</text:p>
              </table:table-cell>
              <table:table-cell office:value-type="float" office:value="1870.6795">
                <text:p>1870.6795</text:p>
              </table:table-cell>
            </table:table-row>
            <table:table-row>
              <table:table-cell office:value-type="float" office:value="4.771">
                <text:p>4.771</text:p>
              </table:table-cell>
              <table:table-cell office:value-type="float" office:value="4.771">
                <text:p>4.771</text:p>
              </table:table-cell>
              <table:table-cell office:value-type="float" office:value="1876.319875">
                <text:p>1876.319875</text:p>
              </table:table-cell>
            </table:table-row>
            <table:table-row>
              <table:table-cell office:value-type="float" office:value="4.784">
                <text:p>4.784</text:p>
              </table:table-cell>
              <table:table-cell office:value-type="float" office:value="4.784">
                <text:p>4.784</text:p>
              </table:table-cell>
              <table:table-cell office:value-type="float" office:value="1881.918">
                <text:p>1881.918</text:p>
              </table:table-cell>
            </table:table-row>
            <table:table-row>
              <table:table-cell office:value-type="float" office:value="4.797">
                <text:p>4.797</text:p>
              </table:table-cell>
              <table:table-cell office:value-type="float" office:value="4.797">
                <text:p>4.797</text:p>
              </table:table-cell>
              <table:table-cell office:value-type="float" office:value="1887.473875">
                <text:p>1887.473875</text:p>
              </table:table-cell>
            </table:table-row>
            <table:table-row>
              <table:table-cell office:value-type="float" office:value="4.81">
                <text:p>4.81</text:p>
              </table:table-cell>
              <table:table-cell office:value-type="float" office:value="4.81">
                <text:p>4.81</text:p>
              </table:table-cell>
              <table:table-cell office:value-type="float" office:value="1892.9875">
                <text:p>1892.9875</text:p>
              </table:table-cell>
            </table:table-row>
            <table:table-row>
              <table:table-cell office:value-type="float" office:value="4.823">
                <text:p>4.823</text:p>
              </table:table-cell>
              <table:table-cell office:value-type="float" office:value="4.823">
                <text:p>4.823</text:p>
              </table:table-cell>
              <table:table-cell office:value-type="float" office:value="1898.458875">
                <text:p>1898.458875</text:p>
              </table:table-cell>
            </table:table-row>
            <table:table-row>
              <table:table-cell office:value-type="float" office:value="4.836">
                <text:p>4.836</text:p>
              </table:table-cell>
              <table:table-cell office:value-type="float" office:value="4.836">
                <text:p>4.836</text:p>
              </table:table-cell>
              <table:table-cell office:value-type="float" office:value="1903.888">
                <text:p>1903.888</text:p>
              </table:table-cell>
            </table:table-row>
            <table:table-row>
              <table:table-cell office:value-type="float" office:value="4.849">
                <text:p>4.849</text:p>
              </table:table-cell>
              <table:table-cell office:value-type="float" office:value="4.849">
                <text:p>4.849</text:p>
              </table:table-cell>
              <table:table-cell office:value-type="float" office:value="1909.274875">
                <text:p>1909.274875</text:p>
              </table:table-cell>
            </table:table-row>
            <table:table-row>
              <table:table-cell office:value-type="float" office:value="4.862">
                <text:p>4.862</text:p>
              </table:table-cell>
              <table:table-cell office:value-type="float" office:value="4.862">
                <text:p>4.862</text:p>
              </table:table-cell>
              <table:table-cell office:value-type="float" office:value="1914.6195">
                <text:p>1914.6195</text:p>
              </table:table-cell>
            </table:table-row>
            <table:table-row>
              <table:table-cell office:value-type="float" office:value="4.875">
                <text:p>4.875</text:p>
              </table:table-cell>
              <table:table-cell office:value-type="float" office:value="4.875">
                <text:p>4.875</text:p>
              </table:table-cell>
              <table:table-cell office:value-type="float" office:value="1919.921875">
                <text:p>1919.921875</text:p>
              </table:table-cell>
            </table:table-row>
            <table:table-row>
              <table:table-cell office:value-type="float" office:value="4.888">
                <text:p>4.888</text:p>
              </table:table-cell>
              <table:table-cell office:value-type="float" office:value="4.888">
                <text:p>4.888</text:p>
              </table:table-cell>
              <table:table-cell office:value-type="float" office:value="1925.182">
                <text:p>1925.182</text:p>
              </table:table-cell>
            </table:table-row>
            <table:table-row>
              <table:table-cell office:value-type="float" office:value="4.901">
                <text:p>4.901</text:p>
              </table:table-cell>
              <table:table-cell office:value-type="float" office:value="4.901">
                <text:p>4.901</text:p>
              </table:table-cell>
              <table:table-cell office:value-type="float" office:value="1930.399875">
                <text:p>1930.399875</text:p>
              </table:table-cell>
            </table:table-row>
            <table:table-row>
              <table:table-cell office:value-type="float" office:value="4.914">
                <text:p>4.914</text:p>
              </table:table-cell>
              <table:table-cell office:value-type="float" office:value="4.914">
                <text:p>4.914</text:p>
              </table:table-cell>
              <table:table-cell office:value-type="float" office:value="1935.5755">
                <text:p>1935.5755</text:p>
              </table:table-cell>
            </table:table-row>
            <table:table-row>
              <table:table-cell office:value-type="float" office:value="4.927">
                <text:p>4.927</text:p>
              </table:table-cell>
              <table:table-cell office:value-type="float" office:value="4.927">
                <text:p>4.927</text:p>
              </table:table-cell>
              <table:table-cell office:value-type="float" office:value="1940.708875">
                <text:p>1940.708875</text:p>
              </table:table-cell>
            </table:table-row>
            <table:table-row>
              <table:table-cell office:value-type="float" office:value="4.94">
                <text:p>4.94</text:p>
              </table:table-cell>
              <table:table-cell office:value-type="float" office:value="4.94">
                <text:p>4.94</text:p>
              </table:table-cell>
              <table:table-cell office:value-type="float" office:value="1945.8">
                <text:p>1945.8</text:p>
              </table:table-cell>
            </table:table-row>
            <table:table-row>
              <table:table-cell office:value-type="float" office:value="4.953">
                <text:p>4.953</text:p>
              </table:table-cell>
              <table:table-cell office:value-type="float" office:value="4.953">
                <text:p>4.953</text:p>
              </table:table-cell>
              <table:table-cell office:value-type="float" office:value="1950.848875">
                <text:p>1950.848875</text:p>
              </table:table-cell>
            </table:table-row>
            <table:table-row>
              <table:table-cell office:value-type="float" office:value="4.966">
                <text:p>4.966</text:p>
              </table:table-cell>
              <table:table-cell office:value-type="float" office:value="4.966">
                <text:p>4.966</text:p>
              </table:table-cell>
              <table:table-cell office:value-type="float" office:value="1955.8555">
                <text:p>1955.8555</text:p>
              </table:table-cell>
            </table:table-row>
            <table:table-row>
              <table:table-cell office:value-type="float" office:value="4.979">
                <text:p>4.979</text:p>
              </table:table-cell>
              <table:table-cell office:value-type="float" office:value="4.979">
                <text:p>4.979</text:p>
              </table:table-cell>
              <table:table-cell office:value-type="float" office:value="1960.819875">
                <text:p>1960.819875</text:p>
              </table:table-cell>
            </table:table-row>
            <table:table-row>
              <table:table-cell office:value-type="float" office:value="4.992">
                <text:p>4.992</text:p>
              </table:table-cell>
              <table:table-cell office:value-type="float" office:value="4.992">
                <text:p>4.992</text:p>
              </table:table-cell>
              <table:table-cell office:value-type="float" office:value="1965.742">
                <text:p>1965.742</text:p>
              </table:table-cell>
            </table:table-row>
            <table:table-row>
              <table:table-cell office:value-type="float" office:value="5.005">
                <text:p>5.005</text:p>
              </table:table-cell>
              <table:table-cell office:value-type="float" office:value="5.005">
                <text:p>5.005</text:p>
              </table:table-cell>
              <table:table-cell office:value-type="float" office:value="1970.621875">
                <text:p>1970.621875</text:p>
              </table:table-cell>
            </table:table-row>
            <table:table-row>
              <table:table-cell office:value-type="float" office:value="5.018">
                <text:p>5.018</text:p>
              </table:table-cell>
              <table:table-cell office:value-type="float" office:value="5.018">
                <text:p>5.018</text:p>
              </table:table-cell>
              <table:table-cell office:value-type="float" office:value="1975.4595">
                <text:p>1975.4595</text:p>
              </table:table-cell>
            </table:table-row>
            <table:table-row>
              <table:table-cell office:value-type="float" office:value="5.031">
                <text:p>5.031</text:p>
              </table:table-cell>
              <table:table-cell office:value-type="float" office:value="5.031">
                <text:p>5.031</text:p>
              </table:table-cell>
              <table:table-cell office:value-type="float" office:value="1980.254875">
                <text:p>1980.254875</text:p>
              </table:table-cell>
            </table:table-row>
            <table:table-row>
              <table:table-cell office:value-type="float" office:value="5.044">
                <text:p>5.044</text:p>
              </table:table-cell>
              <table:table-cell office:value-type="float" office:value="5.044">
                <text:p>5.044</text:p>
              </table:table-cell>
              <table:table-cell office:value-type="float" office:value="1985.008">
                <text:p>1985.008</text:p>
              </table:table-cell>
            </table:table-row>
            <table:table-row>
              <table:table-cell office:value-type="float" office:value="5.057">
                <text:p>5.057</text:p>
              </table:table-cell>
              <table:table-cell office:value-type="float" office:value="5.057">
                <text:p>5.057</text:p>
              </table:table-cell>
              <table:table-cell office:value-type="float" office:value="1989.718875">
                <text:p>1989.718875</text:p>
              </table:table-cell>
            </table:table-row>
            <table:table-row>
              <table:table-cell office:value-type="float" office:value="5.07">
                <text:p>5.07</text:p>
              </table:table-cell>
              <table:table-cell office:value-type="float" office:value="5.07">
                <text:p>5.07</text:p>
              </table:table-cell>
              <table:table-cell office:value-type="float" office:value="1994.3875">
                <text:p>1994.3875</text:p>
              </table:table-cell>
            </table:table-row>
            <table:table-row>
              <table:table-cell office:value-type="float" office:value="5.083">
                <text:p>5.083</text:p>
              </table:table-cell>
              <table:table-cell office:value-type="float" office:value="5.083">
                <text:p>5.083</text:p>
              </table:table-cell>
              <table:table-cell office:value-type="float" office:value="1999.013875">
                <text:p>1999.013875</text:p>
              </table:table-cell>
            </table:table-row>
            <table:table-row>
              <table:table-cell office:value-type="float" office:value="5.096">
                <text:p>5.096</text:p>
              </table:table-cell>
              <table:table-cell office:value-type="float" office:value="5.096">
                <text:p>5.096</text:p>
              </table:table-cell>
              <table:table-cell office:value-type="float" office:value="2003.598">
                <text:p>2003.598</text:p>
              </table:table-cell>
            </table:table-row>
            <table:table-row>
              <table:table-cell office:value-type="float" office:value="5.109">
                <text:p>5.109</text:p>
              </table:table-cell>
              <table:table-cell office:value-type="float" office:value="5.109">
                <text:p>5.109</text:p>
              </table:table-cell>
              <table:table-cell office:value-type="float" office:value="2008.139875">
                <text:p>2008.139875</text:p>
              </table:table-cell>
            </table:table-row>
            <table:table-row>
              <table:table-cell office:value-type="float" office:value="5.122">
                <text:p>5.122</text:p>
              </table:table-cell>
              <table:table-cell office:value-type="float" office:value="5.122">
                <text:p>5.122</text:p>
              </table:table-cell>
              <table:table-cell office:value-type="float" office:value="2012.6395">
                <text:p>2012.6395</text:p>
              </table:table-cell>
            </table:table-row>
            <table:table-row>
              <table:table-cell office:value-type="float" office:value="5.135">
                <text:p>5.135</text:p>
              </table:table-cell>
              <table:table-cell office:value-type="float" office:value="5.135">
                <text:p>5.135</text:p>
              </table:table-cell>
              <table:table-cell office:value-type="float" office:value="2017.096875">
                <text:p>2017.096875</text:p>
              </table:table-cell>
            </table:table-row>
            <table:table-row>
              <table:table-cell office:value-type="float" office:value="5.148">
                <text:p>5.148</text:p>
              </table:table-cell>
              <table:table-cell office:value-type="float" office:value="5.148">
                <text:p>5.148</text:p>
              </table:table-cell>
              <table:table-cell office:value-type="float" office:value="2021.512">
                <text:p>2021.512</text:p>
              </table:table-cell>
            </table:table-row>
            <table:table-row>
              <table:table-cell office:value-type="float" office:value="5.161">
                <text:p>5.161</text:p>
              </table:table-cell>
              <table:table-cell office:value-type="float" office:value="5.161">
                <text:p>5.161</text:p>
              </table:table-cell>
              <table:table-cell office:value-type="float" office:value="2025.884875">
                <text:p>2025.884875</text:p>
              </table:table-cell>
            </table:table-row>
            <table:table-row>
              <table:table-cell office:value-type="float" office:value="5.174">
                <text:p>5.174</text:p>
              </table:table-cell>
              <table:table-cell office:value-type="float" office:value="5.174">
                <text:p>5.174</text:p>
              </table:table-cell>
              <table:table-cell office:value-type="float" office:value="2030.2155">
                <text:p>2030.2155</text:p>
              </table:table-cell>
            </table:table-row>
            <table:table-row>
              <table:table-cell office:value-type="float" office:value="5.187">
                <text:p>5.187</text:p>
              </table:table-cell>
              <table:table-cell office:value-type="float" office:value="5.187">
                <text:p>5.187</text:p>
              </table:table-cell>
              <table:table-cell office:value-type="float" office:value="2034.503875">
                <text:p>2034.503875</text:p>
              </table:table-cell>
            </table:table-row>
            <table:table-row>
              <table:table-cell office:value-type="float" office:value="5.2">
                <text:p>5.2</text:p>
              </table:table-cell>
              <table:table-cell office:value-type="float" office:value="5.2">
                <text:p>5.2</text:p>
              </table:table-cell>
              <table:table-cell office:value-type="float" office:value="2038.75">
                <text:p>2038.75</text:p>
              </table:table-cell>
            </table:table-row>
            <table:table-row>
              <table:table-cell office:value-type="float" office:value="5.213">
                <text:p>5.213</text:p>
              </table:table-cell>
              <table:table-cell office:value-type="float" office:value="5.213">
                <text:p>5.213</text:p>
              </table:table-cell>
              <table:table-cell office:value-type="float" office:value="2042.953875">
                <text:p>2042.953875</text:p>
              </table:table-cell>
            </table:table-row>
            <table:table-row>
              <table:table-cell office:value-type="float" office:value="5.226">
                <text:p>5.226</text:p>
              </table:table-cell>
              <table:table-cell office:value-type="float" office:value="5.226">
                <text:p>5.226</text:p>
              </table:table-cell>
              <table:table-cell office:value-type="float" office:value="2047.1155">
                <text:p>2047.1155</text:p>
              </table:table-cell>
            </table:table-row>
            <table:table-row>
              <table:table-cell office:value-type="float" office:value="5.239">
                <text:p>5.239</text:p>
              </table:table-cell>
              <table:table-cell office:value-type="float" office:value="5.239">
                <text:p>5.239</text:p>
              </table:table-cell>
              <table:table-cell office:value-type="float" office:value="2051.234875">
                <text:p>2051.234875</text:p>
              </table:table-cell>
            </table:table-row>
            <table:table-row>
              <table:table-cell office:value-type="float" office:value="5.252">
                <text:p>5.252</text:p>
              </table:table-cell>
              <table:table-cell office:value-type="float" office:value="5.252">
                <text:p>5.252</text:p>
              </table:table-cell>
              <table:table-cell office:value-type="float" office:value="2055.312">
                <text:p>2055.312</text:p>
              </table:table-cell>
            </table:table-row>
            <table:table-row>
              <table:table-cell office:value-type="float" office:value="5.265">
                <text:p>5.265</text:p>
              </table:table-cell>
              <table:table-cell office:value-type="float" office:value="5.265">
                <text:p>5.265</text:p>
              </table:table-cell>
              <table:table-cell office:value-type="float" office:value="2059.346875">
                <text:p>2059.346875</text:p>
              </table:table-cell>
            </table:table-row>
            <table:table-row>
              <table:table-cell office:value-type="float" office:value="5.278">
                <text:p>5.278</text:p>
              </table:table-cell>
              <table:table-cell office:value-type="float" office:value="5.278">
                <text:p>5.278</text:p>
              </table:table-cell>
              <table:table-cell office:value-type="float" office:value="2063.3395">
                <text:p>2063.3395</text:p>
              </table:table-cell>
            </table:table-row>
            <table:table-row>
              <table:table-cell office:value-type="float" office:value="5.291">
                <text:p>5.291</text:p>
              </table:table-cell>
              <table:table-cell office:value-type="float" office:value="5.291">
                <text:p>5.291</text:p>
              </table:table-cell>
              <table:table-cell office:value-type="float" office:value="2067.289875">
                <text:p>2067.289875</text:p>
              </table:table-cell>
            </table:table-row>
            <table:table-row>
              <table:table-cell office:value-type="float" office:value="5.304">
                <text:p>5.304</text:p>
              </table:table-cell>
              <table:table-cell office:value-type="float" office:value="5.304">
                <text:p>5.304</text:p>
              </table:table-cell>
              <table:table-cell office:value-type="float" office:value="2071.198">
                <text:p>2071.198</text:p>
              </table:table-cell>
            </table:table-row>
            <table:table-row>
              <table:table-cell office:value-type="float" office:value="5.317">
                <text:p>5.317</text:p>
              </table:table-cell>
              <table:table-cell office:value-type="float" office:value="5.317">
                <text:p>5.317</text:p>
              </table:table-cell>
              <table:table-cell office:value-type="float" office:value="2075.063875">
                <text:p>2075.063875</text:p>
              </table:table-cell>
            </table:table-row>
            <table:table-row>
              <table:table-cell office:value-type="float" office:value="5.33">
                <text:p>5.33</text:p>
              </table:table-cell>
              <table:table-cell office:value-type="float" office:value="5.33">
                <text:p>5.33</text:p>
              </table:table-cell>
              <table:table-cell office:value-type="float" office:value="2078.8875">
                <text:p>2078.8875</text:p>
              </table:table-cell>
            </table:table-row>
            <table:table-row>
              <table:table-cell office:value-type="float" office:value="5.343">
                <text:p>5.343</text:p>
              </table:table-cell>
              <table:table-cell office:value-type="float" office:value="5.343">
                <text:p>5.343</text:p>
              </table:table-cell>
              <table:table-cell office:value-type="float" office:value="2082.668875">
                <text:p>2082.668875</text:p>
              </table:table-cell>
            </table:table-row>
            <table:table-row>
              <table:table-cell office:value-type="float" office:value="5.356">
                <text:p>5.356</text:p>
              </table:table-cell>
              <table:table-cell office:value-type="float" office:value="5.356">
                <text:p>5.356</text:p>
              </table:table-cell>
              <table:table-cell office:value-type="float" office:value="2086.408">
                <text:p>2086.408</text:p>
              </table:table-cell>
            </table:table-row>
            <table:table-row>
              <table:table-cell office:value-type="float" office:value="5.369">
                <text:p>5.369</text:p>
              </table:table-cell>
              <table:table-cell office:value-type="float" office:value="5.369">
                <text:p>5.369</text:p>
              </table:table-cell>
              <table:table-cell office:value-type="float" office:value="2090.104875">
                <text:p>2090.104875</text:p>
              </table:table-cell>
            </table:table-row>
            <table:table-row>
              <table:table-cell office:value-type="float" office:value="5.382">
                <text:p>5.382</text:p>
              </table:table-cell>
              <table:table-cell office:value-type="float" office:value="5.382">
                <text:p>5.382</text:p>
              </table:table-cell>
              <table:table-cell office:value-type="float" office:value="2093.7595">
                <text:p>2093.7595</text:p>
              </table:table-cell>
            </table:table-row>
            <table:table-row>
              <table:table-cell office:value-type="float" office:value="5.395">
                <text:p>5.395</text:p>
              </table:table-cell>
              <table:table-cell office:value-type="float" office:value="5.395">
                <text:p>5.395</text:p>
              </table:table-cell>
              <table:table-cell office:value-type="float" office:value="2097.371875">
                <text:p>2097.371875</text:p>
              </table:table-cell>
            </table:table-row>
            <table:table-row>
              <table:table-cell office:value-type="float" office:value="5.408">
                <text:p>5.408</text:p>
              </table:table-cell>
              <table:table-cell office:value-type="float" office:value="5.408">
                <text:p>5.408</text:p>
              </table:table-cell>
              <table:table-cell office:value-type="float" office:value="2100.942">
                <text:p>2100.942</text:p>
              </table:table-cell>
            </table:table-row>
            <table:table-row>
              <table:table-cell office:value-type="float" office:value="5.421">
                <text:p>5.421</text:p>
              </table:table-cell>
              <table:table-cell office:value-type="float" office:value="5.421">
                <text:p>5.421</text:p>
              </table:table-cell>
              <table:table-cell office:value-type="float" office:value="2104.469875">
                <text:p>2104.469875</text:p>
              </table:table-cell>
            </table:table-row>
            <table:table-row>
              <table:table-cell office:value-type="float" office:value="5.434">
                <text:p>5.434</text:p>
              </table:table-cell>
              <table:table-cell office:value-type="float" office:value="5.434">
                <text:p>5.434</text:p>
              </table:table-cell>
              <table:table-cell office:value-type="float" office:value="2107.9555">
                <text:p>2107.9555</text:p>
              </table:table-cell>
            </table:table-row>
            <table:table-row>
              <table:table-cell office:value-type="float" office:value="5.447">
                <text:p>5.447</text:p>
              </table:table-cell>
              <table:table-cell office:value-type="float" office:value="5.447">
                <text:p>5.447</text:p>
              </table:table-cell>
              <table:table-cell office:value-type="float" office:value="2111.398875">
                <text:p>2111.398875</text:p>
              </table:table-cell>
            </table:table-row>
            <table:table-row>
              <table:table-cell office:value-type="float" office:value="5.46">
                <text:p>5.46</text:p>
              </table:table-cell>
              <table:table-cell office:value-type="float" office:value="5.46">
                <text:p>5.46</text:p>
              </table:table-cell>
              <table:table-cell office:value-type="float" office:value="2114.8">
                <text:p>2114.8</text:p>
              </table:table-cell>
            </table:table-row>
            <table:table-row>
              <table:table-cell office:value-type="float" office:value="5.473">
                <text:p>5.473</text:p>
              </table:table-cell>
              <table:table-cell office:value-type="float" office:value="5.473">
                <text:p>5.473</text:p>
              </table:table-cell>
              <table:table-cell office:value-type="float" office:value="2118.158875">
                <text:p>2118.158875</text:p>
              </table:table-cell>
            </table:table-row>
            <table:table-row>
              <table:table-cell office:value-type="float" office:value="5.486">
                <text:p>5.486</text:p>
              </table:table-cell>
              <table:table-cell office:value-type="float" office:value="5.486">
                <text:p>5.486</text:p>
              </table:table-cell>
              <table:table-cell office:value-type="float" office:value="2121.4755">
                <text:p>2121.4755</text:p>
              </table:table-cell>
            </table:table-row>
            <table:table-row>
              <table:table-cell office:value-type="float" office:value="5.499">
                <text:p>5.499</text:p>
              </table:table-cell>
              <table:table-cell office:value-type="float" office:value="5.499">
                <text:p>5.499</text:p>
              </table:table-cell>
              <table:table-cell office:value-type="float" office:value="2124.749875">
                <text:p>2124.749875</text:p>
              </table:table-cell>
            </table:table-row>
            <table:table-row>
              <table:table-cell office:value-type="float" office:value="5.512">
                <text:p>5.512</text:p>
              </table:table-cell>
              <table:table-cell office:value-type="float" office:value="5.512">
                <text:p>5.512</text:p>
              </table:table-cell>
              <table:table-cell office:value-type="float" office:value="2127.982">
                <text:p>2127.982</text:p>
              </table:table-cell>
            </table:table-row>
            <table:table-row>
              <table:table-cell office:value-type="float" office:value="5.525">
                <text:p>5.525</text:p>
              </table:table-cell>
              <table:table-cell office:value-type="float" office:value="5.525">
                <text:p>5.525</text:p>
              </table:table-cell>
              <table:table-cell office:value-type="float" office:value="2131.171875">
                <text:p>2131.171875</text:p>
              </table:table-cell>
            </table:table-row>
            <table:table-row>
              <table:table-cell office:value-type="float" office:value="5.538">
                <text:p>5.538</text:p>
              </table:table-cell>
              <table:table-cell office:value-type="float" office:value="5.538">
                <text:p>5.538</text:p>
              </table:table-cell>
              <table:table-cell office:value-type="float" office:value="2134.3195">
                <text:p>2134.3195</text:p>
              </table:table-cell>
            </table:table-row>
            <table:table-row>
              <table:table-cell office:value-type="float" office:value="5.551">
                <text:p>5.551</text:p>
              </table:table-cell>
              <table:table-cell office:value-type="float" office:value="5.551">
                <text:p>5.551</text:p>
              </table:table-cell>
              <table:table-cell office:value-type="float" office:value="2137.424875">
                <text:p>2137.424875</text:p>
              </table:table-cell>
            </table:table-row>
            <table:table-row>
              <table:table-cell office:value-type="float" office:value="5.564">
                <text:p>5.564</text:p>
              </table:table-cell>
              <table:table-cell office:value-type="float" office:value="5.564">
                <text:p>5.564</text:p>
              </table:table-cell>
              <table:table-cell office:value-type="float" office:value="2140.488">
                <text:p>2140.488</text:p>
              </table:table-cell>
            </table:table-row>
            <table:table-row>
              <table:table-cell office:value-type="float" office:value="5.577">
                <text:p>5.577</text:p>
              </table:table-cell>
              <table:table-cell office:value-type="float" office:value="5.577">
                <text:p>5.577</text:p>
              </table:table-cell>
              <table:table-cell office:value-type="float" office:value="2143.508875">
                <text:p>2143.508875</text:p>
              </table:table-cell>
            </table:table-row>
            <table:table-row>
              <table:table-cell office:value-type="float" office:value="5.59">
                <text:p>5.59</text:p>
              </table:table-cell>
              <table:table-cell office:value-type="float" office:value="5.59">
                <text:p>5.59</text:p>
              </table:table-cell>
              <table:table-cell office:value-type="float" office:value="2146.4875">
                <text:p>2146.4875</text:p>
              </table:table-cell>
            </table:table-row>
            <table:table-row>
              <table:table-cell office:value-type="float" office:value="5.603">
                <text:p>5.603</text:p>
              </table:table-cell>
              <table:table-cell office:value-type="float" office:value="5.603">
                <text:p>5.603</text:p>
              </table:table-cell>
              <table:table-cell office:value-type="float" office:value="2149.423875">
                <text:p>2149.423875</text:p>
              </table:table-cell>
            </table:table-row>
            <table:table-row>
              <table:table-cell office:value-type="float" office:value="5.616">
                <text:p>5.616</text:p>
              </table:table-cell>
              <table:table-cell office:value-type="float" office:value="5.616">
                <text:p>5.616</text:p>
              </table:table-cell>
              <table:table-cell office:value-type="float" office:value="2152.318">
                <text:p>2152.318</text:p>
              </table:table-cell>
            </table:table-row>
            <table:table-row>
              <table:table-cell office:value-type="float" office:value="5.629">
                <text:p>5.629</text:p>
              </table:table-cell>
              <table:table-cell office:value-type="float" office:value="5.629">
                <text:p>5.629</text:p>
              </table:table-cell>
              <table:table-cell office:value-type="float" office:value="2155.169875">
                <text:p>2155.169875</text:p>
              </table:table-cell>
            </table:table-row>
            <table:table-row>
              <table:table-cell office:value-type="float" office:value="5.642">
                <text:p>5.642</text:p>
              </table:table-cell>
              <table:table-cell office:value-type="float" office:value="5.642">
                <text:p>5.642</text:p>
              </table:table-cell>
              <table:table-cell office:value-type="float" office:value="2157.9795">
                <text:p>2157.9795</text:p>
              </table:table-cell>
            </table:table-row>
            <table:table-row>
              <table:table-cell office:value-type="float" office:value="5.655">
                <text:p>5.655</text:p>
              </table:table-cell>
              <table:table-cell office:value-type="float" office:value="5.655">
                <text:p>5.655</text:p>
              </table:table-cell>
              <table:table-cell office:value-type="float" office:value="2160.746875">
                <text:p>2160.746875</text:p>
              </table:table-cell>
            </table:table-row>
            <table:table-row>
              <table:table-cell office:value-type="float" office:value="5.668">
                <text:p>5.668</text:p>
              </table:table-cell>
              <table:table-cell office:value-type="float" office:value="5.668">
                <text:p>5.668</text:p>
              </table:table-cell>
              <table:table-cell office:value-type="float" office:value="2163.472">
                <text:p>2163.472</text:p>
              </table:table-cell>
            </table:table-row>
            <table:table-row>
              <table:table-cell office:value-type="float" office:value="5.681">
                <text:p>5.681</text:p>
              </table:table-cell>
              <table:table-cell office:value-type="float" office:value="5.681">
                <text:p>5.681</text:p>
              </table:table-cell>
              <table:table-cell office:value-type="float" office:value="2166.154875">
                <text:p>2166.154875</text:p>
              </table:table-cell>
            </table:table-row>
            <table:table-row>
              <table:table-cell office:value-type="float" office:value="5.694">
                <text:p>5.694</text:p>
              </table:table-cell>
              <table:table-cell office:value-type="float" office:value="5.694">
                <text:p>5.694</text:p>
              </table:table-cell>
              <table:table-cell office:value-type="float" office:value="2168.7955">
                <text:p>2168.7955</text:p>
              </table:table-cell>
            </table:table-row>
            <table:table-row>
              <table:table-cell office:value-type="float" office:value="5.707">
                <text:p>5.707</text:p>
              </table:table-cell>
              <table:table-cell office:value-type="float" office:value="5.707">
                <text:p>5.707</text:p>
              </table:table-cell>
              <table:table-cell office:value-type="float" office:value="2171.393875">
                <text:p>2171.393875</text:p>
              </table:table-cell>
            </table:table-row>
            <table:table-row>
              <table:table-cell office:value-type="float" office:value="5.72">
                <text:p>5.72</text:p>
              </table:table-cell>
              <table:table-cell office:value-type="float" office:value="5.72">
                <text:p>5.72</text:p>
              </table:table-cell>
              <table:table-cell office:value-type="float" office:value="2173.95">
                <text:p>2173.95</text:p>
              </table:table-cell>
            </table:table-row>
            <table:table-row>
              <table:table-cell office:value-type="float" office:value="5.733">
                <text:p>5.733</text:p>
              </table:table-cell>
              <table:table-cell office:value-type="float" office:value="5.733">
                <text:p>5.733</text:p>
              </table:table-cell>
              <table:table-cell office:value-type="float" office:value="2176.463875">
                <text:p>2176.463875</text:p>
              </table:table-cell>
            </table:table-row>
            <table:table-row>
              <table:table-cell office:value-type="float" office:value="5.746">
                <text:p>5.746</text:p>
              </table:table-cell>
              <table:table-cell office:value-type="float" office:value="5.746">
                <text:p>5.746</text:p>
              </table:table-cell>
              <table:table-cell office:value-type="float" office:value="2178.9355">
                <text:p>2178.9355</text:p>
              </table:table-cell>
            </table:table-row>
            <table:table-row>
              <table:table-cell office:value-type="float" office:value="5.759">
                <text:p>5.759</text:p>
              </table:table-cell>
              <table:table-cell office:value-type="float" office:value="5.759">
                <text:p>5.759</text:p>
              </table:table-cell>
              <table:table-cell office:value-type="float" office:value="2181.364875">
                <text:p>2181.364875</text:p>
              </table:table-cell>
            </table:table-row>
            <table:table-row>
              <table:table-cell office:value-type="float" office:value="5.772">
                <text:p>5.772</text:p>
              </table:table-cell>
              <table:table-cell office:value-type="float" office:value="5.772">
                <text:p>5.772</text:p>
              </table:table-cell>
              <table:table-cell office:value-type="float" office:value="2183.752">
                <text:p>2183.752</text:p>
              </table:table-cell>
            </table:table-row>
            <table:table-row>
              <table:table-cell office:value-type="float" office:value="5.785">
                <text:p>5.785</text:p>
              </table:table-cell>
              <table:table-cell office:value-type="float" office:value="5.785">
                <text:p>5.785</text:p>
              </table:table-cell>
              <table:table-cell office:value-type="float" office:value="2186.096875">
                <text:p>2186.096875</text:p>
              </table:table-cell>
            </table:table-row>
            <table:table-row>
              <table:table-cell office:value-type="float" office:value="5.798">
                <text:p>5.798</text:p>
              </table:table-cell>
              <table:table-cell office:value-type="float" office:value="5.798">
                <text:p>5.798</text:p>
              </table:table-cell>
              <table:table-cell office:value-type="float" office:value="2188.3995">
                <text:p>2188.3995</text:p>
              </table:table-cell>
            </table:table-row>
            <table:table-row>
              <table:table-cell office:value-type="float" office:value="5.811">
                <text:p>5.811</text:p>
              </table:table-cell>
              <table:table-cell office:value-type="float" office:value="5.811">
                <text:p>5.811</text:p>
              </table:table-cell>
              <table:table-cell office:value-type="float" office:value="2190.659875">
                <text:p>2190.659875</text:p>
              </table:table-cell>
            </table:table-row>
            <table:table-row>
              <table:table-cell office:value-type="float" office:value="5.824">
                <text:p>5.824</text:p>
              </table:table-cell>
              <table:table-cell office:value-type="float" office:value="5.824">
                <text:p>5.824</text:p>
              </table:table-cell>
              <table:table-cell office:value-type="float" office:value="2192.878">
                <text:p>2192.878</text:p>
              </table:table-cell>
            </table:table-row>
            <table:table-row>
              <table:table-cell office:value-type="float" office:value="5.837">
                <text:p>5.837</text:p>
              </table:table-cell>
              <table:table-cell office:value-type="float" office:value="5.837">
                <text:p>5.837</text:p>
              </table:table-cell>
              <table:table-cell office:value-type="float" office:value="2195.053875">
                <text:p>2195.053875</text:p>
              </table:table-cell>
            </table:table-row>
            <table:table-row>
              <table:table-cell office:value-type="float" office:value="5.85">
                <text:p>5.85</text:p>
              </table:table-cell>
              <table:table-cell office:value-type="float" office:value="5.85">
                <text:p>5.85</text:p>
              </table:table-cell>
              <table:table-cell office:value-type="float" office:value="2197.1875">
                <text:p>2197.1875</text:p>
              </table:table-cell>
            </table:table-row>
            <table:table-row>
              <table:table-cell office:value-type="float" office:value="5.863">
                <text:p>5.863</text:p>
              </table:table-cell>
              <table:table-cell office:value-type="float" office:value="5.863">
                <text:p>5.863</text:p>
              </table:table-cell>
              <table:table-cell office:value-type="float" office:value="2199.278875">
                <text:p>2199.278875</text:p>
              </table:table-cell>
            </table:table-row>
            <table:table-row>
              <table:table-cell office:value-type="float" office:value="5.876">
                <text:p>5.876</text:p>
              </table:table-cell>
              <table:table-cell office:value-type="float" office:value="5.876">
                <text:p>5.876</text:p>
              </table:table-cell>
              <table:table-cell office:value-type="float" office:value="2201.328">
                <text:p>2201.328</text:p>
              </table:table-cell>
            </table:table-row>
            <table:table-row>
              <table:table-cell office:value-type="float" office:value="5.889">
                <text:p>5.889</text:p>
              </table:table-cell>
              <table:table-cell office:value-type="float" office:value="5.889">
                <text:p>5.889</text:p>
              </table:table-cell>
              <table:table-cell office:value-type="float" office:value="2203.334875">
                <text:p>2203.334875</text:p>
              </table:table-cell>
            </table:table-row>
            <table:table-row>
              <table:table-cell office:value-type="float" office:value="5.902">
                <text:p>5.902</text:p>
              </table:table-cell>
              <table:table-cell office:value-type="float" office:value="5.902">
                <text:p>5.902</text:p>
              </table:table-cell>
              <table:table-cell office:value-type="float" office:value="2205.2995">
                <text:p>2205.2995</text:p>
              </table:table-cell>
            </table:table-row>
            <table:table-row>
              <table:table-cell office:value-type="float" office:value="5.915">
                <text:p>5.915</text:p>
              </table:table-cell>
              <table:table-cell office:value-type="float" office:value="5.915">
                <text:p>5.915</text:p>
              </table:table-cell>
              <table:table-cell office:value-type="float" office:value="2207.221875">
                <text:p>2207.221875</text:p>
              </table:table-cell>
            </table:table-row>
            <table:table-row>
              <table:table-cell office:value-type="float" office:value="5.928">
                <text:p>5.928</text:p>
              </table:table-cell>
              <table:table-cell office:value-type="float" office:value="5.928">
                <text:p>5.928</text:p>
              </table:table-cell>
              <table:table-cell office:value-type="float" office:value="2209.102">
                <text:p>2209.102</text:p>
              </table:table-cell>
            </table:table-row>
            <table:table-row>
              <table:table-cell office:value-type="float" office:value="5.941">
                <text:p>5.941</text:p>
              </table:table-cell>
              <table:table-cell office:value-type="float" office:value="5.941">
                <text:p>5.941</text:p>
              </table:table-cell>
              <table:table-cell office:value-type="float" office:value="2210.939875">
                <text:p>2210.939875</text:p>
              </table:table-cell>
            </table:table-row>
            <table:table-row>
              <table:table-cell office:value-type="float" office:value="5.954">
                <text:p>5.954</text:p>
              </table:table-cell>
              <table:table-cell office:value-type="float" office:value="5.954">
                <text:p>5.954</text:p>
              </table:table-cell>
              <table:table-cell office:value-type="float" office:value="2212.7355">
                <text:p>2212.7355</text:p>
              </table:table-cell>
            </table:table-row>
            <table:table-row>
              <table:table-cell office:value-type="float" office:value="5.967">
                <text:p>5.967</text:p>
              </table:table-cell>
              <table:table-cell office:value-type="float" office:value="5.967">
                <text:p>5.967</text:p>
              </table:table-cell>
              <table:table-cell office:value-type="float" office:value="2214.488875">
                <text:p>2214.488875</text:p>
              </table:table-cell>
            </table:table-row>
            <table:table-row>
              <table:table-cell office:value-type="float" office:value="5.98">
                <text:p>5.98</text:p>
              </table:table-cell>
              <table:table-cell office:value-type="float" office:value="5.98">
                <text:p>5.98</text:p>
              </table:table-cell>
              <table:table-cell office:value-type="float" office:value="2216.2">
                <text:p>2216.2</text:p>
              </table:table-cell>
            </table:table-row>
            <table:table-row>
              <table:table-cell office:value-type="float" office:value="5.993">
                <text:p>5.993</text:p>
              </table:table-cell>
              <table:table-cell office:value-type="float" office:value="5.993">
                <text:p>5.993</text:p>
              </table:table-cell>
              <table:table-cell office:value-type="float" office:value="2217.868875">
                <text:p>2217.868875</text:p>
              </table:table-cell>
            </table:table-row>
            <table:table-row>
              <table:table-cell office:value-type="float" office:value="6.006">
                <text:p>6.006</text:p>
              </table:table-cell>
              <table:table-cell office:value-type="float" office:value="6.006">
                <text:p>6.006</text:p>
              </table:table-cell>
              <table:table-cell office:value-type="float" office:value="2219.4955">
                <text:p>2219.4955</text:p>
              </table:table-cell>
            </table:table-row>
            <table:table-row>
              <table:table-cell office:value-type="float" office:value="6.019">
                <text:p>6.019</text:p>
              </table:table-cell>
              <table:table-cell office:value-type="float" office:value="6.019">
                <text:p>6.019</text:p>
              </table:table-cell>
              <table:table-cell office:value-type="float" office:value="2221.079875">
                <text:p>2221.079875</text:p>
              </table:table-cell>
            </table:table-row>
            <table:table-row>
              <table:table-cell office:value-type="float" office:value="6.032">
                <text:p>6.032</text:p>
              </table:table-cell>
              <table:table-cell office:value-type="float" office:value="6.032">
                <text:p>6.032</text:p>
              </table:table-cell>
              <table:table-cell office:value-type="float" office:value="2222.622">
                <text:p>2222.622</text:p>
              </table:table-cell>
            </table:table-row>
            <table:table-row>
              <table:table-cell office:value-type="float" office:value="6.045">
                <text:p>6.045</text:p>
              </table:table-cell>
              <table:table-cell office:value-type="float" office:value="6.045">
                <text:p>6.045</text:p>
              </table:table-cell>
              <table:table-cell office:value-type="float" office:value="2224.121875">
                <text:p>2224.121875</text:p>
              </table:table-cell>
            </table:table-row>
            <table:table-row>
              <table:table-cell office:value-type="float" office:value="6.058">
                <text:p>6.058</text:p>
              </table:table-cell>
              <table:table-cell office:value-type="float" office:value="6.058">
                <text:p>6.058</text:p>
              </table:table-cell>
              <table:table-cell office:value-type="float" office:value="2225.5795">
                <text:p>2225.5795</text:p>
              </table:table-cell>
            </table:table-row>
            <table:table-row>
              <table:table-cell office:value-type="float" office:value="6.071">
                <text:p>6.071</text:p>
              </table:table-cell>
              <table:table-cell office:value-type="float" office:value="6.071">
                <text:p>6.071</text:p>
              </table:table-cell>
              <table:table-cell office:value-type="float" office:value="2226.994875">
                <text:p>2226.994875</text:p>
              </table:table-cell>
            </table:table-row>
            <table:table-row>
              <table:table-cell office:value-type="float" office:value="6.084">
                <text:p>6.084</text:p>
              </table:table-cell>
              <table:table-cell office:value-type="float" office:value="6.084">
                <text:p>6.084</text:p>
              </table:table-cell>
              <table:table-cell office:value-type="float" office:value="2228.368">
                <text:p>2228.368</text:p>
              </table:table-cell>
            </table:table-row>
            <table:table-row>
              <table:table-cell office:value-type="float" office:value="6.097">
                <text:p>6.097</text:p>
              </table:table-cell>
              <table:table-cell office:value-type="float" office:value="6.097">
                <text:p>6.097</text:p>
              </table:table-cell>
              <table:table-cell office:value-type="float" office:value="2229.698875">
                <text:p>2229.698875</text:p>
              </table:table-cell>
            </table:table-row>
            <table:table-row>
              <table:table-cell office:value-type="float" office:value="6.11">
                <text:p>6.11</text:p>
              </table:table-cell>
              <table:table-cell office:value-type="float" office:value="6.11">
                <text:p>6.11</text:p>
              </table:table-cell>
              <table:table-cell office:value-type="float" office:value="2230.9875">
                <text:p>2230.9875</text:p>
              </table:table-cell>
            </table:table-row>
            <table:table-row>
              <table:table-cell office:value-type="float" office:value="6.123">
                <text:p>6.123</text:p>
              </table:table-cell>
              <table:table-cell office:value-type="float" office:value="6.123">
                <text:p>6.123</text:p>
              </table:table-cell>
              <table:table-cell office:value-type="float" office:value="2232.233875">
                <text:p>2232.233875</text:p>
              </table:table-cell>
            </table:table-row>
            <table:table-row>
              <table:table-cell office:value-type="float" office:value="6.136">
                <text:p>6.136</text:p>
              </table:table-cell>
              <table:table-cell office:value-type="float" office:value="6.136">
                <text:p>6.136</text:p>
              </table:table-cell>
              <table:table-cell office:value-type="float" office:value="2233.438">
                <text:p>2233.438</text:p>
              </table:table-cell>
            </table:table-row>
            <table:table-row>
              <table:table-cell office:value-type="float" office:value="6.149">
                <text:p>6.149</text:p>
              </table:table-cell>
              <table:table-cell office:value-type="float" office:value="6.149">
                <text:p>6.149</text:p>
              </table:table-cell>
              <table:table-cell office:value-type="float" office:value="2234.599875">
                <text:p>2234.599875</text:p>
              </table:table-cell>
            </table:table-row>
            <table:table-row>
              <table:table-cell office:value-type="float" office:value="6.162">
                <text:p>6.162</text:p>
              </table:table-cell>
              <table:table-cell office:value-type="float" office:value="6.162">
                <text:p>6.162</text:p>
              </table:table-cell>
              <table:table-cell office:value-type="float" office:value="2235.7195">
                <text:p>2235.7195</text:p>
              </table:table-cell>
            </table:table-row>
            <table:table-row>
              <table:table-cell office:value-type="float" office:value="6.175">
                <text:p>6.175</text:p>
              </table:table-cell>
              <table:table-cell office:value-type="float" office:value="6.175">
                <text:p>6.175</text:p>
              </table:table-cell>
              <table:table-cell office:value-type="float" office:value="2236.796875">
                <text:p>2236.796875</text:p>
              </table:table-cell>
            </table:table-row>
            <table:table-row>
              <table:table-cell office:value-type="float" office:value="6.188">
                <text:p>6.188</text:p>
              </table:table-cell>
              <table:table-cell office:value-type="float" office:value="6.188">
                <text:p>6.188</text:p>
              </table:table-cell>
              <table:table-cell office:value-type="float" office:value="2237.832">
                <text:p>2237.832</text:p>
              </table:table-cell>
            </table:table-row>
            <table:table-row>
              <table:table-cell office:value-type="float" office:value="6.201">
                <text:p>6.201</text:p>
              </table:table-cell>
              <table:table-cell office:value-type="float" office:value="6.201">
                <text:p>6.201</text:p>
              </table:table-cell>
              <table:table-cell office:value-type="float" office:value="2238.824875">
                <text:p>2238.824875</text:p>
              </table:table-cell>
            </table:table-row>
            <table:table-row>
              <table:table-cell office:value-type="float" office:value="6.214">
                <text:p>6.214</text:p>
              </table:table-cell>
              <table:table-cell office:value-type="float" office:value="6.214">
                <text:p>6.214</text:p>
              </table:table-cell>
              <table:table-cell office:value-type="float" office:value="2239.7755">
                <text:p>2239.7755</text:p>
              </table:table-cell>
            </table:table-row>
            <table:table-row>
              <table:table-cell office:value-type="float" office:value="6.227">
                <text:p>6.227</text:p>
              </table:table-cell>
              <table:table-cell office:value-type="float" office:value="6.227">
                <text:p>6.227</text:p>
              </table:table-cell>
              <table:table-cell office:value-type="float" office:value="2240.683875">
                <text:p>2240.683875</text:p>
              </table:table-cell>
            </table:table-row>
            <table:table-row>
              <table:table-cell office:value-type="float" office:value="6.24">
                <text:p>6.24</text:p>
              </table:table-cell>
              <table:table-cell office:value-type="float" office:value="6.24">
                <text:p>6.24</text:p>
              </table:table-cell>
              <table:table-cell office:value-type="float" office:value="2241.55">
                <text:p>2241.55</text:p>
              </table:table-cell>
            </table:table-row>
            <table:table-row>
              <table:table-cell office:value-type="float" office:value="6.253">
                <text:p>6.253</text:p>
              </table:table-cell>
              <table:table-cell office:value-type="float" office:value="6.253">
                <text:p>6.253</text:p>
              </table:table-cell>
              <table:table-cell office:value-type="float" office:value="2242.373875">
                <text:p>2242.373875</text:p>
              </table:table-cell>
            </table:table-row>
            <table:table-row>
              <table:table-cell office:value-type="float" office:value="6.266">
                <text:p>6.266</text:p>
              </table:table-cell>
              <table:table-cell office:value-type="float" office:value="6.266">
                <text:p>6.266</text:p>
              </table:table-cell>
              <table:table-cell office:value-type="float" office:value="2243.1555">
                <text:p>2243.1555</text:p>
              </table:table-cell>
            </table:table-row>
            <table:table-row>
              <table:table-cell office:value-type="float" office:value="6.279">
                <text:p>6.279</text:p>
              </table:table-cell>
              <table:table-cell office:value-type="float" office:value="6.279">
                <text:p>6.279</text:p>
              </table:table-cell>
              <table:table-cell office:value-type="float" office:value="2243.894875">
                <text:p>2243.894875</text:p>
              </table:table-cell>
            </table:table-row>
            <table:table-row>
              <table:table-cell office:value-type="float" office:value="6.292">
                <text:p>6.292</text:p>
              </table:table-cell>
              <table:table-cell office:value-type="float" office:value="6.292">
                <text:p>6.292</text:p>
              </table:table-cell>
              <table:table-cell office:value-type="float" office:value="2244.592">
                <text:p>2244.592</text:p>
              </table:table-cell>
            </table:table-row>
            <table:table-row>
              <table:table-cell office:value-type="float" office:value="6.305">
                <text:p>6.305</text:p>
              </table:table-cell>
              <table:table-cell office:value-type="float" office:value="6.305">
                <text:p>6.305</text:p>
              </table:table-cell>
              <table:table-cell office:value-type="float" office:value="2245.246875">
                <text:p>2245.246875</text:p>
              </table:table-cell>
            </table:table-row>
            <table:table-row>
              <table:table-cell office:value-type="float" office:value="6.318">
                <text:p>6.318</text:p>
              </table:table-cell>
              <table:table-cell office:value-type="float" office:value="6.318">
                <text:p>6.318</text:p>
              </table:table-cell>
              <table:table-cell office:value-type="float" office:value="2245.8595">
                <text:p>2245.8595</text:p>
              </table:table-cell>
            </table:table-row>
            <table:table-row>
              <table:table-cell office:value-type="float" office:value="6.331">
                <text:p>6.331</text:p>
              </table:table-cell>
              <table:table-cell office:value-type="float" office:value="6.331">
                <text:p>6.331</text:p>
              </table:table-cell>
              <table:table-cell office:value-type="float" office:value="2246.429875">
                <text:p>2246.429875</text:p>
              </table:table-cell>
            </table:table-row>
            <table:table-row>
              <table:table-cell office:value-type="float" office:value="6.344">
                <text:p>6.344</text:p>
              </table:table-cell>
              <table:table-cell office:value-type="float" office:value="6.344">
                <text:p>6.344</text:p>
              </table:table-cell>
              <table:table-cell office:value-type="float" office:value="2246.958">
                <text:p>2246.958</text:p>
              </table:table-cell>
            </table:table-row>
            <table:table-row>
              <table:table-cell office:value-type="float" office:value="6.357">
                <text:p>6.357</text:p>
              </table:table-cell>
              <table:table-cell office:value-type="float" office:value="6.357">
                <text:p>6.357</text:p>
              </table:table-cell>
              <table:table-cell office:value-type="float" office:value="2247.443875">
                <text:p>2247.443875</text:p>
              </table:table-cell>
            </table:table-row>
            <table:table-row>
              <table:table-cell office:value-type="float" office:value="6.37">
                <text:p>6.37</text:p>
              </table:table-cell>
              <table:table-cell office:value-type="float" office:value="6.37">
                <text:p>6.37</text:p>
              </table:table-cell>
              <table:table-cell office:value-type="float" office:value="2247.8875">
                <text:p>2247.8875</text:p>
              </table:table-cell>
            </table:table-row>
            <table:table-row>
              <table:table-cell office:value-type="float" office:value="6.383">
                <text:p>6.383</text:p>
              </table:table-cell>
              <table:table-cell office:value-type="float" office:value="6.383">
                <text:p>6.383</text:p>
              </table:table-cell>
              <table:table-cell office:value-type="float" office:value="2248.288875">
                <text:p>2248.288875</text:p>
              </table:table-cell>
            </table:table-row>
            <table:table-row>
              <table:table-cell office:value-type="float" office:value="6.396">
                <text:p>6.396</text:p>
              </table:table-cell>
              <table:table-cell office:value-type="float" office:value="6.396">
                <text:p>6.396</text:p>
              </table:table-cell>
              <table:table-cell office:value-type="float" office:value="2248.648">
                <text:p>2248.648</text:p>
              </table:table-cell>
            </table:table-row>
            <table:table-row>
              <table:table-cell office:value-type="float" office:value="6.409">
                <text:p>6.409</text:p>
              </table:table-cell>
              <table:table-cell office:value-type="float" office:value="6.409">
                <text:p>6.409</text:p>
              </table:table-cell>
              <table:table-cell office:value-type="float" office:value="2248.964875">
                <text:p>2248.964875</text:p>
              </table:table-cell>
            </table:table-row>
            <table:table-row>
              <table:table-cell office:value-type="float" office:value="6.422">
                <text:p>6.422</text:p>
              </table:table-cell>
              <table:table-cell office:value-type="float" office:value="6.422">
                <text:p>6.422</text:p>
              </table:table-cell>
              <table:table-cell office:value-type="float" office:value="2249.2395">
                <text:p>2249.2395</text:p>
              </table:table-cell>
            </table:table-row>
            <table:table-row>
              <table:table-cell office:value-type="float" office:value="6.435">
                <text:p>6.435</text:p>
              </table:table-cell>
              <table:table-cell office:value-type="float" office:value="6.435">
                <text:p>6.435</text:p>
              </table:table-cell>
              <table:table-cell office:value-type="float" office:value="2249.471875">
                <text:p>2249.471875</text:p>
              </table:table-cell>
            </table:table-row>
            <table:table-row>
              <table:table-cell office:value-type="float" office:value="6.448">
                <text:p>6.448</text:p>
              </table:table-cell>
              <table:table-cell office:value-type="float" office:value="6.448">
                <text:p>6.448</text:p>
              </table:table-cell>
              <table:table-cell office:value-type="float" office:value="2249.662">
                <text:p>2249.662</text:p>
              </table:table-cell>
            </table:table-row>
            <table:table-row>
              <table:table-cell office:value-type="float" office:value="6.461">
                <text:p>6.461</text:p>
              </table:table-cell>
              <table:table-cell office:value-type="float" office:value="6.461">
                <text:p>6.461</text:p>
              </table:table-cell>
              <table:table-cell office:value-type="float" office:value="2249.809875">
                <text:p>2249.809875</text:p>
              </table:table-cell>
            </table:table-row>
            <table:table-row>
              <table:table-cell office:value-type="float" office:value="6.474">
                <text:p>6.474</text:p>
              </table:table-cell>
              <table:table-cell office:value-type="float" office:value="6.474">
                <text:p>6.474</text:p>
              </table:table-cell>
              <table:table-cell office:value-type="float" office:value="2249.9155">
                <text:p>2249.9155</text:p>
              </table:table-cell>
            </table:table-row>
            <table:table-row>
              <table:table-cell office:value-type="float" office:value="6.487">
                <text:p>6.487</text:p>
              </table:table-cell>
              <table:table-cell office:value-type="float" office:value="6.487">
                <text:p>6.487</text:p>
              </table:table-cell>
              <table:table-cell office:value-type="float" office:value="2249.978875">
                <text:p>2249.978875</text:p>
              </table:table-cell>
            </table:table-row>
            <table:table-row>
              <table:table-cell office:value-type="float" office:value="6.5">
                <text:p>6.5</text:p>
              </table:table-cell>
              <table:table-cell office:value-type="float" office:value="6.5">
                <text:p>6.5</text:p>
              </table:table-cell>
              <table:table-cell office:value-type="float" office:value="2250">
                <text:p>225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4cm" svg:height="9.005cm" xlink:href=".." xlink:type="simple" chart:class="chart:scatter" chart:column-mapping="0" chart:style-name="ch1">
        <chart:plot-area chart:style-name="ch2" table:cell-range-address="Sheet1.B5:Sheet1.B505 Sheet1.E5:Sheet1.E505" chart:data-source-has-labels="column" svg:x="1.33cm" svg:y="0.18cm" svg:width="14.345cm" svg:height="7.664cm">
          <chart:coordinate-region svg:x="2.242cm" svg:y="0.38cm" svg:width="13.339cm" svg:height="7.265cm"/>
          <chart:axis chart:dimension="x" chart:name="primary-x" chart:style-name="ch3" chartooo:axis-type="auto">
            <chart:title svg:x="8.207cm" svg:y="8.024cm" chart:style-name="ch4">
              <text:p>t [s]</text:p>
            </chart:title>
            <chart:categories table:cell-range-address="Sheet1.B5:Sheet1.B505"/>
            <chart:grid chart:style-name="ch5" chart:class="major"/>
            <chart:grid chart:style-name="ch6" chart:class="minor"/>
          </chart:axis>
          <chart:axis chart:dimension="y" chart:name="primary-y" chart:style-name="ch7">
            <chart:title svg:x="0.451cm" svg:y="4.956cm" chart:style-name="ch8">
              <text:p>a [steps/s^2]</text:p>
            </chart:title>
            <chart:grid chart:style-name="ch5" chart:class="major"/>
            <chart:grid chart:style-name="ch6" chart:class="minor"/>
          </chart:axis>
          <chart:series chart:style-name="ch9" chart:values-cell-range-address="Sheet1.E5:Sheet1.E505" chart:class="chart:scatter">
            <chart:domain table:cell-range-address="Sheet1.B5:Sheet1.B505"/>
            <chart:data-point chart:repeated="50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B5:Sheet1.B505</svg:desc>
                </draw:g>
              </table:table-cell>
              <table:table-cell office:value-type="float" office:value="0">
                <text:p>0</text:p>
                <draw:g>
                  <svg:desc>Sheet1.B5:Sheet1.B505</svg:desc>
                </draw:g>
              </table:table-cell>
              <table:table-cell office:value-type="float" office:value="250">
                <text:p>250</text:p>
                <draw:g>
                  <svg:desc>Sheet1.E5:Sheet1.E505</svg:desc>
                </draw:g>
              </table:table-cell>
            </table:table-row>
            <table:table-row>
              <table:table-cell office:value-type="float" office:value="0.013">
                <text:p>0.013</text:p>
              </table:table-cell>
              <table:table-cell office:value-type="float" office:value="0.013">
                <text:p>0.013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0.026">
                <text:p>0.026</text:p>
              </table:table-cell>
              <table:table-cell office:value-type="float" office:value="0.026">
                <text:p>0.026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0.039">
                <text:p>0.039</text:p>
              </table:table-cell>
              <table:table-cell office:value-type="float" office:value="0.039">
                <text:p>0.039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0.052">
                <text:p>0.052</text:p>
              </table:table-cell>
              <table:table-cell office:value-type="float" office:value="0.052">
                <text:p>0.052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0.065">
                <text:p>0.065</text:p>
              </table:table-cell>
              <table:table-cell office:value-type="float" office:value="0.065">
                <text:p>0.065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0.078">
                <text:p>0.078</text:p>
              </table:table-cell>
              <table:table-cell office:value-type="float" office:value="0.078">
                <text:p>0.078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0.091">
                <text:p>0.091</text:p>
              </table:table-cell>
              <table:table-cell office:value-type="float" office:value="0.091">
                <text:p>0.091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0.104">
                <text:p>0.104</text:p>
              </table:table-cell>
              <table:table-cell office:value-type="float" office:value="0.104">
                <text:p>0.104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0.117">
                <text:p>0.117</text:p>
              </table:table-cell>
              <table:table-cell office:value-type="float" office:value="0.117">
                <text:p>0.117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0.13">
                <text:p>0.13</text:p>
              </table:table-cell>
              <table:table-cell office:value-type="float" office:value="0.13">
                <text:p>0.13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0.143">
                <text:p>0.143</text:p>
              </table:table-cell>
              <table:table-cell office:value-type="float" office:value="0.143">
                <text:p>0.143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0.156">
                <text:p>0.156</text:p>
              </table:table-cell>
              <table:table-cell office:value-type="float" office:value="0.156">
                <text:p>0.156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0.169">
                <text:p>0.169</text:p>
              </table:table-cell>
              <table:table-cell office:value-type="float" office:value="0.169">
                <text:p>0.169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0.182">
                <text:p>0.182</text:p>
              </table:table-cell>
              <table:table-cell office:value-type="float" office:value="0.182">
                <text:p>0.182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0.195">
                <text:p>0.195</text:p>
              </table:table-cell>
              <table:table-cell office:value-type="float" office:value="0.195">
                <text:p>0.195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0.208">
                <text:p>0.208</text:p>
              </table:table-cell>
              <table:table-cell office:value-type="float" office:value="0.208">
                <text:p>0.208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0.221">
                <text:p>0.221</text:p>
              </table:table-cell>
              <table:table-cell office:value-type="float" office:value="0.221">
                <text:p>0.221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0.234">
                <text:p>0.234</text:p>
              </table:table-cell>
              <table:table-cell office:value-type="float" office:value="0.234">
                <text:p>0.234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0.247">
                <text:p>0.247</text:p>
              </table:table-cell>
              <table:table-cell office:value-type="float" office:value="0.247">
                <text:p>0.247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0.26">
                <text:p>0.26</text:p>
              </table:table-cell>
              <table:table-cell office:value-type="float" office:value="0.26">
                <text:p>0.26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0.273">
                <text:p>0.273</text:p>
              </table:table-cell>
              <table:table-cell office:value-type="float" office:value="0.273">
                <text:p>0.273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0.286">
                <text:p>0.286</text:p>
              </table:table-cell>
              <table:table-cell office:value-type="float" office:value="0.286">
                <text:p>0.286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0.299">
                <text:p>0.299</text:p>
              </table:table-cell>
              <table:table-cell office:value-type="float" office:value="0.299">
                <text:p>0.299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0.312">
                <text:p>0.312</text:p>
              </table:table-cell>
              <table:table-cell office:value-type="float" office:value="0.312">
                <text:p>0.312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0.325">
                <text:p>0.325</text:p>
              </table:table-cell>
              <table:table-cell office:value-type="float" office:value="0.325">
                <text:p>0.325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0.338">
                <text:p>0.338</text:p>
              </table:table-cell>
              <table:table-cell office:value-type="float" office:value="0.338">
                <text:p>0.338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0.351">
                <text:p>0.351</text:p>
              </table:table-cell>
              <table:table-cell office:value-type="float" office:value="0.351">
                <text:p>0.351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0.364">
                <text:p>0.364</text:p>
              </table:table-cell>
              <table:table-cell office:value-type="float" office:value="0.364">
                <text:p>0.364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0.377">
                <text:p>0.377</text:p>
              </table:table-cell>
              <table:table-cell office:value-type="float" office:value="0.377">
                <text:p>0.377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0.39">
                <text:p>0.39</text:p>
              </table:table-cell>
              <table:table-cell office:value-type="float" office:value="0.39">
                <text:p>0.39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0.403">
                <text:p>0.403</text:p>
              </table:table-cell>
              <table:table-cell office:value-type="float" office:value="0.403">
                <text:p>0.403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0.416">
                <text:p>0.416</text:p>
              </table:table-cell>
              <table:table-cell office:value-type="float" office:value="0.416">
                <text:p>0.416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0.429">
                <text:p>0.429</text:p>
              </table:table-cell>
              <table:table-cell office:value-type="float" office:value="0.429">
                <text:p>0.429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0.442">
                <text:p>0.442</text:p>
              </table:table-cell>
              <table:table-cell office:value-type="float" office:value="0.442">
                <text:p>0.442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0.455">
                <text:p>0.455</text:p>
              </table:table-cell>
              <table:table-cell office:value-type="float" office:value="0.455">
                <text:p>0.455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0.468">
                <text:p>0.468</text:p>
              </table:table-cell>
              <table:table-cell office:value-type="float" office:value="0.468">
                <text:p>0.468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0.481">
                <text:p>0.481</text:p>
              </table:table-cell>
              <table:table-cell office:value-type="float" office:value="0.481">
                <text:p>0.481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0.494">
                <text:p>0.494</text:p>
              </table:table-cell>
              <table:table-cell office:value-type="float" office:value="0.494">
                <text:p>0.494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0.507">
                <text:p>0.507</text:p>
              </table:table-cell>
              <table:table-cell office:value-type="float" office:value="0.507">
                <text:p>0.507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0.52">
                <text:p>0.52</text:p>
              </table:table-cell>
              <table:table-cell office:value-type="float" office:value="0.52">
                <text:p>0.52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0.533">
                <text:p>0.533</text:p>
              </table:table-cell>
              <table:table-cell office:value-type="float" office:value="0.533">
                <text:p>0.533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0.546">
                <text:p>0.546</text:p>
              </table:table-cell>
              <table:table-cell office:value-type="float" office:value="0.546">
                <text:p>0.546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0.559">
                <text:p>0.559</text:p>
              </table:table-cell>
              <table:table-cell office:value-type="float" office:value="0.559">
                <text:p>0.559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0.572">
                <text:p>0.572</text:p>
              </table:table-cell>
              <table:table-cell office:value-type="float" office:value="0.572">
                <text:p>0.572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0.585">
                <text:p>0.585</text:p>
              </table:table-cell>
              <table:table-cell office:value-type="float" office:value="0.585">
                <text:p>0.585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0.598">
                <text:p>0.598</text:p>
              </table:table-cell>
              <table:table-cell office:value-type="float" office:value="0.598">
                <text:p>0.598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0.611">
                <text:p>0.611</text:p>
              </table:table-cell>
              <table:table-cell office:value-type="float" office:value="0.611">
                <text:p>0.611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0.624">
                <text:p>0.624</text:p>
              </table:table-cell>
              <table:table-cell office:value-type="float" office:value="0.624">
                <text:p>0.624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0.637">
                <text:p>0.637</text:p>
              </table:table-cell>
              <table:table-cell office:value-type="float" office:value="0.637">
                <text:p>0.637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0.65">
                <text:p>0.65</text:p>
              </table:table-cell>
              <table:table-cell office:value-type="float" office:value="0.65">
                <text:p>0.65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0.663">
                <text:p>0.663</text:p>
              </table:table-cell>
              <table:table-cell office:value-type="float" office:value="0.663">
                <text:p>0.663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0.676">
                <text:p>0.676</text:p>
              </table:table-cell>
              <table:table-cell office:value-type="float" office:value="0.676">
                <text:p>0.676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0.689">
                <text:p>0.689</text:p>
              </table:table-cell>
              <table:table-cell office:value-type="float" office:value="0.689">
                <text:p>0.689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0.702">
                <text:p>0.702</text:p>
              </table:table-cell>
              <table:table-cell office:value-type="float" office:value="0.702">
                <text:p>0.702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0.715">
                <text:p>0.715</text:p>
              </table:table-cell>
              <table:table-cell office:value-type="float" office:value="0.715">
                <text:p>0.715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0.728">
                <text:p>0.728</text:p>
              </table:table-cell>
              <table:table-cell office:value-type="float" office:value="0.728">
                <text:p>0.728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0.741">
                <text:p>0.741</text:p>
              </table:table-cell>
              <table:table-cell office:value-type="float" office:value="0.741">
                <text:p>0.741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0.754">
                <text:p>0.754</text:p>
              </table:table-cell>
              <table:table-cell office:value-type="float" office:value="0.754">
                <text:p>0.754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0.767">
                <text:p>0.767</text:p>
              </table:table-cell>
              <table:table-cell office:value-type="float" office:value="0.767">
                <text:p>0.767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0.78">
                <text:p>0.78</text:p>
              </table:table-cell>
              <table:table-cell office:value-type="float" office:value="0.78">
                <text:p>0.78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0.793">
                <text:p>0.793</text:p>
              </table:table-cell>
              <table:table-cell office:value-type="float" office:value="0.793">
                <text:p>0.793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0.806">
                <text:p>0.806</text:p>
              </table:table-cell>
              <table:table-cell office:value-type="float" office:value="0.806">
                <text:p>0.806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0.819">
                <text:p>0.819</text:p>
              </table:table-cell>
              <table:table-cell office:value-type="float" office:value="0.819">
                <text:p>0.819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0.832">
                <text:p>0.832</text:p>
              </table:table-cell>
              <table:table-cell office:value-type="float" office:value="0.832">
                <text:p>0.832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0.845">
                <text:p>0.845</text:p>
              </table:table-cell>
              <table:table-cell office:value-type="float" office:value="0.845">
                <text:p>0.845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0.858">
                <text:p>0.858</text:p>
              </table:table-cell>
              <table:table-cell office:value-type="float" office:value="0.858">
                <text:p>0.858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0.871">
                <text:p>0.871</text:p>
              </table:table-cell>
              <table:table-cell office:value-type="float" office:value="0.871">
                <text:p>0.871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0.884">
                <text:p>0.884</text:p>
              </table:table-cell>
              <table:table-cell office:value-type="float" office:value="0.884">
                <text:p>0.884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0.897">
                <text:p>0.897</text:p>
              </table:table-cell>
              <table:table-cell office:value-type="float" office:value="0.897">
                <text:p>0.897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0.91">
                <text:p>0.91</text:p>
              </table:table-cell>
              <table:table-cell office:value-type="float" office:value="0.91">
                <text:p>0.91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0.923">
                <text:p>0.923</text:p>
              </table:table-cell>
              <table:table-cell office:value-type="float" office:value="0.923">
                <text:p>0.923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0.936">
                <text:p>0.936</text:p>
              </table:table-cell>
              <table:table-cell office:value-type="float" office:value="0.936">
                <text:p>0.936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0.949">
                <text:p>0.949</text:p>
              </table:table-cell>
              <table:table-cell office:value-type="float" office:value="0.949">
                <text:p>0.949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0.962">
                <text:p>0.962</text:p>
              </table:table-cell>
              <table:table-cell office:value-type="float" office:value="0.962">
                <text:p>0.962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0.975">
                <text:p>0.975</text:p>
              </table:table-cell>
              <table:table-cell office:value-type="float" office:value="0.975">
                <text:p>0.975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0.988">
                <text:p>0.988</text:p>
              </table:table-cell>
              <table:table-cell office:value-type="float" office:value="0.988">
                <text:p>0.988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1.001">
                <text:p>1.001</text:p>
              </table:table-cell>
              <table:table-cell office:value-type="float" office:value="1.001">
                <text:p>1.001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1.014">
                <text:p>1.014</text:p>
              </table:table-cell>
              <table:table-cell office:value-type="float" office:value="1.014">
                <text:p>1.014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1.027">
                <text:p>1.027</text:p>
              </table:table-cell>
              <table:table-cell office:value-type="float" office:value="1.027">
                <text:p>1.027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1.04">
                <text:p>1.04</text:p>
              </table:table-cell>
              <table:table-cell office:value-type="float" office:value="1.04">
                <text:p>1.04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1.053">
                <text:p>1.053</text:p>
              </table:table-cell>
              <table:table-cell office:value-type="float" office:value="1.053">
                <text:p>1.053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1.066">
                <text:p>1.066</text:p>
              </table:table-cell>
              <table:table-cell office:value-type="float" office:value="1.066">
                <text:p>1.066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1.079">
                <text:p>1.079</text:p>
              </table:table-cell>
              <table:table-cell office:value-type="float" office:value="1.079">
                <text:p>1.079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1.092">
                <text:p>1.092</text:p>
              </table:table-cell>
              <table:table-cell office:value-type="float" office:value="1.092">
                <text:p>1.092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1.105">
                <text:p>1.105</text:p>
              </table:table-cell>
              <table:table-cell office:value-type="float" office:value="1.105">
                <text:p>1.105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1.118">
                <text:p>1.118</text:p>
              </table:table-cell>
              <table:table-cell office:value-type="float" office:value="1.118">
                <text:p>1.118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1.131">
                <text:p>1.131</text:p>
              </table:table-cell>
              <table:table-cell office:value-type="float" office:value="1.131">
                <text:p>1.131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1.144">
                <text:p>1.144</text:p>
              </table:table-cell>
              <table:table-cell office:value-type="float" office:value="1.144">
                <text:p>1.144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1.157">
                <text:p>1.157</text:p>
              </table:table-cell>
              <table:table-cell office:value-type="float" office:value="1.157">
                <text:p>1.157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1.17">
                <text:p>1.17</text:p>
              </table:table-cell>
              <table:table-cell office:value-type="float" office:value="1.17">
                <text:p>1.17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1.183">
                <text:p>1.183</text:p>
              </table:table-cell>
              <table:table-cell office:value-type="float" office:value="1.183">
                <text:p>1.183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1.196">
                <text:p>1.196</text:p>
              </table:table-cell>
              <table:table-cell office:value-type="float" office:value="1.196">
                <text:p>1.196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1.209">
                <text:p>1.209</text:p>
              </table:table-cell>
              <table:table-cell office:value-type="float" office:value="1.209">
                <text:p>1.209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1.222">
                <text:p>1.222</text:p>
              </table:table-cell>
              <table:table-cell office:value-type="float" office:value="1.222">
                <text:p>1.222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1.235">
                <text:p>1.235</text:p>
              </table:table-cell>
              <table:table-cell office:value-type="float" office:value="1.235">
                <text:p>1.235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1.248">
                <text:p>1.248</text:p>
              </table:table-cell>
              <table:table-cell office:value-type="float" office:value="1.248">
                <text:p>1.248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1.261">
                <text:p>1.261</text:p>
              </table:table-cell>
              <table:table-cell office:value-type="float" office:value="1.261">
                <text:p>1.261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1.274">
                <text:p>1.274</text:p>
              </table:table-cell>
              <table:table-cell office:value-type="float" office:value="1.274">
                <text:p>1.274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1.287">
                <text:p>1.287</text:p>
              </table:table-cell>
              <table:table-cell office:value-type="float" office:value="1.287">
                <text:p>1.287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1.3">
                <text:p>1.3</text:p>
              </table:table-cell>
              <table:table-cell office:value-type="float" office:value="1.3">
                <text:p>1.3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1.313">
                <text:p>1.313</text:p>
              </table:table-cell>
              <table:table-cell office:value-type="float" office:value="1.313">
                <text:p>1.313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1.326">
                <text:p>1.326</text:p>
              </table:table-cell>
              <table:table-cell office:value-type="float" office:value="1.326">
                <text:p>1.326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1.339">
                <text:p>1.339</text:p>
              </table:table-cell>
              <table:table-cell office:value-type="float" office:value="1.339">
                <text:p>1.339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1.352">
                <text:p>1.352</text:p>
              </table:table-cell>
              <table:table-cell office:value-type="float" office:value="1.352">
                <text:p>1.352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1.365">
                <text:p>1.365</text:p>
              </table:table-cell>
              <table:table-cell office:value-type="float" office:value="1.365">
                <text:p>1.365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1.378">
                <text:p>1.378</text:p>
              </table:table-cell>
              <table:table-cell office:value-type="float" office:value="1.378">
                <text:p>1.378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1.391">
                <text:p>1.391</text:p>
              </table:table-cell>
              <table:table-cell office:value-type="float" office:value="1.391">
                <text:p>1.391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1.404">
                <text:p>1.404</text:p>
              </table:table-cell>
              <table:table-cell office:value-type="float" office:value="1.404">
                <text:p>1.404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1.417">
                <text:p>1.417</text:p>
              </table:table-cell>
              <table:table-cell office:value-type="float" office:value="1.417">
                <text:p>1.417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1.43">
                <text:p>1.43</text:p>
              </table:table-cell>
              <table:table-cell office:value-type="float" office:value="1.43">
                <text:p>1.43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1.443">
                <text:p>1.443</text:p>
              </table:table-cell>
              <table:table-cell office:value-type="float" office:value="1.443">
                <text:p>1.443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1.456">
                <text:p>1.456</text:p>
              </table:table-cell>
              <table:table-cell office:value-type="float" office:value="1.456">
                <text:p>1.456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1.469">
                <text:p>1.469</text:p>
              </table:table-cell>
              <table:table-cell office:value-type="float" office:value="1.469">
                <text:p>1.469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1.482">
                <text:p>1.482</text:p>
              </table:table-cell>
              <table:table-cell office:value-type="float" office:value="1.482">
                <text:p>1.482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1.495">
                <text:p>1.495</text:p>
              </table:table-cell>
              <table:table-cell office:value-type="float" office:value="1.495">
                <text:p>1.495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1.508">
                <text:p>1.508</text:p>
              </table:table-cell>
              <table:table-cell office:value-type="float" office:value="1.508">
                <text:p>1.508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1.521">
                <text:p>1.521</text:p>
              </table:table-cell>
              <table:table-cell office:value-type="float" office:value="1.521">
                <text:p>1.521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1.534">
                <text:p>1.534</text:p>
              </table:table-cell>
              <table:table-cell office:value-type="float" office:value="1.534">
                <text:p>1.534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1.547">
                <text:p>1.547</text:p>
              </table:table-cell>
              <table:table-cell office:value-type="float" office:value="1.547">
                <text:p>1.547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1.56">
                <text:p>1.56</text:p>
              </table:table-cell>
              <table:table-cell office:value-type="float" office:value="1.56">
                <text:p>1.56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1.573">
                <text:p>1.573</text:p>
              </table:table-cell>
              <table:table-cell office:value-type="float" office:value="1.573">
                <text:p>1.573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1.586">
                <text:p>1.586</text:p>
              </table:table-cell>
              <table:table-cell office:value-type="float" office:value="1.586">
                <text:p>1.586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1.599">
                <text:p>1.599</text:p>
              </table:table-cell>
              <table:table-cell office:value-type="float" office:value="1.599">
                <text:p>1.599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1.612">
                <text:p>1.612</text:p>
              </table:table-cell>
              <table:table-cell office:value-type="float" office:value="1.612">
                <text:p>1.612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1.625">
                <text:p>1.625</text:p>
              </table:table-cell>
              <table:table-cell office:value-type="float" office:value="1.625">
                <text:p>1.625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1.638">
                <text:p>1.638</text:p>
              </table:table-cell>
              <table:table-cell office:value-type="float" office:value="1.638">
                <text:p>1.638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1.651">
                <text:p>1.651</text:p>
              </table:table-cell>
              <table:table-cell office:value-type="float" office:value="1.651">
                <text:p>1.651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1.664">
                <text:p>1.664</text:p>
              </table:table-cell>
              <table:table-cell office:value-type="float" office:value="1.664">
                <text:p>1.664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1.677">
                <text:p>1.677</text:p>
              </table:table-cell>
              <table:table-cell office:value-type="float" office:value="1.677">
                <text:p>1.677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1.69">
                <text:p>1.69</text:p>
              </table:table-cell>
              <table:table-cell office:value-type="float" office:value="1.69">
                <text:p>1.69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1.703">
                <text:p>1.703</text:p>
              </table:table-cell>
              <table:table-cell office:value-type="float" office:value="1.703">
                <text:p>1.703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1.716">
                <text:p>1.716</text:p>
              </table:table-cell>
              <table:table-cell office:value-type="float" office:value="1.716">
                <text:p>1.716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1.729">
                <text:p>1.729</text:p>
              </table:table-cell>
              <table:table-cell office:value-type="float" office:value="1.729">
                <text:p>1.729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1.742">
                <text:p>1.742</text:p>
              </table:table-cell>
              <table:table-cell office:value-type="float" office:value="1.742">
                <text:p>1.742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1.755">
                <text:p>1.755</text:p>
              </table:table-cell>
              <table:table-cell office:value-type="float" office:value="1.755">
                <text:p>1.755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1.768">
                <text:p>1.768</text:p>
              </table:table-cell>
              <table:table-cell office:value-type="float" office:value="1.768">
                <text:p>1.768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1.781">
                <text:p>1.781</text:p>
              </table:table-cell>
              <table:table-cell office:value-type="float" office:value="1.781">
                <text:p>1.781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1.794">
                <text:p>1.794</text:p>
              </table:table-cell>
              <table:table-cell office:value-type="float" office:value="1.794">
                <text:p>1.794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1.807">
                <text:p>1.807</text:p>
              </table:table-cell>
              <table:table-cell office:value-type="float" office:value="1.807">
                <text:p>1.807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1.82">
                <text:p>1.82</text:p>
              </table:table-cell>
              <table:table-cell office:value-type="float" office:value="1.82">
                <text:p>1.82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1.833">
                <text:p>1.833</text:p>
              </table:table-cell>
              <table:table-cell office:value-type="float" office:value="1.833">
                <text:p>1.833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1.846">
                <text:p>1.846</text:p>
              </table:table-cell>
              <table:table-cell office:value-type="float" office:value="1.846">
                <text:p>1.846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1.859">
                <text:p>1.859</text:p>
              </table:table-cell>
              <table:table-cell office:value-type="float" office:value="1.859">
                <text:p>1.859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1.872">
                <text:p>1.872</text:p>
              </table:table-cell>
              <table:table-cell office:value-type="float" office:value="1.872">
                <text:p>1.872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1.885">
                <text:p>1.885</text:p>
              </table:table-cell>
              <table:table-cell office:value-type="float" office:value="1.885">
                <text:p>1.885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1.898">
                <text:p>1.898</text:p>
              </table:table-cell>
              <table:table-cell office:value-type="float" office:value="1.898">
                <text:p>1.898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1.911">
                <text:p>1.911</text:p>
              </table:table-cell>
              <table:table-cell office:value-type="float" office:value="1.911">
                <text:p>1.911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1.924">
                <text:p>1.924</text:p>
              </table:table-cell>
              <table:table-cell office:value-type="float" office:value="1.924">
                <text:p>1.924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1.937">
                <text:p>1.937</text:p>
              </table:table-cell>
              <table:table-cell office:value-type="float" office:value="1.937">
                <text:p>1.937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1.95">
                <text:p>1.95</text:p>
              </table:table-cell>
              <table:table-cell office:value-type="float" office:value="1.95">
                <text:p>1.95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1.963">
                <text:p>1.963</text:p>
              </table:table-cell>
              <table:table-cell office:value-type="float" office:value="1.963">
                <text:p>1.963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1.976">
                <text:p>1.976</text:p>
              </table:table-cell>
              <table:table-cell office:value-type="float" office:value="1.976">
                <text:p>1.976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1.989">
                <text:p>1.989</text:p>
              </table:table-cell>
              <table:table-cell office:value-type="float" office:value="1.989">
                <text:p>1.989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2.002">
                <text:p>2.002</text:p>
              </table:table-cell>
              <table:table-cell office:value-type="float" office:value="2.002">
                <text:p>2.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015">
                <text:p>2.015</text:p>
              </table:table-cell>
              <table:table-cell office:value-type="float" office:value="2.015">
                <text:p>2.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028">
                <text:p>2.028</text:p>
              </table:table-cell>
              <table:table-cell office:value-type="float" office:value="2.028">
                <text:p>2.0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041">
                <text:p>2.041</text:p>
              </table:table-cell>
              <table:table-cell office:value-type="float" office:value="2.041">
                <text:p>2.0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054">
                <text:p>2.054</text:p>
              </table:table-cell>
              <table:table-cell office:value-type="float" office:value="2.054">
                <text:p>2.0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067">
                <text:p>2.067</text:p>
              </table:table-cell>
              <table:table-cell office:value-type="float" office:value="2.067">
                <text:p>2.0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08">
                <text:p>2.08</text:p>
              </table:table-cell>
              <table:table-cell office:value-type="float" office:value="2.08">
                <text:p>2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093">
                <text:p>2.093</text:p>
              </table:table-cell>
              <table:table-cell office:value-type="float" office:value="2.093">
                <text:p>2.0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106">
                <text:p>2.106</text:p>
              </table:table-cell>
              <table:table-cell office:value-type="float" office:value="2.106">
                <text:p>2.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119">
                <text:p>2.119</text:p>
              </table:table-cell>
              <table:table-cell office:value-type="float" office:value="2.119">
                <text:p>2.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132">
                <text:p>2.132</text:p>
              </table:table-cell>
              <table:table-cell office:value-type="float" office:value="2.132">
                <text:p>2.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145">
                <text:p>2.145</text:p>
              </table:table-cell>
              <table:table-cell office:value-type="float" office:value="2.145">
                <text:p>2.1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158">
                <text:p>2.158</text:p>
              </table:table-cell>
              <table:table-cell office:value-type="float" office:value="2.158">
                <text:p>2.1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171">
                <text:p>2.171</text:p>
              </table:table-cell>
              <table:table-cell office:value-type="float" office:value="2.171">
                <text:p>2.1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184">
                <text:p>2.184</text:p>
              </table:table-cell>
              <table:table-cell office:value-type="float" office:value="2.184">
                <text:p>2.1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197">
                <text:p>2.197</text:p>
              </table:table-cell>
              <table:table-cell office:value-type="float" office:value="2.197">
                <text:p>2.1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21">
                <text:p>2.21</text:p>
              </table:table-cell>
              <table:table-cell office:value-type="float" office:value="2.21">
                <text:p>2.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223">
                <text:p>2.223</text:p>
              </table:table-cell>
              <table:table-cell office:value-type="float" office:value="2.223">
                <text:p>2.2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236">
                <text:p>2.236</text:p>
              </table:table-cell>
              <table:table-cell office:value-type="float" office:value="2.236">
                <text:p>2.2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249">
                <text:p>2.249</text:p>
              </table:table-cell>
              <table:table-cell office:value-type="float" office:value="2.249">
                <text:p>2.2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262">
                <text:p>2.262</text:p>
              </table:table-cell>
              <table:table-cell office:value-type="float" office:value="2.262">
                <text:p>2.2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275">
                <text:p>2.275</text:p>
              </table:table-cell>
              <table:table-cell office:value-type="float" office:value="2.275">
                <text:p>2.2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288">
                <text:p>2.288</text:p>
              </table:table-cell>
              <table:table-cell office:value-type="float" office:value="2.288">
                <text:p>2.2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301">
                <text:p>2.301</text:p>
              </table:table-cell>
              <table:table-cell office:value-type="float" office:value="2.301">
                <text:p>2.3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314">
                <text:p>2.314</text:p>
              </table:table-cell>
              <table:table-cell office:value-type="float" office:value="2.314">
                <text:p>2.3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327">
                <text:p>2.327</text:p>
              </table:table-cell>
              <table:table-cell office:value-type="float" office:value="2.327">
                <text:p>2.3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34">
                <text:p>2.34</text:p>
              </table:table-cell>
              <table:table-cell office:value-type="float" office:value="2.34">
                <text:p>2.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353">
                <text:p>2.353</text:p>
              </table:table-cell>
              <table:table-cell office:value-type="float" office:value="2.353">
                <text:p>2.3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366">
                <text:p>2.366</text:p>
              </table:table-cell>
              <table:table-cell office:value-type="float" office:value="2.366">
                <text:p>2.3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379">
                <text:p>2.379</text:p>
              </table:table-cell>
              <table:table-cell office:value-type="float" office:value="2.379">
                <text:p>2.3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392">
                <text:p>2.392</text:p>
              </table:table-cell>
              <table:table-cell office:value-type="float" office:value="2.392">
                <text:p>2.3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405">
                <text:p>2.405</text:p>
              </table:table-cell>
              <table:table-cell office:value-type="float" office:value="2.405">
                <text:p>2.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418">
                <text:p>2.418</text:p>
              </table:table-cell>
              <table:table-cell office:value-type="float" office:value="2.418">
                <text:p>2.4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431">
                <text:p>2.431</text:p>
              </table:table-cell>
              <table:table-cell office:value-type="float" office:value="2.431">
                <text:p>2.4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444">
                <text:p>2.444</text:p>
              </table:table-cell>
              <table:table-cell office:value-type="float" office:value="2.444">
                <text:p>2.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457">
                <text:p>2.457</text:p>
              </table:table-cell>
              <table:table-cell office:value-type="float" office:value="2.457">
                <text:p>2.4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47">
                <text:p>2.47</text:p>
              </table:table-cell>
              <table:table-cell office:value-type="float" office:value="2.47">
                <text:p>2.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483">
                <text:p>2.483</text:p>
              </table:table-cell>
              <table:table-cell office:value-type="float" office:value="2.483">
                <text:p>2.4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496">
                <text:p>2.496</text:p>
              </table:table-cell>
              <table:table-cell office:value-type="float" office:value="2.496">
                <text:p>2.4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509">
                <text:p>2.509</text:p>
              </table:table-cell>
              <table:table-cell office:value-type="float" office:value="2.509">
                <text:p>2.5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522">
                <text:p>2.522</text:p>
              </table:table-cell>
              <table:table-cell office:value-type="float" office:value="2.522">
                <text:p>2.5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535">
                <text:p>2.535</text:p>
              </table:table-cell>
              <table:table-cell office:value-type="float" office:value="2.535">
                <text:p>2.5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548">
                <text:p>2.548</text:p>
              </table:table-cell>
              <table:table-cell office:value-type="float" office:value="2.548">
                <text:p>2.5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561">
                <text:p>2.561</text:p>
              </table:table-cell>
              <table:table-cell office:value-type="float" office:value="2.561">
                <text:p>2.5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574">
                <text:p>2.574</text:p>
              </table:table-cell>
              <table:table-cell office:value-type="float" office:value="2.574">
                <text:p>2.5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587">
                <text:p>2.587</text:p>
              </table:table-cell>
              <table:table-cell office:value-type="float" office:value="2.587">
                <text:p>2.5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6">
                <text:p>2.6</text:p>
              </table:table-cell>
              <table:table-cell office:value-type="float" office:value="2.6">
                <text:p>2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613">
                <text:p>2.613</text:p>
              </table:table-cell>
              <table:table-cell office:value-type="float" office:value="2.613">
                <text:p>2.6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626">
                <text:p>2.626</text:p>
              </table:table-cell>
              <table:table-cell office:value-type="float" office:value="2.626">
                <text:p>2.6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639">
                <text:p>2.639</text:p>
              </table:table-cell>
              <table:table-cell office:value-type="float" office:value="2.639">
                <text:p>2.6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652">
                <text:p>2.652</text:p>
              </table:table-cell>
              <table:table-cell office:value-type="float" office:value="2.652">
                <text:p>2.6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665">
                <text:p>2.665</text:p>
              </table:table-cell>
              <table:table-cell office:value-type="float" office:value="2.665">
                <text:p>2.6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678">
                <text:p>2.678</text:p>
              </table:table-cell>
              <table:table-cell office:value-type="float" office:value="2.678">
                <text:p>2.6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691">
                <text:p>2.691</text:p>
              </table:table-cell>
              <table:table-cell office:value-type="float" office:value="2.691">
                <text:p>2.6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704">
                <text:p>2.704</text:p>
              </table:table-cell>
              <table:table-cell office:value-type="float" office:value="2.704">
                <text:p>2.7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717">
                <text:p>2.717</text:p>
              </table:table-cell>
              <table:table-cell office:value-type="float" office:value="2.717">
                <text:p>2.7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73">
                <text:p>2.73</text:p>
              </table:table-cell>
              <table:table-cell office:value-type="float" office:value="2.73">
                <text:p>2.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743">
                <text:p>2.743</text:p>
              </table:table-cell>
              <table:table-cell office:value-type="float" office:value="2.743">
                <text:p>2.7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756">
                <text:p>2.756</text:p>
              </table:table-cell>
              <table:table-cell office:value-type="float" office:value="2.756">
                <text:p>2.7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769">
                <text:p>2.769</text:p>
              </table:table-cell>
              <table:table-cell office:value-type="float" office:value="2.769">
                <text:p>2.7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782">
                <text:p>2.782</text:p>
              </table:table-cell>
              <table:table-cell office:value-type="float" office:value="2.782">
                <text:p>2.7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795">
                <text:p>2.795</text:p>
              </table:table-cell>
              <table:table-cell office:value-type="float" office:value="2.795">
                <text:p>2.7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808">
                <text:p>2.808</text:p>
              </table:table-cell>
              <table:table-cell office:value-type="float" office:value="2.808">
                <text:p>2.8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821">
                <text:p>2.821</text:p>
              </table:table-cell>
              <table:table-cell office:value-type="float" office:value="2.821">
                <text:p>2.8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834">
                <text:p>2.834</text:p>
              </table:table-cell>
              <table:table-cell office:value-type="float" office:value="2.834">
                <text:p>2.8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847">
                <text:p>2.847</text:p>
              </table:table-cell>
              <table:table-cell office:value-type="float" office:value="2.847">
                <text:p>2.8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86">
                <text:p>2.86</text:p>
              </table:table-cell>
              <table:table-cell office:value-type="float" office:value="2.86">
                <text:p>2.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873">
                <text:p>2.873</text:p>
              </table:table-cell>
              <table:table-cell office:value-type="float" office:value="2.873">
                <text:p>2.8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886">
                <text:p>2.886</text:p>
              </table:table-cell>
              <table:table-cell office:value-type="float" office:value="2.886">
                <text:p>2.8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899">
                <text:p>2.899</text:p>
              </table:table-cell>
              <table:table-cell office:value-type="float" office:value="2.899">
                <text:p>2.8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912">
                <text:p>2.912</text:p>
              </table:table-cell>
              <table:table-cell office:value-type="float" office:value="2.912">
                <text:p>2.9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925">
                <text:p>2.925</text:p>
              </table:table-cell>
              <table:table-cell office:value-type="float" office:value="2.925">
                <text:p>2.9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938">
                <text:p>2.938</text:p>
              </table:table-cell>
              <table:table-cell office:value-type="float" office:value="2.938">
                <text:p>2.9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951">
                <text:p>2.951</text:p>
              </table:table-cell>
              <table:table-cell office:value-type="float" office:value="2.951">
                <text:p>2.9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964">
                <text:p>2.964</text:p>
              </table:table-cell>
              <table:table-cell office:value-type="float" office:value="2.964">
                <text:p>2.9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977">
                <text:p>2.977</text:p>
              </table:table-cell>
              <table:table-cell office:value-type="float" office:value="2.977">
                <text:p>2.9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99">
                <text:p>2.99</text:p>
              </table:table-cell>
              <table:table-cell office:value-type="float" office:value="2.99">
                <text:p>2.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003">
                <text:p>3.003</text:p>
              </table:table-cell>
              <table:table-cell office:value-type="float" office:value="3.003">
                <text:p>3.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016">
                <text:p>3.016</text:p>
              </table:table-cell>
              <table:table-cell office:value-type="float" office:value="3.016">
                <text:p>3.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029">
                <text:p>3.029</text:p>
              </table:table-cell>
              <table:table-cell office:value-type="float" office:value="3.029">
                <text:p>3.0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042">
                <text:p>3.042</text:p>
              </table:table-cell>
              <table:table-cell office:value-type="float" office:value="3.042">
                <text:p>3.0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055">
                <text:p>3.055</text:p>
              </table:table-cell>
              <table:table-cell office:value-type="float" office:value="3.055">
                <text:p>3.0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068">
                <text:p>3.068</text:p>
              </table:table-cell>
              <table:table-cell office:value-type="float" office:value="3.068">
                <text:p>3.0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081">
                <text:p>3.081</text:p>
              </table:table-cell>
              <table:table-cell office:value-type="float" office:value="3.081">
                <text:p>3.0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094">
                <text:p>3.094</text:p>
              </table:table-cell>
              <table:table-cell office:value-type="float" office:value="3.094">
                <text:p>3.0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107">
                <text:p>3.107</text:p>
              </table:table-cell>
              <table:table-cell office:value-type="float" office:value="3.107">
                <text:p>3.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12">
                <text:p>3.12</text:p>
              </table:table-cell>
              <table:table-cell office:value-type="float" office:value="3.12">
                <text:p>3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133">
                <text:p>3.133</text:p>
              </table:table-cell>
              <table:table-cell office:value-type="float" office:value="3.133">
                <text:p>3.1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146">
                <text:p>3.146</text:p>
              </table:table-cell>
              <table:table-cell office:value-type="float" office:value="3.146">
                <text:p>3.1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159">
                <text:p>3.159</text:p>
              </table:table-cell>
              <table:table-cell office:value-type="float" office:value="3.159">
                <text:p>3.1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172">
                <text:p>3.172</text:p>
              </table:table-cell>
              <table:table-cell office:value-type="float" office:value="3.172">
                <text:p>3.1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185">
                <text:p>3.185</text:p>
              </table:table-cell>
              <table:table-cell office:value-type="float" office:value="3.185">
                <text:p>3.1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198">
                <text:p>3.198</text:p>
              </table:table-cell>
              <table:table-cell office:value-type="float" office:value="3.198">
                <text:p>3.1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211">
                <text:p>3.211</text:p>
              </table:table-cell>
              <table:table-cell office:value-type="float" office:value="3.211">
                <text:p>3.2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224">
                <text:p>3.224</text:p>
              </table:table-cell>
              <table:table-cell office:value-type="float" office:value="3.224">
                <text:p>3.2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237">
                <text:p>3.237</text:p>
              </table:table-cell>
              <table:table-cell office:value-type="float" office:value="3.237">
                <text:p>3.2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25">
                <text:p>3.25</text:p>
              </table:table-cell>
              <table:table-cell office:value-type="float" office:value="3.25">
                <text:p>3.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263">
                <text:p>3.263</text:p>
              </table:table-cell>
              <table:table-cell office:value-type="float" office:value="3.263">
                <text:p>3.2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276">
                <text:p>3.276</text:p>
              </table:table-cell>
              <table:table-cell office:value-type="float" office:value="3.276">
                <text:p>3.2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289">
                <text:p>3.289</text:p>
              </table:table-cell>
              <table:table-cell office:value-type="float" office:value="3.289">
                <text:p>3.2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302">
                <text:p>3.302</text:p>
              </table:table-cell>
              <table:table-cell office:value-type="float" office:value="3.302">
                <text:p>3.3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315">
                <text:p>3.315</text:p>
              </table:table-cell>
              <table:table-cell office:value-type="float" office:value="3.315">
                <text:p>3.3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328">
                <text:p>3.328</text:p>
              </table:table-cell>
              <table:table-cell office:value-type="float" office:value="3.328">
                <text:p>3.3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341">
                <text:p>3.341</text:p>
              </table:table-cell>
              <table:table-cell office:value-type="float" office:value="3.341">
                <text:p>3.3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354">
                <text:p>3.354</text:p>
              </table:table-cell>
              <table:table-cell office:value-type="float" office:value="3.354">
                <text:p>3.3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367">
                <text:p>3.367</text:p>
              </table:table-cell>
              <table:table-cell office:value-type="float" office:value="3.367">
                <text:p>3.3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38">
                <text:p>3.38</text:p>
              </table:table-cell>
              <table:table-cell office:value-type="float" office:value="3.38">
                <text:p>3.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393">
                <text:p>3.393</text:p>
              </table:table-cell>
              <table:table-cell office:value-type="float" office:value="3.393">
                <text:p>3.3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406">
                <text:p>3.406</text:p>
              </table:table-cell>
              <table:table-cell office:value-type="float" office:value="3.406">
                <text:p>3.4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419">
                <text:p>3.419</text:p>
              </table:table-cell>
              <table:table-cell office:value-type="float" office:value="3.419">
                <text:p>3.4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432">
                <text:p>3.432</text:p>
              </table:table-cell>
              <table:table-cell office:value-type="float" office:value="3.432">
                <text:p>3.4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445">
                <text:p>3.445</text:p>
              </table:table-cell>
              <table:table-cell office:value-type="float" office:value="3.445">
                <text:p>3.4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458">
                <text:p>3.458</text:p>
              </table:table-cell>
              <table:table-cell office:value-type="float" office:value="3.458">
                <text:p>3.4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471">
                <text:p>3.471</text:p>
              </table:table-cell>
              <table:table-cell office:value-type="float" office:value="3.471">
                <text:p>3.4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484">
                <text:p>3.484</text:p>
              </table:table-cell>
              <table:table-cell office:value-type="float" office:value="3.484">
                <text:p>3.4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497">
                <text:p>3.497</text:p>
              </table:table-cell>
              <table:table-cell office:value-type="float" office:value="3.497">
                <text:p>3.4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51">
                <text:p>3.51</text:p>
              </table:table-cell>
              <table:table-cell office:value-type="float" office:value="3.51">
                <text:p>3.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523">
                <text:p>3.523</text:p>
              </table:table-cell>
              <table:table-cell office:value-type="float" office:value="3.523">
                <text:p>3.5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536">
                <text:p>3.536</text:p>
              </table:table-cell>
              <table:table-cell office:value-type="float" office:value="3.536">
                <text:p>3.5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549">
                <text:p>3.549</text:p>
              </table:table-cell>
              <table:table-cell office:value-type="float" office:value="3.549">
                <text:p>3.5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562">
                <text:p>3.562</text:p>
              </table:table-cell>
              <table:table-cell office:value-type="float" office:value="3.562">
                <text:p>3.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575">
                <text:p>3.575</text:p>
              </table:table-cell>
              <table:table-cell office:value-type="float" office:value="3.575">
                <text:p>3.5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588">
                <text:p>3.588</text:p>
              </table:table-cell>
              <table:table-cell office:value-type="float" office:value="3.588">
                <text:p>3.5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601">
                <text:p>3.601</text:p>
              </table:table-cell>
              <table:table-cell office:value-type="float" office:value="3.601">
                <text:p>3.6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614">
                <text:p>3.614</text:p>
              </table:table-cell>
              <table:table-cell office:value-type="float" office:value="3.614">
                <text:p>3.6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627">
                <text:p>3.627</text:p>
              </table:table-cell>
              <table:table-cell office:value-type="float" office:value="3.627">
                <text:p>3.6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64">
                <text:p>3.64</text:p>
              </table:table-cell>
              <table:table-cell office:value-type="float" office:value="3.64">
                <text:p>3.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653">
                <text:p>3.653</text:p>
              </table:table-cell>
              <table:table-cell office:value-type="float" office:value="3.653">
                <text:p>3.6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666">
                <text:p>3.666</text:p>
              </table:table-cell>
              <table:table-cell office:value-type="float" office:value="3.666">
                <text:p>3.6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679">
                <text:p>3.679</text:p>
              </table:table-cell>
              <table:table-cell office:value-type="float" office:value="3.679">
                <text:p>3.6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692">
                <text:p>3.692</text:p>
              </table:table-cell>
              <table:table-cell office:value-type="float" office:value="3.692">
                <text:p>3.6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705">
                <text:p>3.705</text:p>
              </table:table-cell>
              <table:table-cell office:value-type="float" office:value="3.705">
                <text:p>3.7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718">
                <text:p>3.718</text:p>
              </table:table-cell>
              <table:table-cell office:value-type="float" office:value="3.718">
                <text:p>3.7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731">
                <text:p>3.731</text:p>
              </table:table-cell>
              <table:table-cell office:value-type="float" office:value="3.731">
                <text:p>3.7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744">
                <text:p>3.744</text:p>
              </table:table-cell>
              <table:table-cell office:value-type="float" office:value="3.744">
                <text:p>3.7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757">
                <text:p>3.757</text:p>
              </table:table-cell>
              <table:table-cell office:value-type="float" office:value="3.757">
                <text:p>3.7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77">
                <text:p>3.77</text:p>
              </table:table-cell>
              <table:table-cell office:value-type="float" office:value="3.77">
                <text:p>3.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783">
                <text:p>3.783</text:p>
              </table:table-cell>
              <table:table-cell office:value-type="float" office:value="3.783">
                <text:p>3.7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796">
                <text:p>3.796</text:p>
              </table:table-cell>
              <table:table-cell office:value-type="float" office:value="3.796">
                <text:p>3.7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809">
                <text:p>3.809</text:p>
              </table:table-cell>
              <table:table-cell office:value-type="float" office:value="3.809">
                <text:p>3.8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822">
                <text:p>3.822</text:p>
              </table:table-cell>
              <table:table-cell office:value-type="float" office:value="3.822">
                <text:p>3.8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835">
                <text:p>3.835</text:p>
              </table:table-cell>
              <table:table-cell office:value-type="float" office:value="3.835">
                <text:p>3.8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848">
                <text:p>3.848</text:p>
              </table:table-cell>
              <table:table-cell office:value-type="float" office:value="3.848">
                <text:p>3.8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861">
                <text:p>3.861</text:p>
              </table:table-cell>
              <table:table-cell office:value-type="float" office:value="3.861">
                <text:p>3.8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874">
                <text:p>3.874</text:p>
              </table:table-cell>
              <table:table-cell office:value-type="float" office:value="3.874">
                <text:p>3.8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887">
                <text:p>3.887</text:p>
              </table:table-cell>
              <table:table-cell office:value-type="float" office:value="3.887">
                <text:p>3.8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9">
                <text:p>3.9</text:p>
              </table:table-cell>
              <table:table-cell office:value-type="float" office:value="3.9">
                <text:p>3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913">
                <text:p>3.913</text:p>
              </table:table-cell>
              <table:table-cell office:value-type="float" office:value="3.913">
                <text:p>3.9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926">
                <text:p>3.926</text:p>
              </table:table-cell>
              <table:table-cell office:value-type="float" office:value="3.926">
                <text:p>3.9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939">
                <text:p>3.939</text:p>
              </table:table-cell>
              <table:table-cell office:value-type="float" office:value="3.939">
                <text:p>3.9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952">
                <text:p>3.952</text:p>
              </table:table-cell>
              <table:table-cell office:value-type="float" office:value="3.952">
                <text:p>3.9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965">
                <text:p>3.965</text:p>
              </table:table-cell>
              <table:table-cell office:value-type="float" office:value="3.965">
                <text:p>3.9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978">
                <text:p>3.978</text:p>
              </table:table-cell>
              <table:table-cell office:value-type="float" office:value="3.978">
                <text:p>3.9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991">
                <text:p>3.991</text:p>
              </table:table-cell>
              <table:table-cell office:value-type="float" office:value="3.991">
                <text:p>3.9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.004">
                <text:p>4.004</text:p>
              </table:table-cell>
              <table:table-cell office:value-type="float" office:value="4.004">
                <text:p>4.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.017">
                <text:p>4.017</text:p>
              </table:table-cell>
              <table:table-cell office:value-type="float" office:value="4.017">
                <text:p>4.0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.03">
                <text:p>4.03</text:p>
              </table:table-cell>
              <table:table-cell office:value-type="float" office:value="4.03">
                <text:p>4.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.043">
                <text:p>4.043</text:p>
              </table:table-cell>
              <table:table-cell office:value-type="float" office:value="4.043">
                <text:p>4.0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.056">
                <text:p>4.056</text:p>
              </table:table-cell>
              <table:table-cell office:value-type="float" office:value="4.056">
                <text:p>4.0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.069">
                <text:p>4.069</text:p>
              </table:table-cell>
              <table:table-cell office:value-type="float" office:value="4.069">
                <text:p>4.0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.082">
                <text:p>4.082</text:p>
              </table:table-cell>
              <table:table-cell office:value-type="float" office:value="4.082">
                <text:p>4.0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.095">
                <text:p>4.095</text:p>
              </table:table-cell>
              <table:table-cell office:value-type="float" office:value="4.095">
                <text:p>4.0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.108">
                <text:p>4.108</text:p>
              </table:table-cell>
              <table:table-cell office:value-type="float" office:value="4.108">
                <text:p>4.1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.121">
                <text:p>4.121</text:p>
              </table:table-cell>
              <table:table-cell office:value-type="float" office:value="4.121">
                <text:p>4.1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.134">
                <text:p>4.134</text:p>
              </table:table-cell>
              <table:table-cell office:value-type="float" office:value="4.134">
                <text:p>4.1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.147">
                <text:p>4.147</text:p>
              </table:table-cell>
              <table:table-cell office:value-type="float" office:value="4.147">
                <text:p>4.1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.16">
                <text:p>4.16</text:p>
              </table:table-cell>
              <table:table-cell office:value-type="float" office:value="4.16">
                <text:p>4.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.173">
                <text:p>4.173</text:p>
              </table:table-cell>
              <table:table-cell office:value-type="float" office:value="4.173">
                <text:p>4.1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.186">
                <text:p>4.186</text:p>
              </table:table-cell>
              <table:table-cell office:value-type="float" office:value="4.186">
                <text:p>4.1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.199">
                <text:p>4.199</text:p>
              </table:table-cell>
              <table:table-cell office:value-type="float" office:value="4.199">
                <text:p>4.1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.212">
                <text:p>4.212</text:p>
              </table:table-cell>
              <table:table-cell office:value-type="float" office:value="4.212">
                <text:p>4.2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.225">
                <text:p>4.225</text:p>
              </table:table-cell>
              <table:table-cell office:value-type="float" office:value="4.225">
                <text:p>4.2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.238">
                <text:p>4.238</text:p>
              </table:table-cell>
              <table:table-cell office:value-type="float" office:value="4.238">
                <text:p>4.2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.251">
                <text:p>4.251</text:p>
              </table:table-cell>
              <table:table-cell office:value-type="float" office:value="4.251">
                <text:p>4.2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.264">
                <text:p>4.264</text:p>
              </table:table-cell>
              <table:table-cell office:value-type="float" office:value="4.264">
                <text:p>4.2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.277">
                <text:p>4.277</text:p>
              </table:table-cell>
              <table:table-cell office:value-type="float" office:value="4.277">
                <text:p>4.2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.29">
                <text:p>4.29</text:p>
              </table:table-cell>
              <table:table-cell office:value-type="float" office:value="4.29">
                <text:p>4.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.303">
                <text:p>4.303</text:p>
              </table:table-cell>
              <table:table-cell office:value-type="float" office:value="4.303">
                <text:p>4.3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.316">
                <text:p>4.316</text:p>
              </table:table-cell>
              <table:table-cell office:value-type="float" office:value="4.316">
                <text:p>4.3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.329">
                <text:p>4.329</text:p>
              </table:table-cell>
              <table:table-cell office:value-type="float" office:value="4.329">
                <text:p>4.3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.342">
                <text:p>4.342</text:p>
              </table:table-cell>
              <table:table-cell office:value-type="float" office:value="4.342">
                <text:p>4.3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.355">
                <text:p>4.355</text:p>
              </table:table-cell>
              <table:table-cell office:value-type="float" office:value="4.355">
                <text:p>4.3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.368">
                <text:p>4.368</text:p>
              </table:table-cell>
              <table:table-cell office:value-type="float" office:value="4.368">
                <text:p>4.3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.381">
                <text:p>4.381</text:p>
              </table:table-cell>
              <table:table-cell office:value-type="float" office:value="4.381">
                <text:p>4.3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.394">
                <text:p>4.394</text:p>
              </table:table-cell>
              <table:table-cell office:value-type="float" office:value="4.394">
                <text:p>4.3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.407">
                <text:p>4.407</text:p>
              </table:table-cell>
              <table:table-cell office:value-type="float" office:value="4.407">
                <text:p>4.4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.42">
                <text:p>4.42</text:p>
              </table:table-cell>
              <table:table-cell office:value-type="float" office:value="4.42">
                <text:p>4.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.433">
                <text:p>4.433</text:p>
              </table:table-cell>
              <table:table-cell office:value-type="float" office:value="4.433">
                <text:p>4.4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.446">
                <text:p>4.446</text:p>
              </table:table-cell>
              <table:table-cell office:value-type="float" office:value="4.446">
                <text:p>4.4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.459">
                <text:p>4.459</text:p>
              </table:table-cell>
              <table:table-cell office:value-type="float" office:value="4.459">
                <text:p>4.4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.472">
                <text:p>4.472</text:p>
              </table:table-cell>
              <table:table-cell office:value-type="float" office:value="4.472">
                <text:p>4.4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.485">
                <text:p>4.485</text:p>
              </table:table-cell>
              <table:table-cell office:value-type="float" office:value="4.485">
                <text:p>4.4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.498">
                <text:p>4.498</text:p>
              </table:table-cell>
              <table:table-cell office:value-type="float" office:value="4.498">
                <text:p>4.4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.511">
                <text:p>4.511</text:p>
              </table:table-cell>
              <table:table-cell office:value-type="float" office:value="4.511">
                <text:p>4.511</text:p>
              </table:table-cell>
              <table:table-cell office:value-type="float" office:value="-250">
                <text:p>-250</text:p>
              </table:table-cell>
            </table:table-row>
            <table:table-row>
              <table:table-cell office:value-type="float" office:value="4.524">
                <text:p>4.524</text:p>
              </table:table-cell>
              <table:table-cell office:value-type="float" office:value="4.524">
                <text:p>4.524</text:p>
              </table:table-cell>
              <table:table-cell office:value-type="float" office:value="-250">
                <text:p>-250</text:p>
              </table:table-cell>
            </table:table-row>
            <table:table-row>
              <table:table-cell office:value-type="float" office:value="4.537">
                <text:p>4.537</text:p>
              </table:table-cell>
              <table:table-cell office:value-type="float" office:value="4.537">
                <text:p>4.537</text:p>
              </table:table-cell>
              <table:table-cell office:value-type="float" office:value="-250">
                <text:p>-250</text:p>
              </table:table-cell>
            </table:table-row>
            <table:table-row>
              <table:table-cell office:value-type="float" office:value="4.55">
                <text:p>4.55</text:p>
              </table:table-cell>
              <table:table-cell office:value-type="float" office:value="4.55">
                <text:p>4.55</text:p>
              </table:table-cell>
              <table:table-cell office:value-type="float" office:value="-250">
                <text:p>-250</text:p>
              </table:table-cell>
            </table:table-row>
            <table:table-row>
              <table:table-cell office:value-type="float" office:value="4.563">
                <text:p>4.563</text:p>
              </table:table-cell>
              <table:table-cell office:value-type="float" office:value="4.563">
                <text:p>4.563</text:p>
              </table:table-cell>
              <table:table-cell office:value-type="float" office:value="-250">
                <text:p>-250</text:p>
              </table:table-cell>
            </table:table-row>
            <table:table-row>
              <table:table-cell office:value-type="float" office:value="4.576">
                <text:p>4.576</text:p>
              </table:table-cell>
              <table:table-cell office:value-type="float" office:value="4.576">
                <text:p>4.576</text:p>
              </table:table-cell>
              <table:table-cell office:value-type="float" office:value="-250">
                <text:p>-250</text:p>
              </table:table-cell>
            </table:table-row>
            <table:table-row>
              <table:table-cell office:value-type="float" office:value="4.589">
                <text:p>4.589</text:p>
              </table:table-cell>
              <table:table-cell office:value-type="float" office:value="4.589">
                <text:p>4.589</text:p>
              </table:table-cell>
              <table:table-cell office:value-type="float" office:value="-250">
                <text:p>-250</text:p>
              </table:table-cell>
            </table:table-row>
            <table:table-row>
              <table:table-cell office:value-type="float" office:value="4.602">
                <text:p>4.602</text:p>
              </table:table-cell>
              <table:table-cell office:value-type="float" office:value="4.602">
                <text:p>4.602</text:p>
              </table:table-cell>
              <table:table-cell office:value-type="float" office:value="-250">
                <text:p>-250</text:p>
              </table:table-cell>
            </table:table-row>
            <table:table-row>
              <table:table-cell office:value-type="float" office:value="4.615">
                <text:p>4.615</text:p>
              </table:table-cell>
              <table:table-cell office:value-type="float" office:value="4.615">
                <text:p>4.615</text:p>
              </table:table-cell>
              <table:table-cell office:value-type="float" office:value="-250">
                <text:p>-250</text:p>
              </table:table-cell>
            </table:table-row>
            <table:table-row>
              <table:table-cell office:value-type="float" office:value="4.628">
                <text:p>4.628</text:p>
              </table:table-cell>
              <table:table-cell office:value-type="float" office:value="4.628">
                <text:p>4.628</text:p>
              </table:table-cell>
              <table:table-cell office:value-type="float" office:value="-250">
                <text:p>-250</text:p>
              </table:table-cell>
            </table:table-row>
            <table:table-row>
              <table:table-cell office:value-type="float" office:value="4.641">
                <text:p>4.641</text:p>
              </table:table-cell>
              <table:table-cell office:value-type="float" office:value="4.641">
                <text:p>4.641</text:p>
              </table:table-cell>
              <table:table-cell office:value-type="float" office:value="-250">
                <text:p>-250</text:p>
              </table:table-cell>
            </table:table-row>
            <table:table-row>
              <table:table-cell office:value-type="float" office:value="4.654">
                <text:p>4.654</text:p>
              </table:table-cell>
              <table:table-cell office:value-type="float" office:value="4.654">
                <text:p>4.654</text:p>
              </table:table-cell>
              <table:table-cell office:value-type="float" office:value="-250">
                <text:p>-250</text:p>
              </table:table-cell>
            </table:table-row>
            <table:table-row>
              <table:table-cell office:value-type="float" office:value="4.667">
                <text:p>4.667</text:p>
              </table:table-cell>
              <table:table-cell office:value-type="float" office:value="4.667">
                <text:p>4.667</text:p>
              </table:table-cell>
              <table:table-cell office:value-type="float" office:value="-250">
                <text:p>-250</text:p>
              </table:table-cell>
            </table:table-row>
            <table:table-row>
              <table:table-cell office:value-type="float" office:value="4.68">
                <text:p>4.68</text:p>
              </table:table-cell>
              <table:table-cell office:value-type="float" office:value="4.68">
                <text:p>4.68</text:p>
              </table:table-cell>
              <table:table-cell office:value-type="float" office:value="-250">
                <text:p>-250</text:p>
              </table:table-cell>
            </table:table-row>
            <table:table-row>
              <table:table-cell office:value-type="float" office:value="4.693">
                <text:p>4.693</text:p>
              </table:table-cell>
              <table:table-cell office:value-type="float" office:value="4.693">
                <text:p>4.693</text:p>
              </table:table-cell>
              <table:table-cell office:value-type="float" office:value="-250">
                <text:p>-250</text:p>
              </table:table-cell>
            </table:table-row>
            <table:table-row>
              <table:table-cell office:value-type="float" office:value="4.706">
                <text:p>4.706</text:p>
              </table:table-cell>
              <table:table-cell office:value-type="float" office:value="4.706">
                <text:p>4.706</text:p>
              </table:table-cell>
              <table:table-cell office:value-type="float" office:value="-250">
                <text:p>-250</text:p>
              </table:table-cell>
            </table:table-row>
            <table:table-row>
              <table:table-cell office:value-type="float" office:value="4.719">
                <text:p>4.719</text:p>
              </table:table-cell>
              <table:table-cell office:value-type="float" office:value="4.719">
                <text:p>4.719</text:p>
              </table:table-cell>
              <table:table-cell office:value-type="float" office:value="-250">
                <text:p>-250</text:p>
              </table:table-cell>
            </table:table-row>
            <table:table-row>
              <table:table-cell office:value-type="float" office:value="4.732">
                <text:p>4.732</text:p>
              </table:table-cell>
              <table:table-cell office:value-type="float" office:value="4.732">
                <text:p>4.732</text:p>
              </table:table-cell>
              <table:table-cell office:value-type="float" office:value="-250">
                <text:p>-250</text:p>
              </table:table-cell>
            </table:table-row>
            <table:table-row>
              <table:table-cell office:value-type="float" office:value="4.745">
                <text:p>4.745</text:p>
              </table:table-cell>
              <table:table-cell office:value-type="float" office:value="4.745">
                <text:p>4.745</text:p>
              </table:table-cell>
              <table:table-cell office:value-type="float" office:value="-250">
                <text:p>-250</text:p>
              </table:table-cell>
            </table:table-row>
            <table:table-row>
              <table:table-cell office:value-type="float" office:value="4.758">
                <text:p>4.758</text:p>
              </table:table-cell>
              <table:table-cell office:value-type="float" office:value="4.758">
                <text:p>4.758</text:p>
              </table:table-cell>
              <table:table-cell office:value-type="float" office:value="-250">
                <text:p>-250</text:p>
              </table:table-cell>
            </table:table-row>
            <table:table-row>
              <table:table-cell office:value-type="float" office:value="4.771">
                <text:p>4.771</text:p>
              </table:table-cell>
              <table:table-cell office:value-type="float" office:value="4.771">
                <text:p>4.771</text:p>
              </table:table-cell>
              <table:table-cell office:value-type="float" office:value="-250">
                <text:p>-250</text:p>
              </table:table-cell>
            </table:table-row>
            <table:table-row>
              <table:table-cell office:value-type="float" office:value="4.784">
                <text:p>4.784</text:p>
              </table:table-cell>
              <table:table-cell office:value-type="float" office:value="4.784">
                <text:p>4.784</text:p>
              </table:table-cell>
              <table:table-cell office:value-type="float" office:value="-250">
                <text:p>-250</text:p>
              </table:table-cell>
            </table:table-row>
            <table:table-row>
              <table:table-cell office:value-type="float" office:value="4.797">
                <text:p>4.797</text:p>
              </table:table-cell>
              <table:table-cell office:value-type="float" office:value="4.797">
                <text:p>4.797</text:p>
              </table:table-cell>
              <table:table-cell office:value-type="float" office:value="-250">
                <text:p>-250</text:p>
              </table:table-cell>
            </table:table-row>
            <table:table-row>
              <table:table-cell office:value-type="float" office:value="4.81">
                <text:p>4.81</text:p>
              </table:table-cell>
              <table:table-cell office:value-type="float" office:value="4.81">
                <text:p>4.81</text:p>
              </table:table-cell>
              <table:table-cell office:value-type="float" office:value="-250">
                <text:p>-250</text:p>
              </table:table-cell>
            </table:table-row>
            <table:table-row>
              <table:table-cell office:value-type="float" office:value="4.823">
                <text:p>4.823</text:p>
              </table:table-cell>
              <table:table-cell office:value-type="float" office:value="4.823">
                <text:p>4.823</text:p>
              </table:table-cell>
              <table:table-cell office:value-type="float" office:value="-250">
                <text:p>-250</text:p>
              </table:table-cell>
            </table:table-row>
            <table:table-row>
              <table:table-cell office:value-type="float" office:value="4.836">
                <text:p>4.836</text:p>
              </table:table-cell>
              <table:table-cell office:value-type="float" office:value="4.836">
                <text:p>4.836</text:p>
              </table:table-cell>
              <table:table-cell office:value-type="float" office:value="-250">
                <text:p>-250</text:p>
              </table:table-cell>
            </table:table-row>
            <table:table-row>
              <table:table-cell office:value-type="float" office:value="4.849">
                <text:p>4.849</text:p>
              </table:table-cell>
              <table:table-cell office:value-type="float" office:value="4.849">
                <text:p>4.849</text:p>
              </table:table-cell>
              <table:table-cell office:value-type="float" office:value="-250">
                <text:p>-250</text:p>
              </table:table-cell>
            </table:table-row>
            <table:table-row>
              <table:table-cell office:value-type="float" office:value="4.862">
                <text:p>4.862</text:p>
              </table:table-cell>
              <table:table-cell office:value-type="float" office:value="4.862">
                <text:p>4.862</text:p>
              </table:table-cell>
              <table:table-cell office:value-type="float" office:value="-250">
                <text:p>-250</text:p>
              </table:table-cell>
            </table:table-row>
            <table:table-row>
              <table:table-cell office:value-type="float" office:value="4.875">
                <text:p>4.875</text:p>
              </table:table-cell>
              <table:table-cell office:value-type="float" office:value="4.875">
                <text:p>4.875</text:p>
              </table:table-cell>
              <table:table-cell office:value-type="float" office:value="-250">
                <text:p>-250</text:p>
              </table:table-cell>
            </table:table-row>
            <table:table-row>
              <table:table-cell office:value-type="float" office:value="4.888">
                <text:p>4.888</text:p>
              </table:table-cell>
              <table:table-cell office:value-type="float" office:value="4.888">
                <text:p>4.888</text:p>
              </table:table-cell>
              <table:table-cell office:value-type="float" office:value="-250">
                <text:p>-250</text:p>
              </table:table-cell>
            </table:table-row>
            <table:table-row>
              <table:table-cell office:value-type="float" office:value="4.901">
                <text:p>4.901</text:p>
              </table:table-cell>
              <table:table-cell office:value-type="float" office:value="4.901">
                <text:p>4.901</text:p>
              </table:table-cell>
              <table:table-cell office:value-type="float" office:value="-250">
                <text:p>-250</text:p>
              </table:table-cell>
            </table:table-row>
            <table:table-row>
              <table:table-cell office:value-type="float" office:value="4.914">
                <text:p>4.914</text:p>
              </table:table-cell>
              <table:table-cell office:value-type="float" office:value="4.914">
                <text:p>4.914</text:p>
              </table:table-cell>
              <table:table-cell office:value-type="float" office:value="-250">
                <text:p>-250</text:p>
              </table:table-cell>
            </table:table-row>
            <table:table-row>
              <table:table-cell office:value-type="float" office:value="4.927">
                <text:p>4.927</text:p>
              </table:table-cell>
              <table:table-cell office:value-type="float" office:value="4.927">
                <text:p>4.927</text:p>
              </table:table-cell>
              <table:table-cell office:value-type="float" office:value="-250">
                <text:p>-250</text:p>
              </table:table-cell>
            </table:table-row>
            <table:table-row>
              <table:table-cell office:value-type="float" office:value="4.94">
                <text:p>4.94</text:p>
              </table:table-cell>
              <table:table-cell office:value-type="float" office:value="4.94">
                <text:p>4.94</text:p>
              </table:table-cell>
              <table:table-cell office:value-type="float" office:value="-250">
                <text:p>-250</text:p>
              </table:table-cell>
            </table:table-row>
            <table:table-row>
              <table:table-cell office:value-type="float" office:value="4.953">
                <text:p>4.953</text:p>
              </table:table-cell>
              <table:table-cell office:value-type="float" office:value="4.953">
                <text:p>4.953</text:p>
              </table:table-cell>
              <table:table-cell office:value-type="float" office:value="-250">
                <text:p>-250</text:p>
              </table:table-cell>
            </table:table-row>
            <table:table-row>
              <table:table-cell office:value-type="float" office:value="4.966">
                <text:p>4.966</text:p>
              </table:table-cell>
              <table:table-cell office:value-type="float" office:value="4.966">
                <text:p>4.966</text:p>
              </table:table-cell>
              <table:table-cell office:value-type="float" office:value="-250">
                <text:p>-250</text:p>
              </table:table-cell>
            </table:table-row>
            <table:table-row>
              <table:table-cell office:value-type="float" office:value="4.979">
                <text:p>4.979</text:p>
              </table:table-cell>
              <table:table-cell office:value-type="float" office:value="4.979">
                <text:p>4.979</text:p>
              </table:table-cell>
              <table:table-cell office:value-type="float" office:value="-250">
                <text:p>-250</text:p>
              </table:table-cell>
            </table:table-row>
            <table:table-row>
              <table:table-cell office:value-type="float" office:value="4.992">
                <text:p>4.992</text:p>
              </table:table-cell>
              <table:table-cell office:value-type="float" office:value="4.992">
                <text:p>4.992</text:p>
              </table:table-cell>
              <table:table-cell office:value-type="float" office:value="-250">
                <text:p>-250</text:p>
              </table:table-cell>
            </table:table-row>
            <table:table-row>
              <table:table-cell office:value-type="float" office:value="5.005">
                <text:p>5.005</text:p>
              </table:table-cell>
              <table:table-cell office:value-type="float" office:value="5.005">
                <text:p>5.005</text:p>
              </table:table-cell>
              <table:table-cell office:value-type="float" office:value="-250">
                <text:p>-250</text:p>
              </table:table-cell>
            </table:table-row>
            <table:table-row>
              <table:table-cell office:value-type="float" office:value="5.018">
                <text:p>5.018</text:p>
              </table:table-cell>
              <table:table-cell office:value-type="float" office:value="5.018">
                <text:p>5.018</text:p>
              </table:table-cell>
              <table:table-cell office:value-type="float" office:value="-250">
                <text:p>-250</text:p>
              </table:table-cell>
            </table:table-row>
            <table:table-row>
              <table:table-cell office:value-type="float" office:value="5.031">
                <text:p>5.031</text:p>
              </table:table-cell>
              <table:table-cell office:value-type="float" office:value="5.031">
                <text:p>5.031</text:p>
              </table:table-cell>
              <table:table-cell office:value-type="float" office:value="-250">
                <text:p>-250</text:p>
              </table:table-cell>
            </table:table-row>
            <table:table-row>
              <table:table-cell office:value-type="float" office:value="5.044">
                <text:p>5.044</text:p>
              </table:table-cell>
              <table:table-cell office:value-type="float" office:value="5.044">
                <text:p>5.044</text:p>
              </table:table-cell>
              <table:table-cell office:value-type="float" office:value="-250">
                <text:p>-250</text:p>
              </table:table-cell>
            </table:table-row>
            <table:table-row>
              <table:table-cell office:value-type="float" office:value="5.057">
                <text:p>5.057</text:p>
              </table:table-cell>
              <table:table-cell office:value-type="float" office:value="5.057">
                <text:p>5.057</text:p>
              </table:table-cell>
              <table:table-cell office:value-type="float" office:value="-250">
                <text:p>-250</text:p>
              </table:table-cell>
            </table:table-row>
            <table:table-row>
              <table:table-cell office:value-type="float" office:value="5.07">
                <text:p>5.07</text:p>
              </table:table-cell>
              <table:table-cell office:value-type="float" office:value="5.07">
                <text:p>5.07</text:p>
              </table:table-cell>
              <table:table-cell office:value-type="float" office:value="-250">
                <text:p>-250</text:p>
              </table:table-cell>
            </table:table-row>
            <table:table-row>
              <table:table-cell office:value-type="float" office:value="5.083">
                <text:p>5.083</text:p>
              </table:table-cell>
              <table:table-cell office:value-type="float" office:value="5.083">
                <text:p>5.083</text:p>
              </table:table-cell>
              <table:table-cell office:value-type="float" office:value="-250">
                <text:p>-250</text:p>
              </table:table-cell>
            </table:table-row>
            <table:table-row>
              <table:table-cell office:value-type="float" office:value="5.096">
                <text:p>5.096</text:p>
              </table:table-cell>
              <table:table-cell office:value-type="float" office:value="5.096">
                <text:p>5.096</text:p>
              </table:table-cell>
              <table:table-cell office:value-type="float" office:value="-250">
                <text:p>-250</text:p>
              </table:table-cell>
            </table:table-row>
            <table:table-row>
              <table:table-cell office:value-type="float" office:value="5.109">
                <text:p>5.109</text:p>
              </table:table-cell>
              <table:table-cell office:value-type="float" office:value="5.109">
                <text:p>5.109</text:p>
              </table:table-cell>
              <table:table-cell office:value-type="float" office:value="-250">
                <text:p>-250</text:p>
              </table:table-cell>
            </table:table-row>
            <table:table-row>
              <table:table-cell office:value-type="float" office:value="5.122">
                <text:p>5.122</text:p>
              </table:table-cell>
              <table:table-cell office:value-type="float" office:value="5.122">
                <text:p>5.122</text:p>
              </table:table-cell>
              <table:table-cell office:value-type="float" office:value="-250">
                <text:p>-250</text:p>
              </table:table-cell>
            </table:table-row>
            <table:table-row>
              <table:table-cell office:value-type="float" office:value="5.135">
                <text:p>5.135</text:p>
              </table:table-cell>
              <table:table-cell office:value-type="float" office:value="5.135">
                <text:p>5.135</text:p>
              </table:table-cell>
              <table:table-cell office:value-type="float" office:value="-250">
                <text:p>-250</text:p>
              </table:table-cell>
            </table:table-row>
            <table:table-row>
              <table:table-cell office:value-type="float" office:value="5.148">
                <text:p>5.148</text:p>
              </table:table-cell>
              <table:table-cell office:value-type="float" office:value="5.148">
                <text:p>5.148</text:p>
              </table:table-cell>
              <table:table-cell office:value-type="float" office:value="-250">
                <text:p>-250</text:p>
              </table:table-cell>
            </table:table-row>
            <table:table-row>
              <table:table-cell office:value-type="float" office:value="5.161">
                <text:p>5.161</text:p>
              </table:table-cell>
              <table:table-cell office:value-type="float" office:value="5.161">
                <text:p>5.161</text:p>
              </table:table-cell>
              <table:table-cell office:value-type="float" office:value="-250">
                <text:p>-250</text:p>
              </table:table-cell>
            </table:table-row>
            <table:table-row>
              <table:table-cell office:value-type="float" office:value="5.174">
                <text:p>5.174</text:p>
              </table:table-cell>
              <table:table-cell office:value-type="float" office:value="5.174">
                <text:p>5.174</text:p>
              </table:table-cell>
              <table:table-cell office:value-type="float" office:value="-250">
                <text:p>-250</text:p>
              </table:table-cell>
            </table:table-row>
            <table:table-row>
              <table:table-cell office:value-type="float" office:value="5.187">
                <text:p>5.187</text:p>
              </table:table-cell>
              <table:table-cell office:value-type="float" office:value="5.187">
                <text:p>5.187</text:p>
              </table:table-cell>
              <table:table-cell office:value-type="float" office:value="-250">
                <text:p>-250</text:p>
              </table:table-cell>
            </table:table-row>
            <table:table-row>
              <table:table-cell office:value-type="float" office:value="5.2">
                <text:p>5.2</text:p>
              </table:table-cell>
              <table:table-cell office:value-type="float" office:value="5.2">
                <text:p>5.2</text:p>
              </table:table-cell>
              <table:table-cell office:value-type="float" office:value="-250">
                <text:p>-250</text:p>
              </table:table-cell>
            </table:table-row>
            <table:table-row>
              <table:table-cell office:value-type="float" office:value="5.213">
                <text:p>5.213</text:p>
              </table:table-cell>
              <table:table-cell office:value-type="float" office:value="5.213">
                <text:p>5.213</text:p>
              </table:table-cell>
              <table:table-cell office:value-type="float" office:value="-250">
                <text:p>-250</text:p>
              </table:table-cell>
            </table:table-row>
            <table:table-row>
              <table:table-cell office:value-type="float" office:value="5.226">
                <text:p>5.226</text:p>
              </table:table-cell>
              <table:table-cell office:value-type="float" office:value="5.226">
                <text:p>5.226</text:p>
              </table:table-cell>
              <table:table-cell office:value-type="float" office:value="-250">
                <text:p>-250</text:p>
              </table:table-cell>
            </table:table-row>
            <table:table-row>
              <table:table-cell office:value-type="float" office:value="5.239">
                <text:p>5.239</text:p>
              </table:table-cell>
              <table:table-cell office:value-type="float" office:value="5.239">
                <text:p>5.239</text:p>
              </table:table-cell>
              <table:table-cell office:value-type="float" office:value="-250">
                <text:p>-250</text:p>
              </table:table-cell>
            </table:table-row>
            <table:table-row>
              <table:table-cell office:value-type="float" office:value="5.252">
                <text:p>5.252</text:p>
              </table:table-cell>
              <table:table-cell office:value-type="float" office:value="5.252">
                <text:p>5.252</text:p>
              </table:table-cell>
              <table:table-cell office:value-type="float" office:value="-250">
                <text:p>-250</text:p>
              </table:table-cell>
            </table:table-row>
            <table:table-row>
              <table:table-cell office:value-type="float" office:value="5.265">
                <text:p>5.265</text:p>
              </table:table-cell>
              <table:table-cell office:value-type="float" office:value="5.265">
                <text:p>5.265</text:p>
              </table:table-cell>
              <table:table-cell office:value-type="float" office:value="-250">
                <text:p>-250</text:p>
              </table:table-cell>
            </table:table-row>
            <table:table-row>
              <table:table-cell office:value-type="float" office:value="5.278">
                <text:p>5.278</text:p>
              </table:table-cell>
              <table:table-cell office:value-type="float" office:value="5.278">
                <text:p>5.278</text:p>
              </table:table-cell>
              <table:table-cell office:value-type="float" office:value="-250">
                <text:p>-250</text:p>
              </table:table-cell>
            </table:table-row>
            <table:table-row>
              <table:table-cell office:value-type="float" office:value="5.291">
                <text:p>5.291</text:p>
              </table:table-cell>
              <table:table-cell office:value-type="float" office:value="5.291">
                <text:p>5.291</text:p>
              </table:table-cell>
              <table:table-cell office:value-type="float" office:value="-250">
                <text:p>-250</text:p>
              </table:table-cell>
            </table:table-row>
            <table:table-row>
              <table:table-cell office:value-type="float" office:value="5.304">
                <text:p>5.304</text:p>
              </table:table-cell>
              <table:table-cell office:value-type="float" office:value="5.304">
                <text:p>5.304</text:p>
              </table:table-cell>
              <table:table-cell office:value-type="float" office:value="-250">
                <text:p>-250</text:p>
              </table:table-cell>
            </table:table-row>
            <table:table-row>
              <table:table-cell office:value-type="float" office:value="5.317">
                <text:p>5.317</text:p>
              </table:table-cell>
              <table:table-cell office:value-type="float" office:value="5.317">
                <text:p>5.317</text:p>
              </table:table-cell>
              <table:table-cell office:value-type="float" office:value="-250">
                <text:p>-250</text:p>
              </table:table-cell>
            </table:table-row>
            <table:table-row>
              <table:table-cell office:value-type="float" office:value="5.33">
                <text:p>5.33</text:p>
              </table:table-cell>
              <table:table-cell office:value-type="float" office:value="5.33">
                <text:p>5.33</text:p>
              </table:table-cell>
              <table:table-cell office:value-type="float" office:value="-250">
                <text:p>-250</text:p>
              </table:table-cell>
            </table:table-row>
            <table:table-row>
              <table:table-cell office:value-type="float" office:value="5.343">
                <text:p>5.343</text:p>
              </table:table-cell>
              <table:table-cell office:value-type="float" office:value="5.343">
                <text:p>5.343</text:p>
              </table:table-cell>
              <table:table-cell office:value-type="float" office:value="-250">
                <text:p>-250</text:p>
              </table:table-cell>
            </table:table-row>
            <table:table-row>
              <table:table-cell office:value-type="float" office:value="5.356">
                <text:p>5.356</text:p>
              </table:table-cell>
              <table:table-cell office:value-type="float" office:value="5.356">
                <text:p>5.356</text:p>
              </table:table-cell>
              <table:table-cell office:value-type="float" office:value="-250">
                <text:p>-250</text:p>
              </table:table-cell>
            </table:table-row>
            <table:table-row>
              <table:table-cell office:value-type="float" office:value="5.369">
                <text:p>5.369</text:p>
              </table:table-cell>
              <table:table-cell office:value-type="float" office:value="5.369">
                <text:p>5.369</text:p>
              </table:table-cell>
              <table:table-cell office:value-type="float" office:value="-250">
                <text:p>-250</text:p>
              </table:table-cell>
            </table:table-row>
            <table:table-row>
              <table:table-cell office:value-type="float" office:value="5.382">
                <text:p>5.382</text:p>
              </table:table-cell>
              <table:table-cell office:value-type="float" office:value="5.382">
                <text:p>5.382</text:p>
              </table:table-cell>
              <table:table-cell office:value-type="float" office:value="-250">
                <text:p>-250</text:p>
              </table:table-cell>
            </table:table-row>
            <table:table-row>
              <table:table-cell office:value-type="float" office:value="5.395">
                <text:p>5.395</text:p>
              </table:table-cell>
              <table:table-cell office:value-type="float" office:value="5.395">
                <text:p>5.395</text:p>
              </table:table-cell>
              <table:table-cell office:value-type="float" office:value="-250">
                <text:p>-250</text:p>
              </table:table-cell>
            </table:table-row>
            <table:table-row>
              <table:table-cell office:value-type="float" office:value="5.408">
                <text:p>5.408</text:p>
              </table:table-cell>
              <table:table-cell office:value-type="float" office:value="5.408">
                <text:p>5.408</text:p>
              </table:table-cell>
              <table:table-cell office:value-type="float" office:value="-250">
                <text:p>-250</text:p>
              </table:table-cell>
            </table:table-row>
            <table:table-row>
              <table:table-cell office:value-type="float" office:value="5.421">
                <text:p>5.421</text:p>
              </table:table-cell>
              <table:table-cell office:value-type="float" office:value="5.421">
                <text:p>5.421</text:p>
              </table:table-cell>
              <table:table-cell office:value-type="float" office:value="-250">
                <text:p>-250</text:p>
              </table:table-cell>
            </table:table-row>
            <table:table-row>
              <table:table-cell office:value-type="float" office:value="5.434">
                <text:p>5.434</text:p>
              </table:table-cell>
              <table:table-cell office:value-type="float" office:value="5.434">
                <text:p>5.434</text:p>
              </table:table-cell>
              <table:table-cell office:value-type="float" office:value="-250">
                <text:p>-250</text:p>
              </table:table-cell>
            </table:table-row>
            <table:table-row>
              <table:table-cell office:value-type="float" office:value="5.447">
                <text:p>5.447</text:p>
              </table:table-cell>
              <table:table-cell office:value-type="float" office:value="5.447">
                <text:p>5.447</text:p>
              </table:table-cell>
              <table:table-cell office:value-type="float" office:value="-250">
                <text:p>-250</text:p>
              </table:table-cell>
            </table:table-row>
            <table:table-row>
              <table:table-cell office:value-type="float" office:value="5.46">
                <text:p>5.46</text:p>
              </table:table-cell>
              <table:table-cell office:value-type="float" office:value="5.46">
                <text:p>5.46</text:p>
              </table:table-cell>
              <table:table-cell office:value-type="float" office:value="-250">
                <text:p>-250</text:p>
              </table:table-cell>
            </table:table-row>
            <table:table-row>
              <table:table-cell office:value-type="float" office:value="5.473">
                <text:p>5.473</text:p>
              </table:table-cell>
              <table:table-cell office:value-type="float" office:value="5.473">
                <text:p>5.473</text:p>
              </table:table-cell>
              <table:table-cell office:value-type="float" office:value="-250">
                <text:p>-250</text:p>
              </table:table-cell>
            </table:table-row>
            <table:table-row>
              <table:table-cell office:value-type="float" office:value="5.486">
                <text:p>5.486</text:p>
              </table:table-cell>
              <table:table-cell office:value-type="float" office:value="5.486">
                <text:p>5.486</text:p>
              </table:table-cell>
              <table:table-cell office:value-type="float" office:value="-250">
                <text:p>-250</text:p>
              </table:table-cell>
            </table:table-row>
            <table:table-row>
              <table:table-cell office:value-type="float" office:value="5.499">
                <text:p>5.499</text:p>
              </table:table-cell>
              <table:table-cell office:value-type="float" office:value="5.499">
                <text:p>5.499</text:p>
              </table:table-cell>
              <table:table-cell office:value-type="float" office:value="-250">
                <text:p>-250</text:p>
              </table:table-cell>
            </table:table-row>
            <table:table-row>
              <table:table-cell office:value-type="float" office:value="5.512">
                <text:p>5.512</text:p>
              </table:table-cell>
              <table:table-cell office:value-type="float" office:value="5.512">
                <text:p>5.512</text:p>
              </table:table-cell>
              <table:table-cell office:value-type="float" office:value="-250">
                <text:p>-250</text:p>
              </table:table-cell>
            </table:table-row>
            <table:table-row>
              <table:table-cell office:value-type="float" office:value="5.525">
                <text:p>5.525</text:p>
              </table:table-cell>
              <table:table-cell office:value-type="float" office:value="5.525">
                <text:p>5.525</text:p>
              </table:table-cell>
              <table:table-cell office:value-type="float" office:value="-250">
                <text:p>-250</text:p>
              </table:table-cell>
            </table:table-row>
            <table:table-row>
              <table:table-cell office:value-type="float" office:value="5.538">
                <text:p>5.538</text:p>
              </table:table-cell>
              <table:table-cell office:value-type="float" office:value="5.538">
                <text:p>5.538</text:p>
              </table:table-cell>
              <table:table-cell office:value-type="float" office:value="-250">
                <text:p>-250</text:p>
              </table:table-cell>
            </table:table-row>
            <table:table-row>
              <table:table-cell office:value-type="float" office:value="5.551">
                <text:p>5.551</text:p>
              </table:table-cell>
              <table:table-cell office:value-type="float" office:value="5.551">
                <text:p>5.551</text:p>
              </table:table-cell>
              <table:table-cell office:value-type="float" office:value="-250">
                <text:p>-250</text:p>
              </table:table-cell>
            </table:table-row>
            <table:table-row>
              <table:table-cell office:value-type="float" office:value="5.564">
                <text:p>5.564</text:p>
              </table:table-cell>
              <table:table-cell office:value-type="float" office:value="5.564">
                <text:p>5.564</text:p>
              </table:table-cell>
              <table:table-cell office:value-type="float" office:value="-250">
                <text:p>-250</text:p>
              </table:table-cell>
            </table:table-row>
            <table:table-row>
              <table:table-cell office:value-type="float" office:value="5.577">
                <text:p>5.577</text:p>
              </table:table-cell>
              <table:table-cell office:value-type="float" office:value="5.577">
                <text:p>5.577</text:p>
              </table:table-cell>
              <table:table-cell office:value-type="float" office:value="-250">
                <text:p>-250</text:p>
              </table:table-cell>
            </table:table-row>
            <table:table-row>
              <table:table-cell office:value-type="float" office:value="5.59">
                <text:p>5.59</text:p>
              </table:table-cell>
              <table:table-cell office:value-type="float" office:value="5.59">
                <text:p>5.59</text:p>
              </table:table-cell>
              <table:table-cell office:value-type="float" office:value="-250">
                <text:p>-250</text:p>
              </table:table-cell>
            </table:table-row>
            <table:table-row>
              <table:table-cell office:value-type="float" office:value="5.603">
                <text:p>5.603</text:p>
              </table:table-cell>
              <table:table-cell office:value-type="float" office:value="5.603">
                <text:p>5.603</text:p>
              </table:table-cell>
              <table:table-cell office:value-type="float" office:value="-250">
                <text:p>-250</text:p>
              </table:table-cell>
            </table:table-row>
            <table:table-row>
              <table:table-cell office:value-type="float" office:value="5.616">
                <text:p>5.616</text:p>
              </table:table-cell>
              <table:table-cell office:value-type="float" office:value="5.616">
                <text:p>5.616</text:p>
              </table:table-cell>
              <table:table-cell office:value-type="float" office:value="-250">
                <text:p>-250</text:p>
              </table:table-cell>
            </table:table-row>
            <table:table-row>
              <table:table-cell office:value-type="float" office:value="5.629">
                <text:p>5.629</text:p>
              </table:table-cell>
              <table:table-cell office:value-type="float" office:value="5.629">
                <text:p>5.629</text:p>
              </table:table-cell>
              <table:table-cell office:value-type="float" office:value="-250">
                <text:p>-250</text:p>
              </table:table-cell>
            </table:table-row>
            <table:table-row>
              <table:table-cell office:value-type="float" office:value="5.642">
                <text:p>5.642</text:p>
              </table:table-cell>
              <table:table-cell office:value-type="float" office:value="5.642">
                <text:p>5.642</text:p>
              </table:table-cell>
              <table:table-cell office:value-type="float" office:value="-250">
                <text:p>-250</text:p>
              </table:table-cell>
            </table:table-row>
            <table:table-row>
              <table:table-cell office:value-type="float" office:value="5.655">
                <text:p>5.655</text:p>
              </table:table-cell>
              <table:table-cell office:value-type="float" office:value="5.655">
                <text:p>5.655</text:p>
              </table:table-cell>
              <table:table-cell office:value-type="float" office:value="-250">
                <text:p>-250</text:p>
              </table:table-cell>
            </table:table-row>
            <table:table-row>
              <table:table-cell office:value-type="float" office:value="5.668">
                <text:p>5.668</text:p>
              </table:table-cell>
              <table:table-cell office:value-type="float" office:value="5.668">
                <text:p>5.668</text:p>
              </table:table-cell>
              <table:table-cell office:value-type="float" office:value="-250">
                <text:p>-250</text:p>
              </table:table-cell>
            </table:table-row>
            <table:table-row>
              <table:table-cell office:value-type="float" office:value="5.681">
                <text:p>5.681</text:p>
              </table:table-cell>
              <table:table-cell office:value-type="float" office:value="5.681">
                <text:p>5.681</text:p>
              </table:table-cell>
              <table:table-cell office:value-type="float" office:value="-250">
                <text:p>-250</text:p>
              </table:table-cell>
            </table:table-row>
            <table:table-row>
              <table:table-cell office:value-type="float" office:value="5.694">
                <text:p>5.694</text:p>
              </table:table-cell>
              <table:table-cell office:value-type="float" office:value="5.694">
                <text:p>5.694</text:p>
              </table:table-cell>
              <table:table-cell office:value-type="float" office:value="-250">
                <text:p>-250</text:p>
              </table:table-cell>
            </table:table-row>
            <table:table-row>
              <table:table-cell office:value-type="float" office:value="5.707">
                <text:p>5.707</text:p>
              </table:table-cell>
              <table:table-cell office:value-type="float" office:value="5.707">
                <text:p>5.707</text:p>
              </table:table-cell>
              <table:table-cell office:value-type="float" office:value="-250">
                <text:p>-250</text:p>
              </table:table-cell>
            </table:table-row>
            <table:table-row>
              <table:table-cell office:value-type="float" office:value="5.72">
                <text:p>5.72</text:p>
              </table:table-cell>
              <table:table-cell office:value-type="float" office:value="5.72">
                <text:p>5.72</text:p>
              </table:table-cell>
              <table:table-cell office:value-type="float" office:value="-250">
                <text:p>-250</text:p>
              </table:table-cell>
            </table:table-row>
            <table:table-row>
              <table:table-cell office:value-type="float" office:value="5.733">
                <text:p>5.733</text:p>
              </table:table-cell>
              <table:table-cell office:value-type="float" office:value="5.733">
                <text:p>5.733</text:p>
              </table:table-cell>
              <table:table-cell office:value-type="float" office:value="-250">
                <text:p>-250</text:p>
              </table:table-cell>
            </table:table-row>
            <table:table-row>
              <table:table-cell office:value-type="float" office:value="5.746">
                <text:p>5.746</text:p>
              </table:table-cell>
              <table:table-cell office:value-type="float" office:value="5.746">
                <text:p>5.746</text:p>
              </table:table-cell>
              <table:table-cell office:value-type="float" office:value="-250">
                <text:p>-250</text:p>
              </table:table-cell>
            </table:table-row>
            <table:table-row>
              <table:table-cell office:value-type="float" office:value="5.759">
                <text:p>5.759</text:p>
              </table:table-cell>
              <table:table-cell office:value-type="float" office:value="5.759">
                <text:p>5.759</text:p>
              </table:table-cell>
              <table:table-cell office:value-type="float" office:value="-250">
                <text:p>-250</text:p>
              </table:table-cell>
            </table:table-row>
            <table:table-row>
              <table:table-cell office:value-type="float" office:value="5.772">
                <text:p>5.772</text:p>
              </table:table-cell>
              <table:table-cell office:value-type="float" office:value="5.772">
                <text:p>5.772</text:p>
              </table:table-cell>
              <table:table-cell office:value-type="float" office:value="-250">
                <text:p>-250</text:p>
              </table:table-cell>
            </table:table-row>
            <table:table-row>
              <table:table-cell office:value-type="float" office:value="5.785">
                <text:p>5.785</text:p>
              </table:table-cell>
              <table:table-cell office:value-type="float" office:value="5.785">
                <text:p>5.785</text:p>
              </table:table-cell>
              <table:table-cell office:value-type="float" office:value="-250">
                <text:p>-250</text:p>
              </table:table-cell>
            </table:table-row>
            <table:table-row>
              <table:table-cell office:value-type="float" office:value="5.798">
                <text:p>5.798</text:p>
              </table:table-cell>
              <table:table-cell office:value-type="float" office:value="5.798">
                <text:p>5.798</text:p>
              </table:table-cell>
              <table:table-cell office:value-type="float" office:value="-250">
                <text:p>-250</text:p>
              </table:table-cell>
            </table:table-row>
            <table:table-row>
              <table:table-cell office:value-type="float" office:value="5.811">
                <text:p>5.811</text:p>
              </table:table-cell>
              <table:table-cell office:value-type="float" office:value="5.811">
                <text:p>5.811</text:p>
              </table:table-cell>
              <table:table-cell office:value-type="float" office:value="-250">
                <text:p>-250</text:p>
              </table:table-cell>
            </table:table-row>
            <table:table-row>
              <table:table-cell office:value-type="float" office:value="5.824">
                <text:p>5.824</text:p>
              </table:table-cell>
              <table:table-cell office:value-type="float" office:value="5.824">
                <text:p>5.824</text:p>
              </table:table-cell>
              <table:table-cell office:value-type="float" office:value="-250">
                <text:p>-250</text:p>
              </table:table-cell>
            </table:table-row>
            <table:table-row>
              <table:table-cell office:value-type="float" office:value="5.837">
                <text:p>5.837</text:p>
              </table:table-cell>
              <table:table-cell office:value-type="float" office:value="5.837">
                <text:p>5.837</text:p>
              </table:table-cell>
              <table:table-cell office:value-type="float" office:value="-250">
                <text:p>-250</text:p>
              </table:table-cell>
            </table:table-row>
            <table:table-row>
              <table:table-cell office:value-type="float" office:value="5.85">
                <text:p>5.85</text:p>
              </table:table-cell>
              <table:table-cell office:value-type="float" office:value="5.85">
                <text:p>5.85</text:p>
              </table:table-cell>
              <table:table-cell office:value-type="float" office:value="-250">
                <text:p>-250</text:p>
              </table:table-cell>
            </table:table-row>
            <table:table-row>
              <table:table-cell office:value-type="float" office:value="5.863">
                <text:p>5.863</text:p>
              </table:table-cell>
              <table:table-cell office:value-type="float" office:value="5.863">
                <text:p>5.863</text:p>
              </table:table-cell>
              <table:table-cell office:value-type="float" office:value="-250">
                <text:p>-250</text:p>
              </table:table-cell>
            </table:table-row>
            <table:table-row>
              <table:table-cell office:value-type="float" office:value="5.876">
                <text:p>5.876</text:p>
              </table:table-cell>
              <table:table-cell office:value-type="float" office:value="5.876">
                <text:p>5.876</text:p>
              </table:table-cell>
              <table:table-cell office:value-type="float" office:value="-250">
                <text:p>-250</text:p>
              </table:table-cell>
            </table:table-row>
            <table:table-row>
              <table:table-cell office:value-type="float" office:value="5.889">
                <text:p>5.889</text:p>
              </table:table-cell>
              <table:table-cell office:value-type="float" office:value="5.889">
                <text:p>5.889</text:p>
              </table:table-cell>
              <table:table-cell office:value-type="float" office:value="-250">
                <text:p>-250</text:p>
              </table:table-cell>
            </table:table-row>
            <table:table-row>
              <table:table-cell office:value-type="float" office:value="5.902">
                <text:p>5.902</text:p>
              </table:table-cell>
              <table:table-cell office:value-type="float" office:value="5.902">
                <text:p>5.902</text:p>
              </table:table-cell>
              <table:table-cell office:value-type="float" office:value="-250">
                <text:p>-250</text:p>
              </table:table-cell>
            </table:table-row>
            <table:table-row>
              <table:table-cell office:value-type="float" office:value="5.915">
                <text:p>5.915</text:p>
              </table:table-cell>
              <table:table-cell office:value-type="float" office:value="5.915">
                <text:p>5.915</text:p>
              </table:table-cell>
              <table:table-cell office:value-type="float" office:value="-250">
                <text:p>-250</text:p>
              </table:table-cell>
            </table:table-row>
            <table:table-row>
              <table:table-cell office:value-type="float" office:value="5.928">
                <text:p>5.928</text:p>
              </table:table-cell>
              <table:table-cell office:value-type="float" office:value="5.928">
                <text:p>5.928</text:p>
              </table:table-cell>
              <table:table-cell office:value-type="float" office:value="-250">
                <text:p>-250</text:p>
              </table:table-cell>
            </table:table-row>
            <table:table-row>
              <table:table-cell office:value-type="float" office:value="5.941">
                <text:p>5.941</text:p>
              </table:table-cell>
              <table:table-cell office:value-type="float" office:value="5.941">
                <text:p>5.941</text:p>
              </table:table-cell>
              <table:table-cell office:value-type="float" office:value="-250">
                <text:p>-250</text:p>
              </table:table-cell>
            </table:table-row>
            <table:table-row>
              <table:table-cell office:value-type="float" office:value="5.954">
                <text:p>5.954</text:p>
              </table:table-cell>
              <table:table-cell office:value-type="float" office:value="5.954">
                <text:p>5.954</text:p>
              </table:table-cell>
              <table:table-cell office:value-type="float" office:value="-250">
                <text:p>-250</text:p>
              </table:table-cell>
            </table:table-row>
            <table:table-row>
              <table:table-cell office:value-type="float" office:value="5.967">
                <text:p>5.967</text:p>
              </table:table-cell>
              <table:table-cell office:value-type="float" office:value="5.967">
                <text:p>5.967</text:p>
              </table:table-cell>
              <table:table-cell office:value-type="float" office:value="-250">
                <text:p>-250</text:p>
              </table:table-cell>
            </table:table-row>
            <table:table-row>
              <table:table-cell office:value-type="float" office:value="5.98">
                <text:p>5.98</text:p>
              </table:table-cell>
              <table:table-cell office:value-type="float" office:value="5.98">
                <text:p>5.98</text:p>
              </table:table-cell>
              <table:table-cell office:value-type="float" office:value="-250">
                <text:p>-250</text:p>
              </table:table-cell>
            </table:table-row>
            <table:table-row>
              <table:table-cell office:value-type="float" office:value="5.993">
                <text:p>5.993</text:p>
              </table:table-cell>
              <table:table-cell office:value-type="float" office:value="5.993">
                <text:p>5.993</text:p>
              </table:table-cell>
              <table:table-cell office:value-type="float" office:value="-250">
                <text:p>-250</text:p>
              </table:table-cell>
            </table:table-row>
            <table:table-row>
              <table:table-cell office:value-type="float" office:value="6.006">
                <text:p>6.006</text:p>
              </table:table-cell>
              <table:table-cell office:value-type="float" office:value="6.006">
                <text:p>6.006</text:p>
              </table:table-cell>
              <table:table-cell office:value-type="float" office:value="-250">
                <text:p>-250</text:p>
              </table:table-cell>
            </table:table-row>
            <table:table-row>
              <table:table-cell office:value-type="float" office:value="6.019">
                <text:p>6.019</text:p>
              </table:table-cell>
              <table:table-cell office:value-type="float" office:value="6.019">
                <text:p>6.019</text:p>
              </table:table-cell>
              <table:table-cell office:value-type="float" office:value="-250">
                <text:p>-250</text:p>
              </table:table-cell>
            </table:table-row>
            <table:table-row>
              <table:table-cell office:value-type="float" office:value="6.032">
                <text:p>6.032</text:p>
              </table:table-cell>
              <table:table-cell office:value-type="float" office:value="6.032">
                <text:p>6.032</text:p>
              </table:table-cell>
              <table:table-cell office:value-type="float" office:value="-250">
                <text:p>-250</text:p>
              </table:table-cell>
            </table:table-row>
            <table:table-row>
              <table:table-cell office:value-type="float" office:value="6.045">
                <text:p>6.045</text:p>
              </table:table-cell>
              <table:table-cell office:value-type="float" office:value="6.045">
                <text:p>6.045</text:p>
              </table:table-cell>
              <table:table-cell office:value-type="float" office:value="-250">
                <text:p>-250</text:p>
              </table:table-cell>
            </table:table-row>
            <table:table-row>
              <table:table-cell office:value-type="float" office:value="6.058">
                <text:p>6.058</text:p>
              </table:table-cell>
              <table:table-cell office:value-type="float" office:value="6.058">
                <text:p>6.058</text:p>
              </table:table-cell>
              <table:table-cell office:value-type="float" office:value="-250">
                <text:p>-250</text:p>
              </table:table-cell>
            </table:table-row>
            <table:table-row>
              <table:table-cell office:value-type="float" office:value="6.071">
                <text:p>6.071</text:p>
              </table:table-cell>
              <table:table-cell office:value-type="float" office:value="6.071">
                <text:p>6.071</text:p>
              </table:table-cell>
              <table:table-cell office:value-type="float" office:value="-250">
                <text:p>-250</text:p>
              </table:table-cell>
            </table:table-row>
            <table:table-row>
              <table:table-cell office:value-type="float" office:value="6.084">
                <text:p>6.084</text:p>
              </table:table-cell>
              <table:table-cell office:value-type="float" office:value="6.084">
                <text:p>6.084</text:p>
              </table:table-cell>
              <table:table-cell office:value-type="float" office:value="-250">
                <text:p>-250</text:p>
              </table:table-cell>
            </table:table-row>
            <table:table-row>
              <table:table-cell office:value-type="float" office:value="6.097">
                <text:p>6.097</text:p>
              </table:table-cell>
              <table:table-cell office:value-type="float" office:value="6.097">
                <text:p>6.097</text:p>
              </table:table-cell>
              <table:table-cell office:value-type="float" office:value="-250">
                <text:p>-250</text:p>
              </table:table-cell>
            </table:table-row>
            <table:table-row>
              <table:table-cell office:value-type="float" office:value="6.11">
                <text:p>6.11</text:p>
              </table:table-cell>
              <table:table-cell office:value-type="float" office:value="6.11">
                <text:p>6.11</text:p>
              </table:table-cell>
              <table:table-cell office:value-type="float" office:value="-250">
                <text:p>-250</text:p>
              </table:table-cell>
            </table:table-row>
            <table:table-row>
              <table:table-cell office:value-type="float" office:value="6.123">
                <text:p>6.123</text:p>
              </table:table-cell>
              <table:table-cell office:value-type="float" office:value="6.123">
                <text:p>6.123</text:p>
              </table:table-cell>
              <table:table-cell office:value-type="float" office:value="-250">
                <text:p>-250</text:p>
              </table:table-cell>
            </table:table-row>
            <table:table-row>
              <table:table-cell office:value-type="float" office:value="6.136">
                <text:p>6.136</text:p>
              </table:table-cell>
              <table:table-cell office:value-type="float" office:value="6.136">
                <text:p>6.136</text:p>
              </table:table-cell>
              <table:table-cell office:value-type="float" office:value="-250">
                <text:p>-250</text:p>
              </table:table-cell>
            </table:table-row>
            <table:table-row>
              <table:table-cell office:value-type="float" office:value="6.149">
                <text:p>6.149</text:p>
              </table:table-cell>
              <table:table-cell office:value-type="float" office:value="6.149">
                <text:p>6.149</text:p>
              </table:table-cell>
              <table:table-cell office:value-type="float" office:value="-250">
                <text:p>-250</text:p>
              </table:table-cell>
            </table:table-row>
            <table:table-row>
              <table:table-cell office:value-type="float" office:value="6.162">
                <text:p>6.162</text:p>
              </table:table-cell>
              <table:table-cell office:value-type="float" office:value="6.162">
                <text:p>6.162</text:p>
              </table:table-cell>
              <table:table-cell office:value-type="float" office:value="-250">
                <text:p>-250</text:p>
              </table:table-cell>
            </table:table-row>
            <table:table-row>
              <table:table-cell office:value-type="float" office:value="6.175">
                <text:p>6.175</text:p>
              </table:table-cell>
              <table:table-cell office:value-type="float" office:value="6.175">
                <text:p>6.175</text:p>
              </table:table-cell>
              <table:table-cell office:value-type="float" office:value="-250">
                <text:p>-250</text:p>
              </table:table-cell>
            </table:table-row>
            <table:table-row>
              <table:table-cell office:value-type="float" office:value="6.188">
                <text:p>6.188</text:p>
              </table:table-cell>
              <table:table-cell office:value-type="float" office:value="6.188">
                <text:p>6.188</text:p>
              </table:table-cell>
              <table:table-cell office:value-type="float" office:value="-250">
                <text:p>-250</text:p>
              </table:table-cell>
            </table:table-row>
            <table:table-row>
              <table:table-cell office:value-type="float" office:value="6.201">
                <text:p>6.201</text:p>
              </table:table-cell>
              <table:table-cell office:value-type="float" office:value="6.201">
                <text:p>6.201</text:p>
              </table:table-cell>
              <table:table-cell office:value-type="float" office:value="-250">
                <text:p>-250</text:p>
              </table:table-cell>
            </table:table-row>
            <table:table-row>
              <table:table-cell office:value-type="float" office:value="6.214">
                <text:p>6.214</text:p>
              </table:table-cell>
              <table:table-cell office:value-type="float" office:value="6.214">
                <text:p>6.214</text:p>
              </table:table-cell>
              <table:table-cell office:value-type="float" office:value="-250">
                <text:p>-250</text:p>
              </table:table-cell>
            </table:table-row>
            <table:table-row>
              <table:table-cell office:value-type="float" office:value="6.227">
                <text:p>6.227</text:p>
              </table:table-cell>
              <table:table-cell office:value-type="float" office:value="6.227">
                <text:p>6.227</text:p>
              </table:table-cell>
              <table:table-cell office:value-type="float" office:value="-250">
                <text:p>-250</text:p>
              </table:table-cell>
            </table:table-row>
            <table:table-row>
              <table:table-cell office:value-type="float" office:value="6.24">
                <text:p>6.24</text:p>
              </table:table-cell>
              <table:table-cell office:value-type="float" office:value="6.24">
                <text:p>6.24</text:p>
              </table:table-cell>
              <table:table-cell office:value-type="float" office:value="-250">
                <text:p>-250</text:p>
              </table:table-cell>
            </table:table-row>
            <table:table-row>
              <table:table-cell office:value-type="float" office:value="6.253">
                <text:p>6.253</text:p>
              </table:table-cell>
              <table:table-cell office:value-type="float" office:value="6.253">
                <text:p>6.253</text:p>
              </table:table-cell>
              <table:table-cell office:value-type="float" office:value="-250">
                <text:p>-250</text:p>
              </table:table-cell>
            </table:table-row>
            <table:table-row>
              <table:table-cell office:value-type="float" office:value="6.266">
                <text:p>6.266</text:p>
              </table:table-cell>
              <table:table-cell office:value-type="float" office:value="6.266">
                <text:p>6.266</text:p>
              </table:table-cell>
              <table:table-cell office:value-type="float" office:value="-250">
                <text:p>-250</text:p>
              </table:table-cell>
            </table:table-row>
            <table:table-row>
              <table:table-cell office:value-type="float" office:value="6.279">
                <text:p>6.279</text:p>
              </table:table-cell>
              <table:table-cell office:value-type="float" office:value="6.279">
                <text:p>6.279</text:p>
              </table:table-cell>
              <table:table-cell office:value-type="float" office:value="-250">
                <text:p>-250</text:p>
              </table:table-cell>
            </table:table-row>
            <table:table-row>
              <table:table-cell office:value-type="float" office:value="6.292">
                <text:p>6.292</text:p>
              </table:table-cell>
              <table:table-cell office:value-type="float" office:value="6.292">
                <text:p>6.292</text:p>
              </table:table-cell>
              <table:table-cell office:value-type="float" office:value="-250">
                <text:p>-250</text:p>
              </table:table-cell>
            </table:table-row>
            <table:table-row>
              <table:table-cell office:value-type="float" office:value="6.305">
                <text:p>6.305</text:p>
              </table:table-cell>
              <table:table-cell office:value-type="float" office:value="6.305">
                <text:p>6.305</text:p>
              </table:table-cell>
              <table:table-cell office:value-type="float" office:value="-250">
                <text:p>-250</text:p>
              </table:table-cell>
            </table:table-row>
            <table:table-row>
              <table:table-cell office:value-type="float" office:value="6.318">
                <text:p>6.318</text:p>
              </table:table-cell>
              <table:table-cell office:value-type="float" office:value="6.318">
                <text:p>6.318</text:p>
              </table:table-cell>
              <table:table-cell office:value-type="float" office:value="-250">
                <text:p>-250</text:p>
              </table:table-cell>
            </table:table-row>
            <table:table-row>
              <table:table-cell office:value-type="float" office:value="6.331">
                <text:p>6.331</text:p>
              </table:table-cell>
              <table:table-cell office:value-type="float" office:value="6.331">
                <text:p>6.331</text:p>
              </table:table-cell>
              <table:table-cell office:value-type="float" office:value="-250">
                <text:p>-250</text:p>
              </table:table-cell>
            </table:table-row>
            <table:table-row>
              <table:table-cell office:value-type="float" office:value="6.344">
                <text:p>6.344</text:p>
              </table:table-cell>
              <table:table-cell office:value-type="float" office:value="6.344">
                <text:p>6.344</text:p>
              </table:table-cell>
              <table:table-cell office:value-type="float" office:value="-250">
                <text:p>-250</text:p>
              </table:table-cell>
            </table:table-row>
            <table:table-row>
              <table:table-cell office:value-type="float" office:value="6.357">
                <text:p>6.357</text:p>
              </table:table-cell>
              <table:table-cell office:value-type="float" office:value="6.357">
                <text:p>6.357</text:p>
              </table:table-cell>
              <table:table-cell office:value-type="float" office:value="-250">
                <text:p>-250</text:p>
              </table:table-cell>
            </table:table-row>
            <table:table-row>
              <table:table-cell office:value-type="float" office:value="6.37">
                <text:p>6.37</text:p>
              </table:table-cell>
              <table:table-cell office:value-type="float" office:value="6.37">
                <text:p>6.37</text:p>
              </table:table-cell>
              <table:table-cell office:value-type="float" office:value="-250">
                <text:p>-250</text:p>
              </table:table-cell>
            </table:table-row>
            <table:table-row>
              <table:table-cell office:value-type="float" office:value="6.383">
                <text:p>6.383</text:p>
              </table:table-cell>
              <table:table-cell office:value-type="float" office:value="6.383">
                <text:p>6.383</text:p>
              </table:table-cell>
              <table:table-cell office:value-type="float" office:value="-250">
                <text:p>-250</text:p>
              </table:table-cell>
            </table:table-row>
            <table:table-row>
              <table:table-cell office:value-type="float" office:value="6.396">
                <text:p>6.396</text:p>
              </table:table-cell>
              <table:table-cell office:value-type="float" office:value="6.396">
                <text:p>6.396</text:p>
              </table:table-cell>
              <table:table-cell office:value-type="float" office:value="-250">
                <text:p>-250</text:p>
              </table:table-cell>
            </table:table-row>
            <table:table-row>
              <table:table-cell office:value-type="float" office:value="6.409">
                <text:p>6.409</text:p>
              </table:table-cell>
              <table:table-cell office:value-type="float" office:value="6.409">
                <text:p>6.409</text:p>
              </table:table-cell>
              <table:table-cell office:value-type="float" office:value="-250">
                <text:p>-250</text:p>
              </table:table-cell>
            </table:table-row>
            <table:table-row>
              <table:table-cell office:value-type="float" office:value="6.422">
                <text:p>6.422</text:p>
              </table:table-cell>
              <table:table-cell office:value-type="float" office:value="6.422">
                <text:p>6.422</text:p>
              </table:table-cell>
              <table:table-cell office:value-type="float" office:value="-250">
                <text:p>-250</text:p>
              </table:table-cell>
            </table:table-row>
            <table:table-row>
              <table:table-cell office:value-type="float" office:value="6.435">
                <text:p>6.435</text:p>
              </table:table-cell>
              <table:table-cell office:value-type="float" office:value="6.435">
                <text:p>6.435</text:p>
              </table:table-cell>
              <table:table-cell office:value-type="float" office:value="-250">
                <text:p>-250</text:p>
              </table:table-cell>
            </table:table-row>
            <table:table-row>
              <table:table-cell office:value-type="float" office:value="6.448">
                <text:p>6.448</text:p>
              </table:table-cell>
              <table:table-cell office:value-type="float" office:value="6.448">
                <text:p>6.448</text:p>
              </table:table-cell>
              <table:table-cell office:value-type="float" office:value="-250">
                <text:p>-250</text:p>
              </table:table-cell>
            </table:table-row>
            <table:table-row>
              <table:table-cell office:value-type="float" office:value="6.461">
                <text:p>6.461</text:p>
              </table:table-cell>
              <table:table-cell office:value-type="float" office:value="6.461">
                <text:p>6.461</text:p>
              </table:table-cell>
              <table:table-cell office:value-type="float" office:value="-250">
                <text:p>-250</text:p>
              </table:table-cell>
            </table:table-row>
            <table:table-row>
              <table:table-cell office:value-type="float" office:value="6.474">
                <text:p>6.474</text:p>
              </table:table-cell>
              <table:table-cell office:value-type="float" office:value="6.474">
                <text:p>6.474</text:p>
              </table:table-cell>
              <table:table-cell office:value-type="float" office:value="-250">
                <text:p>-250</text:p>
              </table:table-cell>
            </table:table-row>
            <table:table-row>
              <table:table-cell office:value-type="float" office:value="6.487">
                <text:p>6.487</text:p>
              </table:table-cell>
              <table:table-cell office:value-type="float" office:value="6.487">
                <text:p>6.487</text:p>
              </table:table-cell>
              <table:table-cell office:value-type="float" office:value="-250">
                <text:p>-250</text:p>
              </table:table-cell>
            </table:table-row>
            <table:table-row>
              <table:table-cell office:value-type="float" office:value="6.5">
                <text:p>6.5</text:p>
              </table:table-cell>
              <table:table-cell office:value-type="float" office:value="6.5">
                <text:p>6.5</text:p>
              </table:table-cell>
              <table:table-cell office:value-type="float" office:value="-250">
                <text:p>-25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" chart:style-name="ch1">
        <chart:plot-area chart:style-name="ch2" table:cell-range-address="Sheet1.B5:Sheet1.B505 Sheet1.D5:Sheet1.D505" chart:data-source-has-labels="column" svg:x="1.331cm" svg:y="0.18cm" svg:width="14.349cm" svg:height="7.659cm">
          <chart:coordinate-region svg:x="2.138cm" svg:y="0.379cm" svg:width="13.448cm" svg:height="6.813cm"/>
          <chart:axis chart:dimension="x" chart:name="primary-x" chart:style-name="ch3" chartooo:axis-type="auto">
            <chart:title svg:x="8.21cm" svg:y="8.019cm" chart:style-name="ch4">
              <text:p>t [s]</text:p>
            </chart:title>
            <chart:categories table:cell-range-address="Sheet1.B5:Sheet1.B505"/>
            <chart:grid chart:style-name="ch5" chart:class="major"/>
            <chart:grid chart:style-name="ch6" chart:class="minor"/>
          </chart:axis>
          <chart:axis chart:dimension="y" chart:name="primary-y" chart:style-name="ch7">
            <chart:title svg:x="0.451cm" svg:y="4.767cm" chart:style-name="ch8">
              <text:p>v [steps/s]</text:p>
            </chart:title>
            <chart:grid chart:style-name="ch5" chart:class="major"/>
            <chart:grid chart:style-name="ch6" chart:class="minor"/>
          </chart:axis>
          <chart:series chart:style-name="ch9" chart:values-cell-range-address="Sheet1.D5:Sheet1.D505" chart:class="chart:scatter">
            <chart:domain table:cell-range-address="Sheet1.B5:Sheet1.B505"/>
            <chart:data-point chart:repeated="50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B5:Sheet1.B505</svg:desc>
                </draw:g>
              </table:table-cell>
              <table:table-cell office:value-type="float" office:value="0">
                <text:p>0</text:p>
                <draw:g>
                  <svg:desc>Sheet1.B5:Sheet1.B505</svg:desc>
                </draw:g>
              </table:table-cell>
              <table:table-cell office:value-type="float" office:value="0">
                <text:p>0</text:p>
                <draw:g>
                  <svg:desc>Sheet1.D5:Sheet1.D505</svg:desc>
                </draw:g>
              </table:table-cell>
            </table:table-row>
            <table:table-row>
              <table:table-cell office:value-type="float" office:value="0.013">
                <text:p>0.013</text:p>
              </table:table-cell>
              <table:table-cell office:value-type="float" office:value="0.013">
                <text:p>0.013</text:p>
              </table:table-cell>
              <table:table-cell office:value-type="float" office:value="3.25">
                <text:p>3.25</text:p>
              </table:table-cell>
            </table:table-row>
            <table:table-row>
              <table:table-cell office:value-type="float" office:value="0.026">
                <text:p>0.026</text:p>
              </table:table-cell>
              <table:table-cell office:value-type="float" office:value="0.026">
                <text:p>0.026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float" office:value="0.039">
                <text:p>0.039</text:p>
              </table:table-cell>
              <table:table-cell office:value-type="float" office:value="0.039">
                <text:p>0.039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float" office:value="0.052">
                <text:p>0.052</text:p>
              </table:table-cell>
              <table:table-cell office:value-type="float" office:value="0.052">
                <text:p>0.05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0.065">
                <text:p>0.065</text:p>
              </table:table-cell>
              <table:table-cell office:value-type="float" office:value="0.065">
                <text:p>0.065</text:p>
              </table:table-cell>
              <table:table-cell office:value-type="float" office:value="16.25">
                <text:p>16.25</text:p>
              </table:table-cell>
            </table:table-row>
            <table:table-row>
              <table:table-cell office:value-type="float" office:value="0.078">
                <text:p>0.078</text:p>
              </table:table-cell>
              <table:table-cell office:value-type="float" office:value="0.078">
                <text:p>0.078</text:p>
              </table:table-cell>
              <table:table-cell office:value-type="float" office:value="19.5">
                <text:p>19.5</text:p>
              </table:table-cell>
            </table:table-row>
            <table:table-row>
              <table:table-cell office:value-type="float" office:value="0.091">
                <text:p>0.091</text:p>
              </table:table-cell>
              <table:table-cell office:value-type="float" office:value="0.091">
                <text:p>0.091</text:p>
              </table:table-cell>
              <table:table-cell office:value-type="float" office:value="22.75">
                <text:p>22.75</text:p>
              </table:table-cell>
            </table:table-row>
            <table:table-row>
              <table:table-cell office:value-type="float" office:value="0.104">
                <text:p>0.104</text:p>
              </table:table-cell>
              <table:table-cell office:value-type="float" office:value="0.104">
                <text:p>0.10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0.117">
                <text:p>0.117</text:p>
              </table:table-cell>
              <table:table-cell office:value-type="float" office:value="0.117">
                <text:p>0.117</text:p>
              </table:table-cell>
              <table:table-cell office:value-type="float" office:value="29.25">
                <text:p>29.25</text:p>
              </table:table-cell>
            </table:table-row>
            <table:table-row>
              <table:table-cell office:value-type="float" office:value="0.13">
                <text:p>0.13</text:p>
              </table:table-cell>
              <table:table-cell office:value-type="float" office:value="0.13">
                <text:p>0.13</text:p>
              </table:table-cell>
              <table:table-cell office:value-type="float" office:value="32.5">
                <text:p>32.5</text:p>
              </table:table-cell>
            </table:table-row>
            <table:table-row>
              <table:table-cell office:value-type="float" office:value="0.143">
                <text:p>0.143</text:p>
              </table:table-cell>
              <table:table-cell office:value-type="float" office:value="0.143">
                <text:p>0.143</text:p>
              </table:table-cell>
              <table:table-cell office:value-type="float" office:value="35.75">
                <text:p>35.75</text:p>
              </table:table-cell>
            </table:table-row>
            <table:table-row>
              <table:table-cell office:value-type="float" office:value="0.156">
                <text:p>0.156</text:p>
              </table:table-cell>
              <table:table-cell office:value-type="float" office:value="0.156">
                <text:p>0.15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0.169">
                <text:p>0.169</text:p>
              </table:table-cell>
              <table:table-cell office:value-type="float" office:value="0.169">
                <text:p>0.169</text:p>
              </table:table-cell>
              <table:table-cell office:value-type="float" office:value="42.25">
                <text:p>42.25</text:p>
              </table:table-cell>
            </table:table-row>
            <table:table-row>
              <table:table-cell office:value-type="float" office:value="0.182">
                <text:p>0.182</text:p>
              </table:table-cell>
              <table:table-cell office:value-type="float" office:value="0.182">
                <text:p>0.182</text:p>
              </table:table-cell>
              <table:table-cell office:value-type="float" office:value="45.5">
                <text:p>45.5</text:p>
              </table:table-cell>
            </table:table-row>
            <table:table-row>
              <table:table-cell office:value-type="float" office:value="0.195">
                <text:p>0.195</text:p>
              </table:table-cell>
              <table:table-cell office:value-type="float" office:value="0.195">
                <text:p>0.195</text:p>
              </table:table-cell>
              <table:table-cell office:value-type="float" office:value="48.75">
                <text:p>48.75</text:p>
              </table:table-cell>
            </table:table-row>
            <table:table-row>
              <table:table-cell office:value-type="float" office:value="0.208">
                <text:p>0.208</text:p>
              </table:table-cell>
              <table:table-cell office:value-type="float" office:value="0.208">
                <text:p>0.20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0.221">
                <text:p>0.221</text:p>
              </table:table-cell>
              <table:table-cell office:value-type="float" office:value="0.221">
                <text:p>0.221</text:p>
              </table:table-cell>
              <table:table-cell office:value-type="float" office:value="55.25">
                <text:p>55.25</text:p>
              </table:table-cell>
            </table:table-row>
            <table:table-row>
              <table:table-cell office:value-type="float" office:value="0.234">
                <text:p>0.234</text:p>
              </table:table-cell>
              <table:table-cell office:value-type="float" office:value="0.234">
                <text:p>0.234</text:p>
              </table:table-cell>
              <table:table-cell office:value-type="float" office:value="58.5">
                <text:p>58.5</text:p>
              </table:table-cell>
            </table:table-row>
            <table:table-row>
              <table:table-cell office:value-type="float" office:value="0.247">
                <text:p>0.247</text:p>
              </table:table-cell>
              <table:table-cell office:value-type="float" office:value="0.247">
                <text:p>0.247</text:p>
              </table:table-cell>
              <table:table-cell office:value-type="float" office:value="61.75">
                <text:p>61.75</text:p>
              </table:table-cell>
            </table:table-row>
            <table:table-row>
              <table:table-cell office:value-type="float" office:value="0.26">
                <text:p>0.26</text:p>
              </table:table-cell>
              <table:table-cell office:value-type="float" office:value="0.26">
                <text:p>0.2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0.273">
                <text:p>0.273</text:p>
              </table:table-cell>
              <table:table-cell office:value-type="float" office:value="0.273">
                <text:p>0.273</text:p>
              </table:table-cell>
              <table:table-cell office:value-type="float" office:value="68.25">
                <text:p>68.25</text:p>
              </table:table-cell>
            </table:table-row>
            <table:table-row>
              <table:table-cell office:value-type="float" office:value="0.286">
                <text:p>0.286</text:p>
              </table:table-cell>
              <table:table-cell office:value-type="float" office:value="0.286">
                <text:p>0.286</text:p>
              </table:table-cell>
              <table:table-cell office:value-type="float" office:value="71.5">
                <text:p>71.5</text:p>
              </table:table-cell>
            </table:table-row>
            <table:table-row>
              <table:table-cell office:value-type="float" office:value="0.299">
                <text:p>0.299</text:p>
              </table:table-cell>
              <table:table-cell office:value-type="float" office:value="0.299">
                <text:p>0.299</text:p>
              </table:table-cell>
              <table:table-cell office:value-type="float" office:value="74.75">
                <text:p>74.75</text:p>
              </table:table-cell>
            </table:table-row>
            <table:table-row>
              <table:table-cell office:value-type="float" office:value="0.312">
                <text:p>0.312</text:p>
              </table:table-cell>
              <table:table-cell office:value-type="float" office:value="0.312">
                <text:p>0.31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0.325">
                <text:p>0.325</text:p>
              </table:table-cell>
              <table:table-cell office:value-type="float" office:value="0.325">
                <text:p>0.325</text:p>
              </table:table-cell>
              <table:table-cell office:value-type="float" office:value="81.25">
                <text:p>81.25</text:p>
              </table:table-cell>
            </table:table-row>
            <table:table-row>
              <table:table-cell office:value-type="float" office:value="0.338">
                <text:p>0.338</text:p>
              </table:table-cell>
              <table:table-cell office:value-type="float" office:value="0.338">
                <text:p>0.338</text:p>
              </table:table-cell>
              <table:table-cell office:value-type="float" office:value="84.5">
                <text:p>84.5</text:p>
              </table:table-cell>
            </table:table-row>
            <table:table-row>
              <table:table-cell office:value-type="float" office:value="0.351">
                <text:p>0.351</text:p>
              </table:table-cell>
              <table:table-cell office:value-type="float" office:value="0.351">
                <text:p>0.351</text:p>
              </table:table-cell>
              <table:table-cell office:value-type="float" office:value="87.75">
                <text:p>87.75</text:p>
              </table:table-cell>
            </table:table-row>
            <table:table-row>
              <table:table-cell office:value-type="float" office:value="0.364">
                <text:p>0.364</text:p>
              </table:table-cell>
              <table:table-cell office:value-type="float" office:value="0.364">
                <text:p>0.364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0.377">
                <text:p>0.377</text:p>
              </table:table-cell>
              <table:table-cell office:value-type="float" office:value="0.377">
                <text:p>0.377</text:p>
              </table:table-cell>
              <table:table-cell office:value-type="float" office:value="94.25">
                <text:p>94.25</text:p>
              </table:table-cell>
            </table:table-row>
            <table:table-row>
              <table:table-cell office:value-type="float" office:value="0.39">
                <text:p>0.39</text:p>
              </table:table-cell>
              <table:table-cell office:value-type="float" office:value="0.39">
                <text:p>0.39</text:p>
              </table:table-cell>
              <table:table-cell office:value-type="float" office:value="97.5">
                <text:p>97.5</text:p>
              </table:table-cell>
            </table:table-row>
            <table:table-row>
              <table:table-cell office:value-type="float" office:value="0.403">
                <text:p>0.403</text:p>
              </table:table-cell>
              <table:table-cell office:value-type="float" office:value="0.403">
                <text:p>0.403</text:p>
              </table:table-cell>
              <table:table-cell office:value-type="float" office:value="100.75">
                <text:p>100.75</text:p>
              </table:table-cell>
            </table:table-row>
            <table:table-row>
              <table:table-cell office:value-type="float" office:value="0.416">
                <text:p>0.416</text:p>
              </table:table-cell>
              <table:table-cell office:value-type="float" office:value="0.416">
                <text:p>0.416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0.429">
                <text:p>0.429</text:p>
              </table:table-cell>
              <table:table-cell office:value-type="float" office:value="0.429">
                <text:p>0.429</text:p>
              </table:table-cell>
              <table:table-cell office:value-type="float" office:value="107.25">
                <text:p>107.25</text:p>
              </table:table-cell>
            </table:table-row>
            <table:table-row>
              <table:table-cell office:value-type="float" office:value="0.442">
                <text:p>0.442</text:p>
              </table:table-cell>
              <table:table-cell office:value-type="float" office:value="0.442">
                <text:p>0.442</text:p>
              </table:table-cell>
              <table:table-cell office:value-type="float" office:value="110.5">
                <text:p>110.5</text:p>
              </table:table-cell>
            </table:table-row>
            <table:table-row>
              <table:table-cell office:value-type="float" office:value="0.455">
                <text:p>0.455</text:p>
              </table:table-cell>
              <table:table-cell office:value-type="float" office:value="0.455">
                <text:p>0.455</text:p>
              </table:table-cell>
              <table:table-cell office:value-type="float" office:value="113.75">
                <text:p>113.75</text:p>
              </table:table-cell>
            </table:table-row>
            <table:table-row>
              <table:table-cell office:value-type="float" office:value="0.468">
                <text:p>0.468</text:p>
              </table:table-cell>
              <table:table-cell office:value-type="float" office:value="0.468">
                <text:p>0.468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float" office:value="0.481">
                <text:p>0.481</text:p>
              </table:table-cell>
              <table:table-cell office:value-type="float" office:value="0.481">
                <text:p>0.481</text:p>
              </table:table-cell>
              <table:table-cell office:value-type="float" office:value="120.25">
                <text:p>120.25</text:p>
              </table:table-cell>
            </table:table-row>
            <table:table-row>
              <table:table-cell office:value-type="float" office:value="0.494">
                <text:p>0.494</text:p>
              </table:table-cell>
              <table:table-cell office:value-type="float" office:value="0.494">
                <text:p>0.494</text:p>
              </table:table-cell>
              <table:table-cell office:value-type="float" office:value="123.5">
                <text:p>123.5</text:p>
              </table:table-cell>
            </table:table-row>
            <table:table-row>
              <table:table-cell office:value-type="float" office:value="0.507">
                <text:p>0.507</text:p>
              </table:table-cell>
              <table:table-cell office:value-type="float" office:value="0.507">
                <text:p>0.507</text:p>
              </table:table-cell>
              <table:table-cell office:value-type="float" office:value="126.75">
                <text:p>126.75</text:p>
              </table:table-cell>
            </table:table-row>
            <table:table-row>
              <table:table-cell office:value-type="float" office:value="0.52">
                <text:p>0.52</text:p>
              </table:table-cell>
              <table:table-cell office:value-type="float" office:value="0.52">
                <text:p>0.52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0.533">
                <text:p>0.533</text:p>
              </table:table-cell>
              <table:table-cell office:value-type="float" office:value="0.533">
                <text:p>0.533</text:p>
              </table:table-cell>
              <table:table-cell office:value-type="float" office:value="133.25">
                <text:p>133.25</text:p>
              </table:table-cell>
            </table:table-row>
            <table:table-row>
              <table:table-cell office:value-type="float" office:value="0.546">
                <text:p>0.546</text:p>
              </table:table-cell>
              <table:table-cell office:value-type="float" office:value="0.546">
                <text:p>0.546</text:p>
              </table:table-cell>
              <table:table-cell office:value-type="float" office:value="136.5">
                <text:p>136.5</text:p>
              </table:table-cell>
            </table:table-row>
            <table:table-row>
              <table:table-cell office:value-type="float" office:value="0.559">
                <text:p>0.559</text:p>
              </table:table-cell>
              <table:table-cell office:value-type="float" office:value="0.559">
                <text:p>0.559</text:p>
              </table:table-cell>
              <table:table-cell office:value-type="float" office:value="139.75">
                <text:p>139.75</text:p>
              </table:table-cell>
            </table:table-row>
            <table:table-row>
              <table:table-cell office:value-type="float" office:value="0.572">
                <text:p>0.572</text:p>
              </table:table-cell>
              <table:table-cell office:value-type="float" office:value="0.572">
                <text:p>0.572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0.585">
                <text:p>0.585</text:p>
              </table:table-cell>
              <table:table-cell office:value-type="float" office:value="0.585">
                <text:p>0.585</text:p>
              </table:table-cell>
              <table:table-cell office:value-type="float" office:value="146.25">
                <text:p>146.25</text:p>
              </table:table-cell>
            </table:table-row>
            <table:table-row>
              <table:table-cell office:value-type="float" office:value="0.598">
                <text:p>0.598</text:p>
              </table:table-cell>
              <table:table-cell office:value-type="float" office:value="0.598">
                <text:p>0.598</text:p>
              </table:table-cell>
              <table:table-cell office:value-type="float" office:value="149.5">
                <text:p>149.5</text:p>
              </table:table-cell>
            </table:table-row>
            <table:table-row>
              <table:table-cell office:value-type="float" office:value="0.611">
                <text:p>0.611</text:p>
              </table:table-cell>
              <table:table-cell office:value-type="float" office:value="0.611">
                <text:p>0.611</text:p>
              </table:table-cell>
              <table:table-cell office:value-type="float" office:value="152.75">
                <text:p>152.75</text:p>
              </table:table-cell>
            </table:table-row>
            <table:table-row>
              <table:table-cell office:value-type="float" office:value="0.624">
                <text:p>0.624</text:p>
              </table:table-cell>
              <table:table-cell office:value-type="float" office:value="0.624">
                <text:p>0.624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0.637">
                <text:p>0.637</text:p>
              </table:table-cell>
              <table:table-cell office:value-type="float" office:value="0.637">
                <text:p>0.637</text:p>
              </table:table-cell>
              <table:table-cell office:value-type="float" office:value="159.25">
                <text:p>159.25</text:p>
              </table:table-cell>
            </table:table-row>
            <table:table-row>
              <table:table-cell office:value-type="float" office:value="0.65">
                <text:p>0.65</text:p>
              </table:table-cell>
              <table:table-cell office:value-type="float" office:value="0.65">
                <text:p>0.65</text:p>
              </table:table-cell>
              <table:table-cell office:value-type="float" office:value="162.5">
                <text:p>162.5</text:p>
              </table:table-cell>
            </table:table-row>
            <table:table-row>
              <table:table-cell office:value-type="float" office:value="0.663">
                <text:p>0.663</text:p>
              </table:table-cell>
              <table:table-cell office:value-type="float" office:value="0.663">
                <text:p>0.663</text:p>
              </table:table-cell>
              <table:table-cell office:value-type="float" office:value="165.75">
                <text:p>165.75</text:p>
              </table:table-cell>
            </table:table-row>
            <table:table-row>
              <table:table-cell office:value-type="float" office:value="0.676">
                <text:p>0.676</text:p>
              </table:table-cell>
              <table:table-cell office:value-type="float" office:value="0.676">
                <text:p>0.676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0.689">
                <text:p>0.689</text:p>
              </table:table-cell>
              <table:table-cell office:value-type="float" office:value="0.689">
                <text:p>0.689</text:p>
              </table:table-cell>
              <table:table-cell office:value-type="float" office:value="172.25">
                <text:p>172.25</text:p>
              </table:table-cell>
            </table:table-row>
            <table:table-row>
              <table:table-cell office:value-type="float" office:value="0.702">
                <text:p>0.702</text:p>
              </table:table-cell>
              <table:table-cell office:value-type="float" office:value="0.702">
                <text:p>0.702</text:p>
              </table:table-cell>
              <table:table-cell office:value-type="float" office:value="175.5">
                <text:p>175.5</text:p>
              </table:table-cell>
            </table:table-row>
            <table:table-row>
              <table:table-cell office:value-type="float" office:value="0.715">
                <text:p>0.715</text:p>
              </table:table-cell>
              <table:table-cell office:value-type="float" office:value="0.715">
                <text:p>0.715</text:p>
              </table:table-cell>
              <table:table-cell office:value-type="float" office:value="178.75">
                <text:p>178.75</text:p>
              </table:table-cell>
            </table:table-row>
            <table:table-row>
              <table:table-cell office:value-type="float" office:value="0.728">
                <text:p>0.728</text:p>
              </table:table-cell>
              <table:table-cell office:value-type="float" office:value="0.728">
                <text:p>0.728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0.741">
                <text:p>0.741</text:p>
              </table:table-cell>
              <table:table-cell office:value-type="float" office:value="0.741">
                <text:p>0.741</text:p>
              </table:table-cell>
              <table:table-cell office:value-type="float" office:value="185.25">
                <text:p>185.25</text:p>
              </table:table-cell>
            </table:table-row>
            <table:table-row>
              <table:table-cell office:value-type="float" office:value="0.754">
                <text:p>0.754</text:p>
              </table:table-cell>
              <table:table-cell office:value-type="float" office:value="0.754">
                <text:p>0.754</text:p>
              </table:table-cell>
              <table:table-cell office:value-type="float" office:value="188.5">
                <text:p>188.5</text:p>
              </table:table-cell>
            </table:table-row>
            <table:table-row>
              <table:table-cell office:value-type="float" office:value="0.767">
                <text:p>0.767</text:p>
              </table:table-cell>
              <table:table-cell office:value-type="float" office:value="0.767">
                <text:p>0.767</text:p>
              </table:table-cell>
              <table:table-cell office:value-type="float" office:value="191.75">
                <text:p>191.75</text:p>
              </table:table-cell>
            </table:table-row>
            <table:table-row>
              <table:table-cell office:value-type="float" office:value="0.78">
                <text:p>0.78</text:p>
              </table:table-cell>
              <table:table-cell office:value-type="float" office:value="0.78">
                <text:p>0.78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0.793">
                <text:p>0.793</text:p>
              </table:table-cell>
              <table:table-cell office:value-type="float" office:value="0.793">
                <text:p>0.793</text:p>
              </table:table-cell>
              <table:table-cell office:value-type="float" office:value="198.25">
                <text:p>198.25</text:p>
              </table:table-cell>
            </table:table-row>
            <table:table-row>
              <table:table-cell office:value-type="float" office:value="0.806">
                <text:p>0.806</text:p>
              </table:table-cell>
              <table:table-cell office:value-type="float" office:value="0.806">
                <text:p>0.806</text:p>
              </table:table-cell>
              <table:table-cell office:value-type="float" office:value="201.5">
                <text:p>201.5</text:p>
              </table:table-cell>
            </table:table-row>
            <table:table-row>
              <table:table-cell office:value-type="float" office:value="0.819">
                <text:p>0.819</text:p>
              </table:table-cell>
              <table:table-cell office:value-type="float" office:value="0.819">
                <text:p>0.819</text:p>
              </table:table-cell>
              <table:table-cell office:value-type="float" office:value="204.75">
                <text:p>204.75</text:p>
              </table:table-cell>
            </table:table-row>
            <table:table-row>
              <table:table-cell office:value-type="float" office:value="0.832">
                <text:p>0.832</text:p>
              </table:table-cell>
              <table:table-cell office:value-type="float" office:value="0.832">
                <text:p>0.832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0.845">
                <text:p>0.845</text:p>
              </table:table-cell>
              <table:table-cell office:value-type="float" office:value="0.845">
                <text:p>0.845</text:p>
              </table:table-cell>
              <table:table-cell office:value-type="float" office:value="211.25">
                <text:p>211.25</text:p>
              </table:table-cell>
            </table:table-row>
            <table:table-row>
              <table:table-cell office:value-type="float" office:value="0.858">
                <text:p>0.858</text:p>
              </table:table-cell>
              <table:table-cell office:value-type="float" office:value="0.858">
                <text:p>0.858</text:p>
              </table:table-cell>
              <table:table-cell office:value-type="float" office:value="214.5">
                <text:p>214.5</text:p>
              </table:table-cell>
            </table:table-row>
            <table:table-row>
              <table:table-cell office:value-type="float" office:value="0.871">
                <text:p>0.871</text:p>
              </table:table-cell>
              <table:table-cell office:value-type="float" office:value="0.871">
                <text:p>0.871</text:p>
              </table:table-cell>
              <table:table-cell office:value-type="float" office:value="217.75">
                <text:p>217.75</text:p>
              </table:table-cell>
            </table:table-row>
            <table:table-row>
              <table:table-cell office:value-type="float" office:value="0.884">
                <text:p>0.884</text:p>
              </table:table-cell>
              <table:table-cell office:value-type="float" office:value="0.884">
                <text:p>0.884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float" office:value="0.897">
                <text:p>0.897</text:p>
              </table:table-cell>
              <table:table-cell office:value-type="float" office:value="0.897">
                <text:p>0.897</text:p>
              </table:table-cell>
              <table:table-cell office:value-type="float" office:value="224.25">
                <text:p>224.25</text:p>
              </table:table-cell>
            </table:table-row>
            <table:table-row>
              <table:table-cell office:value-type="float" office:value="0.91">
                <text:p>0.91</text:p>
              </table:table-cell>
              <table:table-cell office:value-type="float" office:value="0.91">
                <text:p>0.91</text:p>
              </table:table-cell>
              <table:table-cell office:value-type="float" office:value="227.5">
                <text:p>227.5</text:p>
              </table:table-cell>
            </table:table-row>
            <table:table-row>
              <table:table-cell office:value-type="float" office:value="0.923">
                <text:p>0.923</text:p>
              </table:table-cell>
              <table:table-cell office:value-type="float" office:value="0.923">
                <text:p>0.923</text:p>
              </table:table-cell>
              <table:table-cell office:value-type="float" office:value="230.75">
                <text:p>230.75</text:p>
              </table:table-cell>
            </table:table-row>
            <table:table-row>
              <table:table-cell office:value-type="float" office:value="0.936">
                <text:p>0.936</text:p>
              </table:table-cell>
              <table:table-cell office:value-type="float" office:value="0.936">
                <text:p>0.936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float" office:value="0.949">
                <text:p>0.949</text:p>
              </table:table-cell>
              <table:table-cell office:value-type="float" office:value="0.949">
                <text:p>0.949</text:p>
              </table:table-cell>
              <table:table-cell office:value-type="float" office:value="237.25">
                <text:p>237.25</text:p>
              </table:table-cell>
            </table:table-row>
            <table:table-row>
              <table:table-cell office:value-type="float" office:value="0.962">
                <text:p>0.962</text:p>
              </table:table-cell>
              <table:table-cell office:value-type="float" office:value="0.962">
                <text:p>0.962</text:p>
              </table:table-cell>
              <table:table-cell office:value-type="float" office:value="240.5">
                <text:p>240.5</text:p>
              </table:table-cell>
            </table:table-row>
            <table:table-row>
              <table:table-cell office:value-type="float" office:value="0.975">
                <text:p>0.975</text:p>
              </table:table-cell>
              <table:table-cell office:value-type="float" office:value="0.975">
                <text:p>0.975</text:p>
              </table:table-cell>
              <table:table-cell office:value-type="float" office:value="243.75">
                <text:p>243.75</text:p>
              </table:table-cell>
            </table:table-row>
            <table:table-row>
              <table:table-cell office:value-type="float" office:value="0.988">
                <text:p>0.988</text:p>
              </table:table-cell>
              <table:table-cell office:value-type="float" office:value="0.988">
                <text:p>0.988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float" office:value="1.001">
                <text:p>1.001</text:p>
              </table:table-cell>
              <table:table-cell office:value-type="float" office:value="1.001">
                <text:p>1.001</text:p>
              </table:table-cell>
              <table:table-cell office:value-type="float" office:value="250.25">
                <text:p>250.25</text:p>
              </table:table-cell>
            </table:table-row>
            <table:table-row>
              <table:table-cell office:value-type="float" office:value="1.014">
                <text:p>1.014</text:p>
              </table:table-cell>
              <table:table-cell office:value-type="float" office:value="1.014">
                <text:p>1.014</text:p>
              </table:table-cell>
              <table:table-cell office:value-type="float" office:value="253.5">
                <text:p>253.5</text:p>
              </table:table-cell>
            </table:table-row>
            <table:table-row>
              <table:table-cell office:value-type="float" office:value="1.027">
                <text:p>1.027</text:p>
              </table:table-cell>
              <table:table-cell office:value-type="float" office:value="1.027">
                <text:p>1.027</text:p>
              </table:table-cell>
              <table:table-cell office:value-type="float" office:value="256.75">
                <text:p>256.75</text:p>
              </table:table-cell>
            </table:table-row>
            <table:table-row>
              <table:table-cell office:value-type="float" office:value="1.04">
                <text:p>1.04</text:p>
              </table:table-cell>
              <table:table-cell office:value-type="float" office:value="1.04">
                <text:p>1.04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float" office:value="1.053">
                <text:p>1.053</text:p>
              </table:table-cell>
              <table:table-cell office:value-type="float" office:value="1.053">
                <text:p>1.053</text:p>
              </table:table-cell>
              <table:table-cell office:value-type="float" office:value="263.25">
                <text:p>263.25</text:p>
              </table:table-cell>
            </table:table-row>
            <table:table-row>
              <table:table-cell office:value-type="float" office:value="1.066">
                <text:p>1.066</text:p>
              </table:table-cell>
              <table:table-cell office:value-type="float" office:value="1.066">
                <text:p>1.066</text:p>
              </table:table-cell>
              <table:table-cell office:value-type="float" office:value="266.5">
                <text:p>266.5</text:p>
              </table:table-cell>
            </table:table-row>
            <table:table-row>
              <table:table-cell office:value-type="float" office:value="1.079">
                <text:p>1.079</text:p>
              </table:table-cell>
              <table:table-cell office:value-type="float" office:value="1.079">
                <text:p>1.079</text:p>
              </table:table-cell>
              <table:table-cell office:value-type="float" office:value="269.75">
                <text:p>269.75</text:p>
              </table:table-cell>
            </table:table-row>
            <table:table-row>
              <table:table-cell office:value-type="float" office:value="1.092">
                <text:p>1.092</text:p>
              </table:table-cell>
              <table:table-cell office:value-type="float" office:value="1.092">
                <text:p>1.092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float" office:value="1.105">
                <text:p>1.105</text:p>
              </table:table-cell>
              <table:table-cell office:value-type="float" office:value="1.105">
                <text:p>1.105</text:p>
              </table:table-cell>
              <table:table-cell office:value-type="float" office:value="276.25">
                <text:p>276.25</text:p>
              </table:table-cell>
            </table:table-row>
            <table:table-row>
              <table:table-cell office:value-type="float" office:value="1.118">
                <text:p>1.118</text:p>
              </table:table-cell>
              <table:table-cell office:value-type="float" office:value="1.118">
                <text:p>1.118</text:p>
              </table:table-cell>
              <table:table-cell office:value-type="float" office:value="279.5">
                <text:p>279.5</text:p>
              </table:table-cell>
            </table:table-row>
            <table:table-row>
              <table:table-cell office:value-type="float" office:value="1.131">
                <text:p>1.131</text:p>
              </table:table-cell>
              <table:table-cell office:value-type="float" office:value="1.131">
                <text:p>1.131</text:p>
              </table:table-cell>
              <table:table-cell office:value-type="float" office:value="282.75">
                <text:p>282.75</text:p>
              </table:table-cell>
            </table:table-row>
            <table:table-row>
              <table:table-cell office:value-type="float" office:value="1.144">
                <text:p>1.144</text:p>
              </table:table-cell>
              <table:table-cell office:value-type="float" office:value="1.144">
                <text:p>1.144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float" office:value="1.157">
                <text:p>1.157</text:p>
              </table:table-cell>
              <table:table-cell office:value-type="float" office:value="1.157">
                <text:p>1.157</text:p>
              </table:table-cell>
              <table:table-cell office:value-type="float" office:value="289.25">
                <text:p>289.25</text:p>
              </table:table-cell>
            </table:table-row>
            <table:table-row>
              <table:table-cell office:value-type="float" office:value="1.17">
                <text:p>1.17</text:p>
              </table:table-cell>
              <table:table-cell office:value-type="float" office:value="1.17">
                <text:p>1.17</text:p>
              </table:table-cell>
              <table:table-cell office:value-type="float" office:value="292.5">
                <text:p>292.5</text:p>
              </table:table-cell>
            </table:table-row>
            <table:table-row>
              <table:table-cell office:value-type="float" office:value="1.183">
                <text:p>1.183</text:p>
              </table:table-cell>
              <table:table-cell office:value-type="float" office:value="1.183">
                <text:p>1.183</text:p>
              </table:table-cell>
              <table:table-cell office:value-type="float" office:value="295.75">
                <text:p>295.75</text:p>
              </table:table-cell>
            </table:table-row>
            <table:table-row>
              <table:table-cell office:value-type="float" office:value="1.196">
                <text:p>1.196</text:p>
              </table:table-cell>
              <table:table-cell office:value-type="float" office:value="1.196">
                <text:p>1.196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float" office:value="1.209">
                <text:p>1.209</text:p>
              </table:table-cell>
              <table:table-cell office:value-type="float" office:value="1.209">
                <text:p>1.209</text:p>
              </table:table-cell>
              <table:table-cell office:value-type="float" office:value="302.25">
                <text:p>302.25</text:p>
              </table:table-cell>
            </table:table-row>
            <table:table-row>
              <table:table-cell office:value-type="float" office:value="1.222">
                <text:p>1.222</text:p>
              </table:table-cell>
              <table:table-cell office:value-type="float" office:value="1.222">
                <text:p>1.222</text:p>
              </table:table-cell>
              <table:table-cell office:value-type="float" office:value="305.5">
                <text:p>305.5</text:p>
              </table:table-cell>
            </table:table-row>
            <table:table-row>
              <table:table-cell office:value-type="float" office:value="1.235">
                <text:p>1.235</text:p>
              </table:table-cell>
              <table:table-cell office:value-type="float" office:value="1.235">
                <text:p>1.235</text:p>
              </table:table-cell>
              <table:table-cell office:value-type="float" office:value="308.75">
                <text:p>308.75</text:p>
              </table:table-cell>
            </table:table-row>
            <table:table-row>
              <table:table-cell office:value-type="float" office:value="1.248">
                <text:p>1.248</text:p>
              </table:table-cell>
              <table:table-cell office:value-type="float" office:value="1.248">
                <text:p>1.248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float" office:value="1.261">
                <text:p>1.261</text:p>
              </table:table-cell>
              <table:table-cell office:value-type="float" office:value="1.261">
                <text:p>1.261</text:p>
              </table:table-cell>
              <table:table-cell office:value-type="float" office:value="315.25">
                <text:p>315.25</text:p>
              </table:table-cell>
            </table:table-row>
            <table:table-row>
              <table:table-cell office:value-type="float" office:value="1.274">
                <text:p>1.274</text:p>
              </table:table-cell>
              <table:table-cell office:value-type="float" office:value="1.274">
                <text:p>1.274</text:p>
              </table:table-cell>
              <table:table-cell office:value-type="float" office:value="318.5">
                <text:p>318.5</text:p>
              </table:table-cell>
            </table:table-row>
            <table:table-row>
              <table:table-cell office:value-type="float" office:value="1.287">
                <text:p>1.287</text:p>
              </table:table-cell>
              <table:table-cell office:value-type="float" office:value="1.287">
                <text:p>1.287</text:p>
              </table:table-cell>
              <table:table-cell office:value-type="float" office:value="321.75">
                <text:p>321.75</text:p>
              </table:table-cell>
            </table:table-row>
            <table:table-row>
              <table:table-cell office:value-type="float" office:value="1.3">
                <text:p>1.3</text:p>
              </table:table-cell>
              <table:table-cell office:value-type="float" office:value="1.3">
                <text:p>1.3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float" office:value="1.313">
                <text:p>1.313</text:p>
              </table:table-cell>
              <table:table-cell office:value-type="float" office:value="1.313">
                <text:p>1.313</text:p>
              </table:table-cell>
              <table:table-cell office:value-type="float" office:value="328.25">
                <text:p>328.25</text:p>
              </table:table-cell>
            </table:table-row>
            <table:table-row>
              <table:table-cell office:value-type="float" office:value="1.326">
                <text:p>1.326</text:p>
              </table:table-cell>
              <table:table-cell office:value-type="float" office:value="1.326">
                <text:p>1.326</text:p>
              </table:table-cell>
              <table:table-cell office:value-type="float" office:value="331.5">
                <text:p>331.5</text:p>
              </table:table-cell>
            </table:table-row>
            <table:table-row>
              <table:table-cell office:value-type="float" office:value="1.339">
                <text:p>1.339</text:p>
              </table:table-cell>
              <table:table-cell office:value-type="float" office:value="1.339">
                <text:p>1.339</text:p>
              </table:table-cell>
              <table:table-cell office:value-type="float" office:value="334.75">
                <text:p>334.75</text:p>
              </table:table-cell>
            </table:table-row>
            <table:table-row>
              <table:table-cell office:value-type="float" office:value="1.352">
                <text:p>1.352</text:p>
              </table:table-cell>
              <table:table-cell office:value-type="float" office:value="1.352">
                <text:p>1.352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float" office:value="1.365">
                <text:p>1.365</text:p>
              </table:table-cell>
              <table:table-cell office:value-type="float" office:value="1.365">
                <text:p>1.365</text:p>
              </table:table-cell>
              <table:table-cell office:value-type="float" office:value="341.25">
                <text:p>341.25</text:p>
              </table:table-cell>
            </table:table-row>
            <table:table-row>
              <table:table-cell office:value-type="float" office:value="1.378">
                <text:p>1.378</text:p>
              </table:table-cell>
              <table:table-cell office:value-type="float" office:value="1.378">
                <text:p>1.378</text:p>
              </table:table-cell>
              <table:table-cell office:value-type="float" office:value="344.5">
                <text:p>344.5</text:p>
              </table:table-cell>
            </table:table-row>
            <table:table-row>
              <table:table-cell office:value-type="float" office:value="1.391">
                <text:p>1.391</text:p>
              </table:table-cell>
              <table:table-cell office:value-type="float" office:value="1.391">
                <text:p>1.391</text:p>
              </table:table-cell>
              <table:table-cell office:value-type="float" office:value="347.75">
                <text:p>347.75</text:p>
              </table:table-cell>
            </table:table-row>
            <table:table-row>
              <table:table-cell office:value-type="float" office:value="1.404">
                <text:p>1.404</text:p>
              </table:table-cell>
              <table:table-cell office:value-type="float" office:value="1.404">
                <text:p>1.404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float" office:value="1.417">
                <text:p>1.417</text:p>
              </table:table-cell>
              <table:table-cell office:value-type="float" office:value="1.417">
                <text:p>1.417</text:p>
              </table:table-cell>
              <table:table-cell office:value-type="float" office:value="354.25">
                <text:p>354.25</text:p>
              </table:table-cell>
            </table:table-row>
            <table:table-row>
              <table:table-cell office:value-type="float" office:value="1.43">
                <text:p>1.43</text:p>
              </table:table-cell>
              <table:table-cell office:value-type="float" office:value="1.43">
                <text:p>1.43</text:p>
              </table:table-cell>
              <table:table-cell office:value-type="float" office:value="357.5">
                <text:p>357.5</text:p>
              </table:table-cell>
            </table:table-row>
            <table:table-row>
              <table:table-cell office:value-type="float" office:value="1.443">
                <text:p>1.443</text:p>
              </table:table-cell>
              <table:table-cell office:value-type="float" office:value="1.443">
                <text:p>1.443</text:p>
              </table:table-cell>
              <table:table-cell office:value-type="float" office:value="360.75">
                <text:p>360.75</text:p>
              </table:table-cell>
            </table:table-row>
            <table:table-row>
              <table:table-cell office:value-type="float" office:value="1.456">
                <text:p>1.456</text:p>
              </table:table-cell>
              <table:table-cell office:value-type="float" office:value="1.456">
                <text:p>1.456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float" office:value="1.469">
                <text:p>1.469</text:p>
              </table:table-cell>
              <table:table-cell office:value-type="float" office:value="1.469">
                <text:p>1.469</text:p>
              </table:table-cell>
              <table:table-cell office:value-type="float" office:value="367.25">
                <text:p>367.25</text:p>
              </table:table-cell>
            </table:table-row>
            <table:table-row>
              <table:table-cell office:value-type="float" office:value="1.482">
                <text:p>1.482</text:p>
              </table:table-cell>
              <table:table-cell office:value-type="float" office:value="1.482">
                <text:p>1.482</text:p>
              </table:table-cell>
              <table:table-cell office:value-type="float" office:value="370.5">
                <text:p>370.5</text:p>
              </table:table-cell>
            </table:table-row>
            <table:table-row>
              <table:table-cell office:value-type="float" office:value="1.495">
                <text:p>1.495</text:p>
              </table:table-cell>
              <table:table-cell office:value-type="float" office:value="1.495">
                <text:p>1.495</text:p>
              </table:table-cell>
              <table:table-cell office:value-type="float" office:value="373.75">
                <text:p>373.75</text:p>
              </table:table-cell>
            </table:table-row>
            <table:table-row>
              <table:table-cell office:value-type="float" office:value="1.508">
                <text:p>1.508</text:p>
              </table:table-cell>
              <table:table-cell office:value-type="float" office:value="1.508">
                <text:p>1.508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float" office:value="1.521">
                <text:p>1.521</text:p>
              </table:table-cell>
              <table:table-cell office:value-type="float" office:value="1.521">
                <text:p>1.521</text:p>
              </table:table-cell>
              <table:table-cell office:value-type="float" office:value="380.25">
                <text:p>380.25</text:p>
              </table:table-cell>
            </table:table-row>
            <table:table-row>
              <table:table-cell office:value-type="float" office:value="1.534">
                <text:p>1.534</text:p>
              </table:table-cell>
              <table:table-cell office:value-type="float" office:value="1.534">
                <text:p>1.534</text:p>
              </table:table-cell>
              <table:table-cell office:value-type="float" office:value="383.5">
                <text:p>383.5</text:p>
              </table:table-cell>
            </table:table-row>
            <table:table-row>
              <table:table-cell office:value-type="float" office:value="1.547">
                <text:p>1.547</text:p>
              </table:table-cell>
              <table:table-cell office:value-type="float" office:value="1.547">
                <text:p>1.547</text:p>
              </table:table-cell>
              <table:table-cell office:value-type="float" office:value="386.75">
                <text:p>386.75</text:p>
              </table:table-cell>
            </table:table-row>
            <table:table-row>
              <table:table-cell office:value-type="float" office:value="1.56">
                <text:p>1.56</text:p>
              </table:table-cell>
              <table:table-cell office:value-type="float" office:value="1.56">
                <text:p>1.56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1.573">
                <text:p>1.573</text:p>
              </table:table-cell>
              <table:table-cell office:value-type="float" office:value="1.573">
                <text:p>1.573</text:p>
              </table:table-cell>
              <table:table-cell office:value-type="float" office:value="393.25">
                <text:p>393.25</text:p>
              </table:table-cell>
            </table:table-row>
            <table:table-row>
              <table:table-cell office:value-type="float" office:value="1.586">
                <text:p>1.586</text:p>
              </table:table-cell>
              <table:table-cell office:value-type="float" office:value="1.586">
                <text:p>1.586</text:p>
              </table:table-cell>
              <table:table-cell office:value-type="float" office:value="396.5">
                <text:p>396.5</text:p>
              </table:table-cell>
            </table:table-row>
            <table:table-row>
              <table:table-cell office:value-type="float" office:value="1.599">
                <text:p>1.599</text:p>
              </table:table-cell>
              <table:table-cell office:value-type="float" office:value="1.599">
                <text:p>1.599</text:p>
              </table:table-cell>
              <table:table-cell office:value-type="float" office:value="399.75">
                <text:p>399.75</text:p>
              </table:table-cell>
            </table:table-row>
            <table:table-row>
              <table:table-cell office:value-type="float" office:value="1.612">
                <text:p>1.612</text:p>
              </table:table-cell>
              <table:table-cell office:value-type="float" office:value="1.612">
                <text:p>1.612</text:p>
              </table:table-cell>
              <table:table-cell office:value-type="float" office:value="403">
                <text:p>403</text:p>
              </table:table-cell>
            </table:table-row>
            <table:table-row>
              <table:table-cell office:value-type="float" office:value="1.625">
                <text:p>1.625</text:p>
              </table:table-cell>
              <table:table-cell office:value-type="float" office:value="1.625">
                <text:p>1.625</text:p>
              </table:table-cell>
              <table:table-cell office:value-type="float" office:value="406.25">
                <text:p>406.25</text:p>
              </table:table-cell>
            </table:table-row>
            <table:table-row>
              <table:table-cell office:value-type="float" office:value="1.638">
                <text:p>1.638</text:p>
              </table:table-cell>
              <table:table-cell office:value-type="float" office:value="1.638">
                <text:p>1.638</text:p>
              </table:table-cell>
              <table:table-cell office:value-type="float" office:value="409.5">
                <text:p>409.5</text:p>
              </table:table-cell>
            </table:table-row>
            <table:table-row>
              <table:table-cell office:value-type="float" office:value="1.651">
                <text:p>1.651</text:p>
              </table:table-cell>
              <table:table-cell office:value-type="float" office:value="1.651">
                <text:p>1.651</text:p>
              </table:table-cell>
              <table:table-cell office:value-type="float" office:value="412.75">
                <text:p>412.75</text:p>
              </table:table-cell>
            </table:table-row>
            <table:table-row>
              <table:table-cell office:value-type="float" office:value="1.664">
                <text:p>1.664</text:p>
              </table:table-cell>
              <table:table-cell office:value-type="float" office:value="1.664">
                <text:p>1.664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float" office:value="1.677">
                <text:p>1.677</text:p>
              </table:table-cell>
              <table:table-cell office:value-type="float" office:value="1.677">
                <text:p>1.677</text:p>
              </table:table-cell>
              <table:table-cell office:value-type="float" office:value="419.25">
                <text:p>419.25</text:p>
              </table:table-cell>
            </table:table-row>
            <table:table-row>
              <table:table-cell office:value-type="float" office:value="1.69">
                <text:p>1.69</text:p>
              </table:table-cell>
              <table:table-cell office:value-type="float" office:value="1.69">
                <text:p>1.69</text:p>
              </table:table-cell>
              <table:table-cell office:value-type="float" office:value="422.5">
                <text:p>422.5</text:p>
              </table:table-cell>
            </table:table-row>
            <table:table-row>
              <table:table-cell office:value-type="float" office:value="1.703">
                <text:p>1.703</text:p>
              </table:table-cell>
              <table:table-cell office:value-type="float" office:value="1.703">
                <text:p>1.703</text:p>
              </table:table-cell>
              <table:table-cell office:value-type="float" office:value="425.75">
                <text:p>425.75</text:p>
              </table:table-cell>
            </table:table-row>
            <table:table-row>
              <table:table-cell office:value-type="float" office:value="1.716">
                <text:p>1.716</text:p>
              </table:table-cell>
              <table:table-cell office:value-type="float" office:value="1.716">
                <text:p>1.716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float" office:value="1.729">
                <text:p>1.729</text:p>
              </table:table-cell>
              <table:table-cell office:value-type="float" office:value="1.729">
                <text:p>1.729</text:p>
              </table:table-cell>
              <table:table-cell office:value-type="float" office:value="432.25">
                <text:p>432.25</text:p>
              </table:table-cell>
            </table:table-row>
            <table:table-row>
              <table:table-cell office:value-type="float" office:value="1.742">
                <text:p>1.742</text:p>
              </table:table-cell>
              <table:table-cell office:value-type="float" office:value="1.742">
                <text:p>1.742</text:p>
              </table:table-cell>
              <table:table-cell office:value-type="float" office:value="435.5">
                <text:p>435.5</text:p>
              </table:table-cell>
            </table:table-row>
            <table:table-row>
              <table:table-cell office:value-type="float" office:value="1.755">
                <text:p>1.755</text:p>
              </table:table-cell>
              <table:table-cell office:value-type="float" office:value="1.755">
                <text:p>1.755</text:p>
              </table:table-cell>
              <table:table-cell office:value-type="float" office:value="438.75">
                <text:p>438.75</text:p>
              </table:table-cell>
            </table:table-row>
            <table:table-row>
              <table:table-cell office:value-type="float" office:value="1.768">
                <text:p>1.768</text:p>
              </table:table-cell>
              <table:table-cell office:value-type="float" office:value="1.768">
                <text:p>1.768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float" office:value="1.781">
                <text:p>1.781</text:p>
              </table:table-cell>
              <table:table-cell office:value-type="float" office:value="1.781">
                <text:p>1.781</text:p>
              </table:table-cell>
              <table:table-cell office:value-type="float" office:value="445.25">
                <text:p>445.25</text:p>
              </table:table-cell>
            </table:table-row>
            <table:table-row>
              <table:table-cell office:value-type="float" office:value="1.794">
                <text:p>1.794</text:p>
              </table:table-cell>
              <table:table-cell office:value-type="float" office:value="1.794">
                <text:p>1.794</text:p>
              </table:table-cell>
              <table:table-cell office:value-type="float" office:value="448.5">
                <text:p>448.5</text:p>
              </table:table-cell>
            </table:table-row>
            <table:table-row>
              <table:table-cell office:value-type="float" office:value="1.807">
                <text:p>1.807</text:p>
              </table:table-cell>
              <table:table-cell office:value-type="float" office:value="1.807">
                <text:p>1.807</text:p>
              </table:table-cell>
              <table:table-cell office:value-type="float" office:value="451.75">
                <text:p>451.75</text:p>
              </table:table-cell>
            </table:table-row>
            <table:table-row>
              <table:table-cell office:value-type="float" office:value="1.82">
                <text:p>1.82</text:p>
              </table:table-cell>
              <table:table-cell office:value-type="float" office:value="1.82">
                <text:p>1.82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float" office:value="1.833">
                <text:p>1.833</text:p>
              </table:table-cell>
              <table:table-cell office:value-type="float" office:value="1.833">
                <text:p>1.833</text:p>
              </table:table-cell>
              <table:table-cell office:value-type="float" office:value="458.25">
                <text:p>458.25</text:p>
              </table:table-cell>
            </table:table-row>
            <table:table-row>
              <table:table-cell office:value-type="float" office:value="1.846">
                <text:p>1.846</text:p>
              </table:table-cell>
              <table:table-cell office:value-type="float" office:value="1.846">
                <text:p>1.846</text:p>
              </table:table-cell>
              <table:table-cell office:value-type="float" office:value="461.5">
                <text:p>461.5</text:p>
              </table:table-cell>
            </table:table-row>
            <table:table-row>
              <table:table-cell office:value-type="float" office:value="1.859">
                <text:p>1.859</text:p>
              </table:table-cell>
              <table:table-cell office:value-type="float" office:value="1.859">
                <text:p>1.859</text:p>
              </table:table-cell>
              <table:table-cell office:value-type="float" office:value="464.75">
                <text:p>464.75</text:p>
              </table:table-cell>
            </table:table-row>
            <table:table-row>
              <table:table-cell office:value-type="float" office:value="1.872">
                <text:p>1.872</text:p>
              </table:table-cell>
              <table:table-cell office:value-type="float" office:value="1.872">
                <text:p>1.872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float" office:value="1.885">
                <text:p>1.885</text:p>
              </table:table-cell>
              <table:table-cell office:value-type="float" office:value="1.885">
                <text:p>1.885</text:p>
              </table:table-cell>
              <table:table-cell office:value-type="float" office:value="471.25">
                <text:p>471.25</text:p>
              </table:table-cell>
            </table:table-row>
            <table:table-row>
              <table:table-cell office:value-type="float" office:value="1.898">
                <text:p>1.898</text:p>
              </table:table-cell>
              <table:table-cell office:value-type="float" office:value="1.898">
                <text:p>1.898</text:p>
              </table:table-cell>
              <table:table-cell office:value-type="float" office:value="474.5">
                <text:p>474.5</text:p>
              </table:table-cell>
            </table:table-row>
            <table:table-row>
              <table:table-cell office:value-type="float" office:value="1.911">
                <text:p>1.911</text:p>
              </table:table-cell>
              <table:table-cell office:value-type="float" office:value="1.911">
                <text:p>1.911</text:p>
              </table:table-cell>
              <table:table-cell office:value-type="float" office:value="477.75">
                <text:p>477.75</text:p>
              </table:table-cell>
            </table:table-row>
            <table:table-row>
              <table:table-cell office:value-type="float" office:value="1.924">
                <text:p>1.924</text:p>
              </table:table-cell>
              <table:table-cell office:value-type="float" office:value="1.924">
                <text:p>1.924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float" office:value="1.937">
                <text:p>1.937</text:p>
              </table:table-cell>
              <table:table-cell office:value-type="float" office:value="1.937">
                <text:p>1.937</text:p>
              </table:table-cell>
              <table:table-cell office:value-type="float" office:value="484.25">
                <text:p>484.25</text:p>
              </table:table-cell>
            </table:table-row>
            <table:table-row>
              <table:table-cell office:value-type="float" office:value="1.95">
                <text:p>1.95</text:p>
              </table:table-cell>
              <table:table-cell office:value-type="float" office:value="1.95">
                <text:p>1.95</text:p>
              </table:table-cell>
              <table:table-cell office:value-type="float" office:value="487.5">
                <text:p>487.5</text:p>
              </table:table-cell>
            </table:table-row>
            <table:table-row>
              <table:table-cell office:value-type="float" office:value="1.963">
                <text:p>1.963</text:p>
              </table:table-cell>
              <table:table-cell office:value-type="float" office:value="1.963">
                <text:p>1.963</text:p>
              </table:table-cell>
              <table:table-cell office:value-type="float" office:value="490.75">
                <text:p>490.75</text:p>
              </table:table-cell>
            </table:table-row>
            <table:table-row>
              <table:table-cell office:value-type="float" office:value="1.976">
                <text:p>1.976</text:p>
              </table:table-cell>
              <table:table-cell office:value-type="float" office:value="1.976">
                <text:p>1.976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float" office:value="1.989">
                <text:p>1.989</text:p>
              </table:table-cell>
              <table:table-cell office:value-type="float" office:value="1.989">
                <text:p>1.989</text:p>
              </table:table-cell>
              <table:table-cell office:value-type="float" office:value="497.25">
                <text:p>497.25</text:p>
              </table:table-cell>
            </table:table-row>
            <table:table-row>
              <table:table-cell office:value-type="float" office:value="2.002">
                <text:p>2.002</text:p>
              </table:table-cell>
              <table:table-cell office:value-type="float" office:value="2.002">
                <text:p>2.002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2.015">
                <text:p>2.015</text:p>
              </table:table-cell>
              <table:table-cell office:value-type="float" office:value="2.015">
                <text:p>2.01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2.028">
                <text:p>2.028</text:p>
              </table:table-cell>
              <table:table-cell office:value-type="float" office:value="2.028">
                <text:p>2.028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2.041">
                <text:p>2.041</text:p>
              </table:table-cell>
              <table:table-cell office:value-type="float" office:value="2.041">
                <text:p>2.041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2.054">
                <text:p>2.054</text:p>
              </table:table-cell>
              <table:table-cell office:value-type="float" office:value="2.054">
                <text:p>2.054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2.067">
                <text:p>2.067</text:p>
              </table:table-cell>
              <table:table-cell office:value-type="float" office:value="2.067">
                <text:p>2.067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2.08">
                <text:p>2.08</text:p>
              </table:table-cell>
              <table:table-cell office:value-type="float" office:value="2.08">
                <text:p>2.08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2.093">
                <text:p>2.093</text:p>
              </table:table-cell>
              <table:table-cell office:value-type="float" office:value="2.093">
                <text:p>2.093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2.106">
                <text:p>2.106</text:p>
              </table:table-cell>
              <table:table-cell office:value-type="float" office:value="2.106">
                <text:p>2.106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2.119">
                <text:p>2.119</text:p>
              </table:table-cell>
              <table:table-cell office:value-type="float" office:value="2.119">
                <text:p>2.119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2.132">
                <text:p>2.132</text:p>
              </table:table-cell>
              <table:table-cell office:value-type="float" office:value="2.132">
                <text:p>2.132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2.145">
                <text:p>2.145</text:p>
              </table:table-cell>
              <table:table-cell office:value-type="float" office:value="2.145">
                <text:p>2.14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2.158">
                <text:p>2.158</text:p>
              </table:table-cell>
              <table:table-cell office:value-type="float" office:value="2.158">
                <text:p>2.158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2.171">
                <text:p>2.171</text:p>
              </table:table-cell>
              <table:table-cell office:value-type="float" office:value="2.171">
                <text:p>2.171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2.184">
                <text:p>2.184</text:p>
              </table:table-cell>
              <table:table-cell office:value-type="float" office:value="2.184">
                <text:p>2.184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2.197">
                <text:p>2.197</text:p>
              </table:table-cell>
              <table:table-cell office:value-type="float" office:value="2.197">
                <text:p>2.197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2.21">
                <text:p>2.21</text:p>
              </table:table-cell>
              <table:table-cell office:value-type="float" office:value="2.21">
                <text:p>2.21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2.223">
                <text:p>2.223</text:p>
              </table:table-cell>
              <table:table-cell office:value-type="float" office:value="2.223">
                <text:p>2.223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2.236">
                <text:p>2.236</text:p>
              </table:table-cell>
              <table:table-cell office:value-type="float" office:value="2.236">
                <text:p>2.236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2.249">
                <text:p>2.249</text:p>
              </table:table-cell>
              <table:table-cell office:value-type="float" office:value="2.249">
                <text:p>2.249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2.262">
                <text:p>2.262</text:p>
              </table:table-cell>
              <table:table-cell office:value-type="float" office:value="2.262">
                <text:p>2.262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2.275">
                <text:p>2.275</text:p>
              </table:table-cell>
              <table:table-cell office:value-type="float" office:value="2.275">
                <text:p>2.27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2.288">
                <text:p>2.288</text:p>
              </table:table-cell>
              <table:table-cell office:value-type="float" office:value="2.288">
                <text:p>2.288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2.301">
                <text:p>2.301</text:p>
              </table:table-cell>
              <table:table-cell office:value-type="float" office:value="2.301">
                <text:p>2.301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2.314">
                <text:p>2.314</text:p>
              </table:table-cell>
              <table:table-cell office:value-type="float" office:value="2.314">
                <text:p>2.314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2.327">
                <text:p>2.327</text:p>
              </table:table-cell>
              <table:table-cell office:value-type="float" office:value="2.327">
                <text:p>2.327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2.34">
                <text:p>2.34</text:p>
              </table:table-cell>
              <table:table-cell office:value-type="float" office:value="2.34">
                <text:p>2.34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2.353">
                <text:p>2.353</text:p>
              </table:table-cell>
              <table:table-cell office:value-type="float" office:value="2.353">
                <text:p>2.353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2.366">
                <text:p>2.366</text:p>
              </table:table-cell>
              <table:table-cell office:value-type="float" office:value="2.366">
                <text:p>2.366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2.379">
                <text:p>2.379</text:p>
              </table:table-cell>
              <table:table-cell office:value-type="float" office:value="2.379">
                <text:p>2.379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2.392">
                <text:p>2.392</text:p>
              </table:table-cell>
              <table:table-cell office:value-type="float" office:value="2.392">
                <text:p>2.392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2.405">
                <text:p>2.405</text:p>
              </table:table-cell>
              <table:table-cell office:value-type="float" office:value="2.405">
                <text:p>2.40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2.418">
                <text:p>2.418</text:p>
              </table:table-cell>
              <table:table-cell office:value-type="float" office:value="2.418">
                <text:p>2.418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2.431">
                <text:p>2.431</text:p>
              </table:table-cell>
              <table:table-cell office:value-type="float" office:value="2.431">
                <text:p>2.431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2.444">
                <text:p>2.444</text:p>
              </table:table-cell>
              <table:table-cell office:value-type="float" office:value="2.444">
                <text:p>2.444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2.457">
                <text:p>2.457</text:p>
              </table:table-cell>
              <table:table-cell office:value-type="float" office:value="2.457">
                <text:p>2.457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2.47">
                <text:p>2.47</text:p>
              </table:table-cell>
              <table:table-cell office:value-type="float" office:value="2.47">
                <text:p>2.47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2.483">
                <text:p>2.483</text:p>
              </table:table-cell>
              <table:table-cell office:value-type="float" office:value="2.483">
                <text:p>2.483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2.496">
                <text:p>2.496</text:p>
              </table:table-cell>
              <table:table-cell office:value-type="float" office:value="2.496">
                <text:p>2.496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2.509">
                <text:p>2.509</text:p>
              </table:table-cell>
              <table:table-cell office:value-type="float" office:value="2.509">
                <text:p>2.509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2.522">
                <text:p>2.522</text:p>
              </table:table-cell>
              <table:table-cell office:value-type="float" office:value="2.522">
                <text:p>2.522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2.535">
                <text:p>2.535</text:p>
              </table:table-cell>
              <table:table-cell office:value-type="float" office:value="2.535">
                <text:p>2.53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2.548">
                <text:p>2.548</text:p>
              </table:table-cell>
              <table:table-cell office:value-type="float" office:value="2.548">
                <text:p>2.548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2.561">
                <text:p>2.561</text:p>
              </table:table-cell>
              <table:table-cell office:value-type="float" office:value="2.561">
                <text:p>2.561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2.574">
                <text:p>2.574</text:p>
              </table:table-cell>
              <table:table-cell office:value-type="float" office:value="2.574">
                <text:p>2.574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2.587">
                <text:p>2.587</text:p>
              </table:table-cell>
              <table:table-cell office:value-type="float" office:value="2.587">
                <text:p>2.587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2.6">
                <text:p>2.6</text:p>
              </table:table-cell>
              <table:table-cell office:value-type="float" office:value="2.6">
                <text:p>2.6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2.613">
                <text:p>2.613</text:p>
              </table:table-cell>
              <table:table-cell office:value-type="float" office:value="2.613">
                <text:p>2.613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2.626">
                <text:p>2.626</text:p>
              </table:table-cell>
              <table:table-cell office:value-type="float" office:value="2.626">
                <text:p>2.626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2.639">
                <text:p>2.639</text:p>
              </table:table-cell>
              <table:table-cell office:value-type="float" office:value="2.639">
                <text:p>2.639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2.652">
                <text:p>2.652</text:p>
              </table:table-cell>
              <table:table-cell office:value-type="float" office:value="2.652">
                <text:p>2.652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2.665">
                <text:p>2.665</text:p>
              </table:table-cell>
              <table:table-cell office:value-type="float" office:value="2.665">
                <text:p>2.66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2.678">
                <text:p>2.678</text:p>
              </table:table-cell>
              <table:table-cell office:value-type="float" office:value="2.678">
                <text:p>2.678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2.691">
                <text:p>2.691</text:p>
              </table:table-cell>
              <table:table-cell office:value-type="float" office:value="2.691">
                <text:p>2.691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2.704">
                <text:p>2.704</text:p>
              </table:table-cell>
              <table:table-cell office:value-type="float" office:value="2.704">
                <text:p>2.704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2.717">
                <text:p>2.717</text:p>
              </table:table-cell>
              <table:table-cell office:value-type="float" office:value="2.717">
                <text:p>2.717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2.73">
                <text:p>2.73</text:p>
              </table:table-cell>
              <table:table-cell office:value-type="float" office:value="2.73">
                <text:p>2.73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2.743">
                <text:p>2.743</text:p>
              </table:table-cell>
              <table:table-cell office:value-type="float" office:value="2.743">
                <text:p>2.743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2.756">
                <text:p>2.756</text:p>
              </table:table-cell>
              <table:table-cell office:value-type="float" office:value="2.756">
                <text:p>2.756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2.769">
                <text:p>2.769</text:p>
              </table:table-cell>
              <table:table-cell office:value-type="float" office:value="2.769">
                <text:p>2.769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2.782">
                <text:p>2.782</text:p>
              </table:table-cell>
              <table:table-cell office:value-type="float" office:value="2.782">
                <text:p>2.782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2.795">
                <text:p>2.795</text:p>
              </table:table-cell>
              <table:table-cell office:value-type="float" office:value="2.795">
                <text:p>2.79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2.808">
                <text:p>2.808</text:p>
              </table:table-cell>
              <table:table-cell office:value-type="float" office:value="2.808">
                <text:p>2.808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2.821">
                <text:p>2.821</text:p>
              </table:table-cell>
              <table:table-cell office:value-type="float" office:value="2.821">
                <text:p>2.821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2.834">
                <text:p>2.834</text:p>
              </table:table-cell>
              <table:table-cell office:value-type="float" office:value="2.834">
                <text:p>2.834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2.847">
                <text:p>2.847</text:p>
              </table:table-cell>
              <table:table-cell office:value-type="float" office:value="2.847">
                <text:p>2.847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2.86">
                <text:p>2.86</text:p>
              </table:table-cell>
              <table:table-cell office:value-type="float" office:value="2.86">
                <text:p>2.86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2.873">
                <text:p>2.873</text:p>
              </table:table-cell>
              <table:table-cell office:value-type="float" office:value="2.873">
                <text:p>2.873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2.886">
                <text:p>2.886</text:p>
              </table:table-cell>
              <table:table-cell office:value-type="float" office:value="2.886">
                <text:p>2.886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2.899">
                <text:p>2.899</text:p>
              </table:table-cell>
              <table:table-cell office:value-type="float" office:value="2.899">
                <text:p>2.899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2.912">
                <text:p>2.912</text:p>
              </table:table-cell>
              <table:table-cell office:value-type="float" office:value="2.912">
                <text:p>2.912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2.925">
                <text:p>2.925</text:p>
              </table:table-cell>
              <table:table-cell office:value-type="float" office:value="2.925">
                <text:p>2.92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2.938">
                <text:p>2.938</text:p>
              </table:table-cell>
              <table:table-cell office:value-type="float" office:value="2.938">
                <text:p>2.938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2.951">
                <text:p>2.951</text:p>
              </table:table-cell>
              <table:table-cell office:value-type="float" office:value="2.951">
                <text:p>2.951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2.964">
                <text:p>2.964</text:p>
              </table:table-cell>
              <table:table-cell office:value-type="float" office:value="2.964">
                <text:p>2.964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2.977">
                <text:p>2.977</text:p>
              </table:table-cell>
              <table:table-cell office:value-type="float" office:value="2.977">
                <text:p>2.977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2.99">
                <text:p>2.99</text:p>
              </table:table-cell>
              <table:table-cell office:value-type="float" office:value="2.99">
                <text:p>2.99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3.003">
                <text:p>3.003</text:p>
              </table:table-cell>
              <table:table-cell office:value-type="float" office:value="3.003">
                <text:p>3.003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3.016">
                <text:p>3.016</text:p>
              </table:table-cell>
              <table:table-cell office:value-type="float" office:value="3.016">
                <text:p>3.016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3.029">
                <text:p>3.029</text:p>
              </table:table-cell>
              <table:table-cell office:value-type="float" office:value="3.029">
                <text:p>3.029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3.042">
                <text:p>3.042</text:p>
              </table:table-cell>
              <table:table-cell office:value-type="float" office:value="3.042">
                <text:p>3.042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3.055">
                <text:p>3.055</text:p>
              </table:table-cell>
              <table:table-cell office:value-type="float" office:value="3.055">
                <text:p>3.05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3.068">
                <text:p>3.068</text:p>
              </table:table-cell>
              <table:table-cell office:value-type="float" office:value="3.068">
                <text:p>3.068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3.081">
                <text:p>3.081</text:p>
              </table:table-cell>
              <table:table-cell office:value-type="float" office:value="3.081">
                <text:p>3.081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3.094">
                <text:p>3.094</text:p>
              </table:table-cell>
              <table:table-cell office:value-type="float" office:value="3.094">
                <text:p>3.094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3.107">
                <text:p>3.107</text:p>
              </table:table-cell>
              <table:table-cell office:value-type="float" office:value="3.107">
                <text:p>3.107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3.12">
                <text:p>3.12</text:p>
              </table:table-cell>
              <table:table-cell office:value-type="float" office:value="3.12">
                <text:p>3.12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3.133">
                <text:p>3.133</text:p>
              </table:table-cell>
              <table:table-cell office:value-type="float" office:value="3.133">
                <text:p>3.133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3.146">
                <text:p>3.146</text:p>
              </table:table-cell>
              <table:table-cell office:value-type="float" office:value="3.146">
                <text:p>3.146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3.159">
                <text:p>3.159</text:p>
              </table:table-cell>
              <table:table-cell office:value-type="float" office:value="3.159">
                <text:p>3.159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3.172">
                <text:p>3.172</text:p>
              </table:table-cell>
              <table:table-cell office:value-type="float" office:value="3.172">
                <text:p>3.172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3.185">
                <text:p>3.185</text:p>
              </table:table-cell>
              <table:table-cell office:value-type="float" office:value="3.185">
                <text:p>3.18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3.198">
                <text:p>3.198</text:p>
              </table:table-cell>
              <table:table-cell office:value-type="float" office:value="3.198">
                <text:p>3.198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3.211">
                <text:p>3.211</text:p>
              </table:table-cell>
              <table:table-cell office:value-type="float" office:value="3.211">
                <text:p>3.211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3.224">
                <text:p>3.224</text:p>
              </table:table-cell>
              <table:table-cell office:value-type="float" office:value="3.224">
                <text:p>3.224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3.237">
                <text:p>3.237</text:p>
              </table:table-cell>
              <table:table-cell office:value-type="float" office:value="3.237">
                <text:p>3.237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3.25">
                <text:p>3.25</text:p>
              </table:table-cell>
              <table:table-cell office:value-type="float" office:value="3.25">
                <text:p>3.2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3.263">
                <text:p>3.263</text:p>
              </table:table-cell>
              <table:table-cell office:value-type="float" office:value="3.263">
                <text:p>3.263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3.276">
                <text:p>3.276</text:p>
              </table:table-cell>
              <table:table-cell office:value-type="float" office:value="3.276">
                <text:p>3.276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3.289">
                <text:p>3.289</text:p>
              </table:table-cell>
              <table:table-cell office:value-type="float" office:value="3.289">
                <text:p>3.289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3.302">
                <text:p>3.302</text:p>
              </table:table-cell>
              <table:table-cell office:value-type="float" office:value="3.302">
                <text:p>3.302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3.315">
                <text:p>3.315</text:p>
              </table:table-cell>
              <table:table-cell office:value-type="float" office:value="3.315">
                <text:p>3.31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3.328">
                <text:p>3.328</text:p>
              </table:table-cell>
              <table:table-cell office:value-type="float" office:value="3.328">
                <text:p>3.328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3.341">
                <text:p>3.341</text:p>
              </table:table-cell>
              <table:table-cell office:value-type="float" office:value="3.341">
                <text:p>3.341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3.354">
                <text:p>3.354</text:p>
              </table:table-cell>
              <table:table-cell office:value-type="float" office:value="3.354">
                <text:p>3.354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3.367">
                <text:p>3.367</text:p>
              </table:table-cell>
              <table:table-cell office:value-type="float" office:value="3.367">
                <text:p>3.367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3.38">
                <text:p>3.38</text:p>
              </table:table-cell>
              <table:table-cell office:value-type="float" office:value="3.38">
                <text:p>3.38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3.393">
                <text:p>3.393</text:p>
              </table:table-cell>
              <table:table-cell office:value-type="float" office:value="3.393">
                <text:p>3.393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3.406">
                <text:p>3.406</text:p>
              </table:table-cell>
              <table:table-cell office:value-type="float" office:value="3.406">
                <text:p>3.406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3.419">
                <text:p>3.419</text:p>
              </table:table-cell>
              <table:table-cell office:value-type="float" office:value="3.419">
                <text:p>3.419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3.432">
                <text:p>3.432</text:p>
              </table:table-cell>
              <table:table-cell office:value-type="float" office:value="3.432">
                <text:p>3.432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3.445">
                <text:p>3.445</text:p>
              </table:table-cell>
              <table:table-cell office:value-type="float" office:value="3.445">
                <text:p>3.44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3.458">
                <text:p>3.458</text:p>
              </table:table-cell>
              <table:table-cell office:value-type="float" office:value="3.458">
                <text:p>3.458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3.471">
                <text:p>3.471</text:p>
              </table:table-cell>
              <table:table-cell office:value-type="float" office:value="3.471">
                <text:p>3.471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3.484">
                <text:p>3.484</text:p>
              </table:table-cell>
              <table:table-cell office:value-type="float" office:value="3.484">
                <text:p>3.484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3.497">
                <text:p>3.497</text:p>
              </table:table-cell>
              <table:table-cell office:value-type="float" office:value="3.497">
                <text:p>3.497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3.51">
                <text:p>3.51</text:p>
              </table:table-cell>
              <table:table-cell office:value-type="float" office:value="3.51">
                <text:p>3.51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3.523">
                <text:p>3.523</text:p>
              </table:table-cell>
              <table:table-cell office:value-type="float" office:value="3.523">
                <text:p>3.523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3.536">
                <text:p>3.536</text:p>
              </table:table-cell>
              <table:table-cell office:value-type="float" office:value="3.536">
                <text:p>3.536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3.549">
                <text:p>3.549</text:p>
              </table:table-cell>
              <table:table-cell office:value-type="float" office:value="3.549">
                <text:p>3.549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3.562">
                <text:p>3.562</text:p>
              </table:table-cell>
              <table:table-cell office:value-type="float" office:value="3.562">
                <text:p>3.562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3.575">
                <text:p>3.575</text:p>
              </table:table-cell>
              <table:table-cell office:value-type="float" office:value="3.575">
                <text:p>3.57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3.588">
                <text:p>3.588</text:p>
              </table:table-cell>
              <table:table-cell office:value-type="float" office:value="3.588">
                <text:p>3.588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3.601">
                <text:p>3.601</text:p>
              </table:table-cell>
              <table:table-cell office:value-type="float" office:value="3.601">
                <text:p>3.601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3.614">
                <text:p>3.614</text:p>
              </table:table-cell>
              <table:table-cell office:value-type="float" office:value="3.614">
                <text:p>3.614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3.627">
                <text:p>3.627</text:p>
              </table:table-cell>
              <table:table-cell office:value-type="float" office:value="3.627">
                <text:p>3.627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3.64">
                <text:p>3.64</text:p>
              </table:table-cell>
              <table:table-cell office:value-type="float" office:value="3.64">
                <text:p>3.64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3.653">
                <text:p>3.653</text:p>
              </table:table-cell>
              <table:table-cell office:value-type="float" office:value="3.653">
                <text:p>3.653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3.666">
                <text:p>3.666</text:p>
              </table:table-cell>
              <table:table-cell office:value-type="float" office:value="3.666">
                <text:p>3.666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3.679">
                <text:p>3.679</text:p>
              </table:table-cell>
              <table:table-cell office:value-type="float" office:value="3.679">
                <text:p>3.679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3.692">
                <text:p>3.692</text:p>
              </table:table-cell>
              <table:table-cell office:value-type="float" office:value="3.692">
                <text:p>3.692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3.705">
                <text:p>3.705</text:p>
              </table:table-cell>
              <table:table-cell office:value-type="float" office:value="3.705">
                <text:p>3.70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3.718">
                <text:p>3.718</text:p>
              </table:table-cell>
              <table:table-cell office:value-type="float" office:value="3.718">
                <text:p>3.718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3.731">
                <text:p>3.731</text:p>
              </table:table-cell>
              <table:table-cell office:value-type="float" office:value="3.731">
                <text:p>3.731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3.744">
                <text:p>3.744</text:p>
              </table:table-cell>
              <table:table-cell office:value-type="float" office:value="3.744">
                <text:p>3.744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3.757">
                <text:p>3.757</text:p>
              </table:table-cell>
              <table:table-cell office:value-type="float" office:value="3.757">
                <text:p>3.757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3.77">
                <text:p>3.77</text:p>
              </table:table-cell>
              <table:table-cell office:value-type="float" office:value="3.77">
                <text:p>3.77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3.783">
                <text:p>3.783</text:p>
              </table:table-cell>
              <table:table-cell office:value-type="float" office:value="3.783">
                <text:p>3.783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3.796">
                <text:p>3.796</text:p>
              </table:table-cell>
              <table:table-cell office:value-type="float" office:value="3.796">
                <text:p>3.796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3.809">
                <text:p>3.809</text:p>
              </table:table-cell>
              <table:table-cell office:value-type="float" office:value="3.809">
                <text:p>3.809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3.822">
                <text:p>3.822</text:p>
              </table:table-cell>
              <table:table-cell office:value-type="float" office:value="3.822">
                <text:p>3.822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3.835">
                <text:p>3.835</text:p>
              </table:table-cell>
              <table:table-cell office:value-type="float" office:value="3.835">
                <text:p>3.83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3.848">
                <text:p>3.848</text:p>
              </table:table-cell>
              <table:table-cell office:value-type="float" office:value="3.848">
                <text:p>3.848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3.861">
                <text:p>3.861</text:p>
              </table:table-cell>
              <table:table-cell office:value-type="float" office:value="3.861">
                <text:p>3.861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3.874">
                <text:p>3.874</text:p>
              </table:table-cell>
              <table:table-cell office:value-type="float" office:value="3.874">
                <text:p>3.874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3.887">
                <text:p>3.887</text:p>
              </table:table-cell>
              <table:table-cell office:value-type="float" office:value="3.887">
                <text:p>3.887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3.9">
                <text:p>3.9</text:p>
              </table:table-cell>
              <table:table-cell office:value-type="float" office:value="3.9">
                <text:p>3.9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3.913">
                <text:p>3.913</text:p>
              </table:table-cell>
              <table:table-cell office:value-type="float" office:value="3.913">
                <text:p>3.913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3.926">
                <text:p>3.926</text:p>
              </table:table-cell>
              <table:table-cell office:value-type="float" office:value="3.926">
                <text:p>3.926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3.939">
                <text:p>3.939</text:p>
              </table:table-cell>
              <table:table-cell office:value-type="float" office:value="3.939">
                <text:p>3.939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3.952">
                <text:p>3.952</text:p>
              </table:table-cell>
              <table:table-cell office:value-type="float" office:value="3.952">
                <text:p>3.952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3.965">
                <text:p>3.965</text:p>
              </table:table-cell>
              <table:table-cell office:value-type="float" office:value="3.965">
                <text:p>3.96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3.978">
                <text:p>3.978</text:p>
              </table:table-cell>
              <table:table-cell office:value-type="float" office:value="3.978">
                <text:p>3.978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3.991">
                <text:p>3.991</text:p>
              </table:table-cell>
              <table:table-cell office:value-type="float" office:value="3.991">
                <text:p>3.991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4.004">
                <text:p>4.004</text:p>
              </table:table-cell>
              <table:table-cell office:value-type="float" office:value="4.004">
                <text:p>4.004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4.017">
                <text:p>4.017</text:p>
              </table:table-cell>
              <table:table-cell office:value-type="float" office:value="4.017">
                <text:p>4.017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4.03">
                <text:p>4.03</text:p>
              </table:table-cell>
              <table:table-cell office:value-type="float" office:value="4.03">
                <text:p>4.03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4.043">
                <text:p>4.043</text:p>
              </table:table-cell>
              <table:table-cell office:value-type="float" office:value="4.043">
                <text:p>4.043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4.056">
                <text:p>4.056</text:p>
              </table:table-cell>
              <table:table-cell office:value-type="float" office:value="4.056">
                <text:p>4.056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4.069">
                <text:p>4.069</text:p>
              </table:table-cell>
              <table:table-cell office:value-type="float" office:value="4.069">
                <text:p>4.069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4.082">
                <text:p>4.082</text:p>
              </table:table-cell>
              <table:table-cell office:value-type="float" office:value="4.082">
                <text:p>4.082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4.095">
                <text:p>4.095</text:p>
              </table:table-cell>
              <table:table-cell office:value-type="float" office:value="4.095">
                <text:p>4.09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4.108">
                <text:p>4.108</text:p>
              </table:table-cell>
              <table:table-cell office:value-type="float" office:value="4.108">
                <text:p>4.108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4.121">
                <text:p>4.121</text:p>
              </table:table-cell>
              <table:table-cell office:value-type="float" office:value="4.121">
                <text:p>4.121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4.134">
                <text:p>4.134</text:p>
              </table:table-cell>
              <table:table-cell office:value-type="float" office:value="4.134">
                <text:p>4.134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4.147">
                <text:p>4.147</text:p>
              </table:table-cell>
              <table:table-cell office:value-type="float" office:value="4.147">
                <text:p>4.147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4.16">
                <text:p>4.16</text:p>
              </table:table-cell>
              <table:table-cell office:value-type="float" office:value="4.16">
                <text:p>4.16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4.173">
                <text:p>4.173</text:p>
              </table:table-cell>
              <table:table-cell office:value-type="float" office:value="4.173">
                <text:p>4.173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4.186">
                <text:p>4.186</text:p>
              </table:table-cell>
              <table:table-cell office:value-type="float" office:value="4.186">
                <text:p>4.186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4.199">
                <text:p>4.199</text:p>
              </table:table-cell>
              <table:table-cell office:value-type="float" office:value="4.199">
                <text:p>4.199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4.212">
                <text:p>4.212</text:p>
              </table:table-cell>
              <table:table-cell office:value-type="float" office:value="4.212">
                <text:p>4.212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4.225">
                <text:p>4.225</text:p>
              </table:table-cell>
              <table:table-cell office:value-type="float" office:value="4.225">
                <text:p>4.22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4.238">
                <text:p>4.238</text:p>
              </table:table-cell>
              <table:table-cell office:value-type="float" office:value="4.238">
                <text:p>4.238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4.251">
                <text:p>4.251</text:p>
              </table:table-cell>
              <table:table-cell office:value-type="float" office:value="4.251">
                <text:p>4.251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4.264">
                <text:p>4.264</text:p>
              </table:table-cell>
              <table:table-cell office:value-type="float" office:value="4.264">
                <text:p>4.264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4.277">
                <text:p>4.277</text:p>
              </table:table-cell>
              <table:table-cell office:value-type="float" office:value="4.277">
                <text:p>4.277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4.29">
                <text:p>4.29</text:p>
              </table:table-cell>
              <table:table-cell office:value-type="float" office:value="4.29">
                <text:p>4.29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4.303">
                <text:p>4.303</text:p>
              </table:table-cell>
              <table:table-cell office:value-type="float" office:value="4.303">
                <text:p>4.303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4.316">
                <text:p>4.316</text:p>
              </table:table-cell>
              <table:table-cell office:value-type="float" office:value="4.316">
                <text:p>4.316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4.329">
                <text:p>4.329</text:p>
              </table:table-cell>
              <table:table-cell office:value-type="float" office:value="4.329">
                <text:p>4.329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4.342">
                <text:p>4.342</text:p>
              </table:table-cell>
              <table:table-cell office:value-type="float" office:value="4.342">
                <text:p>4.342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4.355">
                <text:p>4.355</text:p>
              </table:table-cell>
              <table:table-cell office:value-type="float" office:value="4.355">
                <text:p>4.35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4.368">
                <text:p>4.368</text:p>
              </table:table-cell>
              <table:table-cell office:value-type="float" office:value="4.368">
                <text:p>4.368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4.381">
                <text:p>4.381</text:p>
              </table:table-cell>
              <table:table-cell office:value-type="float" office:value="4.381">
                <text:p>4.381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4.394">
                <text:p>4.394</text:p>
              </table:table-cell>
              <table:table-cell office:value-type="float" office:value="4.394">
                <text:p>4.394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4.407">
                <text:p>4.407</text:p>
              </table:table-cell>
              <table:table-cell office:value-type="float" office:value="4.407">
                <text:p>4.407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4.42">
                <text:p>4.42</text:p>
              </table:table-cell>
              <table:table-cell office:value-type="float" office:value="4.42">
                <text:p>4.42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4.433">
                <text:p>4.433</text:p>
              </table:table-cell>
              <table:table-cell office:value-type="float" office:value="4.433">
                <text:p>4.433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4.446">
                <text:p>4.446</text:p>
              </table:table-cell>
              <table:table-cell office:value-type="float" office:value="4.446">
                <text:p>4.446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4.459">
                <text:p>4.459</text:p>
              </table:table-cell>
              <table:table-cell office:value-type="float" office:value="4.459">
                <text:p>4.459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4.472">
                <text:p>4.472</text:p>
              </table:table-cell>
              <table:table-cell office:value-type="float" office:value="4.472">
                <text:p>4.472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4.485">
                <text:p>4.485</text:p>
              </table:table-cell>
              <table:table-cell office:value-type="float" office:value="4.485">
                <text:p>4.48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4.498">
                <text:p>4.498</text:p>
              </table:table-cell>
              <table:table-cell office:value-type="float" office:value="4.498">
                <text:p>4.498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4.511">
                <text:p>4.511</text:p>
              </table:table-cell>
              <table:table-cell office:value-type="float" office:value="4.511">
                <text:p>4.511</text:p>
              </table:table-cell>
              <table:table-cell office:value-type="float" office:value="497.25">
                <text:p>497.25</text:p>
              </table:table-cell>
            </table:table-row>
            <table:table-row>
              <table:table-cell office:value-type="float" office:value="4.524">
                <text:p>4.524</text:p>
              </table:table-cell>
              <table:table-cell office:value-type="float" office:value="4.524">
                <text:p>4.524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float" office:value="4.537">
                <text:p>4.537</text:p>
              </table:table-cell>
              <table:table-cell office:value-type="float" office:value="4.537">
                <text:p>4.537</text:p>
              </table:table-cell>
              <table:table-cell office:value-type="float" office:value="490.75">
                <text:p>490.75</text:p>
              </table:table-cell>
            </table:table-row>
            <table:table-row>
              <table:table-cell office:value-type="float" office:value="4.55">
                <text:p>4.55</text:p>
              </table:table-cell>
              <table:table-cell office:value-type="float" office:value="4.55">
                <text:p>4.55</text:p>
              </table:table-cell>
              <table:table-cell office:value-type="float" office:value="487.5">
                <text:p>487.5</text:p>
              </table:table-cell>
            </table:table-row>
            <table:table-row>
              <table:table-cell office:value-type="float" office:value="4.563">
                <text:p>4.563</text:p>
              </table:table-cell>
              <table:table-cell office:value-type="float" office:value="4.563">
                <text:p>4.563</text:p>
              </table:table-cell>
              <table:table-cell office:value-type="float" office:value="484.25">
                <text:p>484.25</text:p>
              </table:table-cell>
            </table:table-row>
            <table:table-row>
              <table:table-cell office:value-type="float" office:value="4.576">
                <text:p>4.576</text:p>
              </table:table-cell>
              <table:table-cell office:value-type="float" office:value="4.576">
                <text:p>4.576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float" office:value="4.589">
                <text:p>4.589</text:p>
              </table:table-cell>
              <table:table-cell office:value-type="float" office:value="4.589">
                <text:p>4.589</text:p>
              </table:table-cell>
              <table:table-cell office:value-type="float" office:value="477.75">
                <text:p>477.75</text:p>
              </table:table-cell>
            </table:table-row>
            <table:table-row>
              <table:table-cell office:value-type="float" office:value="4.602">
                <text:p>4.602</text:p>
              </table:table-cell>
              <table:table-cell office:value-type="float" office:value="4.602">
                <text:p>4.602</text:p>
              </table:table-cell>
              <table:table-cell office:value-type="float" office:value="474.5">
                <text:p>474.5</text:p>
              </table:table-cell>
            </table:table-row>
            <table:table-row>
              <table:table-cell office:value-type="float" office:value="4.615">
                <text:p>4.615</text:p>
              </table:table-cell>
              <table:table-cell office:value-type="float" office:value="4.615">
                <text:p>4.615</text:p>
              </table:table-cell>
              <table:table-cell office:value-type="float" office:value="471.25">
                <text:p>471.25</text:p>
              </table:table-cell>
            </table:table-row>
            <table:table-row>
              <table:table-cell office:value-type="float" office:value="4.628">
                <text:p>4.628</text:p>
              </table:table-cell>
              <table:table-cell office:value-type="float" office:value="4.628">
                <text:p>4.628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float" office:value="4.641">
                <text:p>4.641</text:p>
              </table:table-cell>
              <table:table-cell office:value-type="float" office:value="4.641">
                <text:p>4.641</text:p>
              </table:table-cell>
              <table:table-cell office:value-type="float" office:value="464.75">
                <text:p>464.75</text:p>
              </table:table-cell>
            </table:table-row>
            <table:table-row>
              <table:table-cell office:value-type="float" office:value="4.654">
                <text:p>4.654</text:p>
              </table:table-cell>
              <table:table-cell office:value-type="float" office:value="4.654">
                <text:p>4.654</text:p>
              </table:table-cell>
              <table:table-cell office:value-type="float" office:value="461.5">
                <text:p>461.5</text:p>
              </table:table-cell>
            </table:table-row>
            <table:table-row>
              <table:table-cell office:value-type="float" office:value="4.667">
                <text:p>4.667</text:p>
              </table:table-cell>
              <table:table-cell office:value-type="float" office:value="4.667">
                <text:p>4.667</text:p>
              </table:table-cell>
              <table:table-cell office:value-type="float" office:value="458.25">
                <text:p>458.25</text:p>
              </table:table-cell>
            </table:table-row>
            <table:table-row>
              <table:table-cell office:value-type="float" office:value="4.68">
                <text:p>4.68</text:p>
              </table:table-cell>
              <table:table-cell office:value-type="float" office:value="4.68">
                <text:p>4.6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float" office:value="4.693">
                <text:p>4.693</text:p>
              </table:table-cell>
              <table:table-cell office:value-type="float" office:value="4.693">
                <text:p>4.693</text:p>
              </table:table-cell>
              <table:table-cell office:value-type="float" office:value="451.75">
                <text:p>451.75</text:p>
              </table:table-cell>
            </table:table-row>
            <table:table-row>
              <table:table-cell office:value-type="float" office:value="4.706">
                <text:p>4.706</text:p>
              </table:table-cell>
              <table:table-cell office:value-type="float" office:value="4.706">
                <text:p>4.706</text:p>
              </table:table-cell>
              <table:table-cell office:value-type="float" office:value="448.5">
                <text:p>448.5</text:p>
              </table:table-cell>
            </table:table-row>
            <table:table-row>
              <table:table-cell office:value-type="float" office:value="4.719">
                <text:p>4.719</text:p>
              </table:table-cell>
              <table:table-cell office:value-type="float" office:value="4.719">
                <text:p>4.719</text:p>
              </table:table-cell>
              <table:table-cell office:value-type="float" office:value="445.25">
                <text:p>445.25</text:p>
              </table:table-cell>
            </table:table-row>
            <table:table-row>
              <table:table-cell office:value-type="float" office:value="4.732">
                <text:p>4.732</text:p>
              </table:table-cell>
              <table:table-cell office:value-type="float" office:value="4.732">
                <text:p>4.732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float" office:value="4.745">
                <text:p>4.745</text:p>
              </table:table-cell>
              <table:table-cell office:value-type="float" office:value="4.745">
                <text:p>4.745</text:p>
              </table:table-cell>
              <table:table-cell office:value-type="float" office:value="438.75">
                <text:p>438.75</text:p>
              </table:table-cell>
            </table:table-row>
            <table:table-row>
              <table:table-cell office:value-type="float" office:value="4.758">
                <text:p>4.758</text:p>
              </table:table-cell>
              <table:table-cell office:value-type="float" office:value="4.758">
                <text:p>4.758</text:p>
              </table:table-cell>
              <table:table-cell office:value-type="float" office:value="435.5">
                <text:p>435.5</text:p>
              </table:table-cell>
            </table:table-row>
            <table:table-row>
              <table:table-cell office:value-type="float" office:value="4.771">
                <text:p>4.771</text:p>
              </table:table-cell>
              <table:table-cell office:value-type="float" office:value="4.771">
                <text:p>4.771</text:p>
              </table:table-cell>
              <table:table-cell office:value-type="float" office:value="432.25">
                <text:p>432.25</text:p>
              </table:table-cell>
            </table:table-row>
            <table:table-row>
              <table:table-cell office:value-type="float" office:value="4.784">
                <text:p>4.784</text:p>
              </table:table-cell>
              <table:table-cell office:value-type="float" office:value="4.784">
                <text:p>4.784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float" office:value="4.797">
                <text:p>4.797</text:p>
              </table:table-cell>
              <table:table-cell office:value-type="float" office:value="4.797">
                <text:p>4.797</text:p>
              </table:table-cell>
              <table:table-cell office:value-type="float" office:value="425.75">
                <text:p>425.75</text:p>
              </table:table-cell>
            </table:table-row>
            <table:table-row>
              <table:table-cell office:value-type="float" office:value="4.81">
                <text:p>4.81</text:p>
              </table:table-cell>
              <table:table-cell office:value-type="float" office:value="4.81">
                <text:p>4.81</text:p>
              </table:table-cell>
              <table:table-cell office:value-type="float" office:value="422.5">
                <text:p>422.5</text:p>
              </table:table-cell>
            </table:table-row>
            <table:table-row>
              <table:table-cell office:value-type="float" office:value="4.823">
                <text:p>4.823</text:p>
              </table:table-cell>
              <table:table-cell office:value-type="float" office:value="4.823">
                <text:p>4.823</text:p>
              </table:table-cell>
              <table:table-cell office:value-type="float" office:value="419.25">
                <text:p>419.25</text:p>
              </table:table-cell>
            </table:table-row>
            <table:table-row>
              <table:table-cell office:value-type="float" office:value="4.836">
                <text:p>4.836</text:p>
              </table:table-cell>
              <table:table-cell office:value-type="float" office:value="4.836">
                <text:p>4.836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float" office:value="4.849">
                <text:p>4.849</text:p>
              </table:table-cell>
              <table:table-cell office:value-type="float" office:value="4.849">
                <text:p>4.849</text:p>
              </table:table-cell>
              <table:table-cell office:value-type="float" office:value="412.75">
                <text:p>412.75</text:p>
              </table:table-cell>
            </table:table-row>
            <table:table-row>
              <table:table-cell office:value-type="float" office:value="4.862">
                <text:p>4.862</text:p>
              </table:table-cell>
              <table:table-cell office:value-type="float" office:value="4.862">
                <text:p>4.862</text:p>
              </table:table-cell>
              <table:table-cell office:value-type="float" office:value="409.5">
                <text:p>409.5</text:p>
              </table:table-cell>
            </table:table-row>
            <table:table-row>
              <table:table-cell office:value-type="float" office:value="4.875">
                <text:p>4.875</text:p>
              </table:table-cell>
              <table:table-cell office:value-type="float" office:value="4.875">
                <text:p>4.875</text:p>
              </table:table-cell>
              <table:table-cell office:value-type="float" office:value="406.25">
                <text:p>406.25</text:p>
              </table:table-cell>
            </table:table-row>
            <table:table-row>
              <table:table-cell office:value-type="float" office:value="4.888">
                <text:p>4.888</text:p>
              </table:table-cell>
              <table:table-cell office:value-type="float" office:value="4.888">
                <text:p>4.888</text:p>
              </table:table-cell>
              <table:table-cell office:value-type="float" office:value="403">
                <text:p>403</text:p>
              </table:table-cell>
            </table:table-row>
            <table:table-row>
              <table:table-cell office:value-type="float" office:value="4.901">
                <text:p>4.901</text:p>
              </table:table-cell>
              <table:table-cell office:value-type="float" office:value="4.901">
                <text:p>4.901</text:p>
              </table:table-cell>
              <table:table-cell office:value-type="float" office:value="399.75">
                <text:p>399.75</text:p>
              </table:table-cell>
            </table:table-row>
            <table:table-row>
              <table:table-cell office:value-type="float" office:value="4.914">
                <text:p>4.914</text:p>
              </table:table-cell>
              <table:table-cell office:value-type="float" office:value="4.914">
                <text:p>4.914</text:p>
              </table:table-cell>
              <table:table-cell office:value-type="float" office:value="396.5">
                <text:p>396.5</text:p>
              </table:table-cell>
            </table:table-row>
            <table:table-row>
              <table:table-cell office:value-type="float" office:value="4.927">
                <text:p>4.927</text:p>
              </table:table-cell>
              <table:table-cell office:value-type="float" office:value="4.927">
                <text:p>4.927</text:p>
              </table:table-cell>
              <table:table-cell office:value-type="float" office:value="393.25">
                <text:p>393.25</text:p>
              </table:table-cell>
            </table:table-row>
            <table:table-row>
              <table:table-cell office:value-type="float" office:value="4.94">
                <text:p>4.94</text:p>
              </table:table-cell>
              <table:table-cell office:value-type="float" office:value="4.94">
                <text:p>4.94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4.953">
                <text:p>4.953</text:p>
              </table:table-cell>
              <table:table-cell office:value-type="float" office:value="4.953">
                <text:p>4.953</text:p>
              </table:table-cell>
              <table:table-cell office:value-type="float" office:value="386.75">
                <text:p>386.75</text:p>
              </table:table-cell>
            </table:table-row>
            <table:table-row>
              <table:table-cell office:value-type="float" office:value="4.966">
                <text:p>4.966</text:p>
              </table:table-cell>
              <table:table-cell office:value-type="float" office:value="4.966">
                <text:p>4.966</text:p>
              </table:table-cell>
              <table:table-cell office:value-type="float" office:value="383.5">
                <text:p>383.5</text:p>
              </table:table-cell>
            </table:table-row>
            <table:table-row>
              <table:table-cell office:value-type="float" office:value="4.979">
                <text:p>4.979</text:p>
              </table:table-cell>
              <table:table-cell office:value-type="float" office:value="4.979">
                <text:p>4.979</text:p>
              </table:table-cell>
              <table:table-cell office:value-type="float" office:value="380.25">
                <text:p>380.25</text:p>
              </table:table-cell>
            </table:table-row>
            <table:table-row>
              <table:table-cell office:value-type="float" office:value="4.992">
                <text:p>4.992</text:p>
              </table:table-cell>
              <table:table-cell office:value-type="float" office:value="4.992">
                <text:p>4.992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float" office:value="5.005">
                <text:p>5.005</text:p>
              </table:table-cell>
              <table:table-cell office:value-type="float" office:value="5.005">
                <text:p>5.005</text:p>
              </table:table-cell>
              <table:table-cell office:value-type="float" office:value="373.75">
                <text:p>373.75</text:p>
              </table:table-cell>
            </table:table-row>
            <table:table-row>
              <table:table-cell office:value-type="float" office:value="5.018">
                <text:p>5.018</text:p>
              </table:table-cell>
              <table:table-cell office:value-type="float" office:value="5.018">
                <text:p>5.018</text:p>
              </table:table-cell>
              <table:table-cell office:value-type="float" office:value="370.5">
                <text:p>370.5</text:p>
              </table:table-cell>
            </table:table-row>
            <table:table-row>
              <table:table-cell office:value-type="float" office:value="5.031">
                <text:p>5.031</text:p>
              </table:table-cell>
              <table:table-cell office:value-type="float" office:value="5.031">
                <text:p>5.031</text:p>
              </table:table-cell>
              <table:table-cell office:value-type="float" office:value="367.25">
                <text:p>367.25</text:p>
              </table:table-cell>
            </table:table-row>
            <table:table-row>
              <table:table-cell office:value-type="float" office:value="5.044">
                <text:p>5.044</text:p>
              </table:table-cell>
              <table:table-cell office:value-type="float" office:value="5.044">
                <text:p>5.044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float" office:value="5.057">
                <text:p>5.057</text:p>
              </table:table-cell>
              <table:table-cell office:value-type="float" office:value="5.057">
                <text:p>5.057</text:p>
              </table:table-cell>
              <table:table-cell office:value-type="float" office:value="360.75">
                <text:p>360.75</text:p>
              </table:table-cell>
            </table:table-row>
            <table:table-row>
              <table:table-cell office:value-type="float" office:value="5.07">
                <text:p>5.07</text:p>
              </table:table-cell>
              <table:table-cell office:value-type="float" office:value="5.07">
                <text:p>5.07</text:p>
              </table:table-cell>
              <table:table-cell office:value-type="float" office:value="357.5">
                <text:p>357.5</text:p>
              </table:table-cell>
            </table:table-row>
            <table:table-row>
              <table:table-cell office:value-type="float" office:value="5.083">
                <text:p>5.083</text:p>
              </table:table-cell>
              <table:table-cell office:value-type="float" office:value="5.083">
                <text:p>5.083</text:p>
              </table:table-cell>
              <table:table-cell office:value-type="float" office:value="354.25">
                <text:p>354.25</text:p>
              </table:table-cell>
            </table:table-row>
            <table:table-row>
              <table:table-cell office:value-type="float" office:value="5.096">
                <text:p>5.096</text:p>
              </table:table-cell>
              <table:table-cell office:value-type="float" office:value="5.096">
                <text:p>5.096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float" office:value="5.109">
                <text:p>5.109</text:p>
              </table:table-cell>
              <table:table-cell office:value-type="float" office:value="5.109">
                <text:p>5.109</text:p>
              </table:table-cell>
              <table:table-cell office:value-type="float" office:value="347.75">
                <text:p>347.75</text:p>
              </table:table-cell>
            </table:table-row>
            <table:table-row>
              <table:table-cell office:value-type="float" office:value="5.122">
                <text:p>5.122</text:p>
              </table:table-cell>
              <table:table-cell office:value-type="float" office:value="5.122">
                <text:p>5.122</text:p>
              </table:table-cell>
              <table:table-cell office:value-type="float" office:value="344.5">
                <text:p>344.5</text:p>
              </table:table-cell>
            </table:table-row>
            <table:table-row>
              <table:table-cell office:value-type="float" office:value="5.135">
                <text:p>5.135</text:p>
              </table:table-cell>
              <table:table-cell office:value-type="float" office:value="5.135">
                <text:p>5.135</text:p>
              </table:table-cell>
              <table:table-cell office:value-type="float" office:value="341.25">
                <text:p>341.25</text:p>
              </table:table-cell>
            </table:table-row>
            <table:table-row>
              <table:table-cell office:value-type="float" office:value="5.148">
                <text:p>5.148</text:p>
              </table:table-cell>
              <table:table-cell office:value-type="float" office:value="5.148">
                <text:p>5.148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float" office:value="5.161">
                <text:p>5.161</text:p>
              </table:table-cell>
              <table:table-cell office:value-type="float" office:value="5.161">
                <text:p>5.161</text:p>
              </table:table-cell>
              <table:table-cell office:value-type="float" office:value="334.75">
                <text:p>334.75</text:p>
              </table:table-cell>
            </table:table-row>
            <table:table-row>
              <table:table-cell office:value-type="float" office:value="5.174">
                <text:p>5.174</text:p>
              </table:table-cell>
              <table:table-cell office:value-type="float" office:value="5.174">
                <text:p>5.174</text:p>
              </table:table-cell>
              <table:table-cell office:value-type="float" office:value="331.5">
                <text:p>331.5</text:p>
              </table:table-cell>
            </table:table-row>
            <table:table-row>
              <table:table-cell office:value-type="float" office:value="5.187">
                <text:p>5.187</text:p>
              </table:table-cell>
              <table:table-cell office:value-type="float" office:value="5.187">
                <text:p>5.187</text:p>
              </table:table-cell>
              <table:table-cell office:value-type="float" office:value="328.25">
                <text:p>328.25</text:p>
              </table:table-cell>
            </table:table-row>
            <table:table-row>
              <table:table-cell office:value-type="float" office:value="5.2">
                <text:p>5.2</text:p>
              </table:table-cell>
              <table:table-cell office:value-type="float" office:value="5.2">
                <text:p>5.2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float" office:value="5.213">
                <text:p>5.213</text:p>
              </table:table-cell>
              <table:table-cell office:value-type="float" office:value="5.213">
                <text:p>5.213</text:p>
              </table:table-cell>
              <table:table-cell office:value-type="float" office:value="321.75">
                <text:p>321.75</text:p>
              </table:table-cell>
            </table:table-row>
            <table:table-row>
              <table:table-cell office:value-type="float" office:value="5.226">
                <text:p>5.226</text:p>
              </table:table-cell>
              <table:table-cell office:value-type="float" office:value="5.226">
                <text:p>5.226</text:p>
              </table:table-cell>
              <table:table-cell office:value-type="float" office:value="318.5">
                <text:p>318.5</text:p>
              </table:table-cell>
            </table:table-row>
            <table:table-row>
              <table:table-cell office:value-type="float" office:value="5.239">
                <text:p>5.239</text:p>
              </table:table-cell>
              <table:table-cell office:value-type="float" office:value="5.239">
                <text:p>5.239</text:p>
              </table:table-cell>
              <table:table-cell office:value-type="float" office:value="315.25">
                <text:p>315.25</text:p>
              </table:table-cell>
            </table:table-row>
            <table:table-row>
              <table:table-cell office:value-type="float" office:value="5.252">
                <text:p>5.252</text:p>
              </table:table-cell>
              <table:table-cell office:value-type="float" office:value="5.252">
                <text:p>5.252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float" office:value="5.265">
                <text:p>5.265</text:p>
              </table:table-cell>
              <table:table-cell office:value-type="float" office:value="5.265">
                <text:p>5.265</text:p>
              </table:table-cell>
              <table:table-cell office:value-type="float" office:value="308.75">
                <text:p>308.75</text:p>
              </table:table-cell>
            </table:table-row>
            <table:table-row>
              <table:table-cell office:value-type="float" office:value="5.278">
                <text:p>5.278</text:p>
              </table:table-cell>
              <table:table-cell office:value-type="float" office:value="5.278">
                <text:p>5.278</text:p>
              </table:table-cell>
              <table:table-cell office:value-type="float" office:value="305.5">
                <text:p>305.5</text:p>
              </table:table-cell>
            </table:table-row>
            <table:table-row>
              <table:table-cell office:value-type="float" office:value="5.291">
                <text:p>5.291</text:p>
              </table:table-cell>
              <table:table-cell office:value-type="float" office:value="5.291">
                <text:p>5.291</text:p>
              </table:table-cell>
              <table:table-cell office:value-type="float" office:value="302.25">
                <text:p>302.25</text:p>
              </table:table-cell>
            </table:table-row>
            <table:table-row>
              <table:table-cell office:value-type="float" office:value="5.304">
                <text:p>5.304</text:p>
              </table:table-cell>
              <table:table-cell office:value-type="float" office:value="5.304">
                <text:p>5.304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float" office:value="5.317">
                <text:p>5.317</text:p>
              </table:table-cell>
              <table:table-cell office:value-type="float" office:value="5.317">
                <text:p>5.317</text:p>
              </table:table-cell>
              <table:table-cell office:value-type="float" office:value="295.75">
                <text:p>295.75</text:p>
              </table:table-cell>
            </table:table-row>
            <table:table-row>
              <table:table-cell office:value-type="float" office:value="5.33">
                <text:p>5.33</text:p>
              </table:table-cell>
              <table:table-cell office:value-type="float" office:value="5.33">
                <text:p>5.33</text:p>
              </table:table-cell>
              <table:table-cell office:value-type="float" office:value="292.5">
                <text:p>292.5</text:p>
              </table:table-cell>
            </table:table-row>
            <table:table-row>
              <table:table-cell office:value-type="float" office:value="5.343">
                <text:p>5.343</text:p>
              </table:table-cell>
              <table:table-cell office:value-type="float" office:value="5.343">
                <text:p>5.343</text:p>
              </table:table-cell>
              <table:table-cell office:value-type="float" office:value="289.25">
                <text:p>289.25</text:p>
              </table:table-cell>
            </table:table-row>
            <table:table-row>
              <table:table-cell office:value-type="float" office:value="5.356">
                <text:p>5.356</text:p>
              </table:table-cell>
              <table:table-cell office:value-type="float" office:value="5.356">
                <text:p>5.356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float" office:value="5.369">
                <text:p>5.369</text:p>
              </table:table-cell>
              <table:table-cell office:value-type="float" office:value="5.369">
                <text:p>5.369</text:p>
              </table:table-cell>
              <table:table-cell office:value-type="float" office:value="282.75">
                <text:p>282.75</text:p>
              </table:table-cell>
            </table:table-row>
            <table:table-row>
              <table:table-cell office:value-type="float" office:value="5.382">
                <text:p>5.382</text:p>
              </table:table-cell>
              <table:table-cell office:value-type="float" office:value="5.382">
                <text:p>5.382</text:p>
              </table:table-cell>
              <table:table-cell office:value-type="float" office:value="279.5">
                <text:p>279.5</text:p>
              </table:table-cell>
            </table:table-row>
            <table:table-row>
              <table:table-cell office:value-type="float" office:value="5.395">
                <text:p>5.395</text:p>
              </table:table-cell>
              <table:table-cell office:value-type="float" office:value="5.395">
                <text:p>5.395</text:p>
              </table:table-cell>
              <table:table-cell office:value-type="float" office:value="276.25">
                <text:p>276.25</text:p>
              </table:table-cell>
            </table:table-row>
            <table:table-row>
              <table:table-cell office:value-type="float" office:value="5.408">
                <text:p>5.408</text:p>
              </table:table-cell>
              <table:table-cell office:value-type="float" office:value="5.408">
                <text:p>5.408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float" office:value="5.421">
                <text:p>5.421</text:p>
              </table:table-cell>
              <table:table-cell office:value-type="float" office:value="5.421">
                <text:p>5.421</text:p>
              </table:table-cell>
              <table:table-cell office:value-type="float" office:value="269.75">
                <text:p>269.75</text:p>
              </table:table-cell>
            </table:table-row>
            <table:table-row>
              <table:table-cell office:value-type="float" office:value="5.434">
                <text:p>5.434</text:p>
              </table:table-cell>
              <table:table-cell office:value-type="float" office:value="5.434">
                <text:p>5.434</text:p>
              </table:table-cell>
              <table:table-cell office:value-type="float" office:value="266.5">
                <text:p>266.5</text:p>
              </table:table-cell>
            </table:table-row>
            <table:table-row>
              <table:table-cell office:value-type="float" office:value="5.447">
                <text:p>5.447</text:p>
              </table:table-cell>
              <table:table-cell office:value-type="float" office:value="5.447">
                <text:p>5.447</text:p>
              </table:table-cell>
              <table:table-cell office:value-type="float" office:value="263.25">
                <text:p>263.25</text:p>
              </table:table-cell>
            </table:table-row>
            <table:table-row>
              <table:table-cell office:value-type="float" office:value="5.46">
                <text:p>5.46</text:p>
              </table:table-cell>
              <table:table-cell office:value-type="float" office:value="5.46">
                <text:p>5.46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float" office:value="5.473">
                <text:p>5.473</text:p>
              </table:table-cell>
              <table:table-cell office:value-type="float" office:value="5.473">
                <text:p>5.473</text:p>
              </table:table-cell>
              <table:table-cell office:value-type="float" office:value="256.75">
                <text:p>256.75</text:p>
              </table:table-cell>
            </table:table-row>
            <table:table-row>
              <table:table-cell office:value-type="float" office:value="5.486">
                <text:p>5.486</text:p>
              </table:table-cell>
              <table:table-cell office:value-type="float" office:value="5.486">
                <text:p>5.486</text:p>
              </table:table-cell>
              <table:table-cell office:value-type="float" office:value="253.5">
                <text:p>253.5</text:p>
              </table:table-cell>
            </table:table-row>
            <table:table-row>
              <table:table-cell office:value-type="float" office:value="5.499">
                <text:p>5.499</text:p>
              </table:table-cell>
              <table:table-cell office:value-type="float" office:value="5.499">
                <text:p>5.499</text:p>
              </table:table-cell>
              <table:table-cell office:value-type="float" office:value="250.25">
                <text:p>250.25</text:p>
              </table:table-cell>
            </table:table-row>
            <table:table-row>
              <table:table-cell office:value-type="float" office:value="5.512">
                <text:p>5.512</text:p>
              </table:table-cell>
              <table:table-cell office:value-type="float" office:value="5.512">
                <text:p>5.512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float" office:value="5.525">
                <text:p>5.525</text:p>
              </table:table-cell>
              <table:table-cell office:value-type="float" office:value="5.525">
                <text:p>5.525</text:p>
              </table:table-cell>
              <table:table-cell office:value-type="float" office:value="243.75">
                <text:p>243.75</text:p>
              </table:table-cell>
            </table:table-row>
            <table:table-row>
              <table:table-cell office:value-type="float" office:value="5.538">
                <text:p>5.538</text:p>
              </table:table-cell>
              <table:table-cell office:value-type="float" office:value="5.538">
                <text:p>5.538</text:p>
              </table:table-cell>
              <table:table-cell office:value-type="float" office:value="240.5">
                <text:p>240.5</text:p>
              </table:table-cell>
            </table:table-row>
            <table:table-row>
              <table:table-cell office:value-type="float" office:value="5.551">
                <text:p>5.551</text:p>
              </table:table-cell>
              <table:table-cell office:value-type="float" office:value="5.551">
                <text:p>5.551</text:p>
              </table:table-cell>
              <table:table-cell office:value-type="float" office:value="237.25">
                <text:p>237.25</text:p>
              </table:table-cell>
            </table:table-row>
            <table:table-row>
              <table:table-cell office:value-type="float" office:value="5.564">
                <text:p>5.564</text:p>
              </table:table-cell>
              <table:table-cell office:value-type="float" office:value="5.564">
                <text:p>5.564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float" office:value="5.577">
                <text:p>5.577</text:p>
              </table:table-cell>
              <table:table-cell office:value-type="float" office:value="5.577">
                <text:p>5.577</text:p>
              </table:table-cell>
              <table:table-cell office:value-type="float" office:value="230.75">
                <text:p>230.75</text:p>
              </table:table-cell>
            </table:table-row>
            <table:table-row>
              <table:table-cell office:value-type="float" office:value="5.59">
                <text:p>5.59</text:p>
              </table:table-cell>
              <table:table-cell office:value-type="float" office:value="5.59">
                <text:p>5.59</text:p>
              </table:table-cell>
              <table:table-cell office:value-type="float" office:value="227.5">
                <text:p>227.5</text:p>
              </table:table-cell>
            </table:table-row>
            <table:table-row>
              <table:table-cell office:value-type="float" office:value="5.603">
                <text:p>5.603</text:p>
              </table:table-cell>
              <table:table-cell office:value-type="float" office:value="5.603">
                <text:p>5.603</text:p>
              </table:table-cell>
              <table:table-cell office:value-type="float" office:value="224.25">
                <text:p>224.25</text:p>
              </table:table-cell>
            </table:table-row>
            <table:table-row>
              <table:table-cell office:value-type="float" office:value="5.616">
                <text:p>5.616</text:p>
              </table:table-cell>
              <table:table-cell office:value-type="float" office:value="5.616">
                <text:p>5.616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float" office:value="5.629">
                <text:p>5.629</text:p>
              </table:table-cell>
              <table:table-cell office:value-type="float" office:value="5.629">
                <text:p>5.629</text:p>
              </table:table-cell>
              <table:table-cell office:value-type="float" office:value="217.75">
                <text:p>217.75</text:p>
              </table:table-cell>
            </table:table-row>
            <table:table-row>
              <table:table-cell office:value-type="float" office:value="5.642">
                <text:p>5.642</text:p>
              </table:table-cell>
              <table:table-cell office:value-type="float" office:value="5.642">
                <text:p>5.642</text:p>
              </table:table-cell>
              <table:table-cell office:value-type="float" office:value="214.5">
                <text:p>214.5</text:p>
              </table:table-cell>
            </table:table-row>
            <table:table-row>
              <table:table-cell office:value-type="float" office:value="5.655">
                <text:p>5.655</text:p>
              </table:table-cell>
              <table:table-cell office:value-type="float" office:value="5.655">
                <text:p>5.655</text:p>
              </table:table-cell>
              <table:table-cell office:value-type="float" office:value="211.25">
                <text:p>211.25</text:p>
              </table:table-cell>
            </table:table-row>
            <table:table-row>
              <table:table-cell office:value-type="float" office:value="5.668">
                <text:p>5.668</text:p>
              </table:table-cell>
              <table:table-cell office:value-type="float" office:value="5.668">
                <text:p>5.668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5.681">
                <text:p>5.681</text:p>
              </table:table-cell>
              <table:table-cell office:value-type="float" office:value="5.681">
                <text:p>5.681</text:p>
              </table:table-cell>
              <table:table-cell office:value-type="float" office:value="204.75">
                <text:p>204.75</text:p>
              </table:table-cell>
            </table:table-row>
            <table:table-row>
              <table:table-cell office:value-type="float" office:value="5.694">
                <text:p>5.694</text:p>
              </table:table-cell>
              <table:table-cell office:value-type="float" office:value="5.694">
                <text:p>5.694</text:p>
              </table:table-cell>
              <table:table-cell office:value-type="float" office:value="201.5">
                <text:p>201.5</text:p>
              </table:table-cell>
            </table:table-row>
            <table:table-row>
              <table:table-cell office:value-type="float" office:value="5.707">
                <text:p>5.707</text:p>
              </table:table-cell>
              <table:table-cell office:value-type="float" office:value="5.707">
                <text:p>5.707</text:p>
              </table:table-cell>
              <table:table-cell office:value-type="float" office:value="198.25">
                <text:p>198.25</text:p>
              </table:table-cell>
            </table:table-row>
            <table:table-row>
              <table:table-cell office:value-type="float" office:value="5.72">
                <text:p>5.72</text:p>
              </table:table-cell>
              <table:table-cell office:value-type="float" office:value="5.72">
                <text:p>5.72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5.733">
                <text:p>5.733</text:p>
              </table:table-cell>
              <table:table-cell office:value-type="float" office:value="5.733">
                <text:p>5.733</text:p>
              </table:table-cell>
              <table:table-cell office:value-type="float" office:value="191.75">
                <text:p>191.75</text:p>
              </table:table-cell>
            </table:table-row>
            <table:table-row>
              <table:table-cell office:value-type="float" office:value="5.746">
                <text:p>5.746</text:p>
              </table:table-cell>
              <table:table-cell office:value-type="float" office:value="5.746">
                <text:p>5.746</text:p>
              </table:table-cell>
              <table:table-cell office:value-type="float" office:value="188.5">
                <text:p>188.5</text:p>
              </table:table-cell>
            </table:table-row>
            <table:table-row>
              <table:table-cell office:value-type="float" office:value="5.759">
                <text:p>5.759</text:p>
              </table:table-cell>
              <table:table-cell office:value-type="float" office:value="5.759">
                <text:p>5.759</text:p>
              </table:table-cell>
              <table:table-cell office:value-type="float" office:value="185.25">
                <text:p>185.25</text:p>
              </table:table-cell>
            </table:table-row>
            <table:table-row>
              <table:table-cell office:value-type="float" office:value="5.772">
                <text:p>5.772</text:p>
              </table:table-cell>
              <table:table-cell office:value-type="float" office:value="5.772">
                <text:p>5.772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5.785">
                <text:p>5.785</text:p>
              </table:table-cell>
              <table:table-cell office:value-type="float" office:value="5.785">
                <text:p>5.785</text:p>
              </table:table-cell>
              <table:table-cell office:value-type="float" office:value="178.75">
                <text:p>178.75</text:p>
              </table:table-cell>
            </table:table-row>
            <table:table-row>
              <table:table-cell office:value-type="float" office:value="5.798">
                <text:p>5.798</text:p>
              </table:table-cell>
              <table:table-cell office:value-type="float" office:value="5.798">
                <text:p>5.798</text:p>
              </table:table-cell>
              <table:table-cell office:value-type="float" office:value="175.5">
                <text:p>175.5</text:p>
              </table:table-cell>
            </table:table-row>
            <table:table-row>
              <table:table-cell office:value-type="float" office:value="5.811">
                <text:p>5.811</text:p>
              </table:table-cell>
              <table:table-cell office:value-type="float" office:value="5.811">
                <text:p>5.811</text:p>
              </table:table-cell>
              <table:table-cell office:value-type="float" office:value="172.25">
                <text:p>172.25</text:p>
              </table:table-cell>
            </table:table-row>
            <table:table-row>
              <table:table-cell office:value-type="float" office:value="5.824">
                <text:p>5.824</text:p>
              </table:table-cell>
              <table:table-cell office:value-type="float" office:value="5.824">
                <text:p>5.824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5.837">
                <text:p>5.837</text:p>
              </table:table-cell>
              <table:table-cell office:value-type="float" office:value="5.837">
                <text:p>5.837</text:p>
              </table:table-cell>
              <table:table-cell office:value-type="float" office:value="165.75">
                <text:p>165.75</text:p>
              </table:table-cell>
            </table:table-row>
            <table:table-row>
              <table:table-cell office:value-type="float" office:value="5.85">
                <text:p>5.85</text:p>
              </table:table-cell>
              <table:table-cell office:value-type="float" office:value="5.85">
                <text:p>5.85</text:p>
              </table:table-cell>
              <table:table-cell office:value-type="float" office:value="162.5">
                <text:p>162.5</text:p>
              </table:table-cell>
            </table:table-row>
            <table:table-row>
              <table:table-cell office:value-type="float" office:value="5.863">
                <text:p>5.863</text:p>
              </table:table-cell>
              <table:table-cell office:value-type="float" office:value="5.863">
                <text:p>5.863</text:p>
              </table:table-cell>
              <table:table-cell office:value-type="float" office:value="159.25">
                <text:p>159.25</text:p>
              </table:table-cell>
            </table:table-row>
            <table:table-row>
              <table:table-cell office:value-type="float" office:value="5.876">
                <text:p>5.876</text:p>
              </table:table-cell>
              <table:table-cell office:value-type="float" office:value="5.876">
                <text:p>5.876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5.889">
                <text:p>5.889</text:p>
              </table:table-cell>
              <table:table-cell office:value-type="float" office:value="5.889">
                <text:p>5.889</text:p>
              </table:table-cell>
              <table:table-cell office:value-type="float" office:value="152.75">
                <text:p>152.75</text:p>
              </table:table-cell>
            </table:table-row>
            <table:table-row>
              <table:table-cell office:value-type="float" office:value="5.902">
                <text:p>5.902</text:p>
              </table:table-cell>
              <table:table-cell office:value-type="float" office:value="5.902">
                <text:p>5.902</text:p>
              </table:table-cell>
              <table:table-cell office:value-type="float" office:value="149.5">
                <text:p>149.5</text:p>
              </table:table-cell>
            </table:table-row>
            <table:table-row>
              <table:table-cell office:value-type="float" office:value="5.915">
                <text:p>5.915</text:p>
              </table:table-cell>
              <table:table-cell office:value-type="float" office:value="5.915">
                <text:p>5.915</text:p>
              </table:table-cell>
              <table:table-cell office:value-type="float" office:value="146.25">
                <text:p>146.25</text:p>
              </table:table-cell>
            </table:table-row>
            <table:table-row>
              <table:table-cell office:value-type="float" office:value="5.928">
                <text:p>5.928</text:p>
              </table:table-cell>
              <table:table-cell office:value-type="float" office:value="5.928">
                <text:p>5.92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5.941">
                <text:p>5.941</text:p>
              </table:table-cell>
              <table:table-cell office:value-type="float" office:value="5.941">
                <text:p>5.941</text:p>
              </table:table-cell>
              <table:table-cell office:value-type="float" office:value="139.75">
                <text:p>139.75</text:p>
              </table:table-cell>
            </table:table-row>
            <table:table-row>
              <table:table-cell office:value-type="float" office:value="5.954">
                <text:p>5.954</text:p>
              </table:table-cell>
              <table:table-cell office:value-type="float" office:value="5.954">
                <text:p>5.954</text:p>
              </table:table-cell>
              <table:table-cell office:value-type="float" office:value="136.5">
                <text:p>136.5</text:p>
              </table:table-cell>
            </table:table-row>
            <table:table-row>
              <table:table-cell office:value-type="float" office:value="5.967">
                <text:p>5.967</text:p>
              </table:table-cell>
              <table:table-cell office:value-type="float" office:value="5.967">
                <text:p>5.967</text:p>
              </table:table-cell>
              <table:table-cell office:value-type="float" office:value="133.25">
                <text:p>133.25</text:p>
              </table:table-cell>
            </table:table-row>
            <table:table-row>
              <table:table-cell office:value-type="float" office:value="5.98">
                <text:p>5.98</text:p>
              </table:table-cell>
              <table:table-cell office:value-type="float" office:value="5.98">
                <text:p>5.98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5.993">
                <text:p>5.993</text:p>
              </table:table-cell>
              <table:table-cell office:value-type="float" office:value="5.993">
                <text:p>5.993</text:p>
              </table:table-cell>
              <table:table-cell office:value-type="float" office:value="126.75">
                <text:p>126.75</text:p>
              </table:table-cell>
            </table:table-row>
            <table:table-row>
              <table:table-cell office:value-type="float" office:value="6.006">
                <text:p>6.006</text:p>
              </table:table-cell>
              <table:table-cell office:value-type="float" office:value="6.006">
                <text:p>6.006</text:p>
              </table:table-cell>
              <table:table-cell office:value-type="float" office:value="123.5">
                <text:p>123.5</text:p>
              </table:table-cell>
            </table:table-row>
            <table:table-row>
              <table:table-cell office:value-type="float" office:value="6.019">
                <text:p>6.019</text:p>
              </table:table-cell>
              <table:table-cell office:value-type="float" office:value="6.019">
                <text:p>6.019</text:p>
              </table:table-cell>
              <table:table-cell office:value-type="float" office:value="120.25">
                <text:p>120.25</text:p>
              </table:table-cell>
            </table:table-row>
            <table:table-row>
              <table:table-cell office:value-type="float" office:value="6.032">
                <text:p>6.032</text:p>
              </table:table-cell>
              <table:table-cell office:value-type="float" office:value="6.032">
                <text:p>6.03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float" office:value="6.045">
                <text:p>6.045</text:p>
              </table:table-cell>
              <table:table-cell office:value-type="float" office:value="6.045">
                <text:p>6.045</text:p>
              </table:table-cell>
              <table:table-cell office:value-type="float" office:value="113.75">
                <text:p>113.75</text:p>
              </table:table-cell>
            </table:table-row>
            <table:table-row>
              <table:table-cell office:value-type="float" office:value="6.058">
                <text:p>6.058</text:p>
              </table:table-cell>
              <table:table-cell office:value-type="float" office:value="6.058">
                <text:p>6.058</text:p>
              </table:table-cell>
              <table:table-cell office:value-type="float" office:value="110.5">
                <text:p>110.5</text:p>
              </table:table-cell>
            </table:table-row>
            <table:table-row>
              <table:table-cell office:value-type="float" office:value="6.071">
                <text:p>6.071</text:p>
              </table:table-cell>
              <table:table-cell office:value-type="float" office:value="6.071">
                <text:p>6.071</text:p>
              </table:table-cell>
              <table:table-cell office:value-type="float" office:value="107.25">
                <text:p>107.25</text:p>
              </table:table-cell>
            </table:table-row>
            <table:table-row>
              <table:table-cell office:value-type="float" office:value="6.084">
                <text:p>6.084</text:p>
              </table:table-cell>
              <table:table-cell office:value-type="float" office:value="6.084">
                <text:p>6.084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6.097">
                <text:p>6.097</text:p>
              </table:table-cell>
              <table:table-cell office:value-type="float" office:value="6.097">
                <text:p>6.097</text:p>
              </table:table-cell>
              <table:table-cell office:value-type="float" office:value="100.75">
                <text:p>100.75</text:p>
              </table:table-cell>
            </table:table-row>
            <table:table-row>
              <table:table-cell office:value-type="float" office:value="6.11">
                <text:p>6.11</text:p>
              </table:table-cell>
              <table:table-cell office:value-type="float" office:value="6.11">
                <text:p>6.11</text:p>
              </table:table-cell>
              <table:table-cell office:value-type="float" office:value="97.5">
                <text:p>97.5</text:p>
              </table:table-cell>
            </table:table-row>
            <table:table-row>
              <table:table-cell office:value-type="float" office:value="6.123">
                <text:p>6.123</text:p>
              </table:table-cell>
              <table:table-cell office:value-type="float" office:value="6.123">
                <text:p>6.123</text:p>
              </table:table-cell>
              <table:table-cell office:value-type="float" office:value="94.2499999999999">
                <text:p>94.2499999999999</text:p>
              </table:table-cell>
            </table:table-row>
            <table:table-row>
              <table:table-cell office:value-type="float" office:value="6.136">
                <text:p>6.136</text:p>
              </table:table-cell>
              <table:table-cell office:value-type="float" office:value="6.136">
                <text:p>6.136</text:p>
              </table:table-cell>
              <table:table-cell office:value-type="float" office:value="90.9999999999999">
                <text:p>90.9999999999999</text:p>
              </table:table-cell>
            </table:table-row>
            <table:table-row>
              <table:table-cell office:value-type="float" office:value="6.149">
                <text:p>6.149</text:p>
              </table:table-cell>
              <table:table-cell office:value-type="float" office:value="6.149">
                <text:p>6.149</text:p>
              </table:table-cell>
              <table:table-cell office:value-type="float" office:value="87.75">
                <text:p>87.75</text:p>
              </table:table-cell>
            </table:table-row>
            <table:table-row>
              <table:table-cell office:value-type="float" office:value="6.162">
                <text:p>6.162</text:p>
              </table:table-cell>
              <table:table-cell office:value-type="float" office:value="6.162">
                <text:p>6.162</text:p>
              </table:table-cell>
              <table:table-cell office:value-type="float" office:value="84.5">
                <text:p>84.5</text:p>
              </table:table-cell>
            </table:table-row>
            <table:table-row>
              <table:table-cell office:value-type="float" office:value="6.175">
                <text:p>6.175</text:p>
              </table:table-cell>
              <table:table-cell office:value-type="float" office:value="6.175">
                <text:p>6.175</text:p>
              </table:table-cell>
              <table:table-cell office:value-type="float" office:value="81.2500000000001">
                <text:p>81.2500000000001</text:p>
              </table:table-cell>
            </table:table-row>
            <table:table-row>
              <table:table-cell office:value-type="float" office:value="6.188">
                <text:p>6.188</text:p>
              </table:table-cell>
              <table:table-cell office:value-type="float" office:value="6.188">
                <text:p>6.188</text:p>
              </table:table-cell>
              <table:table-cell office:value-type="float" office:value="78.0000000000001">
                <text:p>78.0000000000001</text:p>
              </table:table-cell>
            </table:table-row>
            <table:table-row>
              <table:table-cell office:value-type="float" office:value="6.201">
                <text:p>6.201</text:p>
              </table:table-cell>
              <table:table-cell office:value-type="float" office:value="6.201">
                <text:p>6.201</text:p>
              </table:table-cell>
              <table:table-cell office:value-type="float" office:value="74.7500000000001">
                <text:p>74.7500000000001</text:p>
              </table:table-cell>
            </table:table-row>
            <table:table-row>
              <table:table-cell office:value-type="float" office:value="6.214">
                <text:p>6.214</text:p>
              </table:table-cell>
              <table:table-cell office:value-type="float" office:value="6.214">
                <text:p>6.214</text:p>
              </table:table-cell>
              <table:table-cell office:value-type="float" office:value="71.4999999999999">
                <text:p>71.4999999999999</text:p>
              </table:table-cell>
            </table:table-row>
            <table:table-row>
              <table:table-cell office:value-type="float" office:value="6.227">
                <text:p>6.227</text:p>
              </table:table-cell>
              <table:table-cell office:value-type="float" office:value="6.227">
                <text:p>6.227</text:p>
              </table:table-cell>
              <table:table-cell office:value-type="float" office:value="68.2499999999999">
                <text:p>68.2499999999999</text:p>
              </table:table-cell>
            </table:table-row>
            <table:table-row>
              <table:table-cell office:value-type="float" office:value="6.24">
                <text:p>6.24</text:p>
              </table:table-cell>
              <table:table-cell office:value-type="float" office:value="6.24">
                <text:p>6.2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6.253">
                <text:p>6.253</text:p>
              </table:table-cell>
              <table:table-cell office:value-type="float" office:value="6.253">
                <text:p>6.253</text:p>
              </table:table-cell>
              <table:table-cell office:value-type="float" office:value="61.75">
                <text:p>61.75</text:p>
              </table:table-cell>
            </table:table-row>
            <table:table-row>
              <table:table-cell office:value-type="float" office:value="6.266">
                <text:p>6.266</text:p>
              </table:table-cell>
              <table:table-cell office:value-type="float" office:value="6.266">
                <text:p>6.266</text:p>
              </table:table-cell>
              <table:table-cell office:value-type="float" office:value="58.5">
                <text:p>58.5</text:p>
              </table:table-cell>
            </table:table-row>
            <table:table-row>
              <table:table-cell office:value-type="float" office:value="6.279">
                <text:p>6.279</text:p>
              </table:table-cell>
              <table:table-cell office:value-type="float" office:value="6.279">
                <text:p>6.279</text:p>
              </table:table-cell>
              <table:table-cell office:value-type="float" office:value="55.25">
                <text:p>55.25</text:p>
              </table:table-cell>
            </table:table-row>
            <table:table-row>
              <table:table-cell office:value-type="float" office:value="6.292">
                <text:p>6.292</text:p>
              </table:table-cell>
              <table:table-cell office:value-type="float" office:value="6.292">
                <text:p>6.292</text:p>
              </table:table-cell>
              <table:table-cell office:value-type="float" office:value="52.0000000000001">
                <text:p>52.0000000000001</text:p>
              </table:table-cell>
            </table:table-row>
            <table:table-row>
              <table:table-cell office:value-type="float" office:value="6.305">
                <text:p>6.305</text:p>
              </table:table-cell>
              <table:table-cell office:value-type="float" office:value="6.305">
                <text:p>6.305</text:p>
              </table:table-cell>
              <table:table-cell office:value-type="float" office:value="48.7500000000001">
                <text:p>48.7500000000001</text:p>
              </table:table-cell>
            </table:table-row>
            <table:table-row>
              <table:table-cell office:value-type="float" office:value="6.318">
                <text:p>6.318</text:p>
              </table:table-cell>
              <table:table-cell office:value-type="float" office:value="6.318">
                <text:p>6.318</text:p>
              </table:table-cell>
              <table:table-cell office:value-type="float" office:value="45.5000000000001">
                <text:p>45.5000000000001</text:p>
              </table:table-cell>
            </table:table-row>
            <table:table-row>
              <table:table-cell office:value-type="float" office:value="6.331">
                <text:p>6.331</text:p>
              </table:table-cell>
              <table:table-cell office:value-type="float" office:value="6.331">
                <text:p>6.331</text:p>
              </table:table-cell>
              <table:table-cell office:value-type="float" office:value="42.2499999999999">
                <text:p>42.2499999999999</text:p>
              </table:table-cell>
            </table:table-row>
            <table:table-row>
              <table:table-cell office:value-type="float" office:value="6.344">
                <text:p>6.344</text:p>
              </table:table-cell>
              <table:table-cell office:value-type="float" office:value="6.344">
                <text:p>6.344</text:p>
              </table:table-cell>
              <table:table-cell office:value-type="float" office:value="38.9999999999999">
                <text:p>38.9999999999999</text:p>
              </table:table-cell>
            </table:table-row>
            <table:table-row>
              <table:table-cell office:value-type="float" office:value="6.357">
                <text:p>6.357</text:p>
              </table:table-cell>
              <table:table-cell office:value-type="float" office:value="6.357">
                <text:p>6.357</text:p>
              </table:table-cell>
              <table:table-cell office:value-type="float" office:value="35.7499999999999">
                <text:p>35.7499999999999</text:p>
              </table:table-cell>
            </table:table-row>
            <table:table-row>
              <table:table-cell office:value-type="float" office:value="6.37">
                <text:p>6.37</text:p>
              </table:table-cell>
              <table:table-cell office:value-type="float" office:value="6.37">
                <text:p>6.37</text:p>
              </table:table-cell>
              <table:table-cell office:value-type="float" office:value="32.5">
                <text:p>32.5</text:p>
              </table:table-cell>
            </table:table-row>
            <table:table-row>
              <table:table-cell office:value-type="float" office:value="6.383">
                <text:p>6.383</text:p>
              </table:table-cell>
              <table:table-cell office:value-type="float" office:value="6.383">
                <text:p>6.383</text:p>
              </table:table-cell>
              <table:table-cell office:value-type="float" office:value="29.25">
                <text:p>29.25</text:p>
              </table:table-cell>
            </table:table-row>
            <table:table-row>
              <table:table-cell office:value-type="float" office:value="6.396">
                <text:p>6.396</text:p>
              </table:table-cell>
              <table:table-cell office:value-type="float" office:value="6.396">
                <text:p>6.39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6.409">
                <text:p>6.409</text:p>
              </table:table-cell>
              <table:table-cell office:value-type="float" office:value="6.409">
                <text:p>6.409</text:p>
              </table:table-cell>
              <table:table-cell office:value-type="float" office:value="22.7500000000001">
                <text:p>22.7500000000001</text:p>
              </table:table-cell>
            </table:table-row>
            <table:table-row>
              <table:table-cell office:value-type="float" office:value="6.422">
                <text:p>6.422</text:p>
              </table:table-cell>
              <table:table-cell office:value-type="float" office:value="6.422">
                <text:p>6.422</text:p>
              </table:table-cell>
              <table:table-cell office:value-type="float" office:value="19.5000000000001">
                <text:p>19.5000000000001</text:p>
              </table:table-cell>
            </table:table-row>
            <table:table-row>
              <table:table-cell office:value-type="float" office:value="6.435">
                <text:p>6.435</text:p>
              </table:table-cell>
              <table:table-cell office:value-type="float" office:value="6.435">
                <text:p>6.435</text:p>
              </table:table-cell>
              <table:table-cell office:value-type="float" office:value="16.2500000000001">
                <text:p>16.2500000000001</text:p>
              </table:table-cell>
            </table:table-row>
            <table:table-row>
              <table:table-cell office:value-type="float" office:value="6.448">
                <text:p>6.448</text:p>
              </table:table-cell>
              <table:table-cell office:value-type="float" office:value="6.448">
                <text:p>6.448</text:p>
              </table:table-cell>
              <table:table-cell office:value-type="float" office:value="12.9999999999999">
                <text:p>12.9999999999999</text:p>
              </table:table-cell>
            </table:table-row>
            <table:table-row>
              <table:table-cell office:value-type="float" office:value="6.461">
                <text:p>6.461</text:p>
              </table:table-cell>
              <table:table-cell office:value-type="float" office:value="6.461">
                <text:p>6.461</text:p>
              </table:table-cell>
              <table:table-cell office:value-type="float" office:value="9.74999999999994">
                <text:p>9.74999999999994</text:p>
              </table:table-cell>
            </table:table-row>
            <table:table-row>
              <table:table-cell office:value-type="float" office:value="6.474">
                <text:p>6.474</text:p>
              </table:table-cell>
              <table:table-cell office:value-type="float" office:value="6.474">
                <text:p>6.474</text:p>
              </table:table-cell>
              <table:table-cell office:value-type="float" office:value="6.49999999999994">
                <text:p>6.49999999999994</text:p>
              </table:table-cell>
            </table:table-row>
            <table:table-row>
              <table:table-cell office:value-type="float" office:value="6.487">
                <text:p>6.487</text:p>
              </table:table-cell>
              <table:table-cell office:value-type="float" office:value="6.487">
                <text:p>6.487</text:p>
              </table:table-cell>
              <table:table-cell office:value-type="float" office:value="3.25">
                <text:p>3.25</text:p>
              </table:table-cell>
            </table:table-row>
            <table:table-row>
              <table:table-cell office:value-type="float" office:value="6.5">
                <text:p>6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